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number-columns-repeated="1013" table:default-cell-style-name="ce1"/>
        <table:table-row table:style-name="ro1">
          <table:table-cell office:value-type="string">
            <text:p>measuring location</text:p>
          </table:table-cell>
          <table:table-cell office:value-type="string">
            <text:p>id</text:p>
          </table:table-cell>
          <table:table-cell office:value-type="string">
            <text:p>datetime</text:p>
          </table:table-cell>
          <table:table-cell office:value-type="string">
            <text:p>S3 location</text:p>
          </table:table-cell>
          <table:table-cell office:value-type="string">
            <text:p>IP address</text:p>
          </table:table-cell>
          <table:table-cell office:value-type="string">
            <text:p>network latency</text:p>
          </table:table-cell>
          <table:table-cell office:value-type="string">
            <text:p>1kb</text:p>
          </table:table-cell>
          <table:table-cell office:value-type="string">
            <text:p>10kb</text:p>
          </table:table-cell>
          <table:table-cell office:value-type="string">
            <text:p>100kb</text:p>
          </table:table-cell>
          <table:table-cell office:value-type="string">
            <text:p>1mb</text:p>
          </table:table-cell>
          <table:table-cell office:value-type="string">
            <text:p>10mb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0">
            <text:p>0</text:p>
          </table:table-cell>
          <table:table-cell office:value-type="string">
            <text:p>16.11-14.00</text:p>
          </table:table-cell>
          <table:table-cell office:value-type="string">
            <text:p>oregon</text:p>
          </table:table-cell>
          <table:table-cell office:value-type="string">
            <text:p>54.230.99.246</text:p>
          </table:table-cell>
          <table:table-cell office:value-type="float" office:value="34">
            <text:p>34</text:p>
          </table:table-cell>
          <table:table-cell office:value-type="float" office:value="0.031158">
            <text:p>0.031158</text:p>
          </table:table-cell>
          <table:table-cell office:value-type="float" office:value="0.028388">
            <text:p>0.028388</text:p>
          </table:table-cell>
          <table:table-cell office:value-type="float" office:value="0.028209">
            <text:p>0.028209</text:p>
          </table:table-cell>
          <table:table-cell office:value-type="float" office:value="0.026788">
            <text:p>0.026788</text:p>
          </table:table-cell>
          <table:table-cell office:value-type="float" office:value="0.03726">
            <text:p>0.037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6.11-15.00</text:p>
          </table:table-cell>
          <table:table-cell office:value-type="string">
            <text:p>oregon</text:p>
          </table:table-cell>
          <table:table-cell office:value-type="string">
            <text:p>54.230.98.223</text:p>
          </table:table-cell>
          <table:table-cell office:value-type="float" office:value="41">
            <text:p>41</text:p>
          </table:table-cell>
          <table:table-cell office:value-type="float" office:value="0.035771">
            <text:p>0.035771</text:p>
          </table:table-cell>
          <table:table-cell office:value-type="float" office:value="0.035264">
            <text:p>0.035264</text:p>
          </table:table-cell>
          <table:table-cell office:value-type="float" office:value="0.029972">
            <text:p>0.029972</text:p>
          </table:table-cell>
          <table:table-cell office:value-type="float" office:value="0.035058">
            <text:p>0.035058</text:p>
          </table:table-cell>
          <table:table-cell office:value-type="float" office:value="0.027095">
            <text:p>0.02709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">
            <text:p>2</text:p>
          </table:table-cell>
          <table:table-cell office:value-type="string">
            <text:p>16.11-16.00</text:p>
          </table:table-cell>
          <table:table-cell office:value-type="string">
            <text:p>oregon</text:p>
          </table:table-cell>
          <table:table-cell office:value-type="string">
            <text:p>54.230.98.53</text:p>
          </table:table-cell>
          <table:table-cell office:value-type="float" office:value="74">
            <text:p>74</text:p>
          </table:table-cell>
          <table:table-cell office:value-type="float" office:value="0.037473">
            <text:p>0.037473</text:p>
          </table:table-cell>
          <table:table-cell office:value-type="float" office:value="0.027352">
            <text:p>0.027352</text:p>
          </table:table-cell>
          <table:table-cell office:value-type="float" office:value="0.027978">
            <text:p>0.027978</text:p>
          </table:table-cell>
          <table:table-cell office:value-type="float" office:value="0.032367">
            <text:p>0.032367</text:p>
          </table:table-cell>
          <table:table-cell office:value-type="float" office:value="0.030571">
            <text:p>0.0305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">
            <text:p>3</text:p>
          </table:table-cell>
          <table:table-cell office:value-type="string">
            <text:p>16.11-17.00</text:p>
          </table:table-cell>
          <table:table-cell office:value-type="string">
            <text:p>oregon</text:p>
          </table:table-cell>
          <table:table-cell office:value-type="string">
            <text:p>54.230.98.24</text:p>
          </table:table-cell>
          <table:table-cell office:value-type="float" office:value="53">
            <text:p>53</text:p>
          </table:table-cell>
          <table:table-cell office:value-type="float" office:value="0.037256">
            <text:p>0.037256</text:p>
          </table:table-cell>
          <table:table-cell office:value-type="float" office:value="0.027698">
            <text:p>0.027698</text:p>
          </table:table-cell>
          <table:table-cell office:value-type="float" office:value="0.028311">
            <text:p>0.028311</text:p>
          </table:table-cell>
          <table:table-cell office:value-type="float" office:value="0.029579">
            <text:p>0.029579</text:p>
          </table:table-cell>
          <table:table-cell office:value-type="float" office:value="0.028574">
            <text:p>0.0285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">
            <text:p>4</text:p>
          </table:table-cell>
          <table:table-cell office:value-type="string">
            <text:p>16.11-18.00</text:p>
          </table:table-cell>
          <table:table-cell office:value-type="string">
            <text:p>oregon</text:p>
          </table:table-cell>
          <table:table-cell office:value-type="string">
            <text:p>54.230.99.207</text:p>
          </table:table-cell>
          <table:table-cell office:value-type="float" office:value="12">
            <text:p>12</text:p>
          </table:table-cell>
          <table:table-cell office:value-type="float" office:value="0.039267">
            <text:p>0.039267</text:p>
          </table:table-cell>
          <table:table-cell office:value-type="float" office:value="0.028617">
            <text:p>0.028617</text:p>
          </table:table-cell>
          <table:table-cell office:value-type="float" office:value="0.027532">
            <text:p>0.027532</text:p>
          </table:table-cell>
          <table:table-cell office:value-type="float" office:value="0.034803">
            <text:p>0.034803</text:p>
          </table:table-cell>
          <table:table-cell office:value-type="float" office:value="0.032188">
            <text:p>0.03218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">
            <text:p>5</text:p>
          </table:table-cell>
          <table:table-cell office:value-type="string">
            <text:p>16.11-19.00</text:p>
          </table:table-cell>
          <table:table-cell office:value-type="string">
            <text:p>oregon</text:p>
          </table:table-cell>
          <table:table-cell office:value-type="string">
            <text:p>54.230.98.242</text:p>
          </table:table-cell>
          <table:table-cell office:value-type="float" office:value="44">
            <text:p>44</text:p>
          </table:table-cell>
          <table:table-cell office:value-type="float" office:value="0.027169">
            <text:p>0.027169</text:p>
          </table:table-cell>
          <table:table-cell office:value-type="float" office:value="0.0323">
            <text:p>0.0323</text:p>
          </table:table-cell>
          <table:table-cell office:value-type="float" office:value="0.026903">
            <text:p>0.026903</text:p>
          </table:table-cell>
          <table:table-cell office:value-type="float" office:value="0.041762">
            <text:p>0.041762</text:p>
          </table:table-cell>
          <table:table-cell office:value-type="float" office:value="0.029808">
            <text:p>0.02980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">
            <text:p>6</text:p>
          </table:table-cell>
          <table:table-cell office:value-type="string">
            <text:p>16.11-20.00</text:p>
          </table:table-cell>
          <table:table-cell office:value-type="string">
            <text:p>oregon</text:p>
          </table:table-cell>
          <table:table-cell office:value-type="string">
            <text:p>54.230.98.154</text:p>
          </table:table-cell>
          <table:table-cell office:value-type="float" office:value="36">
            <text:p>36</text:p>
          </table:table-cell>
          <table:table-cell office:value-type="float" office:value="0.029453">
            <text:p>0.029453</text:p>
          </table:table-cell>
          <table:table-cell office:value-type="float" office:value="0.034597">
            <text:p>0.034597</text:p>
          </table:table-cell>
          <table:table-cell office:value-type="float" office:value="0.027968">
            <text:p>0.027968</text:p>
          </table:table-cell>
          <table:table-cell office:value-type="float" office:value="0.035902">
            <text:p>0.035902</text:p>
          </table:table-cell>
          <table:table-cell office:value-type="float" office:value="0.032053">
            <text:p>0.03205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">
            <text:p>7</text:p>
          </table:table-cell>
          <table:table-cell office:value-type="string">
            <text:p>16.11-21.00</text:p>
          </table:table-cell>
          <table:table-cell office:value-type="string">
            <text:p>oregon</text:p>
          </table:table-cell>
          <table:table-cell office:value-type="string">
            <text:p>54.230.98.50</text:p>
          </table:table-cell>
          <table:table-cell office:value-type="float" office:value="47">
            <text:p>47</text:p>
          </table:table-cell>
          <table:table-cell office:value-type="float" office:value="0.035943">
            <text:p>0.035943</text:p>
          </table:table-cell>
          <table:table-cell office:value-type="float" office:value="0.038513">
            <text:p>0.038513</text:p>
          </table:table-cell>
          <table:table-cell office:value-type="float" office:value="0.026478">
            <text:p>0.026478</text:p>
          </table:table-cell>
          <table:table-cell office:value-type="float" office:value="0.030246">
            <text:p>0.030246</text:p>
          </table:table-cell>
          <table:table-cell office:value-type="float" office:value="0.027215">
            <text:p>0.02721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">
            <text:p>8</text:p>
          </table:table-cell>
          <table:table-cell office:value-type="string">
            <text:p>16.11-22.00</text:p>
          </table:table-cell>
          <table:table-cell office:value-type="string">
            <text:p>oregon</text:p>
          </table:table-cell>
          <table:table-cell office:value-type="string">
            <text:p>54.230.98.197</text:p>
          </table:table-cell>
          <table:table-cell office:value-type="float" office:value="45">
            <text:p>45</text:p>
          </table:table-cell>
          <table:table-cell office:value-type="float" office:value="0.038178">
            <text:p>0.038178</text:p>
          </table:table-cell>
          <table:table-cell office:value-type="float" office:value="0.029264">
            <text:p>0.029264</text:p>
          </table:table-cell>
          <table:table-cell office:value-type="float" office:value="0.02984">
            <text:p>0.02984</text:p>
          </table:table-cell>
          <table:table-cell office:value-type="float" office:value="0.031007">
            <text:p>0.031007</text:p>
          </table:table-cell>
          <table:table-cell office:value-type="float" office:value="0.040789">
            <text:p>0.04078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">
            <text:p>9</text:p>
          </table:table-cell>
          <table:table-cell office:value-type="string">
            <text:p>16.11-23.00</text:p>
          </table:table-cell>
          <table:table-cell office:value-type="string">
            <text:p>oregon</text:p>
          </table:table-cell>
          <table:table-cell office:value-type="string">
            <text:p>54.230.98.242</text:p>
          </table:table-cell>
          <table:table-cell office:value-type="float" office:value="16">
            <text:p>16</text:p>
          </table:table-cell>
          <table:table-cell office:value-type="float" office:value="0.029405">
            <text:p>0.029405</text:p>
          </table:table-cell>
          <table:table-cell office:value-type="float" office:value="0.043646">
            <text:p>0.043646</text:p>
          </table:table-cell>
          <table:table-cell office:value-type="float" office:value="0.032657">
            <text:p>0.032657</text:p>
          </table:table-cell>
          <table:table-cell office:value-type="float" office:value="0.036399">
            <text:p>0.036399</text:p>
          </table:table-cell>
          <table:table-cell office:value-type="float" office:value="0.037303">
            <text:p>0.0373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">
            <text:p>10</text:p>
          </table:table-cell>
          <table:table-cell office:value-type="string">
            <text:p>17.11-00.00</text:p>
          </table:table-cell>
          <table:table-cell office:value-type="string">
            <text:p>oregon</text:p>
          </table:table-cell>
          <table:table-cell office:value-type="string">
            <text:p>54.230.99.185</text:p>
          </table:table-cell>
          <table:table-cell office:value-type="float" office:value="52">
            <text:p>52</text:p>
          </table:table-cell>
          <table:table-cell office:value-type="float" office:value="0.0283">
            <text:p>0.0283</text:p>
          </table:table-cell>
          <table:table-cell office:value-type="float" office:value="0.02763">
            <text:p>0.02763</text:p>
          </table:table-cell>
          <table:table-cell office:value-type="float" office:value="0.028413">
            <text:p>0.028413</text:p>
          </table:table-cell>
          <table:table-cell office:value-type="float" office:value="0.032476">
            <text:p>0.032476</text:p>
          </table:table-cell>
          <table:table-cell office:value-type="float" office:value="0.050877">
            <text:p>0.0508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">
            <text:p>11</text:p>
          </table:table-cell>
          <table:table-cell office:value-type="string">
            <text:p>17.11-01.00</text:p>
          </table:table-cell>
          <table:table-cell office:value-type="string">
            <text:p>oregon</text:p>
          </table:table-cell>
          <table:table-cell office:value-type="string">
            <text:p>54.230.99.243</text:p>
          </table:table-cell>
          <table:table-cell office:value-type="float" office:value="43">
            <text:p>43</text:p>
          </table:table-cell>
          <table:table-cell office:value-type="float" office:value="0.035444">
            <text:p>0.035444</text:p>
          </table:table-cell>
          <table:table-cell office:value-type="float" office:value="0.027842">
            <text:p>0.027842</text:p>
          </table:table-cell>
          <table:table-cell office:value-type="float" office:value="0.043375">
            <text:p>0.043375</text:p>
          </table:table-cell>
          <table:table-cell office:value-type="float" office:value="0.032859">
            <text:p>0.032859</text:p>
          </table:table-cell>
          <table:table-cell office:value-type="float" office:value="0.027472">
            <text:p>0.0274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">
            <text:p>12</text:p>
          </table:table-cell>
          <table:table-cell office:value-type="string">
            <text:p>17.11-02.00</text:p>
          </table:table-cell>
          <table:table-cell office:value-type="string">
            <text:p>oregon</text:p>
          </table:table-cell>
          <table:table-cell office:value-type="string">
            <text:p>54.230.99.158</text:p>
          </table:table-cell>
          <table:table-cell office:value-type="float" office:value="39">
            <text:p>39</text:p>
          </table:table-cell>
          <table:table-cell office:value-type="float" office:value="0.027394">
            <text:p>0.027394</text:p>
          </table:table-cell>
          <table:table-cell office:value-type="float" office:value="0.036613">
            <text:p>0.036613</text:p>
          </table:table-cell>
          <table:table-cell office:value-type="float" office:value="0.035349">
            <text:p>0.035349</text:p>
          </table:table-cell>
          <table:table-cell office:value-type="float" office:value="0.028179">
            <text:p>0.028179</text:p>
          </table:table-cell>
          <table:table-cell office:value-type="float" office:value="0.031263">
            <text:p>0.0312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">
            <text:p>13</text:p>
          </table:table-cell>
          <table:table-cell office:value-type="string">
            <text:p>17.11-03.00</text:p>
          </table:table-cell>
          <table:table-cell office:value-type="string">
            <text:p>oregon</text:p>
          </table:table-cell>
          <table:table-cell office:value-type="string">
            <text:p>54.230.99.53</text:p>
          </table:table-cell>
          <table:table-cell office:value-type="float" office:value="42">
            <text:p>42</text:p>
          </table:table-cell>
          <table:table-cell office:value-type="float" office:value="0.0289">
            <text:p>0.0289</text:p>
          </table:table-cell>
          <table:table-cell office:value-type="float" office:value="0.026848">
            <text:p>0.026848</text:p>
          </table:table-cell>
          <table:table-cell/>
          <table:table-cell office:value-type="float" office:value="0.027391">
            <text:p>0.027391</text:p>
          </table:table-cell>
          <table:table-cell office:value-type="float" office:value="0.026726">
            <text:p>0.026726</text:p>
          </table:table-cell>
          <table:table-cell/>
          <table:table-cell office:value-type="float" office:value="0.312384">
            <text:p>0.312384</text:p>
          </table:table-cell>
          <table:table-cell table:number-columns-repeated="1011"/>
        </table:table-row>
        <table:table-row table:style-name="ro1">
          <table:table-cell office:value-type="string">
            <text:p>home</text:p>
          </table:table-cell>
          <table:table-cell office:value-type="float" office:value="14">
            <text:p>14</text:p>
          </table:table-cell>
          <table:table-cell office:value-type="string">
            <text:p>17.11-04.00</text:p>
          </table:table-cell>
          <table:table-cell office:value-type="string">
            <text:p>oregon</text:p>
          </table:table-cell>
          <table:table-cell office:value-type="string">
            <text:p>54.230.99.49</text:p>
          </table:table-cell>
          <table:table-cell office:value-type="float" office:value="46">
            <text:p>46</text:p>
          </table:table-cell>
          <table:table-cell office:value-type="float" office:value="0.031633">
            <text:p>0.031633</text:p>
          </table:table-cell>
          <table:table-cell office:value-type="float" office:value="0.031065">
            <text:p>0.031065</text:p>
          </table:table-cell>
          <table:table-cell office:value-type="float" office:value="0.028396">
            <text:p>0.028396</text:p>
          </table:table-cell>
          <table:table-cell office:value-type="float" office:value="0.030203">
            <text:p>0.030203</text:p>
          </table:table-cell>
          <table:table-cell office:value-type="float" office:value="0.05319">
            <text:p>0.053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">
            <text:p>15</text:p>
          </table:table-cell>
          <table:table-cell office:value-type="string">
            <text:p>17.11-05.00</text:p>
          </table:table-cell>
          <table:table-cell office:value-type="string">
            <text:p>oregon</text:p>
          </table:table-cell>
          <table:table-cell office:value-type="string">
            <text:p>54.230.98.195</text:p>
          </table:table-cell>
          <table:table-cell office:value-type="float" office:value="42">
            <text:p>42</text:p>
          </table:table-cell>
          <table:table-cell office:value-type="float" office:value="0.027529">
            <text:p>0.027529</text:p>
          </table:table-cell>
          <table:table-cell office:value-type="float" office:value="0.027364">
            <text:p>0.027364</text:p>
          </table:table-cell>
          <table:table-cell office:value-type="float" office:value="0.027515">
            <text:p>0.027515</text:p>
          </table:table-cell>
          <table:table-cell office:value-type="float" office:value="0.036849">
            <text:p>0.036849</text:p>
          </table:table-cell>
          <table:table-cell office:value-type="float" office:value="0.03495">
            <text:p>0.0349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">
            <text:p>16</text:p>
          </table:table-cell>
          <table:table-cell office:value-type="string">
            <text:p>17.11-06.00</text:p>
          </table:table-cell>
          <table:table-cell office:value-type="string">
            <text:p>oregon</text:p>
          </table:table-cell>
          <table:table-cell office:value-type="string">
            <text:p>54.230.99.53</text:p>
          </table:table-cell>
          <table:table-cell office:value-type="float" office:value="33">
            <text:p>33</text:p>
          </table:table-cell>
          <table:table-cell office:value-type="float" office:value="0.048898">
            <text:p>0.048898</text:p>
          </table:table-cell>
          <table:table-cell office:value-type="float" office:value="0.037338">
            <text:p>0.037338</text:p>
          </table:table-cell>
          <table:table-cell office:value-type="float" office:value="0.038365">
            <text:p>0.038365</text:p>
          </table:table-cell>
          <table:table-cell office:value-type="float" office:value="0.028682">
            <text:p>0.028682</text:p>
          </table:table-cell>
          <table:table-cell office:value-type="float" office:value="0.028726">
            <text:p>0.0287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">
            <text:p>17</text:p>
          </table:table-cell>
          <table:table-cell office:value-type="string">
            <text:p>17.11-07.00</text:p>
          </table:table-cell>
          <table:table-cell office:value-type="string">
            <text:p>oregon</text:p>
          </table:table-cell>
          <table:table-cell office:value-type="string">
            <text:p>54.230.98.39</text:p>
          </table:table-cell>
          <table:table-cell office:value-type="float" office:value="42">
            <text:p>42</text:p>
          </table:table-cell>
          <table:table-cell office:value-type="float" office:value="0.028771">
            <text:p>0.028771</text:p>
          </table:table-cell>
          <table:table-cell office:value-type="float" office:value="0.036158">
            <text:p>0.036158</text:p>
          </table:table-cell>
          <table:table-cell office:value-type="float" office:value="0.028827">
            <text:p>0.028827</text:p>
          </table:table-cell>
          <table:table-cell office:value-type="float" office:value="0.030108">
            <text:p>0.030108</text:p>
          </table:table-cell>
          <table:table-cell office:value-type="float" office:value="0.030281">
            <text:p>0.03028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">
            <text:p>18</text:p>
          </table:table-cell>
          <table:table-cell office:value-type="string">
            <text:p>17.11-08.00</text:p>
          </table:table-cell>
          <table:table-cell office:value-type="string">
            <text:p>oregon</text:p>
          </table:table-cell>
          <table:table-cell office:value-type="string">
            <text:p>54.230.98.166</text:p>
          </table:table-cell>
          <table:table-cell office:value-type="float" office:value="42">
            <text:p>42</text:p>
          </table:table-cell>
          <table:table-cell office:value-type="float" office:value="0.028715">
            <text:p>0.028715</text:p>
          </table:table-cell>
          <table:table-cell office:value-type="float" office:value="0.032035">
            <text:p>0.032035</text:p>
          </table:table-cell>
          <table:table-cell office:value-type="float" office:value="0.028649">
            <text:p>0.028649</text:p>
          </table:table-cell>
          <table:table-cell office:value-type="float" office:value="0.028339">
            <text:p>0.028339</text:p>
          </table:table-cell>
          <table:table-cell office:value-type="float" office:value="0.028417">
            <text:p>0.0284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">
            <text:p>19</text:p>
          </table:table-cell>
          <table:table-cell office:value-type="string">
            <text:p>17.11-09.00</text:p>
          </table:table-cell>
          <table:table-cell office:value-type="string">
            <text:p>oregon</text:p>
          </table:table-cell>
          <table:table-cell office:value-type="string">
            <text:p>54.230.98.152</text:p>
          </table:table-cell>
          <table:table-cell office:value-type="float" office:value="54">
            <text:p>54</text:p>
          </table:table-cell>
          <table:table-cell office:value-type="float" office:value="0.034259">
            <text:p>0.034259</text:p>
          </table:table-cell>
          <table:table-cell office:value-type="float" office:value="0.05047">
            <text:p>0.05047</text:p>
          </table:table-cell>
          <table:table-cell office:value-type="float" office:value="0.028764">
            <text:p>0.028764</text:p>
          </table:table-cell>
          <table:table-cell office:value-type="float" office:value="0.02743">
            <text:p>0.02743</text:p>
          </table:table-cell>
          <table:table-cell office:value-type="float" office:value="0.028542">
            <text:p>0.0285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0">
            <text:p>20</text:p>
          </table:table-cell>
          <table:table-cell office:value-type="string">
            <text:p>17.11-10.00</text:p>
          </table:table-cell>
          <table:table-cell office:value-type="string">
            <text:p>oregon</text:p>
          </table:table-cell>
          <table:table-cell office:value-type="string">
            <text:p>54.230.99.162</text:p>
          </table:table-cell>
          <table:table-cell office:value-type="float" office:value="52">
            <text:p>52</text:p>
          </table:table-cell>
          <table:table-cell office:value-type="float" office:value="0.028659">
            <text:p>0.028659</text:p>
          </table:table-cell>
          <table:table-cell office:value-type="float" office:value="0.028776">
            <text:p>0.028776</text:p>
          </table:table-cell>
          <table:table-cell office:value-type="float" office:value="0.027727">
            <text:p>0.027727</text:p>
          </table:table-cell>
          <table:table-cell office:value-type="float" office:value="0.036656">
            <text:p>0.036656</text:p>
          </table:table-cell>
          <table:table-cell office:value-type="float" office:value="0.028401">
            <text:p>0.02840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1">
            <text:p>21</text:p>
          </table:table-cell>
          <table:table-cell office:value-type="string">
            <text:p>17.11-11.00</text:p>
          </table:table-cell>
          <table:table-cell office:value-type="string">
            <text:p>oregon</text:p>
          </table:table-cell>
          <table:table-cell office:value-type="string">
            <text:p>54.230.98.31</text:p>
          </table:table-cell>
          <table:table-cell office:value-type="float" office:value="35">
            <text:p>35</text:p>
          </table:table-cell>
          <table:table-cell office:value-type="float" office:value="0.030573">
            <text:p>0.030573</text:p>
          </table:table-cell>
          <table:table-cell office:value-type="float" office:value="0.027513">
            <text:p>0.027513</text:p>
          </table:table-cell>
          <table:table-cell office:value-type="float" office:value="0.032109">
            <text:p>0.032109</text:p>
          </table:table-cell>
          <table:table-cell office:value-type="float" office:value="0.027215">
            <text:p>0.027215</text:p>
          </table:table-cell>
          <table:table-cell office:value-type="float" office:value="0.031113">
            <text:p>0.0311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2">
            <text:p>22</text:p>
          </table:table-cell>
          <table:table-cell office:value-type="string">
            <text:p>16.11-14.00</text:p>
          </table:table-cell>
          <table:table-cell office:value-type="string">
            <text:p>california</text:p>
          </table:table-cell>
          <table:table-cell office:value-type="string">
            <text:p>54.230.98.248</text:p>
          </table:table-cell>
          <table:table-cell office:value-type="float" office:value="12">
            <text:p>12</text:p>
          </table:table-cell>
          <table:table-cell office:value-type="float" office:value="0.027706">
            <text:p>0.027706</text:p>
          </table:table-cell>
          <table:table-cell office:value-type="float" office:value="0.027817">
            <text:p>0.027817</text:p>
          </table:table-cell>
          <table:table-cell office:value-type="float" office:value="0.031538">
            <text:p>0.031538</text:p>
          </table:table-cell>
          <table:table-cell office:value-type="float" office:value="0.027772">
            <text:p>0.027772</text:p>
          </table:table-cell>
          <table:table-cell office:value-type="float" office:value="0.028226">
            <text:p>0.0282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3">
            <text:p>23</text:p>
          </table:table-cell>
          <table:table-cell office:value-type="string">
            <text:p>16.11-15.00</text:p>
          </table:table-cell>
          <table:table-cell office:value-type="string">
            <text:p>california</text:p>
          </table:table-cell>
          <table:table-cell office:value-type="string">
            <text:p>54.230.98.175</text:p>
          </table:table-cell>
          <table:table-cell office:value-type="float" office:value="49">
            <text:p>49</text:p>
          </table:table-cell>
          <table:table-cell office:value-type="float" office:value="0.03269">
            <text:p>0.03269</text:p>
          </table:table-cell>
          <table:table-cell office:value-type="float" office:value="0.029218">
            <text:p>0.029218</text:p>
          </table:table-cell>
          <table:table-cell office:value-type="float" office:value="0.028391">
            <text:p>0.028391</text:p>
          </table:table-cell>
          <table:table-cell office:value-type="float" office:value="0.294907">
            <text:p>0.294907</text:p>
          </table:table-cell>
          <table:table-cell office:value-type="float" office:value="0.039633">
            <text:p>0.039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4">
            <text:p>24</text:p>
          </table:table-cell>
          <table:table-cell office:value-type="string">
            <text:p>16.11-16.00</text:p>
          </table:table-cell>
          <table:table-cell office:value-type="string">
            <text:p>california</text:p>
          </table:table-cell>
          <table:table-cell office:value-type="string">
            <text:p>54.230.98.19</text:p>
          </table:table-cell>
          <table:table-cell office:value-type="float" office:value="39">
            <text:p>39</text:p>
          </table:table-cell>
          <table:table-cell office:value-type="float" office:value="0.028876">
            <text:p>0.028876</text:p>
          </table:table-cell>
          <table:table-cell office:value-type="float" office:value="0.031049">
            <text:p>0.031049</text:p>
          </table:table-cell>
          <table:table-cell office:value-type="float" office:value="0.02387">
            <text:p>0.02387</text:p>
          </table:table-cell>
          <table:table-cell office:value-type="float" office:value="0.170337">
            <text:p>0.170337</text:p>
          </table:table-cell>
          <table:table-cell office:value-type="float" office:value="0.029533">
            <text:p>0.0295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5">
            <text:p>25</text:p>
          </table:table-cell>
          <table:table-cell office:value-type="string">
            <text:p>16.11-17.00</text:p>
          </table:table-cell>
          <table:table-cell office:value-type="string">
            <text:p>california</text:p>
          </table:table-cell>
          <table:table-cell office:value-type="string">
            <text:p>54.230.98.58</text:p>
          </table:table-cell>
          <table:table-cell office:value-type="float" office:value="44">
            <text:p>44</text:p>
          </table:table-cell>
          <table:table-cell office:value-type="float" office:value="0.026808">
            <text:p>0.026808</text:p>
          </table:table-cell>
          <table:table-cell office:value-type="float" office:value="0.034924">
            <text:p>0.034924</text:p>
          </table:table-cell>
          <table:table-cell office:value-type="float" office:value="0.029053">
            <text:p>0.029053</text:p>
          </table:table-cell>
          <table:table-cell office:value-type="float" office:value="0.027349">
            <text:p>0.027349</text:p>
          </table:table-cell>
          <table:table-cell office:value-type="float" office:value="0.027443">
            <text:p>0.0274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6">
            <text:p>26</text:p>
          </table:table-cell>
          <table:table-cell office:value-type="string">
            <text:p>16.11-18.00</text:p>
          </table:table-cell>
          <table:table-cell office:value-type="string">
            <text:p>california</text:p>
          </table:table-cell>
          <table:table-cell office:value-type="string">
            <text:p>54.230.97.201</text:p>
          </table:table-cell>
          <table:table-cell office:value-type="float" office:value="44">
            <text:p>44</text:p>
          </table:table-cell>
          <table:table-cell office:value-type="float" office:value="0.028469">
            <text:p>0.028469</text:p>
          </table:table-cell>
          <table:table-cell office:value-type="float" office:value="0.028274">
            <text:p>0.028274</text:p>
          </table:table-cell>
          <table:table-cell office:value-type="float" office:value="0.031023">
            <text:p>0.031023</text:p>
          </table:table-cell>
          <table:table-cell office:value-type="float" office:value="0.047451">
            <text:p>0.047451</text:p>
          </table:table-cell>
          <table:table-cell office:value-type="float" office:value="0.032379">
            <text:p>0.0323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7">
            <text:p>27</text:p>
          </table:table-cell>
          <table:table-cell office:value-type="string">
            <text:p>16.11-19.00</text:p>
          </table:table-cell>
          <table:table-cell office:value-type="string">
            <text:p>california</text:p>
          </table:table-cell>
          <table:table-cell office:value-type="string">
            <text:p>54.230.99.89</text:p>
          </table:table-cell>
          <table:table-cell office:value-type="float" office:value="52">
            <text:p>52</text:p>
          </table:table-cell>
          <table:table-cell office:value-type="float" office:value="0.027924">
            <text:p>0.027924</text:p>
          </table:table-cell>
          <table:table-cell office:value-type="float" office:value="0.037465">
            <text:p>0.037465</text:p>
          </table:table-cell>
          <table:table-cell office:value-type="float" office:value="0.027352">
            <text:p>0.027352</text:p>
          </table:table-cell>
          <table:table-cell office:value-type="float" office:value="0.029629">
            <text:p>0.029629</text:p>
          </table:table-cell>
          <table:table-cell office:value-type="float" office:value="0.02903">
            <text:p>0.029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8">
            <text:p>28</text:p>
          </table:table-cell>
          <table:table-cell office:value-type="string">
            <text:p>16.11-20.00</text:p>
          </table:table-cell>
          <table:table-cell office:value-type="string">
            <text:p>california</text:p>
          </table:table-cell>
          <table:table-cell office:value-type="string">
            <text:p>54.230.98.173</text:p>
          </table:table-cell>
          <table:table-cell office:value-type="float" office:value="39">
            <text:p>39</text:p>
          </table:table-cell>
          <table:table-cell office:value-type="float" office:value="0.027552">
            <text:p>0.027552</text:p>
          </table:table-cell>
          <table:table-cell office:value-type="float" office:value="0.02902">
            <text:p>0.02902</text:p>
          </table:table-cell>
          <table:table-cell office:value-type="float" office:value="0.03017">
            <text:p>0.03017</text:p>
          </table:table-cell>
          <table:table-cell office:value-type="float" office:value="0.038418">
            <text:p>0.038418</text:p>
          </table:table-cell>
          <table:table-cell office:value-type="float" office:value="0.032346">
            <text:p>0.03234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29">
            <text:p>29</text:p>
          </table:table-cell>
          <table:table-cell office:value-type="string">
            <text:p>16.11-21.00</text:p>
          </table:table-cell>
          <table:table-cell office:value-type="string">
            <text:p>california</text:p>
          </table:table-cell>
          <table:table-cell office:value-type="string">
            <text:p>54.230.97.233</text:p>
          </table:table-cell>
          <table:table-cell office:value-type="float" office:value="40">
            <text:p>40</text:p>
          </table:table-cell>
          <table:table-cell office:value-type="float" office:value="0.028692">
            <text:p>0.028692</text:p>
          </table:table-cell>
          <table:table-cell office:value-type="float" office:value="0.042826">
            <text:p>0.042826</text:p>
          </table:table-cell>
          <table:table-cell office:value-type="float" office:value="0.031439">
            <text:p>0.031439</text:p>
          </table:table-cell>
          <table:table-cell office:value-type="float" office:value="0.033126">
            <text:p>0.033126</text:p>
          </table:table-cell>
          <table:table-cell office:value-type="float" office:value="0.028647">
            <text:p>0.0286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0">
            <text:p>30</text:p>
          </table:table-cell>
          <table:table-cell office:value-type="string">
            <text:p>16.11-22.00</text:p>
          </table:table-cell>
          <table:table-cell office:value-type="string">
            <text:p>california</text:p>
          </table:table-cell>
          <table:table-cell office:value-type="string">
            <text:p>54.230.98.24</text:p>
          </table:table-cell>
          <table:table-cell office:value-type="float" office:value="44">
            <text:p>44</text:p>
          </table:table-cell>
          <table:table-cell office:value-type="float" office:value="0.042875">
            <text:p>0.042875</text:p>
          </table:table-cell>
          <table:table-cell office:value-type="float" office:value="0.038002">
            <text:p>0.038002</text:p>
          </table:table-cell>
          <table:table-cell office:value-type="float" office:value="0.038616">
            <text:p>0.038616</text:p>
          </table:table-cell>
          <table:table-cell office:value-type="float" office:value="0.003722">
            <text:p>0.003722</text:p>
          </table:table-cell>
          <table:table-cell office:value-type="float" office:value="0.031562">
            <text:p>0.03156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1">
            <text:p>31</text:p>
          </table:table-cell>
          <table:table-cell office:value-type="string">
            <text:p>16.11-23.00</text:p>
          </table:table-cell>
          <table:table-cell office:value-type="string">
            <text:p>california</text:p>
          </table:table-cell>
          <table:table-cell office:value-type="string">
            <text:p>54.230.98.202</text:p>
          </table:table-cell>
          <table:table-cell office:value-type="float" office:value="50">
            <text:p>50</text:p>
          </table:table-cell>
          <table:table-cell office:value-type="float" office:value="0.032716">
            <text:p>0.032716</text:p>
          </table:table-cell>
          <table:table-cell office:value-type="float" office:value="0.034018">
            <text:p>0.034018</text:p>
          </table:table-cell>
          <table:table-cell office:value-type="float" office:value="0.050533">
            <text:p>0.050533</text:p>
          </table:table-cell>
          <table:table-cell office:value-type="float" office:value="0.038122">
            <text:p>0.038122</text:p>
          </table:table-cell>
          <table:table-cell office:value-type="float" office:value="0.037912">
            <text:p>0.03791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2">
            <text:p>32</text:p>
          </table:table-cell>
          <table:table-cell office:value-type="string">
            <text:p>17.11-00.00</text:p>
          </table:table-cell>
          <table:table-cell office:value-type="string">
            <text:p>california</text:p>
          </table:table-cell>
          <table:table-cell office:value-type="string">
            <text:p>54.230.99.158</text:p>
          </table:table-cell>
          <table:table-cell office:value-type="float" office:value="45">
            <text:p>45</text:p>
          </table:table-cell>
          <table:table-cell/>
          <table:table-cell office:value-type="float" office:value="0.029611">
            <text:p>0.029611</text:p>
          </table:table-cell>
          <table:table-cell office:value-type="float" office:value="0.029311">
            <text:p>0.029311</text:p>
          </table:table-cell>
          <table:table-cell office:value-type="float" office:value="0.030628">
            <text:p>0.030628</text:p>
          </table:table-cell>
          <table:table-cell office:value-type="float" office:value="0.030432">
            <text:p>0.03043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3">
            <text:p>33</text:p>
          </table:table-cell>
          <table:table-cell office:value-type="string">
            <text:p>17.11-01.00</text:p>
          </table:table-cell>
          <table:table-cell office:value-type="string">
            <text:p>california</text:p>
          </table:table-cell>
          <table:table-cell office:value-type="string">
            <text:p>54.230.98.78</text:p>
          </table:table-cell>
          <table:table-cell office:value-type="float" office:value="40">
            <text:p>40</text:p>
          </table:table-cell>
          <table:table-cell office:value-type="float" office:value="0.02795">
            <text:p>0.02795</text:p>
          </table:table-cell>
          <table:table-cell office:value-type="float" office:value="0.028715">
            <text:p>0.028715</text:p>
          </table:table-cell>
          <table:table-cell office:value-type="float" office:value="0.026743">
            <text:p>0.026743</text:p>
          </table:table-cell>
          <table:table-cell office:value-type="float" office:value="0.027875">
            <text:p>0.027875</text:p>
          </table:table-cell>
          <table:table-cell office:value-type="float" office:value="0.032964">
            <text:p>0.03296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4">
            <text:p>34</text:p>
          </table:table-cell>
          <table:table-cell office:value-type="string">
            <text:p>17.11-02.00</text:p>
          </table:table-cell>
          <table:table-cell office:value-type="string">
            <text:p>california</text:p>
          </table:table-cell>
          <table:table-cell office:value-type="string">
            <text:p>54.230.99.193</text:p>
          </table:table-cell>
          <table:table-cell office:value-type="float" office:value="11">
            <text:p>11</text:p>
          </table:table-cell>
          <table:table-cell office:value-type="float" office:value="0.027084">
            <text:p>0.027084</text:p>
          </table:table-cell>
          <table:table-cell office:value-type="float" office:value="0.027436">
            <text:p>0.027436</text:p>
          </table:table-cell>
          <table:table-cell office:value-type="float" office:value="0.035335">
            <text:p>0.035335</text:p>
          </table:table-cell>
          <table:table-cell office:value-type="float" office:value="0.0294">
            <text:p>0.0294</text:p>
          </table:table-cell>
          <table:table-cell office:value-type="float" office:value="0.029311">
            <text:p>0.02931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5">
            <text:p>35</text:p>
          </table:table-cell>
          <table:table-cell office:value-type="string">
            <text:p>17.11-03.00</text:p>
          </table:table-cell>
          <table:table-cell office:value-type="string">
            <text:p>california</text:p>
          </table:table-cell>
          <table:table-cell office:value-type="string">
            <text:p>54.230.99.246</text:p>
          </table:table-cell>
          <table:table-cell office:value-type="float" office:value="42">
            <text:p>42</text:p>
          </table:table-cell>
          <table:table-cell office:value-type="float" office:value="0.02858">
            <text:p>0.02858</text:p>
          </table:table-cell>
          <table:table-cell office:value-type="float" office:value="0.028211">
            <text:p>0.028211</text:p>
          </table:table-cell>
          <table:table-cell office:value-type="float" office:value="0.027332">
            <text:p>0.027332</text:p>
          </table:table-cell>
          <table:table-cell office:value-type="float" office:value="0.029031">
            <text:p>0.029031</text:p>
          </table:table-cell>
          <table:table-cell office:value-type="float" office:value="0.029468">
            <text:p>0.02946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6">
            <text:p>36</text:p>
          </table:table-cell>
          <table:table-cell office:value-type="string">
            <text:p>17.11-04.00</text:p>
          </table:table-cell>
          <table:table-cell office:value-type="string">
            <text:p>california</text:p>
          </table:table-cell>
          <table:table-cell office:value-type="string">
            <text:p>54.230.99.53</text:p>
          </table:table-cell>
          <table:table-cell office:value-type="float" office:value="42">
            <text:p>42</text:p>
          </table:table-cell>
          <table:table-cell office:value-type="float" office:value="0.027088">
            <text:p>0.027088</text:p>
          </table:table-cell>
          <table:table-cell office:value-type="float" office:value="0.044574">
            <text:p>0.044574</text:p>
          </table:table-cell>
          <table:table-cell office:value-type="float" office:value="0.027811">
            <text:p>0.027811</text:p>
          </table:table-cell>
          <table:table-cell office:value-type="float" office:value="0.028462">
            <text:p>0.028462</text:p>
          </table:table-cell>
          <table:table-cell office:value-type="float" office:value="0.029435">
            <text:p>0.0294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7">
            <text:p>37</text:p>
          </table:table-cell>
          <table:table-cell office:value-type="string">
            <text:p>17.11-05.00</text:p>
          </table:table-cell>
          <table:table-cell office:value-type="string">
            <text:p>california</text:p>
          </table:table-cell>
          <table:table-cell office:value-type="string">
            <text:p>54.230.98.71</text:p>
          </table:table-cell>
          <table:table-cell office:value-type="float" office:value="44">
            <text:p>44</text:p>
          </table:table-cell>
          <table:table-cell office:value-type="float" office:value="0.031296">
            <text:p>0.031296</text:p>
          </table:table-cell>
          <table:table-cell office:value-type="float" office:value="0.030355">
            <text:p>0.030355</text:p>
          </table:table-cell>
          <table:table-cell office:value-type="float" office:value="0.031836">
            <text:p>0.031836</text:p>
          </table:table-cell>
          <table:table-cell office:value-type="float" office:value="0.027551">
            <text:p>0.027551</text:p>
          </table:table-cell>
          <table:table-cell office:value-type="float" office:value="0.027298">
            <text:p>0.02729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8">
            <text:p>38</text:p>
          </table:table-cell>
          <table:table-cell office:value-type="string">
            <text:p>17.11-06.00</text:p>
          </table:table-cell>
          <table:table-cell office:value-type="string">
            <text:p>california</text:p>
          </table:table-cell>
          <table:table-cell office:value-type="string">
            <text:p>54.230.99.193</text:p>
          </table:table-cell>
          <table:table-cell office:value-type="float" office:value="42">
            <text:p>42</text:p>
          </table:table-cell>
          <table:table-cell office:value-type="float" office:value="0.031962">
            <text:p>0.031962</text:p>
          </table:table-cell>
          <table:table-cell office:value-type="float" office:value="0.029101">
            <text:p>0.029101</text:p>
          </table:table-cell>
          <table:table-cell office:value-type="float" office:value="0.028446">
            <text:p>0.028446</text:p>
          </table:table-cell>
          <table:table-cell office:value-type="float" office:value="0.027444">
            <text:p>0.027444</text:p>
          </table:table-cell>
          <table:table-cell office:value-type="float" office:value="0.028013">
            <text:p>0.0280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39">
            <text:p>39</text:p>
          </table:table-cell>
          <table:table-cell office:value-type="string">
            <text:p>17.11-07.00</text:p>
          </table:table-cell>
          <table:table-cell office:value-type="string">
            <text:p>california</text:p>
          </table:table-cell>
          <table:table-cell office:value-type="string">
            <text:p>54.230.98.86</text:p>
          </table:table-cell>
          <table:table-cell office:value-type="float" office:value="42">
            <text:p>42</text:p>
          </table:table-cell>
          <table:table-cell office:value-type="float" office:value="0.028811">
            <text:p>0.028811</text:p>
          </table:table-cell>
          <table:table-cell office:value-type="float" office:value="0.029341">
            <text:p>0.029341</text:p>
          </table:table-cell>
          <table:table-cell office:value-type="float" office:value="0.029725">
            <text:p>0.029725</text:p>
          </table:table-cell>
          <table:table-cell office:value-type="float" office:value="0.029133">
            <text:p>0.029133</text:p>
          </table:table-cell>
          <table:table-cell office:value-type="float" office:value="0.056176">
            <text:p>0.0561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0">
            <text:p>40</text:p>
          </table:table-cell>
          <table:table-cell office:value-type="string">
            <text:p>17.11-08.00</text:p>
          </table:table-cell>
          <table:table-cell office:value-type="string">
            <text:p>california</text:p>
          </table:table-cell>
          <table:table-cell office:value-type="string">
            <text:p>54.230.97.191</text:p>
          </table:table-cell>
          <table:table-cell office:value-type="float" office:value="42">
            <text:p>42</text:p>
          </table:table-cell>
          <table:table-cell office:value-type="float" office:value="0.306537">
            <text:p>0.306537</text:p>
          </table:table-cell>
          <table:table-cell office:value-type="float" office:value="0.030743">
            <text:p>0.030743</text:p>
          </table:table-cell>
          <table:table-cell office:value-type="float" office:value="0.027346">
            <text:p>0.027346</text:p>
          </table:table-cell>
          <table:table-cell office:value-type="float" office:value="0.02933">
            <text:p>0.02933</text:p>
          </table:table-cell>
          <table:table-cell office:value-type="float" office:value="0.028819">
            <text:p>0.0288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1">
            <text:p>41</text:p>
          </table:table-cell>
          <table:table-cell office:value-type="string">
            <text:p>17.11-09.00</text:p>
          </table:table-cell>
          <table:table-cell office:value-type="string">
            <text:p>california</text:p>
          </table:table-cell>
          <table:table-cell office:value-type="string">
            <text:p>54.230.96.94</text:p>
          </table:table-cell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 office:value-type="float" office:value="0.031326">
            <text:p>0.031326</text:p>
          </table:table-cell>
          <table:table-cell office:value-type="float" office:value="0.033737">
            <text:p>0.033737</text:p>
          </table:table-cell>
          <table:table-cell office:value-type="float" office:value="0.028062">
            <text:p>0.028062</text:p>
          </table:table-cell>
          <table:table-cell office:value-type="float" office:value="0.030577">
            <text:p>0.0305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2">
            <text:p>42</text:p>
          </table:table-cell>
          <table:table-cell office:value-type="string">
            <text:p>17.11-10.00</text:p>
          </table:table-cell>
          <table:table-cell office:value-type="string">
            <text:p>california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2236">
            <text:p>0.032236</text:p>
          </table:table-cell>
          <table:table-cell office:value-type="float" office:value="0.02886">
            <text:p>0.02886</text:p>
          </table:table-cell>
          <table:table-cell office:value-type="float" office:value="0.026942">
            <text:p>0.026942</text:p>
          </table:table-cell>
          <table:table-cell office:value-type="float" office:value="0.02958">
            <text:p>0.02958</text:p>
          </table:table-cell>
          <table:table-cell office:value-type="float" office:value="0.028993">
            <text:p>0.0289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3">
            <text:p>43</text:p>
          </table:table-cell>
          <table:table-cell office:value-type="string">
            <text:p>17.11-11.00</text:p>
          </table:table-cell>
          <table:table-cell office:value-type="string">
            <text:p>california</text:p>
          </table:table-cell>
          <table:table-cell office:value-type="string">
            <text:p>54.230.97.250</text:p>
          </table:table-cell>
          <table:table-cell office:value-type="float" office:value="45">
            <text:p>45</text:p>
          </table:table-cell>
          <table:table-cell office:value-type="float" office:value="0.028548">
            <text:p>0.028548</text:p>
          </table:table-cell>
          <table:table-cell office:value-type="float" office:value="0.029414">
            <text:p>0.029414</text:p>
          </table:table-cell>
          <table:table-cell office:value-type="float" office:value="0.027366">
            <text:p>0.027366</text:p>
          </table:table-cell>
          <table:table-cell office:value-type="float" office:value="0.031666">
            <text:p>0.031666</text:p>
          </table:table-cell>
          <table:table-cell office:value-type="float" office:value="0.028424">
            <text:p>0.02842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4">
            <text:p>44</text:p>
          </table:table-cell>
          <table:table-cell office:value-type="string">
            <text:p>16.11-14.00</text:p>
          </table:table-cell>
          <table:table-cell office:value-type="string">
            <text:p>singapore</text:p>
          </table:table-cell>
          <table:table-cell office:value-type="string">
            <text:p>54.230.98.161</text:p>
          </table:table-cell>
          <table:table-cell office:value-type="float" office:value="40">
            <text:p>40</text:p>
          </table:table-cell>
          <table:table-cell office:value-type="float" office:value="0.027966">
            <text:p>0.027966</text:p>
          </table:table-cell>
          <table:table-cell office:value-type="float" office:value="0.032175">
            <text:p>0.032175</text:p>
          </table:table-cell>
          <table:table-cell office:value-type="float" office:value="0.031554">
            <text:p>0.031554</text:p>
          </table:table-cell>
          <table:table-cell office:value-type="float" office:value="0.004634">
            <text:p>0.004634</text:p>
          </table:table-cell>
          <table:table-cell office:value-type="float" office:value="0.030911">
            <text:p>0.03091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5">
            <text:p>45</text:p>
          </table:table-cell>
          <table:table-cell office:value-type="string">
            <text:p>16.11-15.00</text:p>
          </table:table-cell>
          <table:table-cell office:value-type="string">
            <text:p>singapore</text:p>
          </table:table-cell>
          <table:table-cell office:value-type="string">
            <text:p>54.230.99.246</text:p>
          </table:table-cell>
          <table:table-cell office:value-type="float" office:value="42">
            <text:p>42</text:p>
          </table:table-cell>
          <table:table-cell office:value-type="float" office:value="0.031291">
            <text:p>0.031291</text:p>
          </table:table-cell>
          <table:table-cell office:value-type="float" office:value="0.032706">
            <text:p>0.032706</text:p>
          </table:table-cell>
          <table:table-cell office:value-type="float" office:value="0.027512">
            <text:p>0.027512</text:p>
          </table:table-cell>
          <table:table-cell office:value-type="float" office:value="0.040256">
            <text:p>0.040256</text:p>
          </table:table-cell>
          <table:table-cell office:value-type="float" office:value="0.026925">
            <text:p>0.0269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6">
            <text:p>46</text:p>
          </table:table-cell>
          <table:table-cell office:value-type="string">
            <text:p>16.11-16.00</text:p>
          </table:table-cell>
          <table:table-cell office:value-type="string">
            <text:p>singapore</text:p>
          </table:table-cell>
          <table:table-cell office:value-type="string">
            <text:p>54.230.98.134</text:p>
          </table:table-cell>
          <table:table-cell office:value-type="float" office:value="46">
            <text:p>46</text:p>
          </table:table-cell>
          <table:table-cell office:value-type="float" office:value="0.034552">
            <text:p>0.034552</text:p>
          </table:table-cell>
          <table:table-cell office:value-type="float" office:value="0.039767">
            <text:p>0.039767</text:p>
          </table:table-cell>
          <table:table-cell office:value-type="float" office:value="0.028721">
            <text:p>0.028721</text:p>
          </table:table-cell>
          <table:table-cell office:value-type="float" office:value="0.028999">
            <text:p>0.028999</text:p>
          </table:table-cell>
          <table:table-cell office:value-type="float" office:value="0.029328">
            <text:p>0.0293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7">
            <text:p>47</text:p>
          </table:table-cell>
          <table:table-cell office:value-type="string">
            <text:p>16.11-17.00</text:p>
          </table:table-cell>
          <table:table-cell office:value-type="string">
            <text:p>singapore</text:p>
          </table:table-cell>
          <table:table-cell office:value-type="string">
            <text:p>54.230.99.37</text:p>
          </table:table-cell>
          <table:table-cell office:value-type="float" office:value="41">
            <text:p>41</text:p>
          </table:table-cell>
          <table:table-cell office:value-type="float" office:value="0.030906">
            <text:p>0.030906</text:p>
          </table:table-cell>
          <table:table-cell office:value-type="float" office:value="0.034484">
            <text:p>0.034484</text:p>
          </table:table-cell>
          <table:table-cell office:value-type="float" office:value="0.028523">
            <text:p>0.028523</text:p>
          </table:table-cell>
          <table:table-cell office:value-type="float" office:value="0.033917">
            <text:p>0.033917</text:p>
          </table:table-cell>
          <table:table-cell office:value-type="float" office:value="0.027349">
            <text:p>0.02734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8">
            <text:p>48</text:p>
          </table:table-cell>
          <table:table-cell office:value-type="string">
            <text:p>16.11-18.00</text:p>
          </table:table-cell>
          <table:table-cell office:value-type="string">
            <text:p>singapore</text:p>
          </table:table-cell>
          <table:table-cell office:value-type="string">
            <text:p>54.230.99.41</text:p>
          </table:table-cell>
          <table:table-cell office:value-type="float" office:value="43">
            <text:p>43</text:p>
          </table:table-cell>
          <table:table-cell office:value-type="float" office:value="0.022155">
            <text:p>0.022155</text:p>
          </table:table-cell>
          <table:table-cell office:value-type="float" office:value="0.043313">
            <text:p>0.043313</text:p>
          </table:table-cell>
          <table:table-cell office:value-type="float" office:value="0.030075">
            <text:p>0.030075</text:p>
          </table:table-cell>
          <table:table-cell office:value-type="float" office:value="0.029235">
            <text:p>0.029235</text:p>
          </table:table-cell>
          <table:table-cell office:value-type="float" office:value="0.026644">
            <text:p>0.02664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49">
            <text:p>49</text:p>
          </table:table-cell>
          <table:table-cell office:value-type="string">
            <text:p>16.11-19.00</text:p>
          </table:table-cell>
          <table:table-cell office:value-type="string">
            <text:p>singapore</text:p>
          </table:table-cell>
          <table:table-cell office:value-type="string">
            <text:p>54.230.98.53</text:p>
          </table:table-cell>
          <table:table-cell office:value-type="float" office:value="44">
            <text:p>44</text:p>
          </table:table-cell>
          <table:table-cell office:value-type="float" office:value="0.03862">
            <text:p>0.03862</text:p>
          </table:table-cell>
          <table:table-cell office:value-type="float" office:value="0.03039">
            <text:p>0.03039</text:p>
          </table:table-cell>
          <table:table-cell office:value-type="float" office:value="0.035207">
            <text:p>0.035207</text:p>
          </table:table-cell>
          <table:table-cell office:value-type="float" office:value="0.026812">
            <text:p>0.026812</text:p>
          </table:table-cell>
          <table:table-cell office:value-type="float" office:value="0.028104">
            <text:p>0.02810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0">
            <text:p>50</text:p>
          </table:table-cell>
          <table:table-cell office:value-type="string">
            <text:p>16.11-20.00</text:p>
          </table:table-cell>
          <table:table-cell office:value-type="string">
            <text:p>singapore</text:p>
          </table:table-cell>
          <table:table-cell office:value-type="string">
            <text:p>54.230.98.198</text:p>
          </table:table-cell>
          <table:table-cell office:value-type="float" office:value="17">
            <text:p>17</text:p>
          </table:table-cell>
          <table:table-cell office:value-type="float" office:value="0.027644">
            <text:p>0.027644</text:p>
          </table:table-cell>
          <table:table-cell office:value-type="float" office:value="0.050998">
            <text:p>0.050998</text:p>
          </table:table-cell>
          <table:table-cell office:value-type="float" office:value="0.026974">
            <text:p>0.026974</text:p>
          </table:table-cell>
          <table:table-cell office:value-type="float" office:value="0.029783">
            <text:p>0.029783</text:p>
          </table:table-cell>
          <table:table-cell office:value-type="float" office:value="0.031469">
            <text:p>0.03146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1">
            <text:p>51</text:p>
          </table:table-cell>
          <table:table-cell office:value-type="string">
            <text:p>16.11-21.00</text:p>
          </table:table-cell>
          <table:table-cell office:value-type="string">
            <text:p>singapore</text:p>
          </table:table-cell>
          <table:table-cell office:value-type="string">
            <text:p>54.230.99.41</text:p>
          </table:table-cell>
          <table:table-cell office:value-type="float" office:value="50">
            <text:p>50</text:p>
          </table:table-cell>
          <table:table-cell office:value-type="float" office:value="0.027713">
            <text:p>0.027713</text:p>
          </table:table-cell>
          <table:table-cell office:value-type="float" office:value="0.028157">
            <text:p>0.028157</text:p>
          </table:table-cell>
          <table:table-cell office:value-type="float" office:value="0.028063">
            <text:p>0.028063</text:p>
          </table:table-cell>
          <table:table-cell office:value-type="float" office:value="0.048719">
            <text:p>0.048719</text:p>
          </table:table-cell>
          <table:table-cell office:value-type="float" office:value="0.028618">
            <text:p>0.02861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2">
            <text:p>52</text:p>
          </table:table-cell>
          <table:table-cell office:value-type="string">
            <text:p>16.11-22.00</text:p>
          </table:table-cell>
          <table:table-cell office:value-type="string">
            <text:p>singapore</text:p>
          </table:table-cell>
          <table:table-cell office:value-type="string">
            <text:p>54.230.98.248</text:p>
          </table:table-cell>
          <table:table-cell office:value-type="float" office:value="45">
            <text:p>45</text:p>
          </table:table-cell>
          <table:table-cell office:value-type="float" office:value="0.037475">
            <text:p>0.037475</text:p>
          </table:table-cell>
          <table:table-cell office:value-type="float" office:value="0.0312">
            <text:p>0.0312</text:p>
          </table:table-cell>
          <table:table-cell office:value-type="float" office:value="0.030042">
            <text:p>0.030042</text:p>
          </table:table-cell>
          <table:table-cell office:value-type="float" office:value="0.029092">
            <text:p>0.029092</text:p>
          </table:table-cell>
          <table:table-cell office:value-type="float" office:value="0.038672">
            <text:p>0.0386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3">
            <text:p>53</text:p>
          </table:table-cell>
          <table:table-cell office:value-type="string">
            <text:p>16.11-23.00</text:p>
          </table:table-cell>
          <table:table-cell office:value-type="string">
            <text:p>singapore</text:p>
          </table:table-cell>
          <table:table-cell office:value-type="string">
            <text:p>54.230.99.28</text:p>
          </table:table-cell>
          <table:table-cell office:value-type="float" office:value="47">
            <text:p>47</text:p>
          </table:table-cell>
          <table:table-cell office:value-type="float" office:value="0.033171">
            <text:p>0.033171</text:p>
          </table:table-cell>
          <table:table-cell office:value-type="float" office:value="0.03412">
            <text:p>0.03412</text:p>
          </table:table-cell>
          <table:table-cell office:value-type="float" office:value="0.030259">
            <text:p>0.030259</text:p>
          </table:table-cell>
          <table:table-cell office:value-type="float" office:value="0.029465">
            <text:p>0.029465</text:p>
          </table:table-cell>
          <table:table-cell office:value-type="float" office:value="0.031852">
            <text:p>0.0318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4">
            <text:p>54</text:p>
          </table:table-cell>
          <table:table-cell office:value-type="string">
            <text:p>17.11-00.00</text:p>
          </table:table-cell>
          <table:table-cell office:value-type="string">
            <text:p>singapore</text:p>
          </table:table-cell>
          <table:table-cell office:value-type="string">
            <text:p>54.230.98.86</text:p>
          </table:table-cell>
          <table:table-cell office:value-type="float" office:value="50">
            <text:p>50</text:p>
          </table:table-cell>
          <table:table-cell office:value-type="float" office:value="0.032095">
            <text:p>0.032095</text:p>
          </table:table-cell>
          <table:table-cell office:value-type="float" office:value="0.030596">
            <text:p>0.030596</text:p>
          </table:table-cell>
          <table:table-cell office:value-type="float" office:value="0.04024">
            <text:p>0.04024</text:p>
          </table:table-cell>
          <table:table-cell office:value-type="float" office:value="0.035872">
            <text:p>0.035872</text:p>
          </table:table-cell>
          <table:table-cell office:value-type="float" office:value="0.036123">
            <text:p>0.03612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5">
            <text:p>55</text:p>
          </table:table-cell>
          <table:table-cell office:value-type="string">
            <text:p>17.11-01.00</text:p>
          </table:table-cell>
          <table:table-cell office:value-type="string">
            <text:p>singapore</text:p>
          </table:table-cell>
          <table:table-cell office:value-type="string">
            <text:p>54.230.98.222</text:p>
          </table:table-cell>
          <table:table-cell office:value-type="float" office:value="43">
            <text:p>43</text:p>
          </table:table-cell>
          <table:table-cell office:value-type="float" office:value="0.028141">
            <text:p>0.028141</text:p>
          </table:table-cell>
          <table:table-cell office:value-type="float" office:value="0.028526">
            <text:p>0.028526</text:p>
          </table:table-cell>
          <table:table-cell office:value-type="float" office:value="0.307036">
            <text:p>0.307036</text:p>
          </table:table-cell>
          <table:table-cell office:value-type="float" office:value="0.036315">
            <text:p>0.036315</text:p>
          </table:table-cell>
          <table:table-cell office:value-type="float" office:value="0.029376">
            <text:p>0.0293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6">
            <text:p>56</text:p>
          </table:table-cell>
          <table:table-cell office:value-type="string">
            <text:p>17.11-02.00</text:p>
          </table:table-cell>
          <table:table-cell office:value-type="string">
            <text:p>singapore</text:p>
          </table:table-cell>
          <table:table-cell office:value-type="string">
            <text:p>54.230.99.243</text:p>
          </table:table-cell>
          <table:table-cell office:value-type="float" office:value="38">
            <text:p>38</text:p>
          </table:table-cell>
          <table:table-cell office:value-type="float" office:value="0.037446">
            <text:p>0.037446</text:p>
          </table:table-cell>
          <table:table-cell office:value-type="float" office:value="0.036609">
            <text:p>0.036609</text:p>
          </table:table-cell>
          <table:table-cell office:value-type="float" office:value="0.030256">
            <text:p>0.030256</text:p>
          </table:table-cell>
          <table:table-cell office:value-type="float" office:value="0.032037">
            <text:p>0.032037</text:p>
          </table:table-cell>
          <table:table-cell office:value-type="float" office:value="0.029572">
            <text:p>0.02957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7">
            <text:p>57</text:p>
          </table:table-cell>
          <table:table-cell office:value-type="string">
            <text:p>17.11-03.00</text:p>
          </table:table-cell>
          <table:table-cell office:value-type="string">
            <text:p>singapore</text:p>
          </table:table-cell>
          <table:table-cell office:value-type="string">
            <text:p>54.230.99.53</text:p>
          </table:table-cell>
          <table:table-cell office:value-type="float" office:value="44">
            <text:p>44</text:p>
          </table:table-cell>
          <table:table-cell office:value-type="float" office:value="0.029362">
            <text:p>0.029362</text:p>
          </table:table-cell>
          <table:table-cell office:value-type="float" office:value="0.035144">
            <text:p>0.035144</text:p>
          </table:table-cell>
          <table:table-cell office:value-type="float" office:value="0.078298">
            <text:p>0.078298</text:p>
          </table:table-cell>
          <table:table-cell office:value-type="float" office:value="0.028625">
            <text:p>0.028625</text:p>
          </table:table-cell>
          <table:table-cell office:value-type="float" office:value="0.036516">
            <text:p>0.0365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8">
            <text:p>58</text:p>
          </table:table-cell>
          <table:table-cell office:value-type="string">
            <text:p>17.11-04.00</text:p>
          </table:table-cell>
          <table:table-cell office:value-type="string">
            <text:p>singapore</text:p>
          </table:table-cell>
          <table:table-cell office:value-type="string">
            <text:p>192.168.1.2</text:p>
          </table:table-cell>
          <table:table-cell office:value-type="float" office:value="42">
            <text:p>42</text:p>
          </table:table-cell>
          <table:table-cell office:value-type="float" office:value="0.032223">
            <text:p>0.032223</text:p>
          </table:table-cell>
          <table:table-cell office:value-type="float" office:value="0.02828">
            <text:p>0.02828</text:p>
          </table:table-cell>
          <table:table-cell office:value-type="float" office:value="0.028414">
            <text:p>0.028414</text:p>
          </table:table-cell>
          <table:table-cell office:value-type="float" office:value="0.028548">
            <text:p>0.028548</text:p>
          </table:table-cell>
          <table:table-cell office:value-type="float" office:value="0.014724">
            <text:p>0.01472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59">
            <text:p>59</text:p>
          </table:table-cell>
          <table:table-cell office:value-type="string">
            <text:p>17.11-05.00</text:p>
          </table:table-cell>
          <table:table-cell office:value-type="string">
            <text:p>singapore</text:p>
          </table:table-cell>
          <table:table-cell office:value-type="string">
            <text:p>54.230.99.243</text:p>
          </table:table-cell>
          <table:table-cell office:value-type="float" office:value="40">
            <text:p>40</text:p>
          </table:table-cell>
          <table:table-cell office:value-type="float" office:value="0.028355">
            <text:p>0.028355</text:p>
          </table:table-cell>
          <table:table-cell office:value-type="float" office:value="0.028534">
            <text:p>0.028534</text:p>
          </table:table-cell>
          <table:table-cell office:value-type="float" office:value="0.241734">
            <text:p>0.241734</text:p>
          </table:table-cell>
          <table:table-cell office:value-type="float" office:value="0.027791">
            <text:p>0.027791</text:p>
          </table:table-cell>
          <table:table-cell office:value-type="float" office:value="0.02742">
            <text:p>0.027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0">
            <text:p>60</text:p>
          </table:table-cell>
          <table:table-cell office:value-type="string">
            <text:p>17.11-06.00</text:p>
          </table:table-cell>
          <table:table-cell office:value-type="string">
            <text:p>singapore</text:p>
          </table:table-cell>
          <table:table-cell office:value-type="string">
            <text:p>54.230.99.193</text:p>
          </table:table-cell>
          <table:table-cell office:value-type="float" office:value="44">
            <text:p>44</text:p>
          </table:table-cell>
          <table:table-cell office:value-type="float" office:value="0.029391">
            <text:p>0.029391</text:p>
          </table:table-cell>
          <table:table-cell office:value-type="float" office:value="0.036362">
            <text:p>0.036362</text:p>
          </table:table-cell>
          <table:table-cell office:value-type="float" office:value="0.028887">
            <text:p>0.028887</text:p>
          </table:table-cell>
          <table:table-cell office:value-type="float" office:value="0.005171">
            <text:p>0.005171</text:p>
          </table:table-cell>
          <table:table-cell office:value-type="float" office:value="0.028373">
            <text:p>0.0283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1">
            <text:p>61</text:p>
          </table:table-cell>
          <table:table-cell office:value-type="string">
            <text:p>17.11-07.00</text:p>
          </table:table-cell>
          <table:table-cell office:value-type="string">
            <text:p>singapore</text:p>
          </table:table-cell>
          <table:table-cell office:value-type="string">
            <text:p>54.230.99.64</text:p>
          </table:table-cell>
          <table:table-cell office:value-type="float" office:value="42">
            <text:p>42</text:p>
          </table:table-cell>
          <table:table-cell office:value-type="float" office:value="0.027511">
            <text:p>0.027511</text:p>
          </table:table-cell>
          <table:table-cell office:value-type="float" office:value="0.02866">
            <text:p>0.02866</text:p>
          </table:table-cell>
          <table:table-cell office:value-type="float" office:value="0.028448">
            <text:p>0.028448</text:p>
          </table:table-cell>
          <table:table-cell office:value-type="float" office:value="0.040805">
            <text:p>0.040805</text:p>
          </table:table-cell>
          <table:table-cell office:value-type="float" office:value="0.040529">
            <text:p>0.040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2">
            <text:p>62</text:p>
          </table:table-cell>
          <table:table-cell office:value-type="string">
            <text:p>17.11-08.00</text:p>
          </table:table-cell>
          <table:table-cell office:value-type="string">
            <text:p>singapore</text:p>
          </table:table-cell>
          <table:table-cell office:value-type="string">
            <text:p>54.230.98.166</text:p>
          </table:table-cell>
          <table:table-cell office:value-type="float" office:value="45">
            <text:p>45</text:p>
          </table:table-cell>
          <table:table-cell office:value-type="float" office:value="0.033417">
            <text:p>0.033417</text:p>
          </table:table-cell>
          <table:table-cell office:value-type="float" office:value="0.278224">
            <text:p>0.278224</text:p>
          </table:table-cell>
          <table:table-cell office:value-type="float" office:value="0.03243">
            <text:p>0.03243</text:p>
          </table:table-cell>
          <table:table-cell office:value-type="float" office:value="0.026472">
            <text:p>0.026472</text:p>
          </table:table-cell>
          <table:table-cell office:value-type="float" office:value="0.027416">
            <text:p>0.0274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3">
            <text:p>63</text:p>
          </table:table-cell>
          <table:table-cell office:value-type="string">
            <text:p>17.11-09.00</text:p>
          </table:table-cell>
          <table:table-cell office:value-type="string">
            <text:p>singapore</text:p>
          </table:table-cell>
          <table:table-cell office:value-type="string">
            <text:p>54.230.98.174</text:p>
          </table:table-cell>
          <table:table-cell office:value-type="float" office:value="43">
            <text:p>43</text:p>
          </table:table-cell>
          <table:table-cell office:value-type="float" office:value="0.07416">
            <text:p>0.07416</text:p>
          </table:table-cell>
          <table:table-cell office:value-type="float" office:value="0.035458">
            <text:p>0.035458</text:p>
          </table:table-cell>
          <table:table-cell office:value-type="float" office:value="0.042259">
            <text:p>0.042259</text:p>
          </table:table-cell>
          <table:table-cell office:value-type="float" office:value="0.027056">
            <text:p>0.027056</text:p>
          </table:table-cell>
          <table:table-cell office:value-type="float" office:value="0.027309">
            <text:p>0.0273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4">
            <text:p>64</text:p>
          </table:table-cell>
          <table:table-cell office:value-type="string">
            <text:p>17.11-10.00</text:p>
          </table:table-cell>
          <table:table-cell office:value-type="string">
            <text:p>singapore</text:p>
          </table:table-cell>
          <table:table-cell office:value-type="string">
            <text:p>54.230.96.123</text:p>
          </table:table-cell>
          <table:table-cell office:value-type="float" office:value="48">
            <text:p>48</text:p>
          </table:table-cell>
          <table:table-cell office:value-type="float" office:value="0.024884">
            <text:p>0.024884</text:p>
          </table:table-cell>
          <table:table-cell office:value-type="float" office:value="0.028592">
            <text:p>0.028592</text:p>
          </table:table-cell>
          <table:table-cell office:value-type="float" office:value="0.028602">
            <text:p>0.028602</text:p>
          </table:table-cell>
          <table:table-cell office:value-type="float" office:value="0.038611">
            <text:p>0.038611</text:p>
          </table:table-cell>
          <table:table-cell office:value-type="float" office:value="0.036535">
            <text:p>0.0365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5">
            <text:p>65</text:p>
          </table:table-cell>
          <table:table-cell office:value-type="string">
            <text:p>17.11-11.00</text:p>
          </table:table-cell>
          <table:table-cell office:value-type="string">
            <text:p>singapore</text:p>
          </table:table-cell>
          <table:table-cell office:value-type="string">
            <text:p>54.230.98.195</text:p>
          </table:table-cell>
          <table:table-cell office:value-type="float" office:value="45">
            <text:p>45</text:p>
          </table:table-cell>
          <table:table-cell office:value-type="float" office:value="0.031824">
            <text:p>0.031824</text:p>
          </table:table-cell>
          <table:table-cell office:value-type="float" office:value="0.089969">
            <text:p>0.089969</text:p>
          </table:table-cell>
          <table:table-cell office:value-type="float" office:value="0.027333">
            <text:p>0.027333</text:p>
          </table:table-cell>
          <table:table-cell office:value-type="float" office:value="0.031412">
            <text:p>0.031412</text:p>
          </table:table-cell>
          <table:table-cell office:value-type="float" office:value="0.032705">
            <text:p>0.0327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6">
            <text:p>66</text:p>
          </table:table-cell>
          <table:table-cell office:value-type="string">
            <text:p>16.11-14.00</text:p>
          </table:table-cell>
          <table:table-cell office:value-type="string">
            <text:p>ireland</text:p>
          </table:table-cell>
          <table:table-cell office:value-type="string">
            <text:p>54.230.98.182</text:p>
          </table:table-cell>
          <table:table-cell office:value-type="float" office:value="35">
            <text:p>35</text:p>
          </table:table-cell>
          <table:table-cell office:value-type="float" office:value="0.02809">
            <text:p>0.02809</text:p>
          </table:table-cell>
          <table:table-cell office:value-type="float" office:value="0.031932">
            <text:p>0.031932</text:p>
          </table:table-cell>
          <table:table-cell office:value-type="float" office:value="0.030239">
            <text:p>0.030239</text:p>
          </table:table-cell>
          <table:table-cell office:value-type="float" office:value="0.049818">
            <text:p>0.049818</text:p>
          </table:table-cell>
          <table:table-cell office:value-type="float" office:value="0.028385">
            <text:p>0.02838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7">
            <text:p>67</text:p>
          </table:table-cell>
          <table:table-cell office:value-type="string">
            <text:p>16.11-15.00</text:p>
          </table:table-cell>
          <table:table-cell office:value-type="string">
            <text:p>ireland</text:p>
          </table:table-cell>
          <table:table-cell office:value-type="string">
            <text:p>54.230.98.175</text:p>
          </table:table-cell>
          <table:table-cell office:value-type="float" office:value="52">
            <text:p>52</text:p>
          </table:table-cell>
          <table:table-cell office:value-type="float" office:value="0.031064">
            <text:p>0.031064</text:p>
          </table:table-cell>
          <table:table-cell office:value-type="float" office:value="0.004265">
            <text:p>0.004265</text:p>
          </table:table-cell>
          <table:table-cell office:value-type="float" office:value="0.028071">
            <text:p>0.028071</text:p>
          </table:table-cell>
          <table:table-cell office:value-type="float" office:value="0.036359">
            <text:p>0.036359</text:p>
          </table:table-cell>
          <table:table-cell office:value-type="float" office:value="0.038025">
            <text:p>0.0380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8">
            <text:p>68</text:p>
          </table:table-cell>
          <table:table-cell office:value-type="string">
            <text:p>16.11-16.00</text:p>
          </table:table-cell>
          <table:table-cell office:value-type="string">
            <text:p>ireland</text:p>
          </table:table-cell>
          <table:table-cell office:value-type="string">
            <text:p>54.230.98.225</text:p>
          </table:table-cell>
          <table:table-cell office:value-type="float" office:value="43">
            <text:p>43</text:p>
          </table:table-cell>
          <table:table-cell office:value-type="float" office:value="0.039945">
            <text:p>0.039945</text:p>
          </table:table-cell>
          <table:table-cell office:value-type="float" office:value="0.043076">
            <text:p>0.043076</text:p>
          </table:table-cell>
          <table:table-cell office:value-type="float" office:value="0.031584">
            <text:p>0.031584</text:p>
          </table:table-cell>
          <table:table-cell office:value-type="float" office:value="0.039907">
            <text:p>0.039907</text:p>
          </table:table-cell>
          <table:table-cell office:value-type="float" office:value="0.034673">
            <text:p>0.0346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69">
            <text:p>69</text:p>
          </table:table-cell>
          <table:table-cell office:value-type="string">
            <text:p>16.11-17.00</text:p>
          </table:table-cell>
          <table:table-cell office:value-type="string">
            <text:p>ireland</text:p>
          </table:table-cell>
          <table:table-cell office:value-type="string">
            <text:p>54.230.99.193</text:p>
          </table:table-cell>
          <table:table-cell office:value-type="float" office:value="41">
            <text:p>41</text:p>
          </table:table-cell>
          <table:table-cell office:value-type="float" office:value="0.027123">
            <text:p>0.027123</text:p>
          </table:table-cell>
          <table:table-cell office:value-type="float" office:value="0.03647">
            <text:p>0.03647</text:p>
          </table:table-cell>
          <table:table-cell office:value-type="float" office:value="0.043025">
            <text:p>0.043025</text:p>
          </table:table-cell>
          <table:table-cell office:value-type="float" office:value="0.038456">
            <text:p>0.038456</text:p>
          </table:table-cell>
          <table:table-cell office:value-type="float" office:value="0.028558">
            <text:p>0.0285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0">
            <text:p>70</text:p>
          </table:table-cell>
          <table:table-cell office:value-type="string">
            <text:p>16.11-18.00</text:p>
          </table:table-cell>
          <table:table-cell office:value-type="string">
            <text:p>ireland</text:p>
          </table:table-cell>
          <table:table-cell office:value-type="string">
            <text:p>54.230.99.162</text:p>
          </table:table-cell>
          <table:table-cell office:value-type="float" office:value="42">
            <text:p>42</text:p>
          </table:table-cell>
          <table:table-cell office:value-type="float" office:value="0.028564">
            <text:p>0.028564</text:p>
          </table:table-cell>
          <table:table-cell office:value-type="float" office:value="0.028375">
            <text:p>0.028375</text:p>
          </table:table-cell>
          <table:table-cell office:value-type="float" office:value="0.041338">
            <text:p>0.041338</text:p>
          </table:table-cell>
          <table:table-cell office:value-type="float" office:value="0.031452">
            <text:p>0.031452</text:p>
          </table:table-cell>
          <table:table-cell office:value-type="float" office:value="0.037975">
            <text:p>0.03797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1">
            <text:p>71</text:p>
          </table:table-cell>
          <table:table-cell office:value-type="string">
            <text:p>16.11-19.00</text:p>
          </table:table-cell>
          <table:table-cell office:value-type="string">
            <text:p>ireland</text:p>
          </table:table-cell>
          <table:table-cell office:value-type="string">
            <text:p>54.230.97.210</text:p>
          </table:table-cell>
          <table:table-cell office:value-type="float" office:value="35">
            <text:p>35</text:p>
          </table:table-cell>
          <table:table-cell office:value-type="float" office:value="0.02957">
            <text:p>0.02957</text:p>
          </table:table-cell>
          <table:table-cell office:value-type="float" office:value="0.03454">
            <text:p>0.03454</text:p>
          </table:table-cell>
          <table:table-cell office:value-type="float" office:value="0.027859">
            <text:p>0.027859</text:p>
          </table:table-cell>
          <table:table-cell office:value-type="float" office:value="0.004164">
            <text:p>0.004164</text:p>
          </table:table-cell>
          <table:table-cell office:value-type="float" office:value="0.028467">
            <text:p>0.0284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2">
            <text:p>72</text:p>
          </table:table-cell>
          <table:table-cell office:value-type="string">
            <text:p>16.11-20.00</text:p>
          </table:table-cell>
          <table:table-cell office:value-type="string">
            <text:p>ireland</text:p>
          </table:table-cell>
          <table:table-cell office:value-type="string">
            <text:p>54.230.98.25</text:p>
          </table:table-cell>
          <table:table-cell office:value-type="float" office:value="40">
            <text:p>40</text:p>
          </table:table-cell>
          <table:table-cell office:value-type="float" office:value="0.029403">
            <text:p>0.029403</text:p>
          </table:table-cell>
          <table:table-cell office:value-type="float" office:value="0.043104">
            <text:p>0.043104</text:p>
          </table:table-cell>
          <table:table-cell office:value-type="float" office:value="0.020137">
            <text:p>0.020137</text:p>
          </table:table-cell>
          <table:table-cell office:value-type="float" office:value="0.03887">
            <text:p>0.03887</text:p>
          </table:table-cell>
          <table:table-cell office:value-type="float" office:value="0.033482">
            <text:p>0.033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3">
            <text:p>73</text:p>
          </table:table-cell>
          <table:table-cell office:value-type="string">
            <text:p>16.11-21.00</text:p>
          </table:table-cell>
          <table:table-cell office:value-type="string">
            <text:p>ireland</text:p>
          </table:table-cell>
          <table:table-cell office:value-type="string">
            <text:p>54.230.99.98</text:p>
          </table:table-cell>
          <table:table-cell office:value-type="float" office:value="42">
            <text:p>42</text:p>
          </table:table-cell>
          <table:table-cell office:value-type="float" office:value="0.029231">
            <text:p>0.029231</text:p>
          </table:table-cell>
          <table:table-cell office:value-type="float" office:value="0.028653">
            <text:p>0.028653</text:p>
          </table:table-cell>
          <table:table-cell office:value-type="float" office:value="0.086506">
            <text:p>0.086506</text:p>
          </table:table-cell>
          <table:table-cell office:value-type="float" office:value="0.031224">
            <text:p>0.031224</text:p>
          </table:table-cell>
          <table:table-cell office:value-type="float" office:value="0.029616">
            <text:p>0.0296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4">
            <text:p>74</text:p>
          </table:table-cell>
          <table:table-cell office:value-type="string">
            <text:p>16.11-22.00</text:p>
          </table:table-cell>
          <table:table-cell office:value-type="string">
            <text:p>ireland</text:p>
          </table:table-cell>
          <table:table-cell office:value-type="string">
            <text:p>54.230.98.48</text:p>
          </table:table-cell>
          <table:table-cell office:value-type="float" office:value="49">
            <text:p>49</text:p>
          </table:table-cell>
          <table:table-cell office:value-type="float" office:value="0.03084">
            <text:p>0.03084</text:p>
          </table:table-cell>
          <table:table-cell office:value-type="float" office:value="0.031941">
            <text:p>0.031941</text:p>
          </table:table-cell>
          <table:table-cell office:value-type="float" office:value="0.306809">
            <text:p>0.306809</text:p>
          </table:table-cell>
          <table:table-cell office:value-type="float" office:value="0.043647">
            <text:p>0.043647</text:p>
          </table:table-cell>
          <table:table-cell office:value-type="float" office:value="0.039854">
            <text:p>0.03985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5">
            <text:p>75</text:p>
          </table:table-cell>
          <table:table-cell office:value-type="string">
            <text:p>16.11-23.00</text:p>
          </table:table-cell>
          <table:table-cell office:value-type="string">
            <text:p>ireland</text:p>
          </table:table-cell>
          <table:table-cell office:value-type="string">
            <text:p>54.230.98.210</text:p>
          </table:table-cell>
          <table:table-cell office:value-type="float" office:value="44">
            <text:p>44</text:p>
          </table:table-cell>
          <table:table-cell office:value-type="float" office:value="0.029762">
            <text:p>0.029762</text:p>
          </table:table-cell>
          <table:table-cell office:value-type="float" office:value="0.029311">
            <text:p>0.029311</text:p>
          </table:table-cell>
          <table:table-cell office:value-type="float" office:value="0.029273">
            <text:p>0.029273</text:p>
          </table:table-cell>
          <table:table-cell office:value-type="float" office:value="0.03653">
            <text:p>0.03653</text:p>
          </table:table-cell>
          <table:table-cell office:value-type="float" office:value="0.029693">
            <text:p>0.0296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6">
            <text:p>76</text:p>
          </table:table-cell>
          <table:table-cell office:value-type="string">
            <text:p>17.11-00.00</text:p>
          </table:table-cell>
          <table:table-cell office:value-type="string">
            <text:p>ireland</text:p>
          </table:table-cell>
          <table:table-cell office:value-type="string">
            <text:p>54.230.99.246</text:p>
          </table:table-cell>
          <table:table-cell office:value-type="float" office:value="48">
            <text:p>48</text:p>
          </table:table-cell>
          <table:table-cell office:value-type="float" office:value="0.036405">
            <text:p>0.036405</text:p>
          </table:table-cell>
          <table:table-cell office:value-type="float" office:value="0.027903">
            <text:p>0.027903</text:p>
          </table:table-cell>
          <table:table-cell office:value-type="float" office:value="0.031805">
            <text:p>0.031805</text:p>
          </table:table-cell>
          <table:table-cell office:value-type="float" office:value="0.031779">
            <text:p>0.031779</text:p>
          </table:table-cell>
          <table:table-cell office:value-type="float" office:value="0.02951">
            <text:p>0.029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7">
            <text:p>77</text:p>
          </table:table-cell>
          <table:table-cell office:value-type="string">
            <text:p>17.11-01.00</text:p>
          </table:table-cell>
          <table:table-cell office:value-type="string">
            <text:p>ireland</text:p>
          </table:table-cell>
          <table:table-cell office:value-type="string">
            <text:p>54.230.98.98</text:p>
          </table:table-cell>
          <table:table-cell office:value-type="float" office:value="40">
            <text:p>40</text:p>
          </table:table-cell>
          <table:table-cell office:value-type="float" office:value="0.026479">
            <text:p>0.026479</text:p>
          </table:table-cell>
          <table:table-cell office:value-type="float" office:value="0.031249">
            <text:p>0.031249</text:p>
          </table:table-cell>
          <table:table-cell office:value-type="float" office:value="0.028357">
            <text:p>0.028357</text:p>
          </table:table-cell>
          <table:table-cell office:value-type="float" office:value="0.029583">
            <text:p>0.029583</text:p>
          </table:table-cell>
          <table:table-cell office:value-type="float" office:value="0.030409">
            <text:p>0.0304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8">
            <text:p>78</text:p>
          </table:table-cell>
          <table:table-cell office:value-type="string">
            <text:p>17.11-02.00</text:p>
          </table:table-cell>
          <table:table-cell office:value-type="string">
            <text:p>ireland</text:p>
          </table:table-cell>
          <table:table-cell office:value-type="string">
            <text:p>54.230.99.246</text:p>
          </table:table-cell>
          <table:table-cell office:value-type="float" office:value="81">
            <text:p>81</text:p>
          </table:table-cell>
          <table:table-cell office:value-type="float" office:value="0.028036">
            <text:p>0.028036</text:p>
          </table:table-cell>
          <table:table-cell office:value-type="float" office:value="0.027795">
            <text:p>0.027795</text:p>
          </table:table-cell>
          <table:table-cell office:value-type="float" office:value="0.027319">
            <text:p>0.027319</text:p>
          </table:table-cell>
          <table:table-cell office:value-type="float" office:value="0.031194">
            <text:p>0.031194</text:p>
          </table:table-cell>
          <table:table-cell office:value-type="float" office:value="0.031358">
            <text:p>0.0313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79">
            <text:p>79</text:p>
          </table:table-cell>
          <table:table-cell office:value-type="string">
            <text:p>17.11-03.00</text:p>
          </table:table-cell>
          <table:table-cell office:value-type="string">
            <text:p>ireland</text:p>
          </table:table-cell>
          <table:table-cell office:value-type="string">
            <text:p>54.230.98.130</text:p>
          </table:table-cell>
          <table:table-cell office:value-type="float" office:value="41">
            <text:p>41</text:p>
          </table:table-cell>
          <table:table-cell office:value-type="float" office:value="0.028657">
            <text:p>0.028657</text:p>
          </table:table-cell>
          <table:table-cell office:value-type="float" office:value="0.030881">
            <text:p>0.030881</text:p>
          </table:table-cell>
          <table:table-cell office:value-type="float" office:value="0.028695">
            <text:p>0.028695</text:p>
          </table:table-cell>
          <table:table-cell office:value-type="float" office:value="0.027992">
            <text:p>0.027992</text:p>
          </table:table-cell>
          <table:table-cell office:value-type="float" office:value="0.027567">
            <text:p>0.0275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0">
            <text:p>80</text:p>
          </table:table-cell>
          <table:table-cell office:value-type="string">
            <text:p>17.11-04.00</text:p>
          </table:table-cell>
          <table:table-cell office:value-type="string">
            <text:p>ireland</text:p>
          </table:table-cell>
          <table:table-cell office:value-type="string">
            <text:p>54.230.98.134</text:p>
          </table:table-cell>
          <table:table-cell office:value-type="float" office:value="40">
            <text:p>40</text:p>
          </table:table-cell>
          <table:table-cell office:value-type="float" office:value="0.027512">
            <text:p>0.027512</text:p>
          </table:table-cell>
          <table:table-cell office:value-type="float" office:value="0.029012">
            <text:p>0.029012</text:p>
          </table:table-cell>
          <table:table-cell office:value-type="float" office:value="0.03893">
            <text:p>0.03893</text:p>
          </table:table-cell>
          <table:table-cell office:value-type="float" office:value="0.03063">
            <text:p>0.03063</text:p>
          </table:table-cell>
          <table:table-cell office:value-type="float" office:value="0.027763">
            <text:p>0.0277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1">
            <text:p>81</text:p>
          </table:table-cell>
          <table:table-cell office:value-type="string">
            <text:p>17.11-05.00</text:p>
          </table:table-cell>
          <table:table-cell office:value-type="string">
            <text:p>ireland</text:p>
          </table:table-cell>
          <table:table-cell office:value-type="string">
            <text:p>54.230.99.196</text:p>
          </table:table-cell>
          <table:table-cell office:value-type="float" office:value="41">
            <text:p>41</text:p>
          </table:table-cell>
          <table:table-cell office:value-type="float" office:value="0.028011">
            <text:p>0.028011</text:p>
          </table:table-cell>
          <table:table-cell office:value-type="float" office:value="0.232954">
            <text:p>0.232954</text:p>
          </table:table-cell>
          <table:table-cell office:value-type="float" office:value="0.028234">
            <text:p>0.028234</text:p>
          </table:table-cell>
          <table:table-cell office:value-type="float" office:value="0.027495">
            <text:p>0.027495</text:p>
          </table:table-cell>
          <table:table-cell office:value-type="float" office:value="0.027482">
            <text:p>0.027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2">
            <text:p>82</text:p>
          </table:table-cell>
          <table:table-cell office:value-type="string">
            <text:p>17.11-06.00</text:p>
          </table:table-cell>
          <table:table-cell office:value-type="string">
            <text:p>ireland</text:p>
          </table:table-cell>
          <table:table-cell office:value-type="string">
            <text:p>54.230.98.85</text:p>
          </table:table-cell>
          <table:table-cell office:value-type="float" office:value="42">
            <text:p>42</text:p>
          </table:table-cell>
          <table:table-cell office:value-type="float" office:value="0.031518">
            <text:p>0.031518</text:p>
          </table:table-cell>
          <table:table-cell office:value-type="float" office:value="0.033509">
            <text:p>0.033509</text:p>
          </table:table-cell>
          <table:table-cell office:value-type="float" office:value="0.027263">
            <text:p>0.027263</text:p>
          </table:table-cell>
          <table:table-cell office:value-type="float" office:value="0.029089">
            <text:p>0.029089</text:p>
          </table:table-cell>
          <table:table-cell office:value-type="float" office:value="0.027606">
            <text:p>0.02760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3">
            <text:p>83</text:p>
          </table:table-cell>
          <table:table-cell office:value-type="string">
            <text:p>17.11-07.00</text:p>
          </table:table-cell>
          <table:table-cell office:value-type="string">
            <text:p>ireland</text:p>
          </table:table-cell>
          <table:table-cell office:value-type="string">
            <text:p>54.230.98.195</text:p>
          </table:table-cell>
          <table:table-cell office:value-type="float" office:value="44">
            <text:p>44</text:p>
          </table:table-cell>
          <table:table-cell office:value-type="float" office:value="0.0285">
            <text:p>0.0285</text:p>
          </table:table-cell>
          <table:table-cell office:value-type="float" office:value="0.027546">
            <text:p>0.027546</text:p>
          </table:table-cell>
          <table:table-cell office:value-type="float" office:value="0.026903">
            <text:p>0.026903</text:p>
          </table:table-cell>
          <table:table-cell office:value-type="float" office:value="0.030596">
            <text:p>0.030596</text:p>
          </table:table-cell>
          <table:table-cell office:value-type="float" office:value="0.031642">
            <text:p>0.0316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4">
            <text:p>84</text:p>
          </table:table-cell>
          <table:table-cell office:value-type="string">
            <text:p>17.11-08.00</text:p>
          </table:table-cell>
          <table:table-cell office:value-type="string">
            <text:p>ireland</text:p>
          </table:table-cell>
          <table:table-cell office:value-type="string">
            <text:p>54.230.97.250</text:p>
          </table:table-cell>
          <table:table-cell office:value-type="float" office:value="33">
            <text:p>33</text:p>
          </table:table-cell>
          <table:table-cell office:value-type="float" office:value="0.029266">
            <text:p>0.029266</text:p>
          </table:table-cell>
          <table:table-cell office:value-type="float" office:value="0.030468">
            <text:p>0.030468</text:p>
          </table:table-cell>
          <table:table-cell office:value-type="float" office:value="0.028481">
            <text:p>0.028481</text:p>
          </table:table-cell>
          <table:table-cell office:value-type="float" office:value="0.03038">
            <text:p>0.03038</text:p>
          </table:table-cell>
          <table:table-cell office:value-type="float" office:value="0.028343">
            <text:p>0.0283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5">
            <text:p>85</text:p>
          </table:table-cell>
          <table:table-cell office:value-type="string">
            <text:p>17.11-09.00</text:p>
          </table:table-cell>
          <table:table-cell office:value-type="string">
            <text:p>ireland</text:p>
          </table:table-cell>
          <table:table-cell office:value-type="string">
            <text:p>54.230.99.162</text:p>
          </table:table-cell>
          <table:table-cell office:value-type="float" office:value="70">
            <text:p>70</text:p>
          </table:table-cell>
          <table:table-cell office:value-type="float" office:value="0.038867">
            <text:p>0.038867</text:p>
          </table:table-cell>
          <table:table-cell office:value-type="float" office:value="0.032524">
            <text:p>0.032524</text:p>
          </table:table-cell>
          <table:table-cell office:value-type="float" office:value="0.030516">
            <text:p>0.030516</text:p>
          </table:table-cell>
          <table:table-cell office:value-type="float" office:value="0.029722">
            <text:p>0.029722</text:p>
          </table:table-cell>
          <table:table-cell office:value-type="float" office:value="0.028641">
            <text:p>0.02864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6">
            <text:p>86</text:p>
          </table:table-cell>
          <table:table-cell office:value-type="string">
            <text:p>17.11-10.00</text:p>
          </table:table-cell>
          <table:table-cell office:value-type="string">
            <text:p>ireland</text:p>
          </table:table-cell>
          <table:table-cell office:value-type="string">
            <text:p>54.230.99.51</text:p>
          </table:table-cell>
          <table:table-cell office:value-type="float" office:value="44">
            <text:p>44</text:p>
          </table:table-cell>
          <table:table-cell office:value-type="float" office:value="0.028389">
            <text:p>0.028389</text:p>
          </table:table-cell>
          <table:table-cell office:value-type="float" office:value="0.028413">
            <text:p>0.028413</text:p>
          </table:table-cell>
          <table:table-cell office:value-type="float" office:value="0.036512">
            <text:p>0.036512</text:p>
          </table:table-cell>
          <table:table-cell office:value-type="float" office:value="0.027147">
            <text:p>0.027147</text:p>
          </table:table-cell>
          <table:table-cell office:value-type="float" office:value="0.02816">
            <text:p>0.0281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7">
            <text:p>87</text:p>
          </table:table-cell>
          <table:table-cell office:value-type="string">
            <text:p>17.11-11.00</text:p>
          </table:table-cell>
          <table:table-cell office:value-type="string">
            <text:p>ireland</text:p>
          </table:table-cell>
          <table:table-cell office:value-type="string">
            <text:p>54.230.98.197</text:p>
          </table:table-cell>
          <table:table-cell office:value-type="float" office:value="43">
            <text:p>43</text:p>
          </table:table-cell>
          <table:table-cell office:value-type="float" office:value="0.027687">
            <text:p>0.027687</text:p>
          </table:table-cell>
          <table:table-cell office:value-type="float" office:value="0.031932">
            <text:p>0.031932</text:p>
          </table:table-cell>
          <table:table-cell office:value-type="float" office:value="0.027534">
            <text:p>0.027534</text:p>
          </table:table-cell>
          <table:table-cell office:value-type="float" office:value="0.032498">
            <text:p>0.032498</text:p>
          </table:table-cell>
          <table:table-cell office:value-type="float" office:value="0.032926">
            <text:p>0.0329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8">
            <text:p>88</text:p>
          </table:table-cell>
          <table:table-cell office:value-type="string">
            <text:p>16.11-14.00</text:p>
          </table:table-cell>
          <table:table-cell office:value-type="string">
            <text:p>sydney</text:p>
          </table:table-cell>
          <table:table-cell office:value-type="string">
            <text:p>54.230.98.156</text:p>
          </table:table-cell>
          <table:table-cell office:value-type="float" office:value="38">
            <text:p>38</text:p>
          </table:table-cell>
          <table:table-cell office:value-type="float" office:value="0.035883">
            <text:p>0.035883</text:p>
          </table:table-cell>
          <table:table-cell office:value-type="float" office:value="0.041981">
            <text:p>0.041981</text:p>
          </table:table-cell>
          <table:table-cell office:value-type="float" office:value="0.037577">
            <text:p>0.037577</text:p>
          </table:table-cell>
          <table:table-cell office:value-type="float" office:value="0.027927">
            <text:p>0.027927</text:p>
          </table:table-cell>
          <table:table-cell office:value-type="float" office:value="0.027142">
            <text:p>0.0271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89">
            <text:p>89</text:p>
          </table:table-cell>
          <table:table-cell office:value-type="string">
            <text:p>16.11-15.00</text:p>
          </table:table-cell>
          <table:table-cell office:value-type="string">
            <text:p>sydney</text:p>
          </table:table-cell>
          <table:table-cell office:value-type="string">
            <text:p>54.230.99.217</text:p>
          </table:table-cell>
          <table:table-cell office:value-type="float" office:value="46">
            <text:p>46</text:p>
          </table:table-cell>
          <table:table-cell office:value-type="float" office:value="0.0269">
            <text:p>0.0269</text:p>
          </table:table-cell>
          <table:table-cell office:value-type="float" office:value="0.040515">
            <text:p>0.040515</text:p>
          </table:table-cell>
          <table:table-cell office:value-type="float" office:value="0.031047">
            <text:p>0.031047</text:p>
          </table:table-cell>
          <table:table-cell office:value-type="float" office:value="0.02815">
            <text:p>0.02815</text:p>
          </table:table-cell>
          <table:table-cell office:value-type="float" office:value="0.027548">
            <text:p>0.02754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0">
            <text:p>90</text:p>
          </table:table-cell>
          <table:table-cell office:value-type="string">
            <text:p>16.11-16.00</text:p>
          </table:table-cell>
          <table:table-cell office:value-type="string">
            <text:p>sydney</text:p>
          </table:table-cell>
          <table:table-cell office:value-type="string">
            <text:p>54.230.99.185</text:p>
          </table:table-cell>
          <table:table-cell office:value-type="float" office:value="43">
            <text:p>43</text:p>
          </table:table-cell>
          <table:table-cell office:value-type="float" office:value="0.065467">
            <text:p>0.065467</text:p>
          </table:table-cell>
          <table:table-cell office:value-type="float" office:value="0.079391">
            <text:p>0.079391</text:p>
          </table:table-cell>
          <table:table-cell office:value-type="float" office:value="0.028379">
            <text:p>0.028379</text:p>
          </table:table-cell>
          <table:table-cell office:value-type="float" office:value="0.03131">
            <text:p>0.03131</text:p>
          </table:table-cell>
          <table:table-cell office:value-type="float" office:value="0.027571">
            <text:p>0.0275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1">
            <text:p>91</text:p>
          </table:table-cell>
          <table:table-cell office:value-type="string">
            <text:p>16.11-17.00</text:p>
          </table:table-cell>
          <table:table-cell office:value-type="string">
            <text:p>sydney</text:p>
          </table:table-cell>
          <table:table-cell office:value-type="string">
            <text:p>54.230.98.48</text:p>
          </table:table-cell>
          <table:table-cell office:value-type="float" office:value="44">
            <text:p>44</text:p>
          </table:table-cell>
          <table:table-cell office:value-type="float" office:value="0.033426">
            <text:p>0.033426</text:p>
          </table:table-cell>
          <table:table-cell office:value-type="float" office:value="0.029287">
            <text:p>0.029287</text:p>
          </table:table-cell>
          <table:table-cell office:value-type="float" office:value="0.02677">
            <text:p>0.02677</text:p>
          </table:table-cell>
          <table:table-cell office:value-type="float" office:value="0.028132">
            <text:p>0.028132</text:p>
          </table:table-cell>
          <table:table-cell office:value-type="float" office:value="0.027003">
            <text:p>0.0270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2">
            <text:p>92</text:p>
          </table:table-cell>
          <table:table-cell office:value-type="string">
            <text:p>16.11-18.00</text:p>
          </table:table-cell>
          <table:table-cell office:value-type="string">
            <text:p>sydney</text:p>
          </table:table-cell>
          <table:table-cell office:value-type="string">
            <text:p>54.230.98.94</text:p>
          </table:table-cell>
          <table:table-cell office:value-type="float" office:value="37">
            <text:p>37</text:p>
          </table:table-cell>
          <table:table-cell office:value-type="float" office:value="0.029605">
            <text:p>0.029605</text:p>
          </table:table-cell>
          <table:table-cell office:value-type="float" office:value="0.040014">
            <text:p>0.040014</text:p>
          </table:table-cell>
          <table:table-cell office:value-type="float" office:value="0.032045">
            <text:p>0.032045</text:p>
          </table:table-cell>
          <table:table-cell office:value-type="float" office:value="0.031036">
            <text:p>0.031036</text:p>
          </table:table-cell>
          <table:table-cell office:value-type="float" office:value="0.584529">
            <text:p>0.584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3">
            <text:p>93</text:p>
          </table:table-cell>
          <table:table-cell office:value-type="string">
            <text:p>16.11-19.00</text:p>
          </table:table-cell>
          <table:table-cell office:value-type="string">
            <text:p>sydney</text:p>
          </table:table-cell>
          <table:table-cell office:value-type="string">
            <text:p>54.230.98.225</text:p>
          </table:table-cell>
          <table:table-cell office:value-type="float" office:value="41">
            <text:p>41</text:p>
          </table:table-cell>
          <table:table-cell office:value-type="float" office:value="0.027678">
            <text:p>0.027678</text:p>
          </table:table-cell>
          <table:table-cell office:value-type="float" office:value="0.028445">
            <text:p>0.028445</text:p>
          </table:table-cell>
          <table:table-cell office:value-type="float" office:value="0.027594">
            <text:p>0.027594</text:p>
          </table:table-cell>
          <table:table-cell office:value-type="float" office:value="0.039543">
            <text:p>0.039543</text:p>
          </table:table-cell>
          <table:table-cell office:value-type="float" office:value="0.035825">
            <text:p>0.03582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4">
            <text:p>94</text:p>
          </table:table-cell>
          <table:table-cell office:value-type="string">
            <text:p>16.11-20.00</text:p>
          </table:table-cell>
          <table:table-cell office:value-type="string">
            <text:p>sydney</text:p>
          </table:table-cell>
          <table:table-cell office:value-type="string">
            <text:p>54.230.98.240</text:p>
          </table:table-cell>
          <table:table-cell office:value-type="float" office:value="37">
            <text:p>37</text:p>
          </table:table-cell>
          <table:table-cell office:value-type="float" office:value="0.031742">
            <text:p>0.031742</text:p>
          </table:table-cell>
          <table:table-cell office:value-type="float" office:value="0.035874">
            <text:p>0.035874</text:p>
          </table:table-cell>
          <table:table-cell office:value-type="float" office:value="0.028358">
            <text:p>0.028358</text:p>
          </table:table-cell>
          <table:table-cell office:value-type="float" office:value="0.029544">
            <text:p>0.029544</text:p>
          </table:table-cell>
          <table:table-cell office:value-type="float" office:value="0.040376">
            <text:p>0.0403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5">
            <text:p>95</text:p>
          </table:table-cell>
          <table:table-cell office:value-type="string">
            <text:p>16.11-21.00</text:p>
          </table:table-cell>
          <table:table-cell office:value-type="string">
            <text:p>sydney</text:p>
          </table:table-cell>
          <table:table-cell office:value-type="string">
            <text:p>54.230.98.130</text:p>
          </table:table-cell>
          <table:table-cell office:value-type="float" office:value="51">
            <text:p>51</text:p>
          </table:table-cell>
          <table:table-cell office:value-type="float" office:value="0.096852">
            <text:p>0.096852</text:p>
          </table:table-cell>
          <table:table-cell office:value-type="float" office:value="0.032985">
            <text:p>0.032985</text:p>
          </table:table-cell>
          <table:table-cell office:value-type="float" office:value="0.03252">
            <text:p>0.03252</text:p>
          </table:table-cell>
          <table:table-cell office:value-type="float" office:value="0.051383">
            <text:p>0.051383</text:p>
          </table:table-cell>
          <table:table-cell office:value-type="float" office:value="0.026176">
            <text:p>0.02617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6">
            <text:p>96</text:p>
          </table:table-cell>
          <table:table-cell office:value-type="string">
            <text:p>16.11-22.00</text:p>
          </table:table-cell>
          <table:table-cell office:value-type="string">
            <text:p>sydney</text:p>
          </table:table-cell>
          <table:table-cell office:value-type="string">
            <text:p>54.230.99.203</text:p>
          </table:table-cell>
          <table:table-cell office:value-type="float" office:value="73">
            <text:p>73</text:p>
          </table:table-cell>
          <table:table-cell office:value-type="float" office:value="0.033337">
            <text:p>0.033337</text:p>
          </table:table-cell>
          <table:table-cell office:value-type="float" office:value="0.035879">
            <text:p>0.035879</text:p>
          </table:table-cell>
          <table:table-cell office:value-type="float" office:value="0.037057">
            <text:p>0.037057</text:p>
          </table:table-cell>
          <table:table-cell office:value-type="float" office:value="0.05453">
            <text:p>0.05453</text:p>
          </table:table-cell>
          <table:table-cell office:value-type="float" office:value="0.036144">
            <text:p>0.03614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7">
            <text:p>97</text:p>
          </table:table-cell>
          <table:table-cell office:value-type="string">
            <text:p>16.11-23.00</text:p>
          </table:table-cell>
          <table:table-cell office:value-type="string">
            <text:p>sydney</text:p>
          </table:table-cell>
          <table:table-cell office:value-type="string">
            <text:p>54.230.99.62</text:p>
          </table:table-cell>
          <table:table-cell office:value-type="float" office:value="46">
            <text:p>46</text:p>
          </table:table-cell>
          <table:table-cell office:value-type="float" office:value="0.037969">
            <text:p>0.037969</text:p>
          </table:table-cell>
          <table:table-cell office:value-type="float" office:value="0.305428">
            <text:p>0.305428</text:p>
          </table:table-cell>
          <table:table-cell office:value-type="float" office:value="0.030171">
            <text:p>0.030171</text:p>
          </table:table-cell>
          <table:table-cell office:value-type="float" office:value="0.031619">
            <text:p>0.031619</text:p>
          </table:table-cell>
          <table:table-cell office:value-type="float" office:value="0.034633">
            <text:p>0.034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8">
            <text:p>98</text:p>
          </table:table-cell>
          <table:table-cell office:value-type="string">
            <text:p>17.11-00.00</text:p>
          </table:table-cell>
          <table:table-cell office:value-type="string">
            <text:p>sydney</text:p>
          </table:table-cell>
          <table:table-cell office:value-type="string">
            <text:p>54.230.99.43</text:p>
          </table:table-cell>
          <table:table-cell office:value-type="float" office:value="97">
            <text:p>97</text:p>
          </table:table-cell>
          <table:table-cell office:value-type="float" office:value="0.045347">
            <text:p>0.045347</text:p>
          </table:table-cell>
          <table:table-cell office:value-type="float" office:value="0.031752">
            <text:p>0.031752</text:p>
          </table:table-cell>
          <table:table-cell office:value-type="float" office:value="0.030865">
            <text:p>0.030865</text:p>
          </table:table-cell>
          <table:table-cell office:value-type="float" office:value="0.041986">
            <text:p>0.041986</text:p>
          </table:table-cell>
          <table:table-cell office:value-type="float" office:value="0.031217">
            <text:p>0.0312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99">
            <text:p>99</text:p>
          </table:table-cell>
          <table:table-cell office:value-type="string">
            <text:p>17.11-01.00</text:p>
          </table:table-cell>
          <table:table-cell office:value-type="string">
            <text:p>sydney</text:p>
          </table:table-cell>
          <table:table-cell office:value-type="string">
            <text:p>54.230.99.30</text:p>
          </table:table-cell>
          <table:table-cell office:value-type="float" office:value="45">
            <text:p>45</text:p>
          </table:table-cell>
          <table:table-cell office:value-type="float" office:value="0.032901">
            <text:p>0.032901</text:p>
          </table:table-cell>
          <table:table-cell office:value-type="float" office:value="0.036204">
            <text:p>0.036204</text:p>
          </table:table-cell>
          <table:table-cell office:value-type="float" office:value="0.036628">
            <text:p>0.036628</text:p>
          </table:table-cell>
          <table:table-cell office:value-type="float" office:value="0.029494">
            <text:p>0.029494</text:p>
          </table:table-cell>
          <table:table-cell office:value-type="float" office:value="0.028633">
            <text:p>0.0286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0">
            <text:p>100</text:p>
          </table:table-cell>
          <table:table-cell office:value-type="string">
            <text:p>17.11-02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49">
            <text:p>49</text:p>
          </table:table-cell>
          <table:table-cell office:value-type="float" office:value="0.036008">
            <text:p>0.036008</text:p>
          </table:table-cell>
          <table:table-cell office:value-type="float" office:value="0.027132">
            <text:p>0.027132</text:p>
          </table:table-cell>
          <table:table-cell office:value-type="float" office:value="0.027939">
            <text:p>0.027939</text:p>
          </table:table-cell>
          <table:table-cell office:value-type="float" office:value="0.028059">
            <text:p>0.028059</text:p>
          </table:table-cell>
          <table:table-cell office:value-type="float" office:value="0.032283">
            <text:p>0.03228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1">
            <text:p>101</text:p>
          </table:table-cell>
          <table:table-cell office:value-type="string">
            <text:p>17.11-03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39">
            <text:p>39</text:p>
          </table:table-cell>
          <table:table-cell office:value-type="float" office:value="0.04364">
            <text:p>0.04364</text:p>
          </table:table-cell>
          <table:table-cell office:value-type="float" office:value="0.029397">
            <text:p>0.029397</text:p>
          </table:table-cell>
          <table:table-cell office:value-type="float" office:value="0.029345">
            <text:p>0.029345</text:p>
          </table:table-cell>
          <table:table-cell office:value-type="float" office:value="0.028736">
            <text:p>0.028736</text:p>
          </table:table-cell>
          <table:table-cell office:value-type="float" office:value="0.032053">
            <text:p>0.03205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2">
            <text:p>102</text:p>
          </table:table-cell>
          <table:table-cell office:value-type="string">
            <text:p>17.11-04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44">
            <text:p>44</text:p>
          </table:table-cell>
          <table:table-cell office:value-type="float" office:value="0.027106">
            <text:p>0.027106</text:p>
          </table:table-cell>
          <table:table-cell office:value-type="float" office:value="0.027032">
            <text:p>0.027032</text:p>
          </table:table-cell>
          <table:table-cell office:value-type="float" office:value="0.027625">
            <text:p>0.027625</text:p>
          </table:table-cell>
          <table:table-cell office:value-type="float" office:value="0.028164">
            <text:p>0.028164</text:p>
          </table:table-cell>
          <table:table-cell office:value-type="float" office:value="0.029579">
            <text:p>0.0295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3">
            <text:p>103</text:p>
          </table:table-cell>
          <table:table-cell office:value-type="string">
            <text:p>17.11-05.00</text:p>
          </table:table-cell>
          <table:table-cell office:value-type="string">
            <text:p>sydney</text:p>
          </table:table-cell>
          <table:table-cell office:value-type="string">
            <text:p>54.230.98.98</text:p>
          </table:table-cell>
          <table:table-cell office:value-type="float" office:value="61">
            <text:p>61</text:p>
          </table:table-cell>
          <table:table-cell office:value-type="float" office:value="0.027158">
            <text:p>0.027158</text:p>
          </table:table-cell>
          <table:table-cell office:value-type="float" office:value="0.030847">
            <text:p>0.030847</text:p>
          </table:table-cell>
          <table:table-cell office:value-type="float" office:value="0.028867">
            <text:p>0.028867</text:p>
          </table:table-cell>
          <table:table-cell office:value-type="float" office:value="0.03208">
            <text:p>0.03208</text:p>
          </table:table-cell>
          <table:table-cell office:value-type="float" office:value="0.027266">
            <text:p>0.02726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4">
            <text:p>104</text:p>
          </table:table-cell>
          <table:table-cell office:value-type="string">
            <text:p>17.11-06.00</text:p>
          </table:table-cell>
          <table:table-cell office:value-type="string">
            <text:p>sydney</text:p>
          </table:table-cell>
          <table:table-cell office:value-type="string">
            <text:p>192.168.1.1</text:p>
          </table:table-cell>
          <table:table-cell office:value-type="float" office:value="41">
            <text:p>41</text:p>
          </table:table-cell>
          <table:table-cell office:value-type="float" office:value="0.046241">
            <text:p>0.046241</text:p>
          </table:table-cell>
          <table:table-cell office:value-type="float" office:value="0.029402">
            <text:p>0.029402</text:p>
          </table:table-cell>
          <table:table-cell office:value-type="float" office:value="0.030906">
            <text:p>0.030906</text:p>
          </table:table-cell>
          <table:table-cell office:value-type="float" office:value="0.030643">
            <text:p>0.030643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5">
            <text:p>105</text:p>
          </table:table-cell>
          <table:table-cell office:value-type="string">
            <text:p>17.11-07.00</text:p>
          </table:table-cell>
          <table:table-cell office:value-type="string">
            <text:p>sydney</text:p>
          </table:table-cell>
          <table:table-cell office:value-type="string">
            <text:p>54.230.99.196</text:p>
          </table:table-cell>
          <table:table-cell office:value-type="float" office:value="39">
            <text:p>39</text:p>
          </table:table-cell>
          <table:table-cell office:value-type="float" office:value="0.030792">
            <text:p>0.030792</text:p>
          </table:table-cell>
          <table:table-cell office:value-type="float" office:value="0.027886">
            <text:p>0.027886</text:p>
          </table:table-cell>
          <table:table-cell office:value-type="float" office:value="0.028734">
            <text:p>0.028734</text:p>
          </table:table-cell>
          <table:table-cell office:value-type="float" office:value="0.02938">
            <text:p>0.02938</text:p>
          </table:table-cell>
          <table:table-cell office:value-type="float" office:value="0.028693">
            <text:p>0.0286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6">
            <text:p>106</text:p>
          </table:table-cell>
          <table:table-cell office:value-type="string">
            <text:p>17.11-08.00</text:p>
          </table:table-cell>
          <table:table-cell office:value-type="string">
            <text:p>sydney</text:p>
          </table:table-cell>
          <table:table-cell office:value-type="string">
            <text:p>54.230.98.197</text:p>
          </table:table-cell>
          <table:table-cell office:value-type="float" office:value="16">
            <text:p>16</text:p>
          </table:table-cell>
          <table:table-cell office:value-type="float" office:value="0.0286">
            <text:p>0.0286</text:p>
          </table:table-cell>
          <table:table-cell office:value-type="float" office:value="0.027252">
            <text:p>0.027252</text:p>
          </table:table-cell>
          <table:table-cell office:value-type="float" office:value="0.057554">
            <text:p>0.057554</text:p>
          </table:table-cell>
          <table:table-cell office:value-type="float" office:value="0.02987">
            <text:p>0.02987</text:p>
          </table:table-cell>
          <table:table-cell office:value-type="float" office:value="0.028361">
            <text:p>0.0283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7">
            <text:p>107</text:p>
          </table:table-cell>
          <table:table-cell office:value-type="string">
            <text:p>17.11-09.00</text:p>
          </table:table-cell>
          <table:table-cell office:value-type="string">
            <text:p>sydney</text:p>
          </table:table-cell>
          <table:table-cell office:value-type="string">
            <text:p>192.241.187.124</text:p>
          </table:table-cell>
          <table:table-cell office:value-type="float" office:value="12">
            <text:p>12</text:p>
          </table:table-cell>
          <table:table-cell office:value-type="float" office:value="0.028712">
            <text:p>0.028712</text:p>
          </table:table-cell>
          <table:table-cell office:value-type="float" office:value="0.038134">
            <text:p>0.038134</text:p>
          </table:table-cell>
          <table:table-cell office:value-type="float" office:value="0.03353">
            <text:p>0.03353</text:p>
          </table:table-cell>
          <table:table-cell office:value-type="float" office:value="0.028397">
            <text:p>0.028397</text:p>
          </table:table-cell>
          <table:table-cell office:value-type="float" office:value="0.000133">
            <text:p>0.0001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8">
            <text:p>108</text:p>
          </table:table-cell>
          <table:table-cell office:value-type="string">
            <text:p>17.11-10.00</text:p>
          </table:table-cell>
          <table:table-cell office:value-type="string">
            <text:p>sydney</text:p>
          </table:table-cell>
          <table:table-cell office:value-type="string">
            <text:p>54.230.96.123</text:p>
          </table:table-cell>
          <table:table-cell office:value-type="float" office:value="40">
            <text:p>40</text:p>
          </table:table-cell>
          <table:table-cell office:value-type="float" office:value="0.028631">
            <text:p>0.028631</text:p>
          </table:table-cell>
          <table:table-cell office:value-type="float" office:value="0.046621">
            <text:p>0.046621</text:p>
          </table:table-cell>
          <table:table-cell office:value-type="float" office:value="0.030944">
            <text:p>0.030944</text:p>
          </table:table-cell>
          <table:table-cell office:value-type="float" office:value="0.031563">
            <text:p>0.031563</text:p>
          </table:table-cell>
          <table:table-cell office:value-type="float" office:value="0.030032">
            <text:p>0.03003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09">
            <text:p>109</text:p>
          </table:table-cell>
          <table:table-cell office:value-type="string">
            <text:p>17.11-11.00</text:p>
          </table:table-cell>
          <table:table-cell office:value-type="string">
            <text:p>sydney</text:p>
          </table:table-cell>
          <table:table-cell/>
          <table:table-cell office:value-type="float" office:value="44">
            <text:p>44</text:p>
          </table:table-cell>
          <table:table-cell office:value-type="float" office:value="0.035355">
            <text:p>0.035355</text:p>
          </table:table-cell>
          <table:table-cell office:value-type="float" office:value="0.028345">
            <text:p>0.028345</text:p>
          </table:table-cell>
          <table:table-cell office:value-type="float" office:value="0.031542">
            <text:p>0.031542</text:p>
          </table:table-cell>
          <table:table-cell office:value-type="float" office:value="0.029406">
            <text:p>0.029406</text:p>
          </table:table-cell>
          <table:table-cell table:number-columns-repeated="1014"/>
        </table:table-row>
        <table:table-row table:style-name="ro1">
          <table:table-cell office:value-type="string">
            <text:p>home</text:p>
          </table:table-cell>
          <table:table-cell office:value-type="float" office:value="110">
            <text:p>110</text:p>
          </table:table-cell>
          <table:table-cell office:value-type="string">
            <text:p>16.11-14.00</text:p>
          </table:table-cell>
          <table:table-cell office:value-type="string">
            <text:p>usstandard</text:p>
          </table:table-cell>
          <table:table-cell office:value-type="string">
            <text:p>54.230.99.21</text:p>
          </table:table-cell>
          <table:table-cell office:value-type="float" office:value="43">
            <text:p>43</text:p>
          </table:table-cell>
          <table:table-cell office:value-type="float" office:value="0.031483">
            <text:p>0.031483</text:p>
          </table:table-cell>
          <table:table-cell office:value-type="float" office:value="0.030368">
            <text:p>0.030368</text:p>
          </table:table-cell>
          <table:table-cell office:value-type="float" office:value="0.01822">
            <text:p>0.01822</text:p>
          </table:table-cell>
          <table:table-cell office:value-type="float" office:value="0.028458">
            <text:p>0.028458</text:p>
          </table:table-cell>
          <table:table-cell office:value-type="float" office:value="0.026539">
            <text:p>0.02653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1">
            <text:p>111</text:p>
          </table:table-cell>
          <table:table-cell office:value-type="string">
            <text:p>16.11-15.00</text:p>
          </table:table-cell>
          <table:table-cell office:value-type="string">
            <text:p>usstandard</text:p>
          </table:table-cell>
          <table:table-cell office:value-type="string">
            <text:p>54.230.99.193</text:p>
          </table:table-cell>
          <table:table-cell office:value-type="float" office:value="43">
            <text:p>43</text:p>
          </table:table-cell>
          <table:table-cell office:value-type="float" office:value="0.029998">
            <text:p>0.029998</text:p>
          </table:table-cell>
          <table:table-cell office:value-type="float" office:value="0.032766">
            <text:p>0.032766</text:p>
          </table:table-cell>
          <table:table-cell office:value-type="float" office:value="0.032435">
            <text:p>0.032435</text:p>
          </table:table-cell>
          <table:table-cell office:value-type="float" office:value="0.029084">
            <text:p>0.029084</text:p>
          </table:table-cell>
          <table:table-cell office:value-type="float" office:value="0.032347">
            <text:p>0.0323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2">
            <text:p>112</text:p>
          </table:table-cell>
          <table:table-cell office:value-type="string">
            <text:p>16.11-16.00</text:p>
          </table:table-cell>
          <table:table-cell office:value-type="string">
            <text:p>usstandard</text:p>
          </table:table-cell>
          <table:table-cell office:value-type="string">
            <text:p>54.230.99.193</text:p>
          </table:table-cell>
          <table:table-cell office:value-type="float" office:value="45">
            <text:p>45</text:p>
          </table:table-cell>
          <table:table-cell office:value-type="float" office:value="0.036208">
            <text:p>0.036208</text:p>
          </table:table-cell>
          <table:table-cell office:value-type="float" office:value="0.048624">
            <text:p>0.048624</text:p>
          </table:table-cell>
          <table:table-cell office:value-type="float" office:value="0.054693">
            <text:p>0.054693</text:p>
          </table:table-cell>
          <table:table-cell office:value-type="float" office:value="0.028807">
            <text:p>0.028807</text:p>
          </table:table-cell>
          <table:table-cell office:value-type="float" office:value="0.041051">
            <text:p>0.0410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3">
            <text:p>113</text:p>
          </table:table-cell>
          <table:table-cell office:value-type="string">
            <text:p>16.11-17.00</text:p>
          </table:table-cell>
          <table:table-cell office:value-type="string">
            <text:p>usstandard</text:p>
          </table:table-cell>
          <table:table-cell office:value-type="string">
            <text:p>54.230.99.200</text:p>
          </table:table-cell>
          <table:table-cell office:value-type="float" office:value="38">
            <text:p>38</text:p>
          </table:table-cell>
          <table:table-cell office:value-type="float" office:value="0.040775">
            <text:p>0.040775</text:p>
          </table:table-cell>
          <table:table-cell office:value-type="float" office:value="0.016933">
            <text:p>0.016933</text:p>
          </table:table-cell>
          <table:table-cell office:value-type="float" office:value="0.028512">
            <text:p>0.028512</text:p>
          </table:table-cell>
          <table:table-cell office:value-type="float" office:value="0.037433">
            <text:p>0.037433</text:p>
          </table:table-cell>
          <table:table-cell office:value-type="float" office:value="0.026515">
            <text:p>0.02651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4">
            <text:p>114</text:p>
          </table:table-cell>
          <table:table-cell office:value-type="string">
            <text:p>16.11-18.00</text:p>
          </table:table-cell>
          <table:table-cell office:value-type="string">
            <text:p>usstandard</text:p>
          </table:table-cell>
          <table:table-cell office:value-type="string">
            <text:p>54.230.98.225</text:p>
          </table:table-cell>
          <table:table-cell office:value-type="float" office:value="62">
            <text:p>62</text:p>
          </table:table-cell>
          <table:table-cell office:value-type="float" office:value="0.050826">
            <text:p>0.050826</text:p>
          </table:table-cell>
          <table:table-cell office:value-type="float" office:value="0.0303">
            <text:p>0.0303</text:p>
          </table:table-cell>
          <table:table-cell office:value-type="float" office:value="0.037341">
            <text:p>0.037341</text:p>
          </table:table-cell>
          <table:table-cell office:value-type="float" office:value="0.027504">
            <text:p>0.027504</text:p>
          </table:table-cell>
          <table:table-cell office:value-type="float" office:value="0.030285">
            <text:p>0.03028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5">
            <text:p>115</text:p>
          </table:table-cell>
          <table:table-cell office:value-type="string">
            <text:p>16.11-19.00</text:p>
          </table:table-cell>
          <table:table-cell office:value-type="string">
            <text:p>usstandard</text:p>
          </table:table-cell>
          <table:table-cell office:value-type="string">
            <text:p>54.230.99.162</text:p>
          </table:table-cell>
          <table:table-cell office:value-type="float" office:value="43">
            <text:p>43</text:p>
          </table:table-cell>
          <table:table-cell office:value-type="float" office:value="0.028136">
            <text:p>0.028136</text:p>
          </table:table-cell>
          <table:table-cell office:value-type="float" office:value="0.027903">
            <text:p>0.027903</text:p>
          </table:table-cell>
          <table:table-cell office:value-type="float" office:value="0.029135">
            <text:p>0.029135</text:p>
          </table:table-cell>
          <table:table-cell office:value-type="float" office:value="0.031027">
            <text:p>0.031027</text:p>
          </table:table-cell>
          <table:table-cell office:value-type="float" office:value="0.028652">
            <text:p>0.0286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6">
            <text:p>116</text:p>
          </table:table-cell>
          <table:table-cell office:value-type="string">
            <text:p>16.11-20.00</text:p>
          </table:table-cell>
          <table:table-cell office:value-type="string">
            <text:p>usstandard</text:p>
          </table:table-cell>
          <table:table-cell office:value-type="string">
            <text:p>54.230.99.58</text:p>
          </table:table-cell>
          <table:table-cell office:value-type="float" office:value="47">
            <text:p>47</text:p>
          </table:table-cell>
          <table:table-cell office:value-type="float" office:value="0.035235">
            <text:p>0.035235</text:p>
          </table:table-cell>
          <table:table-cell office:value-type="float" office:value="0.039005">
            <text:p>0.039005</text:p>
          </table:table-cell>
          <table:table-cell office:value-type="float" office:value="0.085731">
            <text:p>0.085731</text:p>
          </table:table-cell>
          <table:table-cell office:value-type="float" office:value="0.031024">
            <text:p>0.031024</text:p>
          </table:table-cell>
          <table:table-cell office:value-type="float" office:value="0.029161">
            <text:p>0.0291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7">
            <text:p>117</text:p>
          </table:table-cell>
          <table:table-cell office:value-type="string">
            <text:p>16.11-21.00</text:p>
          </table:table-cell>
          <table:table-cell office:value-type="string">
            <text:p>usstandard</text:p>
          </table:table-cell>
          <table:table-cell office:value-type="string">
            <text:p>54.230.98.58</text:p>
          </table:table-cell>
          <table:table-cell office:value-type="float" office:value="41">
            <text:p>41</text:p>
          </table:table-cell>
          <table:table-cell office:value-type="float" office:value="0.027543">
            <text:p>0.027543</text:p>
          </table:table-cell>
          <table:table-cell office:value-type="float" office:value="0.029893">
            <text:p>0.029893</text:p>
          </table:table-cell>
          <table:table-cell office:value-type="float" office:value="0.033956">
            <text:p>0.033956</text:p>
          </table:table-cell>
          <table:table-cell office:value-type="float" office:value="0.031905">
            <text:p>0.031905</text:p>
          </table:table-cell>
          <table:table-cell office:value-type="float" office:value="0.035779">
            <text:p>0.0357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8">
            <text:p>118</text:p>
          </table:table-cell>
          <table:table-cell office:value-type="string">
            <text:p>16.11-22.00</text:p>
          </table:table-cell>
          <table:table-cell office:value-type="string">
            <text:p>usstandard</text:p>
          </table:table-cell>
          <table:table-cell office:value-type="string">
            <text:p>54.230.98.50</text:p>
          </table:table-cell>
          <table:table-cell office:value-type="float" office:value="13">
            <text:p>13</text:p>
          </table:table-cell>
          <table:table-cell office:value-type="float" office:value="0.030995">
            <text:p>0.030995</text:p>
          </table:table-cell>
          <table:table-cell office:value-type="float" office:value="0.02852">
            <text:p>0.02852</text:p>
          </table:table-cell>
          <table:table-cell office:value-type="float" office:value="0.04067">
            <text:p>0.04067</text:p>
          </table:table-cell>
          <table:table-cell office:value-type="float" office:value="0.058791">
            <text:p>0.058791</text:p>
          </table:table-cell>
          <table:table-cell office:value-type="float" office:value="0.039222">
            <text:p>0.03922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19">
            <text:p>119</text:p>
          </table:table-cell>
          <table:table-cell office:value-type="string">
            <text:p>16.11-23.00</text:p>
          </table:table-cell>
          <table:table-cell office:value-type="string">
            <text:p>usstandard</text:p>
          </table:table-cell>
          <table:table-cell office:value-type="string">
            <text:p>54.230.98.197</text:p>
          </table:table-cell>
          <table:table-cell office:value-type="float" office:value="46">
            <text:p>46</text:p>
          </table:table-cell>
          <table:table-cell office:value-type="float" office:value="0.030422">
            <text:p>0.030422</text:p>
          </table:table-cell>
          <table:table-cell office:value-type="float" office:value="0.033366">
            <text:p>0.033366</text:p>
          </table:table-cell>
          <table:table-cell office:value-type="float" office:value="0.039679">
            <text:p>0.039679</text:p>
          </table:table-cell>
          <table:table-cell office:value-type="float" office:value="0.03185">
            <text:p>0.03185</text:p>
          </table:table-cell>
          <table:table-cell office:value-type="float" office:value="0.031769">
            <text:p>0.03176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0">
            <text:p>120</text:p>
          </table:table-cell>
          <table:table-cell office:value-type="string">
            <text:p>17.11-00.00</text:p>
          </table:table-cell>
          <table:table-cell office:value-type="string">
            <text:p>usstandard</text:p>
          </table:table-cell>
          <table:table-cell office:value-type="string">
            <text:p>54.230.98.43</text:p>
          </table:table-cell>
          <table:table-cell office:value-type="float" office:value="45">
            <text:p>45</text:p>
          </table:table-cell>
          <table:table-cell office:value-type="float" office:value="0.030338">
            <text:p>0.030338</text:p>
          </table:table-cell>
          <table:table-cell office:value-type="float" office:value="0.033193">
            <text:p>0.033193</text:p>
          </table:table-cell>
          <table:table-cell office:value-type="float" office:value="0.039576">
            <text:p>0.039576</text:p>
          </table:table-cell>
          <table:table-cell office:value-type="float" office:value="0.038703">
            <text:p>0.038703</text:p>
          </table:table-cell>
          <table:table-cell office:value-type="float" office:value="0.029482">
            <text:p>0.02948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1">
            <text:p>121</text:p>
          </table:table-cell>
          <table:table-cell office:value-type="string">
            <text:p>17.11-01.00</text:p>
          </table:table-cell>
          <table:table-cell office:value-type="string">
            <text:p>usstandard</text:p>
          </table:table-cell>
          <table:table-cell office:value-type="string">
            <text:p>54.230.99.111</text:p>
          </table:table-cell>
          <table:table-cell office:value-type="float" office:value="37">
            <text:p>37</text:p>
          </table:table-cell>
          <table:table-cell office:value-type="float" office:value="0.0275">
            <text:p>0.0275</text:p>
          </table:table-cell>
          <table:table-cell office:value-type="float" office:value="0.029377">
            <text:p>0.029377</text:p>
          </table:table-cell>
          <table:table-cell office:value-type="float" office:value="0.036495">
            <text:p>0.036495</text:p>
          </table:table-cell>
          <table:table-cell office:value-type="float" office:value="0.028885">
            <text:p>0.028885</text:p>
          </table:table-cell>
          <table:table-cell office:value-type="float" office:value="0.028567">
            <text:p>0.0285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2">
            <text:p>122</text:p>
          </table:table-cell>
          <table:table-cell office:value-type="string">
            <text:p>17.11-02.00</text:p>
          </table:table-cell>
          <table:table-cell office:value-type="string">
            <text:p>usstandard</text:p>
          </table:table-cell>
          <table:table-cell office:value-type="string">
            <text:p>54.230.98.195</text:p>
          </table:table-cell>
          <table:table-cell office:value-type="float" office:value="45">
            <text:p>45</text:p>
          </table:table-cell>
          <table:table-cell office:value-type="float" office:value="0.027533">
            <text:p>0.027533</text:p>
          </table:table-cell>
          <table:table-cell office:value-type="float" office:value="0.027675">
            <text:p>0.027675</text:p>
          </table:table-cell>
          <table:table-cell office:value-type="float" office:value="0.03991">
            <text:p>0.03991</text:p>
          </table:table-cell>
          <table:table-cell office:value-type="float" office:value="0.029283">
            <text:p>0.029283</text:p>
          </table:table-cell>
          <table:table-cell office:value-type="float" office:value="0.033773">
            <text:p>0.03377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3">
            <text:p>123</text:p>
          </table:table-cell>
          <table:table-cell office:value-type="string">
            <text:p>17.11-03.00</text:p>
          </table:table-cell>
          <table:table-cell office:value-type="string">
            <text:p>usstandard</text:p>
          </table:table-cell>
          <table:table-cell office:value-type="string">
            <text:p>54.230.98.50</text:p>
          </table:table-cell>
          <table:table-cell office:value-type="float" office:value="42">
            <text:p>42</text:p>
          </table:table-cell>
          <table:table-cell office:value-type="float" office:value="0.038307">
            <text:p>0.038307</text:p>
          </table:table-cell>
          <table:table-cell office:value-type="float" office:value="0.027609">
            <text:p>0.027609</text:p>
          </table:table-cell>
          <table:table-cell office:value-type="float" office:value="0.029575">
            <text:p>0.029575</text:p>
          </table:table-cell>
          <table:table-cell office:value-type="float" office:value="0.03828">
            <text:p>0.03828</text:p>
          </table:table-cell>
          <table:table-cell office:value-type="float" office:value="0.029952">
            <text:p>0.02995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4">
            <text:p>124</text:p>
          </table:table-cell>
          <table:table-cell office:value-type="string">
            <text:p>17.11-04.00</text:p>
          </table:table-cell>
          <table:table-cell office:value-type="string">
            <text:p>usstandard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0103">
            <text:p>0.030103</text:p>
          </table:table-cell>
          <table:table-cell office:value-type="float" office:value="0.031001">
            <text:p>0.031001</text:p>
          </table:table-cell>
          <table:table-cell office:value-type="float" office:value="0.027453">
            <text:p>0.027453</text:p>
          </table:table-cell>
          <table:table-cell office:value-type="float" office:value="0.027134">
            <text:p>0.027134</text:p>
          </table:table-cell>
          <table:table-cell office:value-type="float" office:value="0.029706">
            <text:p>0.02970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5">
            <text:p>125</text:p>
          </table:table-cell>
          <table:table-cell office:value-type="string">
            <text:p>17.11-05.00</text:p>
          </table:table-cell>
          <table:table-cell office:value-type="string">
            <text:p>usstandard</text:p>
          </table:table-cell>
          <table:table-cell office:value-type="string">
            <text:p>54.230.99.53</text:p>
          </table:table-cell>
          <table:table-cell office:value-type="float" office:value="38">
            <text:p>38</text:p>
          </table:table-cell>
          <table:table-cell office:value-type="float" office:value="0.031048">
            <text:p>0.031048</text:p>
          </table:table-cell>
          <table:table-cell office:value-type="float" office:value="0.033089">
            <text:p>0.033089</text:p>
          </table:table-cell>
          <table:table-cell office:value-type="float" office:value="0.029335">
            <text:p>0.029335</text:p>
          </table:table-cell>
          <table:table-cell office:value-type="float" office:value="0.029186">
            <text:p>0.029186</text:p>
          </table:table-cell>
          <table:table-cell office:value-type="float" office:value="0.026879">
            <text:p>0.02687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6">
            <text:p>126</text:p>
          </table:table-cell>
          <table:table-cell office:value-type="string">
            <text:p>17.11-06.00</text:p>
          </table:table-cell>
          <table:table-cell office:value-type="string">
            <text:p>usstandard</text:p>
          </table:table-cell>
          <table:table-cell office:value-type="string">
            <text:p>54.230.98.134</text:p>
          </table:table-cell>
          <table:table-cell office:value-type="float" office:value="83">
            <text:p>83</text:p>
          </table:table-cell>
          <table:table-cell office:value-type="float" office:value="0.027088">
            <text:p>0.027088</text:p>
          </table:table-cell>
          <table:table-cell office:value-type="float" office:value="0.036533">
            <text:p>0.036533</text:p>
          </table:table-cell>
          <table:table-cell office:value-type="float" office:value="0.026649">
            <text:p>0.026649</text:p>
          </table:table-cell>
          <table:table-cell office:value-type="float" office:value="0.029786">
            <text:p>0.029786</text:p>
          </table:table-cell>
          <table:table-cell office:value-type="float" office:value="0.027403">
            <text:p>0.0274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7">
            <text:p>127</text:p>
          </table:table-cell>
          <table:table-cell office:value-type="string">
            <text:p>17.11-07.00</text:p>
          </table:table-cell>
          <table:table-cell office:value-type="string">
            <text:p>usstandard</text:p>
          </table:table-cell>
          <table:table-cell office:value-type="string">
            <text:p>54.230.98.71</text:p>
          </table:table-cell>
          <table:table-cell office:value-type="float" office:value="41">
            <text:p>41</text:p>
          </table:table-cell>
          <table:table-cell office:value-type="float" office:value="0.029059">
            <text:p>0.029059</text:p>
          </table:table-cell>
          <table:table-cell office:value-type="float" office:value="0.031064">
            <text:p>0.031064</text:p>
          </table:table-cell>
          <table:table-cell office:value-type="float" office:value="0.030193">
            <text:p>0.030193</text:p>
          </table:table-cell>
          <table:table-cell office:value-type="float" office:value="0.028293">
            <text:p>0.028293</text:p>
          </table:table-cell>
          <table:table-cell office:value-type="float" office:value="0.04902">
            <text:p>0.0490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8">
            <text:p>128</text:p>
          </table:table-cell>
          <table:table-cell office:value-type="string">
            <text:p>17.11-08.00</text:p>
          </table:table-cell>
          <table:table-cell office:value-type="string">
            <text:p>usstandard</text:p>
          </table:table-cell>
          <table:table-cell office:value-type="string">
            <text:p>54.230.96.45</text:p>
          </table:table-cell>
          <table:table-cell office:value-type="float" office:value="41">
            <text:p>41</text:p>
          </table:table-cell>
          <table:table-cell office:value-type="float" office:value="0.033196">
            <text:p>0.033196</text:p>
          </table:table-cell>
          <table:table-cell office:value-type="float" office:value="0.034709">
            <text:p>0.034709</text:p>
          </table:table-cell>
          <table:table-cell office:value-type="float" office:value="0.030911">
            <text:p>0.030911</text:p>
          </table:table-cell>
          <table:table-cell office:value-type="float" office:value="0.031968">
            <text:p>0.031968</text:p>
          </table:table-cell>
          <table:table-cell office:value-type="float" office:value="0.040429">
            <text:p>0.0404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29">
            <text:p>129</text:p>
          </table:table-cell>
          <table:table-cell office:value-type="string">
            <text:p>17.11-09.00</text:p>
          </table:table-cell>
          <table:table-cell office:value-type="string">
            <text:p>usstandard</text:p>
          </table:table-cell>
          <table:table-cell office:value-type="string">
            <text:p>54.230.98.203</text:p>
          </table:table-cell>
          <table:table-cell office:value-type="float" office:value="41">
            <text:p>41</text:p>
          </table:table-cell>
          <table:table-cell office:value-type="float" office:value="0.030118">
            <text:p>0.030118</text:p>
          </table:table-cell>
          <table:table-cell office:value-type="float" office:value="0.0264">
            <text:p>0.0264</text:p>
          </table:table-cell>
          <table:table-cell office:value-type="float" office:value="0.054718">
            <text:p>0.054718</text:p>
          </table:table-cell>
          <table:table-cell office:value-type="float" office:value="0.026701">
            <text:p>0.026701</text:p>
          </table:table-cell>
          <table:table-cell office:value-type="float" office:value="0.02751">
            <text:p>0.0275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0">
            <text:p>130</text:p>
          </table:table-cell>
          <table:table-cell office:value-type="string">
            <text:p>17.11-10.00</text:p>
          </table:table-cell>
          <table:table-cell office:value-type="string">
            <text:p>usstandard</text:p>
          </table:table-cell>
          <table:table-cell office:value-type="string">
            <text:p>192.168.1.2</text:p>
          </table:table-cell>
          <table:table-cell office:value-type="float" office:value="45">
            <text:p>45</text:p>
          </table:table-cell>
          <table:table-cell office:value-type="float" office:value="0.041545">
            <text:p>0.041545</text:p>
          </table:table-cell>
          <table:table-cell office:value-type="float" office:value="0.030213">
            <text:p>0.030213</text:p>
          </table:table-cell>
          <table:table-cell office:value-type="float" office:value="0.035863">
            <text:p>0.035863</text:p>
          </table:table-cell>
          <table:table-cell office:value-type="float" office:value="0.055173">
            <text:p>0.055173</text:p>
          </table:table-cell>
          <table:table-cell office:value-type="float" office:value="0.001826">
            <text:p>0.0018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1">
            <text:p>131</text:p>
          </table:table-cell>
          <table:table-cell office:value-type="string">
            <text:p>17.11-11.00</text:p>
          </table:table-cell>
          <table:table-cell office:value-type="string">
            <text:p>usstandard</text:p>
          </table:table-cell>
          <table:table-cell office:value-type="string">
            <text:p>54.230.98.33</text:p>
          </table:table-cell>
          <table:table-cell office:value-type="float" office:value="40">
            <text:p>40</text:p>
          </table:table-cell>
          <table:table-cell office:value-type="float" office:value="0.006069">
            <text:p>0.006069</text:p>
          </table:table-cell>
          <table:table-cell office:value-type="float" office:value="0.037658">
            <text:p>0.037658</text:p>
          </table:table-cell>
          <table:table-cell office:value-type="float" office:value="0.028717">
            <text:p>0.028717</text:p>
          </table:table-cell>
          <table:table-cell office:value-type="float" office:value="0.028396">
            <text:p>0.028396</text:p>
          </table:table-cell>
          <table:table-cell office:value-type="float" office:value="0.026966">
            <text:p>0.02696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2">
            <text:p>132</text:p>
          </table:table-cell>
          <table:table-cell office:value-type="string">
            <text:p>16.11-14.00</text:p>
          </table:table-cell>
          <table:table-cell office:value-type="string">
            <text:p>saopaulo</text:p>
          </table:table-cell>
          <table:table-cell office:value-type="string">
            <text:p>54.230.98.53</text:p>
          </table:table-cell>
          <table:table-cell office:value-type="float" office:value="47">
            <text:p>47</text:p>
          </table:table-cell>
          <table:table-cell office:value-type="float" office:value="0.035834">
            <text:p>0.035834</text:p>
          </table:table-cell>
          <table:table-cell office:value-type="float" office:value="0.027482">
            <text:p>0.027482</text:p>
          </table:table-cell>
          <table:table-cell office:value-type="float" office:value="0.030222">
            <text:p>0.030222</text:p>
          </table:table-cell>
          <table:table-cell office:value-type="float" office:value="0.037265">
            <text:p>0.037265</text:p>
          </table:table-cell>
          <table:table-cell office:value-type="float" office:value="0.03667">
            <text:p>0.0366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3">
            <text:p>133</text:p>
          </table:table-cell>
          <table:table-cell office:value-type="string">
            <text:p>16.11-15.00</text:p>
          </table:table-cell>
          <table:table-cell office:value-type="string">
            <text:p>saopaulo</text:p>
          </table:table-cell>
          <table:table-cell office:value-type="string">
            <text:p>54.230.98.53</text:p>
          </table:table-cell>
          <table:table-cell office:value-type="float" office:value="42">
            <text:p>42</text:p>
          </table:table-cell>
          <table:table-cell office:value-type="float" office:value="0.027016">
            <text:p>0.027016</text:p>
          </table:table-cell>
          <table:table-cell office:value-type="float" office:value="0.02729">
            <text:p>0.02729</text:p>
          </table:table-cell>
          <table:table-cell office:value-type="float" office:value="0.028355">
            <text:p>0.028355</text:p>
          </table:table-cell>
          <table:table-cell office:value-type="float" office:value="0.027396">
            <text:p>0.027396</text:p>
          </table:table-cell>
          <table:table-cell office:value-type="float" office:value="0.028393">
            <text:p>0.0283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4">
            <text:p>134</text:p>
          </table:table-cell>
          <table:table-cell office:value-type="string">
            <text:p>16.11-16.00</text:p>
          </table:table-cell>
          <table:table-cell office:value-type="string">
            <text:p>saopaulo</text:p>
          </table:table-cell>
          <table:table-cell office:value-type="string">
            <text:p>54.230.98.183</text:p>
          </table:table-cell>
          <table:table-cell office:value-type="float" office:value="44">
            <text:p>44</text:p>
          </table:table-cell>
          <table:table-cell office:value-type="float" office:value="0.026573">
            <text:p>0.026573</text:p>
          </table:table-cell>
          <table:table-cell office:value-type="float" office:value="0.038221">
            <text:p>0.038221</text:p>
          </table:table-cell>
          <table:table-cell office:value-type="float" office:value="0.046387">
            <text:p>0.046387</text:p>
          </table:table-cell>
          <table:table-cell office:value-type="float" office:value="0.0499">
            <text:p>0.0499</text:p>
          </table:table-cell>
          <table:table-cell office:value-type="float" office:value="0.03235">
            <text:p>0.032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5">
            <text:p>135</text:p>
          </table:table-cell>
          <table:table-cell office:value-type="string">
            <text:p>16.11-17.00</text:p>
          </table:table-cell>
          <table:table-cell office:value-type="string">
            <text:p>saopaulo</text:p>
          </table:table-cell>
          <table:table-cell office:value-type="string">
            <text:p>54.230.98.182</text:p>
          </table:table-cell>
          <table:table-cell office:value-type="float" office:value="35">
            <text:p>35</text:p>
          </table:table-cell>
          <table:table-cell office:value-type="float" office:value="0.295206">
            <text:p>0.295206</text:p>
          </table:table-cell>
          <table:table-cell office:value-type="float" office:value="-1.32263">
            <text:p>-1.32263</text:p>
          </table:table-cell>
          <table:table-cell office:value-type="float" office:value="-2.008827">
            <text:p>-2.008827</text:p>
          </table:table-cell>
          <table:table-cell office:value-type="float" office:value="0.032986">
            <text:p>0.032986</text:p>
          </table:table-cell>
          <table:table-cell office:value-type="float" office:value="0.036163">
            <text:p>0.0361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6">
            <text:p>136</text:p>
          </table:table-cell>
          <table:table-cell office:value-type="string">
            <text:p>16.11-18.00</text:p>
          </table:table-cell>
          <table:table-cell office:value-type="string">
            <text:p>saopaulo</text:p>
          </table:table-cell>
          <table:table-cell office:value-type="string">
            <text:p>54.230.98.235</text:p>
          </table:table-cell>
          <table:table-cell office:value-type="float" office:value="40">
            <text:p>40</text:p>
          </table:table-cell>
          <table:table-cell office:value-type="float" office:value="0.026325">
            <text:p>0.026325</text:p>
          </table:table-cell>
          <table:table-cell office:value-type="float" office:value="0.029045">
            <text:p>0.029045</text:p>
          </table:table-cell>
          <table:table-cell office:value-type="float" office:value="0.027547">
            <text:p>0.027547</text:p>
          </table:table-cell>
          <table:table-cell office:value-type="float" office:value="0.029326">
            <text:p>0.029326</text:p>
          </table:table-cell>
          <table:table-cell office:value-type="float" office:value="0.026777">
            <text:p>0.02677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7">
            <text:p>137</text:p>
          </table:table-cell>
          <table:table-cell office:value-type="string">
            <text:p>16.11-19.00</text:p>
          </table:table-cell>
          <table:table-cell office:value-type="string">
            <text:p>saopaulo</text:p>
          </table:table-cell>
          <table:table-cell office:value-type="string">
            <text:p>54.230.99.63</text:p>
          </table:table-cell>
          <table:table-cell office:value-type="float" office:value="40">
            <text:p>40</text:p>
          </table:table-cell>
          <table:table-cell office:value-type="float" office:value="0.028677">
            <text:p>0.028677</text:p>
          </table:table-cell>
          <table:table-cell office:value-type="float" office:value="0.030912">
            <text:p>0.030912</text:p>
          </table:table-cell>
          <table:table-cell office:value-type="float" office:value="0.033534">
            <text:p>0.033534</text:p>
          </table:table-cell>
          <table:table-cell office:value-type="float" office:value="0.02791">
            <text:p>0.02791</text:p>
          </table:table-cell>
          <table:table-cell office:value-type="float" office:value="0.037519">
            <text:p>0.03751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8">
            <text:p>138</text:p>
          </table:table-cell>
          <table:table-cell office:value-type="string">
            <text:p>16.11-20.00</text:p>
          </table:table-cell>
          <table:table-cell office:value-type="string">
            <text:p>saopaulo</text:p>
          </table:table-cell>
          <table:table-cell office:value-type="string">
            <text:p>54.230.98.161</text:p>
          </table:table-cell>
          <table:table-cell office:value-type="float" office:value="10">
            <text:p>10</text:p>
          </table:table-cell>
          <table:table-cell office:value-type="float" office:value="0.044213">
            <text:p>0.044213</text:p>
          </table:table-cell>
          <table:table-cell office:value-type="float" office:value="0.027361">
            <text:p>0.027361</text:p>
          </table:table-cell>
          <table:table-cell office:value-type="float" office:value="0.042229">
            <text:p>0.042229</text:p>
          </table:table-cell>
          <table:table-cell office:value-type="float" office:value="0.030338">
            <text:p>0.030338</text:p>
          </table:table-cell>
          <table:table-cell office:value-type="float" office:value="0.029558">
            <text:p>0.02955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39">
            <text:p>139</text:p>
          </table:table-cell>
          <table:table-cell office:value-type="string">
            <text:p>16.11-21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1">
            <text:p>41</text:p>
          </table:table-cell>
          <table:table-cell office:value-type="float" office:value="0.026747">
            <text:p>0.026747</text:p>
          </table:table-cell>
          <table:table-cell office:value-type="float" office:value="0.030188">
            <text:p>0.030188</text:p>
          </table:table-cell>
          <table:table-cell office:value-type="float" office:value="0.046254">
            <text:p>0.046254</text:p>
          </table:table-cell>
          <table:table-cell office:value-type="float" office:value="0.02736">
            <text:p>0.02736</text:p>
          </table:table-cell>
          <table:table-cell office:value-type="float" office:value="0.029133">
            <text:p>0.02913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0">
            <text:p>140</text:p>
          </table:table-cell>
          <table:table-cell office:value-type="string">
            <text:p>16.11-22.00</text:p>
          </table:table-cell>
          <table:table-cell office:value-type="string">
            <text:p>saopaulo</text:p>
          </table:table-cell>
          <table:table-cell office:value-type="string">
            <text:p>54.230.98.222</text:p>
          </table:table-cell>
          <table:table-cell office:value-type="float" office:value="45">
            <text:p>45</text:p>
          </table:table-cell>
          <table:table-cell office:value-type="float" office:value="0.052332">
            <text:p>0.052332</text:p>
          </table:table-cell>
          <table:table-cell office:value-type="float" office:value="0.033485">
            <text:p>0.033485</text:p>
          </table:table-cell>
          <table:table-cell office:value-type="float" office:value="0.03559">
            <text:p>0.03559</text:p>
          </table:table-cell>
          <table:table-cell office:value-type="float" office:value="0.02778">
            <text:p>0.02778</text:p>
          </table:table-cell>
          <table:table-cell office:value-type="float" office:value="0.028956">
            <text:p>0.0289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1">
            <text:p>141</text:p>
          </table:table-cell>
          <table:table-cell office:value-type="string">
            <text:p>16.11-23.00</text:p>
          </table:table-cell>
          <table:table-cell office:value-type="string">
            <text:p>saopaulo</text:p>
          </table:table-cell>
          <table:table-cell office:value-type="string">
            <text:p>54.230.99.37</text:p>
          </table:table-cell>
          <table:table-cell office:value-type="float" office:value="43">
            <text:p>43</text:p>
          </table:table-cell>
          <table:table-cell office:value-type="float" office:value="0.040892">
            <text:p>0.040892</text:p>
          </table:table-cell>
          <table:table-cell office:value-type="float" office:value="0.028495">
            <text:p>0.028495</text:p>
          </table:table-cell>
          <table:table-cell office:value-type="float" office:value="0.029583">
            <text:p>0.029583</text:p>
          </table:table-cell>
          <table:table-cell office:value-type="float" office:value="0.029493">
            <text:p>0.029493</text:p>
          </table:table-cell>
          <table:table-cell office:value-type="float" office:value="0.039303">
            <text:p>0.03930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2">
            <text:p>142</text:p>
          </table:table-cell>
          <table:table-cell office:value-type="string">
            <text:p>17.11-00.00</text:p>
          </table:table-cell>
          <table:table-cell office:value-type="string">
            <text:p>saopaulo</text:p>
          </table:table-cell>
          <table:table-cell office:value-type="string">
            <text:p>54.230.99.243</text:p>
          </table:table-cell>
          <table:table-cell office:value-type="float" office:value="46">
            <text:p>46</text:p>
          </table:table-cell>
          <table:table-cell office:value-type="float" office:value="0.029122">
            <text:p>0.029122</text:p>
          </table:table-cell>
          <table:table-cell office:value-type="float" office:value="0.031244">
            <text:p>0.031244</text:p>
          </table:table-cell>
          <table:table-cell office:value-type="float" office:value="0.035929">
            <text:p>0.035929</text:p>
          </table:table-cell>
          <table:table-cell office:value-type="float" office:value="0.029725">
            <text:p>0.029725</text:p>
          </table:table-cell>
          <table:table-cell office:value-type="float" office:value="0.030329">
            <text:p>0.0303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3">
            <text:p>143</text:p>
          </table:table-cell>
          <table:table-cell office:value-type="string">
            <text:p>17.11-01.00</text:p>
          </table:table-cell>
          <table:table-cell office:value-type="string">
            <text:p>saopaulo</text:p>
          </table:table-cell>
          <table:table-cell office:value-type="string">
            <text:p>54.230.99.43</text:p>
          </table:table-cell>
          <table:table-cell office:value-type="float" office:value="41">
            <text:p>41</text:p>
          </table:table-cell>
          <table:table-cell office:value-type="float" office:value="0.029272">
            <text:p>0.029272</text:p>
          </table:table-cell>
          <table:table-cell office:value-type="float" office:value="0.028476">
            <text:p>0.028476</text:p>
          </table:table-cell>
          <table:table-cell office:value-type="float" office:value="0.046771">
            <text:p>0.046771</text:p>
          </table:table-cell>
          <table:table-cell office:value-type="float" office:value="0.030824">
            <text:p>0.030824</text:p>
          </table:table-cell>
          <table:table-cell office:value-type="float" office:value="0.027654">
            <text:p>0.02765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4">
            <text:p>144</text:p>
          </table:table-cell>
          <table:table-cell office:value-type="string">
            <text:p>17.11-02.00</text:p>
          </table:table-cell>
          <table:table-cell office:value-type="string">
            <text:p>saopaulo</text:p>
          </table:table-cell>
          <table:table-cell office:value-type="string">
            <text:p>54.230.99.28</text:p>
          </table:table-cell>
          <table:table-cell office:value-type="float" office:value="36">
            <text:p>36</text:p>
          </table:table-cell>
          <table:table-cell office:value-type="float" office:value="0.032351">
            <text:p>0.032351</text:p>
          </table:table-cell>
          <table:table-cell office:value-type="float" office:value="0.028651">
            <text:p>0.028651</text:p>
          </table:table-cell>
          <table:table-cell office:value-type="float" office:value="0.031564">
            <text:p>0.031564</text:p>
          </table:table-cell>
          <table:table-cell office:value-type="float" office:value="0.029946">
            <text:p>0.029946</text:p>
          </table:table-cell>
          <table:table-cell office:value-type="float" office:value="0.03586">
            <text:p>0.0358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5">
            <text:p>145</text:p>
          </table:table-cell>
          <table:table-cell office:value-type="string">
            <text:p>17.11-03.00</text:p>
          </table:table-cell>
          <table:table-cell office:value-type="string">
            <text:p>saopaulo</text:p>
          </table:table-cell>
          <table:table-cell office:value-type="string">
            <text:p>54.230.98.86</text:p>
          </table:table-cell>
          <table:table-cell office:value-type="float" office:value="39">
            <text:p>39</text:p>
          </table:table-cell>
          <table:table-cell office:value-type="float" office:value="0.027258">
            <text:p>0.027258</text:p>
          </table:table-cell>
          <table:table-cell office:value-type="float" office:value="0.029652">
            <text:p>0.029652</text:p>
          </table:table-cell>
          <table:table-cell office:value-type="float" office:value="0.042997">
            <text:p>0.042997</text:p>
          </table:table-cell>
          <table:table-cell office:value-type="float" office:value="0.031588">
            <text:p>0.031588</text:p>
          </table:table-cell>
          <table:table-cell office:value-type="float" office:value="0.028891">
            <text:p>0.02889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6">
            <text:p>146</text:p>
          </table:table-cell>
          <table:table-cell office:value-type="string">
            <text:p>17.11-04.00</text:p>
          </table:table-cell>
          <table:table-cell office:value-type="string">
            <text:p>saopaulo</text:p>
          </table:table-cell>
          <table:table-cell office:value-type="string">
            <text:p>54.230.99.246</text:p>
          </table:table-cell>
          <table:table-cell office:value-type="float" office:value="40">
            <text:p>40</text:p>
          </table:table-cell>
          <table:table-cell office:value-type="float" office:value="0.030767">
            <text:p>0.030767</text:p>
          </table:table-cell>
          <table:table-cell office:value-type="float" office:value="0.036779">
            <text:p>0.036779</text:p>
          </table:table-cell>
          <table:table-cell office:value-type="float" office:value="0.026822">
            <text:p>0.026822</text:p>
          </table:table-cell>
          <table:table-cell office:value-type="float" office:value="0.026471">
            <text:p>0.026471</text:p>
          </table:table-cell>
          <table:table-cell office:value-type="float" office:value="0.027793">
            <text:p>0.0277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7">
            <text:p>147</text:p>
          </table:table-cell>
          <table:table-cell office:value-type="string">
            <text:p>17.11-05.00</text:p>
          </table:table-cell>
          <table:table-cell office:value-type="string">
            <text:p>saopaulo</text:p>
          </table:table-cell>
          <table:table-cell office:value-type="string">
            <text:p>54.230.98.50</text:p>
          </table:table-cell>
          <table:table-cell office:value-type="float" office:value="43">
            <text:p>43</text:p>
          </table:table-cell>
          <table:table-cell office:value-type="float" office:value="0.042182">
            <text:p>0.042182</text:p>
          </table:table-cell>
          <table:table-cell office:value-type="float" office:value="0.026881">
            <text:p>0.026881</text:p>
          </table:table-cell>
          <table:table-cell office:value-type="float" office:value="0.032194">
            <text:p>0.032194</text:p>
          </table:table-cell>
          <table:table-cell office:value-type="float" office:value="0.026686">
            <text:p>0.026686</text:p>
          </table:table-cell>
          <table:table-cell office:value-type="float" office:value="0.030505">
            <text:p>0.0305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8">
            <text:p>148</text:p>
          </table:table-cell>
          <table:table-cell office:value-type="string">
            <text:p>17.11-06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3">
            <text:p>43</text:p>
          </table:table-cell>
          <table:table-cell office:value-type="float" office:value="0.038108">
            <text:p>0.038108</text:p>
          </table:table-cell>
          <table:table-cell office:value-type="float" office:value="0.026576">
            <text:p>0.026576</text:p>
          </table:table-cell>
          <table:table-cell office:value-type="float" office:value="0.027888">
            <text:p>0.027888</text:p>
          </table:table-cell>
          <table:table-cell office:value-type="float" office:value="0.028747">
            <text:p>0.028747</text:p>
          </table:table-cell>
          <table:table-cell office:value-type="float" office:value="0.034026">
            <text:p>0.0340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49">
            <text:p>149</text:p>
          </table:table-cell>
          <table:table-cell office:value-type="string">
            <text:p>17.11-07.00</text:p>
          </table:table-cell>
          <table:table-cell office:value-type="string">
            <text:p>saopaulo</text:p>
          </table:table-cell>
          <table:table-cell office:value-type="string">
            <text:p>54.230.99.196</text:p>
          </table:table-cell>
          <table:table-cell office:value-type="float" office:value="29">
            <text:p>29</text:p>
          </table:table-cell>
          <table:table-cell office:value-type="float" office:value="0.028693">
            <text:p>0.028693</text:p>
          </table:table-cell>
          <table:table-cell office:value-type="float" office:value="0.033533">
            <text:p>0.033533</text:p>
          </table:table-cell>
          <table:table-cell office:value-type="float" office:value="0.035221">
            <text:p>0.035221</text:p>
          </table:table-cell>
          <table:table-cell office:value-type="float" office:value="0.028324">
            <text:p>0.028324</text:p>
          </table:table-cell>
          <table:table-cell office:value-type="float" office:value="0.055807">
            <text:p>0.0558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0">
            <text:p>150</text:p>
          </table:table-cell>
          <table:table-cell office:value-type="string">
            <text:p>17.11-08.00</text:p>
          </table:table-cell>
          <table:table-cell office:value-type="string">
            <text:p>saopaulo</text:p>
          </table:table-cell>
          <table:table-cell office:value-type="string">
            <text:p>54.230.99.196</text:p>
          </table:table-cell>
          <table:table-cell office:value-type="float" office:value="34">
            <text:p>34</text:p>
          </table:table-cell>
          <table:table-cell office:value-type="float" office:value="0.029457">
            <text:p>0.029457</text:p>
          </table:table-cell>
          <table:table-cell office:value-type="float" office:value="0.026756">
            <text:p>0.026756</text:p>
          </table:table-cell>
          <table:table-cell office:value-type="float" office:value="0.029573">
            <text:p>0.029573</text:p>
          </table:table-cell>
          <table:table-cell office:value-type="float" office:value="0.038842">
            <text:p>0.038842</text:p>
          </table:table-cell>
          <table:table-cell office:value-type="float" office:value="0.035963">
            <text:p>0.0359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1">
            <text:p>151</text:p>
          </table:table-cell>
          <table:table-cell office:value-type="string">
            <text:p>17.11-09.00</text:p>
          </table:table-cell>
          <table:table-cell office:value-type="string">
            <text:p>saopaulo</text:p>
          </table:table-cell>
          <table:table-cell office:value-type="string">
            <text:p>54.230.99.53</text:p>
          </table:table-cell>
          <table:table-cell office:value-type="float" office:value="44">
            <text:p>44</text:p>
          </table:table-cell>
          <table:table-cell office:value-type="float" office:value="0.028969">
            <text:p>0.028969</text:p>
          </table:table-cell>
          <table:table-cell office:value-type="float" office:value="0.031223">
            <text:p>0.031223</text:p>
          </table:table-cell>
          <table:table-cell office:value-type="float" office:value="0.026474">
            <text:p>0.026474</text:p>
          </table:table-cell>
          <table:table-cell office:value-type="float" office:value="0.028905">
            <text:p>0.028905</text:p>
          </table:table-cell>
          <table:table-cell office:value-type="float" office:value="0.038528">
            <text:p>0.0385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2">
            <text:p>152</text:p>
          </table:table-cell>
          <table:table-cell office:value-type="string">
            <text:p>17.11-10.00</text:p>
          </table:table-cell>
          <table:table-cell office:value-type="string">
            <text:p>saopaulo</text:p>
          </table:table-cell>
          <table:table-cell office:value-type="string">
            <text:p>54.230.98.5</text:p>
          </table:table-cell>
          <table:table-cell office:value-type="float" office:value="14">
            <text:p>14</text:p>
          </table:table-cell>
          <table:table-cell office:value-type="float" office:value="0.028265">
            <text:p>0.028265</text:p>
          </table:table-cell>
          <table:table-cell office:value-type="float" office:value="0.031795">
            <text:p>0.031795</text:p>
          </table:table-cell>
          <table:table-cell office:value-type="float" office:value="0.103936">
            <text:p>0.103936</text:p>
          </table:table-cell>
          <table:table-cell office:value-type="float" office:value="0.062137">
            <text:p>0.062137</text:p>
          </table:table-cell>
          <table:table-cell office:value-type="float" office:value="0.035918">
            <text:p>0.03591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3">
            <text:p>153</text:p>
          </table:table-cell>
          <table:table-cell office:value-type="string">
            <text:p>17.11-11.00</text:p>
          </table:table-cell>
          <table:table-cell office:value-type="string">
            <text:p>saopaulo</text:p>
          </table:table-cell>
          <table:table-cell office:value-type="string">
            <text:p>54.230.98.134</text:p>
          </table:table-cell>
          <table:table-cell office:value-type="float" office:value="43">
            <text:p>43</text:p>
          </table:table-cell>
          <table:table-cell office:value-type="float" office:value="0.028524">
            <text:p>0.028524</text:p>
          </table:table-cell>
          <table:table-cell office:value-type="float" office:value="0.027425">
            <text:p>0.027425</text:p>
          </table:table-cell>
          <table:table-cell office:value-type="float" office:value="0.029855">
            <text:p>0.029855</text:p>
          </table:table-cell>
          <table:table-cell office:value-type="float" office:value="0.02917">
            <text:p>0.02917</text:p>
          </table:table-cell>
          <table:table-cell office:value-type="float" office:value="0.033441">
            <text:p>0.03344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4">
            <text:p>154</text:p>
          </table:table-cell>
          <table:table-cell office:value-type="string">
            <text:p>16.11-14.00</text:p>
          </table:table-cell>
          <table:table-cell office:value-type="string">
            <text:p>tokyo</text:p>
          </table:table-cell>
          <table:table-cell office:value-type="string">
            <text:p>54.230.99.105</text:p>
          </table:table-cell>
          <table:table-cell office:value-type="float" office:value="33">
            <text:p>33</text:p>
          </table:table-cell>
          <table:table-cell office:value-type="float" office:value="0.034895">
            <text:p>0.034895</text:p>
          </table:table-cell>
          <table:table-cell office:value-type="float" office:value="0.036397">
            <text:p>0.036397</text:p>
          </table:table-cell>
          <table:table-cell office:value-type="float" office:value="0.029565">
            <text:p>0.029565</text:p>
          </table:table-cell>
          <table:table-cell office:value-type="float" office:value="0.029381">
            <text:p>0.029381</text:p>
          </table:table-cell>
          <table:table-cell office:value-type="float" office:value="0.028256">
            <text:p>0.0282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5">
            <text:p>155</text:p>
          </table:table-cell>
          <table:table-cell office:value-type="string">
            <text:p>16.11-15.00</text:p>
          </table:table-cell>
          <table:table-cell office:value-type="string">
            <text:p>tokyo</text:p>
          </table:table-cell>
          <table:table-cell office:value-type="string">
            <text:p>54.230.99.21</text:p>
          </table:table-cell>
          <table:table-cell office:value-type="float" office:value="36">
            <text:p>36</text:p>
          </table:table-cell>
          <table:table-cell office:value-type="float" office:value="0.02874">
            <text:p>0.02874</text:p>
          </table:table-cell>
          <table:table-cell office:value-type="float" office:value="0.040858">
            <text:p>0.040858</text:p>
          </table:table-cell>
          <table:table-cell office:value-type="float" office:value="0.044846">
            <text:p>0.044846</text:p>
          </table:table-cell>
          <table:table-cell office:value-type="float" office:value="0.030469">
            <text:p>0.030469</text:p>
          </table:table-cell>
          <table:table-cell office:value-type="float" office:value="0.042171">
            <text:p>0.04217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6">
            <text:p>156</text:p>
          </table:table-cell>
          <table:table-cell office:value-type="string">
            <text:p>16.11-16.00</text:p>
          </table:table-cell>
          <table:table-cell office:value-type="string">
            <text:p>tokyo</text:p>
          </table:table-cell>
          <table:table-cell office:value-type="string">
            <text:p>54.230.99.244</text:p>
          </table:table-cell>
          <table:table-cell office:value-type="float" office:value="35">
            <text:p>35</text:p>
          </table:table-cell>
          <table:table-cell office:value-type="float" office:value="0.033969">
            <text:p>0.033969</text:p>
          </table:table-cell>
          <table:table-cell office:value-type="float" office:value="0.029557">
            <text:p>0.029557</text:p>
          </table:table-cell>
          <table:table-cell office:value-type="float" office:value="-0.17185">
            <text:p>-0.17185</text:p>
          </table:table-cell>
          <table:table-cell office:value-type="float" office:value="0.027193">
            <text:p>0.027193</text:p>
          </table:table-cell>
          <table:table-cell office:value-type="float" office:value="0.036374">
            <text:p>0.0363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7">
            <text:p>157</text:p>
          </table:table-cell>
          <table:table-cell office:value-type="string">
            <text:p>16.11-17.00</text:p>
          </table:table-cell>
          <table:table-cell office:value-type="string">
            <text:p>tokyo</text:p>
          </table:table-cell>
          <table:table-cell office:value-type="string">
            <text:p>54.230.98.48</text:p>
          </table:table-cell>
          <table:table-cell office:value-type="float" office:value="14">
            <text:p>14</text:p>
          </table:table-cell>
          <table:table-cell office:value-type="float" office:value="0.027452">
            <text:p>0.027452</text:p>
          </table:table-cell>
          <table:table-cell office:value-type="float" office:value="0.029564">
            <text:p>0.029564</text:p>
          </table:table-cell>
          <table:table-cell office:value-type="float" office:value="0.032069">
            <text:p>0.032069</text:p>
          </table:table-cell>
          <table:table-cell office:value-type="float" office:value="0.030718">
            <text:p>0.030718</text:p>
          </table:table-cell>
          <table:table-cell office:value-type="float" office:value="0.028491">
            <text:p>0.02849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8">
            <text:p>158</text:p>
          </table:table-cell>
          <table:table-cell office:value-type="string">
            <text:p>16.11-18.00</text:p>
          </table:table-cell>
          <table:table-cell office:value-type="string">
            <text:p>tokyo</text:p>
          </table:table-cell>
          <table:table-cell office:value-type="string">
            <text:p>54.230.98.130</text:p>
          </table:table-cell>
          <table:table-cell office:value-type="float" office:value="45">
            <text:p>45</text:p>
          </table:table-cell>
          <table:table-cell office:value-type="float" office:value="0.028786">
            <text:p>0.028786</text:p>
          </table:table-cell>
          <table:table-cell office:value-type="float" office:value="0.065875">
            <text:p>0.065875</text:p>
          </table:table-cell>
          <table:table-cell office:value-type="float" office:value="0.068263">
            <text:p>0.068263</text:p>
          </table:table-cell>
          <table:table-cell office:value-type="float" office:value="0.038038">
            <text:p>0.038038</text:p>
          </table:table-cell>
          <table:table-cell office:value-type="float" office:value="0.027561">
            <text:p>0.02756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59">
            <text:p>159</text:p>
          </table:table-cell>
          <table:table-cell office:value-type="string">
            <text:p>16.11-19.00</text:p>
          </table:table-cell>
          <table:table-cell office:value-type="string">
            <text:p>tokyo</text:p>
          </table:table-cell>
          <table:table-cell office:value-type="string">
            <text:p>192.168.1.2</text:p>
          </table:table-cell>
          <table:table-cell office:value-type="float" office:value="39">
            <text:p>39</text:p>
          </table:table-cell>
          <table:table-cell office:value-type="float" office:value="0.027331">
            <text:p>0.027331</text:p>
          </table:table-cell>
          <table:table-cell office:value-type="float" office:value="0.01097">
            <text:p>0.01097</text:p>
          </table:table-cell>
          <table:table-cell office:value-type="float" office:value="0.027903">
            <text:p>0.027903</text:p>
          </table:table-cell>
          <table:table-cell office:value-type="float" office:value="0.032389">
            <text:p>0.032389</text:p>
          </table:table-cell>
          <table:table-cell office:value-type="float" office:value="0.002887">
            <text:p>0.00288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0">
            <text:p>160</text:p>
          </table:table-cell>
          <table:table-cell office:value-type="string">
            <text:p>16.11-20.00</text:p>
          </table:table-cell>
          <table:table-cell office:value-type="string">
            <text:p>tokyo</text:p>
          </table:table-cell>
          <table:table-cell office:value-type="string">
            <text:p>54.230.99.54</text:p>
          </table:table-cell>
          <table:table-cell office:value-type="float" office:value="45">
            <text:p>45</text:p>
          </table:table-cell>
          <table:table-cell office:value-type="float" office:value="0.028452">
            <text:p>0.028452</text:p>
          </table:table-cell>
          <table:table-cell office:value-type="float" office:value="0.028744">
            <text:p>0.028744</text:p>
          </table:table-cell>
          <table:table-cell office:value-type="float" office:value="0.000078">
            <text:p>0.000078</text:p>
          </table:table-cell>
          <table:table-cell office:value-type="float" office:value="0.035425">
            <text:p>0.035425</text:p>
          </table:table-cell>
          <table:table-cell office:value-type="float" office:value="0.037138">
            <text:p>0.03713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1">
            <text:p>161</text:p>
          </table:table-cell>
          <table:table-cell office:value-type="string">
            <text:p>16.11-21.00</text:p>
          </table:table-cell>
          <table:table-cell office:value-type="string">
            <text:p>tokyo</text:p>
          </table:table-cell>
          <table:table-cell office:value-type="string">
            <text:p>54.243.222.44</text:p>
          </table:table-cell>
          <table:table-cell office:value-type="float" office:value="41">
            <text:p>41</text:p>
          </table:table-cell>
          <table:table-cell office:value-type="float" office:value="0.030252">
            <text:p>0.030252</text:p>
          </table:table-cell>
          <table:table-cell office:value-type="float" office:value="0.066753">
            <text:p>0.066753</text:p>
          </table:table-cell>
          <table:table-cell office:value-type="float" office:value="0.029408">
            <text:p>0.029408</text:p>
          </table:table-cell>
          <table:table-cell office:value-type="float" office:value="0.030446">
            <text:p>0.030446</text:p>
          </table:table-cell>
          <table:table-cell office:value-type="float" office:value="0.01274">
            <text:p>0.012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2">
            <text:p>162</text:p>
          </table:table-cell>
          <table:table-cell office:value-type="string">
            <text:p>16.11-22.00</text:p>
          </table:table-cell>
          <table:table-cell office:value-type="string">
            <text:p>tokyo</text:p>
          </table:table-cell>
          <table:table-cell office:value-type="string">
            <text:p>54.230.98.94</text:p>
          </table:table-cell>
          <table:table-cell office:value-type="float" office:value="48">
            <text:p>48</text:p>
          </table:table-cell>
          <table:table-cell office:value-type="float" office:value="0.035322">
            <text:p>0.035322</text:p>
          </table:table-cell>
          <table:table-cell office:value-type="float" office:value="0.03103">
            <text:p>0.03103</text:p>
          </table:table-cell>
          <table:table-cell office:value-type="float" office:value="0.036411">
            <text:p>0.036411</text:p>
          </table:table-cell>
          <table:table-cell office:value-type="float" office:value="0.031055">
            <text:p>0.031055</text:p>
          </table:table-cell>
          <table:table-cell office:value-type="float" office:value="0.044655">
            <text:p>0.04465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3">
            <text:p>163</text:p>
          </table:table-cell>
          <table:table-cell office:value-type="string">
            <text:p>16.11-23.00</text:p>
          </table:table-cell>
          <table:table-cell office:value-type="string">
            <text:p>tokyo</text:p>
          </table:table-cell>
          <table:table-cell office:value-type="string">
            <text:p>54.230.98.43</text:p>
          </table:table-cell>
          <table:table-cell office:value-type="float" office:value="55">
            <text:p>55</text:p>
          </table:table-cell>
          <table:table-cell office:value-type="float" office:value="0.034526">
            <text:p>0.034526</text:p>
          </table:table-cell>
          <table:table-cell office:value-type="float" office:value="0.039639">
            <text:p>0.039639</text:p>
          </table:table-cell>
          <table:table-cell office:value-type="float" office:value="0.029839">
            <text:p>0.029839</text:p>
          </table:table-cell>
          <table:table-cell office:value-type="float" office:value="0.035152">
            <text:p>0.035152</text:p>
          </table:table-cell>
          <table:table-cell office:value-type="float" office:value="0.051697">
            <text:p>0.05169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4">
            <text:p>164</text:p>
          </table:table-cell>
          <table:table-cell office:value-type="string">
            <text:p>17.11-00.00</text:p>
          </table:table-cell>
          <table:table-cell office:value-type="string">
            <text:p>tokyo</text:p>
          </table:table-cell>
          <table:table-cell office:value-type="string">
            <text:p>54.230.99.89</text:p>
          </table:table-cell>
          <table:table-cell office:value-type="float" office:value="43">
            <text:p>43</text:p>
          </table:table-cell>
          <table:table-cell office:value-type="float" office:value="0.028461">
            <text:p>0.028461</text:p>
          </table:table-cell>
          <table:table-cell office:value-type="float" office:value="0.027969">
            <text:p>0.027969</text:p>
          </table:table-cell>
          <table:table-cell office:value-type="float" office:value="0.032882">
            <text:p>0.032882</text:p>
          </table:table-cell>
          <table:table-cell office:value-type="float" office:value="0.029508">
            <text:p>0.029508</text:p>
          </table:table-cell>
          <table:table-cell office:value-type="float" office:value="0.030565">
            <text:p>0.03056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5">
            <text:p>165</text:p>
          </table:table-cell>
          <table:table-cell office:value-type="string">
            <text:p>17.11-01.00</text:p>
          </table:table-cell>
          <table:table-cell office:value-type="string">
            <text:p>tokyo</text:p>
          </table:table-cell>
          <table:table-cell office:value-type="string">
            <text:p>54.230.97.235</text:p>
          </table:table-cell>
          <table:table-cell office:value-type="float" office:value="40">
            <text:p>40</text:p>
          </table:table-cell>
          <table:table-cell office:value-type="float" office:value="0.027812">
            <text:p>0.027812</text:p>
          </table:table-cell>
          <table:table-cell office:value-type="float" office:value="0.027965">
            <text:p>0.027965</text:p>
          </table:table-cell>
          <table:table-cell office:value-type="float" office:value="0.030164">
            <text:p>0.030164</text:p>
          </table:table-cell>
          <table:table-cell office:value-type="float" office:value="0.300661">
            <text:p>0.300661</text:p>
          </table:table-cell>
          <table:table-cell office:value-type="float" office:value="0.050262">
            <text:p>0.05026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6">
            <text:p>166</text:p>
          </table:table-cell>
          <table:table-cell office:value-type="string">
            <text:p>17.11-02.00</text:p>
          </table:table-cell>
          <table:table-cell office:value-type="string">
            <text:p>tokyo</text:p>
          </table:table-cell>
          <table:table-cell office:value-type="string">
            <text:p>54.230.98.57</text:p>
          </table:table-cell>
          <table:table-cell office:value-type="float" office:value="44">
            <text:p>44</text:p>
          </table:table-cell>
          <table:table-cell office:value-type="float" office:value="0.029058">
            <text:p>0.029058</text:p>
          </table:table-cell>
          <table:table-cell office:value-type="float" office:value="0.036753">
            <text:p>0.036753</text:p>
          </table:table-cell>
          <table:table-cell office:value-type="float" office:value="0.027819">
            <text:p>0.027819</text:p>
          </table:table-cell>
          <table:table-cell office:value-type="float" office:value="0.028101">
            <text:p>0.028101</text:p>
          </table:table-cell>
          <table:table-cell office:value-type="float" office:value="0.027614">
            <text:p>0.02761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7">
            <text:p>167</text:p>
          </table:table-cell>
          <table:table-cell office:value-type="string">
            <text:p>17.11-03.00</text:p>
          </table:table-cell>
          <table:table-cell office:value-type="string">
            <text:p>tokyo</text:p>
          </table:table-cell>
          <table:table-cell office:value-type="string">
            <text:p>54.230.99.196</text:p>
          </table:table-cell>
          <table:table-cell office:value-type="float" office:value="51">
            <text:p>51</text:p>
          </table:table-cell>
          <table:table-cell office:value-type="float" office:value="0.028141">
            <text:p>0.028141</text:p>
          </table:table-cell>
          <table:table-cell office:value-type="float" office:value="0.028006">
            <text:p>0.028006</text:p>
          </table:table-cell>
          <table:table-cell office:value-type="float" office:value="0.026865">
            <text:p>0.026865</text:p>
          </table:table-cell>
          <table:table-cell office:value-type="float" office:value="0.035296">
            <text:p>0.035296</text:p>
          </table:table-cell>
          <table:table-cell office:value-type="float" office:value="0.028268">
            <text:p>0.02826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8">
            <text:p>168</text:p>
          </table:table-cell>
          <table:table-cell office:value-type="string">
            <text:p>17.11-04.00</text:p>
          </table:table-cell>
          <table:table-cell office:value-type="string">
            <text:p>tokyo</text:p>
          </table:table-cell>
          <table:table-cell office:value-type="string">
            <text:p>54.230.98.98</text:p>
          </table:table-cell>
          <table:table-cell office:value-type="float" office:value="37">
            <text:p>37</text:p>
          </table:table-cell>
          <table:table-cell office:value-type="float" office:value="0.026795">
            <text:p>0.026795</text:p>
          </table:table-cell>
          <table:table-cell office:value-type="float" office:value="0.026916">
            <text:p>0.026916</text:p>
          </table:table-cell>
          <table:table-cell office:value-type="float" office:value="0.029391">
            <text:p>0.029391</text:p>
          </table:table-cell>
          <table:table-cell office:value-type="float" office:value="0.027545">
            <text:p>0.027545</text:p>
          </table:table-cell>
          <table:table-cell office:value-type="float" office:value="0.027501">
            <text:p>0.02750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69">
            <text:p>169</text:p>
          </table:table-cell>
          <table:table-cell office:value-type="string">
            <text:p>17.11-05.00</text:p>
          </table:table-cell>
          <table:table-cell office:value-type="string">
            <text:p>tokyo</text:p>
          </table:table-cell>
          <table:table-cell office:value-type="string">
            <text:p>54.230.99.243</text:p>
          </table:table-cell>
          <table:table-cell office:value-type="float" office:value="43">
            <text:p>43</text:p>
          </table:table-cell>
          <table:table-cell office:value-type="float" office:value="0.026876">
            <text:p>0.026876</text:p>
          </table:table-cell>
          <table:table-cell office:value-type="float" office:value="0.031888">
            <text:p>0.031888</text:p>
          </table:table-cell>
          <table:table-cell office:value-type="float" office:value="0.029744">
            <text:p>0.029744</text:p>
          </table:table-cell>
          <table:table-cell office:value-type="float" office:value="0.027324">
            <text:p>0.027324</text:p>
          </table:table-cell>
          <table:table-cell office:value-type="float" office:value="0.026942">
            <text:p>0.02694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0">
            <text:p>170</text:p>
          </table:table-cell>
          <table:table-cell office:value-type="string">
            <text:p>17.11-06.00</text:p>
          </table:table-cell>
          <table:table-cell office:value-type="string">
            <text:p>tokyo</text:p>
          </table:table-cell>
          <table:table-cell office:value-type="string">
            <text:p>54.230.98.134</text:p>
          </table:table-cell>
          <table:table-cell office:value-type="float" office:value="40">
            <text:p>40</text:p>
          </table:table-cell>
          <table:table-cell office:value-type="float" office:value="0.037366">
            <text:p>0.037366</text:p>
          </table:table-cell>
          <table:table-cell office:value-type="float" office:value="0.027095">
            <text:p>0.027095</text:p>
          </table:table-cell>
          <table:table-cell office:value-type="float" office:value="0.034809">
            <text:p>0.034809</text:p>
          </table:table-cell>
          <table:table-cell office:value-type="float" office:value="0.02754">
            <text:p>0.02754</text:p>
          </table:table-cell>
          <table:table-cell office:value-type="float" office:value="0.028456">
            <text:p>0.02845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1">
            <text:p>171</text:p>
          </table:table-cell>
          <table:table-cell office:value-type="string">
            <text:p>17.11-07.00</text:p>
          </table:table-cell>
          <table:table-cell office:value-type="string">
            <text:p>tokyo</text:p>
          </table:table-cell>
          <table:table-cell office:value-type="string">
            <text:p>54.230.98.195</text:p>
          </table:table-cell>
          <table:table-cell office:value-type="float" office:value="47">
            <text:p>47</text:p>
          </table:table-cell>
          <table:table-cell office:value-type="float" office:value="0.02809">
            <text:p>0.02809</text:p>
          </table:table-cell>
          <table:table-cell office:value-type="float" office:value="0.036285">
            <text:p>0.036285</text:p>
          </table:table-cell>
          <table:table-cell office:value-type="float" office:value="0.030892">
            <text:p>0.030892</text:p>
          </table:table-cell>
          <table:table-cell office:value-type="float" office:value="0.036527">
            <text:p>0.036527</text:p>
          </table:table-cell>
          <table:table-cell office:value-type="float" office:value="0.029409">
            <text:p>0.02940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2">
            <text:p>172</text:p>
          </table:table-cell>
          <table:table-cell office:value-type="string">
            <text:p>17.11-08.00</text:p>
          </table:table-cell>
          <table:table-cell office:value-type="string">
            <text:p>tokyo</text:p>
          </table:table-cell>
          <table:table-cell office:value-type="string">
            <text:p>54.230.99.193</text:p>
          </table:table-cell>
          <table:table-cell office:value-type="float" office:value="43">
            <text:p>43</text:p>
          </table:table-cell>
          <table:table-cell office:value-type="float" office:value="0.027269">
            <text:p>0.027269</text:p>
          </table:table-cell>
          <table:table-cell office:value-type="float" office:value="0.029766">
            <text:p>0.029766</text:p>
          </table:table-cell>
          <table:table-cell office:value-type="float" office:value="0.027876">
            <text:p>0.027876</text:p>
          </table:table-cell>
          <table:table-cell office:value-type="float" office:value="0.031054">
            <text:p>0.031054</text:p>
          </table:table-cell>
          <table:table-cell office:value-type="float" office:value="0.028774">
            <text:p>0.02877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3">
            <text:p>173</text:p>
          </table:table-cell>
          <table:table-cell office:value-type="string">
            <text:p>17.11-09.00</text:p>
          </table:table-cell>
          <table:table-cell office:value-type="string">
            <text:p>tokyo</text:p>
          </table:table-cell>
          <table:table-cell office:value-type="string">
            <text:p>54.230.96.45</text:p>
          </table:table-cell>
          <table:table-cell office:value-type="float" office:value="46">
            <text:p>46</text:p>
          </table:table-cell>
          <table:table-cell office:value-type="float" office:value="0.028968">
            <text:p>0.028968</text:p>
          </table:table-cell>
          <table:table-cell office:value-type="float" office:value="0.042576">
            <text:p>0.042576</text:p>
          </table:table-cell>
          <table:table-cell office:value-type="float" office:value="0.028761">
            <text:p>0.028761</text:p>
          </table:table-cell>
          <table:table-cell office:value-type="float" office:value="0.027702">
            <text:p>0.027702</text:p>
          </table:table-cell>
          <table:table-cell office:value-type="float" office:value="0.030128">
            <text:p>0.03012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4">
            <text:p>174</text:p>
          </table:table-cell>
          <table:table-cell office:value-type="string">
            <text:p>17.11-10.00</text:p>
          </table:table-cell>
          <table:table-cell office:value-type="string">
            <text:p>tokyo</text:p>
          </table:table-cell>
          <table:table-cell office:value-type="string">
            <text:p>54.230.98.75</text:p>
          </table:table-cell>
          <table:table-cell office:value-type="float" office:value="44">
            <text:p>44</text:p>
          </table:table-cell>
          <table:table-cell office:value-type="float" office:value="0.028152">
            <text:p>0.028152</text:p>
          </table:table-cell>
          <table:table-cell office:value-type="float" office:value="0.00161">
            <text:p>0.00161</text:p>
          </table:table-cell>
          <table:table-cell office:value-type="float" office:value="0.029564">
            <text:p>0.029564</text:p>
          </table:table-cell>
          <table:table-cell office:value-type="float" office:value="0.027574">
            <text:p>0.027574</text:p>
          </table:table-cell>
          <table:table-cell office:value-type="float" office:value="0.030126">
            <text:p>0.03012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5">
            <text:p>175</text:p>
          </table:table-cell>
          <table:table-cell office:value-type="string">
            <text:p>17.11-11.00</text:p>
          </table:table-cell>
          <table:table-cell office:value-type="string">
            <text:p>tokyo</text:p>
          </table:table-cell>
          <table:table-cell office:value-type="string">
            <text:p>54.230.98.246</text:p>
          </table:table-cell>
          <table:table-cell office:value-type="float" office:value="43">
            <text:p>43</text:p>
          </table:table-cell>
          <table:table-cell office:value-type="float" office:value="0.0288">
            <text:p>0.0288</text:p>
          </table:table-cell>
          <table:table-cell office:value-type="float" office:value="0.031215">
            <text:p>0.031215</text:p>
          </table:table-cell>
          <table:table-cell office:value-type="float" office:value="0.034861">
            <text:p>0.034861</text:p>
          </table:table-cell>
          <table:table-cell office:value-type="float" office:value="0.027041">
            <text:p>0.027041</text:p>
          </table:table-cell>
          <table:table-cell office:value-type="float" office:value="0.034313">
            <text:p>0.03431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6">
            <text:p>176</text:p>
          </table:table-cell>
          <table:table-cell office:value-type="string">
            <text:p>16.11-14.00</text:p>
          </table:table-cell>
          <table:table-cell office:value-type="string">
            <text:p>frankfurt</text:p>
          </table:table-cell>
          <table:table-cell office:value-type="string">
            <text:p>54.230.98.161</text:p>
          </table:table-cell>
          <table:table-cell office:value-type="float" office:value="36">
            <text:p>36</text:p>
          </table:table-cell>
          <table:table-cell office:value-type="float" office:value="0.028243">
            <text:p>0.028243</text:p>
          </table:table-cell>
          <table:table-cell office:value-type="float" office:value="0.029417">
            <text:p>0.029417</text:p>
          </table:table-cell>
          <table:table-cell office:value-type="float" office:value="0.028576">
            <text:p>0.028576</text:p>
          </table:table-cell>
          <table:table-cell office:value-type="float" office:value="0.027988">
            <text:p>0.027988</text:p>
          </table:table-cell>
          <table:table-cell office:value-type="float" office:value="0.037383">
            <text:p>0.03738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7">
            <text:p>177</text:p>
          </table:table-cell>
          <table:table-cell office:value-type="string">
            <text:p>16.11-15.00</text:p>
          </table:table-cell>
          <table:table-cell office:value-type="string">
            <text:p>frankfurt</text:p>
          </table:table-cell>
          <table:table-cell office:value-type="string">
            <text:p>54.230.98.24</text:p>
          </table:table-cell>
          <table:table-cell office:value-type="float" office:value="45">
            <text:p>45</text:p>
          </table:table-cell>
          <table:table-cell office:value-type="float" office:value="0.035326">
            <text:p>0.035326</text:p>
          </table:table-cell>
          <table:table-cell office:value-type="float" office:value="0.027684">
            <text:p>0.027684</text:p>
          </table:table-cell>
          <table:table-cell office:value-type="float" office:value="0.027335">
            <text:p>0.027335</text:p>
          </table:table-cell>
          <table:table-cell office:value-type="float" office:value="0.029711">
            <text:p>0.029711</text:p>
          </table:table-cell>
          <table:table-cell office:value-type="float" office:value="0.026522">
            <text:p>0.02652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8">
            <text:p>178</text:p>
          </table:table-cell>
          <table:table-cell office:value-type="string">
            <text:p>16.11-16.00</text:p>
          </table:table-cell>
          <table:table-cell office:value-type="string">
            <text:p>frankfurt</text:p>
          </table:table-cell>
          <table:table-cell office:value-type="string">
            <text:p>54.230.99.21</text:p>
          </table:table-cell>
          <table:table-cell office:value-type="float" office:value="50">
            <text:p>50</text:p>
          </table:table-cell>
          <table:table-cell office:value-type="float" office:value="0.042016">
            <text:p>0.042016</text:p>
          </table:table-cell>
          <table:table-cell office:value-type="float" office:value="0.046445">
            <text:p>0.046445</text:p>
          </table:table-cell>
          <table:table-cell office:value-type="float" office:value="0.037895">
            <text:p>0.037895</text:p>
          </table:table-cell>
          <table:table-cell office:value-type="float" office:value="0.072275">
            <text:p>0.072275</text:p>
          </table:table-cell>
          <table:table-cell office:value-type="float" office:value="0.028045">
            <text:p>0.02804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79">
            <text:p>179</text:p>
          </table:table-cell>
          <table:table-cell office:value-type="string">
            <text:p>16.11-17.00</text:p>
          </table:table-cell>
          <table:table-cell office:value-type="string">
            <text:p>frankfurt</text:p>
          </table:table-cell>
          <table:table-cell office:value-type="string">
            <text:p>54.230.99.41</text:p>
          </table:table-cell>
          <table:table-cell office:value-type="float" office:value="40">
            <text:p>40</text:p>
          </table:table-cell>
          <table:table-cell office:value-type="float" office:value="0.030797">
            <text:p>0.030797</text:p>
          </table:table-cell>
          <table:table-cell office:value-type="float" office:value="0.028771">
            <text:p>0.028771</text:p>
          </table:table-cell>
          <table:table-cell office:value-type="float" office:value="0.0299">
            <text:p>0.0299</text:p>
          </table:table-cell>
          <table:table-cell office:value-type="float" office:value="0.035765">
            <text:p>0.035765</text:p>
          </table:table-cell>
          <table:table-cell office:value-type="float" office:value="0.028505">
            <text:p>0.0285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0">
            <text:p>180</text:p>
          </table:table-cell>
          <table:table-cell office:value-type="string">
            <text:p>16.11-18.00</text:p>
          </table:table-cell>
          <table:table-cell office:value-type="string">
            <text:p>frankfurt</text:p>
          </table:table-cell>
          <table:table-cell office:value-type="string">
            <text:p>54.230.99.245</text:p>
          </table:table-cell>
          <table:table-cell office:value-type="float" office:value="45">
            <text:p>45</text:p>
          </table:table-cell>
          <table:table-cell office:value-type="float" office:value="0.032436">
            <text:p>0.032436</text:p>
          </table:table-cell>
          <table:table-cell office:value-type="float" office:value="0.030708">
            <text:p>0.030708</text:p>
          </table:table-cell>
          <table:table-cell office:value-type="float" office:value="0.02969">
            <text:p>0.02969</text:p>
          </table:table-cell>
          <table:table-cell office:value-type="float" office:value="0.030886">
            <text:p>0.030886</text:p>
          </table:table-cell>
          <table:table-cell office:value-type="float" office:value="0.028447">
            <text:p>0.02844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1">
            <text:p>181</text:p>
          </table:table-cell>
          <table:table-cell office:value-type="string">
            <text:p>16.11-19.00</text:p>
          </table:table-cell>
          <table:table-cell office:value-type="string">
            <text:p>frankfurt</text:p>
          </table:table-cell>
          <table:table-cell office:value-type="string">
            <text:p>54.230.99.16</text:p>
          </table:table-cell>
          <table:table-cell office:value-type="float" office:value="52">
            <text:p>52</text:p>
          </table:table-cell>
          <table:table-cell office:value-type="float" office:value="0.034555">
            <text:p>0.034555</text:p>
          </table:table-cell>
          <table:table-cell office:value-type="float" office:value="0.033822">
            <text:p>0.033822</text:p>
          </table:table-cell>
          <table:table-cell office:value-type="float" office:value="0.030219">
            <text:p>0.030219</text:p>
          </table:table-cell>
          <table:table-cell office:value-type="float" office:value="0.031293">
            <text:p>0.031293</text:p>
          </table:table-cell>
          <table:table-cell office:value-type="float" office:value="0.031237">
            <text:p>0.03123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2">
            <text:p>182</text:p>
          </table:table-cell>
          <table:table-cell office:value-type="string">
            <text:p>16.11-20.00</text:p>
          </table:table-cell>
          <table:table-cell office:value-type="string">
            <text:p>frankfurt</text:p>
          </table:table-cell>
          <table:table-cell office:value-type="string">
            <text:p>54.230.98.56</text:p>
          </table:table-cell>
          <table:table-cell office:value-type="float" office:value="45">
            <text:p>45</text:p>
          </table:table-cell>
          <table:table-cell office:value-type="float" office:value="0.026757">
            <text:p>0.026757</text:p>
          </table:table-cell>
          <table:table-cell office:value-type="float" office:value="0.030764">
            <text:p>0.030764</text:p>
          </table:table-cell>
          <table:table-cell office:value-type="float" office:value="0.070222">
            <text:p>0.070222</text:p>
          </table:table-cell>
          <table:table-cell office:value-type="float" office:value="0.02866">
            <text:p>0.02866</text:p>
          </table:table-cell>
          <table:table-cell office:value-type="float" office:value="0.029263">
            <text:p>0.02926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3">
            <text:p>183</text:p>
          </table:table-cell>
          <table:table-cell office:value-type="string">
            <text:p>16.11-21.00</text:p>
          </table:table-cell>
          <table:table-cell office:value-type="string">
            <text:p>frankfurt</text:p>
          </table:table-cell>
          <table:table-cell office:value-type="string">
            <text:p>54.230.99.98</text:p>
          </table:table-cell>
          <table:table-cell office:value-type="float" office:value="16">
            <text:p>16</text:p>
          </table:table-cell>
          <table:table-cell office:value-type="float" office:value="0.035504">
            <text:p>0.035504</text:p>
          </table:table-cell>
          <table:table-cell office:value-type="float" office:value="0.029172">
            <text:p>0.029172</text:p>
          </table:table-cell>
          <table:table-cell office:value-type="float" office:value="0.034754">
            <text:p>0.034754</text:p>
          </table:table-cell>
          <table:table-cell office:value-type="float" office:value="0.027442">
            <text:p>0.027442</text:p>
          </table:table-cell>
          <table:table-cell office:value-type="float" office:value="0.028643">
            <text:p>0.02864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4">
            <text:p>184</text:p>
          </table:table-cell>
          <table:table-cell office:value-type="string">
            <text:p>16.11-22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6">
            <text:p>46</text:p>
          </table:table-cell>
          <table:table-cell office:value-type="float" office:value="0.04032">
            <text:p>0.04032</text:p>
          </table:table-cell>
          <table:table-cell office:value-type="float" office:value="0.030257">
            <text:p>0.030257</text:p>
          </table:table-cell>
          <table:table-cell office:value-type="float" office:value="0.034037">
            <text:p>0.034037</text:p>
          </table:table-cell>
          <table:table-cell office:value-type="float" office:value="0.032059">
            <text:p>0.032059</text:p>
          </table:table-cell>
          <table:table-cell office:value-type="float" office:value="0.03005">
            <text:p>0.0300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5">
            <text:p>185</text:p>
          </table:table-cell>
          <table:table-cell office:value-type="string">
            <text:p>16.11-23.00</text:p>
          </table:table-cell>
          <table:table-cell office:value-type="string">
            <text:p>frankfurt</text:p>
          </table:table-cell>
          <table:table-cell office:value-type="string">
            <text:p>54.230.98.127</text:p>
          </table:table-cell>
          <table:table-cell office:value-type="float" office:value="42">
            <text:p>42</text:p>
          </table:table-cell>
          <table:table-cell office:value-type="float" office:value="0.0293">
            <text:p>0.0293</text:p>
          </table:table-cell>
          <table:table-cell office:value-type="float" office:value="0.033663">
            <text:p>0.033663</text:p>
          </table:table-cell>
          <table:table-cell office:value-type="float" office:value="0.03339">
            <text:p>0.03339</text:p>
          </table:table-cell>
          <table:table-cell office:value-type="float" office:value="0.032139">
            <text:p>0.032139</text:p>
          </table:table-cell>
          <table:table-cell office:value-type="float" office:value="0.028892">
            <text:p>0.028892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6">
            <text:p>186</text:p>
          </table:table-cell>
          <table:table-cell office:value-type="string">
            <text:p>17.11-00.00</text:p>
          </table:table-cell>
          <table:table-cell office:value-type="string">
            <text:p>frankfurt</text:p>
          </table:table-cell>
          <table:table-cell office:value-type="string">
            <text:p>54.230.99.162</text:p>
          </table:table-cell>
          <table:table-cell office:value-type="float" office:value="54">
            <text:p>54</text:p>
          </table:table-cell>
          <table:table-cell office:value-type="float" office:value="0.035759">
            <text:p>0.035759</text:p>
          </table:table-cell>
          <table:table-cell office:value-type="float" office:value="0.056214">
            <text:p>0.056214</text:p>
          </table:table-cell>
          <table:table-cell office:value-type="float" office:value="0.028952">
            <text:p>0.028952</text:p>
          </table:table-cell>
          <table:table-cell office:value-type="float" office:value="0.030397">
            <text:p>0.030397</text:p>
          </table:table-cell>
          <table:table-cell office:value-type="float" office:value="0.030946">
            <text:p>0.030946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7">
            <text:p>187</text:p>
          </table:table-cell>
          <table:table-cell office:value-type="string">
            <text:p>17.11-01.00</text:p>
          </table:table-cell>
          <table:table-cell office:value-type="string">
            <text:p>frankfurt</text:p>
          </table:table-cell>
          <table:table-cell office:value-type="string">
            <text:p>54.230.99.50</text:p>
          </table:table-cell>
          <table:table-cell office:value-type="float" office:value="43">
            <text:p>43</text:p>
          </table:table-cell>
          <table:table-cell office:value-type="float" office:value="0.026354">
            <text:p>0.026354</text:p>
          </table:table-cell>
          <table:table-cell office:value-type="float" office:value="0.028466">
            <text:p>0.028466</text:p>
          </table:table-cell>
          <table:table-cell office:value-type="float" office:value="0.058082">
            <text:p>0.058082</text:p>
          </table:table-cell>
          <table:table-cell office:value-type="float" office:value="0.02914">
            <text:p>0.02914</text:p>
          </table:table-cell>
          <table:table-cell office:value-type="float" office:value="0.027107">
            <text:p>0.0271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8">
            <text:p>188</text:p>
          </table:table-cell>
          <table:table-cell office:value-type="string">
            <text:p>17.11-02.00</text:p>
          </table:table-cell>
          <table:table-cell office:value-type="string">
            <text:p>frankfurt</text:p>
          </table:table-cell>
          <table:table-cell office:value-type="string">
            <text:p>54.230.99.49</text:p>
          </table:table-cell>
          <table:table-cell office:value-type="float" office:value="38">
            <text:p>38</text:p>
          </table:table-cell>
          <table:table-cell office:value-type="float" office:value="0.027993">
            <text:p>0.027993</text:p>
          </table:table-cell>
          <table:table-cell office:value-type="float" office:value="0.06552">
            <text:p>0.06552</text:p>
          </table:table-cell>
          <table:table-cell office:value-type="float" office:value="0.027682">
            <text:p>0.027682</text:p>
          </table:table-cell>
          <table:table-cell office:value-type="float" office:value="0.03094">
            <text:p>0.03094</text:p>
          </table:table-cell>
          <table:table-cell office:value-type="float" office:value="0.038607">
            <text:p>0.03860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89">
            <text:p>189</text:p>
          </table:table-cell>
          <table:table-cell office:value-type="string">
            <text:p>17.11-03.00</text:p>
          </table:table-cell>
          <table:table-cell office:value-type="string">
            <text:p>frankfurt</text:p>
          </table:table-cell>
          <table:table-cell office:value-type="string">
            <text:p>54.230.98.130</text:p>
          </table:table-cell>
          <table:table-cell office:value-type="float" office:value="49">
            <text:p>49</text:p>
          </table:table-cell>
          <table:table-cell office:value-type="float" office:value="0.0273">
            <text:p>0.0273</text:p>
          </table:table-cell>
          <table:table-cell office:value-type="float" office:value="0.027664">
            <text:p>0.027664</text:p>
          </table:table-cell>
          <table:table-cell office:value-type="float" office:value="0.02745">
            <text:p>0.02745</text:p>
          </table:table-cell>
          <table:table-cell office:value-type="float" office:value="0.031404">
            <text:p>0.031404</text:p>
          </table:table-cell>
          <table:table-cell office:value-type="float" office:value="0.037381">
            <text:p>0.037381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0">
            <text:p>190</text:p>
          </table:table-cell>
          <table:table-cell office:value-type="string">
            <text:p>17.11-04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2">
            <text:p>42</text:p>
          </table:table-cell>
          <table:table-cell office:value-type="float" office:value="0.028437">
            <text:p>0.028437</text:p>
          </table:table-cell>
          <table:table-cell office:value-type="float" office:value="0.027501">
            <text:p>0.027501</text:p>
          </table:table-cell>
          <table:table-cell office:value-type="float" office:value="0.027988">
            <text:p>0.027988</text:p>
          </table:table-cell>
          <table:table-cell office:value-type="float" office:value="0.029468">
            <text:p>0.029468</text:p>
          </table:table-cell>
          <table:table-cell office:value-type="float" office:value="0.031617">
            <text:p>0.03161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1">
            <text:p>191</text:p>
          </table:table-cell>
          <table:table-cell office:value-type="string">
            <text:p>17.11-05.00</text:p>
          </table:table-cell>
          <table:table-cell office:value-type="string">
            <text:p>frankfurt</text:p>
          </table:table-cell>
          <table:table-cell office:value-type="string">
            <text:p>54.230.99.196</text:p>
          </table:table-cell>
          <table:table-cell office:value-type="float" office:value="47">
            <text:p>47</text:p>
          </table:table-cell>
          <table:table-cell office:value-type="float" office:value="0.026659">
            <text:p>0.026659</text:p>
          </table:table-cell>
          <table:table-cell office:value-type="float" office:value="0.029352">
            <text:p>0.029352</text:p>
          </table:table-cell>
          <table:table-cell office:value-type="float" office:value="0.03216">
            <text:p>0.03216</text:p>
          </table:table-cell>
          <table:table-cell office:value-type="float" office:value="0.031597">
            <text:p>0.031597</text:p>
          </table:table-cell>
          <table:table-cell office:value-type="float" office:value="0.031334">
            <text:p>0.031334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2">
            <text:p>192</text:p>
          </table:table-cell>
          <table:table-cell office:value-type="string">
            <text:p>17.11-06.00</text:p>
          </table:table-cell>
          <table:table-cell office:value-type="string">
            <text:p>frankfurt</text:p>
          </table:table-cell>
          <table:table-cell office:value-type="string">
            <text:p>54.230.99.158</text:p>
          </table:table-cell>
          <table:table-cell office:value-type="float" office:value="34">
            <text:p>34</text:p>
          </table:table-cell>
          <table:table-cell office:value-type="float" office:value="0.028157">
            <text:p>0.028157</text:p>
          </table:table-cell>
          <table:table-cell office:value-type="float" office:value="0.030066">
            <text:p>0.030066</text:p>
          </table:table-cell>
          <table:table-cell office:value-type="float" office:value="0.027235">
            <text:p>0.027235</text:p>
          </table:table-cell>
          <table:table-cell office:value-type="float" office:value="0.027692">
            <text:p>0.027692</text:p>
          </table:table-cell>
          <table:table-cell office:value-type="float" office:value="0.028529">
            <text:p>0.028529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3">
            <text:p>193</text:p>
          </table:table-cell>
          <table:table-cell office:value-type="string">
            <text:p>17.11-07.00</text:p>
          </table:table-cell>
          <table:table-cell office:value-type="string">
            <text:p>frankfurt</text:p>
          </table:table-cell>
          <table:table-cell office:value-type="string">
            <text:p>54.230.99.162</text:p>
          </table:table-cell>
          <table:table-cell office:value-type="float" office:value="43">
            <text:p>43</text:p>
          </table:table-cell>
          <table:table-cell office:value-type="float" office:value="0.02771">
            <text:p>0.02771</text:p>
          </table:table-cell>
          <table:table-cell office:value-type="float" office:value="0.027104">
            <text:p>0.027104</text:p>
          </table:table-cell>
          <table:table-cell office:value-type="float" office:value="0.027851">
            <text:p>0.027851</text:p>
          </table:table-cell>
          <table:table-cell office:value-type="float" office:value="0.03216">
            <text:p>0.03216</text:p>
          </table:table-cell>
          <table:table-cell office:value-type="float" office:value="0.030793">
            <text:p>0.030793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4">
            <text:p>194</text:p>
          </table:table-cell>
          <table:table-cell office:value-type="string">
            <text:p>17.11-08.00</text:p>
          </table:table-cell>
          <table:table-cell office:value-type="string">
            <text:p>frankfurt</text:p>
          </table:table-cell>
          <table:table-cell office:value-type="string">
            <text:p>54.230.98.86</text:p>
          </table:table-cell>
          <table:table-cell office:value-type="float" office:value="42">
            <text:p>42</text:p>
          </table:table-cell>
          <table:table-cell office:value-type="float" office:value="0.027172">
            <text:p>0.027172</text:p>
          </table:table-cell>
          <table:table-cell office:value-type="float" office:value="0.026538">
            <text:p>0.026538</text:p>
          </table:table-cell>
          <table:table-cell office:value-type="float" office:value="0.02945">
            <text:p>0.02945</text:p>
          </table:table-cell>
          <table:table-cell office:value-type="float" office:value="0.028786">
            <text:p>0.028786</text:p>
          </table:table-cell>
          <table:table-cell office:value-type="float" office:value="0.038608">
            <text:p>0.038608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5">
            <text:p>195</text:p>
          </table:table-cell>
          <table:table-cell office:value-type="string">
            <text:p>17.11-09.00</text:p>
          </table:table-cell>
          <table:table-cell office:value-type="string">
            <text:p>frankfurt</text:p>
          </table:table-cell>
          <table:table-cell office:value-type="string">
            <text:p>54.230.97.191</text:p>
          </table:table-cell>
          <table:table-cell office:value-type="float" office:value="45">
            <text:p>45</text:p>
          </table:table-cell>
          <table:table-cell office:value-type="float" office:value="0.034401">
            <text:p>0.034401</text:p>
          </table:table-cell>
          <table:table-cell office:value-type="float" office:value="0.02957">
            <text:p>0.02957</text:p>
          </table:table-cell>
          <table:table-cell office:value-type="float" office:value="0.029105">
            <text:p>0.029105</text:p>
          </table:table-cell>
          <table:table-cell office:value-type="float" office:value="0.034868">
            <text:p>0.034868</text:p>
          </table:table-cell>
          <table:table-cell office:value-type="float" office:value="0.035287">
            <text:p>0.035287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6">
            <text:p>196</text:p>
          </table:table-cell>
          <table:table-cell office:value-type="string">
            <text:p>17.11-10.00</text:p>
          </table:table-cell>
          <table:table-cell office:value-type="string">
            <text:p>frankfurt</text:p>
          </table:table-cell>
          <table:table-cell office:value-type="string">
            <text:p>54.230.98.71</text:p>
          </table:table-cell>
          <table:table-cell office:value-type="float" office:value="40">
            <text:p>40</text:p>
          </table:table-cell>
          <table:table-cell office:value-type="float" office:value="0.000355">
            <text:p>0.000355</text:p>
          </table:table-cell>
          <table:table-cell office:value-type="float" office:value="0.027533">
            <text:p>0.027533</text:p>
          </table:table-cell>
          <table:table-cell office:value-type="float" office:value="0.035919">
            <text:p>0.035919</text:p>
          </table:table-cell>
          <table:table-cell office:value-type="float" office:value="0.030442">
            <text:p>0.030442</text:p>
          </table:table-cell>
          <table:table-cell office:value-type="float" office:value="0.027935">
            <text:p>0.027935</text:p>
          </table:table-cell>
          <table:table-cell table:number-columns-repeated="1013"/>
        </table:table-row>
        <table:table-row table:style-name="ro1">
          <table:table-cell office:value-type="string">
            <text:p>home</text:p>
          </table:table-cell>
          <table:table-cell office:value-type="float" office:value="197">
            <text:p>197</text:p>
          </table:table-cell>
          <table:table-cell office:value-type="string">
            <text:p>17.11-11.00</text:p>
          </table:table-cell>
          <table:table-cell office:value-type="string">
            <text:p>frankfurt</text:p>
          </table:table-cell>
          <table:table-cell office:value-type="string">
            <text:p>54.230.99.64</text:p>
          </table:table-cell>
          <table:table-cell office:value-type="float" office:value="39">
            <text:p>39</text:p>
          </table:table-cell>
          <table:table-cell office:value-type="float" office:value="0.040246">
            <text:p>0.040246</text:p>
          </table:table-cell>
          <table:table-cell office:value-type="float" office:value="0.032704">
            <text:p>0.032704</text:p>
          </table:table-cell>
          <table:table-cell office:value-type="float" office:value="0.037169">
            <text:p>0.037169</text:p>
          </table:table-cell>
          <table:table-cell office:value-type="float" office:value="0.040817">
            <text:p>0.040817</text:p>
          </table:table-cell>
          <table:table-cell office:value-type="float" office:value="0.048604">
            <text:p>0.0486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0">
            <text:p>0</text:p>
          </table:table-cell>
          <table:table-cell office:value-type="string">
            <text:p>19.11-17.40</text:p>
          </table:table-cell>
          <table:table-cell office:value-type="string">
            <text:p>oregon</text:p>
          </table:table-cell>
          <table:table-cell office:value-type="string">
            <text:p>205.251.215.191</text:p>
          </table:table-cell>
          <table:table-cell office:value-type="float" office:value="2.356">
            <text:p>2.356</text:p>
          </table:table-cell>
          <table:table-cell office:value-type="float" office:value="0.002913">
            <text:p>0.002913</text:p>
          </table:table-cell>
          <table:table-cell office:value-type="float" office:value="0.002156">
            <text:p>0.002156</text:p>
          </table:table-cell>
          <table:table-cell office:value-type="float" office:value="0.002372">
            <text:p>0.002372</text:p>
          </table:table-cell>
          <table:table-cell office:value-type="float" office:value="0.001963">
            <text:p>0.001963</text:p>
          </table:table-cell>
          <table:table-cell office:value-type="float" office:value="0.00272">
            <text:p>0.0027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">
            <text:p>1</text:p>
          </table:table-cell>
          <table:table-cell office:value-type="string">
            <text:p>19.11-18.40</text:p>
          </table:table-cell>
          <table:table-cell office:value-type="string">
            <text:p>oregon</text:p>
          </table:table-cell>
          <table:table-cell office:value-type="string">
            <text:p>54.230.140.235</text:p>
          </table:table-cell>
          <table:table-cell office:value-type="float" office:value="3.041">
            <text:p>3.041</text:p>
          </table:table-cell>
          <table:table-cell table:number-columns-repeated="3"/>
          <table:table-cell office:value-type="float" office:value="0.002733">
            <text:p>0.002733</text:p>
          </table:table-cell>
          <table:table-cell office:value-type="float" office:value="0.003253">
            <text:p>0.00325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">
            <text:p>2</text:p>
          </table:table-cell>
          <table:table-cell office:value-type="string">
            <text:p>19.11-19.40</text:p>
          </table:table-cell>
          <table:table-cell office:value-type="string">
            <text:p>oregon</text:p>
          </table:table-cell>
          <table:table-cell office:value-type="string">
            <text:p>54.239.132.83</text:p>
          </table:table-cell>
          <table:table-cell office:value-type="float" office:value="0.775">
            <text:p>0.775</text:p>
          </table:table-cell>
          <table:table-cell office:value-type="float" office:value="0.00061">
            <text:p>0.00061</text:p>
          </table:table-cell>
          <table:table-cell office:value-type="float" office:value="0.000681">
            <text:p>0.000681</text:p>
          </table:table-cell>
          <table:table-cell table:number-columns-repeated="2" office:value-type="float" office:value="0.000646">
            <text:p>0.000646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">
            <text:p>3</text:p>
          </table:table-cell>
          <table:table-cell office:value-type="string">
            <text:p>19.11-20.40</text:p>
          </table:table-cell>
          <table:table-cell office:value-type="string">
            <text:p>oregon</text:p>
          </table:table-cell>
          <table:table-cell office:value-type="string">
            <text:p>54.230.116.154</text:p>
          </table:table-cell>
          <table:table-cell office:value-type="float" office:value="0.769">
            <text:p>0.769</text:p>
          </table:table-cell>
          <table:table-cell office:value-type="float" office:value="0.000578">
            <text:p>0.000578</text:p>
          </table:table-cell>
          <table:table-cell office:value-type="float" office:value="0.00042">
            <text:p>0.00042</text:p>
          </table:table-cell>
          <table:table-cell office:value-type="float" office:value="0.000843">
            <text:p>0.000843</text:p>
          </table:table-cell>
          <table:table-cell office:value-type="float" office:value="0.000528">
            <text:p>0.000528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">
            <text:p>4</text:p>
          </table:table-cell>
          <table:table-cell office:value-type="string">
            <text:p>19.11-21.40</text:p>
          </table:table-cell>
          <table:table-cell office:value-type="string">
            <text:p>oregon</text:p>
          </table:table-cell>
          <table:table-cell office:value-type="string">
            <text:p>54.192.118.240</text:p>
          </table:table-cell>
          <table:table-cell office:value-type="float" office:value="0.814">
            <text:p>0.814</text:p>
          </table:table-cell>
          <table:table-cell table:number-columns-repeated="3"/>
          <table:table-cell office:value-type="float" office:value="0.000405">
            <text:p>0.000405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">
            <text:p>5</text:p>
          </table:table-cell>
          <table:table-cell office:value-type="string">
            <text:p>19.11-22.40</text:p>
          </table:table-cell>
          <table:table-cell office:value-type="string">
            <text:p>oregon</text:p>
          </table:table-cell>
          <table:table-cell office:value-type="string">
            <text:p>54.230.116.204</text:p>
          </table:table-cell>
          <table:table-cell office:value-type="float" office:value="0.76">
            <text:p>0.76</text:p>
          </table:table-cell>
          <table:table-cell office:value-type="float" office:value="0.00074">
            <text:p>0.00074</text:p>
          </table:table-cell>
          <table:table-cell office:value-type="float" office:value="0.000652">
            <text:p>0.000652</text:p>
          </table:table-cell>
          <table:table-cell office:value-type="float" office:value="0.000618">
            <text:p>0.000618</text:p>
          </table:table-cell>
          <table:table-cell office:value-type="float" office:value="0.000605">
            <text:p>0.000605</text:p>
          </table:table-cell>
          <table:table-cell office:value-type="float" office:value="0.000546">
            <text:p>0.00054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">
            <text:p>6</text:p>
          </table:table-cell>
          <table:table-cell office:value-type="string">
            <text:p>19.11-23.40</text:p>
          </table:table-cell>
          <table:table-cell office:value-type="string">
            <text:p>oregon</text:p>
          </table:table-cell>
          <table:table-cell office:value-type="string">
            <text:p>54.192.118.242</text:p>
          </table:table-cell>
          <table:table-cell office:value-type="float" office:value="0.729">
            <text:p>0.729</text:p>
          </table:table-cell>
          <table:table-cell office:value-type="float" office:value="0.000667">
            <text:p>0.000667</text:p>
          </table:table-cell>
          <table:table-cell office:value-type="float" office:value="0.000597">
            <text:p>0.000597</text:p>
          </table:table-cell>
          <table:table-cell office:value-type="float" office:value="0.000608">
            <text:p>0.000608</text:p>
          </table:table-cell>
          <table:table-cell office:value-type="float" office:value="0.000673">
            <text:p>0.000673</text:p>
          </table:table-cell>
          <table:table-cell office:value-type="float" office:value="0.000448">
            <text:p>0.0004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">
            <text:p>7</text:p>
          </table:table-cell>
          <table:table-cell office:value-type="string">
            <text:p>20.11-00.40</text:p>
          </table:table-cell>
          <table:table-cell office:value-type="string">
            <text:p>oregon</text:p>
          </table:table-cell>
          <table:table-cell office:value-type="string">
            <text:p>54.230.117.21</text:p>
          </table:table-cell>
          <table:table-cell office:value-type="float" office:value="0.824">
            <text:p>0.824</text:p>
          </table:table-cell>
          <table:table-cell office:value-type="float" office:value="0.000503">
            <text:p>0.000503</text:p>
          </table:table-cell>
          <table:table-cell office:value-type="float" office:value="0.000754">
            <text:p>0.000754</text:p>
          </table:table-cell>
          <table:table-cell office:value-type="float" office:value="0.000688">
            <text:p>0.000688</text:p>
          </table:table-cell>
          <table:table-cell office:value-type="float" office:value="0.000748">
            <text:p>0.000748</text:p>
          </table:table-cell>
          <table:table-cell office:value-type="float" office:value="0.000642">
            <text:p>0.00064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">
            <text:p>8</text:p>
          </table:table-cell>
          <table:table-cell office:value-type="string">
            <text:p>20.11-01.40</text:p>
          </table:table-cell>
          <table:table-cell office:value-type="string">
            <text:p>oregon</text:p>
          </table:table-cell>
          <table:table-cell office:value-type="string">
            <text:p>54.230.119.71</text:p>
          </table:table-cell>
          <table:table-cell office:value-type="float" office:value="0.791">
            <text:p>0.791</text:p>
          </table:table-cell>
          <table:table-cell office:value-type="float" office:value="0.000428">
            <text:p>0.000428</text:p>
          </table:table-cell>
          <table:table-cell office:value-type="float" office:value="0.000619">
            <text:p>0.000619</text:p>
          </table:table-cell>
          <table:table-cell office:value-type="float" office:value="0.000493">
            <text:p>0.000493</text:p>
          </table:table-cell>
          <table:table-cell office:value-type="float" office:value="0.000692">
            <text:p>0.000692</text:p>
          </table:table-cell>
          <table:table-cell office:value-type="float" office:value="0.000674">
            <text:p>0.0006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">
            <text:p>9</text:p>
          </table:table-cell>
          <table:table-cell office:value-type="string">
            <text:p>20.11-02.40</text:p>
          </table:table-cell>
          <table:table-cell office:value-type="string">
            <text:p>oregon</text:p>
          </table:table-cell>
          <table:table-cell office:value-type="string">
            <text:p>54.230.116.204</text:p>
          </table:table-cell>
          <table:table-cell office:value-type="float" office:value="0.791">
            <text:p>0.791</text:p>
          </table:table-cell>
          <table:table-cell table:number-columns-repeated="3"/>
          <table:table-cell office:value-type="float" office:value="0.00064">
            <text:p>0.00064</text:p>
          </table:table-cell>
          <table:table-cell office:value-type="float" office:value="0.000677">
            <text:p>0.00067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">
            <text:p>10</text:p>
          </table:table-cell>
          <table:table-cell office:value-type="string">
            <text:p>20.11-03.40</text:p>
          </table:table-cell>
          <table:table-cell office:value-type="string">
            <text:p>oregon</text:p>
          </table:table-cell>
          <table:table-cell office:value-type="string">
            <text:p>54.230.117.21</text:p>
          </table:table-cell>
          <table:table-cell office:value-type="float" office:value="0.774">
            <text:p>0.774</text:p>
          </table:table-cell>
          <table:table-cell office:value-type="float" office:value="0.000499">
            <text:p>0.000499</text:p>
          </table:table-cell>
          <table:table-cell office:value-type="float" office:value="0.000531">
            <text:p>0.000531</text:p>
          </table:table-cell>
          <table:table-cell office:value-type="float" office:value="0.000647">
            <text:p>0.000647</text:p>
          </table:table-cell>
          <table:table-cell office:value-type="float" office:value="0.000596">
            <text:p>0.000596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">
            <text:p>11</text:p>
          </table:table-cell>
          <table:table-cell office:value-type="string">
            <text:p>20.11-04.40</text:p>
          </table:table-cell>
          <table:table-cell office:value-type="string">
            <text:p>oregon</text:p>
          </table:table-cell>
          <table:table-cell office:value-type="string">
            <text:p>54.239.132.196</text:p>
          </table:table-cell>
          <table:table-cell office:value-type="float" office:value="0.782">
            <text:p>0.782</text:p>
          </table:table-cell>
          <table:table-cell office:value-type="float" office:value="0.000613">
            <text:p>0.000613</text:p>
          </table:table-cell>
          <table:table-cell office:value-type="float" office:value="0.000669">
            <text:p>0.000669</text:p>
          </table:table-cell>
          <table:table-cell office:value-type="float" office:value="0.000689">
            <text:p>0.000689</text:p>
          </table:table-cell>
          <table:table-cell office:value-type="float" office:value="0.000679">
            <text:p>0.000679</text:p>
          </table:table-cell>
          <table:table-cell office:value-type="float" office:value="0.000879">
            <text:p>0.0008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">
            <text:p>12</text:p>
          </table:table-cell>
          <table:table-cell office:value-type="string">
            <text:p>20.11-05.40</text:p>
          </table:table-cell>
          <table:table-cell office:value-type="string">
            <text:p>oregon</text:p>
          </table:table-cell>
          <table:table-cell office:value-type="string">
            <text:p>54.230.118.187</text:p>
          </table:table-cell>
          <table:table-cell office:value-type="float" office:value="0.718">
            <text:p>0.718</text:p>
          </table:table-cell>
          <table:table-cell office:value-type="float" office:value="0.000472">
            <text:p>0.000472</text:p>
          </table:table-cell>
          <table:table-cell office:value-type="float" office:value="0.000713">
            <text:p>0.000713</text:p>
          </table:table-cell>
          <table:table-cell office:value-type="float" office:value="0.000621">
            <text:p>0.000621</text:p>
          </table:table-cell>
          <table:table-cell office:value-type="float" office:value="0.000562">
            <text:p>0.000562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">
            <text:p>13</text:p>
          </table:table-cell>
          <table:table-cell office:value-type="string">
            <text:p>20.11-06.40</text:p>
          </table:table-cell>
          <table:table-cell office:value-type="string">
            <text:p>oregon</text:p>
          </table:table-cell>
          <table:table-cell office:value-type="string">
            <text:p>54.230.117.5</text:p>
          </table:table-cell>
          <table:table-cell office:value-type="float" office:value="0.773">
            <text:p>0.773</text:p>
          </table:table-cell>
          <table:table-cell office:value-type="float" office:value="0.00047">
            <text:p>0.00047</text:p>
          </table:table-cell>
          <table:table-cell office:value-type="float" office:value="0.000584">
            <text:p>0.000584</text:p>
          </table:table-cell>
          <table:table-cell office:value-type="float" office:value="0.000636">
            <text:p>0.000636</text:p>
          </table:table-cell>
          <table:table-cell table:number-columns-repeated="2"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">
            <text:p>14</text:p>
          </table:table-cell>
          <table:table-cell office:value-type="string">
            <text:p>20.11-07.40</text:p>
          </table:table-cell>
          <table:table-cell office:value-type="string">
            <text:p>oregon</text:p>
          </table:table-cell>
          <table:table-cell office:value-type="string">
            <text:p>54.192.118.233</text:p>
          </table:table-cell>
          <table:table-cell office:value-type="float" office:value="0.738">
            <text:p>0.738</text:p>
          </table:table-cell>
          <table:table-cell office:value-type="float" office:value="0.000641">
            <text:p>0.000641</text:p>
          </table:table-cell>
          <table:table-cell office:value-type="float" office:value="0.000456">
            <text:p>0.000456</text:p>
          </table:table-cell>
          <table:table-cell office:value-type="float" office:value="0.000735">
            <text:p>0.000735</text:p>
          </table:table-cell>
          <table:table-cell office:value-type="float" office:value="0.000697">
            <text:p>0.000697</text:p>
          </table:table-cell>
          <table:table-cell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">
            <text:p>15</text:p>
          </table:table-cell>
          <table:table-cell office:value-type="string">
            <text:p>20.11-08.40</text:p>
          </table:table-cell>
          <table:table-cell office:value-type="string">
            <text:p>oregon</text:p>
          </table:table-cell>
          <table:table-cell office:value-type="string">
            <text:p>54.192.118.237</text:p>
          </table:table-cell>
          <table:table-cell office:value-type="float" office:value="0.709">
            <text:p>0.709</text:p>
          </table:table-cell>
          <table:table-cell office:value-type="float" office:value="0.000658">
            <text:p>0.000658</text:p>
          </table:table-cell>
          <table:table-cell office:value-type="float" office:value="0.000682">
            <text:p>0.000682</text:p>
          </table:table-cell>
          <table:table-cell office:value-type="float" office:value="0.000692">
            <text:p>0.000692</text:p>
          </table:table-cell>
          <table:table-cell office:value-type="float" office:value="0.000578">
            <text:p>0.000578</text:p>
          </table:table-cell>
          <table:table-cell office:value-type="float" office:value="0.000688">
            <text:p>0.00068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">
            <text:p>16</text:p>
          </table:table-cell>
          <table:table-cell office:value-type="string">
            <text:p>20.11-09.40</text:p>
          </table:table-cell>
          <table:table-cell office:value-type="string">
            <text:p>oregon</text:p>
          </table:table-cell>
          <table:table-cell office:value-type="string">
            <text:p>54.192.118.218</text:p>
          </table:table-cell>
          <table:table-cell office:value-type="float" office:value="0.706">
            <text:p>0.706</text:p>
          </table:table-cell>
          <table:table-cell office:value-type="float" office:value="0.000891">
            <text:p>0.000891</text:p>
          </table:table-cell>
          <table:table-cell table:number-columns-repeated="2"/>
          <table:table-cell office:value-type="float" office:value="0.000414">
            <text:p>0.000414</text:p>
          </table:table-cell>
          <table:table-cell office:value-type="float" office:value="0.000706">
            <text:p>0.0007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">
            <text:p>17</text:p>
          </table:table-cell>
          <table:table-cell office:value-type="string">
            <text:p>20.11-10.40</text:p>
          </table:table-cell>
          <table:table-cell office:value-type="string">
            <text:p>oregon</text:p>
          </table:table-cell>
          <table:table-cell office:value-type="string">
            <text:p>54.230.119.94</text:p>
          </table:table-cell>
          <table:table-cell office:value-type="float" office:value="0.708">
            <text:p>0.708</text:p>
          </table:table-cell>
          <table:table-cell office:value-type="float" office:value="0.000448">
            <text:p>0.000448</text:p>
          </table:table-cell>
          <table:table-cell office:value-type="float" office:value="0.000698">
            <text:p>0.000698</text:p>
          </table:table-cell>
          <table:table-cell office:value-type="float" office:value="0.000666">
            <text:p>0.000666</text:p>
          </table:table-cell>
          <table:table-cell office:value-type="float" office:value="0.000701">
            <text:p>0.000701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">
            <text:p>18</text:p>
          </table:table-cell>
          <table:table-cell office:value-type="string">
            <text:p>20.11-11.40</text:p>
          </table:table-cell>
          <table:table-cell office:value-type="string">
            <text:p>oregon</text:p>
          </table:table-cell>
          <table:table-cell office:value-type="string">
            <text:p>54.230.117.69</text:p>
          </table:table-cell>
          <table:table-cell office:value-type="float" office:value="0.766">
            <text:p>0.766</text:p>
          </table:table-cell>
          <table:table-cell office:value-type="float" office:value="0.000637">
            <text:p>0.000637</text:p>
          </table:table-cell>
          <table:table-cell office:value-type="float" office:value="0.000711">
            <text:p>0.000711</text:p>
          </table:table-cell>
          <table:table-cell office:value-type="float" office:value="0.000643">
            <text:p>0.000643</text:p>
          </table:table-cell>
          <table:table-cell office:value-type="float" office:value="0.000675">
            <text:p>0.000675</text:p>
          </table:table-cell>
          <table:table-cell office:value-type="float" office:value="0.000643">
            <text:p>0.00064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">
            <text:p>19</text:p>
          </table:table-cell>
          <table:table-cell office:value-type="string">
            <text:p>20.11-12.40</text:p>
          </table:table-cell>
          <table:table-cell office:value-type="string">
            <text:p>oregon</text:p>
          </table:table-cell>
          <table:table-cell office:value-type="string">
            <text:p>54.192.118.221</text:p>
          </table:table-cell>
          <table:table-cell office:value-type="float" office:value="0.766">
            <text:p>0.766</text:p>
          </table:table-cell>
          <table:table-cell office:value-type="float" office:value="0.000422">
            <text:p>0.000422</text:p>
          </table:table-cell>
          <table:table-cell office:value-type="float" office:value="0.00043">
            <text:p>0.00043</text:p>
          </table:table-cell>
          <table:table-cell office:value-type="float" office:value="0.000638">
            <text:p>0.000638</text:p>
          </table:table-cell>
          <table:table-cell office:value-type="float" office:value="0.000617">
            <text:p>0.000617</text:p>
          </table:table-cell>
          <table:table-cell office:value-type="float" office:value="0.000771">
            <text:p>0.00077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0">
            <text:p>20</text:p>
          </table:table-cell>
          <table:table-cell office:value-type="string">
            <text:p>20.11-13.40</text:p>
          </table:table-cell>
          <table:table-cell office:value-type="string">
            <text:p>oregon</text:p>
          </table:table-cell>
          <table:table-cell office:value-type="string">
            <text:p>54.230.119.12</text:p>
          </table:table-cell>
          <table:table-cell office:value-type="float" office:value="0.771">
            <text:p>0.771</text:p>
          </table:table-cell>
          <table:table-cell office:value-type="float" office:value="0.000624">
            <text:p>0.000624</text:p>
          </table:table-cell>
          <table:table-cell office:value-type="float" office:value="0.000681">
            <text:p>0.000681</text:p>
          </table:table-cell>
          <table:table-cell office:value-type="float" office:value="0.000656">
            <text:p>0.000656</text:p>
          </table:table-cell>
          <table:table-cell office:value-type="float" office:value="0.000706">
            <text:p>0.000706</text:p>
          </table:table-cell>
          <table:table-cell office:value-type="float" office:value="0.0006">
            <text:p>0.00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1">
            <text:p>21</text:p>
          </table:table-cell>
          <table:table-cell office:value-type="string">
            <text:p>20.11-14.40</text:p>
          </table:table-cell>
          <table:table-cell office:value-type="string">
            <text:p>oregon</text:p>
          </table:table-cell>
          <table:table-cell office:value-type="string">
            <text:p>54.230.117.156</text:p>
          </table:table-cell>
          <table:table-cell office:value-type="float" office:value="0.794">
            <text:p>0.794</text:p>
          </table:table-cell>
          <table:table-cell office:value-type="float" office:value="0.00071">
            <text:p>0.00071</text:p>
          </table:table-cell>
          <table:table-cell office:value-type="float" office:value="0.00068">
            <text:p>0.00068</text:p>
          </table:table-cell>
          <table:table-cell office:value-type="float" office:value="0.000643">
            <text:p>0.000643</text:p>
          </table:table-cell>
          <table:table-cell office:value-type="float" office:value="0.000679">
            <text:p>0.000679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2">
            <text:p>22</text:p>
          </table:table-cell>
          <table:table-cell office:value-type="string">
            <text:p>19.11-17.40</text:p>
          </table:table-cell>
          <table:table-cell office:value-type="string">
            <text:p>california</text:p>
          </table:table-cell>
          <table:table-cell office:value-type="string">
            <text:p>54.230.143.62</text:p>
          </table:table-cell>
          <table:table-cell office:value-type="float" office:value="2.205">
            <text:p>2.205</text:p>
          </table:table-cell>
          <table:table-cell office:value-type="float" office:value="0.002225">
            <text:p>0.002225</text:p>
          </table:table-cell>
          <table:table-cell office:value-type="float" office:value="0.002227">
            <text:p>0.002227</text:p>
          </table:table-cell>
          <table:table-cell office:value-type="float" office:value="0.002144">
            <text:p>0.002144</text:p>
          </table:table-cell>
          <table:table-cell office:value-type="float" office:value="0.00282">
            <text:p>0.00282</text:p>
          </table:table-cell>
          <table:table-cell office:value-type="float" office:value="0.002643">
            <text:p>0.00264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3">
            <text:p>23</text:p>
          </table:table-cell>
          <table:table-cell office:value-type="string">
            <text:p>19.11-18.40</text:p>
          </table:table-cell>
          <table:table-cell office:value-type="string">
            <text:p>california</text:p>
          </table:table-cell>
          <table:table-cell office:value-type="string">
            <text:p>54.192.118.238</text:p>
          </table:table-cell>
          <table:table-cell office:value-type="float" office:value="0.794">
            <text:p>0.794</text:p>
          </table:table-cell>
          <table:table-cell office:value-type="float" office:value="0.000663">
            <text:p>0.000663</text:p>
          </table:table-cell>
          <table:table-cell office:value-type="float" office:value="0.000729">
            <text:p>0.000729</text:p>
          </table:table-cell>
          <table:table-cell/>
          <table:table-cell office:value-type="float" office:value="0.000709">
            <text:p>0.000709</text:p>
          </table:table-cell>
          <table:table-cell office:value-type="float" office:value="0.00061">
            <text:p>0.0006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4">
            <text:p>24</text:p>
          </table:table-cell>
          <table:table-cell office:value-type="string">
            <text:p>19.11-19.40</text:p>
          </table:table-cell>
          <table:table-cell office:value-type="string">
            <text:p>california</text:p>
          </table:table-cell>
          <table:table-cell office:value-type="string">
            <text:p>54.230.116.167</text:p>
          </table:table-cell>
          <table:table-cell office:value-type="float" office:value="0.808">
            <text:p>0.808</text:p>
          </table:table-cell>
          <table:table-cell office:value-type="float" office:value="0.000726">
            <text:p>0.000726</text:p>
          </table:table-cell>
          <table:table-cell office:value-type="float" office:value="0.000691">
            <text:p>0.000691</text:p>
          </table:table-cell>
          <table:table-cell office:value-type="float" office:value="0.000657">
            <text:p>0.000657</text:p>
          </table:table-cell>
          <table:table-cell office:value-type="float" office:value="0.000758">
            <text:p>0.000758</text:p>
          </table:table-cell>
          <table:table-cell office:value-type="float" office:value="0.000623">
            <text:p>0.0006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5">
            <text:p>25</text:p>
          </table:table-cell>
          <table:table-cell office:value-type="string">
            <text:p>19.11-20.40</text:p>
          </table:table-cell>
          <table:table-cell office:value-type="string">
            <text:p>california</text:p>
          </table:table-cell>
          <table:table-cell office:value-type="string">
            <text:p>54.192.118.236</text:p>
          </table:table-cell>
          <table:table-cell office:value-type="float" office:value="0.737">
            <text:p>0.737</text:p>
          </table:table-cell>
          <table:table-cell office:value-type="float" office:value="0.000685">
            <text:p>0.000685</text:p>
          </table:table-cell>
          <table:table-cell office:value-type="float" office:value="0.000674">
            <text:p>0.000674</text:p>
          </table:table-cell>
          <table:table-cell office:value-type="float" office:value="0.000687">
            <text:p>0.000687</text:p>
          </table:table-cell>
          <table:table-cell office:value-type="float" office:value="0.000645">
            <text:p>0.000645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6">
            <text:p>26</text:p>
          </table:table-cell>
          <table:table-cell office:value-type="string">
            <text:p>19.11-21.40</text:p>
          </table:table-cell>
          <table:table-cell office:value-type="string">
            <text:p>california</text:p>
          </table:table-cell>
          <table:table-cell office:value-type="string">
            <text:p>54.192.118.218</text:p>
          </table:table-cell>
          <table:table-cell office:value-type="float" office:value="0.781">
            <text:p>0.781</text:p>
          </table:table-cell>
          <table:table-cell office:value-type="float" office:value="0.00068">
            <text:p>0.00068</text:p>
          </table:table-cell>
          <table:table-cell office:value-type="float" office:value="0.000744">
            <text:p>0.000744</text:p>
          </table:table-cell>
          <table:table-cell office:value-type="float" office:value="0.000398">
            <text:p>0.000398</text:p>
          </table:table-cell>
          <table:table-cell office:value-type="float" office:value="0.000678">
            <text:p>0.000678</text:p>
          </table:table-cell>
          <table:table-cell office:value-type="float" office:value="0.000492">
            <text:p>0.0004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7">
            <text:p>27</text:p>
          </table:table-cell>
          <table:table-cell office:value-type="string">
            <text:p>19.11-22.40</text:p>
          </table:table-cell>
          <table:table-cell office:value-type="string">
            <text:p>california</text:p>
          </table:table-cell>
          <table:table-cell office:value-type="string">
            <text:p>54.230.117.15</text:p>
          </table:table-cell>
          <table:table-cell office:value-type="float" office:value="0.896">
            <text:p>0.896</text:p>
          </table:table-cell>
          <table:table-cell office:value-type="float" office:value="0.000436">
            <text:p>0.000436</text:p>
          </table:table-cell>
          <table:table-cell office:value-type="float" office:value="0.000633">
            <text:p>0.000633</text:p>
          </table:table-cell>
          <table:table-cell office:value-type="float" office:value="0.000666">
            <text:p>0.000666</text:p>
          </table:table-cell>
          <table:table-cell office:value-type="float" office:value="0.000738">
            <text:p>0.000738</text:p>
          </table:table-cell>
          <table:table-cell office:value-type="float" office:value="0.000633">
            <text:p>0.00063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8">
            <text:p>28</text:p>
          </table:table-cell>
          <table:table-cell office:value-type="string">
            <text:p>19.11-23.40</text:p>
          </table:table-cell>
          <table:table-cell office:value-type="string">
            <text:p>california</text:p>
          </table:table-cell>
          <table:table-cell office:value-type="string">
            <text:p>54.230.117.86</text:p>
          </table:table-cell>
          <table:table-cell office:value-type="float" office:value="1.141">
            <text:p>1.141</text:p>
          </table:table-cell>
          <table:table-cell office:value-type="float" office:value="0.000699">
            <text:p>0.000699</text:p>
          </table:table-cell>
          <table:table-cell office:value-type="float" office:value="0.000885">
            <text:p>0.000885</text:p>
          </table:table-cell>
          <table:table-cell office:value-type="float" office:value="0.000661">
            <text:p>0.000661</text:p>
          </table:table-cell>
          <table:table-cell office:value-type="float" office:value="0.000646">
            <text:p>0.000646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29">
            <text:p>29</text:p>
          </table:table-cell>
          <table:table-cell office:value-type="string">
            <text:p>20.11-00.40</text:p>
          </table:table-cell>
          <table:table-cell office:value-type="string">
            <text:p>california</text:p>
          </table:table-cell>
          <table:table-cell office:value-type="string">
            <text:p>54.230.116.98</text:p>
          </table:table-cell>
          <table:table-cell office:value-type="float" office:value="0.843">
            <text:p>0.843</text:p>
          </table:table-cell>
          <table:table-cell office:value-type="float" office:value="0.000719">
            <text:p>0.000719</text:p>
          </table:table-cell>
          <table:table-cell office:value-type="float" office:value="0.000662">
            <text:p>0.000662</text:p>
          </table:table-cell>
          <table:table-cell office:value-type="float" office:value="0.000688">
            <text:p>0.000688</text:p>
          </table:table-cell>
          <table:table-cell office:value-type="float" office:value="0.000434">
            <text:p>0.000434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0">
            <text:p>30</text:p>
          </table:table-cell>
          <table:table-cell office:value-type="string">
            <text:p>20.11-01.40</text:p>
          </table:table-cell>
          <table:table-cell office:value-type="string">
            <text:p>california</text:p>
          </table:table-cell>
          <table:table-cell office:value-type="string">
            <text:p>54.239.132.233</text:p>
          </table:table-cell>
          <table:table-cell office:value-type="float" office:value="0.73">
            <text:p>0.73</text:p>
          </table:table-cell>
          <table:table-cell/>
          <table:table-cell office:value-type="float" office:value="0.000704">
            <text:p>0.000704</text:p>
          </table:table-cell>
          <table:table-cell office:value-type="float" office:value="0.000665">
            <text:p>0.000665</text:p>
          </table:table-cell>
          <table:table-cell office:value-type="float" office:value="0.000443">
            <text:p>0.000443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1">
            <text:p>31</text:p>
          </table:table-cell>
          <table:table-cell office:value-type="string">
            <text:p>20.11-02.40</text:p>
          </table:table-cell>
          <table:table-cell office:value-type="string">
            <text:p>california</text:p>
          </table:table-cell>
          <table:table-cell office:value-type="string">
            <text:p>54.239.132.166</text:p>
          </table:table-cell>
          <table:table-cell office:value-type="float" office:value="0.814">
            <text:p>0.814</text:p>
          </table:table-cell>
          <table:table-cell office:value-type="float" office:value="0.000695">
            <text:p>0.000695</text:p>
          </table:table-cell>
          <table:table-cell table:number-columns-repeated="2"/>
          <table:table-cell office:value-type="float" office:value="0.000696">
            <text:p>0.000696</text:p>
          </table:table-cell>
          <table:table-cell office:value-type="float" office:value="0.000693">
            <text:p>0.00069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2">
            <text:p>32</text:p>
          </table:table-cell>
          <table:table-cell office:value-type="string">
            <text:p>20.11-03.40</text:p>
          </table:table-cell>
          <table:table-cell office:value-type="string">
            <text:p>california</text:p>
          </table:table-cell>
          <table:table-cell office:value-type="string">
            <text:p>54.230.117.69</text:p>
          </table:table-cell>
          <table:table-cell office:value-type="float" office:value="0.75">
            <text:p>0.75</text:p>
          </table:table-cell>
          <table:table-cell office:value-type="float" office:value="0.000629">
            <text:p>0.000629</text:p>
          </table:table-cell>
          <table:table-cell office:value-type="float" office:value="0.000693">
            <text:p>0.000693</text:p>
          </table:table-cell>
          <table:table-cell office:value-type="float" office:value="0.000366">
            <text:p>0.000366</text:p>
          </table:table-cell>
          <table:table-cell office:value-type="float" office:value="0.000718">
            <text:p>0.000718</text:p>
          </table:table-cell>
          <table:table-cell office:value-type="float" office:value="0.000699">
            <text:p>0.00069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3">
            <text:p>33</text:p>
          </table:table-cell>
          <table:table-cell office:value-type="string">
            <text:p>20.11-04.40</text:p>
          </table:table-cell>
          <table:table-cell office:value-type="string">
            <text:p>california</text:p>
          </table:table-cell>
          <table:table-cell office:value-type="string">
            <text:p>54.192.118.224</text:p>
          </table:table-cell>
          <table:table-cell office:value-type="float" office:value="0.765">
            <text:p>0.765</text:p>
          </table:table-cell>
          <table:table-cell office:value-type="float" office:value="0.000695">
            <text:p>0.000695</text:p>
          </table:table-cell>
          <table:table-cell office:value-type="float" office:value="0.0007">
            <text:p>0.0007</text:p>
          </table:table-cell>
          <table:table-cell office:value-type="float" office:value="0.000653">
            <text:p>0.000653</text:p>
          </table:table-cell>
          <table:table-cell table:number-columns-repeated="2" office:value-type="float" office:value="0.000664">
            <text:p>0.00066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4">
            <text:p>34</text:p>
          </table:table-cell>
          <table:table-cell office:value-type="string">
            <text:p>20.11-05.40</text:p>
          </table:table-cell>
          <table:table-cell office:value-type="string">
            <text:p>california</text:p>
          </table:table-cell>
          <table:table-cell office:value-type="string">
            <text:p>54.230.118.248</text:p>
          </table:table-cell>
          <table:table-cell office:value-type="float" office:value="0.779">
            <text:p>0.779</text:p>
          </table:table-cell>
          <table:table-cell office:value-type="float" office:value="0.000654">
            <text:p>0.000654</text:p>
          </table:table-cell>
          <table:table-cell office:value-type="float" office:value="0.000417">
            <text:p>0.000417</text:p>
          </table:table-cell>
          <table:table-cell office:value-type="float" office:value="0.000442">
            <text:p>0.000442</text:p>
          </table:table-cell>
          <table:table-cell office:value-type="float" office:value="0.000723">
            <text:p>0.000723</text:p>
          </table:table-cell>
          <table:table-cell office:value-type="float" office:value="0.000449">
            <text:p>0.0004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5">
            <text:p>35</text:p>
          </table:table-cell>
          <table:table-cell office:value-type="string">
            <text:p>20.11-06.40</text:p>
          </table:table-cell>
          <table:table-cell office:value-type="string">
            <text:p>california</text:p>
          </table:table-cell>
          <table:table-cell office:value-type="string">
            <text:p>54.239.132.98</text:p>
          </table:table-cell>
          <table:table-cell office:value-type="float" office:value="0.806">
            <text:p>0.806</text:p>
          </table:table-cell>
          <table:table-cell office:value-type="float" office:value="0.000498">
            <text:p>0.000498</text:p>
          </table:table-cell>
          <table:table-cell office:value-type="float" office:value="0.000705">
            <text:p>0.000705</text:p>
          </table:table-cell>
          <table:table-cell office:value-type="float" office:value="0.000701">
            <text:p>0.000701</text:p>
          </table:table-cell>
          <table:table-cell office:value-type="float" office:value="0.00067">
            <text:p>0.00067</text:p>
          </table:table-cell>
          <table:table-cell office:value-type="float" office:value="0.000612">
            <text:p>0.00061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6">
            <text:p>36</text:p>
          </table:table-cell>
          <table:table-cell office:value-type="string">
            <text:p>20.11-07.40</text:p>
          </table:table-cell>
          <table:table-cell office:value-type="string">
            <text:p>california</text:p>
          </table:table-cell>
          <table:table-cell office:value-type="string">
            <text:p>54.230.119.110</text:p>
          </table:table-cell>
          <table:table-cell office:value-type="float" office:value="0.878">
            <text:p>0.878</text:p>
          </table:table-cell>
          <table:table-cell office:value-type="float" office:value="0.000647">
            <text:p>0.000647</text:p>
          </table:table-cell>
          <table:table-cell office:value-type="float" office:value="0.000467">
            <text:p>0.000467</text:p>
          </table:table-cell>
          <table:table-cell office:value-type="float" office:value="0.000436">
            <text:p>0.000436</text:p>
          </table:table-cell>
          <table:table-cell office:value-type="float" office:value="0.000459">
            <text:p>0.000459</text:p>
          </table:table-cell>
          <table:table-cell office:value-type="float" office:value="0.000623">
            <text:p>0.0006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7">
            <text:p>37</text:p>
          </table:table-cell>
          <table:table-cell office:value-type="string">
            <text:p>20.11-08.40</text:p>
          </table:table-cell>
          <table:table-cell office:value-type="string">
            <text:p>california</text:p>
          </table:table-cell>
          <table:table-cell office:value-type="string">
            <text:p>54.239.132.98</text:p>
          </table:table-cell>
          <table:table-cell office:value-type="float" office:value="0.718">
            <text:p>0.718</text:p>
          </table:table-cell>
          <table:table-cell office:value-type="float" office:value="0.000733">
            <text:p>0.000733</text:p>
          </table:table-cell>
          <table:table-cell office:value-type="float" office:value="0.000795">
            <text:p>0.000795</text:p>
          </table:table-cell>
          <table:table-cell office:value-type="float" office:value="0.000634">
            <text:p>0.000634</text:p>
          </table:table-cell>
          <table:table-cell office:value-type="float" office:value="0.000443">
            <text:p>0.000443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8">
            <text:p>38</text:p>
          </table:table-cell>
          <table:table-cell office:value-type="string">
            <text:p>20.11-09.40</text:p>
          </table:table-cell>
          <table:table-cell office:value-type="string">
            <text:p>california</text:p>
          </table:table-cell>
          <table:table-cell office:value-type="string">
            <text:p>54.192.118.218</text:p>
          </table:table-cell>
          <table:table-cell office:value-type="float" office:value="0.706">
            <text:p>0.706</text:p>
          </table:table-cell>
          <table:table-cell office:value-type="float" office:value="0.000656">
            <text:p>0.000656</text:p>
          </table:table-cell>
          <table:table-cell office:value-type="float" office:value="0.000692">
            <text:p>0.000692</text:p>
          </table:table-cell>
          <table:table-cell office:value-type="float" office:value="0.00078">
            <text:p>0.00078</text:p>
          </table:table-cell>
          <table:table-cell office:value-type="float" office:value="0.000689">
            <text:p>0.000689</text:p>
          </table:table-cell>
          <table:table-cell office:value-type="float" office:value="0.000628">
            <text:p>0.00062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39">
            <text:p>39</text:p>
          </table:table-cell>
          <table:table-cell office:value-type="string">
            <text:p>20.11-10.40</text:p>
          </table:table-cell>
          <table:table-cell office:value-type="string">
            <text:p>california</text:p>
          </table:table-cell>
          <table:table-cell office:value-type="string">
            <text:p>54.192.118.219</text:p>
          </table:table-cell>
          <table:table-cell office:value-type="float" office:value="0.809">
            <text:p>0.809</text:p>
          </table:table-cell>
          <table:table-cell office:value-type="float" office:value="0.000648">
            <text:p>0.000648</text:p>
          </table:table-cell>
          <table:table-cell office:value-type="float" office:value="0.000652">
            <text:p>0.000652</text:p>
          </table:table-cell>
          <table:table-cell office:value-type="float" office:value="0.000661">
            <text:p>0.000661</text:p>
          </table:table-cell>
          <table:table-cell office:value-type="float" office:value="0.000453">
            <text:p>0.000453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0">
            <text:p>40</text:p>
          </table:table-cell>
          <table:table-cell office:value-type="string">
            <text:p>20.11-11.40</text:p>
          </table:table-cell>
          <table:table-cell office:value-type="string">
            <text:p>california</text:p>
          </table:table-cell>
          <table:table-cell office:value-type="string">
            <text:p>54.192.118.236</text:p>
          </table:table-cell>
          <table:table-cell office:value-type="float" office:value="0.832">
            <text:p>0.832</text:p>
          </table:table-cell>
          <table:table-cell office:value-type="float" office:value="0.000585">
            <text:p>0.000585</text:p>
          </table:table-cell>
          <table:table-cell office:value-type="float" office:value="0.000693">
            <text:p>0.000693</text:p>
          </table:table-cell>
          <table:table-cell office:value-type="float" office:value="0.000669">
            <text:p>0.000669</text:p>
          </table:table-cell>
          <table:table-cell office:value-type="float" office:value="0.00057">
            <text:p>0.00057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1">
            <text:p>41</text:p>
          </table:table-cell>
          <table:table-cell office:value-type="string">
            <text:p>20.11-12.40</text:p>
          </table:table-cell>
          <table:table-cell office:value-type="string">
            <text:p>california</text:p>
          </table:table-cell>
          <table:table-cell office:value-type="string">
            <text:p>54.230.117.42</text:p>
          </table:table-cell>
          <table:table-cell office:value-type="float" office:value="0.803">
            <text:p>0.803</text:p>
          </table:table-cell>
          <table:table-cell table:number-columns-repeated="3"/>
          <table:table-cell office:value-type="float" office:value="0.000475">
            <text:p>0.000475</text:p>
          </table:table-cell>
          <table:table-cell office:value-type="float" office:value="0.00045">
            <text:p>0.000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2">
            <text:p>42</text:p>
          </table:table-cell>
          <table:table-cell office:value-type="string">
            <text:p>20.11-13.40</text:p>
          </table:table-cell>
          <table:table-cell office:value-type="string">
            <text:p>california</text:p>
          </table:table-cell>
          <table:table-cell office:value-type="string">
            <text:p>54.230.116.239</text:p>
          </table:table-cell>
          <table:table-cell office:value-type="float" office:value="0.836">
            <text:p>0.836</text:p>
          </table:table-cell>
          <table:table-cell office:value-type="float" office:value="0.000692">
            <text:p>0.000692</text:p>
          </table:table-cell>
          <table:table-cell office:value-type="float" office:value="0.000658">
            <text:p>0.000658</text:p>
          </table:table-cell>
          <table:table-cell office:value-type="float" office:value="0.000587">
            <text:p>0.000587</text:p>
          </table:table-cell>
          <table:table-cell office:value-type="float" office:value="0.000546">
            <text:p>0.000546</text:p>
          </table:table-cell>
          <table:table-cell office:value-type="float" office:value="0.000745">
            <text:p>0.0007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3">
            <text:p>43</text:p>
          </table:table-cell>
          <table:table-cell office:value-type="string">
            <text:p>20.11-14.40</text:p>
          </table:table-cell>
          <table:table-cell office:value-type="string">
            <text:p>california</text:p>
          </table:table-cell>
          <table:table-cell office:value-type="string">
            <text:p>54.192.118.239</text:p>
          </table:table-cell>
          <table:table-cell office:value-type="float" office:value="0.779">
            <text:p>0.779</text:p>
          </table:table-cell>
          <table:table-cell office:value-type="float" office:value="0.0007">
            <text:p>0.0007</text:p>
          </table:table-cell>
          <table:table-cell office:value-type="float" office:value="0.000406">
            <text:p>0.000406</text:p>
          </table:table-cell>
          <table:table-cell office:value-type="float" office:value="0.000437">
            <text:p>0.000437</text:p>
          </table:table-cell>
          <table:table-cell office:value-type="float" office:value="0.000441">
            <text:p>0.000441</text:p>
          </table:table-cell>
          <table:table-cell office:value-type="float" office:value="0.000436">
            <text:p>0.0004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4">
            <text:p>44</text:p>
          </table:table-cell>
          <table:table-cell office:value-type="string">
            <text:p>19.11-17.40</text:p>
          </table:table-cell>
          <table:table-cell office:value-type="string">
            <text:p>singapore</text:p>
          </table:table-cell>
          <table:table-cell office:value-type="string">
            <text:p>205.251.215.126</text:p>
          </table:table-cell>
          <table:table-cell office:value-type="float" office:value="2.156">
            <text:p>2.156</text:p>
          </table:table-cell>
          <table:table-cell office:value-type="float" office:value="0.002172">
            <text:p>0.002172</text:p>
          </table:table-cell>
          <table:table-cell office:value-type="float" office:value="0.00196">
            <text:p>0.00196</text:p>
          </table:table-cell>
          <table:table-cell office:value-type="float" office:value="0.002411">
            <text:p>0.002411</text:p>
          </table:table-cell>
          <table:table-cell office:value-type="float" office:value="0.002195">
            <text:p>0.002195</text:p>
          </table:table-cell>
          <table:table-cell office:value-type="float" office:value="0.002927">
            <text:p>0.00292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5">
            <text:p>45</text:p>
          </table:table-cell>
          <table:table-cell office:value-type="string">
            <text:p>19.11-18.40</text:p>
          </table:table-cell>
          <table:table-cell office:value-type="string">
            <text:p>singapore</text:p>
          </table:table-cell>
          <table:table-cell office:value-type="string">
            <text:p>54.230.119.165</text:p>
          </table:table-cell>
          <table:table-cell office:value-type="float" office:value="0.703">
            <text:p>0.703</text:p>
          </table:table-cell>
          <table:table-cell office:value-type="float" office:value="0.000673">
            <text:p>0.000673</text:p>
          </table:table-cell>
          <table:table-cell office:value-type="float" office:value="0.000772">
            <text:p>0.000772</text:p>
          </table:table-cell>
          <table:table-cell office:value-type="float" office:value="0.000677">
            <text:p>0.000677</text:p>
          </table:table-cell>
          <table:table-cell/>
          <table:table-cell office:value-type="float" office:value="0.000694">
            <text:p>0.0006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6">
            <text:p>46</text:p>
          </table:table-cell>
          <table:table-cell office:value-type="string">
            <text:p>19.11-19.40</text:p>
          </table:table-cell>
          <table:table-cell office:value-type="string">
            <text:p>singapore</text:p>
          </table:table-cell>
          <table:table-cell office:value-type="string">
            <text:p>54.230.116.128</text:p>
          </table:table-cell>
          <table:table-cell office:value-type="float" office:value="1.351">
            <text:p>1.351</text:p>
          </table:table-cell>
          <table:table-cell office:value-type="float" office:value="0.000643">
            <text:p>0.000643</text:p>
          </table:table-cell>
          <table:table-cell office:value-type="float" office:value="0.000698">
            <text:p>0.000698</text:p>
          </table:table-cell>
          <table:table-cell office:value-type="float" office:value="0.000634">
            <text:p>0.000634</text:p>
          </table:table-cell>
          <table:table-cell office:value-type="float" office:value="0.000639">
            <text:p>0.000639</text:p>
          </table:table-cell>
          <table:table-cell office:value-type="float" office:value="0.000679">
            <text:p>0.0006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7">
            <text:p>47</text:p>
          </table:table-cell>
          <table:table-cell office:value-type="string">
            <text:p>19.11-20.40</text:p>
          </table:table-cell>
          <table:table-cell office:value-type="string">
            <text:p>singapore</text:p>
          </table:table-cell>
          <table:table-cell office:value-type="string">
            <text:p>54.239.132.250</text:p>
          </table:table-cell>
          <table:table-cell office:value-type="float" office:value="0.75">
            <text:p>0.75</text:p>
          </table:table-cell>
          <table:table-cell office:value-type="float" office:value="0.000642">
            <text:p>0.000642</text:p>
          </table:table-cell>
          <table:table-cell office:value-type="float" office:value="0.00072">
            <text:p>0.00072</text:p>
          </table:table-cell>
          <table:table-cell office:value-type="float" office:value="0.000681">
            <text:p>0.000681</text:p>
          </table:table-cell>
          <table:table-cell office:value-type="float" office:value="0.000662">
            <text:p>0.000662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8">
            <text:p>48</text:p>
          </table:table-cell>
          <table:table-cell office:value-type="string">
            <text:p>19.11-21.40</text:p>
          </table:table-cell>
          <table:table-cell office:value-type="string">
            <text:p>singapore</text:p>
          </table:table-cell>
          <table:table-cell office:value-type="string">
            <text:p>54.230.119.66</text:p>
          </table:table-cell>
          <table:table-cell office:value-type="float" office:value="0.751">
            <text:p>0.751</text:p>
          </table:table-cell>
          <table:table-cell office:value-type="float" office:value="0.000906">
            <text:p>0.000906</text:p>
          </table:table-cell>
          <table:table-cell office:value-type="float" office:value="0.000679">
            <text:p>0.000679</text:p>
          </table:table-cell>
          <table:table-cell office:value-type="float" office:value="0.00071">
            <text:p>0.00071</text:p>
          </table:table-cell>
          <table:table-cell office:value-type="float" office:value="0.000711">
            <text:p>0.000711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49">
            <text:p>49</text:p>
          </table:table-cell>
          <table:table-cell office:value-type="string">
            <text:p>19.11-22.40</text:p>
          </table:table-cell>
          <table:table-cell office:value-type="string">
            <text:p>singapore</text:p>
          </table:table-cell>
          <table:table-cell office:value-type="string">
            <text:p>54.239.132.249</text:p>
          </table:table-cell>
          <table:table-cell office:value-type="float" office:value="0.891">
            <text:p>0.891</text:p>
          </table:table-cell>
          <table:table-cell office:value-type="float" office:value="0.000616">
            <text:p>0.000616</text:p>
          </table:table-cell>
          <table:table-cell office:value-type="float" office:value="0.00067">
            <text:p>0.00067</text:p>
          </table:table-cell>
          <table:table-cell office:value-type="float" office:value="0.000705">
            <text:p>0.000705</text:p>
          </table:table-cell>
          <table:table-cell office:value-type="float" office:value="0.000661">
            <text:p>0.000661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0">
            <text:p>50</text:p>
          </table:table-cell>
          <table:table-cell office:value-type="string">
            <text:p>19.11-23.40</text:p>
          </table:table-cell>
          <table:table-cell office:value-type="string">
            <text:p>singapore</text:p>
          </table:table-cell>
          <table:table-cell office:value-type="string">
            <text:p>54.230.119.91</text:p>
          </table:table-cell>
          <table:table-cell office:value-type="float" office:value="0.787">
            <text:p>0.787</text:p>
          </table:table-cell>
          <table:table-cell office:value-type="float" office:value="0.00061">
            <text:p>0.00061</text:p>
          </table:table-cell>
          <table:table-cell office:value-type="float" office:value="0.000619">
            <text:p>0.000619</text:p>
          </table:table-cell>
          <table:table-cell office:value-type="float" office:value="0.000631">
            <text:p>0.000631</text:p>
          </table:table-cell>
          <table:table-cell office:value-type="float" office:value="0.000431">
            <text:p>0.000431</text:p>
          </table:table-cell>
          <table:table-cell office:value-type="float" office:value="0.000635">
            <text:p>0.0006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1">
            <text:p>51</text:p>
          </table:table-cell>
          <table:table-cell office:value-type="string">
            <text:p>20.11-00.40</text:p>
          </table:table-cell>
          <table:table-cell office:value-type="string">
            <text:p>singapore</text:p>
          </table:table-cell>
          <table:table-cell office:value-type="string">
            <text:p>54.230.116.73</text:p>
          </table:table-cell>
          <table:table-cell office:value-type="float" office:value="0.995">
            <text:p>0.995</text:p>
          </table:table-cell>
          <table:table-cell office:value-type="float" office:value="0.000676">
            <text:p>0.000676</text:p>
          </table:table-cell>
          <table:table-cell office:value-type="float" office:value="0.000747">
            <text:p>0.000747</text:p>
          </table:table-cell>
          <table:table-cell office:value-type="float" office:value="0.00066">
            <text:p>0.00066</text:p>
          </table:table-cell>
          <table:table-cell office:value-type="float" office:value="0.000491">
            <text:p>0.000491</text:p>
          </table:table-cell>
          <table:table-cell office:value-type="float" office:value="0.000587">
            <text:p>0.0005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2">
            <text:p>52</text:p>
          </table:table-cell>
          <table:table-cell office:value-type="string">
            <text:p>20.11-01.40</text:p>
          </table:table-cell>
          <table:table-cell office:value-type="string">
            <text:p>singapore</text:p>
          </table:table-cell>
          <table:table-cell office:value-type="string">
            <text:p>54.192.118.241</text:p>
          </table:table-cell>
          <table:table-cell office:value-type="float" office:value="0.797">
            <text:p>0.797</text:p>
          </table:table-cell>
          <table:table-cell office:value-type="float" office:value="0.000733">
            <text:p>0.000733</text:p>
          </table:table-cell>
          <table:table-cell table:number-columns-repeated="2"/>
          <table:table-cell office:value-type="float" office:value="0.000626">
            <text:p>0.000626</text:p>
          </table:table-cell>
          <table:table-cell office:value-type="float" office:value="0.000709">
            <text:p>0.00070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3">
            <text:p>53</text:p>
          </table:table-cell>
          <table:table-cell office:value-type="string">
            <text:p>20.11-02.40</text:p>
          </table:table-cell>
          <table:table-cell office:value-type="string">
            <text:p>singapore</text:p>
          </table:table-cell>
          <table:table-cell office:value-type="string">
            <text:p>54.230.117.21</text:p>
          </table:table-cell>
          <table:table-cell office:value-type="float" office:value="0.745">
            <text:p>0.745</text:p>
          </table:table-cell>
          <table:table-cell office:value-type="float" office:value="0.000592">
            <text:p>0.000592</text:p>
          </table:table-cell>
          <table:table-cell office:value-type="float" office:value="0.001035">
            <text:p>0.001035</text:p>
          </table:table-cell>
          <table:table-cell office:value-type="float" office:value="0.00067">
            <text:p>0.00067</text:p>
          </table:table-cell>
          <table:table-cell office:value-type="float" office:value="0.00071">
            <text:p>0.00071</text:p>
          </table:table-cell>
          <table:table-cell office:value-type="float" office:value="0.000681">
            <text:p>0.00068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4">
            <text:p>54</text:p>
          </table:table-cell>
          <table:table-cell office:value-type="string">
            <text:p>20.11-03.40</text:p>
          </table:table-cell>
          <table:table-cell office:value-type="string">
            <text:p>singapore</text:p>
          </table:table-cell>
          <table:table-cell office:value-type="string">
            <text:p>54.192.118.222</text:p>
          </table:table-cell>
          <table:table-cell office:value-type="float" office:value="0.808">
            <text:p>0.808</text:p>
          </table:table-cell>
          <table:table-cell office:value-type="float" office:value="0.000689">
            <text:p>0.000689</text:p>
          </table:table-cell>
          <table:table-cell office:value-type="float" office:value="0.000729">
            <text:p>0.000729</text:p>
          </table:table-cell>
          <table:table-cell office:value-type="float" office:value="0.000659">
            <text:p>0.000659</text:p>
          </table:table-cell>
          <table:table-cell office:value-type="float" office:value="0.000902">
            <text:p>0.000902</text:p>
          </table:table-cell>
          <table:table-cell office:value-type="float" office:value="0.000431">
            <text:p>0.00043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5">
            <text:p>55</text:p>
          </table:table-cell>
          <table:table-cell office:value-type="string">
            <text:p>20.11-04.40</text:p>
          </table:table-cell>
          <table:table-cell office:value-type="string">
            <text:p>singapore</text:p>
          </table:table-cell>
          <table:table-cell office:value-type="string">
            <text:p>54.230.116.98</text:p>
          </table:table-cell>
          <table:table-cell office:value-type="float" office:value="0.772">
            <text:p>0.772</text:p>
          </table:table-cell>
          <table:table-cell office:value-type="float" office:value="0.000682">
            <text:p>0.000682</text:p>
          </table:table-cell>
          <table:table-cell office:value-type="float" office:value="0.000678">
            <text:p>0.000678</text:p>
          </table:table-cell>
          <table:table-cell office:value-type="float" office:value="0.000645">
            <text:p>0.000645</text:p>
          </table:table-cell>
          <table:table-cell office:value-type="float" office:value="0.000444">
            <text:p>0.000444</text:p>
          </table:table-cell>
          <table:table-cell office:value-type="float" office:value="0.000738">
            <text:p>0.0007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6">
            <text:p>56</text:p>
          </table:table-cell>
          <table:table-cell office:value-type="string">
            <text:p>20.11-05.40</text:p>
          </table:table-cell>
          <table:table-cell office:value-type="string">
            <text:p>singapore</text:p>
          </table:table-cell>
          <table:table-cell office:value-type="string">
            <text:p>54.239.132.173</text:p>
          </table:table-cell>
          <table:table-cell office:value-type="float" office:value="0.794">
            <text:p>0.794</text:p>
          </table:table-cell>
          <table:table-cell office:value-type="float" office:value="0.000673">
            <text:p>0.000673</text:p>
          </table:table-cell>
          <table:table-cell office:value-type="float" office:value="0.000695">
            <text:p>0.000695</text:p>
          </table:table-cell>
          <table:table-cell office:value-type="float" office:value="0.000421">
            <text:p>0.000421</text:p>
          </table:table-cell>
          <table:table-cell office:value-type="float" office:value="0.0007">
            <text:p>0.0007</text:p>
          </table:table-cell>
          <table:table-cell office:value-type="float" office:value="0.000449">
            <text:p>0.0004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7">
            <text:p>57</text:p>
          </table:table-cell>
          <table:table-cell office:value-type="string">
            <text:p>20.11-06.40</text:p>
          </table:table-cell>
          <table:table-cell office:value-type="string">
            <text:p>singapore</text:p>
          </table:table-cell>
          <table:table-cell office:value-type="string">
            <text:p>54.230.118.239</text:p>
          </table:table-cell>
          <table:table-cell office:value-type="float" office:value="0.825">
            <text:p>0.825</text:p>
          </table:table-cell>
          <table:table-cell office:value-type="float" office:value="0.000704">
            <text:p>0.000704</text:p>
          </table:table-cell>
          <table:table-cell office:value-type="float" office:value="0.000685">
            <text:p>0.000685</text:p>
          </table:table-cell>
          <table:table-cell office:value-type="float" office:value="0.000702">
            <text:p>0.000702</text:p>
          </table:table-cell>
          <table:table-cell office:value-type="float" office:value="0.00061">
            <text:p>0.00061</text:p>
          </table:table-cell>
          <table:table-cell office:value-type="float" office:value="0.00073">
            <text:p>0.0007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8">
            <text:p>58</text:p>
          </table:table-cell>
          <table:table-cell office:value-type="string">
            <text:p>20.11-07.40</text:p>
          </table:table-cell>
          <table:table-cell office:value-type="string">
            <text:p>singapore</text:p>
          </table:table-cell>
          <table:table-cell office:value-type="string">
            <text:p>54.230.117.42</text:p>
          </table:table-cell>
          <table:table-cell office:value-type="float" office:value="0.837">
            <text:p>0.837</text:p>
          </table:table-cell>
          <table:table-cell office:value-type="float" office:value="0.000662">
            <text:p>0.000662</text:p>
          </table:table-cell>
          <table:table-cell office:value-type="float" office:value="0.000666">
            <text:p>0.000666</text:p>
          </table:table-cell>
          <table:table-cell office:value-type="float" office:value="0.000737">
            <text:p>0.000737</text:p>
          </table:table-cell>
          <table:table-cell office:value-type="float" office:value="0.000671">
            <text:p>0.000671</text:p>
          </table:table-cell>
          <table:table-cell office:value-type="float" office:value="0.000535">
            <text:p>0.0005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59">
            <text:p>59</text:p>
          </table:table-cell>
          <table:table-cell office:value-type="string">
            <text:p>20.11-08.40</text:p>
          </table:table-cell>
          <table:table-cell office:value-type="string">
            <text:p>singapore</text:p>
          </table:table-cell>
          <table:table-cell office:value-type="string">
            <text:p>54.230.119.55</text:p>
          </table:table-cell>
          <table:table-cell office:value-type="float" office:value="0.734">
            <text:p>0.734</text:p>
          </table:table-cell>
          <table:table-cell office:value-type="float" office:value="0.000449">
            <text:p>0.000449</text:p>
          </table:table-cell>
          <table:table-cell office:value-type="float" office:value="0.000641">
            <text:p>0.000641</text:p>
          </table:table-cell>
          <table:table-cell office:value-type="float" office:value="0.00061">
            <text:p>0.00061</text:p>
          </table:table-cell>
          <table:table-cell office:value-type="float" office:value="0.000396">
            <text:p>0.000396</text:p>
          </table:table-cell>
          <table:table-cell office:value-type="float" office:value="0.000604">
            <text:p>0.0006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0">
            <text:p>60</text:p>
          </table:table-cell>
          <table:table-cell office:value-type="string">
            <text:p>20.11-09.40</text:p>
          </table:table-cell>
          <table:table-cell office:value-type="string">
            <text:p>singapore</text:p>
          </table:table-cell>
          <table:table-cell office:value-type="string">
            <text:p>54.230.119.91</text:p>
          </table:table-cell>
          <table:table-cell office:value-type="float" office:value="0.871">
            <text:p>0.871</text:p>
          </table:table-cell>
          <table:table-cell office:value-type="float" office:value="0.000636">
            <text:p>0.000636</text:p>
          </table:table-cell>
          <table:table-cell office:value-type="float" office:value="0.000589">
            <text:p>0.000589</text:p>
          </table:table-cell>
          <table:table-cell office:value-type="float" office:value="0.000699">
            <text:p>0.000699</text:p>
          </table:table-cell>
          <table:table-cell office:value-type="float" office:value="0.000685">
            <text:p>0.000685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1">
            <text:p>61</text:p>
          </table:table-cell>
          <table:table-cell office:value-type="string">
            <text:p>20.11-10.40</text:p>
          </table:table-cell>
          <table:table-cell office:value-type="string">
            <text:p>singapore</text:p>
          </table:table-cell>
          <table:table-cell office:value-type="string">
            <text:p>54.239.132.98</text:p>
          </table:table-cell>
          <table:table-cell office:value-type="float" office:value="0.744">
            <text:p>0.744</text:p>
          </table:table-cell>
          <table:table-cell office:value-type="float" office:value="0.000793">
            <text:p>0.000793</text:p>
          </table:table-cell>
          <table:table-cell office:value-type="float" office:value="0.00069">
            <text:p>0.00069</text:p>
          </table:table-cell>
          <table:table-cell office:value-type="float" office:value="0.000713">
            <text:p>0.000713</text:p>
          </table:table-cell>
          <table:table-cell office:value-type="float" office:value="0.000398">
            <text:p>0.000398</text:p>
          </table:table-cell>
          <table:table-cell office:value-type="float" office:value="0.000673">
            <text:p>0.00067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2">
            <text:p>62</text:p>
          </table:table-cell>
          <table:table-cell office:value-type="string">
            <text:p>20.11-11.40</text:p>
          </table:table-cell>
          <table:table-cell office:value-type="string">
            <text:p>singapore</text:p>
          </table:table-cell>
          <table:table-cell office:value-type="string">
            <text:p>54.239.132.55</text:p>
          </table:table-cell>
          <table:table-cell office:value-type="float" office:value="0.704">
            <text:p>0.704</text:p>
          </table:table-cell>
          <table:table-cell/>
          <table:table-cell office:value-type="float" office:value="0.000602">
            <text:p>0.000602</text:p>
          </table:table-cell>
          <table:table-cell office:value-type="float" office:value="0.000738">
            <text:p>0.000738</text:p>
          </table:table-cell>
          <table:table-cell office:value-type="float" office:value="0.000436">
            <text:p>0.000436</text:p>
          </table:table-cell>
          <table:table-cell office:value-type="float" office:value="0.000613">
            <text:p>0.0006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3">
            <text:p>63</text:p>
          </table:table-cell>
          <table:table-cell office:value-type="string">
            <text:p>20.11-12.40</text:p>
          </table:table-cell>
          <table:table-cell office:value-type="string">
            <text:p>singapore</text:p>
          </table:table-cell>
          <table:table-cell office:value-type="string">
            <text:p>54.239.132.173</text:p>
          </table:table-cell>
          <table:table-cell office:value-type="float" office:value="0.864">
            <text:p>0.864</text:p>
          </table:table-cell>
          <table:table-cell office:value-type="float" office:value="0.000684">
            <text:p>0.000684</text:p>
          </table:table-cell>
          <table:table-cell office:value-type="float" office:value="0.000691">
            <text:p>0.000691</text:p>
          </table:table-cell>
          <table:table-cell office:value-type="float" office:value="0.000692">
            <text:p>0.000692</text:p>
          </table:table-cell>
          <table:table-cell office:value-type="float" office:value="0.000645">
            <text:p>0.000645</text:p>
          </table:table-cell>
          <table:table-cell office:value-type="float" office:value="0.000726">
            <text:p>0.0007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4">
            <text:p>64</text:p>
          </table:table-cell>
          <table:table-cell office:value-type="string">
            <text:p>20.11-13.40</text:p>
          </table:table-cell>
          <table:table-cell office:value-type="string">
            <text:p>singapore</text:p>
          </table:table-cell>
          <table:table-cell office:value-type="string">
            <text:p>54.239.132.84</text:p>
          </table:table-cell>
          <table:table-cell office:value-type="float" office:value="0.813">
            <text:p>0.813</text:p>
          </table:table-cell>
          <table:table-cell office:value-type="float" office:value="0.000687">
            <text:p>0.000687</text:p>
          </table:table-cell>
          <table:table-cell office:value-type="float" office:value="0.000596">
            <text:p>0.000596</text:p>
          </table:table-cell>
          <table:table-cell office:value-type="float" office:value="0.000538">
            <text:p>0.000538</text:p>
          </table:table-cell>
          <table:table-cell office:value-type="float" office:value="0.0005">
            <text:p>0.0005</text:p>
          </table:table-cell>
          <table:table-cell office:value-type="float" office:value="0.000702">
            <text:p>0.00070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5">
            <text:p>65</text:p>
          </table:table-cell>
          <table:table-cell office:value-type="string">
            <text:p>20.11-14.40</text:p>
          </table:table-cell>
          <table:table-cell office:value-type="string">
            <text:p>singapore</text:p>
          </table:table-cell>
          <table:table-cell office:value-type="string">
            <text:p>54.192.118.239</text:p>
          </table:table-cell>
          <table:table-cell office:value-type="float" office:value="0.766">
            <text:p>0.766</text:p>
          </table:table-cell>
          <table:table-cell office:value-type="float" office:value="0.000703">
            <text:p>0.000703</text:p>
          </table:table-cell>
          <table:table-cell office:value-type="float" office:value="0.000634">
            <text:p>0.000634</text:p>
          </table:table-cell>
          <table:table-cell office:value-type="float" office:value="0.00069">
            <text:p>0.00069</text:p>
          </table:table-cell>
          <table:table-cell office:value-type="float" office:value="0.000703">
            <text:p>0.000703</text:p>
          </table:table-cell>
          <table:table-cell office:value-type="float" office:value="0.000369">
            <text:p>0.00036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6">
            <text:p>66</text:p>
          </table:table-cell>
          <table:table-cell office:value-type="string">
            <text:p>19.11-17.40</text:p>
          </table:table-cell>
          <table:table-cell office:value-type="string">
            <text:p>ireland</text:p>
          </table:table-cell>
          <table:table-cell office:value-type="string">
            <text:p>54.230.143.227</text:p>
          </table:table-cell>
          <table:table-cell office:value-type="float" office:value="3.308">
            <text:p>3.308</text:p>
          </table:table-cell>
          <table:table-cell office:value-type="float" office:value="0.004951">
            <text:p>0.004951</text:p>
          </table:table-cell>
          <table:table-cell office:value-type="float" office:value="0.002199">
            <text:p>0.002199</text:p>
          </table:table-cell>
          <table:table-cell office:value-type="float" office:value="0.002276">
            <text:p>0.002276</text:p>
          </table:table-cell>
          <table:table-cell office:value-type="float" office:value="0.00271">
            <text:p>0.00271</text:p>
          </table:table-cell>
          <table:table-cell office:value-type="float" office:value="0.003048">
            <text:p>0.0030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7">
            <text:p>67</text:p>
          </table:table-cell>
          <table:table-cell office:value-type="string">
            <text:p>19.11-18.40</text:p>
          </table:table-cell>
          <table:table-cell office:value-type="string">
            <text:p>ireland</text:p>
          </table:table-cell>
          <table:table-cell office:value-type="string">
            <text:p>54.230.118.138</text:p>
          </table:table-cell>
          <table:table-cell office:value-type="float" office:value="0.74">
            <text:p>0.74</text:p>
          </table:table-cell>
          <table:table-cell/>
          <table:table-cell office:value-type="float" office:value="0.0004">
            <text:p>0.0004</text:p>
          </table:table-cell>
          <table:table-cell office:value-type="float" office:value="0.000746">
            <text:p>0.000746</text:p>
          </table:table-cell>
          <table:table-cell office:value-type="float" office:value="0.000643">
            <text:p>0.000643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8">
            <text:p>68</text:p>
          </table:table-cell>
          <table:table-cell office:value-type="string">
            <text:p>19.11-19.40</text:p>
          </table:table-cell>
          <table:table-cell office:value-type="string">
            <text:p>ireland</text:p>
          </table:table-cell>
          <table:table-cell office:value-type="string">
            <text:p>54.239.132.173</text:p>
          </table:table-cell>
          <table:table-cell office:value-type="float" office:value="0.777">
            <text:p>0.777</text:p>
          </table:table-cell>
          <table:table-cell office:value-type="float" office:value="0.000618">
            <text:p>0.000618</text:p>
          </table:table-cell>
          <table:table-cell office:value-type="float" office:value="0.000441">
            <text:p>0.000441</text:p>
          </table:table-cell>
          <table:table-cell office:value-type="float" office:value="0.000685">
            <text:p>0.000685</text:p>
          </table:table-cell>
          <table:table-cell office:value-type="float" office:value="0.000669">
            <text:p>0.000669</text:p>
          </table:table-cell>
          <table:table-cell office:value-type="float" office:value="0.000628">
            <text:p>0.00062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69">
            <text:p>69</text:p>
          </table:table-cell>
          <table:table-cell office:value-type="string">
            <text:p>19.11-20.40</text:p>
          </table:table-cell>
          <table:table-cell office:value-type="string">
            <text:p>ireland</text:p>
          </table:table-cell>
          <table:table-cell office:value-type="string">
            <text:p>54.230.119.86</text:p>
          </table:table-cell>
          <table:table-cell office:value-type="float" office:value="0.751">
            <text:p>0.751</text:p>
          </table:table-cell>
          <table:table-cell office:value-type="float" office:value="0.000687">
            <text:p>0.000687</text:p>
          </table:table-cell>
          <table:table-cell office:value-type="float" office:value="0.00071">
            <text:p>0.00071</text:p>
          </table:table-cell>
          <table:table-cell office:value-type="float" office:value="0.000433">
            <text:p>0.000433</text:p>
          </table:table-cell>
          <table:table-cell office:value-type="float" office:value="0.000627">
            <text:p>0.000627</text:p>
          </table:table-cell>
          <table:table-cell office:value-type="float" office:value="0.000616">
            <text:p>0.0006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0">
            <text:p>70</text:p>
          </table:table-cell>
          <table:table-cell office:value-type="string">
            <text:p>19.11-21.40</text:p>
          </table:table-cell>
          <table:table-cell office:value-type="string">
            <text:p>ireland</text:p>
          </table:table-cell>
          <table:table-cell office:value-type="string">
            <text:p>54.230.119.118</text:p>
          </table:table-cell>
          <table:table-cell office:value-type="float" office:value="0.803">
            <text:p>0.803</text:p>
          </table:table-cell>
          <table:table-cell office:value-type="float" office:value="0.000721">
            <text:p>0.000721</text:p>
          </table:table-cell>
          <table:table-cell office:value-type="float" office:value="0.000676">
            <text:p>0.000676</text:p>
          </table:table-cell>
          <table:table-cell office:value-type="float" office:value="0.000409">
            <text:p>0.000409</text:p>
          </table:table-cell>
          <table:table-cell office:value-type="float" office:value="0.000473">
            <text:p>0.000473</text:p>
          </table:table-cell>
          <table:table-cell office:value-type="float" office:value="0.000634">
            <text:p>0.00063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1">
            <text:p>71</text:p>
          </table:table-cell>
          <table:table-cell office:value-type="string">
            <text:p>19.11-22.40</text:p>
          </table:table-cell>
          <table:table-cell office:value-type="string">
            <text:p>ireland</text:p>
          </table:table-cell>
          <table:table-cell office:value-type="string">
            <text:p>54.230.117.156</text:p>
          </table:table-cell>
          <table:table-cell office:value-type="float" office:value="0.807">
            <text:p>0.807</text:p>
          </table:table-cell>
          <table:table-cell office:value-type="float" office:value="0.000667">
            <text:p>0.000667</text:p>
          </table:table-cell>
          <table:table-cell office:value-type="float" office:value="0.000681">
            <text:p>0.000681</text:p>
          </table:table-cell>
          <table:table-cell office:value-type="float" office:value="0.000664">
            <text:p>0.000664</text:p>
          </table:table-cell>
          <table:table-cell office:value-type="float" office:value="0.000692">
            <text:p>0.000692</text:p>
          </table:table-cell>
          <table:table-cell office:value-type="float" office:value="0.000591">
            <text:p>0.0005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2">
            <text:p>72</text:p>
          </table:table-cell>
          <table:table-cell office:value-type="string">
            <text:p>19.11-23.40</text:p>
          </table:table-cell>
          <table:table-cell office:value-type="string">
            <text:p>ireland</text:p>
          </table:table-cell>
          <table:table-cell office:value-type="string">
            <text:p>54.230.119.189</text:p>
          </table:table-cell>
          <table:table-cell office:value-type="float" office:value="0.7">
            <text:p>0.7</text:p>
          </table:table-cell>
          <table:table-cell office:value-type="float" office:value="0.000798">
            <text:p>0.000798</text:p>
          </table:table-cell>
          <table:table-cell office:value-type="float" office:value="0.000671">
            <text:p>0.000671</text:p>
          </table:table-cell>
          <table:table-cell office:value-type="float" office:value="0.000683">
            <text:p>0.000683</text:p>
          </table:table-cell>
          <table:table-cell office:value-type="float" office:value="0.000708">
            <text:p>0.000708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3">
            <text:p>73</text:p>
          </table:table-cell>
          <table:table-cell office:value-type="string">
            <text:p>20.11-00.40</text:p>
          </table:table-cell>
          <table:table-cell office:value-type="string">
            <text:p>ireland</text:p>
          </table:table-cell>
          <table:table-cell office:value-type="string">
            <text:p>54.192.118.243</text:p>
          </table:table-cell>
          <table:table-cell office:value-type="float" office:value="0.841">
            <text:p>0.841</text:p>
          </table:table-cell>
          <table:table-cell office:value-type="float" office:value="0.000665">
            <text:p>0.000665</text:p>
          </table:table-cell>
          <table:table-cell office:value-type="float" office:value="0.000672">
            <text:p>0.000672</text:p>
          </table:table-cell>
          <table:table-cell office:value-type="float" office:value="0.000479">
            <text:p>0.000479</text:p>
          </table:table-cell>
          <table:table-cell office:value-type="float" office:value="0.000626">
            <text:p>0.000626</text:p>
          </table:table-cell>
          <table:table-cell office:value-type="float" office:value="0.000683">
            <text:p>0.0006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4">
            <text:p>74</text:p>
          </table:table-cell>
          <table:table-cell office:value-type="string">
            <text:p>20.11-01.40</text:p>
          </table:table-cell>
          <table:table-cell office:value-type="string">
            <text:p>ireland</text:p>
          </table:table-cell>
          <table:table-cell office:value-type="string">
            <text:p>54.230.118.136</text:p>
          </table:table-cell>
          <table:table-cell office:value-type="float" office:value="0.813">
            <text:p>0.813</text:p>
          </table:table-cell>
          <table:table-cell office:value-type="float" office:value="0.00066">
            <text:p>0.00066</text:p>
          </table:table-cell>
          <table:table-cell office:value-type="float" office:value="0.000641">
            <text:p>0.000641</text:p>
          </table:table-cell>
          <table:table-cell office:value-type="float" office:value="0.000679">
            <text:p>0.000679</text:p>
          </table:table-cell>
          <table:table-cell office:value-type="float" office:value="0.000672">
            <text:p>0.000672</text:p>
          </table:table-cell>
          <table:table-cell office:value-type="float" office:value="0.000454">
            <text:p>0.0004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5">
            <text:p>75</text:p>
          </table:table-cell>
          <table:table-cell office:value-type="string">
            <text:p>20.11-02.40</text:p>
          </table:table-cell>
          <table:table-cell office:value-type="string">
            <text:p>ireland</text:p>
          </table:table-cell>
          <table:table-cell office:value-type="string">
            <text:p>54.230.119.58</text:p>
          </table:table-cell>
          <table:table-cell office:value-type="float" office:value="0.869">
            <text:p>0.869</text:p>
          </table:table-cell>
          <table:table-cell office:value-type="float" office:value="0.000638">
            <text:p>0.000638</text:p>
          </table:table-cell>
          <table:table-cell office:value-type="float" office:value="0.000684">
            <text:p>0.000684</text:p>
          </table:table-cell>
          <table:table-cell office:value-type="float" office:value="0.000699">
            <text:p>0.000699</text:p>
          </table:table-cell>
          <table:table-cell office:value-type="float" office:value="0.000622">
            <text:p>0.000622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6">
            <text:p>76</text:p>
          </table:table-cell>
          <table:table-cell office:value-type="string">
            <text:p>20.11-03.40</text:p>
          </table:table-cell>
          <table:table-cell office:value-type="string">
            <text:p>ireland</text:p>
          </table:table-cell>
          <table:table-cell office:value-type="string">
            <text:p>54.239.132.98</text:p>
          </table:table-cell>
          <table:table-cell office:value-type="float" office:value="0.838">
            <text:p>0.838</text:p>
          </table:table-cell>
          <table:table-cell office:value-type="float" office:value="0.000653">
            <text:p>0.000653</text:p>
          </table:table-cell>
          <table:table-cell office:value-type="float" office:value="0.00066">
            <text:p>0.00066</text:p>
          </table:table-cell>
          <table:table-cell office:value-type="float" office:value="0.000715">
            <text:p>0.000715</text:p>
          </table:table-cell>
          <table:table-cell office:value-type="float" office:value="0.000666">
            <text:p>0.000666</text:p>
          </table:table-cell>
          <table:table-cell office:value-type="float" office:value="0.000704">
            <text:p>0.0007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7">
            <text:p>77</text:p>
          </table:table-cell>
          <table:table-cell office:value-type="string">
            <text:p>20.11-04.40</text:p>
          </table:table-cell>
          <table:table-cell office:value-type="string">
            <text:p>ireland</text:p>
          </table:table-cell>
          <table:table-cell office:value-type="string">
            <text:p>54.239.132.250</text:p>
          </table:table-cell>
          <table:table-cell office:value-type="float" office:value="0.829">
            <text:p>0.829</text:p>
          </table:table-cell>
          <table:table-cell table:number-columns-repeated="3"/>
          <table:table-cell office:value-type="float" office:value="0.000697">
            <text:p>0.000697</text:p>
          </table:table-cell>
          <table:table-cell office:value-type="float" office:value="0.000629">
            <text:p>0.00062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8">
            <text:p>78</text:p>
          </table:table-cell>
          <table:table-cell office:value-type="string">
            <text:p>20.11-05.40</text:p>
          </table:table-cell>
          <table:table-cell office:value-type="string">
            <text:p>ireland</text:p>
          </table:table-cell>
          <table:table-cell office:value-type="string">
            <text:p>54.192.118.222</text:p>
          </table:table-cell>
          <table:table-cell office:value-type="float" office:value="0.754">
            <text:p>0.754</text:p>
          </table:table-cell>
          <table:table-cell office:value-type="float" office:value="0.000613">
            <text:p>0.000613</text:p>
          </table:table-cell>
          <table:table-cell office:value-type="float" office:value="0.000464">
            <text:p>0.000464</text:p>
          </table:table-cell>
          <table:table-cell office:value-type="float" office:value="0.000455">
            <text:p>0.000455</text:p>
          </table:table-cell>
          <table:table-cell office:value-type="float" office:value="0.000475">
            <text:p>0.000475</text:p>
          </table:table-cell>
          <table:table-cell office:value-type="float" office:value="0.000453">
            <text:p>0.00045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79">
            <text:p>79</text:p>
          </table:table-cell>
          <table:table-cell office:value-type="string">
            <text:p>20.11-06.40</text:p>
          </table:table-cell>
          <table:table-cell office:value-type="string">
            <text:p>ireland</text:p>
          </table:table-cell>
          <table:table-cell office:value-type="string">
            <text:p>54.230.118.187</text:p>
          </table:table-cell>
          <table:table-cell office:value-type="float" office:value="1.001">
            <text:p>1.001</text:p>
          </table:table-cell>
          <table:table-cell office:value-type="float" office:value="0.000656">
            <text:p>0.000656</text:p>
          </table:table-cell>
          <table:table-cell office:value-type="float" office:value="0.000612">
            <text:p>0.000612</text:p>
          </table:table-cell>
          <table:table-cell office:value-type="float" office:value="0.000405">
            <text:p>0.000405</text:p>
          </table:table-cell>
          <table:table-cell office:value-type="float" office:value="0.000697">
            <text:p>0.000697</text:p>
          </table:table-cell>
          <table:table-cell office:value-type="float" office:value="0.000793">
            <text:p>0.00079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0">
            <text:p>80</text:p>
          </table:table-cell>
          <table:table-cell office:value-type="string">
            <text:p>20.11-07.40</text:p>
          </table:table-cell>
          <table:table-cell office:value-type="string">
            <text:p>ireland</text:p>
          </table:table-cell>
          <table:table-cell office:value-type="string">
            <text:p>54.239.132.147</text:p>
          </table:table-cell>
          <table:table-cell office:value-type="float" office:value="0.839">
            <text:p>0.839</text:p>
          </table:table-cell>
          <table:table-cell office:value-type="float" office:value="0.000652">
            <text:p>0.000652</text:p>
          </table:table-cell>
          <table:table-cell office:value-type="float" office:value="0.000653">
            <text:p>0.000653</text:p>
          </table:table-cell>
          <table:table-cell office:value-type="float" office:value="0.000489">
            <text:p>0.000489</text:p>
          </table:table-cell>
          <table:table-cell office:value-type="float" office:value="0.000669">
            <text:p>0.000669</text:p>
          </table:table-cell>
          <table:table-cell office:value-type="float" office:value="0.000676">
            <text:p>0.00067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1">
            <text:p>81</text:p>
          </table:table-cell>
          <table:table-cell office:value-type="string">
            <text:p>20.11-08.40</text:p>
          </table:table-cell>
          <table:table-cell office:value-type="string">
            <text:p>ireland</text:p>
          </table:table-cell>
          <table:table-cell office:value-type="string">
            <text:p>54.230.117.86</text:p>
          </table:table-cell>
          <table:table-cell office:value-type="float" office:value="0.881">
            <text:p>0.881</text:p>
          </table:table-cell>
          <table:table-cell office:value-type="float" office:value="0.000428">
            <text:p>0.000428</text:p>
          </table:table-cell>
          <table:table-cell office:value-type="float" office:value="0.000537">
            <text:p>0.000537</text:p>
          </table:table-cell>
          <table:table-cell office:value-type="float" office:value="0.000625">
            <text:p>0.000625</text:p>
          </table:table-cell>
          <table:table-cell office:value-type="float" office:value="0.000679">
            <text:p>0.000679</text:p>
          </table:table-cell>
          <table:table-cell office:value-type="float" office:value="0.000496">
            <text:p>0.00049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2">
            <text:p>82</text:p>
          </table:table-cell>
          <table:table-cell office:value-type="string">
            <text:p>20.11-09.40</text:p>
          </table:table-cell>
          <table:table-cell office:value-type="string">
            <text:p>ireland</text:p>
          </table:table-cell>
          <table:table-cell/>
          <table:table-cell office:value-type="float" office:value="2.281">
            <text:p>2.281</text:p>
          </table:table-cell>
          <table:table-cell office:value-type="float" office:value="0.002275">
            <text:p>0.002275</text:p>
          </table:table-cell>
          <table:table-cell office:value-type="float" office:value="0.002139">
            <text:p>0.002139</text:p>
          </table:table-cell>
          <table:table-cell office:value-type="float" office:value="0.003209">
            <text:p>0.003209</text:p>
          </table:table-cell>
          <table:table-cell office:value-type="float" office:value="0.002996">
            <text:p>0.002996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83">
            <text:p>83</text:p>
          </table:table-cell>
          <table:table-cell office:value-type="string">
            <text:p>20.11-10.40</text:p>
          </table:table-cell>
          <table:table-cell office:value-type="string">
            <text:p>ireland</text:p>
          </table:table-cell>
          <table:table-cell office:value-type="string">
            <text:p>54.239.132.147</text:p>
          </table:table-cell>
          <table:table-cell office:value-type="float" office:value="0.734">
            <text:p>0.734</text:p>
          </table:table-cell>
          <table:table-cell office:value-type="float" office:value="0.000449">
            <text:p>0.000449</text:p>
          </table:table-cell>
          <table:table-cell table:number-columns-repeated="2" office:value-type="float" office:value="0.000696">
            <text:p>0.000696</text:p>
          </table:table-cell>
          <table:table-cell office:value-type="float" office:value="0.000502">
            <text:p>0.000502</text:p>
          </table:table-cell>
          <table:table-cell office:value-type="float" office:value="0.000422">
            <text:p>0.00042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4">
            <text:p>84</text:p>
          </table:table-cell>
          <table:table-cell office:value-type="string">
            <text:p>20.11-11.40</text:p>
          </table:table-cell>
          <table:table-cell office:value-type="string">
            <text:p>ireland</text:p>
          </table:table-cell>
          <table:table-cell office:value-type="string">
            <text:p>54.230.117.69</text:p>
          </table:table-cell>
          <table:table-cell office:value-type="float" office:value="0.846">
            <text:p>0.846</text:p>
          </table:table-cell>
          <table:table-cell office:value-type="float" office:value="0.00048">
            <text:p>0.00048</text:p>
          </table:table-cell>
          <table:table-cell office:value-type="float" office:value="0.000691">
            <text:p>0.000691</text:p>
          </table:table-cell>
          <table:table-cell office:value-type="float" office:value="0.000696">
            <text:p>0.000696</text:p>
          </table:table-cell>
          <table:table-cell office:value-type="float" office:value="0.000627">
            <text:p>0.000627</text:p>
          </table:table-cell>
          <table:table-cell office:value-type="float" office:value="0.000692">
            <text:p>0.0006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5">
            <text:p>85</text:p>
          </table:table-cell>
          <table:table-cell office:value-type="string">
            <text:p>20.11-12.40</text:p>
          </table:table-cell>
          <table:table-cell office:value-type="string">
            <text:p>ireland</text:p>
          </table:table-cell>
          <table:table-cell office:value-type="string">
            <text:p>54.230.117.50</text:p>
          </table:table-cell>
          <table:table-cell office:value-type="float" office:value="0.789">
            <text:p>0.789</text:p>
          </table:table-cell>
          <table:table-cell office:value-type="float" office:value="0.000694">
            <text:p>0.000694</text:p>
          </table:table-cell>
          <table:table-cell office:value-type="float" office:value="0.000679">
            <text:p>0.000679</text:p>
          </table:table-cell>
          <table:table-cell office:value-type="float" office:value="0.0007">
            <text:p>0.0007</text:p>
          </table:table-cell>
          <table:table-cell table:number-columns-repeated="2"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6">
            <text:p>86</text:p>
          </table:table-cell>
          <table:table-cell office:value-type="string">
            <text:p>20.11-13.40</text:p>
          </table:table-cell>
          <table:table-cell office:value-type="string">
            <text:p>ireland</text:p>
          </table:table-cell>
          <table:table-cell office:value-type="string">
            <text:p>54.192.118.232</text:p>
          </table:table-cell>
          <table:table-cell office:value-type="float" office:value="0.832">
            <text:p>0.832</text:p>
          </table:table-cell>
          <table:table-cell office:value-type="float" office:value="0.000636">
            <text:p>0.000636</text:p>
          </table:table-cell>
          <table:table-cell office:value-type="float" office:value="0.00055">
            <text:p>0.00055</text:p>
          </table:table-cell>
          <table:table-cell office:value-type="float" office:value="0.00068">
            <text:p>0.00068</text:p>
          </table:table-cell>
          <table:table-cell office:value-type="float" office:value="0.000726">
            <text:p>0.000726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7">
            <text:p>87</text:p>
          </table:table-cell>
          <table:table-cell office:value-type="string">
            <text:p>20.11-14.40</text:p>
          </table:table-cell>
          <table:table-cell office:value-type="string">
            <text:p>ireland</text:p>
          </table:table-cell>
          <table:table-cell office:value-type="string">
            <text:p>54.230.116.239</text:p>
          </table:table-cell>
          <table:table-cell office:value-type="float" office:value="0.812">
            <text:p>0.812</text:p>
          </table:table-cell>
          <table:table-cell office:value-type="float" office:value="0.000688">
            <text:p>0.000688</text:p>
          </table:table-cell>
          <table:table-cell office:value-type="float" office:value="0.000736">
            <text:p>0.000736</text:p>
          </table:table-cell>
          <table:table-cell office:value-type="float" office:value="0.000674">
            <text:p>0.000674</text:p>
          </table:table-cell>
          <table:table-cell office:value-type="float" office:value="0.000758">
            <text:p>0.000758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8">
            <text:p>88</text:p>
          </table:table-cell>
          <table:table-cell office:value-type="string">
            <text:p>19.11-17.40</text:p>
          </table:table-cell>
          <table:table-cell office:value-type="string">
            <text:p>sydney</text:p>
          </table:table-cell>
          <table:table-cell office:value-type="string">
            <text:p>54.230.143.14</text:p>
          </table:table-cell>
          <table:table-cell office:value-type="float" office:value="3.321">
            <text:p>3.321</text:p>
          </table:table-cell>
          <table:table-cell office:value-type="float" office:value="0.002686">
            <text:p>0.002686</text:p>
          </table:table-cell>
          <table:table-cell office:value-type="float" office:value="0.003204">
            <text:p>0.003204</text:p>
          </table:table-cell>
          <table:table-cell office:value-type="float" office:value="0.002952">
            <text:p>0.002952</text:p>
          </table:table-cell>
          <table:table-cell office:value-type="float" office:value="0.003275">
            <text:p>0.003275</text:p>
          </table:table-cell>
          <table:table-cell office:value-type="float" office:value="0.002847">
            <text:p>0.0028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89">
            <text:p>89</text:p>
          </table:table-cell>
          <table:table-cell office:value-type="string">
            <text:p>19.11-18.40</text:p>
          </table:table-cell>
          <table:table-cell office:value-type="string">
            <text:p>sydney</text:p>
          </table:table-cell>
          <table:table-cell office:value-type="string">
            <text:p>54.230.117.21</text:p>
          </table:table-cell>
          <table:table-cell office:value-type="float" office:value="0.879">
            <text:p>0.879</text:p>
          </table:table-cell>
          <table:table-cell office:value-type="float" office:value="0.000676">
            <text:p>0.000676</text:p>
          </table:table-cell>
          <table:table-cell office:value-type="float" office:value="0.00071">
            <text:p>0.00071</text:p>
          </table:table-cell>
          <table:table-cell office:value-type="float" office:value="0.000627">
            <text:p>0.000627</text:p>
          </table:table-cell>
          <table:table-cell office:value-type="float" office:value="0.000649">
            <text:p>0.000649</text:p>
          </table:table-cell>
          <table:table-cell office:value-type="float" office:value="0.000658">
            <text:p>0.00065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0">
            <text:p>90</text:p>
          </table:table-cell>
          <table:table-cell office:value-type="string">
            <text:p>19.11-19.40</text:p>
          </table:table-cell>
          <table:table-cell office:value-type="string">
            <text:p>sydney</text:p>
          </table:table-cell>
          <table:table-cell office:value-type="string">
            <text:p>54.230.118.138</text:p>
          </table:table-cell>
          <table:table-cell office:value-type="float" office:value="0.721">
            <text:p>0.721</text:p>
          </table:table-cell>
          <table:table-cell office:value-type="float" office:value="0.000419">
            <text:p>0.000419</text:p>
          </table:table-cell>
          <table:table-cell office:value-type="float" office:value="0.000461">
            <text:p>0.000461</text:p>
          </table:table-cell>
          <table:table-cell office:value-type="float" office:value="0.000673">
            <text:p>0.000673</text:p>
          </table:table-cell>
          <table:table-cell office:value-type="float" office:value="0.000667">
            <text:p>0.000667</text:p>
          </table:table-cell>
          <table:table-cell office:value-type="float" office:value="0.000648">
            <text:p>0.0006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1">
            <text:p>91</text:p>
          </table:table-cell>
          <table:table-cell office:value-type="string">
            <text:p>19.11-20.40</text:p>
          </table:table-cell>
          <table:table-cell office:value-type="string">
            <text:p>sydney</text:p>
          </table:table-cell>
          <table:table-cell office:value-type="string">
            <text:p>54.230.119.58</text:p>
          </table:table-cell>
          <table:table-cell office:value-type="float" office:value="0.794">
            <text:p>0.794</text:p>
          </table:table-cell>
          <table:table-cell office:value-type="float" office:value="0.000654">
            <text:p>0.000654</text:p>
          </table:table-cell>
          <table:table-cell office:value-type="float" office:value="0.000693">
            <text:p>0.000693</text:p>
          </table:table-cell>
          <table:table-cell office:value-type="float" office:value="0.000637">
            <text:p>0.000637</text:p>
          </table:table-cell>
          <table:table-cell office:value-type="float" office:value="0.000744">
            <text:p>0.000744</text:p>
          </table:table-cell>
          <table:table-cell office:value-type="float" office:value="0.000615">
            <text:p>0.00061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2">
            <text:p>92</text:p>
          </table:table-cell>
          <table:table-cell office:value-type="string">
            <text:p>19.11-21.40</text:p>
          </table:table-cell>
          <table:table-cell office:value-type="string">
            <text:p>sydney</text:p>
          </table:table-cell>
          <table:table-cell office:value-type="string">
            <text:p>54.230.117.10</text:p>
          </table:table-cell>
          <table:table-cell office:value-type="float" office:value="0.8">
            <text:p>0.8</text:p>
          </table:table-cell>
          <table:table-cell office:value-type="float" office:value="0.000661">
            <text:p>0.000661</text:p>
          </table:table-cell>
          <table:table-cell office:value-type="float" office:value="0.000795">
            <text:p>0.000795</text:p>
          </table:table-cell>
          <table:table-cell office:value-type="float" office:value="0.000674">
            <text:p>0.000674</text:p>
          </table:table-cell>
          <table:table-cell office:value-type="float" office:value="0.000616">
            <text:p>0.000616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3">
            <text:p>93</text:p>
          </table:table-cell>
          <table:table-cell office:value-type="string">
            <text:p>19.11-22.40</text:p>
          </table:table-cell>
          <table:table-cell office:value-type="string">
            <text:p>sydney</text:p>
          </table:table-cell>
          <table:table-cell office:value-type="string">
            <text:p>54.239.132.86</text:p>
          </table:table-cell>
          <table:table-cell office:value-type="float" office:value="0.786">
            <text:p>0.786</text:p>
          </table:table-cell>
          <table:table-cell office:value-type="float" office:value="0.000719">
            <text:p>0.000719</text:p>
          </table:table-cell>
          <table:table-cell office:value-type="float" office:value="0.00084">
            <text:p>0.00084</text:p>
          </table:table-cell>
          <table:table-cell office:value-type="float" office:value="0.000805">
            <text:p>0.000805</text:p>
          </table:table-cell>
          <table:table-cell office:value-type="float" office:value="0.000627">
            <text:p>0.000627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4">
            <text:p>94</text:p>
          </table:table-cell>
          <table:table-cell office:value-type="string">
            <text:p>19.11-23.40</text:p>
          </table:table-cell>
          <table:table-cell office:value-type="string">
            <text:p>sydney</text:p>
          </table:table-cell>
          <table:table-cell office:value-type="string">
            <text:p>54.230.116.98</text:p>
          </table:table-cell>
          <table:table-cell office:value-type="float" office:value="0.766">
            <text:p>0.766</text:p>
          </table:table-cell>
          <table:table-cell table:number-columns-repeated="3"/>
          <table:table-cell office:value-type="float" office:value="0.000622">
            <text:p>0.000622</text:p>
          </table:table-cell>
          <table:table-cell office:value-type="float" office:value="0.000409">
            <text:p>0.00040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5">
            <text:p>95</text:p>
          </table:table-cell>
          <table:table-cell office:value-type="string">
            <text:p>20.11-00.40</text:p>
          </table:table-cell>
          <table:table-cell office:value-type="string">
            <text:p>sydney</text:p>
          </table:table-cell>
          <table:table-cell office:value-type="string">
            <text:p>54.230.118.187</text:p>
          </table:table-cell>
          <table:table-cell office:value-type="float" office:value="0.826">
            <text:p>0.826</text:p>
          </table:table-cell>
          <table:table-cell office:value-type="float" office:value="0.000629">
            <text:p>0.000629</text:p>
          </table:table-cell>
          <table:table-cell office:value-type="float" office:value="0.000467">
            <text:p>0.000467</text:p>
          </table:table-cell>
          <table:table-cell office:value-type="float" office:value="0.000648">
            <text:p>0.000648</text:p>
          </table:table-cell>
          <table:table-cell office:value-type="float" office:value="0.000421">
            <text:p>0.000421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6">
            <text:p>96</text:p>
          </table:table-cell>
          <table:table-cell office:value-type="string">
            <text:p>20.11-01.40</text:p>
          </table:table-cell>
          <table:table-cell office:value-type="string">
            <text:p>sydney</text:p>
          </table:table-cell>
          <table:table-cell office:value-type="string">
            <text:p>54.230.116.136</text:p>
          </table:table-cell>
          <table:table-cell office:value-type="float" office:value="0.742">
            <text:p>0.742</text:p>
          </table:table-cell>
          <table:table-cell office:value-type="float" office:value="0.000708">
            <text:p>0.000708</text:p>
          </table:table-cell>
          <table:table-cell office:value-type="float" office:value="0.000428">
            <text:p>0.000428</text:p>
          </table:table-cell>
          <table:table-cell office:value-type="float" office:value="0.000685">
            <text:p>0.000685</text:p>
          </table:table-cell>
          <table:table-cell office:value-type="float" office:value="0.00067">
            <text:p>0.00067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7">
            <text:p>97</text:p>
          </table:table-cell>
          <table:table-cell office:value-type="string">
            <text:p>20.11-02.40</text:p>
          </table:table-cell>
          <table:table-cell office:value-type="string">
            <text:p>sydney</text:p>
          </table:table-cell>
          <table:table-cell office:value-type="string">
            <text:p>54.230.117.152</text:p>
          </table:table-cell>
          <table:table-cell office:value-type="float" office:value="0.866">
            <text:p>0.866</text:p>
          </table:table-cell>
          <table:table-cell office:value-type="float" office:value="0.001457">
            <text:p>0.001457</text:p>
          </table:table-cell>
          <table:table-cell office:value-type="float" office:value="0.000684">
            <text:p>0.000684</text:p>
          </table:table-cell>
          <table:table-cell office:value-type="float" office:value="0.000692">
            <text:p>0.000692</text:p>
          </table:table-cell>
          <table:table-cell office:value-type="float" office:value="0.000408">
            <text:p>0.000408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8">
            <text:p>98</text:p>
          </table:table-cell>
          <table:table-cell office:value-type="string">
            <text:p>20.11-03.40</text:p>
          </table:table-cell>
          <table:table-cell office:value-type="string">
            <text:p>sydney</text:p>
          </table:table-cell>
          <table:table-cell office:value-type="string">
            <text:p>54.239.132.233</text:p>
          </table:table-cell>
          <table:table-cell office:value-type="float" office:value="0.773">
            <text:p>0.773</text:p>
          </table:table-cell>
          <table:table-cell office:value-type="float" office:value="0.000665">
            <text:p>0.000665</text:p>
          </table:table-cell>
          <table:table-cell office:value-type="float" office:value="0.000419">
            <text:p>0.000419</text:p>
          </table:table-cell>
          <table:table-cell office:value-type="float" office:value="0.000664">
            <text:p>0.000664</text:p>
          </table:table-cell>
          <table:table-cell office:value-type="float" office:value="0.000876">
            <text:p>0.000876</text:p>
          </table:table-cell>
          <table:table-cell office:value-type="float" office:value="0.000676">
            <text:p>0.00067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99">
            <text:p>99</text:p>
          </table:table-cell>
          <table:table-cell office:value-type="string">
            <text:p>20.11-04.40</text:p>
          </table:table-cell>
          <table:table-cell office:value-type="string">
            <text:p>sydney</text:p>
          </table:table-cell>
          <table:table-cell office:value-type="string">
            <text:p>54.239.132.41</text:p>
          </table:table-cell>
          <table:table-cell office:value-type="float" office:value="0.98">
            <text:p>0.98</text:p>
          </table:table-cell>
          <table:table-cell office:value-type="float" office:value="0.000679">
            <text:p>0.000679</text:p>
          </table:table-cell>
          <table:table-cell office:value-type="float" office:value="0.0007">
            <text:p>0.0007</text:p>
          </table:table-cell>
          <table:table-cell office:value-type="float" office:value="0.000541">
            <text:p>0.000541</text:p>
          </table:table-cell>
          <table:table-cell office:value-type="float" office:value="0.000717">
            <text:p>0.000717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0">
            <text:p>100</text:p>
          </table:table-cell>
          <table:table-cell office:value-type="string">
            <text:p>20.11-05.40</text:p>
          </table:table-cell>
          <table:table-cell office:value-type="string">
            <text:p>sydney</text:p>
          </table:table-cell>
          <table:table-cell office:value-type="string">
            <text:p>54.230.119.150</text:p>
          </table:table-cell>
          <table:table-cell office:value-type="float" office:value="0.782">
            <text:p>0.782</text:p>
          </table:table-cell>
          <table:table-cell office:value-type="float" office:value="0.000696">
            <text:p>0.000696</text:p>
          </table:table-cell>
          <table:table-cell office:value-type="float" office:value="0.000712">
            <text:p>0.000712</text:p>
          </table:table-cell>
          <table:table-cell office:value-type="float" office:value="0.000676">
            <text:p>0.000676</text:p>
          </table:table-cell>
          <table:table-cell office:value-type="float" office:value="0.000446">
            <text:p>0.000446</text:p>
          </table:table-cell>
          <table:table-cell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1">
            <text:p>101</text:p>
          </table:table-cell>
          <table:table-cell office:value-type="string">
            <text:p>20.11-06.40</text:p>
          </table:table-cell>
          <table:table-cell office:value-type="string">
            <text:p>sydney</text:p>
          </table:table-cell>
          <table:table-cell office:value-type="string">
            <text:p>54.230.119.66</text:p>
          </table:table-cell>
          <table:table-cell office:value-type="float" office:value="0.736">
            <text:p>0.736</text:p>
          </table:table-cell>
          <table:table-cell office:value-type="float" office:value="0.00072">
            <text:p>0.00072</text:p>
          </table:table-cell>
          <table:table-cell office:value-type="float" office:value="0.00051">
            <text:p>0.00051</text:p>
          </table:table-cell>
          <table:table-cell office:value-type="float" office:value="0.000468">
            <text:p>0.000468</text:p>
          </table:table-cell>
          <table:table-cell office:value-type="float" office:value="0.000666">
            <text:p>0.000666</text:p>
          </table:table-cell>
          <table:table-cell office:value-type="float" office:value="0.000647">
            <text:p>0.0006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2">
            <text:p>102</text:p>
          </table:table-cell>
          <table:table-cell office:value-type="string">
            <text:p>20.11-07.40</text:p>
          </table:table-cell>
          <table:table-cell office:value-type="string">
            <text:p>sydney</text:p>
          </table:table-cell>
          <table:table-cell office:value-type="string">
            <text:p>54.230.119.71</text:p>
          </table:table-cell>
          <table:table-cell office:value-type="float" office:value="0.763">
            <text:p>0.763</text:p>
          </table:table-cell>
          <table:table-cell office:value-type="float" office:value="0.000661">
            <text:p>0.000661</text:p>
          </table:table-cell>
          <table:table-cell office:value-type="float" office:value="0.000911">
            <text:p>0.000911</text:p>
          </table:table-cell>
          <table:table-cell office:value-type="float" office:value="0.00068">
            <text:p>0.00068</text:p>
          </table:table-cell>
          <table:table-cell office:value-type="float" office:value="0.000685">
            <text:p>0.000685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3">
            <text:p>103</text:p>
          </table:table-cell>
          <table:table-cell office:value-type="string">
            <text:p>20.11-08.40</text:p>
          </table:table-cell>
          <table:table-cell office:value-type="string">
            <text:p>sydney</text:p>
          </table:table-cell>
          <table:table-cell office:value-type="string">
            <text:p>54.230.116.154</text:p>
          </table:table-cell>
          <table:table-cell office:value-type="float" office:value="0.816">
            <text:p>0.816</text:p>
          </table:table-cell>
          <table:table-cell office:value-type="float" office:value="0.000665">
            <text:p>0.000665</text:p>
          </table:table-cell>
          <table:table-cell office:value-type="float" office:value="0.000681">
            <text:p>0.000681</text:p>
          </table:table-cell>
          <table:table-cell office:value-type="float" office:value="0.000639">
            <text:p>0.000639</text:p>
          </table:table-cell>
          <table:table-cell office:value-type="float" office:value="0.000677">
            <text:p>0.000677</text:p>
          </table:table-cell>
          <table:table-cell office:value-type="float" office:value="0.000732">
            <text:p>0.00073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4">
            <text:p>104</text:p>
          </table:table-cell>
          <table:table-cell office:value-type="string">
            <text:p>20.11-09.40</text:p>
          </table:table-cell>
          <table:table-cell office:value-type="string">
            <text:p>sydney</text:p>
          </table:table-cell>
          <table:table-cell office:value-type="string">
            <text:p>54.230.116.239</text:p>
          </table:table-cell>
          <table:table-cell office:value-type="float" office:value="0.757">
            <text:p>0.757</text:p>
          </table:table-cell>
          <table:table-cell office:value-type="float" office:value="0.000715">
            <text:p>0.000715</text:p>
          </table:table-cell>
          <table:table-cell office:value-type="float" office:value="0.000677">
            <text:p>0.000677</text:p>
          </table:table-cell>
          <table:table-cell office:value-type="float" office:value="0.00071">
            <text:p>0.00071</text:p>
          </table:table-cell>
          <table:table-cell office:value-type="float" office:value="0.00069">
            <text:p>0.00069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5">
            <text:p>105</text:p>
          </table:table-cell>
          <table:table-cell office:value-type="string">
            <text:p>20.11-10.40</text:p>
          </table:table-cell>
          <table:table-cell office:value-type="string">
            <text:p>sydney</text:p>
          </table:table-cell>
          <table:table-cell office:value-type="string">
            <text:p>54.192.118.238</text:p>
          </table:table-cell>
          <table:table-cell office:value-type="float" office:value="0.864">
            <text:p>0.864</text:p>
          </table:table-cell>
          <table:table-cell/>
          <table:table-cell office:value-type="float" office:value="0.000663">
            <text:p>0.000663</text:p>
          </table:table-cell>
          <table:table-cell office:value-type="float" office:value="0.000688">
            <text:p>0.000688</text:p>
          </table:table-cell>
          <table:table-cell office:value-type="float" office:value="0.000703">
            <text:p>0.000703</text:p>
          </table:table-cell>
          <table:table-cell office:value-type="float" office:value="0.000472">
            <text:p>0.00047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6">
            <text:p>106</text:p>
          </table:table-cell>
          <table:table-cell office:value-type="string">
            <text:p>20.11-11.40</text:p>
          </table:table-cell>
          <table:table-cell office:value-type="string">
            <text:p>sydney</text:p>
          </table:table-cell>
          <table:table-cell office:value-type="string">
            <text:p>54.230.118.248</text:p>
          </table:table-cell>
          <table:table-cell office:value-type="float" office:value="0.865">
            <text:p>0.865</text:p>
          </table:table-cell>
          <table:table-cell office:value-type="float" office:value="0.000699">
            <text:p>0.000699</text:p>
          </table:table-cell>
          <table:table-cell office:value-type="float" office:value="0.000591">
            <text:p>0.000591</text:p>
          </table:table-cell>
          <table:table-cell office:value-type="float" office:value="0.000722">
            <text:p>0.000722</text:p>
          </table:table-cell>
          <table:table-cell office:value-type="float" office:value="0.000396">
            <text:p>0.000396</text:p>
          </table:table-cell>
          <table:table-cell office:value-type="float" office:value="0.00045">
            <text:p>0.0004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7">
            <text:p>107</text:p>
          </table:table-cell>
          <table:table-cell office:value-type="string">
            <text:p>20.11-12.40</text:p>
          </table:table-cell>
          <table:table-cell office:value-type="string">
            <text:p>sydney</text:p>
          </table:table-cell>
          <table:table-cell office:value-type="string">
            <text:p>54.230.116.72</text:p>
          </table:table-cell>
          <table:table-cell office:value-type="float" office:value="0.787">
            <text:p>0.787</text:p>
          </table:table-cell>
          <table:table-cell office:value-type="float" office:value="0.000516">
            <text:p>0.000516</text:p>
          </table:table-cell>
          <table:table-cell office:value-type="float" office:value="0.000681">
            <text:p>0.000681</text:p>
          </table:table-cell>
          <table:table-cell office:value-type="float" office:value="0.000607">
            <text:p>0.000607</text:p>
          </table:table-cell>
          <table:table-cell office:value-type="float" office:value="0.000685">
            <text:p>0.000685</text:p>
          </table:table-cell>
          <table:table-cell office:value-type="float" office:value="0.000674">
            <text:p>0.0006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8">
            <text:p>108</text:p>
          </table:table-cell>
          <table:table-cell office:value-type="string">
            <text:p>20.11-13.40</text:p>
          </table:table-cell>
          <table:table-cell office:value-type="string">
            <text:p>sydney</text:p>
          </table:table-cell>
          <table:table-cell office:value-type="string">
            <text:p>54.230.116.239</text:p>
          </table:table-cell>
          <table:table-cell office:value-type="float" office:value="0.85">
            <text:p>0.85</text:p>
          </table:table-cell>
          <table:table-cell office:value-type="float" office:value="0.000607">
            <text:p>0.000607</text:p>
          </table:table-cell>
          <table:table-cell office:value-type="float" office:value="0.000697">
            <text:p>0.000697</text:p>
          </table:table-cell>
          <table:table-cell office:value-type="float" office:value="0.000672">
            <text:p>0.000672</text:p>
          </table:table-cell>
          <table:table-cell office:value-type="float" office:value="0.000622">
            <text:p>0.000622</text:p>
          </table:table-cell>
          <table:table-cell office:value-type="float" office:value="0.000696">
            <text:p>0.00069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09">
            <text:p>109</text:p>
          </table:table-cell>
          <table:table-cell office:value-type="string">
            <text:p>20.11-14.40</text:p>
          </table:table-cell>
          <table:table-cell office:value-type="string">
            <text:p>sydney</text:p>
          </table:table-cell>
          <table:table-cell office:value-type="string">
            <text:p>54.239.132.90</text:p>
          </table:table-cell>
          <table:table-cell office:value-type="float" office:value="0.746">
            <text:p>0.746</text:p>
          </table:table-cell>
          <table:table-cell office:value-type="float" office:value="0.000689">
            <text:p>0.000689</text:p>
          </table:table-cell>
          <table:table-cell office:value-type="float" office:value="0.000834">
            <text:p>0.000834</text:p>
          </table:table-cell>
          <table:table-cell office:value-type="float" office:value="0.000658">
            <text:p>0.000658</text:p>
          </table:table-cell>
          <table:table-cell office:value-type="float" office:value="0.000686">
            <text:p>0.000686</text:p>
          </table:table-cell>
          <table:table-cell office:value-type="float" office:value="0.000402">
            <text:p>0.00040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0">
            <text:p>110</text:p>
          </table:table-cell>
          <table:table-cell office:value-type="string">
            <text:p>19.11-17.40</text:p>
          </table:table-cell>
          <table:table-cell office:value-type="string">
            <text:p>usstandard</text:p>
          </table:table-cell>
          <table:table-cell office:value-type="string">
            <text:p>205.251.215.126</text:p>
          </table:table-cell>
          <table:table-cell office:value-type="float" office:value="3.408">
            <text:p>3.408</text:p>
          </table:table-cell>
          <table:table-cell office:value-type="float" office:value="0.002144">
            <text:p>0.002144</text:p>
          </table:table-cell>
          <table:table-cell office:value-type="float" office:value="0.002102">
            <text:p>0.002102</text:p>
          </table:table-cell>
          <table:table-cell office:value-type="float" office:value="0.002466">
            <text:p>0.002466</text:p>
          </table:table-cell>
          <table:table-cell office:value-type="float" office:value="0.00197">
            <text:p>0.00197</text:p>
          </table:table-cell>
          <table:table-cell office:value-type="float" office:value="0.002168">
            <text:p>0.0021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1">
            <text:p>111</text:p>
          </table:table-cell>
          <table:table-cell office:value-type="string">
            <text:p>19.11-18.40</text:p>
          </table:table-cell>
          <table:table-cell office:value-type="string">
            <text:p>usstandard</text:p>
          </table:table-cell>
          <table:table-cell office:value-type="string">
            <text:p>54.192.118.233</text:p>
          </table:table-cell>
          <table:table-cell office:value-type="float" office:value="0.738">
            <text:p>0.738</text:p>
          </table:table-cell>
          <table:table-cell/>
          <table:table-cell office:value-type="float" office:value="0.00072">
            <text:p>0.00072</text:p>
          </table:table-cell>
          <table:table-cell office:value-type="float" office:value="0.000463">
            <text:p>0.000463</text:p>
          </table:table-cell>
          <table:table-cell office:value-type="float" office:value="0.000702">
            <text:p>0.000702</text:p>
          </table:table-cell>
          <table:table-cell office:value-type="float" office:value="0.000667">
            <text:p>0.00066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2">
            <text:p>112</text:p>
          </table:table-cell>
          <table:table-cell office:value-type="string">
            <text:p>19.11-19.40</text:p>
          </table:table-cell>
          <table:table-cell office:value-type="string">
            <text:p>usstandard</text:p>
          </table:table-cell>
          <table:table-cell office:value-type="string">
            <text:p>54.230.116.72</text:p>
          </table:table-cell>
          <table:table-cell office:value-type="float" office:value="0.672">
            <text:p>0.672</text:p>
          </table:table-cell>
          <table:table-cell table:number-columns-repeated="3"/>
          <table:table-cell office:value-type="float" office:value="0.000486">
            <text:p>0.000486</text:p>
          </table:table-cell>
          <table:table-cell office:value-type="float" office:value="0.000551">
            <text:p>0.00055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3">
            <text:p>113</text:p>
          </table:table-cell>
          <table:table-cell office:value-type="string">
            <text:p>19.11-20.40</text:p>
          </table:table-cell>
          <table:table-cell office:value-type="string">
            <text:p>usstandard</text:p>
          </table:table-cell>
          <table:table-cell office:value-type="string">
            <text:p>54.230.117.157</text:p>
          </table:table-cell>
          <table:table-cell office:value-type="float" office:value="0.765">
            <text:p>0.765</text:p>
          </table:table-cell>
          <table:table-cell table:number-columns-repeated="3"/>
          <table:table-cell office:value-type="float" office:value="0.000464">
            <text:p>0.000464</text:p>
          </table:table-cell>
          <table:table-cell office:value-type="float" office:value="0.00074">
            <text:p>0.000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4">
            <text:p>114</text:p>
          </table:table-cell>
          <table:table-cell office:value-type="string">
            <text:p>19.11-21.40</text:p>
          </table:table-cell>
          <table:table-cell office:value-type="string">
            <text:p>usstandard</text:p>
          </table:table-cell>
          <table:table-cell office:value-type="string">
            <text:p>54.230.119.71</text:p>
          </table:table-cell>
          <table:table-cell office:value-type="float" office:value="0.752">
            <text:p>0.752</text:p>
          </table:table-cell>
          <table:table-cell office:value-type="float" office:value="0.00066">
            <text:p>0.00066</text:p>
          </table:table-cell>
          <table:table-cell office:value-type="float" office:value="0.000442">
            <text:p>0.000442</text:p>
          </table:table-cell>
          <table:table-cell office:value-type="float" office:value="0.000362">
            <text:p>0.000362</text:p>
          </table:table-cell>
          <table:table-cell office:value-type="float" office:value="0.000494">
            <text:p>0.000494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5">
            <text:p>115</text:p>
          </table:table-cell>
          <table:table-cell office:value-type="string">
            <text:p>19.11-22.40</text:p>
          </table:table-cell>
          <table:table-cell office:value-type="string">
            <text:p>usstandard</text:p>
          </table:table-cell>
          <table:table-cell office:value-type="string">
            <text:p>54.192.118.236</text:p>
          </table:table-cell>
          <table:table-cell office:value-type="float" office:value="0.706">
            <text:p>0.706</text:p>
          </table:table-cell>
          <table:table-cell office:value-type="float" office:value="0.00039">
            <text:p>0.00039</text:p>
          </table:table-cell>
          <table:table-cell office:value-type="float" office:value="0.000716">
            <text:p>0.000716</text:p>
          </table:table-cell>
          <table:table-cell office:value-type="float" office:value="0.00055">
            <text:p>0.00055</text:p>
          </table:table-cell>
          <table:table-cell office:value-type="float" office:value="0.000422">
            <text:p>0.000422</text:p>
          </table:table-cell>
          <table:table-cell office:value-type="float" office:value="0.000692">
            <text:p>0.00069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6">
            <text:p>116</text:p>
          </table:table-cell>
          <table:table-cell office:value-type="string">
            <text:p>19.11-23.40</text:p>
          </table:table-cell>
          <table:table-cell office:value-type="string">
            <text:p>usstandard</text:p>
          </table:table-cell>
          <table:table-cell office:value-type="string">
            <text:p>54.230.117.69</text:p>
          </table:table-cell>
          <table:table-cell office:value-type="float" office:value="0.652">
            <text:p>0.652</text:p>
          </table:table-cell>
          <table:table-cell office:value-type="float" office:value="0.000717">
            <text:p>0.000717</text:p>
          </table:table-cell>
          <table:table-cell table:number-columns-repeated="2"/>
          <table:table-cell office:value-type="float" office:value="0.000637">
            <text:p>0.000637</text:p>
          </table:table-cell>
          <table:table-cell office:value-type="float" office:value="0.000705">
            <text:p>0.00070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7">
            <text:p>117</text:p>
          </table:table-cell>
          <table:table-cell office:value-type="string">
            <text:p>20.11-00.40</text:p>
          </table:table-cell>
          <table:table-cell office:value-type="string">
            <text:p>usstandard</text:p>
          </table:table-cell>
          <table:table-cell office:value-type="string">
            <text:p>54.192.118.232</text:p>
          </table:table-cell>
          <table:table-cell office:value-type="float" office:value="0.768">
            <text:p>0.768</text:p>
          </table:table-cell>
          <table:table-cell office:value-type="float" office:value="0.000482">
            <text:p>0.000482</text:p>
          </table:table-cell>
          <table:table-cell office:value-type="float" office:value="0.00041">
            <text:p>0.00041</text:p>
          </table:table-cell>
          <table:table-cell office:value-type="float" office:value="0.000625">
            <text:p>0.000625</text:p>
          </table:table-cell>
          <table:table-cell office:value-type="float" office:value="0.000714">
            <text:p>0.000714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8">
            <text:p>118</text:p>
          </table:table-cell>
          <table:table-cell office:value-type="string">
            <text:p>20.11-01.40</text:p>
          </table:table-cell>
          <table:table-cell office:value-type="string">
            <text:p>usstandard</text:p>
          </table:table-cell>
          <table:table-cell office:value-type="string">
            <text:p>54.239.132.84</text:p>
          </table:table-cell>
          <table:table-cell office:value-type="float" office:value="0.669">
            <text:p>0.669</text:p>
          </table:table-cell>
          <table:table-cell office:value-type="float" office:value="0.000712">
            <text:p>0.000712</text:p>
          </table:table-cell>
          <table:table-cell office:value-type="float" office:value="0.000442">
            <text:p>0.000442</text:p>
          </table:table-cell>
          <table:table-cell office:value-type="float" office:value="0.000685">
            <text:p>0.000685</text:p>
          </table:table-cell>
          <table:table-cell office:value-type="float" office:value="0.00068">
            <text:p>0.00068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19">
            <text:p>119</text:p>
          </table:table-cell>
          <table:table-cell office:value-type="string">
            <text:p>20.11-02.40</text:p>
          </table:table-cell>
          <table:table-cell office:value-type="string">
            <text:p>usstandard</text:p>
          </table:table-cell>
          <table:table-cell office:value-type="string">
            <text:p>54.230.117.42</text:p>
          </table:table-cell>
          <table:table-cell office:value-type="float" office:value="0.764">
            <text:p>0.764</text:p>
          </table:table-cell>
          <table:table-cell office:value-type="float" office:value="0.000726">
            <text:p>0.000726</text:p>
          </table:table-cell>
          <table:table-cell office:value-type="float" office:value="0.000739">
            <text:p>0.000739</text:p>
          </table:table-cell>
          <table:table-cell office:value-type="float" office:value="0.000696">
            <text:p>0.000696</text:p>
          </table:table-cell>
          <table:table-cell office:value-type="float" office:value="0.000649">
            <text:p>0.000649</text:p>
          </table:table-cell>
          <table:table-cell office:value-type="float" office:value="0.00067">
            <text:p>0.0006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0">
            <text:p>120</text:p>
          </table:table-cell>
          <table:table-cell office:value-type="string">
            <text:p>20.11-03.40</text:p>
          </table:table-cell>
          <table:table-cell office:value-type="string">
            <text:p>usstandard</text:p>
          </table:table-cell>
          <table:table-cell office:value-type="string">
            <text:p>54.230.118.138</text:p>
          </table:table-cell>
          <table:table-cell office:value-type="float" office:value="0.755">
            <text:p>0.755</text:p>
          </table:table-cell>
          <table:table-cell office:value-type="float" office:value="0.000686">
            <text:p>0.000686</text:p>
          </table:table-cell>
          <table:table-cell office:value-type="float" office:value="0.000678">
            <text:p>0.000678</text:p>
          </table:table-cell>
          <table:table-cell office:value-type="float" office:value="0.000649">
            <text:p>0.000649</text:p>
          </table:table-cell>
          <table:table-cell office:value-type="float" office:value="0.000578">
            <text:p>0.000578</text:p>
          </table:table-cell>
          <table:table-cell office:value-type="float" office:value="0.000819">
            <text:p>0.00081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1">
            <text:p>121</text:p>
          </table:table-cell>
          <table:table-cell office:value-type="string">
            <text:p>20.11-04.40</text:p>
          </table:table-cell>
          <table:table-cell office:value-type="string">
            <text:p>usstandard</text:p>
          </table:table-cell>
          <table:table-cell office:value-type="string">
            <text:p>54.230.116.73</text:p>
          </table:table-cell>
          <table:table-cell office:value-type="float" office:value="0.789">
            <text:p>0.789</text:p>
          </table:table-cell>
          <table:table-cell office:value-type="float" office:value="0.000672">
            <text:p>0.000672</text:p>
          </table:table-cell>
          <table:table-cell office:value-type="float" office:value="0.000665">
            <text:p>0.000665</text:p>
          </table:table-cell>
          <table:table-cell office:value-type="float" office:value="0.000609">
            <text:p>0.000609</text:p>
          </table:table-cell>
          <table:table-cell office:value-type="float" office:value="0.000715">
            <text:p>0.000715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2">
            <text:p>122</text:p>
          </table:table-cell>
          <table:table-cell office:value-type="string">
            <text:p>20.11-05.40</text:p>
          </table:table-cell>
          <table:table-cell office:value-type="string">
            <text:p>usstandard</text:p>
          </table:table-cell>
          <table:table-cell office:value-type="string">
            <text:p>54.230.116.154</text:p>
          </table:table-cell>
          <table:table-cell office:value-type="float" office:value="0.757">
            <text:p>0.757</text:p>
          </table:table-cell>
          <table:table-cell office:value-type="float" office:value="0.00047">
            <text:p>0.00047</text:p>
          </table:table-cell>
          <table:table-cell office:value-type="float" office:value="0.000409">
            <text:p>0.000409</text:p>
          </table:table-cell>
          <table:table-cell office:value-type="float" office:value="0.000938">
            <text:p>0.000938</text:p>
          </table:table-cell>
          <table:table-cell office:value-type="float" office:value="0.000443">
            <text:p>0.000443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3">
            <text:p>123</text:p>
          </table:table-cell>
          <table:table-cell office:value-type="string">
            <text:p>20.11-06.40</text:p>
          </table:table-cell>
          <table:table-cell office:value-type="string">
            <text:p>usstandard</text:p>
          </table:table-cell>
          <table:table-cell office:value-type="string">
            <text:p>54.192.118.224</text:p>
          </table:table-cell>
          <table:table-cell office:value-type="float" office:value="0.675">
            <text:p>0.675</text:p>
          </table:table-cell>
          <table:table-cell office:value-type="float" office:value="0.000691">
            <text:p>0.000691</text:p>
          </table:table-cell>
          <table:table-cell office:value-type="float" office:value="0.000685">
            <text:p>0.000685</text:p>
          </table:table-cell>
          <table:table-cell office:value-type="float" office:value="0.000689">
            <text:p>0.000689</text:p>
          </table:table-cell>
          <table:table-cell office:value-type="float" office:value="0.000725">
            <text:p>0.000725</text:p>
          </table:table-cell>
          <table:table-cell office:value-type="float" office:value="0.000423">
            <text:p>0.00042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4">
            <text:p>124</text:p>
          </table:table-cell>
          <table:table-cell office:value-type="string">
            <text:p>20.11-07.40</text:p>
          </table:table-cell>
          <table:table-cell office:value-type="string">
            <text:p>usstandard</text:p>
          </table:table-cell>
          <table:table-cell office:value-type="string">
            <text:p>54.239.132.83</text:p>
          </table:table-cell>
          <table:table-cell office:value-type="float" office:value="0.688">
            <text:p>0.688</text:p>
          </table:table-cell>
          <table:table-cell office:value-type="float" office:value="0.00065">
            <text:p>0.00065</text:p>
          </table:table-cell>
          <table:table-cell office:value-type="float" office:value="0.000715">
            <text:p>0.000715</text:p>
          </table:table-cell>
          <table:table-cell office:value-type="float" office:value="0.000815">
            <text:p>0.000815</text:p>
          </table:table-cell>
          <table:table-cell office:value-type="float" office:value="0.000675">
            <text:p>0.000675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5">
            <text:p>125</text:p>
          </table:table-cell>
          <table:table-cell office:value-type="string">
            <text:p>20.11-08.40</text:p>
          </table:table-cell>
          <table:table-cell office:value-type="string">
            <text:p>usstandard</text:p>
          </table:table-cell>
          <table:table-cell office:value-type="string">
            <text:p>54.230.118.143</text:p>
          </table:table-cell>
          <table:table-cell office:value-type="float" office:value="0.689">
            <text:p>0.689</text:p>
          </table:table-cell>
          <table:table-cell office:value-type="float" office:value="0.000685">
            <text:p>0.000685</text:p>
          </table:table-cell>
          <table:table-cell office:value-type="float" office:value="0.000713">
            <text:p>0.000713</text:p>
          </table:table-cell>
          <table:table-cell office:value-type="float" office:value="0.000439">
            <text:p>0.000439</text:p>
          </table:table-cell>
          <table:table-cell office:value-type="float" office:value="0.000662">
            <text:p>0.000662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6">
            <text:p>126</text:p>
          </table:table-cell>
          <table:table-cell office:value-type="string">
            <text:p>20.11-09.40</text:p>
          </table:table-cell>
          <table:table-cell office:value-type="string">
            <text:p>usstandard</text:p>
          </table:table-cell>
          <table:table-cell office:value-type="string">
            <text:p>54.230.119.118</text:p>
          </table:table-cell>
          <table:table-cell office:value-type="float" office:value="0.699">
            <text:p>0.699</text:p>
          </table:table-cell>
          <table:table-cell office:value-type="float" office:value="0.000738">
            <text:p>0.000738</text:p>
          </table:table-cell>
          <table:table-cell office:value-type="float" office:value="0.000701">
            <text:p>0.000701</text:p>
          </table:table-cell>
          <table:table-cell office:value-type="float" office:value="0.000655">
            <text:p>0.000655</text:p>
          </table:table-cell>
          <table:table-cell office:value-type="float" office:value="0.000398">
            <text:p>0.000398</text:p>
          </table:table-cell>
          <table:table-cell office:value-type="float" office:value="0.000737">
            <text:p>0.00073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7">
            <text:p>127</text:p>
          </table:table-cell>
          <table:table-cell office:value-type="string">
            <text:p>20.11-10.40</text:p>
          </table:table-cell>
          <table:table-cell office:value-type="string">
            <text:p>usstandard</text:p>
          </table:table-cell>
          <table:table-cell office:value-type="string">
            <text:p>54.239.132.173</text:p>
          </table:table-cell>
          <table:table-cell office:value-type="float" office:value="0.705">
            <text:p>0.705</text:p>
          </table:table-cell>
          <table:table-cell office:value-type="float" office:value="0.000677">
            <text:p>0.000677</text:p>
          </table:table-cell>
          <table:table-cell office:value-type="float" office:value="0.000481">
            <text:p>0.000481</text:p>
          </table:table-cell>
          <table:table-cell office:value-type="float" office:value="0.000686">
            <text:p>0.000686</text:p>
          </table:table-cell>
          <table:table-cell office:value-type="float" office:value="0.00071">
            <text:p>0.00071</text:p>
          </table:table-cell>
          <table:table-cell office:value-type="float" office:value="0.000538">
            <text:p>0.0005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8">
            <text:p>128</text:p>
          </table:table-cell>
          <table:table-cell office:value-type="string">
            <text:p>20.11-11.40</text:p>
          </table:table-cell>
          <table:table-cell office:value-type="string">
            <text:p>usstandard</text:p>
          </table:table-cell>
          <table:table-cell office:value-type="string">
            <text:p>54.192.118.246</text:p>
          </table:table-cell>
          <table:table-cell office:value-type="float" office:value="0.73">
            <text:p>0.73</text:p>
          </table:table-cell>
          <table:table-cell office:value-type="float" office:value="0.000694">
            <text:p>0.000694</text:p>
          </table:table-cell>
          <table:table-cell office:value-type="float" office:value="0.000667">
            <text:p>0.000667</text:p>
          </table:table-cell>
          <table:table-cell office:value-type="float" office:value="0.000677">
            <text:p>0.000677</text:p>
          </table:table-cell>
          <table:table-cell office:value-type="float" office:value="0.000736">
            <text:p>0.000736</text:p>
          </table:table-cell>
          <table:table-cell office:value-type="float" office:value="0.000665">
            <text:p>0.00066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29">
            <text:p>129</text:p>
          </table:table-cell>
          <table:table-cell office:value-type="string">
            <text:p>20.11-12.40</text:p>
          </table:table-cell>
          <table:table-cell office:value-type="string">
            <text:p>usstandard</text:p>
          </table:table-cell>
          <table:table-cell office:value-type="string">
            <text:p>54.230.116.53</text:p>
          </table:table-cell>
          <table:table-cell office:value-type="float" office:value="0.766">
            <text:p>0.766</text:p>
          </table:table-cell>
          <table:table-cell office:value-type="float" office:value="0.0007">
            <text:p>0.0007</text:p>
          </table:table-cell>
          <table:table-cell office:value-type="float" office:value="0.000628">
            <text:p>0.000628</text:p>
          </table:table-cell>
          <table:table-cell office:value-type="float" office:value="0.000685">
            <text:p>0.000685</text:p>
          </table:table-cell>
          <table:table-cell office:value-type="float" office:value="0.000449">
            <text:p>0.000449</text:p>
          </table:table-cell>
          <table:table-cell office:value-type="float" office:value="0.00065">
            <text:p>0.0006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0">
            <text:p>130</text:p>
          </table:table-cell>
          <table:table-cell office:value-type="string">
            <text:p>20.11-13.40</text:p>
          </table:table-cell>
          <table:table-cell office:value-type="string">
            <text:p>usstandard</text:p>
          </table:table-cell>
          <table:table-cell office:value-type="string">
            <text:p>54.239.132.249</text:p>
          </table:table-cell>
          <table:table-cell office:value-type="float" office:value="0.692">
            <text:p>0.692</text:p>
          </table:table-cell>
          <table:table-cell office:value-type="float" office:value="0.000709">
            <text:p>0.000709</text:p>
          </table:table-cell>
          <table:table-cell office:value-type="float" office:value="0.000599">
            <text:p>0.000599</text:p>
          </table:table-cell>
          <table:table-cell office:value-type="float" office:value="0.000594">
            <text:p>0.000594</text:p>
          </table:table-cell>
          <table:table-cell office:value-type="float" office:value="0.000661">
            <text:p>0.000661</text:p>
          </table:table-cell>
          <table:table-cell office:value-type="float" office:value="0.000654">
            <text:p>0.00065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1">
            <text:p>131</text:p>
          </table:table-cell>
          <table:table-cell office:value-type="string">
            <text:p>20.11-14.40</text:p>
          </table:table-cell>
          <table:table-cell office:value-type="string">
            <text:p>usstandard</text:p>
          </table:table-cell>
          <table:table-cell office:value-type="string">
            <text:p>54.239.132.26</text:p>
          </table:table-cell>
          <table:table-cell office:value-type="float" office:value="0.773">
            <text:p>0.773</text:p>
          </table:table-cell>
          <table:table-cell office:value-type="float" office:value="0.000634">
            <text:p>0.000634</text:p>
          </table:table-cell>
          <table:table-cell office:value-type="float" office:value="0.000692">
            <text:p>0.000692</text:p>
          </table:table-cell>
          <table:table-cell office:value-type="float" office:value="0.000871">
            <text:p>0.000871</text:p>
          </table:table-cell>
          <table:table-cell office:value-type="float" office:value="0.000639">
            <text:p>0.000639</text:p>
          </table:table-cell>
          <table:table-cell office:value-type="float" office:value="0.000669">
            <text:p>0.00066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2">
            <text:p>132</text:p>
          </table:table-cell>
          <table:table-cell office:value-type="string">
            <text:p>19.11-17.40</text:p>
          </table:table-cell>
          <table:table-cell office:value-type="string">
            <text:p>saopaulo</text:p>
          </table:table-cell>
          <table:table-cell/>
          <table:table-cell office:value-type="float" office:value="2.223">
            <text:p>2.223</text:p>
          </table:table-cell>
          <table:table-cell office:value-type="float" office:value="0.002177">
            <text:p>0.002177</text:p>
          </table:table-cell>
          <table:table-cell office:value-type="float" office:value="0.002425">
            <text:p>0.002425</text:p>
          </table:table-cell>
          <table:table-cell office:value-type="float" office:value="0.002495">
            <text:p>0.002495</text:p>
          </table:table-cell>
          <table:table-cell office:value-type="float" office:value="0.002834">
            <text:p>0.002834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133">
            <text:p>133</text:p>
          </table:table-cell>
          <table:table-cell office:value-type="string">
            <text:p>19.11-18.40</text:p>
          </table:table-cell>
          <table:table-cell office:value-type="string">
            <text:p>saopaulo</text:p>
          </table:table-cell>
          <table:table-cell office:value-type="string">
            <text:p>54.239.132.233</text:p>
          </table:table-cell>
          <table:table-cell office:value-type="float" office:value="0.743">
            <text:p>0.743</text:p>
          </table:table-cell>
          <table:table-cell office:value-type="float" office:value="0.000452">
            <text:p>0.000452</text:p>
          </table:table-cell>
          <table:table-cell office:value-type="float" office:value="0.000684">
            <text:p>0.000684</text:p>
          </table:table-cell>
          <table:table-cell office:value-type="float" office:value="0.000438">
            <text:p>0.000438</text:p>
          </table:table-cell>
          <table:table-cell office:value-type="float" office:value="0.000427">
            <text:p>0.000427</text:p>
          </table:table-cell>
          <table:table-cell office:value-type="float" office:value="0.000733">
            <text:p>0.00073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4">
            <text:p>134</text:p>
          </table:table-cell>
          <table:table-cell office:value-type="string">
            <text:p>19.11-19.40</text:p>
          </table:table-cell>
          <table:table-cell office:value-type="string">
            <text:p>saopaulo</text:p>
          </table:table-cell>
          <table:table-cell office:value-type="string">
            <text:p>54.239.132.196</text:p>
          </table:table-cell>
          <table:table-cell office:value-type="float" office:value="0.789">
            <text:p>0.789</text:p>
          </table:table-cell>
          <table:table-cell office:value-type="float" office:value="0.000669">
            <text:p>0.000669</text:p>
          </table:table-cell>
          <table:table-cell office:value-type="float" office:value="0.000724">
            <text:p>0.000724</text:p>
          </table:table-cell>
          <table:table-cell office:value-type="float" office:value="0.000691">
            <text:p>0.000691</text:p>
          </table:table-cell>
          <table:table-cell office:value-type="float" office:value="0.000581">
            <text:p>0.000581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5">
            <text:p>135</text:p>
          </table:table-cell>
          <table:table-cell office:value-type="string">
            <text:p>19.11-20.40</text:p>
          </table:table-cell>
          <table:table-cell office:value-type="string">
            <text:p>saopaulo</text:p>
          </table:table-cell>
          <table:table-cell office:value-type="string">
            <text:p>54.230.119.125</text:p>
          </table:table-cell>
          <table:table-cell office:value-type="float" office:value="0.77">
            <text:p>0.77</text:p>
          </table:table-cell>
          <table:table-cell office:value-type="float" office:value="0.000688">
            <text:p>0.000688</text:p>
          </table:table-cell>
          <table:table-cell office:value-type="float" office:value="0.000722">
            <text:p>0.000722</text:p>
          </table:table-cell>
          <table:table-cell office:value-type="float" office:value="0.000458">
            <text:p>0.000458</text:p>
          </table:table-cell>
          <table:table-cell office:value-type="float" office:value="0.000666">
            <text:p>0.000666</text:p>
          </table:table-cell>
          <table:table-cell office:value-type="float" office:value="0.000708">
            <text:p>0.00070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6">
            <text:p>136</text:p>
          </table:table-cell>
          <table:table-cell office:value-type="string">
            <text:p>19.11-21.40</text:p>
          </table:table-cell>
          <table:table-cell office:value-type="string">
            <text:p>saopaulo</text:p>
          </table:table-cell>
          <table:table-cell office:value-type="string">
            <text:p>54.230.118.136</text:p>
          </table:table-cell>
          <table:table-cell office:value-type="float" office:value="0.809">
            <text:p>0.809</text:p>
          </table:table-cell>
          <table:table-cell office:value-type="float" office:value="0.000678">
            <text:p>0.000678</text:p>
          </table:table-cell>
          <table:table-cell office:value-type="float" office:value="0.000664">
            <text:p>0.000664</text:p>
          </table:table-cell>
          <table:table-cell office:value-type="float" office:value="0.000636">
            <text:p>0.000636</text:p>
          </table:table-cell>
          <table:table-cell office:value-type="float" office:value="0.000702">
            <text:p>0.000702</text:p>
          </table:table-cell>
          <table:table-cell office:value-type="float" office:value="0.000636">
            <text:p>0.0006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7">
            <text:p>137</text:p>
          </table:table-cell>
          <table:table-cell office:value-type="string">
            <text:p>19.11-22.40</text:p>
          </table:table-cell>
          <table:table-cell office:value-type="string">
            <text:p>saopaulo</text:p>
          </table:table-cell>
          <table:table-cell office:value-type="string">
            <text:p>54.230.117.238</text:p>
          </table:table-cell>
          <table:table-cell office:value-type="float" office:value="0.809">
            <text:p>0.809</text:p>
          </table:table-cell>
          <table:table-cell office:value-type="float" office:value="0.000639">
            <text:p>0.000639</text:p>
          </table:table-cell>
          <table:table-cell office:value-type="float" office:value="0.000636">
            <text:p>0.000636</text:p>
          </table:table-cell>
          <table:table-cell office:value-type="float" office:value="0.000691">
            <text:p>0.000691</text:p>
          </table:table-cell>
          <table:table-cell office:value-type="float" office:value="0.000617">
            <text:p>0.000617</text:p>
          </table:table-cell>
          <table:table-cell office:value-type="float" office:value="0.000644">
            <text:p>0.00064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8">
            <text:p>138</text:p>
          </table:table-cell>
          <table:table-cell office:value-type="string">
            <text:p>19.11-23.40</text:p>
          </table:table-cell>
          <table:table-cell office:value-type="string">
            <text:p>saopaulo</text:p>
          </table:table-cell>
          <table:table-cell office:value-type="string">
            <text:p>54.230.116.164</text:p>
          </table:table-cell>
          <table:table-cell office:value-type="float" office:value="0.78">
            <text:p>0.78</text:p>
          </table:table-cell>
          <table:table-cell office:value-type="float" office:value="0.000751">
            <text:p>0.000751</text:p>
          </table:table-cell>
          <table:table-cell office:value-type="float" office:value="0.000464">
            <text:p>0.000464</text:p>
          </table:table-cell>
          <table:table-cell office:value-type="float" office:value="0.000676">
            <text:p>0.000676</text:p>
          </table:table-cell>
          <table:table-cell office:value-type="float" office:value="0.000724">
            <text:p>0.000724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39">
            <text:p>139</text:p>
          </table:table-cell>
          <table:table-cell office:value-type="string">
            <text:p>20.11-00.40</text:p>
          </table:table-cell>
          <table:table-cell office:value-type="string">
            <text:p>saopaulo</text:p>
          </table:table-cell>
          <table:table-cell office:value-type="string">
            <text:p>54.230.118.239</text:p>
          </table:table-cell>
          <table:table-cell office:value-type="float" office:value="0.905">
            <text:p>0.905</text:p>
          </table:table-cell>
          <table:table-cell office:value-type="float" office:value="0.000559">
            <text:p>0.000559</text:p>
          </table:table-cell>
          <table:table-cell office:value-type="float" office:value="0.000541">
            <text:p>0.000541</text:p>
          </table:table-cell>
          <table:table-cell office:value-type="float" office:value="0.000474">
            <text:p>0.000474</text:p>
          </table:table-cell>
          <table:table-cell office:value-type="float" office:value="0.000715">
            <text:p>0.000715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0">
            <text:p>140</text:p>
          </table:table-cell>
          <table:table-cell office:value-type="string">
            <text:p>20.11-01.40</text:p>
          </table:table-cell>
          <table:table-cell office:value-type="string">
            <text:p>saopaulo</text:p>
          </table:table-cell>
          <table:table-cell office:value-type="string">
            <text:p>54.192.118.242</text:p>
          </table:table-cell>
          <table:table-cell office:value-type="float" office:value="0.861">
            <text:p>0.861</text:p>
          </table:table-cell>
          <table:table-cell office:value-type="float" office:value="0.00061">
            <text:p>0.00061</text:p>
          </table:table-cell>
          <table:table-cell office:value-type="float" office:value="0.000601">
            <text:p>0.000601</text:p>
          </table:table-cell>
          <table:table-cell office:value-type="float" office:value="0.000407">
            <text:p>0.000407</text:p>
          </table:table-cell>
          <table:table-cell office:value-type="float" office:value="0.000626">
            <text:p>0.000626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1">
            <text:p>141</text:p>
          </table:table-cell>
          <table:table-cell office:value-type="string">
            <text:p>20.11-02.40</text:p>
          </table:table-cell>
          <table:table-cell office:value-type="string">
            <text:p>saopaulo</text:p>
          </table:table-cell>
          <table:table-cell office:value-type="string">
            <text:p>54.230.119.118</text:p>
          </table:table-cell>
          <table:table-cell office:value-type="float" office:value="0.756">
            <text:p>0.756</text:p>
          </table:table-cell>
          <table:table-cell office:value-type="float" office:value="0.000402">
            <text:p>0.000402</text:p>
          </table:table-cell>
          <table:table-cell office:value-type="float" office:value="0.000604">
            <text:p>0.000604</text:p>
          </table:table-cell>
          <table:table-cell office:value-type="float" office:value="0.000692">
            <text:p>0.000692</text:p>
          </table:table-cell>
          <table:table-cell office:value-type="float" office:value="0.000838">
            <text:p>0.000838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2">
            <text:p>142</text:p>
          </table:table-cell>
          <table:table-cell office:value-type="string">
            <text:p>20.11-03.40</text:p>
          </table:table-cell>
          <table:table-cell office:value-type="string">
            <text:p>saopaulo</text:p>
          </table:table-cell>
          <table:table-cell office:value-type="string">
            <text:p>54.192.118.243</text:p>
          </table:table-cell>
          <table:table-cell office:value-type="float" office:value="0.795">
            <text:p>0.795</text:p>
          </table:table-cell>
          <table:table-cell office:value-type="float" office:value="0.000701">
            <text:p>0.000701</text:p>
          </table:table-cell>
          <table:table-cell table:number-columns-repeated="2"/>
          <table:table-cell office:value-type="float" office:value="0.000663">
            <text:p>0.000663</text:p>
          </table:table-cell>
          <table:table-cell office:value-type="float" office:value="0.000659">
            <text:p>0.00065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3">
            <text:p>143</text:p>
          </table:table-cell>
          <table:table-cell office:value-type="string">
            <text:p>20.11-04.40</text:p>
          </table:table-cell>
          <table:table-cell office:value-type="string">
            <text:p>saopaulo</text:p>
          </table:table-cell>
          <table:table-cell office:value-type="string">
            <text:p>54.230.116.128</text:p>
          </table:table-cell>
          <table:table-cell office:value-type="float" office:value="0.737">
            <text:p>0.737</text:p>
          </table:table-cell>
          <table:table-cell office:value-type="float" office:value="0.000502">
            <text:p>0.000502</text:p>
          </table:table-cell>
          <table:table-cell office:value-type="float" office:value="0.000479">
            <text:p>0.000479</text:p>
          </table:table-cell>
          <table:table-cell office:value-type="float" office:value="0.00071">
            <text:p>0.00071</text:p>
          </table:table-cell>
          <table:table-cell office:value-type="float" office:value="0.000661">
            <text:p>0.000661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4">
            <text:p>144</text:p>
          </table:table-cell>
          <table:table-cell office:value-type="string">
            <text:p>20.11-05.40</text:p>
          </table:table-cell>
          <table:table-cell office:value-type="string">
            <text:p>saopaulo</text:p>
          </table:table-cell>
          <table:table-cell office:value-type="string">
            <text:p>54.192.118.222</text:p>
          </table:table-cell>
          <table:table-cell office:value-type="float" office:value="0.88">
            <text:p>0.88</text:p>
          </table:table-cell>
          <table:table-cell office:value-type="float" office:value="0.000768">
            <text:p>0.000768</text:p>
          </table:table-cell>
          <table:table-cell office:value-type="float" office:value="0.000469">
            <text:p>0.000469</text:p>
          </table:table-cell>
          <table:table-cell office:value-type="float" office:value="0.0007">
            <text:p>0.0007</text:p>
          </table:table-cell>
          <table:table-cell office:value-type="float" office:value="0.000468">
            <text:p>0.000468</text:p>
          </table:table-cell>
          <table:table-cell office:value-type="float" office:value="0.000504">
            <text:p>0.00050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5">
            <text:p>145</text:p>
          </table:table-cell>
          <table:table-cell office:value-type="string">
            <text:p>20.11-06.40</text:p>
          </table:table-cell>
          <table:table-cell office:value-type="string">
            <text:p>saopaulo</text:p>
          </table:table-cell>
          <table:table-cell office:value-type="string">
            <text:p>54.192.118.243</text:p>
          </table:table-cell>
          <table:table-cell office:value-type="float" office:value="0.841">
            <text:p>0.841</text:p>
          </table:table-cell>
          <table:table-cell office:value-type="float" office:value="0.00051">
            <text:p>0.00051</text:p>
          </table:table-cell>
          <table:table-cell office:value-type="float" office:value="0.000482">
            <text:p>0.000482</text:p>
          </table:table-cell>
          <table:table-cell office:value-type="float" office:value="0.000444">
            <text:p>0.000444</text:p>
          </table:table-cell>
          <table:table-cell office:value-type="float" office:value="0.000575">
            <text:p>0.000575</text:p>
          </table:table-cell>
          <table:table-cell office:value-type="float" office:value="0.000716">
            <text:p>0.0007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6">
            <text:p>146</text:p>
          </table:table-cell>
          <table:table-cell office:value-type="string">
            <text:p>20.11-07.40</text:p>
          </table:table-cell>
          <table:table-cell office:value-type="string">
            <text:p>saopaulo</text:p>
          </table:table-cell>
          <table:table-cell office:value-type="string">
            <text:p>54.192.118.234</text:p>
          </table:table-cell>
          <table:table-cell office:value-type="float" office:value="0.798">
            <text:p>0.798</text:p>
          </table:table-cell>
          <table:table-cell office:value-type="float" office:value="0.000711">
            <text:p>0.000711</text:p>
          </table:table-cell>
          <table:table-cell office:value-type="float" office:value="0.000733">
            <text:p>0.000733</text:p>
          </table:table-cell>
          <table:table-cell office:value-type="float" office:value="0.000673">
            <text:p>0.000673</text:p>
          </table:table-cell>
          <table:table-cell office:value-type="float" office:value="0.000737">
            <text:p>0.000737</text:p>
          </table:table-cell>
          <table:table-cell office:value-type="float" office:value="0.000394">
            <text:p>0.0003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7">
            <text:p>147</text:p>
          </table:table-cell>
          <table:table-cell office:value-type="string">
            <text:p>20.11-08.40</text:p>
          </table:table-cell>
          <table:table-cell office:value-type="string">
            <text:p>saopaulo</text:p>
          </table:table-cell>
          <table:table-cell office:value-type="string">
            <text:p>54.239.132.147</text:p>
          </table:table-cell>
          <table:table-cell office:value-type="float" office:value="0.657">
            <text:p>0.657</text:p>
          </table:table-cell>
          <table:table-cell office:value-type="float" office:value="0.00067">
            <text:p>0.00067</text:p>
          </table:table-cell>
          <table:table-cell office:value-type="float" office:value="0.000439">
            <text:p>0.000439</text:p>
          </table:table-cell>
          <table:table-cell office:value-type="float" office:value="0.000683">
            <text:p>0.000683</text:p>
          </table:table-cell>
          <table:table-cell office:value-type="float" office:value="0.000722">
            <text:p>0.000722</text:p>
          </table:table-cell>
          <table:table-cell office:value-type="float" office:value="0.000446">
            <text:p>0.00044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8">
            <text:p>148</text:p>
          </table:table-cell>
          <table:table-cell office:value-type="string">
            <text:p>20.11-09.40</text:p>
          </table:table-cell>
          <table:table-cell office:value-type="string">
            <text:p>saopaulo</text:p>
          </table:table-cell>
          <table:table-cell office:value-type="string">
            <text:p>54.192.118.240</text:p>
          </table:table-cell>
          <table:table-cell office:value-type="float" office:value="0.737">
            <text:p>0.737</text:p>
          </table:table-cell>
          <table:table-cell/>
          <table:table-cell office:value-type="float" office:value="0.000655">
            <text:p>0.000655</text:p>
          </table:table-cell>
          <table:table-cell office:value-type="float" office:value="0.000425">
            <text:p>0.000425</text:p>
          </table:table-cell>
          <table:table-cell office:value-type="float" office:value="0.000616">
            <text:p>0.000616</text:p>
          </table:table-cell>
          <table:table-cell office:value-type="float" office:value="0.000716">
            <text:p>0.0007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49">
            <text:p>149</text:p>
          </table:table-cell>
          <table:table-cell office:value-type="string">
            <text:p>20.11-10.40</text:p>
          </table:table-cell>
          <table:table-cell office:value-type="string">
            <text:p>saopaulo</text:p>
          </table:table-cell>
          <table:table-cell office:value-type="string">
            <text:p>54.239.132.233</text:p>
          </table:table-cell>
          <table:table-cell office:value-type="float" office:value="0.806">
            <text:p>0.806</text:p>
          </table:table-cell>
          <table:table-cell office:value-type="float" office:value="0.00042">
            <text:p>0.00042</text:p>
          </table:table-cell>
          <table:table-cell office:value-type="float" office:value="0.000692">
            <text:p>0.000692</text:p>
          </table:table-cell>
          <table:table-cell office:value-type="float" office:value="0.0006">
            <text:p>0.0006</text:p>
          </table:table-cell>
          <table:table-cell office:value-type="float" office:value="0.000627">
            <text:p>0.000627</text:p>
          </table:table-cell>
          <table:table-cell office:value-type="float" office:value="0.000747">
            <text:p>0.00074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0">
            <text:p>150</text:p>
          </table:table-cell>
          <table:table-cell office:value-type="string">
            <text:p>20.11-11.40</text:p>
          </table:table-cell>
          <table:table-cell office:value-type="string">
            <text:p>saopaulo</text:p>
          </table:table-cell>
          <table:table-cell office:value-type="string">
            <text:p>54.230.119.12</text:p>
          </table:table-cell>
          <table:table-cell office:value-type="float" office:value="0.856">
            <text:p>0.856</text:p>
          </table:table-cell>
          <table:table-cell office:value-type="float" office:value="0.000705">
            <text:p>0.000705</text:p>
          </table:table-cell>
          <table:table-cell office:value-type="float" office:value="0.000573">
            <text:p>0.000573</text:p>
          </table:table-cell>
          <table:table-cell office:value-type="float" office:value="0.000648">
            <text:p>0.000648</text:p>
          </table:table-cell>
          <table:table-cell office:value-type="float" office:value="0.000724">
            <text:p>0.000724</text:p>
          </table:table-cell>
          <table:table-cell office:value-type="float" office:value="0.000648">
            <text:p>0.00064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1">
            <text:p>151</text:p>
          </table:table-cell>
          <table:table-cell office:value-type="string">
            <text:p>20.11-12.40</text:p>
          </table:table-cell>
          <table:table-cell office:value-type="string">
            <text:p>saopaulo</text:p>
          </table:table-cell>
          <table:table-cell office:value-type="string">
            <text:p>54.230.118.114</text:p>
          </table:table-cell>
          <table:table-cell office:value-type="float" office:value="0.746">
            <text:p>0.746</text:p>
          </table:table-cell>
          <table:table-cell office:value-type="float" office:value="0.000641">
            <text:p>0.000641</text:p>
          </table:table-cell>
          <table:table-cell office:value-type="float" office:value="0.000651">
            <text:p>0.000651</text:p>
          </table:table-cell>
          <table:table-cell office:value-type="float" office:value="0.000701">
            <text:p>0.000701</text:p>
          </table:table-cell>
          <table:table-cell office:value-type="float" office:value="0.000602">
            <text:p>0.000602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2">
            <text:p>152</text:p>
          </table:table-cell>
          <table:table-cell office:value-type="string">
            <text:p>20.11-13.40</text:p>
          </table:table-cell>
          <table:table-cell office:value-type="string">
            <text:p>saopaulo</text:p>
          </table:table-cell>
          <table:table-cell office:value-type="string">
            <text:p>54.230.119.125</text:p>
          </table:table-cell>
          <table:table-cell office:value-type="float" office:value="0.748">
            <text:p>0.748</text:p>
          </table:table-cell>
          <table:table-cell table:number-columns-repeated="3"/>
          <table:table-cell office:value-type="float" office:value="0.000659">
            <text:p>0.000659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3">
            <text:p>153</text:p>
          </table:table-cell>
          <table:table-cell office:value-type="string">
            <text:p>20.11-14.40</text:p>
          </table:table-cell>
          <table:table-cell office:value-type="string">
            <text:p>saopaulo</text:p>
          </table:table-cell>
          <table:table-cell office:value-type="string">
            <text:p>54.192.118.221</text:p>
          </table:table-cell>
          <table:table-cell office:value-type="float" office:value="0.754">
            <text:p>0.754</text:p>
          </table:table-cell>
          <table:table-cell office:value-type="float" office:value="0.000573">
            <text:p>0.000573</text:p>
          </table:table-cell>
          <table:table-cell office:value-type="float" office:value="0.000566">
            <text:p>0.000566</text:p>
          </table:table-cell>
          <table:table-cell office:value-type="float" office:value="0.000435">
            <text:p>0.000435</text:p>
          </table:table-cell>
          <table:table-cell office:value-type="float" office:value="0.000526">
            <text:p>0.000526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4">
            <text:p>154</text:p>
          </table:table-cell>
          <table:table-cell office:value-type="string">
            <text:p>19.11-17.40</text:p>
          </table:table-cell>
          <table:table-cell office:value-type="string">
            <text:p>tokyo</text:p>
          </table:table-cell>
          <table:table-cell office:value-type="string">
            <text:p>54.230.140.126</text:p>
          </table:table-cell>
          <table:table-cell office:value-type="float" office:value="3.374">
            <text:p>3.374</text:p>
          </table:table-cell>
          <table:table-cell office:value-type="float" office:value="0.00298">
            <text:p>0.00298</text:p>
          </table:table-cell>
          <table:table-cell office:value-type="float" office:value="0.001991">
            <text:p>0.001991</text:p>
          </table:table-cell>
          <table:table-cell office:value-type="float" office:value="0.003479">
            <text:p>0.003479</text:p>
          </table:table-cell>
          <table:table-cell office:value-type="float" office:value="0.002202">
            <text:p>0.002202</text:p>
          </table:table-cell>
          <table:table-cell office:value-type="float" office:value="0.002235">
            <text:p>0.0022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5">
            <text:p>155</text:p>
          </table:table-cell>
          <table:table-cell office:value-type="string">
            <text:p>19.11-18.40</text:p>
          </table:table-cell>
          <table:table-cell office:value-type="string">
            <text:p>tokyo</text:p>
          </table:table-cell>
          <table:table-cell office:value-type="string">
            <text:p>54.230.117.154</text:p>
          </table:table-cell>
          <table:table-cell office:value-type="float" office:value="0.818">
            <text:p>0.818</text:p>
          </table:table-cell>
          <table:table-cell office:value-type="float" office:value="0.000738">
            <text:p>0.000738</text:p>
          </table:table-cell>
          <table:table-cell/>
          <table:table-cell office:value-type="float" office:value="0.000741">
            <text:p>0.000741</text:p>
          </table:table-cell>
          <table:table-cell office:value-type="float" office:value="0.000742">
            <text:p>0.000742</text:p>
          </table:table-cell>
          <table:table-cell office:value-type="float" office:value="0.000455">
            <text:p>0.0004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6">
            <text:p>156</text:p>
          </table:table-cell>
          <table:table-cell office:value-type="string">
            <text:p>19.11-19.40</text:p>
          </table:table-cell>
          <table:table-cell office:value-type="string">
            <text:p>tokyo</text:p>
          </table:table-cell>
          <table:table-cell office:value-type="string">
            <text:p>54.230.116.128</text:p>
          </table:table-cell>
          <table:table-cell office:value-type="float" office:value="0.767">
            <text:p>0.767</text:p>
          </table:table-cell>
          <table:table-cell office:value-type="float" office:value="0.000473">
            <text:p>0.000473</text:p>
          </table:table-cell>
          <table:table-cell office:value-type="float" office:value="0.000425">
            <text:p>0.000425</text:p>
          </table:table-cell>
          <table:table-cell office:value-type="float" office:value="0.000629">
            <text:p>0.000629</text:p>
          </table:table-cell>
          <table:table-cell office:value-type="float" office:value="0.000481">
            <text:p>0.000481</text:p>
          </table:table-cell>
          <table:table-cell office:value-type="float" office:value="0.000916">
            <text:p>0.00091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7">
            <text:p>157</text:p>
          </table:table-cell>
          <table:table-cell office:value-type="string">
            <text:p>19.11-20.40</text:p>
          </table:table-cell>
          <table:table-cell office:value-type="string">
            <text:p>tokyo</text:p>
          </table:table-cell>
          <table:table-cell office:value-type="string">
            <text:p>54.192.118.240</text:p>
          </table:table-cell>
          <table:table-cell office:value-type="float" office:value="0.721">
            <text:p>0.721</text:p>
          </table:table-cell>
          <table:table-cell office:value-type="float" office:value="0.00066">
            <text:p>0.00066</text:p>
          </table:table-cell>
          <table:table-cell office:value-type="float" office:value="0.000695">
            <text:p>0.000695</text:p>
          </table:table-cell>
          <table:table-cell office:value-type="float" office:value="0.000655">
            <text:p>0.000655</text:p>
          </table:table-cell>
          <table:table-cell office:value-type="float" office:value="0.000689">
            <text:p>0.000689</text:p>
          </table:table-cell>
          <table:table-cell office:value-type="float" office:value="0.000539">
            <text:p>0.00053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8">
            <text:p>158</text:p>
          </table:table-cell>
          <table:table-cell office:value-type="string">
            <text:p>19.11-21.40</text:p>
          </table:table-cell>
          <table:table-cell office:value-type="string">
            <text:p>tokyo</text:p>
          </table:table-cell>
          <table:table-cell office:value-type="string">
            <text:p>54.192.118.221</text:p>
          </table:table-cell>
          <table:table-cell office:value-type="float" office:value="0.736">
            <text:p>0.736</text:p>
          </table:table-cell>
          <table:table-cell office:value-type="float" office:value="0.000461">
            <text:p>0.000461</text:p>
          </table:table-cell>
          <table:table-cell office:value-type="float" office:value="0.000692">
            <text:p>0.000692</text:p>
          </table:table-cell>
          <table:table-cell office:value-type="float" office:value="0.000621">
            <text:p>0.000621</text:p>
          </table:table-cell>
          <table:table-cell office:value-type="float" office:value="0.000931">
            <text:p>0.000931</text:p>
          </table:table-cell>
          <table:table-cell office:value-type="float" office:value="0.00061">
            <text:p>0.0006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59">
            <text:p>159</text:p>
          </table:table-cell>
          <table:table-cell office:value-type="string">
            <text:p>19.11-22.40</text:p>
          </table:table-cell>
          <table:table-cell office:value-type="string">
            <text:p>tokyo</text:p>
          </table:table-cell>
          <table:table-cell office:value-type="string">
            <text:p>54.230.118.138</text:p>
          </table:table-cell>
          <table:table-cell office:value-type="float" office:value="0.693">
            <text:p>0.693</text:p>
          </table:table-cell>
          <table:table-cell office:value-type="float" office:value="0.000398">
            <text:p>0.000398</text:p>
          </table:table-cell>
          <table:table-cell table:number-columns-repeated="2"/>
          <table:table-cell office:value-type="float" office:value="0.000421">
            <text:p>0.000421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0">
            <text:p>160</text:p>
          </table:table-cell>
          <table:table-cell office:value-type="string">
            <text:p>19.11-23.40</text:p>
          </table:table-cell>
          <table:table-cell office:value-type="string">
            <text:p>tokyo</text:p>
          </table:table-cell>
          <table:table-cell office:value-type="string">
            <text:p>54.230.118.143</text:p>
          </table:table-cell>
          <table:table-cell office:value-type="float" office:value="0.701">
            <text:p>0.701</text:p>
          </table:table-cell>
          <table:table-cell office:value-type="float" office:value="0.000677">
            <text:p>0.000677</text:p>
          </table:table-cell>
          <table:table-cell office:value-type="float" office:value="0.000788">
            <text:p>0.000788</text:p>
          </table:table-cell>
          <table:table-cell office:value-type="float" office:value="0.000666">
            <text:p>0.000666</text:p>
          </table:table-cell>
          <table:table-cell office:value-type="float" office:value="0.000624">
            <text:p>0.000624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1">
            <text:p>161</text:p>
          </table:table-cell>
          <table:table-cell office:value-type="string">
            <text:p>20.11-00.40</text:p>
          </table:table-cell>
          <table:table-cell office:value-type="string">
            <text:p>tokyo</text:p>
          </table:table-cell>
          <table:table-cell office:value-type="string">
            <text:p>54.230.117.50</text:p>
          </table:table-cell>
          <table:table-cell office:value-type="float" office:value="0.84">
            <text:p>0.84</text:p>
          </table:table-cell>
          <table:table-cell office:value-type="float" office:value="0.0006">
            <text:p>0.0006</text:p>
          </table:table-cell>
          <table:table-cell office:value-type="float" office:value="0.00048">
            <text:p>0.00048</text:p>
          </table:table-cell>
          <table:table-cell office:value-type="float" office:value="0.000692">
            <text:p>0.000692</text:p>
          </table:table-cell>
          <table:table-cell office:value-type="float" office:value="0.000662">
            <text:p>0.000662</text:p>
          </table:table-cell>
          <table:table-cell office:value-type="float" office:value="0.000421">
            <text:p>0.00042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2">
            <text:p>162</text:p>
          </table:table-cell>
          <table:table-cell office:value-type="string">
            <text:p>20.11-01.40</text:p>
          </table:table-cell>
          <table:table-cell office:value-type="string">
            <text:p>tokyo</text:p>
          </table:table-cell>
          <table:table-cell office:value-type="string">
            <text:p>54.192.118.220</text:p>
          </table:table-cell>
          <table:table-cell office:value-type="float" office:value="0.787">
            <text:p>0.787</text:p>
          </table:table-cell>
          <table:table-cell office:value-type="float" office:value="0.000664">
            <text:p>0.000664</text:p>
          </table:table-cell>
          <table:table-cell office:value-type="float" office:value="0.000695">
            <text:p>0.000695</text:p>
          </table:table-cell>
          <table:table-cell office:value-type="float" office:value="0.000667">
            <text:p>0.000667</text:p>
          </table:table-cell>
          <table:table-cell office:value-type="float" office:value="0.000685">
            <text:p>0.00068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3">
            <text:p>163</text:p>
          </table:table-cell>
          <table:table-cell office:value-type="string">
            <text:p>20.11-02.40</text:p>
          </table:table-cell>
          <table:table-cell office:value-type="string">
            <text:p>tokyo</text:p>
          </table:table-cell>
          <table:table-cell office:value-type="string">
            <text:p>54.230.117.86</text:p>
          </table:table-cell>
          <table:table-cell office:value-type="float" office:value="0.746">
            <text:p>0.746</text:p>
          </table:table-cell>
          <table:table-cell office:value-type="float" office:value="0.000692">
            <text:p>0.000692</text:p>
          </table:table-cell>
          <table:table-cell office:value-type="float" office:value="0.000444">
            <text:p>0.000444</text:p>
          </table:table-cell>
          <table:table-cell office:value-type="float" office:value="0.000621">
            <text:p>0.000621</text:p>
          </table:table-cell>
          <table:table-cell office:value-type="float" office:value="0.000412">
            <text:p>0.000412</text:p>
          </table:table-cell>
          <table:table-cell office:value-type="float" office:value="0.000427">
            <text:p>0.00042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4">
            <text:p>164</text:p>
          </table:table-cell>
          <table:table-cell office:value-type="string">
            <text:p>20.11-03.40</text:p>
          </table:table-cell>
          <table:table-cell office:value-type="string">
            <text:p>tokyo</text:p>
          </table:table-cell>
          <table:table-cell office:value-type="string">
            <text:p>54.230.118.239</text:p>
          </table:table-cell>
          <table:table-cell office:value-type="float" office:value="0.774">
            <text:p>0.774</text:p>
          </table:table-cell>
          <table:table-cell table:number-columns-repeated="3"/>
          <table:table-cell office:value-type="float" office:value="0.000714">
            <text:p>0.000714</text:p>
          </table:table-cell>
          <table:table-cell office:value-type="float" office:value="0.000471">
            <text:p>0.00047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5">
            <text:p>165</text:p>
          </table:table-cell>
          <table:table-cell office:value-type="string">
            <text:p>20.11-04.40</text:p>
          </table:table-cell>
          <table:table-cell office:value-type="string">
            <text:p>tokyo</text:p>
          </table:table-cell>
          <table:table-cell office:value-type="string">
            <text:p>54.192.118.222</text:p>
          </table:table-cell>
          <table:table-cell office:value-type="float" office:value="0.734">
            <text:p>0.734</text:p>
          </table:table-cell>
          <table:table-cell office:value-type="float" office:value="0.000721">
            <text:p>0.000721</text:p>
          </table:table-cell>
          <table:table-cell office:value-type="float" office:value="0.000697">
            <text:p>0.000697</text:p>
          </table:table-cell>
          <table:table-cell office:value-type="float" office:value="0.000661">
            <text:p>0.000661</text:p>
          </table:table-cell>
          <table:table-cell office:value-type="float" office:value="0.000694">
            <text:p>0.000694</text:p>
          </table:table-cell>
          <table:table-cell office:value-type="float" office:value="0.000903">
            <text:p>0.000903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6">
            <text:p>166</text:p>
          </table:table-cell>
          <table:table-cell office:value-type="string">
            <text:p>20.11-05.40</text:p>
          </table:table-cell>
          <table:table-cell office:value-type="string">
            <text:p>tokyo</text:p>
          </table:table-cell>
          <table:table-cell office:value-type="string">
            <text:p>54.192.118.232</text:p>
          </table:table-cell>
          <table:table-cell office:value-type="float" office:value="0.731">
            <text:p>0.731</text:p>
          </table:table-cell>
          <table:table-cell office:value-type="float" office:value="0.000599">
            <text:p>0.000599</text:p>
          </table:table-cell>
          <table:table-cell office:value-type="float" office:value="0.000691">
            <text:p>0.000691</text:p>
          </table:table-cell>
          <table:table-cell office:value-type="float" office:value="0.000628">
            <text:p>0.000628</text:p>
          </table:table-cell>
          <table:table-cell office:value-type="float" office:value="0.000399">
            <text:p>0.000399</text:p>
          </table:table-cell>
          <table:table-cell office:value-type="float" office:value="0.000785">
            <text:p>0.00078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7">
            <text:p>167</text:p>
          </table:table-cell>
          <table:table-cell office:value-type="string">
            <text:p>20.11-06.40</text:p>
          </table:table-cell>
          <table:table-cell office:value-type="string">
            <text:p>tokyo</text:p>
          </table:table-cell>
          <table:table-cell office:value-type="string">
            <text:p>54.239.132.98</text:p>
          </table:table-cell>
          <table:table-cell office:value-type="float" office:value="0.769">
            <text:p>0.769</text:p>
          </table:table-cell>
          <table:table-cell office:value-type="float" office:value="0.000667">
            <text:p>0.000667</text:p>
          </table:table-cell>
          <table:table-cell office:value-type="float" office:value="0.000673">
            <text:p>0.000673</text:p>
          </table:table-cell>
          <table:table-cell office:value-type="float" office:value="0.000714">
            <text:p>0.000714</text:p>
          </table:table-cell>
          <table:table-cell office:value-type="float" office:value="0.000393">
            <text:p>0.000393</text:p>
          </table:table-cell>
          <table:table-cell office:value-type="float" office:value="0.00068">
            <text:p>0.0006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8">
            <text:p>168</text:p>
          </table:table-cell>
          <table:table-cell office:value-type="string">
            <text:p>20.11-07.40</text:p>
          </table:table-cell>
          <table:table-cell office:value-type="string">
            <text:p>tokyo</text:p>
          </table:table-cell>
          <table:table-cell office:value-type="string">
            <text:p>54.230.117.21</text:p>
          </table:table-cell>
          <table:table-cell office:value-type="float" office:value="0.78">
            <text:p>0.78</text:p>
          </table:table-cell>
          <table:table-cell office:value-type="float" office:value="0.000673">
            <text:p>0.000673</text:p>
          </table:table-cell>
          <table:table-cell office:value-type="float" office:value="0.000706">
            <text:p>0.000706</text:p>
          </table:table-cell>
          <table:table-cell office:value-type="float" office:value="0.000689">
            <text:p>0.000689</text:p>
          </table:table-cell>
          <table:table-cell office:value-type="float" office:value="0.000687">
            <text:p>0.000687</text:p>
          </table:table-cell>
          <table:table-cell office:value-type="float" office:value="0.000736">
            <text:p>0.0007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69">
            <text:p>169</text:p>
          </table:table-cell>
          <table:table-cell office:value-type="string">
            <text:p>20.11-08.40</text:p>
          </table:table-cell>
          <table:table-cell office:value-type="string">
            <text:p>tokyo</text:p>
          </table:table-cell>
          <table:table-cell office:value-type="string">
            <text:p>54.230.116.72</text:p>
          </table:table-cell>
          <table:table-cell office:value-type="float" office:value="1.069">
            <text:p>1.069</text:p>
          </table:table-cell>
          <table:table-cell office:value-type="float" office:value="0.00043">
            <text:p>0.00043</text:p>
          </table:table-cell>
          <table:table-cell office:value-type="float" office:value="0.000589">
            <text:p>0.000589</text:p>
          </table:table-cell>
          <table:table-cell office:value-type="float" office:value="0.000733">
            <text:p>0.000733</text:p>
          </table:table-cell>
          <table:table-cell office:value-type="float" office:value="0.000449">
            <text:p>0.000449</text:p>
          </table:table-cell>
          <table:table-cell office:value-type="float" office:value="0.000379">
            <text:p>0.00037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0">
            <text:p>170</text:p>
          </table:table-cell>
          <table:table-cell office:value-type="string">
            <text:p>20.11-09.40</text:p>
          </table:table-cell>
          <table:table-cell office:value-type="string">
            <text:p>tokyo</text:p>
          </table:table-cell>
          <table:table-cell office:value-type="string">
            <text:p>54.239.132.83</text:p>
          </table:table-cell>
          <table:table-cell office:value-type="float" office:value="0.822">
            <text:p>0.822</text:p>
          </table:table-cell>
          <table:table-cell office:value-type="float" office:value="0.000691">
            <text:p>0.000691</text:p>
          </table:table-cell>
          <table:table-cell office:value-type="float" office:value="0.000685">
            <text:p>0.000685</text:p>
          </table:table-cell>
          <table:table-cell office:value-type="float" office:value="0.00066">
            <text:p>0.00066</text:p>
          </table:table-cell>
          <table:table-cell office:value-type="float" office:value="0.000446">
            <text:p>0.000446</text:p>
          </table:table-cell>
          <table:table-cell office:value-type="float" office:value="0.000574">
            <text:p>0.00057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1">
            <text:p>171</text:p>
          </table:table-cell>
          <table:table-cell office:value-type="string">
            <text:p>20.11-10.40</text:p>
          </table:table-cell>
          <table:table-cell office:value-type="string">
            <text:p>tokyo</text:p>
          </table:table-cell>
          <table:table-cell office:value-type="string">
            <text:p>54.230.116.154</text:p>
          </table:table-cell>
          <table:table-cell office:value-type="float" office:value="0.744">
            <text:p>0.744</text:p>
          </table:table-cell>
          <table:table-cell office:value-type="float" office:value="0.000472">
            <text:p>0.000472</text:p>
          </table:table-cell>
          <table:table-cell office:value-type="float" office:value="0.000633">
            <text:p>0.000633</text:p>
          </table:table-cell>
          <table:table-cell office:value-type="float" office:value="0.000492">
            <text:p>0.000492</text:p>
          </table:table-cell>
          <table:table-cell office:value-type="float" office:value="0.000604">
            <text:p>0.000604</text:p>
          </table:table-cell>
          <table:table-cell office:value-type="float" office:value="0.000635">
            <text:p>0.00063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2">
            <text:p>172</text:p>
          </table:table-cell>
          <table:table-cell office:value-type="string">
            <text:p>20.11-11.40</text:p>
          </table:table-cell>
          <table:table-cell office:value-type="string">
            <text:p>tokyo</text:p>
          </table:table-cell>
          <table:table-cell office:value-type="string">
            <text:p>54.230.118.146</text:p>
          </table:table-cell>
          <table:table-cell office:value-type="float" office:value="0.731">
            <text:p>0.731</text:p>
          </table:table-cell>
          <table:table-cell office:value-type="float" office:value="0.000435">
            <text:p>0.000435</text:p>
          </table:table-cell>
          <table:table-cell office:value-type="float" office:value="0.0004">
            <text:p>0.0004</text:p>
          </table:table-cell>
          <table:table-cell office:value-type="float" office:value="0.00071">
            <text:p>0.00071</text:p>
          </table:table-cell>
          <table:table-cell office:value-type="float" office:value="0.000697">
            <text:p>0.000697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3">
            <text:p>173</text:p>
          </table:table-cell>
          <table:table-cell office:value-type="string">
            <text:p>20.11-12.40</text:p>
          </table:table-cell>
          <table:table-cell office:value-type="string">
            <text:p>tokyo</text:p>
          </table:table-cell>
          <table:table-cell office:value-type="string">
            <text:p>54.239.132.98</text:p>
          </table:table-cell>
          <table:table-cell office:value-type="float" office:value="1.238">
            <text:p>1.238</text:p>
          </table:table-cell>
          <table:table-cell office:value-type="float" office:value="0.00063">
            <text:p>0.00063</text:p>
          </table:table-cell>
          <table:table-cell office:value-type="float" office:value="0.000628">
            <text:p>0.000628</text:p>
          </table:table-cell>
          <table:table-cell office:value-type="float" office:value="0.000643">
            <text:p>0.000643</text:p>
          </table:table-cell>
          <table:table-cell office:value-type="float" office:value="0.000429">
            <text:p>0.000429</text:p>
          </table:table-cell>
          <table:table-cell office:value-type="float" office:value="0.000638">
            <text:p>0.00063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4">
            <text:p>174</text:p>
          </table:table-cell>
          <table:table-cell office:value-type="string">
            <text:p>20.11-13.40</text:p>
          </table:table-cell>
          <table:table-cell office:value-type="string">
            <text:p>tokyo</text:p>
          </table:table-cell>
          <table:table-cell office:value-type="string">
            <text:p>54.230.119.165</text:p>
          </table:table-cell>
          <table:table-cell office:value-type="float" office:value="0.884">
            <text:p>0.884</text:p>
          </table:table-cell>
          <table:table-cell office:value-type="float" office:value="0.000651">
            <text:p>0.000651</text:p>
          </table:table-cell>
          <table:table-cell office:value-type="float" office:value="0.000689">
            <text:p>0.000689</text:p>
          </table:table-cell>
          <table:table-cell office:value-type="float" office:value="0.000584">
            <text:p>0.000584</text:p>
          </table:table-cell>
          <table:table-cell office:value-type="float" office:value="0.000681">
            <text:p>0.000681</text:p>
          </table:table-cell>
          <table:table-cell office:value-type="float" office:value="0.000536">
            <text:p>0.00053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5">
            <text:p>175</text:p>
          </table:table-cell>
          <table:table-cell office:value-type="string">
            <text:p>20.11-14.40</text:p>
          </table:table-cell>
          <table:table-cell office:value-type="string">
            <text:p>tokyo</text:p>
          </table:table-cell>
          <table:table-cell office:value-type="string">
            <text:p>54.230.117.21</text:p>
          </table:table-cell>
          <table:table-cell office:value-type="float" office:value="0.82">
            <text:p>0.82</text:p>
          </table:table-cell>
          <table:table-cell office:value-type="float" office:value="0.000759">
            <text:p>0.000759</text:p>
          </table:table-cell>
          <table:table-cell office:value-type="float" office:value="0.000693">
            <text:p>0.000693</text:p>
          </table:table-cell>
          <table:table-cell office:value-type="float" office:value="0.00073">
            <text:p>0.00073</text:p>
          </table:table-cell>
          <table:table-cell office:value-type="float" office:value="0.00061">
            <text:p>0.00061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6">
            <text:p>176</text:p>
          </table:table-cell>
          <table:table-cell office:value-type="string">
            <text:p>19.11-17.40</text:p>
          </table:table-cell>
          <table:table-cell office:value-type="string">
            <text:p>frankfurt</text:p>
          </table:table-cell>
          <table:table-cell office:value-type="string">
            <text:p>54.230.141.54</text:p>
          </table:table-cell>
          <table:table-cell office:value-type="float" office:value="5.181">
            <text:p>5.181</text:p>
          </table:table-cell>
          <table:table-cell office:value-type="float" office:value="0.002184">
            <text:p>0.002184</text:p>
          </table:table-cell>
          <table:table-cell office:value-type="float" office:value="0.002834">
            <text:p>0.002834</text:p>
          </table:table-cell>
          <table:table-cell office:value-type="float" office:value="0.002469">
            <text:p>0.002469</text:p>
          </table:table-cell>
          <table:table-cell office:value-type="float" office:value="0.002254">
            <text:p>0.002254</text:p>
          </table:table-cell>
          <table:table-cell office:value-type="float" office:value="0.003049">
            <text:p>0.0030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7">
            <text:p>177</text:p>
          </table:table-cell>
          <table:table-cell office:value-type="string">
            <text:p>19.11-18.40</text:p>
          </table:table-cell>
          <table:table-cell office:value-type="string">
            <text:p>frankfurt</text:p>
          </table:table-cell>
          <table:table-cell/>
          <table:table-cell office:value-type="float" office:value="0.861">
            <text:p>0.861</text:p>
          </table:table-cell>
          <table:table-cell office:value-type="float" office:value="0.000668">
            <text:p>0.000668</text:p>
          </table:table-cell>
          <table:table-cell office:value-type="float" office:value="0.000649">
            <text:p>0.000649</text:p>
          </table:table-cell>
          <table:table-cell/>
          <table:table-cell office:value-type="float" office:value="0.000668">
            <text:p>0.000668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178">
            <text:p>178</text:p>
          </table:table-cell>
          <table:table-cell office:value-type="string">
            <text:p>19.11-19.40</text:p>
          </table:table-cell>
          <table:table-cell office:value-type="string">
            <text:p>frankfurt</text:p>
          </table:table-cell>
          <table:table-cell office:value-type="string">
            <text:p>54.230.118.239</text:p>
          </table:table-cell>
          <table:table-cell office:value-type="float" office:value="0.745">
            <text:p>0.745</text:p>
          </table:table-cell>
          <table:table-cell office:value-type="float" office:value="0.000697">
            <text:p>0.000697</text:p>
          </table:table-cell>
          <table:table-cell office:value-type="float" office:value="0.000625">
            <text:p>0.000625</text:p>
          </table:table-cell>
          <table:table-cell office:value-type="float" office:value="0.000593">
            <text:p>0.000593</text:p>
          </table:table-cell>
          <table:table-cell office:value-type="float" office:value="0.000718">
            <text:p>0.000718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79">
            <text:p>179</text:p>
          </table:table-cell>
          <table:table-cell office:value-type="string">
            <text:p>19.11-20.40</text:p>
          </table:table-cell>
          <table:table-cell office:value-type="string">
            <text:p>frankfurt</text:p>
          </table:table-cell>
          <table:table-cell office:value-type="string">
            <text:p>54.230.118.136</text:p>
          </table:table-cell>
          <table:table-cell office:value-type="float" office:value="0.748">
            <text:p>0.748</text:p>
          </table:table-cell>
          <table:table-cell/>
          <table:table-cell office:value-type="float" office:value="0.000605">
            <text:p>0.000605</text:p>
          </table:table-cell>
          <table:table-cell office:value-type="float" office:value="0.000628">
            <text:p>0.000628</text:p>
          </table:table-cell>
          <table:table-cell office:value-type="float" office:value="0.000712">
            <text:p>0.000712</text:p>
          </table:table-cell>
          <table:table-cell office:value-type="float" office:value="0.000741">
            <text:p>0.00074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0">
            <text:p>180</text:p>
          </table:table-cell>
          <table:table-cell office:value-type="string">
            <text:p>19.11-21.40</text:p>
          </table:table-cell>
          <table:table-cell office:value-type="string">
            <text:p>frankfurt</text:p>
          </table:table-cell>
          <table:table-cell office:value-type="string">
            <text:p>54.230.119.150</text:p>
          </table:table-cell>
          <table:table-cell office:value-type="float" office:value="0.802">
            <text:p>0.802</text:p>
          </table:table-cell>
          <table:table-cell office:value-type="float" office:value="0.000606">
            <text:p>0.000606</text:p>
          </table:table-cell>
          <table:table-cell office:value-type="float" office:value="0.000702">
            <text:p>0.000702</text:p>
          </table:table-cell>
          <table:table-cell office:value-type="float" office:value="0.00062">
            <text:p>0.00062</text:p>
          </table:table-cell>
          <table:table-cell office:value-type="float" office:value="0.000655">
            <text:p>0.00065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1">
            <text:p>181</text:p>
          </table:table-cell>
          <table:table-cell office:value-type="string">
            <text:p>19.11-22.40</text:p>
          </table:table-cell>
          <table:table-cell office:value-type="string">
            <text:p>frankfurt</text:p>
          </table:table-cell>
          <table:table-cell office:value-type="string">
            <text:p>54.230.118.138</text:p>
          </table:table-cell>
          <table:table-cell office:value-type="float" office:value="0.846">
            <text:p>0.846</text:p>
          </table:table-cell>
          <table:table-cell office:value-type="float" office:value="0.000688">
            <text:p>0.000688</text:p>
          </table:table-cell>
          <table:table-cell office:value-type="float" office:value="0.000444">
            <text:p>0.000444</text:p>
          </table:table-cell>
          <table:table-cell office:value-type="float" office:value="0.000632">
            <text:p>0.000632</text:p>
          </table:table-cell>
          <table:table-cell office:value-type="float" office:value="0.000446">
            <text:p>0.000446</text:p>
          </table:table-cell>
          <table:table-cell office:value-type="float" office:value="0.000477">
            <text:p>0.00047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2">
            <text:p>182</text:p>
          </table:table-cell>
          <table:table-cell office:value-type="string">
            <text:p>19.11-23.40</text:p>
          </table:table-cell>
          <table:table-cell office:value-type="string">
            <text:p>frankfurt</text:p>
          </table:table-cell>
          <table:table-cell office:value-type="string">
            <text:p>54.192.118.240</text:p>
          </table:table-cell>
          <table:table-cell office:value-type="float" office:value="0.745">
            <text:p>0.745</text:p>
          </table:table-cell>
          <table:table-cell table:number-columns-repeated="2"/>
          <table:table-cell office:value-type="float" office:value="0.000653">
            <text:p>0.000653</text:p>
          </table:table-cell>
          <table:table-cell office:value-type="float" office:value="0.000416">
            <text:p>0.000416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3">
            <text:p>183</text:p>
          </table:table-cell>
          <table:table-cell office:value-type="string">
            <text:p>20.11-00.40</text:p>
          </table:table-cell>
          <table:table-cell office:value-type="string">
            <text:p>frankfurt</text:p>
          </table:table-cell>
          <table:table-cell office:value-type="string">
            <text:p>54.192.118.222</text:p>
          </table:table-cell>
          <table:table-cell office:value-type="float" office:value="0.773">
            <text:p>0.773</text:p>
          </table:table-cell>
          <table:table-cell office:value-type="float" office:value="0.000648">
            <text:p>0.000648</text:p>
          </table:table-cell>
          <table:table-cell office:value-type="float" office:value="0.000699">
            <text:p>0.000699</text:p>
          </table:table-cell>
          <table:table-cell office:value-type="float" office:value="0.000652">
            <text:p>0.000652</text:p>
          </table:table-cell>
          <table:table-cell office:value-type="float" office:value="0.000685">
            <text:p>0.000685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4">
            <text:p>184</text:p>
          </table:table-cell>
          <table:table-cell office:value-type="string">
            <text:p>20.11-01.40</text:p>
          </table:table-cell>
          <table:table-cell office:value-type="string">
            <text:p>frankfurt</text:p>
          </table:table-cell>
          <table:table-cell office:value-type="string">
            <text:p>54.230.119.71</text:p>
          </table:table-cell>
          <table:table-cell office:value-type="float" office:value="0.778">
            <text:p>0.778</text:p>
          </table:table-cell>
          <table:table-cell office:value-type="float" office:value="0.000677">
            <text:p>0.000677</text:p>
          </table:table-cell>
          <table:table-cell office:value-type="float" office:value="0.000696">
            <text:p>0.000696</text:p>
          </table:table-cell>
          <table:table-cell office:value-type="float" office:value="0.000698">
            <text:p>0.000698</text:p>
          </table:table-cell>
          <table:table-cell office:value-type="float" office:value="0.000616">
            <text:p>0.000616</text:p>
          </table:table-cell>
          <table:table-cell office:value-type="float" office:value="0.000594">
            <text:p>0.00059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5">
            <text:p>185</text:p>
          </table:table-cell>
          <table:table-cell office:value-type="string">
            <text:p>20.11-02.40</text:p>
          </table:table-cell>
          <table:table-cell office:value-type="string">
            <text:p>frankfurt</text:p>
          </table:table-cell>
          <table:table-cell office:value-type="string">
            <text:p>54.230.119.110</text:p>
          </table:table-cell>
          <table:table-cell office:value-type="float" office:value="0.755">
            <text:p>0.755</text:p>
          </table:table-cell>
          <table:table-cell office:value-type="float" office:value="0.000401">
            <text:p>0.000401</text:p>
          </table:table-cell>
          <table:table-cell office:value-type="float" office:value="0.000709">
            <text:p>0.000709</text:p>
          </table:table-cell>
          <table:table-cell office:value-type="float" office:value="0.00043">
            <text:p>0.00043</text:p>
          </table:table-cell>
          <table:table-cell office:value-type="float" office:value="0.000739">
            <text:p>0.000739</text:p>
          </table:table-cell>
          <table:table-cell office:value-type="float" office:value="0.000591">
            <text:p>0.0005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6">
            <text:p>186</text:p>
          </table:table-cell>
          <table:table-cell office:value-type="string">
            <text:p>20.11-03.40</text:p>
          </table:table-cell>
          <table:table-cell office:value-type="string">
            <text:p>frankfurt</text:p>
          </table:table-cell>
          <table:table-cell office:value-type="string">
            <text:p>54.230.117.15</text:p>
          </table:table-cell>
          <table:table-cell office:value-type="float" office:value="0.727">
            <text:p>0.727</text:p>
          </table:table-cell>
          <table:table-cell office:value-type="float" office:value="0.000703">
            <text:p>0.000703</text:p>
          </table:table-cell>
          <table:table-cell office:value-type="float" office:value="0.00074">
            <text:p>0.00074</text:p>
          </table:table-cell>
          <table:table-cell office:value-type="float" office:value="0.001067">
            <text:p>0.001067</text:p>
          </table:table-cell>
          <table:table-cell office:value-type="float" office:value="0.000679">
            <text:p>0.000679</text:p>
          </table:table-cell>
          <table:table-cell office:value-type="float" office:value="0.000807">
            <text:p>0.00080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7">
            <text:p>187</text:p>
          </table:table-cell>
          <table:table-cell office:value-type="string">
            <text:p>20.11-04.40</text:p>
          </table:table-cell>
          <table:table-cell office:value-type="string">
            <text:p>frankfurt</text:p>
          </table:table-cell>
          <table:table-cell office:value-type="string">
            <text:p>54.230.117.5</text:p>
          </table:table-cell>
          <table:table-cell office:value-type="float" office:value="0.811">
            <text:p>0.811</text:p>
          </table:table-cell>
          <table:table-cell office:value-type="float" office:value="0.000714">
            <text:p>0.000714</text:p>
          </table:table-cell>
          <table:table-cell office:value-type="float" office:value="0.000689">
            <text:p>0.000689</text:p>
          </table:table-cell>
          <table:table-cell office:value-type="float" office:value="0.001018">
            <text:p>0.001018</text:p>
          </table:table-cell>
          <table:table-cell office:value-type="float" office:value="0.000687">
            <text:p>0.000687</text:p>
          </table:table-cell>
          <table:table-cell office:value-type="float" office:value="0.00044">
            <text:p>0.0004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8">
            <text:p>188</text:p>
          </table:table-cell>
          <table:table-cell office:value-type="string">
            <text:p>20.11-05.40</text:p>
          </table:table-cell>
          <table:table-cell office:value-type="string">
            <text:p>frankfurt</text:p>
          </table:table-cell>
          <table:table-cell office:value-type="string">
            <text:p>54.230.117.5</text:p>
          </table:table-cell>
          <table:table-cell office:value-type="float" office:value="0.77">
            <text:p>0.77</text:p>
          </table:table-cell>
          <table:table-cell/>
          <table:table-cell office:value-type="float" office:value="0.000725">
            <text:p>0.000725</text:p>
          </table:table-cell>
          <table:table-cell office:value-type="float" office:value="0.000705">
            <text:p>0.000705</text:p>
          </table:table-cell>
          <table:table-cell office:value-type="float" office:value="0.000715">
            <text:p>0.000715</text:p>
          </table:table-cell>
          <table:table-cell office:value-type="float" office:value="0.000718">
            <text:p>0.000718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89">
            <text:p>189</text:p>
          </table:table-cell>
          <table:table-cell office:value-type="string">
            <text:p>20.11-06.40</text:p>
          </table:table-cell>
          <table:table-cell office:value-type="string">
            <text:p>frankfurt</text:p>
          </table:table-cell>
          <table:table-cell office:value-type="string">
            <text:p>54.230.119.94</text:p>
          </table:table-cell>
          <table:table-cell office:value-type="float" office:value="0.723">
            <text:p>0.723</text:p>
          </table:table-cell>
          <table:table-cell office:value-type="float" office:value="0.000403">
            <text:p>0.000403</text:p>
          </table:table-cell>
          <table:table-cell office:value-type="float" office:value="0.000491">
            <text:p>0.000491</text:p>
          </table:table-cell>
          <table:table-cell office:value-type="float" office:value="0.000471">
            <text:p>0.000471</text:p>
          </table:table-cell>
          <table:table-cell office:value-type="float" office:value="0.000459">
            <text:p>0.000459</text:p>
          </table:table-cell>
          <table:table-cell office:value-type="float" office:value="0.000729">
            <text:p>0.000729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0">
            <text:p>190</text:p>
          </table:table-cell>
          <table:table-cell office:value-type="string">
            <text:p>20.11-07.40</text:p>
          </table:table-cell>
          <table:table-cell office:value-type="string">
            <text:p>frankfurt</text:p>
          </table:table-cell>
          <table:table-cell office:value-type="string">
            <text:p>54.192.118.238</text:p>
          </table:table-cell>
          <table:table-cell office:value-type="float" office:value="0.653">
            <text:p>0.653</text:p>
          </table:table-cell>
          <table:table-cell office:value-type="float" office:value="0.000645">
            <text:p>0.000645</text:p>
          </table:table-cell>
          <table:table-cell table:number-columns-repeated="2"/>
          <table:table-cell office:value-type="float" office:value="0.000508">
            <text:p>0.000508</text:p>
          </table:table-cell>
          <table:table-cell office:value-type="float" office:value="0.000655">
            <text:p>0.000655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1">
            <text:p>191</text:p>
          </table:table-cell>
          <table:table-cell office:value-type="string">
            <text:p>20.11-08.40</text:p>
          </table:table-cell>
          <table:table-cell office:value-type="string">
            <text:p>frankfurt</text:p>
          </table:table-cell>
          <table:table-cell office:value-type="string">
            <text:p>54.192.118.247</text:p>
          </table:table-cell>
          <table:table-cell office:value-type="float" office:value="0.777">
            <text:p>0.777</text:p>
          </table:table-cell>
          <table:table-cell table:number-columns-repeated="3"/>
          <table:table-cell office:value-type="float" office:value="0.000634">
            <text:p>0.000634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2">
            <text:p>192</text:p>
          </table:table-cell>
          <table:table-cell office:value-type="string">
            <text:p>20.11-09.40</text:p>
          </table:table-cell>
          <table:table-cell office:value-type="string">
            <text:p>frankfurt</text:p>
          </table:table-cell>
          <table:table-cell office:value-type="string">
            <text:p>54.230.116.72</text:p>
          </table:table-cell>
          <table:table-cell office:value-type="float" office:value="0.759">
            <text:p>0.759</text:p>
          </table:table-cell>
          <table:table-cell office:value-type="float" office:value="0.000678">
            <text:p>0.000678</text:p>
          </table:table-cell>
          <table:table-cell office:value-type="float" office:value="0.000439">
            <text:p>0.000439</text:p>
          </table:table-cell>
          <table:table-cell office:value-type="float" office:value="0.0007">
            <text:p>0.0007</text:p>
          </table:table-cell>
          <table:table-cell office:value-type="float" office:value="0.000676">
            <text:p>0.000676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3">
            <text:p>193</text:p>
          </table:table-cell>
          <table:table-cell office:value-type="string">
            <text:p>20.11-10.40</text:p>
          </table:table-cell>
          <table:table-cell office:value-type="string">
            <text:p>frankfurt</text:p>
          </table:table-cell>
          <table:table-cell office:value-type="string">
            <text:p>54.239.132.90</text:p>
          </table:table-cell>
          <table:table-cell office:value-type="float" office:value="0.812">
            <text:p>0.812</text:p>
          </table:table-cell>
          <table:table-cell table:number-columns-repeated="3"/>
          <table:table-cell office:value-type="float" office:value="0.000673">
            <text:p>0.000673</text:p>
          </table:table-cell>
          <table:table-cell office:value-type="float" office:value="0.000452">
            <text:p>0.000452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4">
            <text:p>194</text:p>
          </table:table-cell>
          <table:table-cell office:value-type="string">
            <text:p>20.11-11.40</text:p>
          </table:table-cell>
          <table:table-cell office:value-type="string">
            <text:p>frankfurt</text:p>
          </table:table-cell>
          <table:table-cell office:value-type="string">
            <text:p>54.230.118.235</text:p>
          </table:table-cell>
          <table:table-cell office:value-type="float" office:value="0.816">
            <text:p>0.816</text:p>
          </table:table-cell>
          <table:table-cell table:number-columns-repeated="3"/>
          <table:table-cell office:value-type="float" office:value="0.000824">
            <text:p>0.000824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5">
            <text:p>195</text:p>
          </table:table-cell>
          <table:table-cell office:value-type="string">
            <text:p>20.11-12.40</text:p>
          </table:table-cell>
          <table:table-cell office:value-type="string">
            <text:p>frankfurt</text:p>
          </table:table-cell>
          <table:table-cell office:value-type="string">
            <text:p>54.239.132.166</text:p>
          </table:table-cell>
          <table:table-cell office:value-type="float" office:value="0.746">
            <text:p>0.746</text:p>
          </table:table-cell>
          <table:table-cell office:value-type="float" office:value="0.000666">
            <text:p>0.000666</text:p>
          </table:table-cell>
          <table:table-cell table:number-columns-repeated="2" office:value-type="float" office:value="0.000628">
            <text:p>0.000628</text:p>
          </table:table-cell>
          <table:table-cell office:value-type="float" office:value="0.000433">
            <text:p>0.000433</text:p>
          </table:table-cell>
          <table:table-cell office:value-type="float" office:value="0.000664">
            <text:p>0.000664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6">
            <text:p>196</text:p>
          </table:table-cell>
          <table:table-cell office:value-type="string">
            <text:p>20.11-13.40</text:p>
          </table:table-cell>
          <table:table-cell office:value-type="string">
            <text:p>frankfurt</text:p>
          </table:table-cell>
          <table:table-cell office:value-type="string">
            <text:p>54.192.118.230</text:p>
          </table:table-cell>
          <table:table-cell office:value-type="float" office:value="0.732">
            <text:p>0.732</text:p>
          </table:table-cell>
          <table:table-cell office:value-type="float" office:value="0.000665">
            <text:p>0.000665</text:p>
          </table:table-cell>
          <table:table-cell office:value-type="float" office:value="0.000618">
            <text:p>0.000618</text:p>
          </table:table-cell>
          <table:table-cell office:value-type="float" office:value="0.000698">
            <text:p>0.000698</text:p>
          </table:table-cell>
          <table:table-cell office:value-type="float" office:value="0.000675">
            <text:p>0.000675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california</text:p>
          </table:table-cell>
          <table:table-cell office:value-type="float" office:value="197">
            <text:p>197</text:p>
          </table:table-cell>
          <table:table-cell office:value-type="string">
            <text:p>20.11-14.40</text:p>
          </table:table-cell>
          <table:table-cell office:value-type="string">
            <text:p>frankfurt</text:p>
          </table:table-cell>
          <table:table-cell office:value-type="string">
            <text:p>54.230.119.106</text:p>
          </table:table-cell>
          <table:table-cell office:value-type="float" office:value="0.802">
            <text:p>0.802</text:p>
          </table:table-cell>
          <table:table-cell office:value-type="float" office:value="0.000485">
            <text:p>0.000485</text:p>
          </table:table-cell>
          <table:table-cell office:value-type="float" office:value="0.000633">
            <text:p>0.000633</text:p>
          </table:table-cell>
          <table:table-cell office:value-type="float" office:value="0.000532">
            <text:p>0.000532</text:p>
          </table:table-cell>
          <table:table-cell office:value-type="float" office:value="0.000656">
            <text:p>0.000656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0">
            <text:p>0</text:p>
          </table:table-cell>
          <table:table-cell office:value-type="string">
            <text:p>19.11-17.32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484">
            <text:p>1.484</text:p>
          </table:table-cell>
          <table:table-cell office:value-type="float" office:value="0.001012">
            <text:p>0.001012</text:p>
          </table:table-cell>
          <table:table-cell office:value-type="float" office:value="0.001157">
            <text:p>0.001157</text:p>
          </table:table-cell>
          <table:table-cell office:value-type="float" office:value="0.001433">
            <text:p>0.001433</text:p>
          </table:table-cell>
          <table:table-cell office:value-type="float" office:value="0.00104">
            <text:p>0.00104</text:p>
          </table:table-cell>
          <table:table-cell office:value-type="float" office:value="0.001223">
            <text:p>0.0012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">
            <text:p>1</text:p>
          </table:table-cell>
          <table:table-cell office:value-type="string">
            <text:p>19.11-18.30</text:p>
          </table:table-cell>
          <table:table-cell office:value-type="string">
            <text:p>oregon</text:p>
          </table:table-cell>
          <table:table-cell office:value-type="string">
            <text:p>54.230.30.73</text:p>
          </table:table-cell>
          <table:table-cell office:value-type="float" office:value="1.696">
            <text:p>1.696</text:p>
          </table:table-cell>
          <table:table-cell/>
          <table:table-cell office:value-type="float" office:value="0.001495">
            <text:p>0.001495</text:p>
          </table:table-cell>
          <table:table-cell office:value-type="float" office:value="0.001195">
            <text:p>0.001195</text:p>
          </table:table-cell>
          <table:table-cell office:value-type="float" office:value="0.001256">
            <text:p>0.001256</text:p>
          </table:table-cell>
          <table:table-cell office:value-type="float" office:value="0.001501">
            <text:p>0.0015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">
            <text:p>2</text:p>
          </table:table-cell>
          <table:table-cell office:value-type="string">
            <text:p>19.11-19.30</text:p>
          </table:table-cell>
          <table:table-cell office:value-type="string">
            <text:p>oregon</text:p>
          </table:table-cell>
          <table:table-cell office:value-type="string">
            <text:p>54.230.21.222</text:p>
          </table:table-cell>
          <table:table-cell office:value-type="float" office:value="85.014">
            <text:p>85.014</text:p>
          </table:table-cell>
          <table:table-cell office:value-type="float" office:value="0.096458">
            <text:p>0.096458</text:p>
          </table:table-cell>
          <table:table-cell/>
          <table:table-cell office:value-type="float" office:value="0.096457">
            <text:p>0.096457</text:p>
          </table:table-cell>
          <table:table-cell office:value-type="float" office:value="0.09477">
            <text:p>0.09477</text:p>
          </table:table-cell>
          <table:table-cell office:value-type="float" office:value="0.089626">
            <text:p>0.0896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">
            <text:p>3</text:p>
          </table:table-cell>
          <table:table-cell office:value-type="string">
            <text:p>19.11-20.30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278">
            <text:p>1.278</text:p>
          </table:table-cell>
          <table:table-cell office:value-type="float" office:value="0.001073">
            <text:p>0.001073</text:p>
          </table:table-cell>
          <table:table-cell office:value-type="float" office:value="0.001209">
            <text:p>0.001209</text:p>
          </table:table-cell>
          <table:table-cell office:value-type="float" office:value="0.001107">
            <text:p>0.001107</text:p>
          </table:table-cell>
          <table:table-cell office:value-type="float" office:value="0.001121">
            <text:p>0.001121</text:p>
          </table:table-cell>
          <table:table-cell office:value-type="float" office:value="0.001428">
            <text:p>0.0014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">
            <text:p>4</text:p>
          </table:table-cell>
          <table:table-cell office:value-type="string">
            <text:p>19.11-21.30</text:p>
          </table:table-cell>
          <table:table-cell office:value-type="string">
            <text:p>oregon</text:p>
          </table:table-cell>
          <table:table-cell office:value-type="string">
            <text:p>54.230.186.114</text:p>
          </table:table-cell>
          <table:table-cell office:value-type="float" office:value="19.949">
            <text:p>19.949</text:p>
          </table:table-cell>
          <table:table-cell/>
          <table:table-cell office:value-type="float" office:value="0.019111">
            <text:p>0.019111</text:p>
          </table:table-cell>
          <table:table-cell office:value-type="float" office:value="0.020114">
            <text:p>0.020114</text:p>
          </table:table-cell>
          <table:table-cell office:value-type="float" office:value="0.019786">
            <text:p>0.019786</text:p>
          </table:table-cell>
          <table:table-cell office:value-type="float" office:value="0.019133">
            <text:p>0.01913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">
            <text:p>5</text:p>
          </table:table-cell>
          <table:table-cell office:value-type="string">
            <text:p>19.11-22.30</text:p>
          </table:table-cell>
          <table:table-cell office:value-type="string">
            <text:p>oregon</text:p>
          </table:table-cell>
          <table:table-cell office:value-type="string">
            <text:p>54.230.30.53</text:p>
          </table:table-cell>
          <table:table-cell office:value-type="float" office:value="1.211">
            <text:p>1.211</text:p>
          </table:table-cell>
          <table:table-cell office:value-type="float" office:value="0.001174">
            <text:p>0.001174</text:p>
          </table:table-cell>
          <table:table-cell office:value-type="float" office:value="0.001156">
            <text:p>0.001156</text:p>
          </table:table-cell>
          <table:table-cell office:value-type="float" office:value="0.001265">
            <text:p>0.001265</text:p>
          </table:table-cell>
          <table:table-cell office:value-type="float" office:value="0.001178">
            <text:p>0.001178</text:p>
          </table:table-cell>
          <table:table-cell office:value-type="float" office:value="0.001426">
            <text:p>0.0014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">
            <text:p>6</text:p>
          </table:table-cell>
          <table:table-cell office:value-type="string">
            <text:p>19.11-23.30</text:p>
          </table:table-cell>
          <table:table-cell office:value-type="string">
            <text:p>oregon</text:p>
          </table:table-cell>
          <table:table-cell office:value-type="string">
            <text:p>54.230.30.209</text:p>
          </table:table-cell>
          <table:table-cell office:value-type="float" office:value="1.463">
            <text:p>1.463</text:p>
          </table:table-cell>
          <table:table-cell office:value-type="float" office:value="0.001163">
            <text:p>0.001163</text:p>
          </table:table-cell>
          <table:table-cell office:value-type="float" office:value="0.00113">
            <text:p>0.00113</text:p>
          </table:table-cell>
          <table:table-cell office:value-type="float" office:value="0.001146">
            <text:p>0.001146</text:p>
          </table:table-cell>
          <table:table-cell office:value-type="float" office:value="0.001017">
            <text:p>0.001017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">
            <text:p>7</text:p>
          </table:table-cell>
          <table:table-cell office:value-type="string">
            <text:p>20.11-00.30</text:p>
          </table:table-cell>
          <table:table-cell office:value-type="string">
            <text:p>oregon</text:p>
          </table:table-cell>
          <table:table-cell office:value-type="string">
            <text:p>54.230.30.205</text:p>
          </table:table-cell>
          <table:table-cell office:value-type="float" office:value="1.248">
            <text:p>1.248</text:p>
          </table:table-cell>
          <table:table-cell office:value-type="float" office:value="0.001169">
            <text:p>0.001169</text:p>
          </table:table-cell>
          <table:table-cell office:value-type="float" office:value="0.001186">
            <text:p>0.001186</text:p>
          </table:table-cell>
          <table:table-cell office:value-type="float" office:value="0.001214">
            <text:p>0.001214</text:p>
          </table:table-cell>
          <table:table-cell office:value-type="float" office:value="0.001149">
            <text:p>0.001149</text:p>
          </table:table-cell>
          <table:table-cell office:value-type="float" office:value="0.000976">
            <text:p>0.00097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">
            <text:p>8</text:p>
          </table:table-cell>
          <table:table-cell office:value-type="string">
            <text:p>20.11-01.30</text:p>
          </table:table-cell>
          <table:table-cell office:value-type="string">
            <text:p>oregon</text:p>
          </table:table-cell>
          <table:table-cell office:value-type="string">
            <text:p>54.230.30.11</text:p>
          </table:table-cell>
          <table:table-cell office:value-type="float" office:value="1.396">
            <text:p>1.396</text:p>
          </table:table-cell>
          <table:table-cell/>
          <table:table-cell office:value-type="float" office:value="0.001336">
            <text:p>0.001336</text:p>
          </table:table-cell>
          <table:table-cell office:value-type="float" office:value="0.000881">
            <text:p>0.000881</text:p>
          </table:table-cell>
          <table:table-cell office:value-type="float" office:value="0.001142">
            <text:p>0.001142</text:p>
          </table:table-cell>
          <table:table-cell office:value-type="float" office:value="0.001367">
            <text:p>0.00136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">
            <text:p>9</text:p>
          </table:table-cell>
          <table:table-cell office:value-type="string">
            <text:p>20.11-02.30</text:p>
          </table:table-cell>
          <table:table-cell office:value-type="string">
            <text:p>oregon</text:p>
          </table:table-cell>
          <table:table-cell office:value-type="string">
            <text:p>54.230.30.189</text:p>
          </table:table-cell>
          <table:table-cell office:value-type="float" office:value="1.375">
            <text:p>1.375</text:p>
          </table:table-cell>
          <table:table-cell office:value-type="float" office:value="0.0015">
            <text:p>0.0015</text:p>
          </table:table-cell>
          <table:table-cell office:value-type="float" office:value="0.001429">
            <text:p>0.001429</text:p>
          </table:table-cell>
          <table:table-cell office:value-type="float" office:value="0.001168">
            <text:p>0.001168</text:p>
          </table:table-cell>
          <table:table-cell office:value-type="float" office:value="0.001372">
            <text:p>0.001372</text:p>
          </table:table-cell>
          <table:table-cell office:value-type="float" office:value="0.001388">
            <text:p>0.00138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">
            <text:p>10</text:p>
          </table:table-cell>
          <table:table-cell office:value-type="string">
            <text:p>20.11-03.30</text:p>
          </table:table-cell>
          <table:table-cell office:value-type="string">
            <text:p>oregon</text:p>
          </table:table-cell>
          <table:table-cell office:value-type="string">
            <text:p>54.230.30.213</text:p>
          </table:table-cell>
          <table:table-cell office:value-type="float" office:value="1.266">
            <text:p>1.266</text:p>
          </table:table-cell>
          <table:table-cell office:value-type="float" office:value="0.001106">
            <text:p>0.001106</text:p>
          </table:table-cell>
          <table:table-cell office:value-type="float" office:value="0.001249">
            <text:p>0.001249</text:p>
          </table:table-cell>
          <table:table-cell office:value-type="float" office:value="0.001165">
            <text:p>0.001165</text:p>
          </table:table-cell>
          <table:table-cell office:value-type="float" office:value="0.001155">
            <text:p>0.001155</text:p>
          </table:table-cell>
          <table:table-cell office:value-type="float" office:value="0.001232">
            <text:p>0.0012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">
            <text:p>11</text:p>
          </table:table-cell>
          <table:table-cell office:value-type="string">
            <text:p>20.11-04.30</text:p>
          </table:table-cell>
          <table:table-cell office:value-type="string">
            <text:p>oregon</text:p>
          </table:table-cell>
          <table:table-cell office:value-type="string">
            <text:p>54.230.21.115</text:p>
          </table:table-cell>
          <table:table-cell office:value-type="float" office:value="86.282">
            <text:p>86.282</text:p>
          </table:table-cell>
          <table:table-cell/>
          <table:table-cell office:value-type="float" office:value="0.085497">
            <text:p>0.085497</text:p>
          </table:table-cell>
          <table:table-cell office:value-type="float" office:value="0.086818">
            <text:p>0.086818</text:p>
          </table:table-cell>
          <table:table-cell office:value-type="float" office:value="0.089728">
            <text:p>0.089728</text:p>
          </table:table-cell>
          <table:table-cell office:value-type="float" office:value="0.089736">
            <text:p>0.0897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">
            <text:p>12</text:p>
          </table:table-cell>
          <table:table-cell office:value-type="string">
            <text:p>20.11-05.30</text:p>
          </table:table-cell>
          <table:table-cell office:value-type="string">
            <text:p>oregon</text:p>
          </table:table-cell>
          <table:table-cell office:value-type="string">
            <text:p>54.230.30.37</text:p>
          </table:table-cell>
          <table:table-cell office:value-type="float" office:value="1.459">
            <text:p>1.459</text:p>
          </table:table-cell>
          <table:table-cell office:value-type="float" office:value="0.001257">
            <text:p>0.001257</text:p>
          </table:table-cell>
          <table:table-cell office:value-type="float" office:value="0.001174">
            <text:p>0.001174</text:p>
          </table:table-cell>
          <table:table-cell office:value-type="float" office:value="0.00129">
            <text:p>0.00129</text:p>
          </table:table-cell>
          <table:table-cell office:value-type="float" office:value="0.001137">
            <text:p>0.001137</text:p>
          </table:table-cell>
          <table:table-cell office:value-type="float" office:value="0.001168">
            <text:p>0.00116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">
            <text:p>13</text:p>
          </table:table-cell>
          <table:table-cell office:value-type="string">
            <text:p>20.11-06.30</text:p>
          </table:table-cell>
          <table:table-cell office:value-type="string">
            <text:p>oregon</text:p>
          </table:table-cell>
          <table:table-cell office:value-type="string">
            <text:p>54.230.30.221</text:p>
          </table:table-cell>
          <table:table-cell office:value-type="float" office:value="1.269">
            <text:p>1.269</text:p>
          </table:table-cell>
          <table:table-cell office:value-type="float" office:value="0.001221">
            <text:p>0.001221</text:p>
          </table:table-cell>
          <table:table-cell office:value-type="float" office:value="0.001209">
            <text:p>0.001209</text:p>
          </table:table-cell>
          <table:table-cell office:value-type="float" office:value="0.001014">
            <text:p>0.001014</text:p>
          </table:table-cell>
          <table:table-cell office:value-type="float" office:value="0.001176">
            <text:p>0.001176</text:p>
          </table:table-cell>
          <table:table-cell office:value-type="float" office:value="0.001169">
            <text:p>0.00116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">
            <text:p>14</text:p>
          </table:table-cell>
          <table:table-cell office:value-type="string">
            <text:p>20.11-07.30</text:p>
          </table:table-cell>
          <table:table-cell office:value-type="string">
            <text:p>oregon</text:p>
          </table:table-cell>
          <table:table-cell office:value-type="string">
            <text:p>54.230.31.7</text:p>
          </table:table-cell>
          <table:table-cell office:value-type="float" office:value="1.298">
            <text:p>1.298</text:p>
          </table:table-cell>
          <table:table-cell/>
          <table:table-cell office:value-type="float" office:value="0.001178">
            <text:p>0.001178</text:p>
          </table:table-cell>
          <table:table-cell office:value-type="float" office:value="0.001137">
            <text:p>0.001137</text:p>
          </table:table-cell>
          <table:table-cell office:value-type="float" office:value="0.001117">
            <text:p>0.001117</text:p>
          </table:table-cell>
          <table:table-cell office:value-type="float" office:value="0.001125">
            <text:p>0.00112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">
            <text:p>15</text:p>
          </table:table-cell>
          <table:table-cell office:value-type="string">
            <text:p>20.11-08.30</text:p>
          </table:table-cell>
          <table:table-cell office:value-type="string">
            <text:p>oregon</text:p>
          </table:table-cell>
          <table:table-cell office:value-type="string">
            <text:p>216.137.41.243</text:p>
          </table:table-cell>
          <table:table-cell office:value-type="float" office:value="89.689">
            <text:p>89.689</text:p>
          </table:table-cell>
          <table:table-cell office:value-type="float" office:value="0.085564">
            <text:p>0.085564</text:p>
          </table:table-cell>
          <table:table-cell office:value-type="float" office:value="0.086302">
            <text:p>0.086302</text:p>
          </table:table-cell>
          <table:table-cell office:value-type="float" office:value="0.086356">
            <text:p>0.086356</text:p>
          </table:table-cell>
          <table:table-cell office:value-type="float" office:value="0.087234">
            <text:p>0.087234</text:p>
          </table:table-cell>
          <table:table-cell office:value-type="float" office:value="0.087213">
            <text:p>0.0872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">
            <text:p>16</text:p>
          </table:table-cell>
          <table:table-cell office:value-type="string">
            <text:p>20.11-09.30</text:p>
          </table:table-cell>
          <table:table-cell office:value-type="string">
            <text:p>oregon</text:p>
          </table:table-cell>
          <table:table-cell office:value-type="string">
            <text:p>54.230.30.50</text:p>
          </table:table-cell>
          <table:table-cell office:value-type="float" office:value="1.354">
            <text:p>1.354</text:p>
          </table:table-cell>
          <table:table-cell office:value-type="float" office:value="0.001379">
            <text:p>0.001379</text:p>
          </table:table-cell>
          <table:table-cell/>
          <table:table-cell office:value-type="float" office:value="0.001013">
            <text:p>0.001013</text:p>
          </table:table-cell>
          <table:table-cell office:value-type="float" office:value="0.001176">
            <text:p>0.001176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">
            <text:p>17</text:p>
          </table:table-cell>
          <table:table-cell office:value-type="string">
            <text:p>20.11-10.30</text:p>
          </table:table-cell>
          <table:table-cell office:value-type="string">
            <text:p>oregon</text:p>
          </table:table-cell>
          <table:table-cell office:value-type="string">
            <text:p>54.230.30.69</text:p>
          </table:table-cell>
          <table:table-cell office:value-type="float" office:value="1.249">
            <text:p>1.249</text:p>
          </table:table-cell>
          <table:table-cell office:value-type="float" office:value="0.001287">
            <text:p>0.001287</text:p>
          </table:table-cell>
          <table:table-cell office:value-type="float" office:value="0.0015">
            <text:p>0.0015</text:p>
          </table:table-cell>
          <table:table-cell office:value-type="float" office:value="0.00112">
            <text:p>0.00112</text:p>
          </table:table-cell>
          <table:table-cell office:value-type="float" office:value="0.001312">
            <text:p>0.001312</text:p>
          </table:table-cell>
          <table:table-cell office:value-type="float" office:value="0.002172">
            <text:p>0.00217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">
            <text:p>18</text:p>
          </table:table-cell>
          <table:table-cell office:value-type="string">
            <text:p>20.11-11.30</text:p>
          </table:table-cell>
          <table:table-cell office:value-type="string">
            <text:p>oregon</text:p>
          </table:table-cell>
          <table:table-cell office:value-type="string">
            <text:p>54.230.30.28</text:p>
          </table:table-cell>
          <table:table-cell office:value-type="float" office:value="1.258">
            <text:p>1.258</text:p>
          </table:table-cell>
          <table:table-cell office:value-type="float" office:value="0.00133">
            <text:p>0.00133</text:p>
          </table:table-cell>
          <table:table-cell office:value-type="float" office:value="0.001401">
            <text:p>0.001401</text:p>
          </table:table-cell>
          <table:table-cell office:value-type="float" office:value="0.001096">
            <text:p>0.001096</text:p>
          </table:table-cell>
          <table:table-cell office:value-type="float" office:value="0.001273">
            <text:p>0.001273</text:p>
          </table:table-cell>
          <table:table-cell office:value-type="float" office:value="0.001231">
            <text:p>0.00123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9">
            <text:p>19</text:p>
          </table:table-cell>
          <table:table-cell office:value-type="string">
            <text:p>20.11-12.30</text:p>
          </table:table-cell>
          <table:table-cell office:value-type="string">
            <text:p>oregon</text:p>
          </table:table-cell>
          <table:table-cell/>
          <table:table-cell office:value-type="float" office:value="89.695">
            <text:p>89.695</text:p>
          </table:table-cell>
          <table:table-cell office:value-type="float" office:value="0.08685">
            <text:p>0.08685</text:p>
          </table:table-cell>
          <table:table-cell office:value-type="float" office:value="0.085623">
            <text:p>0.085623</text:p>
          </table:table-cell>
          <table:table-cell office:value-type="float" office:value="0.085981">
            <text:p>0.085981</text:p>
          </table:table-cell>
          <table:table-cell office:value-type="float" office:value="0.086431">
            <text:p>0.086431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20">
            <text:p>20</text:p>
          </table:table-cell>
          <table:table-cell office:value-type="string">
            <text:p>20.11-13.30</text:p>
          </table:table-cell>
          <table:table-cell office:value-type="string">
            <text:p>oregon</text:p>
          </table:table-cell>
          <table:table-cell office:value-type="string">
            <text:p>54.230.20.109</text:p>
          </table:table-cell>
          <table:table-cell office:value-type="float" office:value="89.824">
            <text:p>89.824</text:p>
          </table:table-cell>
          <table:table-cell office:value-type="float" office:value="0.089494">
            <text:p>0.089494</text:p>
          </table:table-cell>
          <table:table-cell office:value-type="float" office:value="0.086633">
            <text:p>0.086633</text:p>
          </table:table-cell>
          <table:table-cell office:value-type="float" office:value="0.088559">
            <text:p>0.088559</text:p>
          </table:table-cell>
          <table:table-cell office:value-type="float" office:value="0.089349">
            <text:p>0.089349</text:p>
          </table:table-cell>
          <table:table-cell office:value-type="float" office:value="0.089709">
            <text:p>0.0897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1">
            <text:p>21</text:p>
          </table:table-cell>
          <table:table-cell office:value-type="string">
            <text:p>19.11-17.32</text:p>
          </table:table-cell>
          <table:table-cell office:value-type="string">
            <text:p>california</text:p>
          </table:table-cell>
          <table:table-cell office:value-type="string">
            <text:p>54.230.23.104</text:p>
          </table:table-cell>
          <table:table-cell office:value-type="float" office:value="94.977">
            <text:p>94.977</text:p>
          </table:table-cell>
          <table:table-cell office:value-type="float" office:value="0.089785">
            <text:p>0.089785</text:p>
          </table:table-cell>
          <table:table-cell office:value-type="float" office:value="0.089844">
            <text:p>0.089844</text:p>
          </table:table-cell>
          <table:table-cell office:value-type="float" office:value="0.084746">
            <text:p>0.084746</text:p>
          </table:table-cell>
          <table:table-cell office:value-type="float" office:value="0.096716">
            <text:p>0.096716</text:p>
          </table:table-cell>
          <table:table-cell office:value-type="float" office:value="0.096956">
            <text:p>0.09695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2">
            <text:p>22</text:p>
          </table:table-cell>
          <table:table-cell office:value-type="string">
            <text:p>19.11-18.30</text:p>
          </table:table-cell>
          <table:table-cell office:value-type="string">
            <text:p>california</text:p>
          </table:table-cell>
          <table:table-cell office:value-type="string">
            <text:p>54.192.30.218</text:p>
          </table:table-cell>
          <table:table-cell office:value-type="float" office:value="1.382">
            <text:p>1.382</text:p>
          </table:table-cell>
          <table:table-cell office:value-type="float" office:value="0.001445">
            <text:p>0.001445</text:p>
          </table:table-cell>
          <table:table-cell office:value-type="float" office:value="0.001389">
            <text:p>0.001389</text:p>
          </table:table-cell>
          <table:table-cell office:value-type="float" office:value="0.001134">
            <text:p>0.001134</text:p>
          </table:table-cell>
          <table:table-cell office:value-type="float" office:value="0.001152">
            <text:p>0.001152</text:p>
          </table:table-cell>
          <table:table-cell office:value-type="float" office:value="0.00124">
            <text:p>0.0012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3">
            <text:p>23</text:p>
          </table:table-cell>
          <table:table-cell office:value-type="string">
            <text:p>19.11-19.30</text:p>
          </table:table-cell>
          <table:table-cell office:value-type="string">
            <text:p>california</text:p>
          </table:table-cell>
          <table:table-cell office:value-type="string">
            <text:p>54.230.20.48</text:p>
          </table:table-cell>
          <table:table-cell office:value-type="float" office:value="84.964">
            <text:p>84.964</text:p>
          </table:table-cell>
          <table:table-cell office:value-type="float" office:value="0.094824">
            <text:p>0.094824</text:p>
          </table:table-cell>
          <table:table-cell office:value-type="float" office:value="0.096221">
            <text:p>0.096221</text:p>
          </table:table-cell>
          <table:table-cell office:value-type="float" office:value="0.1015">
            <text:p>0.1015</text:p>
          </table:table-cell>
          <table:table-cell office:value-type="float" office:value="0.095948">
            <text:p>0.095948</text:p>
          </table:table-cell>
          <table:table-cell office:value-type="float" office:value="0.095833">
            <text:p>0.09583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4">
            <text:p>24</text:p>
          </table:table-cell>
          <table:table-cell office:value-type="string">
            <text:p>19.11-20.30</text:p>
          </table:table-cell>
          <table:table-cell office:value-type="string">
            <text:p>california</text:p>
          </table:table-cell>
          <table:table-cell office:value-type="string">
            <text:p>54.192.30.136</text:p>
          </table:table-cell>
          <table:table-cell office:value-type="float" office:value="1.445">
            <text:p>1.445</text:p>
          </table:table-cell>
          <table:table-cell office:value-type="float" office:value="0.001196">
            <text:p>0.001196</text:p>
          </table:table-cell>
          <table:table-cell office:value-type="float" office:value="0.001165">
            <text:p>0.001165</text:p>
          </table:table-cell>
          <table:table-cell office:value-type="float" office:value="0.001169">
            <text:p>0.001169</text:p>
          </table:table-cell>
          <table:table-cell office:value-type="float" office:value="0.001131">
            <text:p>0.001131</text:p>
          </table:table-cell>
          <table:table-cell office:value-type="float" office:value="0.001219">
            <text:p>0.0012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5">
            <text:p>25</text:p>
          </table:table-cell>
          <table:table-cell office:value-type="string">
            <text:p>19.11-21.30</text:p>
          </table:table-cell>
          <table:table-cell office:value-type="string">
            <text:p>california</text:p>
          </table:table-cell>
          <table:table-cell office:value-type="string">
            <text:p>54.230.23.46</text:p>
          </table:table-cell>
          <table:table-cell office:value-type="float" office:value="85.234">
            <text:p>85.234</text:p>
          </table:table-cell>
          <table:table-cell office:value-type="float" office:value="0.094857">
            <text:p>0.094857</text:p>
          </table:table-cell>
          <table:table-cell office:value-type="float" office:value="0.094582">
            <text:p>0.094582</text:p>
          </table:table-cell>
          <table:table-cell office:value-type="float" office:value="0.095905">
            <text:p>0.095905</text:p>
          </table:table-cell>
          <table:table-cell office:value-type="float" office:value="0.096644">
            <text:p>0.096644</text:p>
          </table:table-cell>
          <table:table-cell office:value-type="float" office:value="0.0887">
            <text:p>0.088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6">
            <text:p>26</text:p>
          </table:table-cell>
          <table:table-cell office:value-type="string">
            <text:p>19.11-22.30</text:p>
          </table:table-cell>
          <table:table-cell office:value-type="string">
            <text:p>california</text:p>
          </table:table-cell>
          <table:table-cell office:value-type="string">
            <text:p>54.239.158.213</text:p>
          </table:table-cell>
          <table:table-cell office:value-type="float" office:value="18.246">
            <text:p>18.246</text:p>
          </table:table-cell>
          <table:table-cell office:value-type="float" office:value="0.018136">
            <text:p>0.018136</text:p>
          </table:table-cell>
          <table:table-cell office:value-type="float" office:value="0.018174">
            <text:p>0.018174</text:p>
          </table:table-cell>
          <table:table-cell office:value-type="float" office:value="0.018169">
            <text:p>0.018169</text:p>
          </table:table-cell>
          <table:table-cell office:value-type="float" office:value="0.01808">
            <text:p>0.01808</text:p>
          </table:table-cell>
          <table:table-cell office:value-type="float" office:value="0.018152">
            <text:p>0.01815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7">
            <text:p>27</text:p>
          </table:table-cell>
          <table:table-cell office:value-type="string">
            <text:p>19.11-23.30</text:p>
          </table:table-cell>
          <table:table-cell office:value-type="string">
            <text:p>california</text:p>
          </table:table-cell>
          <table:table-cell office:value-type="string">
            <text:p>54.230.187.34</text:p>
          </table:table-cell>
          <table:table-cell office:value-type="float" office:value="18.058">
            <text:p>18.058</text:p>
          </table:table-cell>
          <table:table-cell office:value-type="float" office:value="0.018095">
            <text:p>0.018095</text:p>
          </table:table-cell>
          <table:table-cell office:value-type="float" office:value="0.0181">
            <text:p>0.0181</text:p>
          </table:table-cell>
          <table:table-cell office:value-type="float" office:value="0.018159">
            <text:p>0.018159</text:p>
          </table:table-cell>
          <table:table-cell office:value-type="float" office:value="0.01818">
            <text:p>0.01818</text:p>
          </table:table-cell>
          <table:table-cell office:value-type="float" office:value="0.018113">
            <text:p>0.018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8">
            <text:p>28</text:p>
          </table:table-cell>
          <table:table-cell office:value-type="string">
            <text:p>20.11-00.30</text:p>
          </table:table-cell>
          <table:table-cell office:value-type="string">
            <text:p>california</text:p>
          </table:table-cell>
          <table:table-cell office:value-type="string">
            <text:p>54.230.30.5</text:p>
          </table:table-cell>
          <table:table-cell office:value-type="float" office:value="1.419">
            <text:p>1.419</text:p>
          </table:table-cell>
          <table:table-cell office:value-type="float" office:value="0.001234">
            <text:p>0.001234</text:p>
          </table:table-cell>
          <table:table-cell office:value-type="float" office:value="0.001196">
            <text:p>0.001196</text:p>
          </table:table-cell>
          <table:table-cell/>
          <table:table-cell office:value-type="float" office:value="0.001265">
            <text:p>0.001265</text:p>
          </table:table-cell>
          <table:table-cell office:value-type="float" office:value="0.001155">
            <text:p>0.00115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29">
            <text:p>29</text:p>
          </table:table-cell>
          <table:table-cell office:value-type="string">
            <text:p>20.11-01.30</text:p>
          </table:table-cell>
          <table:table-cell office:value-type="string">
            <text:p>california</text:p>
          </table:table-cell>
          <table:table-cell office:value-type="string">
            <text:p>54.192.29.229</text:p>
          </table:table-cell>
          <table:table-cell office:value-type="float" office:value="1.231">
            <text:p>1.231</text:p>
          </table:table-cell>
          <table:table-cell office:value-type="float" office:value="0.001484">
            <text:p>0.001484</text:p>
          </table:table-cell>
          <table:table-cell table:number-columns-repeated="2"/>
          <table:table-cell office:value-type="float" office:value="0.001205">
            <text:p>0.001205</text:p>
          </table:table-cell>
          <table:table-cell office:value-type="float" office:value="0.001396">
            <text:p>0.0013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0">
            <text:p>30</text:p>
          </table:table-cell>
          <table:table-cell office:value-type="string">
            <text:p>20.11-02.30</text:p>
          </table:table-cell>
          <table:table-cell office:value-type="string">
            <text:p>california</text:p>
          </table:table-cell>
          <table:table-cell office:value-type="string">
            <text:p>216.137.41.64</text:p>
          </table:table-cell>
          <table:table-cell office:value-type="float" office:value="88.703">
            <text:p>88.703</text:p>
          </table:table-cell>
          <table:table-cell office:value-type="float" office:value="0.089805">
            <text:p>0.089805</text:p>
          </table:table-cell>
          <table:table-cell office:value-type="float" office:value="0.088492">
            <text:p>0.088492</text:p>
          </table:table-cell>
          <table:table-cell office:value-type="float" office:value="0.087093">
            <text:p>0.087093</text:p>
          </table:table-cell>
          <table:table-cell office:value-type="float" office:value="0.087049">
            <text:p>0.087049</text:p>
          </table:table-cell>
          <table:table-cell office:value-type="float" office:value="0.089787">
            <text:p>0.08978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1">
            <text:p>31</text:p>
          </table:table-cell>
          <table:table-cell office:value-type="string">
            <text:p>20.11-03.30</text:p>
          </table:table-cell>
          <table:table-cell office:value-type="string">
            <text:p>california</text:p>
          </table:table-cell>
          <table:table-cell office:value-type="string">
            <text:p>54.230.30.37</text:p>
          </table:table-cell>
          <table:table-cell office:value-type="float" office:value="1.246">
            <text:p>1.246</text:p>
          </table:table-cell>
          <table:table-cell office:value-type="float" office:value="0.001215">
            <text:p>0.001215</text:p>
          </table:table-cell>
          <table:table-cell office:value-type="float" office:value="0.001166">
            <text:p>0.001166</text:p>
          </table:table-cell>
          <table:table-cell office:value-type="float" office:value="0.001148">
            <text:p>0.001148</text:p>
          </table:table-cell>
          <table:table-cell office:value-type="float" office:value="0.001373">
            <text:p>0.001373</text:p>
          </table:table-cell>
          <table:table-cell office:value-type="float" office:value="0.001432">
            <text:p>0.0014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2">
            <text:p>32</text:p>
          </table:table-cell>
          <table:table-cell office:value-type="string">
            <text:p>20.11-04.30</text:p>
          </table:table-cell>
          <table:table-cell office:value-type="string">
            <text:p>california</text:p>
          </table:table-cell>
          <table:table-cell office:value-type="string">
            <text:p>54.230.30.50</text:p>
          </table:table-cell>
          <table:table-cell office:value-type="float" office:value="1.481">
            <text:p>1.481</text:p>
          </table:table-cell>
          <table:table-cell office:value-type="float" office:value="0.001183">
            <text:p>0.001183</text:p>
          </table:table-cell>
          <table:table-cell office:value-type="float" office:value="0.001217">
            <text:p>0.001217</text:p>
          </table:table-cell>
          <table:table-cell office:value-type="float" office:value="0.001181">
            <text:p>0.001181</text:p>
          </table:table-cell>
          <table:table-cell office:value-type="float" office:value="0.001159">
            <text:p>0.001159</text:p>
          </table:table-cell>
          <table:table-cell office:value-type="float" office:value="0.001184">
            <text:p>0.00118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3">
            <text:p>33</text:p>
          </table:table-cell>
          <table:table-cell office:value-type="string">
            <text:p>20.11-05.30</text:p>
          </table:table-cell>
          <table:table-cell office:value-type="string">
            <text:p>california</text:p>
          </table:table-cell>
          <table:table-cell office:value-type="string">
            <text:p>54.192.30.188</text:p>
          </table:table-cell>
          <table:table-cell office:value-type="float" office:value="1.45">
            <text:p>1.45</text:p>
          </table:table-cell>
          <table:table-cell office:value-type="float" office:value="0.001344">
            <text:p>0.001344</text:p>
          </table:table-cell>
          <table:table-cell/>
          <table:table-cell office:value-type="float" office:value="0.001136">
            <text:p>0.001136</text:p>
          </table:table-cell>
          <table:table-cell office:value-type="float" office:value="0.001223">
            <text:p>0.001223</text:p>
          </table:table-cell>
          <table:table-cell office:value-type="float" office:value="0.00113">
            <text:p>0.00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4">
            <text:p>34</text:p>
          </table:table-cell>
          <table:table-cell office:value-type="string">
            <text:p>20.11-06.30</text:p>
          </table:table-cell>
          <table:table-cell office:value-type="string">
            <text:p>california</text:p>
          </table:table-cell>
          <table:table-cell office:value-type="string">
            <text:p>54.230.31.9</text:p>
          </table:table-cell>
          <table:table-cell office:value-type="float" office:value="1.214">
            <text:p>1.214</text:p>
          </table:table-cell>
          <table:table-cell office:value-type="float" office:value="0.000959">
            <text:p>0.000959</text:p>
          </table:table-cell>
          <table:table-cell office:value-type="float" office:value="0.001421">
            <text:p>0.001421</text:p>
          </table:table-cell>
          <table:table-cell office:value-type="float" office:value="0.001178">
            <text:p>0.001178</text:p>
          </table:table-cell>
          <table:table-cell office:value-type="float" office:value="0.001131">
            <text:p>0.001131</text:p>
          </table:table-cell>
          <table:table-cell office:value-type="float" office:value="0.001249">
            <text:p>0.00124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5">
            <text:p>35</text:p>
          </table:table-cell>
          <table:table-cell office:value-type="string">
            <text:p>20.11-07.30</text:p>
          </table:table-cell>
          <table:table-cell office:value-type="string">
            <text:p>california</text:p>
          </table:table-cell>
          <table:table-cell office:value-type="string">
            <text:p>54.230.22.189</text:p>
          </table:table-cell>
          <table:table-cell office:value-type="float" office:value="85.661">
            <text:p>85.661</text:p>
          </table:table-cell>
          <table:table-cell office:value-type="float" office:value="0.08955">
            <text:p>0.08955</text:p>
          </table:table-cell>
          <table:table-cell/>
          <table:table-cell office:value-type="float" office:value="0.085472">
            <text:p>0.085472</text:p>
          </table:table-cell>
          <table:table-cell office:value-type="float" office:value="0.085635">
            <text:p>0.085635</text:p>
          </table:table-cell>
          <table:table-cell office:value-type="float" office:value="0.086608">
            <text:p>0.08660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6">
            <text:p>36</text:p>
          </table:table-cell>
          <table:table-cell office:value-type="string">
            <text:p>20.11-08.30</text:p>
          </table:table-cell>
          <table:table-cell office:value-type="string">
            <text:p>california</text:p>
          </table:table-cell>
          <table:table-cell office:value-type="string">
            <text:p>54.230.30.217</text:p>
          </table:table-cell>
          <table:table-cell office:value-type="float" office:value="1.344">
            <text:p>1.344</text:p>
          </table:table-cell>
          <table:table-cell office:value-type="float" office:value="0.001444">
            <text:p>0.001444</text:p>
          </table:table-cell>
          <table:table-cell office:value-type="float" office:value="0.001159">
            <text:p>0.001159</text:p>
          </table:table-cell>
          <table:table-cell office:value-type="float" office:value="0.001207">
            <text:p>0.001207</text:p>
          </table:table-cell>
          <table:table-cell office:value-type="float" office:value="0.001201">
            <text:p>0.001201</text:p>
          </table:table-cell>
          <table:table-cell office:value-type="float" office:value="0.001122">
            <text:p>0.0011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7">
            <text:p>37</text:p>
          </table:table-cell>
          <table:table-cell office:value-type="string">
            <text:p>20.11-09.30</text:p>
          </table:table-cell>
          <table:table-cell office:value-type="string">
            <text:p>california</text:p>
          </table:table-cell>
          <table:table-cell office:value-type="string">
            <text:p>54.230.30.239</text:p>
          </table:table-cell>
          <table:table-cell office:value-type="float" office:value="1.482">
            <text:p>1.482</text:p>
          </table:table-cell>
          <table:table-cell office:value-type="float" office:value="0.001382">
            <text:p>0.001382</text:p>
          </table:table-cell>
          <table:table-cell office:value-type="float" office:value="0.000927">
            <text:p>0.000927</text:p>
          </table:table-cell>
          <table:table-cell office:value-type="float" office:value="0.001094">
            <text:p>0.001094</text:p>
          </table:table-cell>
          <table:table-cell office:value-type="float" office:value="0.001246">
            <text:p>0.001246</text:p>
          </table:table-cell>
          <table:table-cell office:value-type="float" office:value="0.001381">
            <text:p>0.00138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8">
            <text:p>38</text:p>
          </table:table-cell>
          <table:table-cell office:value-type="string">
            <text:p>20.11-10.30</text:p>
          </table:table-cell>
          <table:table-cell office:value-type="string">
            <text:p>california</text:p>
          </table:table-cell>
          <table:table-cell office:value-type="string">
            <text:p>54.230.30.215</text:p>
          </table:table-cell>
          <table:table-cell office:value-type="float" office:value="1.375">
            <text:p>1.375</text:p>
          </table:table-cell>
          <table:table-cell office:value-type="float" office:value="0.001361">
            <text:p>0.001361</text:p>
          </table:table-cell>
          <table:table-cell office:value-type="float" office:value="0.000995">
            <text:p>0.000995</text:p>
          </table:table-cell>
          <table:table-cell office:value-type="float" office:value="0.001203">
            <text:p>0.001203</text:p>
          </table:table-cell>
          <table:table-cell office:value-type="float" office:value="0.001444">
            <text:p>0.001444</text:p>
          </table:table-cell>
          <table:table-cell office:value-type="float" office:value="0.001423">
            <text:p>0.0014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39">
            <text:p>39</text:p>
          </table:table-cell>
          <table:table-cell office:value-type="string">
            <text:p>20.11-11.30</text:p>
          </table:table-cell>
          <table:table-cell office:value-type="string">
            <text:p>california</text:p>
          </table:table-cell>
          <table:table-cell office:value-type="string">
            <text:p>216.137.41.37</text:p>
          </table:table-cell>
          <table:table-cell office:value-type="float" office:value="88.679">
            <text:p>88.679</text:p>
          </table:table-cell>
          <table:table-cell office:value-type="float" office:value="0.086742">
            <text:p>0.086742</text:p>
          </table:table-cell>
          <table:table-cell office:value-type="float" office:value="0.086191">
            <text:p>0.086191</text:p>
          </table:table-cell>
          <table:table-cell office:value-type="float" office:value="0.08847">
            <text:p>0.08847</text:p>
          </table:table-cell>
          <table:table-cell office:value-type="float" office:value="0.089591">
            <text:p>0.089591</text:p>
          </table:table-cell>
          <table:table-cell office:value-type="float" office:value="0.089562">
            <text:p>0.0895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0">
            <text:p>40</text:p>
          </table:table-cell>
          <table:table-cell office:value-type="string">
            <text:p>20.11-12.30</text:p>
          </table:table-cell>
          <table:table-cell office:value-type="string">
            <text:p>california</text:p>
          </table:table-cell>
          <table:table-cell office:value-type="string">
            <text:p>54.192.30.137</text:p>
          </table:table-cell>
          <table:table-cell office:value-type="float" office:value="1.422">
            <text:p>1.422</text:p>
          </table:table-cell>
          <table:table-cell office:value-type="float" office:value="0.001192">
            <text:p>0.001192</text:p>
          </table:table-cell>
          <table:table-cell office:value-type="float" office:value="0.001179">
            <text:p>0.001179</text:p>
          </table:table-cell>
          <table:table-cell office:value-type="float" office:value="0.001242">
            <text:p>0.001242</text:p>
          </table:table-cell>
          <table:table-cell office:value-type="float" office:value="0.001184">
            <text:p>0.001184</text:p>
          </table:table-cell>
          <table:table-cell office:value-type="float" office:value="0.001243">
            <text:p>0.00124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1">
            <text:p>41</text:p>
          </table:table-cell>
          <table:table-cell office:value-type="string">
            <text:p>20.11-13.30</text:p>
          </table:table-cell>
          <table:table-cell office:value-type="string">
            <text:p>california</text:p>
          </table:table-cell>
          <table:table-cell office:value-type="string">
            <text:p>54.230.23.144</text:p>
          </table:table-cell>
          <table:table-cell office:value-type="float" office:value="86.336">
            <text:p>86.336</text:p>
          </table:table-cell>
          <table:table-cell office:value-type="float" office:value="0.085894">
            <text:p>0.085894</text:p>
          </table:table-cell>
          <table:table-cell office:value-type="float" office:value="0.086186">
            <text:p>0.086186</text:p>
          </table:table-cell>
          <table:table-cell office:value-type="float" office:value="0.08666">
            <text:p>0.08666</text:p>
          </table:table-cell>
          <table:table-cell office:value-type="float" office:value="0.089746">
            <text:p>0.089746</text:p>
          </table:table-cell>
          <table:table-cell office:value-type="float" office:value="0.087166">
            <text:p>0.08716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2">
            <text:p>42</text:p>
          </table:table-cell>
          <table:table-cell office:value-type="string">
            <text:p>19.11-17.32</text:p>
          </table:table-cell>
          <table:table-cell office:value-type="string">
            <text:p>singapore</text:p>
          </table:table-cell>
          <table:table-cell office:value-type="string">
            <text:p>54.230.21.160</text:p>
          </table:table-cell>
          <table:table-cell office:value-type="float" office:value="86.243">
            <text:p>86.243</text:p>
          </table:table-cell>
          <table:table-cell office:value-type="float" office:value="0.085008">
            <text:p>0.085008</text:p>
          </table:table-cell>
          <table:table-cell office:value-type="float" office:value="0.096273">
            <text:p>0.096273</text:p>
          </table:table-cell>
          <table:table-cell office:value-type="float" office:value="0.088734">
            <text:p>0.088734</text:p>
          </table:table-cell>
          <table:table-cell office:value-type="float" office:value="0.094978">
            <text:p>0.094978</text:p>
          </table:table-cell>
          <table:table-cell office:value-type="float" office:value="0.09614">
            <text:p>0.096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3">
            <text:p>43</text:p>
          </table:table-cell>
          <table:table-cell office:value-type="string">
            <text:p>19.11-18.30</text:p>
          </table:table-cell>
          <table:table-cell office:value-type="string">
            <text:p>singapore</text:p>
          </table:table-cell>
          <table:table-cell office:value-type="string">
            <text:p>54.230.30.50</text:p>
          </table:table-cell>
          <table:table-cell office:value-type="float" office:value="1.335">
            <text:p>1.335</text:p>
          </table:table-cell>
          <table:table-cell office:value-type="float" office:value="0.001401">
            <text:p>0.001401</text:p>
          </table:table-cell>
          <table:table-cell office:value-type="float" office:value="0.001023">
            <text:p>0.001023</text:p>
          </table:table-cell>
          <table:table-cell office:value-type="float" office:value="0.001254">
            <text:p>0.001254</text:p>
          </table:table-cell>
          <table:table-cell/>
          <table:table-cell office:value-type="float" office:value="0.001093">
            <text:p>0.00109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4">
            <text:p>44</text:p>
          </table:table-cell>
          <table:table-cell office:value-type="string">
            <text:p>19.11-19.30</text:p>
          </table:table-cell>
          <table:table-cell office:value-type="string">
            <text:p>singapore</text:p>
          </table:table-cell>
          <table:table-cell office:value-type="string">
            <text:p>54.230.30.38</text:p>
          </table:table-cell>
          <table:table-cell office:value-type="float" office:value="1.429">
            <text:p>1.429</text:p>
          </table:table-cell>
          <table:table-cell office:value-type="float" office:value="0.00117">
            <text:p>0.00117</text:p>
          </table:table-cell>
          <table:table-cell office:value-type="float" office:value="0.00119">
            <text:p>0.00119</text:p>
          </table:table-cell>
          <table:table-cell office:value-type="float" office:value="0.001007">
            <text:p>0.001007</text:p>
          </table:table-cell>
          <table:table-cell office:value-type="float" office:value="0.001201">
            <text:p>0.001201</text:p>
          </table:table-cell>
          <table:table-cell office:value-type="float" office:value="0.001215">
            <text:p>0.0012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5">
            <text:p>45</text:p>
          </table:table-cell>
          <table:table-cell office:value-type="string">
            <text:p>19.11-20.30</text:p>
          </table:table-cell>
          <table:table-cell office:value-type="string">
            <text:p>singapore</text:p>
          </table:table-cell>
          <table:table-cell office:value-type="string">
            <text:p>54.230.195.137</text:p>
          </table:table-cell>
          <table:table-cell office:value-type="float" office:value="88.388">
            <text:p>88.388</text:p>
          </table:table-cell>
          <table:table-cell office:value-type="float" office:value="0.091168">
            <text:p>0.091168</text:p>
          </table:table-cell>
          <table:table-cell office:value-type="float" office:value="0.088989">
            <text:p>0.088989</text:p>
          </table:table-cell>
          <table:table-cell office:value-type="float" office:value="0.084812">
            <text:p>0.084812</text:p>
          </table:table-cell>
          <table:table-cell office:value-type="float" office:value="0.084797">
            <text:p>0.084797</text:p>
          </table:table-cell>
          <table:table-cell office:value-type="float" office:value="0.086939">
            <text:p>0.0869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6">
            <text:p>46</text:p>
          </table:table-cell>
          <table:table-cell office:value-type="string">
            <text:p>19.11-21.30</text:p>
          </table:table-cell>
          <table:table-cell office:value-type="string">
            <text:p>singapore</text:p>
          </table:table-cell>
          <table:table-cell office:value-type="string">
            <text:p>54.230.30.251</text:p>
          </table:table-cell>
          <table:table-cell office:value-type="float" office:value="1.345">
            <text:p>1.345</text:p>
          </table:table-cell>
          <table:table-cell office:value-type="float" office:value="0.001185">
            <text:p>0.001185</text:p>
          </table:table-cell>
          <table:table-cell table:number-columns-repeated="2"/>
          <table:table-cell office:value-type="float" office:value="0.001173">
            <text:p>0.001173</text:p>
          </table:table-cell>
          <table:table-cell office:value-type="float" office:value="0.001191">
            <text:p>0.00119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7">
            <text:p>47</text:p>
          </table:table-cell>
          <table:table-cell office:value-type="string">
            <text:p>19.11-22.30</text:p>
          </table:table-cell>
          <table:table-cell office:value-type="string">
            <text:p>singapore</text:p>
          </table:table-cell>
          <table:table-cell office:value-type="string">
            <text:p>54.230.30.232</text:p>
          </table:table-cell>
          <table:table-cell office:value-type="float" office:value="1.499">
            <text:p>1.499</text:p>
          </table:table-cell>
          <table:table-cell office:value-type="float" office:value="0.00146">
            <text:p>0.00146</text:p>
          </table:table-cell>
          <table:table-cell office:value-type="float" office:value="0.001183">
            <text:p>0.001183</text:p>
          </table:table-cell>
          <table:table-cell office:value-type="float" office:value="0.001154">
            <text:p>0.001154</text:p>
          </table:table-cell>
          <table:table-cell office:value-type="float" office:value="0.001437">
            <text:p>0.001437</text:p>
          </table:table-cell>
          <table:table-cell office:value-type="float" office:value="0.001167">
            <text:p>0.00116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8">
            <text:p>48</text:p>
          </table:table-cell>
          <table:table-cell office:value-type="string">
            <text:p>19.11-23.30</text:p>
          </table:table-cell>
          <table:table-cell office:value-type="string">
            <text:p>singapore</text:p>
          </table:table-cell>
          <table:table-cell office:value-type="string">
            <text:p>54.230.30.250</text:p>
          </table:table-cell>
          <table:table-cell office:value-type="float" office:value="1.288">
            <text:p>1.288</text:p>
          </table:table-cell>
          <table:table-cell office:value-type="float" office:value="0.001425">
            <text:p>0.001425</text:p>
          </table:table-cell>
          <table:table-cell office:value-type="float" office:value="0.001197">
            <text:p>0.001197</text:p>
          </table:table-cell>
          <table:table-cell office:value-type="float" office:value="0.001167">
            <text:p>0.001167</text:p>
          </table:table-cell>
          <table:table-cell office:value-type="float" office:value="0.001388">
            <text:p>0.001388</text:p>
          </table:table-cell>
          <table:table-cell office:value-type="float" office:value="0.00113">
            <text:p>0.00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49">
            <text:p>49</text:p>
          </table:table-cell>
          <table:table-cell office:value-type="string">
            <text:p>20.11-00.30</text:p>
          </table:table-cell>
          <table:table-cell office:value-type="string">
            <text:p>singapore</text:p>
          </table:table-cell>
          <table:table-cell office:value-type="string">
            <text:p>54.230.30.249</text:p>
          </table:table-cell>
          <table:table-cell office:value-type="float" office:value="1.219">
            <text:p>1.219</text:p>
          </table:table-cell>
          <table:table-cell/>
          <table:table-cell office:value-type="float" office:value="0.001172">
            <text:p>0.001172</text:p>
          </table:table-cell>
          <table:table-cell office:value-type="float" office:value="0.001267">
            <text:p>0.001267</text:p>
          </table:table-cell>
          <table:table-cell office:value-type="float" office:value="0.001198">
            <text:p>0.001198</text:p>
          </table:table-cell>
          <table:table-cell office:value-type="float" office:value="0.001403">
            <text:p>0.00140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0">
            <text:p>50</text:p>
          </table:table-cell>
          <table:table-cell office:value-type="string">
            <text:p>20.11-01.30</text:p>
          </table:table-cell>
          <table:table-cell office:value-type="string">
            <text:p>singapore</text:p>
          </table:table-cell>
          <table:table-cell office:value-type="string">
            <text:p>54.230.30.11</text:p>
          </table:table-cell>
          <table:table-cell office:value-type="float" office:value="1.538">
            <text:p>1.538</text:p>
          </table:table-cell>
          <table:table-cell office:value-type="float" office:value="0.001172">
            <text:p>0.001172</text:p>
          </table:table-cell>
          <table:table-cell office:value-type="float" office:value="0.001459">
            <text:p>0.001459</text:p>
          </table:table-cell>
          <table:table-cell office:value-type="float" office:value="0.000948">
            <text:p>0.000948</text:p>
          </table:table-cell>
          <table:table-cell office:value-type="float" office:value="0.001193">
            <text:p>0.001193</text:p>
          </table:table-cell>
          <table:table-cell office:value-type="float" office:value="0.0014">
            <text:p>0.00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1">
            <text:p>51</text:p>
          </table:table-cell>
          <table:table-cell office:value-type="string">
            <text:p>20.11-02.30</text:p>
          </table:table-cell>
          <table:table-cell office:value-type="string">
            <text:p>singapore</text:p>
          </table:table-cell>
          <table:table-cell office:value-type="string">
            <text:p>54.230.30.222</text:p>
          </table:table-cell>
          <table:table-cell office:value-type="float" office:value="1.489">
            <text:p>1.489</text:p>
          </table:table-cell>
          <table:table-cell office:value-type="float" office:value="0.001218">
            <text:p>0.001218</text:p>
          </table:table-cell>
          <table:table-cell office:value-type="float" office:value="0.001267">
            <text:p>0.001267</text:p>
          </table:table-cell>
          <table:table-cell office:value-type="float" office:value="0.001468">
            <text:p>0.001468</text:p>
          </table:table-cell>
          <table:table-cell office:value-type="float" office:value="0.00122">
            <text:p>0.00122</text:p>
          </table:table-cell>
          <table:table-cell office:value-type="float" office:value="0.00118">
            <text:p>0.001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2">
            <text:p>52</text:p>
          </table:table-cell>
          <table:table-cell office:value-type="string">
            <text:p>20.11-03.30</text:p>
          </table:table-cell>
          <table:table-cell office:value-type="string">
            <text:p>singapore</text:p>
          </table:table-cell>
          <table:table-cell office:value-type="string">
            <text:p>54.230.20.115</text:p>
          </table:table-cell>
          <table:table-cell office:value-type="float" office:value="88.721">
            <text:p>88.721</text:p>
          </table:table-cell>
          <table:table-cell office:value-type="float" office:value="0.089629">
            <text:p>0.089629</text:p>
          </table:table-cell>
          <table:table-cell office:value-type="float" office:value="0.086403">
            <text:p>0.086403</text:p>
          </table:table-cell>
          <table:table-cell office:value-type="float" office:value="0.085485">
            <text:p>0.085485</text:p>
          </table:table-cell>
          <table:table-cell office:value-type="float" office:value="0.086199">
            <text:p>0.086199</text:p>
          </table:table-cell>
          <table:table-cell office:value-type="float" office:value="0.089857">
            <text:p>0.08985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3">
            <text:p>53</text:p>
          </table:table-cell>
          <table:table-cell office:value-type="string">
            <text:p>20.11-04.30</text:p>
          </table:table-cell>
          <table:table-cell office:value-type="string">
            <text:p>singapore</text:p>
          </table:table-cell>
          <table:table-cell office:value-type="string">
            <text:p>54.230.30.213</text:p>
          </table:table-cell>
          <table:table-cell office:value-type="float" office:value="1.318">
            <text:p>1.318</text:p>
          </table:table-cell>
          <table:table-cell office:value-type="float" office:value="0.001004">
            <text:p>0.001004</text:p>
          </table:table-cell>
          <table:table-cell office:value-type="float" office:value="0.001252">
            <text:p>0.001252</text:p>
          </table:table-cell>
          <table:table-cell office:value-type="float" office:value="0.001463">
            <text:p>0.001463</text:p>
          </table:table-cell>
          <table:table-cell office:value-type="float" office:value="0.000928">
            <text:p>0.000928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4">
            <text:p>54</text:p>
          </table:table-cell>
          <table:table-cell office:value-type="string">
            <text:p>20.11-05.30</text:p>
          </table:table-cell>
          <table:table-cell office:value-type="string">
            <text:p>singapore</text:p>
          </table:table-cell>
          <table:table-cell office:value-type="string">
            <text:p>54.230.20.109</text:p>
          </table:table-cell>
          <table:table-cell office:value-type="float" office:value="85.709">
            <text:p>85.709</text:p>
          </table:table-cell>
          <table:table-cell office:value-type="float" office:value="0.088979">
            <text:p>0.088979</text:p>
          </table:table-cell>
          <table:table-cell office:value-type="float" office:value="0.089066">
            <text:p>0.089066</text:p>
          </table:table-cell>
          <table:table-cell office:value-type="float" office:value="0.089715">
            <text:p>0.089715</text:p>
          </table:table-cell>
          <table:table-cell office:value-type="float" office:value="0.088322">
            <text:p>0.088322</text:p>
          </table:table-cell>
          <table:table-cell office:value-type="float" office:value="0.088839">
            <text:p>0.0888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5">
            <text:p>55</text:p>
          </table:table-cell>
          <table:table-cell office:value-type="string">
            <text:p>20.11-06.30</text:p>
          </table:table-cell>
          <table:table-cell office:value-type="string">
            <text:p>singapore</text:p>
          </table:table-cell>
          <table:table-cell office:value-type="string">
            <text:p>54.192.30.227</text:p>
          </table:table-cell>
          <table:table-cell office:value-type="float" office:value="1.265">
            <text:p>1.265</text:p>
          </table:table-cell>
          <table:table-cell office:value-type="float" office:value="0.001115">
            <text:p>0.001115</text:p>
          </table:table-cell>
          <table:table-cell office:value-type="float" office:value="0.001393">
            <text:p>0.001393</text:p>
          </table:table-cell>
          <table:table-cell office:value-type="float" office:value="0.001173">
            <text:p>0.001173</text:p>
          </table:table-cell>
          <table:table-cell office:value-type="float" office:value="0.001421">
            <text:p>0.001421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6">
            <text:p>56</text:p>
          </table:table-cell>
          <table:table-cell office:value-type="string">
            <text:p>20.11-07.30</text:p>
          </table:table-cell>
          <table:table-cell office:value-type="string">
            <text:p>singapore</text:p>
          </table:table-cell>
          <table:table-cell/>
          <table:table-cell office:value-type="float" office:value="1.216">
            <text:p>1.216</text:p>
          </table:table-cell>
          <table:table-cell office:value-type="float" office:value="0.001179">
            <text:p>0.001179</text:p>
          </table:table-cell>
          <table:table-cell office:value-type="float" office:value="0.001149">
            <text:p>0.001149</text:p>
          </table:table-cell>
          <table:table-cell office:value-type="float" office:value="0.001376">
            <text:p>0.001376</text:p>
          </table:table-cell>
          <table:table-cell office:value-type="float" office:value="0.001161">
            <text:p>0.001161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57">
            <text:p>57</text:p>
          </table:table-cell>
          <table:table-cell office:value-type="string">
            <text:p>20.11-08.30</text:p>
          </table:table-cell>
          <table:table-cell office:value-type="string">
            <text:p>singapore</text:p>
          </table:table-cell>
          <table:table-cell office:value-type="string">
            <text:p>54.230.30.254</text:p>
          </table:table-cell>
          <table:table-cell office:value-type="float" office:value="1.405">
            <text:p>1.405</text:p>
          </table:table-cell>
          <table:table-cell office:value-type="float" office:value="0.001246">
            <text:p>0.001246</text:p>
          </table:table-cell>
          <table:table-cell office:value-type="float" office:value="0.000959">
            <text:p>0.000959</text:p>
          </table:table-cell>
          <table:table-cell office:value-type="float" office:value="0.001205">
            <text:p>0.001205</text:p>
          </table:table-cell>
          <table:table-cell office:value-type="float" office:value="0.001159">
            <text:p>0.001159</text:p>
          </table:table-cell>
          <table:table-cell office:value-type="float" office:value="0.001232">
            <text:p>0.0012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8">
            <text:p>58</text:p>
          </table:table-cell>
          <table:table-cell office:value-type="string">
            <text:p>20.11-09.30</text:p>
          </table:table-cell>
          <table:table-cell office:value-type="string">
            <text:p>singapore</text:p>
          </table:table-cell>
          <table:table-cell office:value-type="string">
            <text:p>54.230.30.52</text:p>
          </table:table-cell>
          <table:table-cell office:value-type="float" office:value="1.383">
            <text:p>1.383</text:p>
          </table:table-cell>
          <table:table-cell office:value-type="float" office:value="0.001203">
            <text:p>0.001203</text:p>
          </table:table-cell>
          <table:table-cell office:value-type="float" office:value="0.001132">
            <text:p>0.001132</text:p>
          </table:table-cell>
          <table:table-cell office:value-type="float" office:value="0.001434">
            <text:p>0.001434</text:p>
          </table:table-cell>
          <table:table-cell office:value-type="float" office:value="0.001358">
            <text:p>0.001358</text:p>
          </table:table-cell>
          <table:table-cell office:value-type="float" office:value="0.001251">
            <text:p>0.00125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59">
            <text:p>59</text:p>
          </table:table-cell>
          <table:table-cell office:value-type="string">
            <text:p>20.11-10.30</text:p>
          </table:table-cell>
          <table:table-cell office:value-type="string">
            <text:p>singapore</text:p>
          </table:table-cell>
          <table:table-cell office:value-type="string">
            <text:p>54.230.30.189</text:p>
          </table:table-cell>
          <table:table-cell office:value-type="float" office:value="1.396">
            <text:p>1.396</text:p>
          </table:table-cell>
          <table:table-cell office:value-type="float" office:value="0.001257">
            <text:p>0.001257</text:p>
          </table:table-cell>
          <table:table-cell office:value-type="float" office:value="0.001346">
            <text:p>0.001346</text:p>
          </table:table-cell>
          <table:table-cell office:value-type="float" office:value="0.001285">
            <text:p>0.001285</text:p>
          </table:table-cell>
          <table:table-cell office:value-type="float" office:value="0.001169">
            <text:p>0.001169</text:p>
          </table:table-cell>
          <table:table-cell office:value-type="float" office:value="0.00115">
            <text:p>0.001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0">
            <text:p>60</text:p>
          </table:table-cell>
          <table:table-cell office:value-type="string">
            <text:p>20.11-11.30</text:p>
          </table:table-cell>
          <table:table-cell office:value-type="string">
            <text:p>singapore</text:p>
          </table:table-cell>
          <table:table-cell office:value-type="string">
            <text:p>216.137.41.10</text:p>
          </table:table-cell>
          <table:table-cell office:value-type="float" office:value="87.298">
            <text:p>87.298</text:p>
          </table:table-cell>
          <table:table-cell office:value-type="float" office:value="0.088634">
            <text:p>0.088634</text:p>
          </table:table-cell>
          <table:table-cell office:value-type="float" office:value="0.08564">
            <text:p>0.08564</text:p>
          </table:table-cell>
          <table:table-cell office:value-type="float" office:value="0.085879">
            <text:p>0.085879</text:p>
          </table:table-cell>
          <table:table-cell office:value-type="float" office:value="0.085868">
            <text:p>0.085868</text:p>
          </table:table-cell>
          <table:table-cell office:value-type="float" office:value="0.087205">
            <text:p>0.08720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1">
            <text:p>61</text:p>
          </table:table-cell>
          <table:table-cell office:value-type="string">
            <text:p>20.11-12.30</text:p>
          </table:table-cell>
          <table:table-cell office:value-type="string">
            <text:p>singapore</text:p>
          </table:table-cell>
          <table:table-cell office:value-type="string">
            <text:p>54.192.30.194</text:p>
          </table:table-cell>
          <table:table-cell office:value-type="float" office:value="1.442">
            <text:p>1.442</text:p>
          </table:table-cell>
          <table:table-cell office:value-type="float" office:value="0.001442">
            <text:p>0.001442</text:p>
          </table:table-cell>
          <table:table-cell office:value-type="float" office:value="0.001398">
            <text:p>0.001398</text:p>
          </table:table-cell>
          <table:table-cell office:value-type="float" office:value="0.001228">
            <text:p>0.001228</text:p>
          </table:table-cell>
          <table:table-cell office:value-type="float" office:value="0.000975">
            <text:p>0.000975</text:p>
          </table:table-cell>
          <table:table-cell office:value-type="float" office:value="0.001214">
            <text:p>0.0012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2">
            <text:p>62</text:p>
          </table:table-cell>
          <table:table-cell office:value-type="string">
            <text:p>20.11-13.30</text:p>
          </table:table-cell>
          <table:table-cell office:value-type="string">
            <text:p>singapore</text:p>
          </table:table-cell>
          <table:table-cell office:value-type="string">
            <text:p>54.230.186.198</text:p>
          </table:table-cell>
          <table:table-cell office:value-type="float" office:value="18.053">
            <text:p>18.053</text:p>
          </table:table-cell>
          <table:table-cell office:value-type="float" office:value="0.017921">
            <text:p>0.017921</text:p>
          </table:table-cell>
          <table:table-cell office:value-type="float" office:value="0.018086">
            <text:p>0.018086</text:p>
          </table:table-cell>
          <table:table-cell office:value-type="float" office:value="0.017984">
            <text:p>0.017984</text:p>
          </table:table-cell>
          <table:table-cell office:value-type="float" office:value="0.018059">
            <text:p>0.018059</text:p>
          </table:table-cell>
          <table:table-cell office:value-type="float" office:value="0.017871">
            <text:p>0.01787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3">
            <text:p>63</text:p>
          </table:table-cell>
          <table:table-cell office:value-type="string">
            <text:p>19.11-17.32</text:p>
          </table:table-cell>
          <table:table-cell office:value-type="string">
            <text:p>ireland</text:p>
          </table:table-cell>
          <table:table-cell office:value-type="string">
            <text:p>54.230.31.6</text:p>
          </table:table-cell>
          <table:table-cell office:value-type="float" office:value="1.76">
            <text:p>1.76</text:p>
          </table:table-cell>
          <table:table-cell office:value-type="float" office:value="0.001188">
            <text:p>0.001188</text:p>
          </table:table-cell>
          <table:table-cell office:value-type="float" office:value="0.001076">
            <text:p>0.001076</text:p>
          </table:table-cell>
          <table:table-cell office:value-type="float" office:value="0.001131">
            <text:p>0.001131</text:p>
          </table:table-cell>
          <table:table-cell office:value-type="float" office:value="0.001646">
            <text:p>0.001646</text:p>
          </table:table-cell>
          <table:table-cell office:value-type="float" office:value="0.001219">
            <text:p>0.00121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4">
            <text:p>64</text:p>
          </table:table-cell>
          <table:table-cell office:value-type="string">
            <text:p>19.11-18.30</text:p>
          </table:table-cell>
          <table:table-cell office:value-type="string">
            <text:p>ireland</text:p>
          </table:table-cell>
          <table:table-cell office:value-type="string">
            <text:p>216.137.41.240</text:p>
          </table:table-cell>
          <table:table-cell office:value-type="float" office:value="88.459">
            <text:p>88.459</text:p>
          </table:table-cell>
          <table:table-cell office:value-type="float" office:value="0.094979">
            <text:p>0.094979</text:p>
          </table:table-cell>
          <table:table-cell/>
          <table:table-cell office:value-type="float" office:value="0.094975">
            <text:p>0.094975</text:p>
          </table:table-cell>
          <table:table-cell office:value-type="float" office:value="0.088473">
            <text:p>0.088473</text:p>
          </table:table-cell>
          <table:table-cell office:value-type="float" office:value="0.088496">
            <text:p>0.0884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5">
            <text:p>65</text:p>
          </table:table-cell>
          <table:table-cell office:value-type="string">
            <text:p>19.11-19.30</text:p>
          </table:table-cell>
          <table:table-cell office:value-type="string">
            <text:p>ireland</text:p>
          </table:table-cell>
          <table:table-cell office:value-type="string">
            <text:p>54.230.20.43</text:p>
          </table:table-cell>
          <table:table-cell office:value-type="float" office:value="94.905">
            <text:p>94.905</text:p>
          </table:table-cell>
          <table:table-cell office:value-type="float" office:value="0.09458">
            <text:p>0.09458</text:p>
          </table:table-cell>
          <table:table-cell office:value-type="float" office:value="0.096143">
            <text:p>0.096143</text:p>
          </table:table-cell>
          <table:table-cell office:value-type="float" office:value="0.095095">
            <text:p>0.095095</text:p>
          </table:table-cell>
          <table:table-cell office:value-type="float" office:value="0.096399">
            <text:p>0.096399</text:p>
          </table:table-cell>
          <table:table-cell office:value-type="float" office:value="0.094907">
            <text:p>0.09490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6">
            <text:p>66</text:p>
          </table:table-cell>
          <table:table-cell office:value-type="string">
            <text:p>19.11-20.30</text:p>
          </table:table-cell>
          <table:table-cell office:value-type="string">
            <text:p>ireland</text:p>
          </table:table-cell>
          <table:table-cell office:value-type="string">
            <text:p>54.230.31.8</text:p>
          </table:table-cell>
          <table:table-cell office:value-type="float" office:value="1.329">
            <text:p>1.329</text:p>
          </table:table-cell>
          <table:table-cell office:value-type="float" office:value="0.001185">
            <text:p>0.001185</text:p>
          </table:table-cell>
          <table:table-cell office:value-type="float" office:value="0.001193">
            <text:p>0.001193</text:p>
          </table:table-cell>
          <table:table-cell office:value-type="float" office:value="0.001151">
            <text:p>0.001151</text:p>
          </table:table-cell>
          <table:table-cell office:value-type="float" office:value="0.001176">
            <text:p>0.001176</text:p>
          </table:table-cell>
          <table:table-cell office:value-type="float" office:value="0.00131">
            <text:p>0.0013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7">
            <text:p>67</text:p>
          </table:table-cell>
          <table:table-cell office:value-type="string">
            <text:p>19.11-21.30</text:p>
          </table:table-cell>
          <table:table-cell office:value-type="string">
            <text:p>ireland</text:p>
          </table:table-cell>
          <table:table-cell office:value-type="string">
            <text:p>54.230.30.226</text:p>
          </table:table-cell>
          <table:table-cell office:value-type="float" office:value="1.508">
            <text:p>1.508</text:p>
          </table:table-cell>
          <table:table-cell table:number-columns-repeated="2"/>
          <table:table-cell office:value-type="float" office:value="0.001131">
            <text:p>0.001131</text:p>
          </table:table-cell>
          <table:table-cell office:value-type="float" office:value="0.001134">
            <text:p>0.001134</text:p>
          </table:table-cell>
          <table:table-cell office:value-type="float" office:value="0.000909">
            <text:p>0.0009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8">
            <text:p>68</text:p>
          </table:table-cell>
          <table:table-cell office:value-type="string">
            <text:p>19.11-22.30</text:p>
          </table:table-cell>
          <table:table-cell office:value-type="string">
            <text:p>ireland</text:p>
          </table:table-cell>
          <table:table-cell office:value-type="string">
            <text:p>54.230.30.245</text:p>
          </table:table-cell>
          <table:table-cell office:value-type="float" office:value="1.504">
            <text:p>1.504</text:p>
          </table:table-cell>
          <table:table-cell office:value-type="float" office:value="0.001168">
            <text:p>0.001168</text:p>
          </table:table-cell>
          <table:table-cell office:value-type="float" office:value="0.001183">
            <text:p>0.001183</text:p>
          </table:table-cell>
          <table:table-cell office:value-type="float" office:value="0.0011">
            <text:p>0.0011</text:p>
          </table:table-cell>
          <table:table-cell office:value-type="float" office:value="0.00101">
            <text:p>0.00101</text:p>
          </table:table-cell>
          <table:table-cell office:value-type="float" office:value="0.001415">
            <text:p>0.0014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69">
            <text:p>69</text:p>
          </table:table-cell>
          <table:table-cell office:value-type="string">
            <text:p>19.11-23.30</text:p>
          </table:table-cell>
          <table:table-cell office:value-type="string">
            <text:p>ireland</text:p>
          </table:table-cell>
          <table:table-cell office:value-type="string">
            <text:p>54.230.30.246</text:p>
          </table:table-cell>
          <table:table-cell office:value-type="float" office:value="1.214">
            <text:p>1.214</text:p>
          </table:table-cell>
          <table:table-cell office:value-type="float" office:value="0.001198">
            <text:p>0.001198</text:p>
          </table:table-cell>
          <table:table-cell table:number-columns-repeated="2"/>
          <table:table-cell office:value-type="float" office:value="0.001407">
            <text:p>0.001407</text:p>
          </table:table-cell>
          <table:table-cell office:value-type="float" office:value="0.001062">
            <text:p>0.0010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0">
            <text:p>70</text:p>
          </table:table-cell>
          <table:table-cell office:value-type="string">
            <text:p>20.11-00.30</text:p>
          </table:table-cell>
          <table:table-cell office:value-type="string">
            <text:p>ireland</text:p>
          </table:table-cell>
          <table:table-cell office:value-type="string">
            <text:p>54.192.29.221</text:p>
          </table:table-cell>
          <table:table-cell office:value-type="float" office:value="1.247">
            <text:p>1.247</text:p>
          </table:table-cell>
          <table:table-cell office:value-type="float" office:value="0.001128">
            <text:p>0.001128</text:p>
          </table:table-cell>
          <table:table-cell office:value-type="float" office:value="0.001201">
            <text:p>0.001201</text:p>
          </table:table-cell>
          <table:table-cell/>
          <table:table-cell office:value-type="float" office:value="0.000862">
            <text:p>0.000862</text:p>
          </table:table-cell>
          <table:table-cell office:value-type="float" office:value="0.001465">
            <text:p>0.0014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1">
            <text:p>71</text:p>
          </table:table-cell>
          <table:table-cell office:value-type="string">
            <text:p>20.11-01.30</text:p>
          </table:table-cell>
          <table:table-cell office:value-type="string">
            <text:p>ireland</text:p>
          </table:table-cell>
          <table:table-cell office:value-type="string">
            <text:p>216.137.41.252</text:p>
          </table:table-cell>
          <table:table-cell office:value-type="float" office:value="86.457">
            <text:p>86.457</text:p>
          </table:table-cell>
          <table:table-cell office:value-type="float" office:value="0.088622">
            <text:p>0.088622</text:p>
          </table:table-cell>
          <table:table-cell office:value-type="float" office:value="0.088112">
            <text:p>0.088112</text:p>
          </table:table-cell>
          <table:table-cell office:value-type="float" office:value="0.085724">
            <text:p>0.085724</text:p>
          </table:table-cell>
          <table:table-cell office:value-type="float" office:value="0.088621">
            <text:p>0.088621</text:p>
          </table:table-cell>
          <table:table-cell office:value-type="float" office:value="0.085974">
            <text:p>0.0859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2">
            <text:p>72</text:p>
          </table:table-cell>
          <table:table-cell office:value-type="string">
            <text:p>20.11-02.30</text:p>
          </table:table-cell>
          <table:table-cell office:value-type="string">
            <text:p>ireland</text:p>
          </table:table-cell>
          <table:table-cell office:value-type="string">
            <text:p>216.137.41.227</text:p>
          </table:table-cell>
          <table:table-cell office:value-type="float" office:value="88.722">
            <text:p>88.722</text:p>
          </table:table-cell>
          <table:table-cell office:value-type="float" office:value="0.088248">
            <text:p>0.088248</text:p>
          </table:table-cell>
          <table:table-cell office:value-type="float" office:value="0.086106">
            <text:p>0.086106</text:p>
          </table:table-cell>
          <table:table-cell office:value-type="float" office:value="0.089722">
            <text:p>0.089722</text:p>
          </table:table-cell>
          <table:table-cell office:value-type="float" office:value="0.089811">
            <text:p>0.089811</text:p>
          </table:table-cell>
          <table:table-cell office:value-type="float" office:value="0.088328">
            <text:p>0.088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3">
            <text:p>73</text:p>
          </table:table-cell>
          <table:table-cell office:value-type="string">
            <text:p>20.11-03.30</text:p>
          </table:table-cell>
          <table:table-cell office:value-type="string">
            <text:p>ireland</text:p>
          </table:table-cell>
          <table:table-cell office:value-type="string">
            <text:p>54.230.30.243</text:p>
          </table:table-cell>
          <table:table-cell office:value-type="float" office:value="1.22">
            <text:p>1.22</text:p>
          </table:table-cell>
          <table:table-cell office:value-type="float" office:value="0.001168">
            <text:p>0.001168</text:p>
          </table:table-cell>
          <table:table-cell office:value-type="float" office:value="0.001406">
            <text:p>0.001406</text:p>
          </table:table-cell>
          <table:table-cell table:number-columns-repeated="2"/>
          <table:table-cell office:value-type="float" office:value="0.001144">
            <text:p>0.001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4">
            <text:p>74</text:p>
          </table:table-cell>
          <table:table-cell office:value-type="string">
            <text:p>20.11-04.30</text:p>
          </table:table-cell>
          <table:table-cell office:value-type="string">
            <text:p>ireland</text:p>
          </table:table-cell>
          <table:table-cell office:value-type="string">
            <text:p>54.230.30.221</text:p>
          </table:table-cell>
          <table:table-cell office:value-type="float" office:value="1.188">
            <text:p>1.188</text:p>
          </table:table-cell>
          <table:table-cell office:value-type="float" office:value="0.000948">
            <text:p>0.000948</text:p>
          </table:table-cell>
          <table:table-cell table:number-columns-repeated="2" office:value-type="float" office:value="0.001139">
            <text:p>0.001139</text:p>
          </table:table-cell>
          <table:table-cell office:value-type="float" office:value="0.001203">
            <text:p>0.001203</text:p>
          </table:table-cell>
          <table:table-cell office:value-type="float" office:value="0.001418">
            <text:p>0.0014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5">
            <text:p>75</text:p>
          </table:table-cell>
          <table:table-cell office:value-type="string">
            <text:p>20.11-05.30</text:p>
          </table:table-cell>
          <table:table-cell office:value-type="string">
            <text:p>ireland</text:p>
          </table:table-cell>
          <table:table-cell office:value-type="string">
            <text:p>54.192.30.214</text:p>
          </table:table-cell>
          <table:table-cell office:value-type="float" office:value="1.387">
            <text:p>1.387</text:p>
          </table:table-cell>
          <table:table-cell table:number-columns-repeated="2"/>
          <table:table-cell office:value-type="float" office:value="0.001409">
            <text:p>0.001409</text:p>
          </table:table-cell>
          <table:table-cell office:value-type="float" office:value="0.001141">
            <text:p>0.001141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6">
            <text:p>76</text:p>
          </table:table-cell>
          <table:table-cell office:value-type="string">
            <text:p>20.11-06.30</text:p>
          </table:table-cell>
          <table:table-cell office:value-type="string">
            <text:p>ireland</text:p>
          </table:table-cell>
          <table:table-cell office:value-type="string">
            <text:p>54.230.30.37</text:p>
          </table:table-cell>
          <table:table-cell office:value-type="float" office:value="1.459">
            <text:p>1.459</text:p>
          </table:table-cell>
          <table:table-cell office:value-type="float" office:value="0.001225">
            <text:p>0.001225</text:p>
          </table:table-cell>
          <table:table-cell office:value-type="float" office:value="0.001192">
            <text:p>0.001192</text:p>
          </table:table-cell>
          <table:table-cell office:value-type="float" office:value="0.001095">
            <text:p>0.001095</text:p>
          </table:table-cell>
          <table:table-cell office:value-type="float" office:value="0.001441">
            <text:p>0.001441</text:p>
          </table:table-cell>
          <table:table-cell office:value-type="float" office:value="0.00114">
            <text:p>0.001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7">
            <text:p>77</text:p>
          </table:table-cell>
          <table:table-cell office:value-type="string">
            <text:p>20.11-07.30</text:p>
          </table:table-cell>
          <table:table-cell office:value-type="string">
            <text:p>ireland</text:p>
          </table:table-cell>
          <table:table-cell office:value-type="string">
            <text:p>54.230.30.207</text:p>
          </table:table-cell>
          <table:table-cell office:value-type="float" office:value="1.446">
            <text:p>1.446</text:p>
          </table:table-cell>
          <table:table-cell office:value-type="float" office:value="0.001367">
            <text:p>0.001367</text:p>
          </table:table-cell>
          <table:table-cell office:value-type="float" office:value="0.001164">
            <text:p>0.001164</text:p>
          </table:table-cell>
          <table:table-cell office:value-type="float" office:value="0.001178">
            <text:p>0.001178</text:p>
          </table:table-cell>
          <table:table-cell office:value-type="float" office:value="0.001506">
            <text:p>0.001506</text:p>
          </table:table-cell>
          <table:table-cell office:value-type="float" office:value="0.001291">
            <text:p>0.00129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8">
            <text:p>78</text:p>
          </table:table-cell>
          <table:table-cell office:value-type="string">
            <text:p>20.11-08.30</text:p>
          </table:table-cell>
          <table:table-cell office:value-type="string">
            <text:p>ireland</text:p>
          </table:table-cell>
          <table:table-cell office:value-type="string">
            <text:p>54.230.30.242</text:p>
          </table:table-cell>
          <table:table-cell office:value-type="float" office:value="1.339">
            <text:p>1.339</text:p>
          </table:table-cell>
          <table:table-cell office:value-type="float" office:value="0.00156">
            <text:p>0.00156</text:p>
          </table:table-cell>
          <table:table-cell office:value-type="float" office:value="0.001168">
            <text:p>0.001168</text:p>
          </table:table-cell>
          <table:table-cell/>
          <table:table-cell office:value-type="float" office:value="0.001433">
            <text:p>0.001433</text:p>
          </table:table-cell>
          <table:table-cell office:value-type="float" office:value="0.001264">
            <text:p>0.0012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79">
            <text:p>79</text:p>
          </table:table-cell>
          <table:table-cell office:value-type="string">
            <text:p>20.11-09.30</text:p>
          </table:table-cell>
          <table:table-cell office:value-type="string">
            <text:p>ireland</text:p>
          </table:table-cell>
          <table:table-cell office:value-type="string">
            <text:p>54.230.22.189</text:p>
          </table:table-cell>
          <table:table-cell office:value-type="float" office:value="86.211">
            <text:p>86.211</text:p>
          </table:table-cell>
          <table:table-cell office:value-type="float" office:value="0.085532">
            <text:p>0.085532</text:p>
          </table:table-cell>
          <table:table-cell office:value-type="float" office:value="0.088481">
            <text:p>0.088481</text:p>
          </table:table-cell>
          <table:table-cell office:value-type="float" office:value="0.089558">
            <text:p>0.089558</text:p>
          </table:table-cell>
          <table:table-cell office:value-type="float" office:value="0.088473">
            <text:p>0.088473</text:p>
          </table:table-cell>
          <table:table-cell office:value-type="float" office:value="0.085447">
            <text:p>0.0854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0">
            <text:p>80</text:p>
          </table:table-cell>
          <table:table-cell office:value-type="string">
            <text:p>20.11-10.30</text:p>
          </table:table-cell>
          <table:table-cell office:value-type="string">
            <text:p>ireland</text:p>
          </table:table-cell>
          <table:table-cell office:value-type="string">
            <text:p>54.230.21.51</text:p>
          </table:table-cell>
          <table:table-cell office:value-type="float" office:value="87.121">
            <text:p>87.121</text:p>
          </table:table-cell>
          <table:table-cell office:value-type="float" office:value="0.089417">
            <text:p>0.089417</text:p>
          </table:table-cell>
          <table:table-cell office:value-type="float" office:value="0.085961">
            <text:p>0.085961</text:p>
          </table:table-cell>
          <table:table-cell office:value-type="float" office:value="0.088348">
            <text:p>0.088348</text:p>
          </table:table-cell>
          <table:table-cell office:value-type="float" office:value="0.088423">
            <text:p>0.088423</text:p>
          </table:table-cell>
          <table:table-cell office:value-type="float" office:value="0.089995">
            <text:p>0.08999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1">
            <text:p>81</text:p>
          </table:table-cell>
          <table:table-cell office:value-type="string">
            <text:p>20.11-11.30</text:p>
          </table:table-cell>
          <table:table-cell office:value-type="string">
            <text:p>ireland</text:p>
          </table:table-cell>
          <table:table-cell office:value-type="string">
            <text:p>54.230.30.239</text:p>
          </table:table-cell>
          <table:table-cell office:value-type="float" office:value="1.259">
            <text:p>1.259</text:p>
          </table:table-cell>
          <table:table-cell office:value-type="float" office:value="0.001306">
            <text:p>0.001306</text:p>
          </table:table-cell>
          <table:table-cell office:value-type="float" office:value="0.001164">
            <text:p>0.001164</text:p>
          </table:table-cell>
          <table:table-cell table:number-columns-repeated="2"/>
          <table:table-cell office:value-type="float" office:value="0.001104">
            <text:p>0.0011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2">
            <text:p>82</text:p>
          </table:table-cell>
          <table:table-cell office:value-type="string">
            <text:p>20.11-12.30</text:p>
          </table:table-cell>
          <table:table-cell office:value-type="string">
            <text:p>ireland</text:p>
          </table:table-cell>
          <table:table-cell office:value-type="string">
            <text:p>54.230.30.28</text:p>
          </table:table-cell>
          <table:table-cell office:value-type="float" office:value="1.305">
            <text:p>1.305</text:p>
          </table:table-cell>
          <table:table-cell office:value-type="float" office:value="0.00138">
            <text:p>0.00138</text:p>
          </table:table-cell>
          <table:table-cell table:number-columns-repeated="2"/>
          <table:table-cell office:value-type="float" office:value="0.001202">
            <text:p>0.001202</text:p>
          </table:table-cell>
          <table:table-cell office:value-type="float" office:value="0.001386">
            <text:p>0.00138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3">
            <text:p>83</text:p>
          </table:table-cell>
          <table:table-cell office:value-type="string">
            <text:p>20.11-13.30</text:p>
          </table:table-cell>
          <table:table-cell office:value-type="string">
            <text:p>ireland</text:p>
          </table:table-cell>
          <table:table-cell office:value-type="string">
            <text:p>54.230.21.79</text:p>
          </table:table-cell>
          <table:table-cell office:value-type="float" office:value="89.931">
            <text:p>89.931</text:p>
          </table:table-cell>
          <table:table-cell office:value-type="float" office:value="0.090475">
            <text:p>0.090475</text:p>
          </table:table-cell>
          <table:table-cell office:value-type="float" office:value="0.085857">
            <text:p>0.085857</text:p>
          </table:table-cell>
          <table:table-cell office:value-type="float" office:value="0.090191">
            <text:p>0.090191</text:p>
          </table:table-cell>
          <table:table-cell office:value-type="float" office:value="0.089493">
            <text:p>0.089493</text:p>
          </table:table-cell>
          <table:table-cell office:value-type="float" office:value="0.085909">
            <text:p>0.0859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4">
            <text:p>84</text:p>
          </table:table-cell>
          <table:table-cell office:value-type="string">
            <text:p>19.11-17.32</text:p>
          </table:table-cell>
          <table:table-cell office:value-type="string">
            <text:p>sydney</text:p>
          </table:table-cell>
          <table:table-cell office:value-type="string">
            <text:p>54.230.30.47</text:p>
          </table:table-cell>
          <table:table-cell office:value-type="float" office:value="1.456">
            <text:p>1.456</text:p>
          </table:table-cell>
          <table:table-cell office:value-type="float" office:value="0.001166">
            <text:p>0.001166</text:p>
          </table:table-cell>
          <table:table-cell office:value-type="float" office:value="0.001462">
            <text:p>0.001462</text:p>
          </table:table-cell>
          <table:table-cell office:value-type="float" office:value="0.001182">
            <text:p>0.001182</text:p>
          </table:table-cell>
          <table:table-cell office:value-type="float" office:value="0.001371">
            <text:p>0.001371</text:p>
          </table:table-cell>
          <table:table-cell office:value-type="float" office:value="0.000925">
            <text:p>0.00092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5">
            <text:p>85</text:p>
          </table:table-cell>
          <table:table-cell office:value-type="string">
            <text:p>19.11-18.30</text:p>
          </table:table-cell>
          <table:table-cell office:value-type="string">
            <text:p>sydney</text:p>
          </table:table-cell>
          <table:table-cell office:value-type="string">
            <text:p>54.230.30.71</text:p>
          </table:table-cell>
          <table:table-cell office:value-type="float" office:value="1.334">
            <text:p>1.334</text:p>
          </table:table-cell>
          <table:table-cell office:value-type="float" office:value="0.001453">
            <text:p>0.001453</text:p>
          </table:table-cell>
          <table:table-cell office:value-type="float" office:value="0.000979">
            <text:p>0.000979</text:p>
          </table:table-cell>
          <table:table-cell office:value-type="float" office:value="0.001215">
            <text:p>0.001215</text:p>
          </table:table-cell>
          <table:table-cell office:value-type="float" office:value="0.001457">
            <text:p>0.001457</text:p>
          </table:table-cell>
          <table:table-cell office:value-type="float" office:value="0.000945">
            <text:p>0.0009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6">
            <text:p>86</text:p>
          </table:table-cell>
          <table:table-cell office:value-type="string">
            <text:p>19.11-19.30</text:p>
          </table:table-cell>
          <table:table-cell office:value-type="string">
            <text:p>sydney</text:p>
          </table:table-cell>
          <table:table-cell office:value-type="string">
            <text:p>54.230.22.101</text:p>
          </table:table-cell>
          <table:table-cell office:value-type="float" office:value="96.659">
            <text:p>96.659</text:p>
          </table:table-cell>
          <table:table-cell office:value-type="float" office:value="0.09636">
            <text:p>0.09636</text:p>
          </table:table-cell>
          <table:table-cell office:value-type="float" office:value="0.089737">
            <text:p>0.089737</text:p>
          </table:table-cell>
          <table:table-cell office:value-type="float" office:value="0.084925">
            <text:p>0.084925</text:p>
          </table:table-cell>
          <table:table-cell/>
          <table:table-cell office:value-type="float" office:value="0.09584">
            <text:p>0.0958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7">
            <text:p>87</text:p>
          </table:table-cell>
          <table:table-cell office:value-type="string">
            <text:p>19.11-20.30</text:p>
          </table:table-cell>
          <table:table-cell office:value-type="string">
            <text:p>sydney</text:p>
          </table:table-cell>
          <table:table-cell office:value-type="string">
            <text:p>54.230.219.130</text:p>
          </table:table-cell>
          <table:table-cell office:value-type="float" office:value="85.193">
            <text:p>85.193</text:p>
          </table:table-cell>
          <table:table-cell office:value-type="float" office:value="0.085294">
            <text:p>0.085294</text:p>
          </table:table-cell>
          <table:table-cell office:value-type="float" office:value="0.081508">
            <text:p>0.081508</text:p>
          </table:table-cell>
          <table:table-cell office:value-type="float" office:value="0.085872">
            <text:p>0.085872</text:p>
          </table:table-cell>
          <table:table-cell office:value-type="float" office:value="0.085697">
            <text:p>0.085697</text:p>
          </table:table-cell>
          <table:table-cell office:value-type="float" office:value="0.086328">
            <text:p>0.086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8">
            <text:p>88</text:p>
          </table:table-cell>
          <table:table-cell office:value-type="string">
            <text:p>19.11-21.30</text:p>
          </table:table-cell>
          <table:table-cell office:value-type="string">
            <text:p>sydney</text:p>
          </table:table-cell>
          <table:table-cell office:value-type="string">
            <text:p>54.192.216.173</text:p>
          </table:table-cell>
          <table:table-cell office:value-type="float" office:value="79.544">
            <text:p>79.544</text:p>
          </table:table-cell>
          <table:table-cell office:value-type="float" office:value="0.078623">
            <text:p>0.078623</text:p>
          </table:table-cell>
          <table:table-cell office:value-type="float" office:value="0.082391">
            <text:p>0.082391</text:p>
          </table:table-cell>
          <table:table-cell office:value-type="float" office:value="0.045141">
            <text:p>0.045141</text:p>
          </table:table-cell>
          <table:table-cell office:value-type="float" office:value="0.085469">
            <text:p>0.085469</text:p>
          </table:table-cell>
          <table:table-cell office:value-type="float" office:value="0.076527">
            <text:p>0.0765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89">
            <text:p>89</text:p>
          </table:table-cell>
          <table:table-cell office:value-type="string">
            <text:p>19.11-22.30</text:p>
          </table:table-cell>
          <table:table-cell office:value-type="string">
            <text:p>sydney</text:p>
          </table:table-cell>
          <table:table-cell office:value-type="string">
            <text:p>54.192.30.225</text:p>
          </table:table-cell>
          <table:table-cell office:value-type="float" office:value="1.514">
            <text:p>1.514</text:p>
          </table:table-cell>
          <table:table-cell office:value-type="float" office:value="0.001142">
            <text:p>0.001142</text:p>
          </table:table-cell>
          <table:table-cell office:value-type="float" office:value="0.001345">
            <text:p>0.001345</text:p>
          </table:table-cell>
          <table:table-cell office:value-type="float" office:value="0.001207">
            <text:p>0.001207</text:p>
          </table:table-cell>
          <table:table-cell office:value-type="float" office:value="0.001223">
            <text:p>0.001223</text:p>
          </table:table-cell>
          <table:table-cell office:value-type="float" office:value="0.001174">
            <text:p>0.0011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0">
            <text:p>90</text:p>
          </table:table-cell>
          <table:table-cell office:value-type="string">
            <text:p>19.11-23.30</text:p>
          </table:table-cell>
          <table:table-cell office:value-type="string">
            <text:p>sydney</text:p>
          </table:table-cell>
          <table:table-cell office:value-type="string">
            <text:p>54.230.30.38</text:p>
          </table:table-cell>
          <table:table-cell office:value-type="float" office:value="1.295">
            <text:p>1.295</text:p>
          </table:table-cell>
          <table:table-cell office:value-type="float" office:value="0.001199">
            <text:p>0.001199</text:p>
          </table:table-cell>
          <table:table-cell office:value-type="float" office:value="0.001184">
            <text:p>0.001184</text:p>
          </table:table-cell>
          <table:table-cell office:value-type="float" office:value="0.001062">
            <text:p>0.001062</text:p>
          </table:table-cell>
          <table:table-cell office:value-type="float" office:value="0.001431">
            <text:p>0.001431</text:p>
          </table:table-cell>
          <table:table-cell office:value-type="float" office:value="0.001165">
            <text:p>0.0011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1">
            <text:p>91</text:p>
          </table:table-cell>
          <table:table-cell office:value-type="string">
            <text:p>20.11-00.30</text:p>
          </table:table-cell>
          <table:table-cell office:value-type="string">
            <text:p>sydney</text:p>
          </table:table-cell>
          <table:table-cell office:value-type="string">
            <text:p>54.230.20.98</text:p>
          </table:table-cell>
          <table:table-cell office:value-type="float" office:value="89.925">
            <text:p>89.925</text:p>
          </table:table-cell>
          <table:table-cell/>
          <table:table-cell office:value-type="float" office:value="0.085424">
            <text:p>0.085424</text:p>
          </table:table-cell>
          <table:table-cell office:value-type="float" office:value="0.088441">
            <text:p>0.088441</text:p>
          </table:table-cell>
          <table:table-cell office:value-type="float" office:value="0.085428">
            <text:p>0.085428</text:p>
          </table:table-cell>
          <table:table-cell office:value-type="float" office:value="0.088517">
            <text:p>0.0885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2">
            <text:p>92</text:p>
          </table:table-cell>
          <table:table-cell office:value-type="string">
            <text:p>20.11-01.30</text:p>
          </table:table-cell>
          <table:table-cell office:value-type="string">
            <text:p>sydney</text:p>
          </table:table-cell>
          <table:table-cell office:value-type="string">
            <text:p>54.230.30.235</text:p>
          </table:table-cell>
          <table:table-cell office:value-type="float" office:value="1.27">
            <text:p>1.27</text:p>
          </table:table-cell>
          <table:table-cell office:value-type="float" office:value="0.001207">
            <text:p>0.001207</text:p>
          </table:table-cell>
          <table:table-cell office:value-type="float" office:value="0.00114">
            <text:p>0.00114</text:p>
          </table:table-cell>
          <table:table-cell office:value-type="float" office:value="0.001115">
            <text:p>0.001115</text:p>
          </table:table-cell>
          <table:table-cell office:value-type="float" office:value="0.001272">
            <text:p>0.001272</text:p>
          </table:table-cell>
          <table:table-cell office:value-type="float" office:value="0.001208">
            <text:p>0.00120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3">
            <text:p>93</text:p>
          </table:table-cell>
          <table:table-cell office:value-type="string">
            <text:p>20.11-02.30</text:p>
          </table:table-cell>
          <table:table-cell office:value-type="string">
            <text:p>sydney</text:p>
          </table:table-cell>
          <table:table-cell office:value-type="string">
            <text:p>54.230.20.27</text:p>
          </table:table-cell>
          <table:table-cell office:value-type="float" office:value="88.53">
            <text:p>88.53</text:p>
          </table:table-cell>
          <table:table-cell office:value-type="float" office:value="0.086813">
            <text:p>0.086813</text:p>
          </table:table-cell>
          <table:table-cell office:value-type="float" office:value="0.089896">
            <text:p>0.089896</text:p>
          </table:table-cell>
          <table:table-cell office:value-type="float" office:value="0.088473">
            <text:p>0.088473</text:p>
          </table:table-cell>
          <table:table-cell office:value-type="float" office:value="0.086984">
            <text:p>0.086984</text:p>
          </table:table-cell>
          <table:table-cell office:value-type="float" office:value="0.08852">
            <text:p>0.0885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4">
            <text:p>94</text:p>
          </table:table-cell>
          <table:table-cell office:value-type="string">
            <text:p>20.11-03.30</text:p>
          </table:table-cell>
          <table:table-cell office:value-type="string">
            <text:p>sydney</text:p>
          </table:table-cell>
          <table:table-cell office:value-type="string">
            <text:p>54.230.30.189</text:p>
          </table:table-cell>
          <table:table-cell office:value-type="float" office:value="1.559">
            <text:p>1.559</text:p>
          </table:table-cell>
          <table:table-cell/>
          <table:table-cell office:value-type="float" office:value="0.001199">
            <text:p>0.001199</text:p>
          </table:table-cell>
          <table:table-cell office:value-type="float" office:value="0.001131">
            <text:p>0.001131</text:p>
          </table:table-cell>
          <table:table-cell office:value-type="float" office:value="0.001177">
            <text:p>0.001177</text:p>
          </table:table-cell>
          <table:table-cell office:value-type="float" office:value="0.00144">
            <text:p>0.00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5">
            <text:p>95</text:p>
          </table:table-cell>
          <table:table-cell office:value-type="string">
            <text:p>20.11-04.30</text:p>
          </table:table-cell>
          <table:table-cell office:value-type="string">
            <text:p>sydney</text:p>
          </table:table-cell>
          <table:table-cell office:value-type="string">
            <text:p>54.230.30.72</text:p>
          </table:table-cell>
          <table:table-cell office:value-type="float" office:value="1.312">
            <text:p>1.312</text:p>
          </table:table-cell>
          <table:table-cell table:number-columns-repeated="2"/>
          <table:table-cell office:value-type="float" office:value="0.001229">
            <text:p>0.001229</text:p>
          </table:table-cell>
          <table:table-cell office:value-type="float" office:value="0.001562">
            <text:p>0.001562</text:p>
          </table:table-cell>
          <table:table-cell office:value-type="float" office:value="0.001448">
            <text:p>0.00144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6">
            <text:p>96</text:p>
          </table:table-cell>
          <table:table-cell office:value-type="string">
            <text:p>20.11-05.30</text:p>
          </table:table-cell>
          <table:table-cell office:value-type="string">
            <text:p>sydney</text:p>
          </table:table-cell>
          <table:table-cell office:value-type="string">
            <text:p>54.230.23.104</text:p>
          </table:table-cell>
          <table:table-cell office:value-type="float" office:value="88.517">
            <text:p>88.517</text:p>
          </table:table-cell>
          <table:table-cell office:value-type="float" office:value="0.086966">
            <text:p>0.086966</text:p>
          </table:table-cell>
          <table:table-cell office:value-type="float" office:value="0.089777">
            <text:p>0.089777</text:p>
          </table:table-cell>
          <table:table-cell office:value-type="float" office:value="0.088395">
            <text:p>0.088395</text:p>
          </table:table-cell>
          <table:table-cell office:value-type="float" office:value="0.088432">
            <text:p>0.088432</text:p>
          </table:table-cell>
          <table:table-cell office:value-type="float" office:value="0.090014">
            <text:p>0.09001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7">
            <text:p>97</text:p>
          </table:table-cell>
          <table:table-cell office:value-type="string">
            <text:p>20.11-06.30</text:p>
          </table:table-cell>
          <table:table-cell office:value-type="string">
            <text:p>sydney</text:p>
          </table:table-cell>
          <table:table-cell office:value-type="string">
            <text:p>216.137.41.227</text:p>
          </table:table-cell>
          <table:table-cell office:value-type="float" office:value="87.237">
            <text:p>87.237</text:p>
          </table:table-cell>
          <table:table-cell office:value-type="float" office:value="0.088499">
            <text:p>0.088499</text:p>
          </table:table-cell>
          <table:table-cell office:value-type="float" office:value="0.085426">
            <text:p>0.085426</text:p>
          </table:table-cell>
          <table:table-cell office:value-type="float" office:value="0.088421">
            <text:p>0.088421</text:p>
          </table:table-cell>
          <table:table-cell office:value-type="float" office:value="0.088234">
            <text:p>0.088234</text:p>
          </table:table-cell>
          <table:table-cell office:value-type="float" office:value="0.089448">
            <text:p>0.08944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8">
            <text:p>98</text:p>
          </table:table-cell>
          <table:table-cell office:value-type="string">
            <text:p>20.11-07.30</text:p>
          </table:table-cell>
          <table:table-cell office:value-type="string">
            <text:p>sydney</text:p>
          </table:table-cell>
          <table:table-cell office:value-type="string">
            <text:p>54.230.30.218</text:p>
          </table:table-cell>
          <table:table-cell office:value-type="float" office:value="1.309">
            <text:p>1.309</text:p>
          </table:table-cell>
          <table:table-cell/>
          <table:table-cell office:value-type="float" office:value="0.001134">
            <text:p>0.001134</text:p>
          </table:table-cell>
          <table:table-cell office:value-type="float" office:value="0.001191">
            <text:p>0.001191</text:p>
          </table:table-cell>
          <table:table-cell office:value-type="float" office:value="0.001185">
            <text:p>0.001185</text:p>
          </table:table-cell>
          <table:table-cell office:value-type="float" office:value="0.001129">
            <text:p>0.00112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99">
            <text:p>99</text:p>
          </table:table-cell>
          <table:table-cell office:value-type="string">
            <text:p>20.11-08.30</text:p>
          </table:table-cell>
          <table:table-cell office:value-type="string">
            <text:p>sydney</text:p>
          </table:table-cell>
          <table:table-cell office:value-type="string">
            <text:p>54.230.20.252</text:p>
          </table:table-cell>
          <table:table-cell office:value-type="float" office:value="86.016">
            <text:p>86.016</text:p>
          </table:table-cell>
          <table:table-cell office:value-type="float" office:value="0.085762">
            <text:p>0.085762</text:p>
          </table:table-cell>
          <table:table-cell office:value-type="float" office:value="0.088728">
            <text:p>0.088728</text:p>
          </table:table-cell>
          <table:table-cell office:value-type="float" office:value="0.089731">
            <text:p>0.089731</text:p>
          </table:table-cell>
          <table:table-cell office:value-type="float" office:value="0.085623">
            <text:p>0.085623</text:p>
          </table:table-cell>
          <table:table-cell office:value-type="float" office:value="0.088602">
            <text:p>0.0886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0">
            <text:p>100</text:p>
          </table:table-cell>
          <table:table-cell office:value-type="string">
            <text:p>20.11-09.30</text:p>
          </table:table-cell>
          <table:table-cell office:value-type="string">
            <text:p>sydney</text:p>
          </table:table-cell>
          <table:table-cell office:value-type="string">
            <text:p>54.230.30.68</text:p>
          </table:table-cell>
          <table:table-cell office:value-type="float" office:value="1.464">
            <text:p>1.464</text:p>
          </table:table-cell>
          <table:table-cell office:value-type="float" office:value="0.0012">
            <text:p>0.0012</text:p>
          </table:table-cell>
          <table:table-cell office:value-type="float" office:value="0.001413">
            <text:p>0.001413</text:p>
          </table:table-cell>
          <table:table-cell/>
          <table:table-cell office:value-type="float" office:value="0.001442">
            <text:p>0.001442</text:p>
          </table:table-cell>
          <table:table-cell office:value-type="float" office:value="0.001247">
            <text:p>0.00124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1">
            <text:p>101</text:p>
          </table:table-cell>
          <table:table-cell office:value-type="string">
            <text:p>20.11-10.30</text:p>
          </table:table-cell>
          <table:table-cell office:value-type="string">
            <text:p>sydney</text:p>
          </table:table-cell>
          <table:table-cell office:value-type="string">
            <text:p>54.192.30.195</text:p>
          </table:table-cell>
          <table:table-cell office:value-type="float" office:value="1.526">
            <text:p>1.526</text:p>
          </table:table-cell>
          <table:table-cell office:value-type="float" office:value="0.001315">
            <text:p>0.001315</text:p>
          </table:table-cell>
          <table:table-cell table:number-columns-repeated="2"/>
          <table:table-cell office:value-type="float" office:value="0.0011">
            <text:p>0.0011</text:p>
          </table:table-cell>
          <table:table-cell office:value-type="float" office:value="0.001217">
            <text:p>0.0012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2">
            <text:p>102</text:p>
          </table:table-cell>
          <table:table-cell office:value-type="string">
            <text:p>20.11-11.30</text:p>
          </table:table-cell>
          <table:table-cell office:value-type="string">
            <text:p>sydney</text:p>
          </table:table-cell>
          <table:table-cell office:value-type="string">
            <text:p>54.230.30.218</text:p>
          </table:table-cell>
          <table:table-cell office:value-type="float" office:value="1.347">
            <text:p>1.347</text:p>
          </table:table-cell>
          <table:table-cell office:value-type="float" office:value="0.001249">
            <text:p>0.001249</text:p>
          </table:table-cell>
          <table:table-cell office:value-type="float" office:value="0.001216">
            <text:p>0.001216</text:p>
          </table:table-cell>
          <table:table-cell office:value-type="float" office:value="0.00132">
            <text:p>0.00132</text:p>
          </table:table-cell>
          <table:table-cell office:value-type="float" office:value="0.001148">
            <text:p>0.001148</text:p>
          </table:table-cell>
          <table:table-cell office:value-type="float" office:value="0.001222">
            <text:p>0.0012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3">
            <text:p>103</text:p>
          </table:table-cell>
          <table:table-cell office:value-type="string">
            <text:p>20.11-12.30</text:p>
          </table:table-cell>
          <table:table-cell office:value-type="string">
            <text:p>sydney</text:p>
          </table:table-cell>
          <table:table-cell office:value-type="string">
            <text:p>54.230.30.234</text:p>
          </table:table-cell>
          <table:table-cell office:value-type="float" office:value="1.337">
            <text:p>1.337</text:p>
          </table:table-cell>
          <table:table-cell office:value-type="float" office:value="0.001147">
            <text:p>0.001147</text:p>
          </table:table-cell>
          <table:table-cell office:value-type="float" office:value="0.001071">
            <text:p>0.001071</text:p>
          </table:table-cell>
          <table:table-cell office:value-type="float" office:value="0.001034">
            <text:p>0.001034</text:p>
          </table:table-cell>
          <table:table-cell office:value-type="float" office:value="0.001112">
            <text:p>0.001112</text:p>
          </table:table-cell>
          <table:table-cell office:value-type="float" office:value="0.001375">
            <text:p>0.00137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4">
            <text:p>104</text:p>
          </table:table-cell>
          <table:table-cell office:value-type="string">
            <text:p>20.11-13.30</text:p>
          </table:table-cell>
          <table:table-cell office:value-type="string">
            <text:p>sydney</text:p>
          </table:table-cell>
          <table:table-cell office:value-type="string">
            <text:p>54.192.30.229</text:p>
          </table:table-cell>
          <table:table-cell office:value-type="float" office:value="1.381">
            <text:p>1.381</text:p>
          </table:table-cell>
          <table:table-cell office:value-type="float" office:value="0.00114">
            <text:p>0.00114</text:p>
          </table:table-cell>
          <table:table-cell office:value-type="float" office:value="0.001167">
            <text:p>0.001167</text:p>
          </table:table-cell>
          <table:table-cell office:value-type="float" office:value="0.001181">
            <text:p>0.001181</text:p>
          </table:table-cell>
          <table:table-cell office:value-type="float" office:value="0.001162">
            <text:p>0.001162</text:p>
          </table:table-cell>
          <table:table-cell office:value-type="float" office:value="0.0012">
            <text:p>0.001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5">
            <text:p>105</text:p>
          </table:table-cell>
          <table:table-cell office:value-type="string">
            <text:p>19.11-17.32</text:p>
          </table:table-cell>
          <table:table-cell office:value-type="string">
            <text:p>usstandard</text:p>
          </table:table-cell>
          <table:table-cell office:value-type="string">
            <text:p>54.192.29.221</text:p>
          </table:table-cell>
          <table:table-cell office:value-type="float" office:value="1.428">
            <text:p>1.428</text:p>
          </table:table-cell>
          <table:table-cell office:value-type="float" office:value="0.001169">
            <text:p>0.001169</text:p>
          </table:table-cell>
          <table:table-cell office:value-type="float" office:value="0.001165">
            <text:p>0.001165</text:p>
          </table:table-cell>
          <table:table-cell office:value-type="float" office:value="0.00092">
            <text:p>0.00092</text:p>
          </table:table-cell>
          <table:table-cell office:value-type="float" office:value="0.001515">
            <text:p>0.001515</text:p>
          </table:table-cell>
          <table:table-cell office:value-type="float" office:value="0.001026">
            <text:p>0.00102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6">
            <text:p>106</text:p>
          </table:table-cell>
          <table:table-cell office:value-type="string">
            <text:p>19.11-18.30</text:p>
          </table:table-cell>
          <table:table-cell office:value-type="string">
            <text:p>usstandard</text:p>
          </table:table-cell>
          <table:table-cell office:value-type="string">
            <text:p>54.192.30.138</text:p>
          </table:table-cell>
          <table:table-cell office:value-type="float" office:value="1.35">
            <text:p>1.35</text:p>
          </table:table-cell>
          <table:table-cell office:value-type="float" office:value="0.001266">
            <text:p>0.001266</text:p>
          </table:table-cell>
          <table:table-cell office:value-type="float" office:value="0.00102">
            <text:p>0.00102</text:p>
          </table:table-cell>
          <table:table-cell office:value-type="float" office:value="0.001199">
            <text:p>0.001199</text:p>
          </table:table-cell>
          <table:table-cell office:value-type="float" office:value="0.001039">
            <text:p>0.001039</text:p>
          </table:table-cell>
          <table:table-cell office:value-type="float" office:value="0.001136">
            <text:p>0.0011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7">
            <text:p>107</text:p>
          </table:table-cell>
          <table:table-cell office:value-type="string">
            <text:p>19.11-19.30</text:p>
          </table:table-cell>
          <table:table-cell office:value-type="string">
            <text:p>usstandard</text:p>
          </table:table-cell>
          <table:table-cell office:value-type="string">
            <text:p>54.230.30.244</text:p>
          </table:table-cell>
          <table:table-cell office:value-type="float" office:value="1.398">
            <text:p>1.398</text:p>
          </table:table-cell>
          <table:table-cell office:value-type="float" office:value="0.001216">
            <text:p>0.001216</text:p>
          </table:table-cell>
          <table:table-cell table:number-columns-repeated="2"/>
          <table:table-cell office:value-type="float" office:value="0.001179">
            <text:p>0.001179</text:p>
          </table:table-cell>
          <table:table-cell office:value-type="float" office:value="0.001285">
            <text:p>0.00128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8">
            <text:p>108</text:p>
          </table:table-cell>
          <table:table-cell office:value-type="string">
            <text:p>19.11-20.30</text:p>
          </table:table-cell>
          <table:table-cell office:value-type="string">
            <text:p>usstandard</text:p>
          </table:table-cell>
          <table:table-cell office:value-type="string">
            <text:p>54.230.30.206</text:p>
          </table:table-cell>
          <table:table-cell office:value-type="float" office:value="1.553">
            <text:p>1.553</text:p>
          </table:table-cell>
          <table:table-cell table:number-columns-repeated="2"/>
          <table:table-cell office:value-type="float" office:value="0.001224">
            <text:p>0.001224</text:p>
          </table:table-cell>
          <table:table-cell office:value-type="float" office:value="0.001378">
            <text:p>0.001378</text:p>
          </table:table-cell>
          <table:table-cell office:value-type="float" office:value="0.001165">
            <text:p>0.0011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09">
            <text:p>109</text:p>
          </table:table-cell>
          <table:table-cell office:value-type="string">
            <text:p>19.11-21.30</text:p>
          </table:table-cell>
          <table:table-cell office:value-type="string">
            <text:p>usstandard</text:p>
          </table:table-cell>
          <table:table-cell office:value-type="string">
            <text:p>54.192.30.137</text:p>
          </table:table-cell>
          <table:table-cell office:value-type="float" office:value="1.407">
            <text:p>1.407</text:p>
          </table:table-cell>
          <table:table-cell office:value-type="float" office:value="0.001404">
            <text:p>0.001404</text:p>
          </table:table-cell>
          <table:table-cell office:value-type="float" office:value="0.00149">
            <text:p>0.00149</text:p>
          </table:table-cell>
          <table:table-cell office:value-type="float" office:value="0.001305">
            <text:p>0.001305</text:p>
          </table:table-cell>
          <table:table-cell office:value-type="float" office:value="0.001362">
            <text:p>0.001362</text:p>
          </table:table-cell>
          <table:table-cell office:value-type="float" office:value="0.001234">
            <text:p>0.00123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0">
            <text:p>110</text:p>
          </table:table-cell>
          <table:table-cell office:value-type="string">
            <text:p>19.11-22.30</text:p>
          </table:table-cell>
          <table:table-cell office:value-type="string">
            <text:p>usstandard</text:p>
          </table:table-cell>
          <table:table-cell office:value-type="string">
            <text:p>54.230.30.214</text:p>
          </table:table-cell>
          <table:table-cell office:value-type="float" office:value="1.33">
            <text:p>1.33</text:p>
          </table:table-cell>
          <table:table-cell office:value-type="float" office:value="0.001189">
            <text:p>0.001189</text:p>
          </table:table-cell>
          <table:table-cell office:value-type="float" office:value="0.001158">
            <text:p>0.001158</text:p>
          </table:table-cell>
          <table:table-cell office:value-type="float" office:value="0.001404">
            <text:p>0.001404</text:p>
          </table:table-cell>
          <table:table-cell office:value-type="float" office:value="0.001403">
            <text:p>0.001403</text:p>
          </table:table-cell>
          <table:table-cell office:value-type="float" office:value="0.001489">
            <text:p>0.00148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1">
            <text:p>111</text:p>
          </table:table-cell>
          <table:table-cell office:value-type="string">
            <text:p>19.11-23.30</text:p>
          </table:table-cell>
          <table:table-cell office:value-type="string">
            <text:p>usstandard</text:p>
          </table:table-cell>
          <table:table-cell office:value-type="string">
            <text:p>54.230.30.47</text:p>
          </table:table-cell>
          <table:table-cell office:value-type="float" office:value="1.281">
            <text:p>1.281</text:p>
          </table:table-cell>
          <table:table-cell office:value-type="float" office:value="0.001152">
            <text:p>0.001152</text:p>
          </table:table-cell>
          <table:table-cell office:value-type="float" office:value="0.001431">
            <text:p>0.001431</text:p>
          </table:table-cell>
          <table:table-cell office:value-type="float" office:value="0.00089">
            <text:p>0.00089</text:p>
          </table:table-cell>
          <table:table-cell office:value-type="float" office:value="0.001368">
            <text:p>0.001368</text:p>
          </table:table-cell>
          <table:table-cell office:value-type="float" office:value="0.00115">
            <text:p>0.001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2">
            <text:p>112</text:p>
          </table:table-cell>
          <table:table-cell office:value-type="string">
            <text:p>20.11-00.30</text:p>
          </table:table-cell>
          <table:table-cell office:value-type="string">
            <text:p>usstandard</text:p>
          </table:table-cell>
          <table:table-cell office:value-type="string">
            <text:p>54.230.30.5</text:p>
          </table:table-cell>
          <table:table-cell office:value-type="float" office:value="1.318">
            <text:p>1.318</text:p>
          </table:table-cell>
          <table:table-cell office:value-type="float" office:value="0.001743">
            <text:p>0.001743</text:p>
          </table:table-cell>
          <table:table-cell office:value-type="float" office:value="0.001256">
            <text:p>0.001256</text:p>
          </table:table-cell>
          <table:table-cell office:value-type="float" office:value="0.001263">
            <text:p>0.001263</text:p>
          </table:table-cell>
          <table:table-cell office:value-type="float" office:value="0.001112">
            <text:p>0.001112</text:p>
          </table:table-cell>
          <table:table-cell office:value-type="float" office:value="0.001009">
            <text:p>0.0010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3">
            <text:p>113</text:p>
          </table:table-cell>
          <table:table-cell office:value-type="string">
            <text:p>20.11-01.30</text:p>
          </table:table-cell>
          <table:table-cell office:value-type="string">
            <text:p>usstandard</text:p>
          </table:table-cell>
          <table:table-cell office:value-type="string">
            <text:p>54.230.21.108</text:p>
          </table:table-cell>
          <table:table-cell office:value-type="float" office:value="87.267">
            <text:p>87.267</text:p>
          </table:table-cell>
          <table:table-cell office:value-type="float" office:value="0.088602">
            <text:p>0.088602</text:p>
          </table:table-cell>
          <table:table-cell office:value-type="float" office:value="0.085627">
            <text:p>0.085627</text:p>
          </table:table-cell>
          <table:table-cell office:value-type="float" office:value="0.085434">
            <text:p>0.085434</text:p>
          </table:table-cell>
          <table:table-cell office:value-type="float" office:value="0.089982">
            <text:p>0.089982</text:p>
          </table:table-cell>
          <table:table-cell office:value-type="float" office:value="0.085922">
            <text:p>0.08592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4">
            <text:p>114</text:p>
          </table:table-cell>
          <table:table-cell office:value-type="string">
            <text:p>20.11-02.30</text:p>
          </table:table-cell>
          <table:table-cell office:value-type="string">
            <text:p>usstandard</text:p>
          </table:table-cell>
          <table:table-cell office:value-type="string">
            <text:p>54.230.30.212</text:p>
          </table:table-cell>
          <table:table-cell office:value-type="float" office:value="1.25">
            <text:p>1.25</text:p>
          </table:table-cell>
          <table:table-cell office:value-type="float" office:value="0.001383">
            <text:p>0.001383</text:p>
          </table:table-cell>
          <table:table-cell office:value-type="float" office:value="0.001062">
            <text:p>0.001062</text:p>
          </table:table-cell>
          <table:table-cell office:value-type="float" office:value="0.001277">
            <text:p>0.001277</text:p>
          </table:table-cell>
          <table:table-cell office:value-type="float" office:value="0.001181">
            <text:p>0.001181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5">
            <text:p>115</text:p>
          </table:table-cell>
          <table:table-cell office:value-type="string">
            <text:p>20.11-03.30</text:p>
          </table:table-cell>
          <table:table-cell office:value-type="string">
            <text:p>usstandard</text:p>
          </table:table-cell>
          <table:table-cell office:value-type="string">
            <text:p>54.230.30.50</text:p>
          </table:table-cell>
          <table:table-cell office:value-type="float" office:value="1.429">
            <text:p>1.429</text:p>
          </table:table-cell>
          <table:table-cell/>
          <table:table-cell office:value-type="float" office:value="0.001448">
            <text:p>0.001448</text:p>
          </table:table-cell>
          <table:table-cell office:value-type="float" office:value="0.001391">
            <text:p>0.001391</text:p>
          </table:table-cell>
          <table:table-cell office:value-type="float" office:value="0.00115">
            <text:p>0.00115</text:p>
          </table:table-cell>
          <table:table-cell office:value-type="float" office:value="0.001218">
            <text:p>0.0012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6">
            <text:p>116</text:p>
          </table:table-cell>
          <table:table-cell office:value-type="string">
            <text:p>20.11-04.30</text:p>
          </table:table-cell>
          <table:table-cell office:value-type="string">
            <text:p>usstandard</text:p>
          </table:table-cell>
          <table:table-cell office:value-type="string">
            <text:p>54.230.30.73</text:p>
          </table:table-cell>
          <table:table-cell office:value-type="float" office:value="1.479">
            <text:p>1.479</text:p>
          </table:table-cell>
          <table:table-cell office:value-type="float" office:value="0.001396">
            <text:p>0.001396</text:p>
          </table:table-cell>
          <table:table-cell office:value-type="float" office:value="0.001209">
            <text:p>0.001209</text:p>
          </table:table-cell>
          <table:table-cell office:value-type="float" office:value="0.001171">
            <text:p>0.001171</text:p>
          </table:table-cell>
          <table:table-cell office:value-type="float" office:value="0.001489">
            <text:p>0.001489</text:p>
          </table:table-cell>
          <table:table-cell office:value-type="float" office:value="0.000898">
            <text:p>0.0008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7">
            <text:p>117</text:p>
          </table:table-cell>
          <table:table-cell office:value-type="string">
            <text:p>20.11-05.30</text:p>
          </table:table-cell>
          <table:table-cell office:value-type="string">
            <text:p>usstandard</text:p>
          </table:table-cell>
          <table:table-cell office:value-type="string">
            <text:p>216.137.41.107</text:p>
          </table:table-cell>
          <table:table-cell office:value-type="float" office:value="85.628">
            <text:p>85.628</text:p>
          </table:table-cell>
          <table:table-cell office:value-type="float" office:value="0.0866">
            <text:p>0.0866</text:p>
          </table:table-cell>
          <table:table-cell office:value-type="float" office:value="0.086018">
            <text:p>0.086018</text:p>
          </table:table-cell>
          <table:table-cell office:value-type="float" office:value="0.087147">
            <text:p>0.087147</text:p>
          </table:table-cell>
          <table:table-cell office:value-type="float" office:value="0.088193">
            <text:p>0.088193</text:p>
          </table:table-cell>
          <table:table-cell office:value-type="float" office:value="0.086461">
            <text:p>0.08646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18">
            <text:p>118</text:p>
          </table:table-cell>
          <table:table-cell office:value-type="string">
            <text:p>20.11-06.30</text:p>
          </table:table-cell>
          <table:table-cell office:value-type="string">
            <text:p>usstandard</text:p>
          </table:table-cell>
          <table:table-cell/>
          <table:table-cell office:value-type="float" office:value="88.312">
            <text:p>88.312</text:p>
          </table:table-cell>
          <table:table-cell/>
          <table:table-cell office:value-type="float" office:value="0.088527">
            <text:p>0.088527</text:p>
          </table:table-cell>
          <table:table-cell office:value-type="float" office:value="0.089552">
            <text:p>0.089552</text:p>
          </table:table-cell>
          <table:table-cell office:value-type="float" office:value="0.088628">
            <text:p>0.088628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119">
            <text:p>119</text:p>
          </table:table-cell>
          <table:table-cell office:value-type="string">
            <text:p>20.11-07.30</text:p>
          </table:table-cell>
          <table:table-cell office:value-type="string">
            <text:p>usstandard</text:p>
          </table:table-cell>
          <table:table-cell office:value-type="string">
            <text:p>54.230.21.222</text:p>
          </table:table-cell>
          <table:table-cell office:value-type="float" office:value="88.366">
            <text:p>88.366</text:p>
          </table:table-cell>
          <table:table-cell office:value-type="float" office:value="0.08822">
            <text:p>0.08822</text:p>
          </table:table-cell>
          <table:table-cell office:value-type="float" office:value="0.087315">
            <text:p>0.087315</text:p>
          </table:table-cell>
          <table:table-cell office:value-type="float" office:value="0.088301">
            <text:p>0.088301</text:p>
          </table:table-cell>
          <table:table-cell office:value-type="float" office:value="0.08955">
            <text:p>0.08955</text:p>
          </table:table-cell>
          <table:table-cell office:value-type="float" office:value="0.085501">
            <text:p>0.0855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0">
            <text:p>120</text:p>
          </table:table-cell>
          <table:table-cell office:value-type="string">
            <text:p>20.11-08.30</text:p>
          </table:table-cell>
          <table:table-cell office:value-type="string">
            <text:p>usstandard</text:p>
          </table:table-cell>
          <table:table-cell office:value-type="string">
            <text:p>54.230.20.109</text:p>
          </table:table-cell>
          <table:table-cell office:value-type="float" office:value="85.708">
            <text:p>85.708</text:p>
          </table:table-cell>
          <table:table-cell office:value-type="float" office:value="0.088566">
            <text:p>0.088566</text:p>
          </table:table-cell>
          <table:table-cell office:value-type="float" office:value="0.085515">
            <text:p>0.085515</text:p>
          </table:table-cell>
          <table:table-cell office:value-type="float" office:value="0.088082">
            <text:p>0.088082</text:p>
          </table:table-cell>
          <table:table-cell office:value-type="float" office:value="0.08726">
            <text:p>0.08726</text:p>
          </table:table-cell>
          <table:table-cell office:value-type="float" office:value="0.0898">
            <text:p>0.08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1">
            <text:p>121</text:p>
          </table:table-cell>
          <table:table-cell office:value-type="string">
            <text:p>20.11-09.30</text:p>
          </table:table-cell>
          <table:table-cell office:value-type="string">
            <text:p>usstandard</text:p>
          </table:table-cell>
          <table:table-cell office:value-type="string">
            <text:p>54.192.30.221</text:p>
          </table:table-cell>
          <table:table-cell office:value-type="float" office:value="1.19">
            <text:p>1.19</text:p>
          </table:table-cell>
          <table:table-cell office:value-type="float" office:value="0.001316">
            <text:p>0.001316</text:p>
          </table:table-cell>
          <table:table-cell office:value-type="float" office:value="0.001243">
            <text:p>0.001243</text:p>
          </table:table-cell>
          <table:table-cell office:value-type="float" office:value="0.001209">
            <text:p>0.001209</text:p>
          </table:table-cell>
          <table:table-cell office:value-type="float" office:value="0.001211">
            <text:p>0.001211</text:p>
          </table:table-cell>
          <table:table-cell office:value-type="float" office:value="0.001201">
            <text:p>0.0012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2">
            <text:p>122</text:p>
          </table:table-cell>
          <table:table-cell office:value-type="string">
            <text:p>20.11-10.30</text:p>
          </table:table-cell>
          <table:table-cell office:value-type="string">
            <text:p>usstandard</text:p>
          </table:table-cell>
          <table:table-cell office:value-type="string">
            <text:p>54.230.30.68</text:p>
          </table:table-cell>
          <table:table-cell office:value-type="float" office:value="1.287">
            <text:p>1.287</text:p>
          </table:table-cell>
          <table:table-cell office:value-type="float" office:value="0.001172">
            <text:p>0.001172</text:p>
          </table:table-cell>
          <table:table-cell office:value-type="float" office:value="0.001448">
            <text:p>0.001448</text:p>
          </table:table-cell>
          <table:table-cell office:value-type="float" office:value="0.001411">
            <text:p>0.001411</text:p>
          </table:table-cell>
          <table:table-cell office:value-type="float" office:value="0.00141">
            <text:p>0.00141</text:p>
          </table:table-cell>
          <table:table-cell office:value-type="float" office:value="0.001134">
            <text:p>0.00113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3">
            <text:p>123</text:p>
          </table:table-cell>
          <table:table-cell office:value-type="string">
            <text:p>20.11-11.30</text:p>
          </table:table-cell>
          <table:table-cell office:value-type="string">
            <text:p>usstandard</text:p>
          </table:table-cell>
          <table:table-cell office:value-type="string">
            <text:p>54.230.30.72</text:p>
          </table:table-cell>
          <table:table-cell office:value-type="float" office:value="1.235">
            <text:p>1.235</text:p>
          </table:table-cell>
          <table:table-cell office:value-type="float" office:value="0.001293">
            <text:p>0.001293</text:p>
          </table:table-cell>
          <table:table-cell office:value-type="float" office:value="0.001398">
            <text:p>0.001398</text:p>
          </table:table-cell>
          <table:table-cell office:value-type="float" office:value="0.0012">
            <text:p>0.0012</text:p>
          </table:table-cell>
          <table:table-cell office:value-type="float" office:value="0.001229">
            <text:p>0.001229</text:p>
          </table:table-cell>
          <table:table-cell office:value-type="float" office:value="0.001032">
            <text:p>0.0010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4">
            <text:p>124</text:p>
          </table:table-cell>
          <table:table-cell office:value-type="string">
            <text:p>20.11-12.30</text:p>
          </table:table-cell>
          <table:table-cell office:value-type="string">
            <text:p>usstandard</text:p>
          </table:table-cell>
          <table:table-cell office:value-type="string">
            <text:p>54.192.30.224</text:p>
          </table:table-cell>
          <table:table-cell office:value-type="float" office:value="1.339">
            <text:p>1.339</text:p>
          </table:table-cell>
          <table:table-cell/>
          <table:table-cell office:value-type="float" office:value="0.001217">
            <text:p>0.001217</text:p>
          </table:table-cell>
          <table:table-cell office:value-type="float" office:value="0.001413">
            <text:p>0.001413</text:p>
          </table:table-cell>
          <table:table-cell office:value-type="float" office:value="0.001158">
            <text:p>0.001158</text:p>
          </table:table-cell>
          <table:table-cell office:value-type="float" office:value="0.00117">
            <text:p>0.0011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5">
            <text:p>125</text:p>
          </table:table-cell>
          <table:table-cell office:value-type="string">
            <text:p>20.11-13.30</text:p>
          </table:table-cell>
          <table:table-cell office:value-type="string">
            <text:p>usstandard</text:p>
          </table:table-cell>
          <table:table-cell office:value-type="string">
            <text:p>54.230.186.236</text:p>
          </table:table-cell>
          <table:table-cell office:value-type="float" office:value="18.151">
            <text:p>18.151</text:p>
          </table:table-cell>
          <table:table-cell office:value-type="float" office:value="0.018076">
            <text:p>0.018076</text:p>
          </table:table-cell>
          <table:table-cell office:value-type="float" office:value="0.017884">
            <text:p>0.017884</text:p>
          </table:table-cell>
          <table:table-cell office:value-type="float" office:value="0.018051">
            <text:p>0.018051</text:p>
          </table:table-cell>
          <table:table-cell office:value-type="float" office:value="0.017848">
            <text:p>0.017848</text:p>
          </table:table-cell>
          <table:table-cell office:value-type="float" office:value="0.01809">
            <text:p>0.018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6">
            <text:p>126</text:p>
          </table:table-cell>
          <table:table-cell office:value-type="string">
            <text:p>19.11-17.32</text:p>
          </table:table-cell>
          <table:table-cell office:value-type="string">
            <text:p>saopaulo</text:p>
          </table:table-cell>
          <table:table-cell office:value-type="string">
            <text:p>54.230.219.200</text:p>
          </table:table-cell>
          <table:table-cell office:value-type="float" office:value="81.939">
            <text:p>81.939</text:p>
          </table:table-cell>
          <table:table-cell office:value-type="float" office:value="0.086978">
            <text:p>0.086978</text:p>
          </table:table-cell>
          <table:table-cell office:value-type="float" office:value="0.087563">
            <text:p>0.087563</text:p>
          </table:table-cell>
          <table:table-cell office:value-type="float" office:value="0.087774">
            <text:p>0.087774</text:p>
          </table:table-cell>
          <table:table-cell office:value-type="float" office:value="0.083704">
            <text:p>0.083704</text:p>
          </table:table-cell>
          <table:table-cell office:value-type="float" office:value="0.084145">
            <text:p>0.0841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7">
            <text:p>127</text:p>
          </table:table-cell>
          <table:table-cell office:value-type="string">
            <text:p>19.11-18.30</text:p>
          </table:table-cell>
          <table:table-cell office:value-type="string">
            <text:p>saopaulo</text:p>
          </table:table-cell>
          <table:table-cell office:value-type="string">
            <text:p>54.230.30.208</text:p>
          </table:table-cell>
          <table:table-cell office:value-type="float" office:value="1.257">
            <text:p>1.257</text:p>
          </table:table-cell>
          <table:table-cell office:value-type="float" office:value="0.001121">
            <text:p>0.001121</text:p>
          </table:table-cell>
          <table:table-cell office:value-type="float" office:value="0.001135">
            <text:p>0.001135</text:p>
          </table:table-cell>
          <table:table-cell office:value-type="float" office:value="0.00142">
            <text:p>0.00142</text:p>
          </table:table-cell>
          <table:table-cell office:value-type="float" office:value="0.001205">
            <text:p>0.001205</text:p>
          </table:table-cell>
          <table:table-cell office:value-type="float" office:value="0.001402">
            <text:p>0.0014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8">
            <text:p>128</text:p>
          </table:table-cell>
          <table:table-cell office:value-type="string">
            <text:p>19.11-19.30</text:p>
          </table:table-cell>
          <table:table-cell office:value-type="string">
            <text:p>saopaulo</text:p>
          </table:table-cell>
          <table:table-cell office:value-type="string">
            <text:p>54.230.29.253</text:p>
          </table:table-cell>
          <table:table-cell office:value-type="float" office:value="1.256">
            <text:p>1.256</text:p>
          </table:table-cell>
          <table:table-cell office:value-type="float" office:value="0.001262">
            <text:p>0.001262</text:p>
          </table:table-cell>
          <table:table-cell office:value-type="float" office:value="0.001162">
            <text:p>0.001162</text:p>
          </table:table-cell>
          <table:table-cell office:value-type="float" office:value="0.001164">
            <text:p>0.001164</text:p>
          </table:table-cell>
          <table:table-cell office:value-type="float" office:value="0.001198">
            <text:p>0.001198</text:p>
          </table:table-cell>
          <table:table-cell office:value-type="float" office:value="0.001113">
            <text:p>0.00111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29">
            <text:p>129</text:p>
          </table:table-cell>
          <table:table-cell office:value-type="string">
            <text:p>19.11-20.30</text:p>
          </table:table-cell>
          <table:table-cell office:value-type="string">
            <text:p>saopaulo</text:p>
          </table:table-cell>
          <table:table-cell office:value-type="string">
            <text:p>54.230.30.190</text:p>
          </table:table-cell>
          <table:table-cell office:value-type="float" office:value="1.331">
            <text:p>1.331</text:p>
          </table:table-cell>
          <table:table-cell office:value-type="float" office:value="0.001165">
            <text:p>0.001165</text:p>
          </table:table-cell>
          <table:table-cell office:value-type="float" office:value="0.001198">
            <text:p>0.001198</text:p>
          </table:table-cell>
          <table:table-cell office:value-type="float" office:value="0.001137">
            <text:p>0.001137</text:p>
          </table:table-cell>
          <table:table-cell office:value-type="float" office:value="0.001168">
            <text:p>0.001168</text:p>
          </table:table-cell>
          <table:table-cell office:value-type="float" office:value="0.001401">
            <text:p>0.00140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0">
            <text:p>130</text:p>
          </table:table-cell>
          <table:table-cell office:value-type="string">
            <text:p>19.11-21.30</text:p>
          </table:table-cell>
          <table:table-cell office:value-type="string">
            <text:p>saopaulo</text:p>
          </table:table-cell>
          <table:table-cell office:value-type="string">
            <text:p>216.137.41.45</text:p>
          </table:table-cell>
          <table:table-cell office:value-type="float" office:value="89.97">
            <text:p>89.97</text:p>
          </table:table-cell>
          <table:table-cell office:value-type="float" office:value="0.088572">
            <text:p>0.088572</text:p>
          </table:table-cell>
          <table:table-cell office:value-type="float" office:value="0.088669">
            <text:p>0.088669</text:p>
          </table:table-cell>
          <table:table-cell office:value-type="float" office:value="0.085138">
            <text:p>0.085138</text:p>
          </table:table-cell>
          <table:table-cell office:value-type="float" office:value="0.097643">
            <text:p>0.097643</text:p>
          </table:table-cell>
          <table:table-cell office:value-type="float" office:value="0.096355">
            <text:p>0.09635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1">
            <text:p>131</text:p>
          </table:table-cell>
          <table:table-cell office:value-type="string">
            <text:p>19.11-22.30</text:p>
          </table:table-cell>
          <table:table-cell office:value-type="string">
            <text:p>saopaulo</text:p>
          </table:table-cell>
          <table:table-cell office:value-type="string">
            <text:p>54.230.30.229</text:p>
          </table:table-cell>
          <table:table-cell office:value-type="float" office:value="1.451">
            <text:p>1.451</text:p>
          </table:table-cell>
          <table:table-cell office:value-type="float" office:value="0.001244">
            <text:p>0.001244</text:p>
          </table:table-cell>
          <table:table-cell office:value-type="float" office:value="0.001168">
            <text:p>0.001168</text:p>
          </table:table-cell>
          <table:table-cell/>
          <table:table-cell office:value-type="float" office:value="0.001134">
            <text:p>0.001134</text:p>
          </table:table-cell>
          <table:table-cell office:value-type="float" office:value="0.001132">
            <text:p>0.0011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2">
            <text:p>132</text:p>
          </table:table-cell>
          <table:table-cell office:value-type="string">
            <text:p>19.11-23.30</text:p>
          </table:table-cell>
          <table:table-cell office:value-type="string">
            <text:p>saopaulo</text:p>
          </table:table-cell>
          <table:table-cell office:value-type="string">
            <text:p>54.230.30.213</text:p>
          </table:table-cell>
          <table:table-cell office:value-type="float" office:value="1.28">
            <text:p>1.28</text:p>
          </table:table-cell>
          <table:table-cell office:value-type="float" office:value="0.000938">
            <text:p>0.000938</text:p>
          </table:table-cell>
          <table:table-cell office:value-type="float" office:value="0.001239">
            <text:p>0.001239</text:p>
          </table:table-cell>
          <table:table-cell office:value-type="float" office:value="0.001169">
            <text:p>0.001169</text:p>
          </table:table-cell>
          <table:table-cell office:value-type="float" office:value="0.001432">
            <text:p>0.001432</text:p>
          </table:table-cell>
          <table:table-cell office:value-type="float" office:value="0.00121">
            <text:p>0.0012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3">
            <text:p>133</text:p>
          </table:table-cell>
          <table:table-cell office:value-type="string">
            <text:p>20.11-00.30</text:p>
          </table:table-cell>
          <table:table-cell office:value-type="string">
            <text:p>saopaulo</text:p>
          </table:table-cell>
          <table:table-cell office:value-type="string">
            <text:p>54.230.30.221</text:p>
          </table:table-cell>
          <table:table-cell office:value-type="float" office:value="1.279">
            <text:p>1.279</text:p>
          </table:table-cell>
          <table:table-cell/>
          <table:table-cell office:value-type="float" office:value="0.001233">
            <text:p>0.001233</text:p>
          </table:table-cell>
          <table:table-cell office:value-type="float" office:value="0.000934">
            <text:p>0.000934</text:p>
          </table:table-cell>
          <table:table-cell office:value-type="float" office:value="0.001649">
            <text:p>0.001649</text:p>
          </table:table-cell>
          <table:table-cell office:value-type="float" office:value="0.001204">
            <text:p>0.0012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4">
            <text:p>134</text:p>
          </table:table-cell>
          <table:table-cell office:value-type="string">
            <text:p>20.11-01.30</text:p>
          </table:table-cell>
          <table:table-cell office:value-type="string">
            <text:p>saopaulo</text:p>
          </table:table-cell>
          <table:table-cell office:value-type="string">
            <text:p>54.192.30.188</text:p>
          </table:table-cell>
          <table:table-cell office:value-type="float" office:value="1.452">
            <text:p>1.452</text:p>
          </table:table-cell>
          <table:table-cell office:value-type="float" office:value="0.001218">
            <text:p>0.001218</text:p>
          </table:table-cell>
          <table:table-cell office:value-type="float" office:value="0.001211">
            <text:p>0.001211</text:p>
          </table:table-cell>
          <table:table-cell office:value-type="float" office:value="0.001333">
            <text:p>0.001333</text:p>
          </table:table-cell>
          <table:table-cell office:value-type="float" office:value="0.001067">
            <text:p>0.001067</text:p>
          </table:table-cell>
          <table:table-cell office:value-type="float" office:value="0.001206">
            <text:p>0.00120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5">
            <text:p>135</text:p>
          </table:table-cell>
          <table:table-cell office:value-type="string">
            <text:p>20.11-02.30</text:p>
          </table:table-cell>
          <table:table-cell office:value-type="string">
            <text:p>saopaulo</text:p>
          </table:table-cell>
          <table:table-cell office:value-type="string">
            <text:p>54.230.30.53</text:p>
          </table:table-cell>
          <table:table-cell office:value-type="float" office:value="1.285">
            <text:p>1.285</text:p>
          </table:table-cell>
          <table:table-cell office:value-type="float" office:value="0.001583">
            <text:p>0.001583</text:p>
          </table:table-cell>
          <table:table-cell office:value-type="float" office:value="0.001217">
            <text:p>0.001217</text:p>
          </table:table-cell>
          <table:table-cell office:value-type="float" office:value="0.000919">
            <text:p>0.000919</text:p>
          </table:table-cell>
          <table:table-cell office:value-type="float" office:value="0.001275">
            <text:p>0.001275</text:p>
          </table:table-cell>
          <table:table-cell office:value-type="float" office:value="0.001124">
            <text:p>0.00112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6">
            <text:p>136</text:p>
          </table:table-cell>
          <table:table-cell office:value-type="string">
            <text:p>20.11-03.30</text:p>
          </table:table-cell>
          <table:table-cell office:value-type="string">
            <text:p>saopaulo</text:p>
          </table:table-cell>
          <table:table-cell office:value-type="string">
            <text:p>54.230.30.213</text:p>
          </table:table-cell>
          <table:table-cell office:value-type="float" office:value="1.51">
            <text:p>1.51</text:p>
          </table:table-cell>
          <table:table-cell office:value-type="float" office:value="0.001214">
            <text:p>0.001214</text:p>
          </table:table-cell>
          <table:table-cell office:value-type="float" office:value="0.00121">
            <text:p>0.00121</text:p>
          </table:table-cell>
          <table:table-cell office:value-type="float" office:value="0.001487">
            <text:p>0.001487</text:p>
          </table:table-cell>
          <table:table-cell office:value-type="float" office:value="0.001236">
            <text:p>0.001236</text:p>
          </table:table-cell>
          <table:table-cell office:value-type="float" office:value="0.001218">
            <text:p>0.00121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7">
            <text:p>137</text:p>
          </table:table-cell>
          <table:table-cell office:value-type="string">
            <text:p>20.11-04.30</text:p>
          </table:table-cell>
          <table:table-cell office:value-type="string">
            <text:p>saopaulo</text:p>
          </table:table-cell>
          <table:table-cell office:value-type="string">
            <text:p>54.230.30.218</text:p>
          </table:table-cell>
          <table:table-cell office:value-type="float" office:value="1.22">
            <text:p>1.22</text:p>
          </table:table-cell>
          <table:table-cell office:value-type="float" office:value="0.001384">
            <text:p>0.001384</text:p>
          </table:table-cell>
          <table:table-cell office:value-type="float" office:value="0.001157">
            <text:p>0.001157</text:p>
          </table:table-cell>
          <table:table-cell office:value-type="float" office:value="0.001266">
            <text:p>0.001266</text:p>
          </table:table-cell>
          <table:table-cell office:value-type="float" office:value="0.001165">
            <text:p>0.001165</text:p>
          </table:table-cell>
          <table:table-cell office:value-type="float" office:value="0.001388">
            <text:p>0.00138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8">
            <text:p>138</text:p>
          </table:table-cell>
          <table:table-cell office:value-type="string">
            <text:p>20.11-05.30</text:p>
          </table:table-cell>
          <table:table-cell office:value-type="string">
            <text:p>saopaulo</text:p>
          </table:table-cell>
          <table:table-cell office:value-type="string">
            <text:p>54.230.21.185</text:p>
          </table:table-cell>
          <table:table-cell office:value-type="float" office:value="88.548">
            <text:p>88.548</text:p>
          </table:table-cell>
          <table:table-cell office:value-type="float" office:value="0.086089">
            <text:p>0.086089</text:p>
          </table:table-cell>
          <table:table-cell office:value-type="float" office:value="0.088307">
            <text:p>0.088307</text:p>
          </table:table-cell>
          <table:table-cell office:value-type="float" office:value="0.087133">
            <text:p>0.087133</text:p>
          </table:table-cell>
          <table:table-cell office:value-type="float" office:value="0.088458">
            <text:p>0.088458</text:p>
          </table:table-cell>
          <table:table-cell office:value-type="float" office:value="0.086132">
            <text:p>0.0861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39">
            <text:p>139</text:p>
          </table:table-cell>
          <table:table-cell office:value-type="string">
            <text:p>20.11-06.30</text:p>
          </table:table-cell>
          <table:table-cell office:value-type="string">
            <text:p>saopaulo</text:p>
          </table:table-cell>
          <table:table-cell office:value-type="string">
            <text:p>54.230.30.3</text:p>
          </table:table-cell>
          <table:table-cell office:value-type="float" office:value="1.463">
            <text:p>1.463</text:p>
          </table:table-cell>
          <table:table-cell/>
          <table:table-cell office:value-type="float" office:value="0.000925">
            <text:p>0.000925</text:p>
          </table:table-cell>
          <table:table-cell office:value-type="float" office:value="0.001185">
            <text:p>0.001185</text:p>
          </table:table-cell>
          <table:table-cell office:value-type="float" office:value="0.001232">
            <text:p>0.001232</text:p>
          </table:table-cell>
          <table:table-cell office:value-type="float" office:value="0.001211">
            <text:p>0.00121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0">
            <text:p>140</text:p>
          </table:table-cell>
          <table:table-cell office:value-type="string">
            <text:p>20.11-07.30</text:p>
          </table:table-cell>
          <table:table-cell office:value-type="string">
            <text:p>saopaulo</text:p>
          </table:table-cell>
          <table:table-cell office:value-type="string">
            <text:p>54.230.30.58</text:p>
          </table:table-cell>
          <table:table-cell office:value-type="float" office:value="1.364">
            <text:p>1.364</text:p>
          </table:table-cell>
          <table:table-cell office:value-type="float" office:value="0.001198">
            <text:p>0.001198</text:p>
          </table:table-cell>
          <table:table-cell office:value-type="float" office:value="0.001245">
            <text:p>0.001245</text:p>
          </table:table-cell>
          <table:table-cell office:value-type="float" office:value="0.001228">
            <text:p>0.001228</text:p>
          </table:table-cell>
          <table:table-cell office:value-type="float" office:value="0.001188">
            <text:p>0.001188</text:p>
          </table:table-cell>
          <table:table-cell office:value-type="float" office:value="0.001221">
            <text:p>0.001221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1">
            <text:p>141</text:p>
          </table:table-cell>
          <table:table-cell office:value-type="string">
            <text:p>20.11-08.30</text:p>
          </table:table-cell>
          <table:table-cell office:value-type="string">
            <text:p>saopaulo</text:p>
          </table:table-cell>
          <table:table-cell office:value-type="string">
            <text:p>54.230.30.217</text:p>
          </table:table-cell>
          <table:table-cell office:value-type="float" office:value="1.269">
            <text:p>1.269</text:p>
          </table:table-cell>
          <table:table-cell office:value-type="float" office:value="0.001178">
            <text:p>0.001178</text:p>
          </table:table-cell>
          <table:table-cell office:value-type="float" office:value="0.001138">
            <text:p>0.001138</text:p>
          </table:table-cell>
          <table:table-cell office:value-type="float" office:value="0.001186">
            <text:p>0.001186</text:p>
          </table:table-cell>
          <table:table-cell office:value-type="float" office:value="0.001121">
            <text:p>0.001121</text:p>
          </table:table-cell>
          <table:table-cell office:value-type="float" office:value="0.000929">
            <text:p>0.00092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2">
            <text:p>142</text:p>
          </table:table-cell>
          <table:table-cell office:value-type="string">
            <text:p>20.11-09.30</text:p>
          </table:table-cell>
          <table:table-cell office:value-type="string">
            <text:p>saopaulo</text:p>
          </table:table-cell>
          <table:table-cell office:value-type="string">
            <text:p>54.230.184.251</text:p>
          </table:table-cell>
          <table:table-cell office:value-type="float" office:value="18.277">
            <text:p>18.277</text:p>
          </table:table-cell>
          <table:table-cell office:value-type="float" office:value="0.018046">
            <text:p>0.018046</text:p>
          </table:table-cell>
          <table:table-cell office:value-type="float" office:value="0.017899">
            <text:p>0.017899</text:p>
          </table:table-cell>
          <table:table-cell office:value-type="float" office:value="0.017938">
            <text:p>0.017938</text:p>
          </table:table-cell>
          <table:table-cell/>
          <table:table-cell office:value-type="float" office:value="0.017927">
            <text:p>0.01792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3">
            <text:p>143</text:p>
          </table:table-cell>
          <table:table-cell office:value-type="string">
            <text:p>20.11-10.30</text:p>
          </table:table-cell>
          <table:table-cell office:value-type="string">
            <text:p>saopaulo</text:p>
          </table:table-cell>
          <table:table-cell/>
          <table:table-cell office:value-type="float" office:value="86.772">
            <text:p>86.772</text:p>
          </table:table-cell>
          <table:table-cell office:value-type="float" office:value="0.085569">
            <text:p>0.085569</text:p>
          </table:table-cell>
          <table:table-cell office:value-type="float" office:value="0.086091">
            <text:p>0.086091</text:p>
          </table:table-cell>
          <table:table-cell office:value-type="float" office:value="0.089547">
            <text:p>0.089547</text:p>
          </table:table-cell>
          <table:table-cell office:value-type="float" office:value="0.085773">
            <text:p>0.085773</text:p>
          </table:table-cell>
          <table:table-cell table:number-columns-repeated="1014"/>
        </table:table-row>
        <table:table-row table:style-name="ro1">
          <table:table-cell office:value-type="string">
            <text:p>ireland</text:p>
          </table:table-cell>
          <table:table-cell office:value-type="float" office:value="144">
            <text:p>144</text:p>
          </table:table-cell>
          <table:table-cell office:value-type="string">
            <text:p>20.11-11.30</text:p>
          </table:table-cell>
          <table:table-cell office:value-type="string">
            <text:p>saopaulo</text:p>
          </table:table-cell>
          <table:table-cell office:value-type="string">
            <text:p>54.230.30.40</text:p>
          </table:table-cell>
          <table:table-cell office:value-type="float" office:value="1.315">
            <text:p>1.315</text:p>
          </table:table-cell>
          <table:table-cell office:value-type="float" office:value="0.001027">
            <text:p>0.001027</text:p>
          </table:table-cell>
          <table:table-cell office:value-type="float" office:value="0.001209">
            <text:p>0.001209</text:p>
          </table:table-cell>
          <table:table-cell office:value-type="float" office:value="0.000939">
            <text:p>0.000939</text:p>
          </table:table-cell>
          <table:table-cell office:value-type="float" office:value="0.00111">
            <text:p>0.00111</text:p>
          </table:table-cell>
          <table:table-cell office:value-type="float" office:value="0.001163">
            <text:p>0.00116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5">
            <text:p>145</text:p>
          </table:table-cell>
          <table:table-cell office:value-type="string">
            <text:p>20.11-12.30</text:p>
          </table:table-cell>
          <table:table-cell office:value-type="string">
            <text:p>saopaulo</text:p>
          </table:table-cell>
          <table:table-cell office:value-type="string">
            <text:p>54.230.30.249</text:p>
          </table:table-cell>
          <table:table-cell office:value-type="float" office:value="1.356">
            <text:p>1.356</text:p>
          </table:table-cell>
          <table:table-cell office:value-type="float" office:value="0.001608">
            <text:p>0.001608</text:p>
          </table:table-cell>
          <table:table-cell office:value-type="float" office:value="0.000976">
            <text:p>0.000976</text:p>
          </table:table-cell>
          <table:table-cell office:value-type="float" office:value="0.00092">
            <text:p>0.00092</text:p>
          </table:table-cell>
          <table:table-cell office:value-type="float" office:value="0.0012">
            <text:p>0.0012</text:p>
          </table:table-cell>
          <table:table-cell office:value-type="float" office:value="0.001198">
            <text:p>0.0011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6">
            <text:p>146</text:p>
          </table:table-cell>
          <table:table-cell office:value-type="string">
            <text:p>20.11-13.30</text:p>
          </table:table-cell>
          <table:table-cell office:value-type="string">
            <text:p>saopaulo</text:p>
          </table:table-cell>
          <table:table-cell office:value-type="string">
            <text:p>54.230.20.115</text:p>
          </table:table-cell>
          <table:table-cell office:value-type="float" office:value="89.805">
            <text:p>89.805</text:p>
          </table:table-cell>
          <table:table-cell office:value-type="float" office:value="0.088833">
            <text:p>0.088833</text:p>
          </table:table-cell>
          <table:table-cell office:value-type="float" office:value="0.088442">
            <text:p>0.088442</text:p>
          </table:table-cell>
          <table:table-cell office:value-type="float" office:value="0.089784">
            <text:p>0.089784</text:p>
          </table:table-cell>
          <table:table-cell office:value-type="float" office:value="0.085381">
            <text:p>0.085381</text:p>
          </table:table-cell>
          <table:table-cell office:value-type="float" office:value="0.086945">
            <text:p>0.08694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7">
            <text:p>147</text:p>
          </table:table-cell>
          <table:table-cell office:value-type="string">
            <text:p>19.11-17.32</text:p>
          </table:table-cell>
          <table:table-cell office:value-type="string">
            <text:p>tokyo</text:p>
          </table:table-cell>
          <table:table-cell office:value-type="string">
            <text:p>54.230.30.70</text:p>
          </table:table-cell>
          <table:table-cell office:value-type="float" office:value="1.542">
            <text:p>1.542</text:p>
          </table:table-cell>
          <table:table-cell office:value-type="float" office:value="0.001255">
            <text:p>0.001255</text:p>
          </table:table-cell>
          <table:table-cell office:value-type="float" office:value="0.001408">
            <text:p>0.001408</text:p>
          </table:table-cell>
          <table:table-cell/>
          <table:table-cell office:value-type="float" office:value="0.001002">
            <text:p>0.001002</text:p>
          </table:table-cell>
          <table:table-cell office:value-type="float" office:value="0.001144">
            <text:p>0.0011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8">
            <text:p>148</text:p>
          </table:table-cell>
          <table:table-cell office:value-type="string">
            <text:p>19.11-18.30</text:p>
          </table:table-cell>
          <table:table-cell office:value-type="string">
            <text:p>tokyo</text:p>
          </table:table-cell>
          <table:table-cell office:value-type="string">
            <text:p>54.192.29.225</text:p>
          </table:table-cell>
          <table:table-cell office:value-type="float" office:value="1.494">
            <text:p>1.494</text:p>
          </table:table-cell>
          <table:table-cell office:value-type="float" office:value="0.001217">
            <text:p>0.001217</text:p>
          </table:table-cell>
          <table:table-cell office:value-type="float" office:value="0.00129">
            <text:p>0.00129</text:p>
          </table:table-cell>
          <table:table-cell office:value-type="float" office:value="0.001067">
            <text:p>0.001067</text:p>
          </table:table-cell>
          <table:table-cell office:value-type="float" office:value="0.001211">
            <text:p>0.001211</text:p>
          </table:table-cell>
          <table:table-cell office:value-type="float" office:value="0.001237">
            <text:p>0.00123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49">
            <text:p>149</text:p>
          </table:table-cell>
          <table:table-cell office:value-type="string">
            <text:p>19.11-19.30</text:p>
          </table:table-cell>
          <table:table-cell office:value-type="string">
            <text:p>tokyo</text:p>
          </table:table-cell>
          <table:table-cell office:value-type="string">
            <text:p>54.230.30.240</text:p>
          </table:table-cell>
          <table:table-cell office:value-type="float" office:value="1.273">
            <text:p>1.273</text:p>
          </table:table-cell>
          <table:table-cell office:value-type="float" office:value="0.001141">
            <text:p>0.001141</text:p>
          </table:table-cell>
          <table:table-cell office:value-type="float" office:value="0.001371">
            <text:p>0.001371</text:p>
          </table:table-cell>
          <table:table-cell office:value-type="float" office:value="0.001264">
            <text:p>0.001264</text:p>
          </table:table-cell>
          <table:table-cell office:value-type="float" office:value="0.001043">
            <text:p>0.001043</text:p>
          </table:table-cell>
          <table:table-cell office:value-type="float" office:value="0.001444">
            <text:p>0.00144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0">
            <text:p>150</text:p>
          </table:table-cell>
          <table:table-cell office:value-type="string">
            <text:p>19.11-20.30</text:p>
          </table:table-cell>
          <table:table-cell office:value-type="string">
            <text:p>tokyo</text:p>
          </table:table-cell>
          <table:table-cell office:value-type="string">
            <text:p>54.230.20.43</text:p>
          </table:table-cell>
          <table:table-cell office:value-type="float" office:value="94.914">
            <text:p>94.914</text:p>
          </table:table-cell>
          <table:table-cell office:value-type="float" office:value="0.090239">
            <text:p>0.090239</text:p>
          </table:table-cell>
          <table:table-cell office:value-type="float" office:value="0.084927">
            <text:p>0.084927</text:p>
          </table:table-cell>
          <table:table-cell office:value-type="float" office:value="0.095948">
            <text:p>0.095948</text:p>
          </table:table-cell>
          <table:table-cell office:value-type="float" office:value="0.096382">
            <text:p>0.096382</text:p>
          </table:table-cell>
          <table:table-cell office:value-type="float" office:value="0.09636">
            <text:p>0.0963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1">
            <text:p>151</text:p>
          </table:table-cell>
          <table:table-cell office:value-type="string">
            <text:p>19.11-21.30</text:p>
          </table:table-cell>
          <table:table-cell office:value-type="string">
            <text:p>tokyo</text:p>
          </table:table-cell>
          <table:table-cell office:value-type="string">
            <text:p>54.230.29.241</text:p>
          </table:table-cell>
          <table:table-cell office:value-type="float" office:value="1.44">
            <text:p>1.44</text:p>
          </table:table-cell>
          <table:table-cell office:value-type="float" office:value="0.001692">
            <text:p>0.001692</text:p>
          </table:table-cell>
          <table:table-cell office:value-type="float" office:value="0.001104">
            <text:p>0.001104</text:p>
          </table:table-cell>
          <table:table-cell office:value-type="float" office:value="0.001655">
            <text:p>0.001655</text:p>
          </table:table-cell>
          <table:table-cell office:value-type="float" office:value="0.001257">
            <text:p>0.001257</text:p>
          </table:table-cell>
          <table:table-cell office:value-type="float" office:value="0.001477">
            <text:p>0.00147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2">
            <text:p>152</text:p>
          </table:table-cell>
          <table:table-cell office:value-type="string">
            <text:p>19.11-22.30</text:p>
          </table:table-cell>
          <table:table-cell office:value-type="string">
            <text:p>tokyo</text:p>
          </table:table-cell>
          <table:table-cell office:value-type="string">
            <text:p>54.230.184.223</text:p>
          </table:table-cell>
          <table:table-cell office:value-type="float" office:value="18.108">
            <text:p>18.108</text:p>
          </table:table-cell>
          <table:table-cell office:value-type="float" office:value="0.018006">
            <text:p>0.018006</text:p>
          </table:table-cell>
          <table:table-cell office:value-type="float" office:value="0.018293">
            <text:p>0.018293</text:p>
          </table:table-cell>
          <table:table-cell office:value-type="float" office:value="0.018207">
            <text:p>0.018207</text:p>
          </table:table-cell>
          <table:table-cell office:value-type="float" office:value="0.01837">
            <text:p>0.01837</text:p>
          </table:table-cell>
          <table:table-cell office:value-type="float" office:value="0.017895">
            <text:p>0.01789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3">
            <text:p>153</text:p>
          </table:table-cell>
          <table:table-cell office:value-type="string">
            <text:p>19.11-23.30</text:p>
          </table:table-cell>
          <table:table-cell office:value-type="string">
            <text:p>tokyo</text:p>
          </table:table-cell>
          <table:table-cell office:value-type="string">
            <text:p>54.230.186.26</text:p>
          </table:table-cell>
          <table:table-cell office:value-type="float" office:value="18.08">
            <text:p>18.08</text:p>
          </table:table-cell>
          <table:table-cell office:value-type="float" office:value="0.017898">
            <text:p>0.017898</text:p>
          </table:table-cell>
          <table:table-cell office:value-type="float" office:value="0.017965">
            <text:p>0.017965</text:p>
          </table:table-cell>
          <table:table-cell office:value-type="float" office:value="0.018112">
            <text:p>0.018112</text:p>
          </table:table-cell>
          <table:table-cell office:value-type="float" office:value="0.018157">
            <text:p>0.018157</text:p>
          </table:table-cell>
          <table:table-cell office:value-type="float" office:value="0.018146">
            <text:p>0.01814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4">
            <text:p>154</text:p>
          </table:table-cell>
          <table:table-cell office:value-type="string">
            <text:p>20.11-00.30</text:p>
          </table:table-cell>
          <table:table-cell office:value-type="string">
            <text:p>tokyo</text:p>
          </table:table-cell>
          <table:table-cell office:value-type="string">
            <text:p>54.230.31.5</text:p>
          </table:table-cell>
          <table:table-cell office:value-type="float" office:value="1.518">
            <text:p>1.518</text:p>
          </table:table-cell>
          <table:table-cell/>
          <table:table-cell office:value-type="float" office:value="0.001009">
            <text:p>0.001009</text:p>
          </table:table-cell>
          <table:table-cell office:value-type="float" office:value="0.001212">
            <text:p>0.001212</text:p>
          </table:table-cell>
          <table:table-cell office:value-type="float" office:value="0.001694">
            <text:p>0.001694</text:p>
          </table:table-cell>
          <table:table-cell office:value-type="float" office:value="0.001532">
            <text:p>0.00153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5">
            <text:p>155</text:p>
          </table:table-cell>
          <table:table-cell office:value-type="string">
            <text:p>20.11-01.30</text:p>
          </table:table-cell>
          <table:table-cell office:value-type="string">
            <text:p>tokyo</text:p>
          </table:table-cell>
          <table:table-cell office:value-type="string">
            <text:p>54.192.29.226</text:p>
          </table:table-cell>
          <table:table-cell office:value-type="float" office:value="1.263">
            <text:p>1.263</text:p>
          </table:table-cell>
          <table:table-cell office:value-type="float" office:value="0.000897">
            <text:p>0.000897</text:p>
          </table:table-cell>
          <table:table-cell table:number-columns-repeated="2"/>
          <table:table-cell office:value-type="float" office:value="0.001421">
            <text:p>0.001421</text:p>
          </table:table-cell>
          <table:table-cell office:value-type="float" office:value="0.001146">
            <text:p>0.00114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6">
            <text:p>156</text:p>
          </table:table-cell>
          <table:table-cell office:value-type="string">
            <text:p>20.11-02.30</text:p>
          </table:table-cell>
          <table:table-cell office:value-type="string">
            <text:p>tokyo</text:p>
          </table:table-cell>
          <table:table-cell office:value-type="string">
            <text:p>216.137.41.24</text:p>
          </table:table-cell>
          <table:table-cell office:value-type="float" office:value="88.43">
            <text:p>88.43</text:p>
          </table:table-cell>
          <table:table-cell office:value-type="float" office:value="0.087192">
            <text:p>0.087192</text:p>
          </table:table-cell>
          <table:table-cell office:value-type="float" office:value="0.085656">
            <text:p>0.085656</text:p>
          </table:table-cell>
          <table:table-cell office:value-type="float" office:value="0.088615">
            <text:p>0.088615</text:p>
          </table:table-cell>
          <table:table-cell/>
          <table:table-cell office:value-type="float" office:value="0.086802">
            <text:p>0.08680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7">
            <text:p>157</text:p>
          </table:table-cell>
          <table:table-cell office:value-type="string">
            <text:p>20.11-03.30</text:p>
          </table:table-cell>
          <table:table-cell office:value-type="string">
            <text:p>tokyo</text:p>
          </table:table-cell>
          <table:table-cell office:value-type="string">
            <text:p>54.230.30.37</text:p>
          </table:table-cell>
          <table:table-cell office:value-type="float" office:value="1.538">
            <text:p>1.538</text:p>
          </table:table-cell>
          <table:table-cell office:value-type="float" office:value="0.000904">
            <text:p>0.000904</text:p>
          </table:table-cell>
          <table:table-cell office:value-type="float" office:value="0.001189">
            <text:p>0.001189</text:p>
          </table:table-cell>
          <table:table-cell office:value-type="float" office:value="0.001228">
            <text:p>0.001228</text:p>
          </table:table-cell>
          <table:table-cell office:value-type="float" office:value="0.000964">
            <text:p>0.000964</text:p>
          </table:table-cell>
          <table:table-cell office:value-type="float" office:value="0.000915">
            <text:p>0.0009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8">
            <text:p>158</text:p>
          </table:table-cell>
          <table:table-cell office:value-type="string">
            <text:p>20.11-04.30</text:p>
          </table:table-cell>
          <table:table-cell office:value-type="string">
            <text:p>tokyo</text:p>
          </table:table-cell>
          <table:table-cell office:value-type="string">
            <text:p>54.230.21.120</text:p>
          </table:table-cell>
          <table:table-cell office:value-type="float" office:value="86.876">
            <text:p>86.876</text:p>
          </table:table-cell>
          <table:table-cell office:value-type="float" office:value="0.089779">
            <text:p>0.089779</text:p>
          </table:table-cell>
          <table:table-cell office:value-type="float" office:value="0.089678">
            <text:p>0.089678</text:p>
          </table:table-cell>
          <table:table-cell office:value-type="float" office:value="0.086443">
            <text:p>0.086443</text:p>
          </table:table-cell>
          <table:table-cell office:value-type="float" office:value="0.088506">
            <text:p>0.088506</text:p>
          </table:table-cell>
          <table:table-cell office:value-type="float" office:value="0.086654">
            <text:p>0.08665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59">
            <text:p>159</text:p>
          </table:table-cell>
          <table:table-cell office:value-type="string">
            <text:p>20.11-05.30</text:p>
          </table:table-cell>
          <table:table-cell office:value-type="string">
            <text:p>tokyo</text:p>
          </table:table-cell>
          <table:table-cell office:value-type="string">
            <text:p>54.230.22.51</text:p>
          </table:table-cell>
          <table:table-cell office:value-type="float" office:value="86.122">
            <text:p>86.122</text:p>
          </table:table-cell>
          <table:table-cell office:value-type="float" office:value="0.088486">
            <text:p>0.088486</text:p>
          </table:table-cell>
          <table:table-cell office:value-type="float" office:value="0.090989">
            <text:p>0.090989</text:p>
          </table:table-cell>
          <table:table-cell/>
          <table:table-cell office:value-type="float" office:value="0.088173">
            <text:p>0.088173</text:p>
          </table:table-cell>
          <table:table-cell office:value-type="float" office:value="0.086763">
            <text:p>0.08676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0">
            <text:p>160</text:p>
          </table:table-cell>
          <table:table-cell office:value-type="string">
            <text:p>20.11-06.30</text:p>
          </table:table-cell>
          <table:table-cell office:value-type="string">
            <text:p>tokyo</text:p>
          </table:table-cell>
          <table:table-cell office:value-type="string">
            <text:p>54.230.30.8</text:p>
          </table:table-cell>
          <table:table-cell office:value-type="float" office:value="1.294">
            <text:p>1.294</text:p>
          </table:table-cell>
          <table:table-cell office:value-type="float" office:value="0.001068">
            <text:p>0.001068</text:p>
          </table:table-cell>
          <table:table-cell office:value-type="float" office:value="0.001254">
            <text:p>0.001254</text:p>
          </table:table-cell>
          <table:table-cell office:value-type="float" office:value="0.001255">
            <text:p>0.001255</text:p>
          </table:table-cell>
          <table:table-cell office:value-type="float" office:value="0.00123">
            <text:p>0.00123</text:p>
          </table:table-cell>
          <table:table-cell office:value-type="float" office:value="0.000974">
            <text:p>0.00097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1">
            <text:p>161</text:p>
          </table:table-cell>
          <table:table-cell office:value-type="string">
            <text:p>20.11-07.30</text:p>
          </table:table-cell>
          <table:table-cell office:value-type="string">
            <text:p>tokyo</text:p>
          </table:table-cell>
          <table:table-cell office:value-type="string">
            <text:p>54.230.23.144</text:p>
          </table:table-cell>
          <table:table-cell office:value-type="float" office:value="85.812">
            <text:p>85.812</text:p>
          </table:table-cell>
          <table:table-cell office:value-type="float" office:value="0.088475">
            <text:p>0.088475</text:p>
          </table:table-cell>
          <table:table-cell office:value-type="float" office:value="0.089524">
            <text:p>0.089524</text:p>
          </table:table-cell>
          <table:table-cell office:value-type="float" office:value="0.086317">
            <text:p>0.086317</text:p>
          </table:table-cell>
          <table:table-cell office:value-type="float" office:value="0.086123">
            <text:p>0.086123</text:p>
          </table:table-cell>
          <table:table-cell office:value-type="float" office:value="0.088589">
            <text:p>0.08858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2">
            <text:p>162</text:p>
          </table:table-cell>
          <table:table-cell office:value-type="string">
            <text:p>20.11-08.30</text:p>
          </table:table-cell>
          <table:table-cell office:value-type="string">
            <text:p>tokyo</text:p>
          </table:table-cell>
          <table:table-cell office:value-type="string">
            <text:p>54.230.30.26</text:p>
          </table:table-cell>
          <table:table-cell office:value-type="float" office:value="1.846">
            <text:p>1.846</text:p>
          </table:table-cell>
          <table:table-cell office:value-type="float" office:value="0.001198">
            <text:p>0.001198</text:p>
          </table:table-cell>
          <table:table-cell office:value-type="float" office:value="0.001135">
            <text:p>0.001135</text:p>
          </table:table-cell>
          <table:table-cell/>
          <table:table-cell office:value-type="float" office:value="0.000946">
            <text:p>0.000946</text:p>
          </table:table-cell>
          <table:table-cell office:value-type="float" office:value="0.00135">
            <text:p>0.0013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3">
            <text:p>163</text:p>
          </table:table-cell>
          <table:table-cell office:value-type="string">
            <text:p>20.11-09.30</text:p>
          </table:table-cell>
          <table:table-cell office:value-type="string">
            <text:p>tokyo</text:p>
          </table:table-cell>
          <table:table-cell office:value-type="string">
            <text:p>54.230.30.239</text:p>
          </table:table-cell>
          <table:table-cell office:value-type="float" office:value="1.372">
            <text:p>1.372</text:p>
          </table:table-cell>
          <table:table-cell office:value-type="float" office:value="0.00113">
            <text:p>0.00113</text:p>
          </table:table-cell>
          <table:table-cell office:value-type="float" office:value="0.001443">
            <text:p>0.001443</text:p>
          </table:table-cell>
          <table:table-cell office:value-type="float" office:value="0.001134">
            <text:p>0.001134</text:p>
          </table:table-cell>
          <table:table-cell office:value-type="float" office:value="0.001146">
            <text:p>0.001146</text:p>
          </table:table-cell>
          <table:table-cell office:value-type="float" office:value="0.001209">
            <text:p>0.00120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4">
            <text:p>164</text:p>
          </table:table-cell>
          <table:table-cell office:value-type="string">
            <text:p>20.11-10.30</text:p>
          </table:table-cell>
          <table:table-cell office:value-type="string">
            <text:p>tokyo</text:p>
          </table:table-cell>
          <table:table-cell office:value-type="string">
            <text:p>54.192.29.219</text:p>
          </table:table-cell>
          <table:table-cell office:value-type="float" office:value="1.584">
            <text:p>1.584</text:p>
          </table:table-cell>
          <table:table-cell table:number-columns-repeated="2"/>
          <table:table-cell office:value-type="float" office:value="0.000957">
            <text:p>0.000957</text:p>
          </table:table-cell>
          <table:table-cell office:value-type="float" office:value="0.001507">
            <text:p>0.001507</text:p>
          </table:table-cell>
          <table:table-cell office:value-type="float" office:value="0.00139">
            <text:p>0.00139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5">
            <text:p>165</text:p>
          </table:table-cell>
          <table:table-cell office:value-type="string">
            <text:p>20.11-11.30</text:p>
          </table:table-cell>
          <table:table-cell office:value-type="string">
            <text:p>tokyo</text:p>
          </table:table-cell>
          <table:table-cell office:value-type="string">
            <text:p>54.230.30.192</text:p>
          </table:table-cell>
          <table:table-cell office:value-type="float" office:value="1.302">
            <text:p>1.302</text:p>
          </table:table-cell>
          <table:table-cell office:value-type="float" office:value="0.001596">
            <text:p>0.001596</text:p>
          </table:table-cell>
          <table:table-cell office:value-type="float" office:value="0.001364">
            <text:p>0.001364</text:p>
          </table:table-cell>
          <table:table-cell office:value-type="float" office:value="0.001204">
            <text:p>0.001204</text:p>
          </table:table-cell>
          <table:table-cell office:value-type="float" office:value="0.001273">
            <text:p>0.001273</text:p>
          </table:table-cell>
          <table:table-cell office:value-type="float" office:value="0.001398">
            <text:p>0.00139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6">
            <text:p>166</text:p>
          </table:table-cell>
          <table:table-cell office:value-type="string">
            <text:p>20.11-12.30</text:p>
          </table:table-cell>
          <table:table-cell office:value-type="string">
            <text:p>tokyo</text:p>
          </table:table-cell>
          <table:table-cell office:value-type="string">
            <text:p>54.192.29.219</text:p>
          </table:table-cell>
          <table:table-cell office:value-type="float" office:value="1.338">
            <text:p>1.338</text:p>
          </table:table-cell>
          <table:table-cell office:value-type="float" office:value="0.001407">
            <text:p>0.001407</text:p>
          </table:table-cell>
          <table:table-cell office:value-type="float" office:value="0.000959">
            <text:p>0.000959</text:p>
          </table:table-cell>
          <table:table-cell office:value-type="float" office:value="0.001231">
            <text:p>0.001231</text:p>
          </table:table-cell>
          <table:table-cell office:value-type="float" office:value="0.001413">
            <text:p>0.001413</text:p>
          </table:table-cell>
          <table:table-cell office:value-type="float" office:value="0.001215">
            <text:p>0.00121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7">
            <text:p>167</text:p>
          </table:table-cell>
          <table:table-cell office:value-type="string">
            <text:p>20.11-13.30</text:p>
          </table:table-cell>
          <table:table-cell office:value-type="string">
            <text:p>tokyo</text:p>
          </table:table-cell>
          <table:table-cell office:value-type="string">
            <text:p>54.230.30.215</text:p>
          </table:table-cell>
          <table:table-cell office:value-type="float" office:value="1.497">
            <text:p>1.497</text:p>
          </table:table-cell>
          <table:table-cell office:value-type="float" office:value="0.001188">
            <text:p>0.001188</text:p>
          </table:table-cell>
          <table:table-cell office:value-type="float" office:value="0.001238">
            <text:p>0.001238</text:p>
          </table:table-cell>
          <table:table-cell office:value-type="float" office:value="0.001635">
            <text:p>0.001635</text:p>
          </table:table-cell>
          <table:table-cell office:value-type="float" office:value="0.001145">
            <text:p>0.001145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8">
            <text:p>168</text:p>
          </table:table-cell>
          <table:table-cell office:value-type="string">
            <text:p>19.11-17.32</text:p>
          </table:table-cell>
          <table:table-cell office:value-type="string">
            <text:p>frankfurt</text:p>
          </table:table-cell>
          <table:table-cell office:value-type="string">
            <text:p>54.230.30.51</text:p>
          </table:table-cell>
          <table:table-cell office:value-type="float" office:value="1.377">
            <text:p>1.377</text:p>
          </table:table-cell>
          <table:table-cell office:value-type="float" office:value="0.001625">
            <text:p>0.001625</text:p>
          </table:table-cell>
          <table:table-cell office:value-type="float" office:value="0.001234">
            <text:p>0.001234</text:p>
          </table:table-cell>
          <table:table-cell office:value-type="float" office:value="0.001405">
            <text:p>0.001405</text:p>
          </table:table-cell>
          <table:table-cell office:value-type="float" office:value="0.001166">
            <text:p>0.001166</text:p>
          </table:table-cell>
          <table:table-cell office:value-type="float" office:value="0.001212">
            <text:p>0.00121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69">
            <text:p>169</text:p>
          </table:table-cell>
          <table:table-cell office:value-type="string">
            <text:p>19.11-18.30</text:p>
          </table:table-cell>
          <table:table-cell office:value-type="string">
            <text:p>frankfurt</text:p>
          </table:table-cell>
          <table:table-cell office:value-type="string">
            <text:p>54.230.30.232</text:p>
          </table:table-cell>
          <table:table-cell office:value-type="float" office:value="1.306">
            <text:p>1.306</text:p>
          </table:table-cell>
          <table:table-cell office:value-type="float" office:value="0.00118">
            <text:p>0.00118</text:p>
          </table:table-cell>
          <table:table-cell office:value-type="float" office:value="0.001083">
            <text:p>0.001083</text:p>
          </table:table-cell>
          <table:table-cell office:value-type="float" office:value="0.001191">
            <text:p>0.001191</text:p>
          </table:table-cell>
          <table:table-cell office:value-type="float" office:value="0.001389">
            <text:p>0.001389</text:p>
          </table:table-cell>
          <table:table-cell office:value-type="float" office:value="0.001207">
            <text:p>0.00120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0">
            <text:p>170</text:p>
          </table:table-cell>
          <table:table-cell office:value-type="string">
            <text:p>19.11-19.30</text:p>
          </table:table-cell>
          <table:table-cell office:value-type="string">
            <text:p>frankfurt</text:p>
          </table:table-cell>
          <table:table-cell office:value-type="string">
            <text:p>54.192.30.226</text:p>
          </table:table-cell>
          <table:table-cell office:value-type="float" office:value="1.29">
            <text:p>1.29</text:p>
          </table:table-cell>
          <table:table-cell office:value-type="float" office:value="0.001163">
            <text:p>0.001163</text:p>
          </table:table-cell>
          <table:table-cell office:value-type="float" office:value="0.00119">
            <text:p>0.00119</text:p>
          </table:table-cell>
          <table:table-cell/>
          <table:table-cell office:value-type="float" office:value="0.001455">
            <text:p>0.001455</text:p>
          </table:table-cell>
          <table:table-cell office:value-type="float" office:value="0.001176">
            <text:p>0.001176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1">
            <text:p>171</text:p>
          </table:table-cell>
          <table:table-cell office:value-type="string">
            <text:p>19.11-20.30</text:p>
          </table:table-cell>
          <table:table-cell office:value-type="string">
            <text:p>frankfurt</text:p>
          </table:table-cell>
          <table:table-cell office:value-type="string">
            <text:p>54.230.31.8</text:p>
          </table:table-cell>
          <table:table-cell office:value-type="float" office:value="1.465">
            <text:p>1.465</text:p>
          </table:table-cell>
          <table:table-cell office:value-type="float" office:value="0.001217">
            <text:p>0.001217</text:p>
          </table:table-cell>
          <table:table-cell office:value-type="float" office:value="0.001131">
            <text:p>0.001131</text:p>
          </table:table-cell>
          <table:table-cell office:value-type="float" office:value="0.001287">
            <text:p>0.001287</text:p>
          </table:table-cell>
          <table:table-cell office:value-type="float" office:value="0.001188">
            <text:p>0.001188</text:p>
          </table:table-cell>
          <table:table-cell office:value-type="float" office:value="0.001253">
            <text:p>0.00125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2">
            <text:p>172</text:p>
          </table:table-cell>
          <table:table-cell office:value-type="string">
            <text:p>19.11-21.30</text:p>
          </table:table-cell>
          <table:table-cell office:value-type="string">
            <text:p>frankfurt</text:p>
          </table:table-cell>
          <table:table-cell office:value-type="string">
            <text:p>54.230.21.185</text:p>
          </table:table-cell>
          <table:table-cell office:value-type="float" office:value="96.499">
            <text:p>96.499</text:p>
          </table:table-cell>
          <table:table-cell office:value-type="float" office:value="0.084867">
            <text:p>0.084867</text:p>
          </table:table-cell>
          <table:table-cell office:value-type="float" office:value="0.084619">
            <text:p>0.084619</text:p>
          </table:table-cell>
          <table:table-cell office:value-type="float" office:value="0.088734">
            <text:p>0.088734</text:p>
          </table:table-cell>
          <table:table-cell office:value-type="float" office:value="0.085021">
            <text:p>0.085021</text:p>
          </table:table-cell>
          <table:table-cell office:value-type="float" office:value="0.096337">
            <text:p>0.09633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3">
            <text:p>173</text:p>
          </table:table-cell>
          <table:table-cell office:value-type="string">
            <text:p>19.11-22.30</text:p>
          </table:table-cell>
          <table:table-cell office:value-type="string">
            <text:p>frankfurt</text:p>
          </table:table-cell>
          <table:table-cell office:value-type="string">
            <text:p>54.230.30.71</text:p>
          </table:table-cell>
          <table:table-cell office:value-type="float" office:value="1.506">
            <text:p>1.506</text:p>
          </table:table-cell>
          <table:table-cell office:value-type="float" office:value="0.001166">
            <text:p>0.001166</text:p>
          </table:table-cell>
          <table:table-cell/>
          <table:table-cell office:value-type="float" office:value="0.000942">
            <text:p>0.000942</text:p>
          </table:table-cell>
          <table:table-cell office:value-type="float" office:value="0.006933">
            <text:p>0.006933</text:p>
          </table:table-cell>
          <table:table-cell office:value-type="float" office:value="0.001143">
            <text:p>0.00114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4">
            <text:p>174</text:p>
          </table:table-cell>
          <table:table-cell office:value-type="string">
            <text:p>19.11-23.30</text:p>
          </table:table-cell>
          <table:table-cell office:value-type="string">
            <text:p>frankfurt</text:p>
          </table:table-cell>
          <table:table-cell office:value-type="string">
            <text:p>54.230.187.34</text:p>
          </table:table-cell>
          <table:table-cell office:value-type="float" office:value="18.175">
            <text:p>18.175</text:p>
          </table:table-cell>
          <table:table-cell office:value-type="float" office:value="0.018111">
            <text:p>0.018111</text:p>
          </table:table-cell>
          <table:table-cell office:value-type="float" office:value="0.018104">
            <text:p>0.018104</text:p>
          </table:table-cell>
          <table:table-cell office:value-type="float" office:value="0.018038">
            <text:p>0.018038</text:p>
          </table:table-cell>
          <table:table-cell office:value-type="float" office:value="0.018143">
            <text:p>0.018143</text:p>
          </table:table-cell>
          <table:table-cell office:value-type="float" office:value="0.018062">
            <text:p>0.01806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5">
            <text:p>175</text:p>
          </table:table-cell>
          <table:table-cell office:value-type="string">
            <text:p>20.11-00.30</text:p>
          </table:table-cell>
          <table:table-cell office:value-type="string">
            <text:p>frankfurt</text:p>
          </table:table-cell>
          <table:table-cell office:value-type="string">
            <text:p>54.192.30.184</text:p>
          </table:table-cell>
          <table:table-cell office:value-type="float" office:value="1.429">
            <text:p>1.429</text:p>
          </table:table-cell>
          <table:table-cell office:value-type="float" office:value="0.00123">
            <text:p>0.00123</text:p>
          </table:table-cell>
          <table:table-cell office:value-type="float" office:value="0.001195">
            <text:p>0.001195</text:p>
          </table:table-cell>
          <table:table-cell office:value-type="float" office:value="0.001295">
            <text:p>0.001295</text:p>
          </table:table-cell>
          <table:table-cell office:value-type="float" office:value="0.001096">
            <text:p>0.001096</text:p>
          </table:table-cell>
          <table:table-cell office:value-type="float" office:value="0.001328">
            <text:p>0.0013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6">
            <text:p>176</text:p>
          </table:table-cell>
          <table:table-cell office:value-type="string">
            <text:p>20.11-01.30</text:p>
          </table:table-cell>
          <table:table-cell office:value-type="string">
            <text:p>frankfurt</text:p>
          </table:table-cell>
          <table:table-cell office:value-type="string">
            <text:p>54.192.30.227</text:p>
          </table:table-cell>
          <table:table-cell office:value-type="float" office:value="1.263">
            <text:p>1.263</text:p>
          </table:table-cell>
          <table:table-cell office:value-type="float" office:value="0.001232">
            <text:p>0.001232</text:p>
          </table:table-cell>
          <table:table-cell office:value-type="float" office:value="0.001478">
            <text:p>0.001478</text:p>
          </table:table-cell>
          <table:table-cell office:value-type="float" office:value="0.001195">
            <text:p>0.001195</text:p>
          </table:table-cell>
          <table:table-cell office:value-type="float" office:value="0.000946">
            <text:p>0.000946</text:p>
          </table:table-cell>
          <table:table-cell office:value-type="float" office:value="0.001168">
            <text:p>0.00116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7">
            <text:p>177</text:p>
          </table:table-cell>
          <table:table-cell office:value-type="string">
            <text:p>20.11-02.30</text:p>
          </table:table-cell>
          <table:table-cell office:value-type="string">
            <text:p>frankfurt</text:p>
          </table:table-cell>
          <table:table-cell office:value-type="string">
            <text:p>54.230.30.249</text:p>
          </table:table-cell>
          <table:table-cell office:value-type="float" office:value="1.333">
            <text:p>1.333</text:p>
          </table:table-cell>
          <table:table-cell office:value-type="float" office:value="0.000991">
            <text:p>0.000991</text:p>
          </table:table-cell>
          <table:table-cell office:value-type="float" office:value="0.001261">
            <text:p>0.001261</text:p>
          </table:table-cell>
          <table:table-cell office:value-type="float" office:value="0.001163">
            <text:p>0.001163</text:p>
          </table:table-cell>
          <table:table-cell office:value-type="float" office:value="0.001153">
            <text:p>0.001153</text:p>
          </table:table-cell>
          <table:table-cell office:value-type="float" office:value="0.001228">
            <text:p>0.001228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8">
            <text:p>178</text:p>
          </table:table-cell>
          <table:table-cell office:value-type="string">
            <text:p>20.11-03.30</text:p>
          </table:table-cell>
          <table:table-cell office:value-type="string">
            <text:p>frankfurt</text:p>
          </table:table-cell>
          <table:table-cell office:value-type="string">
            <text:p>54.230.30.73</text:p>
          </table:table-cell>
          <table:table-cell office:value-type="float" office:value="1.562">
            <text:p>1.562</text:p>
          </table:table-cell>
          <table:table-cell office:value-type="float" office:value="0.000988">
            <text:p>0.000988</text:p>
          </table:table-cell>
          <table:table-cell/>
          <table:table-cell office:value-type="float" office:value="0.00098">
            <text:p>0.00098</text:p>
          </table:table-cell>
          <table:table-cell office:value-type="float" office:value="0.001139">
            <text:p>0.001139</text:p>
          </table:table-cell>
          <table:table-cell office:value-type="float" office:value="0.000965">
            <text:p>0.00096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79">
            <text:p>179</text:p>
          </table:table-cell>
          <table:table-cell office:value-type="string">
            <text:p>20.11-04.30</text:p>
          </table:table-cell>
          <table:table-cell office:value-type="string">
            <text:p>frankfurt</text:p>
          </table:table-cell>
          <table:table-cell office:value-type="string">
            <text:p>54.230.30.221</text:p>
          </table:table-cell>
          <table:table-cell office:value-type="float" office:value="1.246">
            <text:p>1.246</text:p>
          </table:table-cell>
          <table:table-cell office:value-type="float" office:value="0.001134">
            <text:p>0.001134</text:p>
          </table:table-cell>
          <table:table-cell office:value-type="float" office:value="0.000934">
            <text:p>0.000934</text:p>
          </table:table-cell>
          <table:table-cell office:value-type="float" office:value="0.001173">
            <text:p>0.001173</text:p>
          </table:table-cell>
          <table:table-cell office:value-type="float" office:value="0.00141">
            <text:p>0.00141</text:p>
          </table:table-cell>
          <table:table-cell office:value-type="float" office:value="0.001264">
            <text:p>0.0012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0">
            <text:p>180</text:p>
          </table:table-cell>
          <table:table-cell office:value-type="string">
            <text:p>20.11-05.30</text:p>
          </table:table-cell>
          <table:table-cell office:value-type="string">
            <text:p>frankfurt</text:p>
          </table:table-cell>
          <table:table-cell office:value-type="string">
            <text:p>54.230.20.118</text:p>
          </table:table-cell>
          <table:table-cell office:value-type="float" office:value="86.2">
            <text:p>86.2</text:p>
          </table:table-cell>
          <table:table-cell office:value-type="float" office:value="0.085665">
            <text:p>0.085665</text:p>
          </table:table-cell>
          <table:table-cell office:value-type="float" office:value="0.08954">
            <text:p>0.08954</text:p>
          </table:table-cell>
          <table:table-cell office:value-type="float" office:value="0.088173">
            <text:p>0.088173</text:p>
          </table:table-cell>
          <table:table-cell office:value-type="float" office:value="0.085558">
            <text:p>0.085558</text:p>
          </table:table-cell>
          <table:table-cell office:value-type="float" office:value="0.089764">
            <text:p>0.08976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1">
            <text:p>181</text:p>
          </table:table-cell>
          <table:table-cell office:value-type="string">
            <text:p>20.11-06.30</text:p>
          </table:table-cell>
          <table:table-cell office:value-type="string">
            <text:p>frankfurt</text:p>
          </table:table-cell>
          <table:table-cell office:value-type="string">
            <text:p>54.230.30.7</text:p>
          </table:table-cell>
          <table:table-cell office:value-type="float" office:value="1.521">
            <text:p>1.521</text:p>
          </table:table-cell>
          <table:table-cell office:value-type="float" office:value="0.001007">
            <text:p>0.001007</text:p>
          </table:table-cell>
          <table:table-cell office:value-type="float" office:value="0.001252">
            <text:p>0.001252</text:p>
          </table:table-cell>
          <table:table-cell office:value-type="float" office:value="0.000959">
            <text:p>0.000959</text:p>
          </table:table-cell>
          <table:table-cell office:value-type="float" office:value="0.001184">
            <text:p>0.001184</text:p>
          </table:table-cell>
          <table:table-cell office:value-type="float" office:value="0.000923">
            <text:p>0.00092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2">
            <text:p>182</text:p>
          </table:table-cell>
          <table:table-cell office:value-type="string">
            <text:p>20.11-07.30</text:p>
          </table:table-cell>
          <table:table-cell office:value-type="string">
            <text:p>frankfurt</text:p>
          </table:table-cell>
          <table:table-cell office:value-type="string">
            <text:p>54.230.30.52</text:p>
          </table:table-cell>
          <table:table-cell office:value-type="float" office:value="1.302">
            <text:p>1.302</text:p>
          </table:table-cell>
          <table:table-cell office:value-type="float" office:value="0.001481">
            <text:p>0.001481</text:p>
          </table:table-cell>
          <table:table-cell office:value-type="float" office:value="0.001117">
            <text:p>0.001117</text:p>
          </table:table-cell>
          <table:table-cell office:value-type="float" office:value="0.001">
            <text:p>0.001</text:p>
          </table:table-cell>
          <table:table-cell office:value-type="float" office:value="0.001411">
            <text:p>0.001411</text:p>
          </table:table-cell>
          <table:table-cell office:value-type="float" office:value="0.001182">
            <text:p>0.00118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3">
            <text:p>183</text:p>
          </table:table-cell>
          <table:table-cell office:value-type="string">
            <text:p>20.11-08.30</text:p>
          </table:table-cell>
          <table:table-cell office:value-type="string">
            <text:p>frankfurt</text:p>
          </table:table-cell>
          <table:table-cell office:value-type="string">
            <text:p>54.192.30.190</text:p>
          </table:table-cell>
          <table:table-cell office:value-type="float" office:value="1.18">
            <text:p>1.18</text:p>
          </table:table-cell>
          <table:table-cell office:value-type="float" office:value="0.001161">
            <text:p>0.001161</text:p>
          </table:table-cell>
          <table:table-cell office:value-type="float" office:value="0.001221">
            <text:p>0.001221</text:p>
          </table:table-cell>
          <table:table-cell office:value-type="float" office:value="0.001216">
            <text:p>0.001216</text:p>
          </table:table-cell>
          <table:table-cell office:value-type="float" office:value="0.001213">
            <text:p>0.001213</text:p>
          </table:table-cell>
          <table:table-cell office:value-type="float" office:value="0.001157">
            <text:p>0.001157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4">
            <text:p>184</text:p>
          </table:table-cell>
          <table:table-cell office:value-type="string">
            <text:p>20.11-09.30</text:p>
          </table:table-cell>
          <table:table-cell office:value-type="string">
            <text:p>frankfurt</text:p>
          </table:table-cell>
          <table:table-cell office:value-type="string">
            <text:p>54.230.30.37</text:p>
          </table:table-cell>
          <table:table-cell office:value-type="float" office:value="1.289">
            <text:p>1.289</text:p>
          </table:table-cell>
          <table:table-cell office:value-type="float" office:value="0.001133">
            <text:p>0.001133</text:p>
          </table:table-cell>
          <table:table-cell office:value-type="float" office:value="0.001247">
            <text:p>0.001247</text:p>
          </table:table-cell>
          <table:table-cell office:value-type="float" office:value="0.001304">
            <text:p>0.001304</text:p>
          </table:table-cell>
          <table:table-cell office:value-type="float" office:value="0.00124">
            <text:p>0.00124</text:p>
          </table:table-cell>
          <table:table-cell office:value-type="float" office:value="0.001104">
            <text:p>0.001104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5">
            <text:p>185</text:p>
          </table:table-cell>
          <table:table-cell office:value-type="string">
            <text:p>20.11-10.30</text:p>
          </table:table-cell>
          <table:table-cell office:value-type="string">
            <text:p>frankfurt</text:p>
          </table:table-cell>
          <table:table-cell office:value-type="string">
            <text:p>216.137.41.78</text:p>
          </table:table-cell>
          <table:table-cell office:value-type="float" office:value="89.663">
            <text:p>89.663</text:p>
          </table:table-cell>
          <table:table-cell office:value-type="float" office:value="0.085367">
            <text:p>0.085367</text:p>
          </table:table-cell>
          <table:table-cell office:value-type="float" office:value="0.08957">
            <text:p>0.08957</text:p>
          </table:table-cell>
          <table:table-cell office:value-type="float" office:value="0.085368">
            <text:p>0.085368</text:p>
          </table:table-cell>
          <table:table-cell office:value-type="float" office:value="0.085874">
            <text:p>0.085874</text:p>
          </table:table-cell>
          <table:table-cell office:value-type="float" office:value="0.087442">
            <text:p>0.087442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6">
            <text:p>186</text:p>
          </table:table-cell>
          <table:table-cell office:value-type="string">
            <text:p>20.11-11.30</text:p>
          </table:table-cell>
          <table:table-cell office:value-type="string">
            <text:p>frankfurt</text:p>
          </table:table-cell>
          <table:table-cell office:value-type="string">
            <text:p>54.192.30.214</text:p>
          </table:table-cell>
          <table:table-cell office:value-type="float" office:value="1.311">
            <text:p>1.311</text:p>
          </table:table-cell>
          <table:table-cell office:value-type="float" office:value="0.001131">
            <text:p>0.001131</text:p>
          </table:table-cell>
          <table:table-cell office:value-type="float" office:value="0.001121">
            <text:p>0.001121</text:p>
          </table:table-cell>
          <table:table-cell office:value-type="float" office:value="0.001176">
            <text:p>0.001176</text:p>
          </table:table-cell>
          <table:table-cell office:value-type="float" office:value="0.001189">
            <text:p>0.001189</text:p>
          </table:table-cell>
          <table:table-cell office:value-type="float" office:value="0.001685">
            <text:p>0.001685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7">
            <text:p>187</text:p>
          </table:table-cell>
          <table:table-cell office:value-type="string">
            <text:p>20.11-12.30</text:p>
          </table:table-cell>
          <table:table-cell office:value-type="string">
            <text:p>frankfurt</text:p>
          </table:table-cell>
          <table:table-cell office:value-type="string">
            <text:p>54.230.30.58</text:p>
          </table:table-cell>
          <table:table-cell office:value-type="float" office:value="1.368">
            <text:p>1.368</text:p>
          </table:table-cell>
          <table:table-cell office:value-type="float" office:value="0.001163">
            <text:p>0.001163</text:p>
          </table:table-cell>
          <table:table-cell office:value-type="float" office:value="0.001429">
            <text:p>0.001429</text:p>
          </table:table-cell>
          <table:table-cell office:value-type="float" office:value="0.001179">
            <text:p>0.001179</text:p>
          </table:table-cell>
          <table:table-cell office:value-type="float" office:value="0.000977">
            <text:p>0.000977</text:p>
          </table:table-cell>
          <table:table-cell office:value-type="float" office:value="0.001153">
            <text:p>0.001153</text:p>
          </table:table-cell>
          <table:table-cell table:number-columns-repeated="1013"/>
        </table:table-row>
        <table:table-row table:style-name="ro1">
          <table:table-cell office:value-type="string">
            <text:p>ireland</text:p>
          </table:table-cell>
          <table:table-cell office:value-type="float" office:value="188">
            <text:p>188</text:p>
          </table:table-cell>
          <table:table-cell office:value-type="string">
            <text:p>20.11-13.30</text:p>
          </table:table-cell>
          <table:table-cell office:value-type="string">
            <text:p>frankfurt</text:p>
          </table:table-cell>
          <table:table-cell office:value-type="string">
            <text:p>54.230.20.101</text:p>
          </table:table-cell>
          <table:table-cell office:value-type="float" office:value="89.779">
            <text:p>89.779</text:p>
          </table:table-cell>
          <table:table-cell office:value-type="float" office:value="0.089502">
            <text:p>0.089502</text:p>
          </table:table-cell>
          <table:table-cell office:value-type="float" office:value="0.086229">
            <text:p>0.086229</text:p>
          </table:table-cell>
          <table:table-cell office:value-type="float" office:value="0.085561">
            <text:p>0.085561</text:p>
          </table:table-cell>
          <table:table-cell office:value-type="float" office:value="0.086437">
            <text:p>0.086437</text:p>
          </table:table-cell>
          <table:table-cell office:value-type="float" office:value="0.088396">
            <text:p>0.08839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0">
            <text:p>0</text:p>
          </table:table-cell>
          <table:table-cell office:value-type="string">
            <text:p>19.11-17.35</text:p>
          </table:table-cell>
          <table:table-cell office:value-type="string">
            <text:p>oregon</text:p>
          </table:table-cell>
          <table:table-cell/>
          <table:table-cell office:value-type="float" office:value="0.728">
            <text:p>0.728</text:p>
          </table:table-cell>
          <table:table-cell office:value-type="float" office:value="0.000629">
            <text:p>0.000629</text:p>
          </table:table-cell>
          <table:table-cell office:value-type="float" office:value="0.000423">
            <text:p>0.000423</text:p>
          </table:table-cell>
          <table:table-cell office:value-type="float" office:value="0.000712">
            <text:p>0.000712</text:p>
          </table:table-cell>
          <table:table-cell table:number-columns-repeated="1015"/>
        </table:table-row>
        <table:table-row table:style-name="ro1">
          <table:table-cell office:value-type="string">
            <text:p>singapore</text:p>
          </table:table-cell>
          <table:table-cell office:value-type="float" office:value="1">
            <text:p>1</text:p>
          </table:table-cell>
          <table:table-cell office:value-type="string">
            <text:p>19.11-18.35</text:p>
          </table:table-cell>
          <table:table-cell office:value-type="string">
            <text:p>oregon</text:p>
          </table:table-cell>
          <table:table-cell office:value-type="string">
            <text:p>54.192.159.177</text:p>
          </table:table-cell>
          <table:table-cell office:value-type="float" office:value="0.733">
            <text:p>0.733</text:p>
          </table:table-cell>
          <table:table-cell office:value-type="float" office:value="0.000686">
            <text:p>0.000686</text:p>
          </table:table-cell>
          <table:table-cell office:value-type="float" office:value="0.000659">
            <text:p>0.000659</text:p>
          </table:table-cell>
          <table:table-cell office:value-type="float" office:value="0.000631">
            <text:p>0.000631</text:p>
          </table:table-cell>
          <table:table-cell office:value-type="float" office:value="0.000684">
            <text:p>0.000684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">
            <text:p>2</text:p>
          </table:table-cell>
          <table:table-cell office:value-type="string">
            <text:p>19.11-19.35</text:p>
          </table:table-cell>
          <table:table-cell office:value-type="string">
            <text:p>oregon</text:p>
          </table:table-cell>
          <table:table-cell office:value-type="string">
            <text:p>54.230.158.150</text:p>
          </table:table-cell>
          <table:table-cell office:value-type="float" office:value="0.784">
            <text:p>0.784</text:p>
          </table:table-cell>
          <table:table-cell office:value-type="float" office:value="0.000712">
            <text:p>0.000712</text:p>
          </table:table-cell>
          <table:table-cell office:value-type="float" office:value="0.000698">
            <text:p>0.000698</text:p>
          </table:table-cell>
          <table:table-cell office:value-type="float" office:value="0.000665">
            <text:p>0.000665</text:p>
          </table:table-cell>
          <table:table-cell office:value-type="float" office:value="0.000687">
            <text:p>0.000687</text:p>
          </table:table-cell>
          <table:table-cell office:value-type="float" office:value="0.000649">
            <text:p>0.0006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">
            <text:p>3</text:p>
          </table:table-cell>
          <table:table-cell office:value-type="string">
            <text:p>19.11-20.35</text:p>
          </table:table-cell>
          <table:table-cell office:value-type="string">
            <text:p>oregon</text:p>
          </table:table-cell>
          <table:table-cell office:value-type="string">
            <text:p>54.230.158.223</text:p>
          </table:table-cell>
          <table:table-cell office:value-type="float" office:value="0.696">
            <text:p>0.696</text:p>
          </table:table-cell>
          <table:table-cell office:value-type="float" office:value="0.000667">
            <text:p>0.000667</text:p>
          </table:table-cell>
          <table:table-cell office:value-type="float" office:value="0.000658">
            <text:p>0.000658</text:p>
          </table:table-cell>
          <table:table-cell office:value-type="float" office:value="0.000646">
            <text:p>0.000646</text:p>
          </table:table-cell>
          <table:table-cell office:value-type="float" office:value="0.000698">
            <text:p>0.000698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">
            <text:p>4</text:p>
          </table:table-cell>
          <table:table-cell office:value-type="string">
            <text:p>19.11-21.35</text:p>
          </table:table-cell>
          <table:table-cell office:value-type="string">
            <text:p>oregon</text:p>
          </table:table-cell>
          <table:table-cell office:value-type="string">
            <text:p>54.192.159.173</text:p>
          </table:table-cell>
          <table:table-cell office:value-type="float" office:value="0.787">
            <text:p>0.787</text:p>
          </table:table-cell>
          <table:table-cell office:value-type="float" office:value="0.000665">
            <text:p>0.000665</text:p>
          </table:table-cell>
          <table:table-cell office:value-type="float" office:value="0.000412">
            <text:p>0.000412</text:p>
          </table:table-cell>
          <table:table-cell office:value-type="float" office:value="0.000662">
            <text:p>0.000662</text:p>
          </table:table-cell>
          <table:table-cell office:value-type="float" office:value="0.000641">
            <text:p>0.000641</text:p>
          </table:table-cell>
          <table:table-cell office:value-type="float" office:value="0.000339">
            <text:p>0.00033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">
            <text:p>5</text:p>
          </table:table-cell>
          <table:table-cell office:value-type="string">
            <text:p>19.11-22.35</text:p>
          </table:table-cell>
          <table:table-cell office:value-type="string">
            <text:p>oregon</text:p>
          </table:table-cell>
          <table:table-cell office:value-type="string">
            <text:p>54.230.159.132</text:p>
          </table:table-cell>
          <table:table-cell office:value-type="float" office:value="0.73">
            <text:p>0.73</text:p>
          </table:table-cell>
          <table:table-cell office:value-type="float" office:value="0.000482">
            <text:p>0.000482</text:p>
          </table:table-cell>
          <table:table-cell table:number-columns-repeated="2"/>
          <table:table-cell office:value-type="float" office:value="0.000433">
            <text:p>0.000433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">
            <text:p>6</text:p>
          </table:table-cell>
          <table:table-cell office:value-type="string">
            <text:p>19.11-23.35</text:p>
          </table:table-cell>
          <table:table-cell office:value-type="string">
            <text:p>oregon</text:p>
          </table:table-cell>
          <table:table-cell office:value-type="string">
            <text:p>54.230.151.214</text:p>
          </table:table-cell>
          <table:table-cell office:value-type="float" office:value="1.438">
            <text:p>1.438</text:p>
          </table:table-cell>
          <table:table-cell office:value-type="float" office:value="0.001438">
            <text:p>0.001438</text:p>
          </table:table-cell>
          <table:table-cell/>
          <table:table-cell office:value-type="float" office:value="0.001197">
            <text:p>0.001197</text:p>
          </table:table-cell>
          <table:table-cell office:value-type="float" office:value="0.001475">
            <text:p>0.001475</text:p>
          </table:table-cell>
          <table:table-cell office:value-type="float" office:value="0.001489">
            <text:p>0.00148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">
            <text:p>7</text:p>
          </table:table-cell>
          <table:table-cell office:value-type="string">
            <text:p>20.11-00.35</text:p>
          </table:table-cell>
          <table:table-cell office:value-type="string">
            <text:p>oregon</text:p>
          </table:table-cell>
          <table:table-cell office:value-type="string">
            <text:p>54.230.158.80</text:p>
          </table:table-cell>
          <table:table-cell office:value-type="float" office:value="0.773">
            <text:p>0.773</text:p>
          </table:table-cell>
          <table:table-cell office:value-type="float" office:value="0.001354">
            <text:p>0.001354</text:p>
          </table:table-cell>
          <table:table-cell office:value-type="float" office:value="0.000557">
            <text:p>0.000557</text:p>
          </table:table-cell>
          <table:table-cell office:value-type="float" office:value="0.000709">
            <text:p>0.000709</text:p>
          </table:table-cell>
          <table:table-cell office:value-type="float" office:value="0.000779">
            <text:p>0.000779</text:p>
          </table:table-cell>
          <table:table-cell office:value-type="float" office:value="0.00063">
            <text:p>0.000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">
            <text:p>8</text:p>
          </table:table-cell>
          <table:table-cell office:value-type="string">
            <text:p>20.11-01.35</text:p>
          </table:table-cell>
          <table:table-cell office:value-type="string">
            <text:p>oregon</text:p>
          </table:table-cell>
          <table:table-cell office:value-type="string">
            <text:p>54.230.149.71</text:p>
          </table:table-cell>
          <table:table-cell office:value-type="float" office:value="1.549">
            <text:p>1.549</text:p>
          </table:table-cell>
          <table:table-cell office:value-type="float" office:value="0.001225">
            <text:p>0.001225</text:p>
          </table:table-cell>
          <table:table-cell office:value-type="float" office:value="0.001431">
            <text:p>0.001431</text:p>
          </table:table-cell>
          <table:table-cell office:value-type="float" office:value="0.001409">
            <text:p>0.001409</text:p>
          </table:table-cell>
          <table:table-cell office:value-type="float" office:value="0.001407">
            <text:p>0.001407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">
            <text:p>9</text:p>
          </table:table-cell>
          <table:table-cell office:value-type="string">
            <text:p>20.11-02.35</text:p>
          </table:table-cell>
          <table:table-cell office:value-type="string">
            <text:p>oregon</text:p>
          </table:table-cell>
          <table:table-cell office:value-type="string">
            <text:p>54.192.157.149</text:p>
          </table:table-cell>
          <table:table-cell office:value-type="float" office:value="0.722">
            <text:p>0.722</text:p>
          </table:table-cell>
          <table:table-cell office:value-type="float" office:value="0.000715">
            <text:p>0.000715</text:p>
          </table:table-cell>
          <table:table-cell office:value-type="float" office:value="0.000706">
            <text:p>0.000706</text:p>
          </table:table-cell>
          <table:table-cell office:value-type="float" office:value="0.000653">
            <text:p>0.000653</text:p>
          </table:table-cell>
          <table:table-cell office:value-type="float" office:value="0.000879">
            <text:p>0.000879</text:p>
          </table:table-cell>
          <table:table-cell office:value-type="float" office:value="0.000701">
            <text:p>0.00070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">
            <text:p>10</text:p>
          </table:table-cell>
          <table:table-cell office:value-type="string">
            <text:p>20.11-03.35</text:p>
          </table:table-cell>
          <table:table-cell office:value-type="string">
            <text:p>oregon</text:p>
          </table:table-cell>
          <table:table-cell office:value-type="string">
            <text:p>54.230.159.137</text:p>
          </table:table-cell>
          <table:table-cell office:value-type="float" office:value="0.737">
            <text:p>0.737</text:p>
          </table:table-cell>
          <table:table-cell office:value-type="float" office:value="0.000657">
            <text:p>0.000657</text:p>
          </table:table-cell>
          <table:table-cell office:value-type="float" office:value="0.000595">
            <text:p>0.000595</text:p>
          </table:table-cell>
          <table:table-cell office:value-type="float" office:value="0.000555">
            <text:p>0.000555</text:p>
          </table:table-cell>
          <table:table-cell office:value-type="float" office:value="0.000393">
            <text:p>0.000393</text:p>
          </table:table-cell>
          <table:table-cell office:value-type="float" office:value="0.000639">
            <text:p>0.00063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">
            <text:p>11</text:p>
          </table:table-cell>
          <table:table-cell office:value-type="string">
            <text:p>20.11-04.35</text:p>
          </table:table-cell>
          <table:table-cell office:value-type="string">
            <text:p>oregon</text:p>
          </table:table-cell>
          <table:table-cell office:value-type="string">
            <text:p>54.230.158.217</text:p>
          </table:table-cell>
          <table:table-cell office:value-type="float" office:value="0.75">
            <text:p>0.75</text:p>
          </table:table-cell>
          <table:table-cell office:value-type="float" office:value="0.000677">
            <text:p>0.000677</text:p>
          </table:table-cell>
          <table:table-cell office:value-type="float" office:value="0.000638">
            <text:p>0.000638</text:p>
          </table:table-cell>
          <table:table-cell office:value-type="float" office:value="0.000509">
            <text:p>0.000509</text:p>
          </table:table-cell>
          <table:table-cell office:value-type="float" office:value="0.00064">
            <text:p>0.00064</text:p>
          </table:table-cell>
          <table:table-cell office:value-type="float" office:value="0.000668">
            <text:p>0.00066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">
            <text:p>12</text:p>
          </table:table-cell>
          <table:table-cell office:value-type="string">
            <text:p>20.11-05.35</text:p>
          </table:table-cell>
          <table:table-cell office:value-type="string">
            <text:p>oregon</text:p>
          </table:table-cell>
          <table:table-cell office:value-type="string">
            <text:p>54.230.150.15</text:p>
          </table:table-cell>
          <table:table-cell office:value-type="float" office:value="1.572">
            <text:p>1.572</text:p>
          </table:table-cell>
          <table:table-cell office:value-type="float" office:value="0.001657">
            <text:p>0.001657</text:p>
          </table:table-cell>
          <table:table-cell office:value-type="float" office:value="0.001544">
            <text:p>0.001544</text:p>
          </table:table-cell>
          <table:table-cell office:value-type="float" office:value="0.001224">
            <text:p>0.001224</text:p>
          </table:table-cell>
          <table:table-cell office:value-type="float" office:value="0.001411">
            <text:p>0.001411</text:p>
          </table:table-cell>
          <table:table-cell office:value-type="float" office:value="0.001369">
            <text:p>0.0013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">
            <text:p>13</text:p>
          </table:table-cell>
          <table:table-cell office:value-type="string">
            <text:p>20.11-06.35</text:p>
          </table:table-cell>
          <table:table-cell office:value-type="string">
            <text:p>oregon</text:p>
          </table:table-cell>
          <table:table-cell office:value-type="string">
            <text:p>54.230.157.230</text:p>
          </table:table-cell>
          <table:table-cell office:value-type="float" office:value="0.762">
            <text:p>0.762</text:p>
          </table:table-cell>
          <table:table-cell office:value-type="float" office:value="0.000753">
            <text:p>0.000753</text:p>
          </table:table-cell>
          <table:table-cell office:value-type="float" office:value="0.000661">
            <text:p>0.000661</text:p>
          </table:table-cell>
          <table:table-cell office:value-type="float" office:value="0.00053">
            <text:p>0.00053</text:p>
          </table:table-cell>
          <table:table-cell office:value-type="float" office:value="0.000698">
            <text:p>0.000698</text:p>
          </table:table-cell>
          <table:table-cell office:value-type="float" office:value="0.000754">
            <text:p>0.00075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">
            <text:p>14</text:p>
          </table:table-cell>
          <table:table-cell office:value-type="string">
            <text:p>20.11-07.35</text:p>
          </table:table-cell>
          <table:table-cell office:value-type="string">
            <text:p>oregon</text:p>
          </table:table-cell>
          <table:table-cell office:value-type="string">
            <text:p>54.192.157.156</text:p>
          </table:table-cell>
          <table:table-cell office:value-type="float" office:value="0.775">
            <text:p>0.775</text:p>
          </table:table-cell>
          <table:table-cell office:value-type="float" office:value="0.000573">
            <text:p>0.000573</text:p>
          </table:table-cell>
          <table:table-cell office:value-type="float" office:value="0.000607">
            <text:p>0.000607</text:p>
          </table:table-cell>
          <table:table-cell office:value-type="float" office:value="0.000623">
            <text:p>0.000623</text:p>
          </table:table-cell>
          <table:table-cell office:value-type="float" office:value="0.000671">
            <text:p>0.000671</text:p>
          </table:table-cell>
          <table:table-cell office:value-type="float" office:value="0.000686">
            <text:p>0.00068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">
            <text:p>15</text:p>
          </table:table-cell>
          <table:table-cell office:value-type="string">
            <text:p>20.11-08.35</text:p>
          </table:table-cell>
          <table:table-cell office:value-type="string">
            <text:p>oregon</text:p>
          </table:table-cell>
          <table:table-cell office:value-type="string">
            <text:p>54.230.150.159</text:p>
          </table:table-cell>
          <table:table-cell office:value-type="float" office:value="1.56">
            <text:p>1.56</text:p>
          </table:table-cell>
          <table:table-cell office:value-type="float" office:value="0.001508">
            <text:p>0.001508</text:p>
          </table:table-cell>
          <table:table-cell office:value-type="float" office:value="0.001405">
            <text:p>0.001405</text:p>
          </table:table-cell>
          <table:table-cell office:value-type="float" office:value="0.001203">
            <text:p>0.001203</text:p>
          </table:table-cell>
          <table:table-cell office:value-type="float" office:value="0.001422">
            <text:p>0.001422</text:p>
          </table:table-cell>
          <table:table-cell office:value-type="float" office:value="0.001421">
            <text:p>0.00142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">
            <text:p>16</text:p>
          </table:table-cell>
          <table:table-cell office:value-type="string">
            <text:p>20.11-09.35</text:p>
          </table:table-cell>
          <table:table-cell office:value-type="string">
            <text:p>oregon</text:p>
          </table:table-cell>
          <table:table-cell office:value-type="string">
            <text:p>54.230.158.246</text:p>
          </table:table-cell>
          <table:table-cell office:value-type="float" office:value="0.691">
            <text:p>0.691</text:p>
          </table:table-cell>
          <table:table-cell office:value-type="float" office:value="0.000472">
            <text:p>0.000472</text:p>
          </table:table-cell>
          <table:table-cell office:value-type="float" office:value="0.000704">
            <text:p>0.000704</text:p>
          </table:table-cell>
          <table:table-cell office:value-type="float" office:value="0.000668">
            <text:p>0.000668</text:p>
          </table:table-cell>
          <table:table-cell office:value-type="float" office:value="0.000672">
            <text:p>0.000672</text:p>
          </table:table-cell>
          <table:table-cell office:value-type="float" office:value="0.000714">
            <text:p>0.00071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">
            <text:p>17</text:p>
          </table:table-cell>
          <table:table-cell office:value-type="string">
            <text:p>20.11-10.35</text:p>
          </table:table-cell>
          <table:table-cell office:value-type="string">
            <text:p>oregon</text:p>
          </table:table-cell>
          <table:table-cell office:value-type="string">
            <text:p>54.230.148.75</text:p>
          </table:table-cell>
          <table:table-cell office:value-type="float" office:value="1.452">
            <text:p>1.452</text:p>
          </table:table-cell>
          <table:table-cell office:value-type="float" office:value="0.001521">
            <text:p>0.001521</text:p>
          </table:table-cell>
          <table:table-cell office:value-type="float" office:value="0.001417">
            <text:p>0.001417</text:p>
          </table:table-cell>
          <table:table-cell office:value-type="float" office:value="0.001535">
            <text:p>0.001535</text:p>
          </table:table-cell>
          <table:table-cell office:value-type="float" office:value="0.001369">
            <text:p>0.001369</text:p>
          </table:table-cell>
          <table:table-cell office:value-type="float" office:value="0.001179">
            <text:p>0.0011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">
            <text:p>18</text:p>
          </table:table-cell>
          <table:table-cell office:value-type="string">
            <text:p>20.11-11.35</text:p>
          </table:table-cell>
          <table:table-cell office:value-type="string">
            <text:p>oregon</text:p>
          </table:table-cell>
          <table:table-cell office:value-type="string">
            <text:p>54.230.158.225</text:p>
          </table:table-cell>
          <table:table-cell office:value-type="float" office:value="0.751">
            <text:p>0.751</text:p>
          </table:table-cell>
          <table:table-cell office:value-type="float" office:value="0.000724">
            <text:p>0.000724</text:p>
          </table:table-cell>
          <table:table-cell office:value-type="float" office:value="0.000587">
            <text:p>0.000587</text:p>
          </table:table-cell>
          <table:table-cell/>
          <table:table-cell office:value-type="float" office:value="0.000627">
            <text:p>0.000627</text:p>
          </table:table-cell>
          <table:table-cell office:value-type="float" office:value="0.000735">
            <text:p>0.00073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">
            <text:p>19</text:p>
          </table:table-cell>
          <table:table-cell office:value-type="string">
            <text:p>20.11-12.35</text:p>
          </table:table-cell>
          <table:table-cell office:value-type="string">
            <text:p>oregon</text:p>
          </table:table-cell>
          <table:table-cell office:value-type="string">
            <text:p>54.230.158.207</text:p>
          </table:table-cell>
          <table:table-cell office:value-type="float" office:value="0.787">
            <text:p>0.787</text:p>
          </table:table-cell>
          <table:table-cell office:value-type="float" office:value="0.000401">
            <text:p>0.000401</text:p>
          </table:table-cell>
          <table:table-cell office:value-type="float" office:value="0.000619">
            <text:p>0.000619</text:p>
          </table:table-cell>
          <table:table-cell office:value-type="float" office:value="0.000664">
            <text:p>0.000664</text:p>
          </table:table-cell>
          <table:table-cell office:value-type="float" office:value="0.000636">
            <text:p>0.000636</text:p>
          </table:table-cell>
          <table:table-cell office:value-type="float" office:value="0.000847">
            <text:p>0.0008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0">
            <text:p>20</text:p>
          </table:table-cell>
          <table:table-cell office:value-type="string">
            <text:p>20.11-13.35</text:p>
          </table:table-cell>
          <table:table-cell office:value-type="string">
            <text:p>oregon</text:p>
          </table:table-cell>
          <table:table-cell office:value-type="string">
            <text:p>54.192.159.155</text:p>
          </table:table-cell>
          <table:table-cell office:value-type="float" office:value="0.703">
            <text:p>0.703</text:p>
          </table:table-cell>
          <table:table-cell office:value-type="float" office:value="0.000452">
            <text:p>0.000452</text:p>
          </table:table-cell>
          <table:table-cell office:value-type="float" office:value="0.000638">
            <text:p>0.000638</text:p>
          </table:table-cell>
          <table:table-cell office:value-type="float" office:value="0.000372">
            <text:p>0.000372</text:p>
          </table:table-cell>
          <table:table-cell office:value-type="float" office:value="0.000454">
            <text:p>0.000454</text:p>
          </table:table-cell>
          <table:table-cell office:value-type="float" office:value="0.000457">
            <text:p>0.0004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1">
            <text:p>21</text:p>
          </table:table-cell>
          <table:table-cell office:value-type="string">
            <text:p>19.11-17.35</text:p>
          </table:table-cell>
          <table:table-cell office:value-type="string">
            <text:p>california</text:p>
          </table:table-cell>
          <table:table-cell office:value-type="string">
            <text:p>54.192.159.72</text:p>
          </table:table-cell>
          <table:table-cell office:value-type="float" office:value="0.796">
            <text:p>0.796</text:p>
          </table:table-cell>
          <table:table-cell office:value-type="float" office:value="0.000481">
            <text:p>0.000481</text:p>
          </table:table-cell>
          <table:table-cell office:value-type="float" office:value="0.000637">
            <text:p>0.000637</text:p>
          </table:table-cell>
          <table:table-cell office:value-type="float" office:value="0.000688">
            <text:p>0.000688</text:p>
          </table:table-cell>
          <table:table-cell office:value-type="float" office:value="0.000718">
            <text:p>0.000718</text:p>
          </table:table-cell>
          <table:table-cell office:value-type="float" office:value="0.000383">
            <text:p>0.0003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2">
            <text:p>22</text:p>
          </table:table-cell>
          <table:table-cell office:value-type="string">
            <text:p>19.11-18.35</text:p>
          </table:table-cell>
          <table:table-cell office:value-type="string">
            <text:p>california</text:p>
          </table:table-cell>
          <table:table-cell office:value-type="string">
            <text:p>54.230.158.80</text:p>
          </table:table-cell>
          <table:table-cell office:value-type="float" office:value="0.701">
            <text:p>0.701</text:p>
          </table:table-cell>
          <table:table-cell office:value-type="float" office:value="0.000686">
            <text:p>0.000686</text:p>
          </table:table-cell>
          <table:table-cell office:value-type="float" office:value="0.000519">
            <text:p>0.000519</text:p>
          </table:table-cell>
          <table:table-cell office:value-type="float" office:value="0.000651">
            <text:p>0.000651</text:p>
          </table:table-cell>
          <table:table-cell office:value-type="float" office:value="0.000672">
            <text:p>0.000672</text:p>
          </table:table-cell>
          <table:table-cell office:value-type="float" office:value="0.000666">
            <text:p>0.0006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3">
            <text:p>23</text:p>
          </table:table-cell>
          <table:table-cell office:value-type="string">
            <text:p>19.11-19.35</text:p>
          </table:table-cell>
          <table:table-cell office:value-type="string">
            <text:p>california</text:p>
          </table:table-cell>
          <table:table-cell office:value-type="string">
            <text:p>54.230.158.252</text:p>
          </table:table-cell>
          <table:table-cell office:value-type="float" office:value="0.69">
            <text:p>0.69</text:p>
          </table:table-cell>
          <table:table-cell office:value-type="float" office:value="0.000661">
            <text:p>0.000661</text:p>
          </table:table-cell>
          <table:table-cell office:value-type="float" office:value="0.000628">
            <text:p>0.000628</text:p>
          </table:table-cell>
          <table:table-cell office:value-type="float" office:value="0.000448">
            <text:p>0.000448</text:p>
          </table:table-cell>
          <table:table-cell office:value-type="float" office:value="0.000728">
            <text:p>0.000728</text:p>
          </table:table-cell>
          <table:table-cell office:value-type="float" office:value="0.000606">
            <text:p>0.0006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4">
            <text:p>24</text:p>
          </table:table-cell>
          <table:table-cell office:value-type="string">
            <text:p>19.11-20.35</text:p>
          </table:table-cell>
          <table:table-cell office:value-type="string">
            <text:p>california</text:p>
          </table:table-cell>
          <table:table-cell office:value-type="string">
            <text:p>54.230.158.80</text:p>
          </table:table-cell>
          <table:table-cell office:value-type="float" office:value="0.797">
            <text:p>0.797</text:p>
          </table:table-cell>
          <table:table-cell office:value-type="float" office:value="0.000666">
            <text:p>0.000666</text:p>
          </table:table-cell>
          <table:table-cell office:value-type="float" office:value="0.000386">
            <text:p>0.000386</text:p>
          </table:table-cell>
          <table:table-cell office:value-type="float" office:value="0.000614">
            <text:p>0.000614</text:p>
          </table:table-cell>
          <table:table-cell office:value-type="float" office:value="0.00066">
            <text:p>0.00066</text:p>
          </table:table-cell>
          <table:table-cell office:value-type="float" office:value="0.000466">
            <text:p>0.000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5">
            <text:p>25</text:p>
          </table:table-cell>
          <table:table-cell office:value-type="string">
            <text:p>19.11-21.35</text:p>
          </table:table-cell>
          <table:table-cell office:value-type="string">
            <text:p>california</text:p>
          </table:table-cell>
          <table:table-cell office:value-type="string">
            <text:p>54.230.159.150</text:p>
          </table:table-cell>
          <table:table-cell office:value-type="float" office:value="0.723">
            <text:p>0.723</text:p>
          </table:table-cell>
          <table:table-cell office:value-type="float" office:value="0.000728">
            <text:p>0.000728</text:p>
          </table:table-cell>
          <table:table-cell office:value-type="float" office:value="0.000509">
            <text:p>0.000509</text:p>
          </table:table-cell>
          <table:table-cell office:value-type="float" office:value="0.000409">
            <text:p>0.000409</text:p>
          </table:table-cell>
          <table:table-cell office:value-type="float" office:value="0.000503">
            <text:p>0.000503</text:p>
          </table:table-cell>
          <table:table-cell office:value-type="float" office:value="0.000653">
            <text:p>0.00065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6">
            <text:p>26</text:p>
          </table:table-cell>
          <table:table-cell office:value-type="string">
            <text:p>19.11-22.35</text:p>
          </table:table-cell>
          <table:table-cell office:value-type="string">
            <text:p>california</text:p>
          </table:table-cell>
          <table:table-cell office:value-type="string">
            <text:p>54.192.156.109</text:p>
          </table:table-cell>
          <table:table-cell office:value-type="float" office:value="0.775">
            <text:p>0.775</text:p>
          </table:table-cell>
          <table:table-cell office:value-type="float" office:value="0.000453">
            <text:p>0.000453</text:p>
          </table:table-cell>
          <table:table-cell office:value-type="float" office:value="0.000662">
            <text:p>0.000662</text:p>
          </table:table-cell>
          <table:table-cell office:value-type="float" office:value="0.000422">
            <text:p>0.000422</text:p>
          </table:table-cell>
          <table:table-cell office:value-type="float" office:value="0.000632">
            <text:p>0.000632</text:p>
          </table:table-cell>
          <table:table-cell office:value-type="float" office:value="0.000678">
            <text:p>0.00067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7">
            <text:p>27</text:p>
          </table:table-cell>
          <table:table-cell office:value-type="string">
            <text:p>19.11-23.35</text:p>
          </table:table-cell>
          <table:table-cell office:value-type="string">
            <text:p>california</text:p>
          </table:table-cell>
          <table:table-cell office:value-type="string">
            <text:p>54.230.151.150</text:p>
          </table:table-cell>
          <table:table-cell office:value-type="float" office:value="1.546">
            <text:p>1.546</text:p>
          </table:table-cell>
          <table:table-cell office:value-type="float" office:value="0.001373">
            <text:p>0.001373</text:p>
          </table:table-cell>
          <table:table-cell/>
          <table:table-cell office:value-type="float" office:value="0.001203">
            <text:p>0.001203</text:p>
          </table:table-cell>
          <table:table-cell office:value-type="float" office:value="0.001422">
            <text:p>0.001422</text:p>
          </table:table-cell>
          <table:table-cell office:value-type="float" office:value="0.00147">
            <text:p>0.001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8">
            <text:p>28</text:p>
          </table:table-cell>
          <table:table-cell office:value-type="string">
            <text:p>20.11-00.35</text:p>
          </table:table-cell>
          <table:table-cell office:value-type="string">
            <text:p>california</text:p>
          </table:table-cell>
          <table:table-cell office:value-type="string">
            <text:p>54.192.157.146</text:p>
          </table:table-cell>
          <table:table-cell office:value-type="float" office:value="0.723">
            <text:p>0.723</text:p>
          </table:table-cell>
          <table:table-cell office:value-type="float" office:value="0.000632">
            <text:p>0.000632</text:p>
          </table:table-cell>
          <table:table-cell office:value-type="float" office:value="0.000677">
            <text:p>0.000677</text:p>
          </table:table-cell>
          <table:table-cell office:value-type="float" office:value="0.000688">
            <text:p>0.000688</text:p>
          </table:table-cell>
          <table:table-cell office:value-type="float" office:value="0.000586">
            <text:p>0.000586</text:p>
          </table:table-cell>
          <table:table-cell office:value-type="float" office:value="0.000575">
            <text:p>0.0005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29">
            <text:p>29</text:p>
          </table:table-cell>
          <table:table-cell office:value-type="string">
            <text:p>20.11-01.35</text:p>
          </table:table-cell>
          <table:table-cell office:value-type="string">
            <text:p>california</text:p>
          </table:table-cell>
          <table:table-cell office:value-type="string">
            <text:p>54.192.156.102</text:p>
          </table:table-cell>
          <table:table-cell office:value-type="float" office:value="0.738">
            <text:p>0.738</text:p>
          </table:table-cell>
          <table:table-cell office:value-type="float" office:value="0.000401">
            <text:p>0.000401</text:p>
          </table:table-cell>
          <table:table-cell office:value-type="float" office:value="0.000687">
            <text:p>0.000687</text:p>
          </table:table-cell>
          <table:table-cell office:value-type="float" office:value="0.000735">
            <text:p>0.000735</text:p>
          </table:table-cell>
          <table:table-cell table:number-columns-repeated="2" office:value-type="float" office:value="0.000697">
            <text:p>0.00069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0">
            <text:p>30</text:p>
          </table:table-cell>
          <table:table-cell office:value-type="string">
            <text:p>20.11-02.35</text:p>
          </table:table-cell>
          <table:table-cell office:value-type="string">
            <text:p>california</text:p>
          </table:table-cell>
          <table:table-cell office:value-type="string">
            <text:p>54.230.158.223</text:p>
          </table:table-cell>
          <table:table-cell office:value-type="float" office:value="0.737">
            <text:p>0.737</text:p>
          </table:table-cell>
          <table:table-cell office:value-type="float" office:value="0.000677">
            <text:p>0.000677</text:p>
          </table:table-cell>
          <table:table-cell office:value-type="float" office:value="0.000717">
            <text:p>0.000717</text:p>
          </table:table-cell>
          <table:table-cell office:value-type="float" office:value="0.000691">
            <text:p>0.000691</text:p>
          </table:table-cell>
          <table:table-cell office:value-type="float" office:value="0.000744">
            <text:p>0.000744</text:p>
          </table:table-cell>
          <table:table-cell office:value-type="float" office:value="0.000621">
            <text:p>0.00062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1">
            <text:p>31</text:p>
          </table:table-cell>
          <table:table-cell office:value-type="string">
            <text:p>20.11-03.35</text:p>
          </table:table-cell>
          <table:table-cell office:value-type="string">
            <text:p>california</text:p>
          </table:table-cell>
          <table:table-cell office:value-type="string">
            <text:p>54.230.150.40</text:p>
          </table:table-cell>
          <table:table-cell office:value-type="float" office:value="1.442">
            <text:p>1.442</text:p>
          </table:table-cell>
          <table:table-cell office:value-type="float" office:value="0.001162">
            <text:p>0.001162</text:p>
          </table:table-cell>
          <table:table-cell office:value-type="float" office:value="0.001424">
            <text:p>0.001424</text:p>
          </table:table-cell>
          <table:table-cell office:value-type="float" office:value="0.001449">
            <text:p>0.001449</text:p>
          </table:table-cell>
          <table:table-cell office:value-type="float" office:value="0.001217">
            <text:p>0.001217</text:p>
          </table:table-cell>
          <table:table-cell office:value-type="float" office:value="0.001391">
            <text:p>0.0013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2">
            <text:p>32</text:p>
          </table:table-cell>
          <table:table-cell office:value-type="string">
            <text:p>20.11-04.35</text:p>
          </table:table-cell>
          <table:table-cell office:value-type="string">
            <text:p>california</text:p>
          </table:table-cell>
          <table:table-cell office:value-type="string">
            <text:p>54.230.150.148</text:p>
          </table:table-cell>
          <table:table-cell office:value-type="float" office:value="1.482">
            <text:p>1.482</text:p>
          </table:table-cell>
          <table:table-cell office:value-type="float" office:value="0.001468">
            <text:p>0.001468</text:p>
          </table:table-cell>
          <table:table-cell office:value-type="float" office:value="0.001381">
            <text:p>0.001381</text:p>
          </table:table-cell>
          <table:table-cell office:value-type="float" office:value="0.001183">
            <text:p>0.001183</text:p>
          </table:table-cell>
          <table:table-cell office:value-type="float" office:value="0.001622">
            <text:p>0.001622</text:p>
          </table:table-cell>
          <table:table-cell office:value-type="float" office:value="0.00137">
            <text:p>0.001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3">
            <text:p>33</text:p>
          </table:table-cell>
          <table:table-cell office:value-type="string">
            <text:p>20.11-05.35</text:p>
          </table:table-cell>
          <table:table-cell office:value-type="string">
            <text:p>california</text:p>
          </table:table-cell>
          <table:table-cell office:value-type="string">
            <text:p>54.192.159.97</text:p>
          </table:table-cell>
          <table:table-cell office:value-type="float" office:value="0.688">
            <text:p>0.688</text:p>
          </table:table-cell>
          <table:table-cell office:value-type="float" office:value="0.0006">
            <text:p>0.0006</text:p>
          </table:table-cell>
          <table:table-cell office:value-type="float" office:value="0.000652">
            <text:p>0.000652</text:p>
          </table:table-cell>
          <table:table-cell office:value-type="float" office:value="0.000674">
            <text:p>0.000674</text:p>
          </table:table-cell>
          <table:table-cell office:value-type="float" office:value="0.000702">
            <text:p>0.000702</text:p>
          </table:table-cell>
          <table:table-cell office:value-type="float" office:value="0.000437">
            <text:p>0.000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4">
            <text:p>34</text:p>
          </table:table-cell>
          <table:table-cell office:value-type="string">
            <text:p>20.11-06.35</text:p>
          </table:table-cell>
          <table:table-cell office:value-type="string">
            <text:p>california</text:p>
          </table:table-cell>
          <table:table-cell office:value-type="string">
            <text:p>54.230.149.232</text:p>
          </table:table-cell>
          <table:table-cell office:value-type="float" office:value="1.521">
            <text:p>1.521</text:p>
          </table:table-cell>
          <table:table-cell office:value-type="float" office:value="0.00143">
            <text:p>0.00143</text:p>
          </table:table-cell>
          <table:table-cell office:value-type="float" office:value="0.00149">
            <text:p>0.00149</text:p>
          </table:table-cell>
          <table:table-cell office:value-type="float" office:value="0.00139">
            <text:p>0.00139</text:p>
          </table:table-cell>
          <table:table-cell office:value-type="float" office:value="0.001452">
            <text:p>0.001452</text:p>
          </table:table-cell>
          <table:table-cell office:value-type="float" office:value="0.001252">
            <text:p>0.00125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5">
            <text:p>35</text:p>
          </table:table-cell>
          <table:table-cell office:value-type="string">
            <text:p>20.11-07.35</text:p>
          </table:table-cell>
          <table:table-cell office:value-type="string">
            <text:p>california</text:p>
          </table:table-cell>
          <table:table-cell office:value-type="string">
            <text:p>54.230.151.150</text:p>
          </table:table-cell>
          <table:table-cell office:value-type="float" office:value="1.43">
            <text:p>1.43</text:p>
          </table:table-cell>
          <table:table-cell office:value-type="float" office:value="0.00138">
            <text:p>0.00138</text:p>
          </table:table-cell>
          <table:table-cell office:value-type="float" office:value="0.00118">
            <text:p>0.00118</text:p>
          </table:table-cell>
          <table:table-cell office:value-type="float" office:value="0.00147">
            <text:p>0.00147</text:p>
          </table:table-cell>
          <table:table-cell office:value-type="float" office:value="0.001495">
            <text:p>0.001495</text:p>
          </table:table-cell>
          <table:table-cell office:value-type="float" office:value="0.00146">
            <text:p>0.0014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6">
            <text:p>36</text:p>
          </table:table-cell>
          <table:table-cell office:value-type="string">
            <text:p>20.11-08.35</text:p>
          </table:table-cell>
          <table:table-cell office:value-type="string">
            <text:p>california</text:p>
          </table:table-cell>
          <table:table-cell office:value-type="string">
            <text:p>54.230.150.45</text:p>
          </table:table-cell>
          <table:table-cell office:value-type="float" office:value="1.611">
            <text:p>1.611</text:p>
          </table:table-cell>
          <table:table-cell office:value-type="float" office:value="0.001448">
            <text:p>0.001448</text:p>
          </table:table-cell>
          <table:table-cell office:value-type="float" office:value="0.001325">
            <text:p>0.001325</text:p>
          </table:table-cell>
          <table:table-cell office:value-type="float" office:value="0.001191">
            <text:p>0.001191</text:p>
          </table:table-cell>
          <table:table-cell office:value-type="float" office:value="0.001188">
            <text:p>0.001188</text:p>
          </table:table-cell>
          <table:table-cell office:value-type="float" office:value="0.001458">
            <text:p>0.0014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7">
            <text:p>37</text:p>
          </table:table-cell>
          <table:table-cell office:value-type="string">
            <text:p>20.11-09.35</text:p>
          </table:table-cell>
          <table:table-cell office:value-type="string">
            <text:p>california</text:p>
          </table:table-cell>
          <table:table-cell office:value-type="string">
            <text:p>54.230.149.215</text:p>
          </table:table-cell>
          <table:table-cell office:value-type="float" office:value="1.498">
            <text:p>1.498</text:p>
          </table:table-cell>
          <table:table-cell office:value-type="float" office:value="0.001384">
            <text:p>0.001384</text:p>
          </table:table-cell>
          <table:table-cell office:value-type="float" office:value="0.001431">
            <text:p>0.001431</text:p>
          </table:table-cell>
          <table:table-cell office:value-type="float" office:value="0.001316">
            <text:p>0.001316</text:p>
          </table:table-cell>
          <table:table-cell office:value-type="float" office:value="0.00145">
            <text:p>0.00145</text:p>
          </table:table-cell>
          <table:table-cell office:value-type="float" office:value="0.001431">
            <text:p>0.00143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8">
            <text:p>38</text:p>
          </table:table-cell>
          <table:table-cell office:value-type="string">
            <text:p>20.11-10.35</text:p>
          </table:table-cell>
          <table:table-cell office:value-type="string">
            <text:p>california</text:p>
          </table:table-cell>
          <table:table-cell office:value-type="string">
            <text:p>54.230.150.27</text:p>
          </table:table-cell>
          <table:table-cell office:value-type="float" office:value="1.41">
            <text:p>1.41</text:p>
          </table:table-cell>
          <table:table-cell office:value-type="float" office:value="0.001464">
            <text:p>0.001464</text:p>
          </table:table-cell>
          <table:table-cell office:value-type="float" office:value="0.001475">
            <text:p>0.001475</text:p>
          </table:table-cell>
          <table:table-cell office:value-type="float" office:value="0.001229">
            <text:p>0.001229</text:p>
          </table:table-cell>
          <table:table-cell office:value-type="float" office:value="0.001237">
            <text:p>0.001237</text:p>
          </table:table-cell>
          <table:table-cell office:value-type="float" office:value="0.001437">
            <text:p>0.001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39">
            <text:p>39</text:p>
          </table:table-cell>
          <table:table-cell office:value-type="string">
            <text:p>20.11-11.35</text:p>
          </table:table-cell>
          <table:table-cell office:value-type="string">
            <text:p>california</text:p>
          </table:table-cell>
          <table:table-cell office:value-type="string">
            <text:p>54.230.159.143</text:p>
          </table:table-cell>
          <table:table-cell office:value-type="float" office:value="0.729">
            <text:p>0.729</text:p>
          </table:table-cell>
          <table:table-cell office:value-type="float" office:value="0.000479">
            <text:p>0.000479</text:p>
          </table:table-cell>
          <table:table-cell table:number-columns-repeated="2"/>
          <table:table-cell office:value-type="float" office:value="0.000416">
            <text:p>0.000416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0">
            <text:p>40</text:p>
          </table:table-cell>
          <table:table-cell office:value-type="string">
            <text:p>20.11-12.35</text:p>
          </table:table-cell>
          <table:table-cell office:value-type="string">
            <text:p>california</text:p>
          </table:table-cell>
          <table:table-cell office:value-type="string">
            <text:p>54.230.157.230</text:p>
          </table:table-cell>
          <table:table-cell office:value-type="float" office:value="0.742">
            <text:p>0.742</text:p>
          </table:table-cell>
          <table:table-cell office:value-type="float" office:value="0.000429">
            <text:p>0.000429</text:p>
          </table:table-cell>
          <table:table-cell office:value-type="float" office:value="0.00065">
            <text:p>0.00065</text:p>
          </table:table-cell>
          <table:table-cell office:value-type="float" office:value="0.00061">
            <text:p>0.00061</text:p>
          </table:table-cell>
          <table:table-cell office:value-type="float" office:value="0.000618">
            <text:p>0.000618</text:p>
          </table:table-cell>
          <table:table-cell office:value-type="float" office:value="0.000642">
            <text:p>0.0006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1">
            <text:p>41</text:p>
          </table:table-cell>
          <table:table-cell office:value-type="string">
            <text:p>20.11-13.35</text:p>
          </table:table-cell>
          <table:table-cell office:value-type="string">
            <text:p>california</text:p>
          </table:table-cell>
          <table:table-cell office:value-type="string">
            <text:p>54.230.150.109</text:p>
          </table:table-cell>
          <table:table-cell office:value-type="float" office:value="1.515">
            <text:p>1.515</text:p>
          </table:table-cell>
          <table:table-cell office:value-type="float" office:value="0.001414">
            <text:p>0.001414</text:p>
          </table:table-cell>
          <table:table-cell office:value-type="float" office:value="0.001369">
            <text:p>0.001369</text:p>
          </table:table-cell>
          <table:table-cell office:value-type="float" office:value="0.001453">
            <text:p>0.001453</text:p>
          </table:table-cell>
          <table:table-cell office:value-type="float" office:value="0.001395">
            <text:p>0.001395</text:p>
          </table:table-cell>
          <table:table-cell office:value-type="float" office:value="0.00148">
            <text:p>0.0014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2">
            <text:p>42</text:p>
          </table:table-cell>
          <table:table-cell office:value-type="string">
            <text:p>19.11-17.35</text:p>
          </table:table-cell>
          <table:table-cell office:value-type="string">
            <text:p>singapore</text:p>
          </table:table-cell>
          <table:table-cell office:value-type="string">
            <text:p>54.230.158.179</text:p>
          </table:table-cell>
          <table:table-cell office:value-type="float" office:value="0.758">
            <text:p>0.758</text:p>
          </table:table-cell>
          <table:table-cell office:value-type="float" office:value="0.000409">
            <text:p>0.000409</text:p>
          </table:table-cell>
          <table:table-cell office:value-type="float" office:value="0.000738">
            <text:p>0.000738</text:p>
          </table:table-cell>
          <table:table-cell office:value-type="float" office:value="0.000409">
            <text:p>0.000409</text:p>
          </table:table-cell>
          <table:table-cell office:value-type="float" office:value="0.000654">
            <text:p>0.000654</text:p>
          </table:table-cell>
          <table:table-cell office:value-type="float" office:value="0.000679">
            <text:p>0.0006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3">
            <text:p>43</text:p>
          </table:table-cell>
          <table:table-cell office:value-type="string">
            <text:p>19.11-18.35</text:p>
          </table:table-cell>
          <table:table-cell office:value-type="string">
            <text:p>singapore</text:p>
          </table:table-cell>
          <table:table-cell office:value-type="string">
            <text:p>54.230.158.148</text:p>
          </table:table-cell>
          <table:table-cell office:value-type="float" office:value="0.756">
            <text:p>0.756</text:p>
          </table:table-cell>
          <table:table-cell office:value-type="float" office:value="0.000697">
            <text:p>0.000697</text:p>
          </table:table-cell>
          <table:table-cell office:value-type="float" office:value="0.000685">
            <text:p>0.000685</text:p>
          </table:table-cell>
          <table:table-cell office:value-type="float" office:value="0.000713">
            <text:p>0.000713</text:p>
          </table:table-cell>
          <table:table-cell office:value-type="float" office:value="0.000448">
            <text:p>0.000448</text:p>
          </table:table-cell>
          <table:table-cell office:value-type="float" office:value="0.000647">
            <text:p>0.0006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4">
            <text:p>44</text:p>
          </table:table-cell>
          <table:table-cell office:value-type="string">
            <text:p>19.11-19.35</text:p>
          </table:table-cell>
          <table:table-cell office:value-type="string">
            <text:p>singapore</text:p>
          </table:table-cell>
          <table:table-cell office:value-type="string">
            <text:p>54.240.168.128</text:p>
          </table:table-cell>
          <table:table-cell office:value-type="float" office:value="0.676">
            <text:p>0.676</text:p>
          </table:table-cell>
          <table:table-cell office:value-type="float" office:value="0.000427">
            <text:p>0.000427</text:p>
          </table:table-cell>
          <table:table-cell office:value-type="float" office:value="0.000403">
            <text:p>0.000403</text:p>
          </table:table-cell>
          <table:table-cell office:value-type="float" office:value="0.000658">
            <text:p>0.000658</text:p>
          </table:table-cell>
          <table:table-cell office:value-type="float" office:value="0.000451">
            <text:p>0.000451</text:p>
          </table:table-cell>
          <table:table-cell office:value-type="float" office:value="0.000432">
            <text:p>0.00043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5">
            <text:p>45</text:p>
          </table:table-cell>
          <table:table-cell office:value-type="string">
            <text:p>19.11-20.35</text:p>
          </table:table-cell>
          <table:table-cell office:value-type="string">
            <text:p>singapore</text:p>
          </table:table-cell>
          <table:table-cell office:value-type="string">
            <text:p>54.230.150.29</text:p>
          </table:table-cell>
          <table:table-cell office:value-type="float" office:value="1.556">
            <text:p>1.556</text:p>
          </table:table-cell>
          <table:table-cell office:value-type="float" office:value="0.001442">
            <text:p>0.001442</text:p>
          </table:table-cell>
          <table:table-cell office:value-type="float" office:value="0.001447">
            <text:p>0.001447</text:p>
          </table:table-cell>
          <table:table-cell office:value-type="float" office:value="0.001399">
            <text:p>0.001399</text:p>
          </table:table-cell>
          <table:table-cell office:value-type="float" office:value="0.001391">
            <text:p>0.001391</text:p>
          </table:table-cell>
          <table:table-cell office:value-type="float" office:value="0.001176">
            <text:p>0.00117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6">
            <text:p>46</text:p>
          </table:table-cell>
          <table:table-cell office:value-type="string">
            <text:p>19.11-21.35</text:p>
          </table:table-cell>
          <table:table-cell office:value-type="string">
            <text:p>singapore</text:p>
          </table:table-cell>
          <table:table-cell office:value-type="string">
            <text:p>54.230.158.217</text:p>
          </table:table-cell>
          <table:table-cell office:value-type="float" office:value="0.722">
            <text:p>0.722</text:p>
          </table:table-cell>
          <table:table-cell office:value-type="float" office:value="0.000517">
            <text:p>0.000517</text:p>
          </table:table-cell>
          <table:table-cell office:value-type="float" office:value="0.000675">
            <text:p>0.000675</text:p>
          </table:table-cell>
          <table:table-cell office:value-type="float" office:value="0.000568">
            <text:p>0.000568</text:p>
          </table:table-cell>
          <table:table-cell office:value-type="float" office:value="0.000694">
            <text:p>0.000694</text:p>
          </table:table-cell>
          <table:table-cell office:value-type="float" office:value="0.00064">
            <text:p>0.000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7">
            <text:p>47</text:p>
          </table:table-cell>
          <table:table-cell office:value-type="string">
            <text:p>19.11-22.35</text:p>
          </table:table-cell>
          <table:table-cell office:value-type="string">
            <text:p>singapore</text:p>
          </table:table-cell>
          <table:table-cell office:value-type="string">
            <text:p>54.230.159.153</text:p>
          </table:table-cell>
          <table:table-cell office:value-type="float" office:value="0.75">
            <text:p>0.75</text:p>
          </table:table-cell>
          <table:table-cell office:value-type="float" office:value="0.000634">
            <text:p>0.000634</text:p>
          </table:table-cell>
          <table:table-cell office:value-type="float" office:value="0.000687">
            <text:p>0.000687</text:p>
          </table:table-cell>
          <table:table-cell office:value-type="float" office:value="0.000632">
            <text:p>0.000632</text:p>
          </table:table-cell>
          <table:table-cell office:value-type="float" office:value="0.000687">
            <text:p>0.000687</text:p>
          </table:table-cell>
          <table:table-cell office:value-type="float" office:value="0.000698">
            <text:p>0.0006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8">
            <text:p>48</text:p>
          </table:table-cell>
          <table:table-cell office:value-type="string">
            <text:p>19.11-23.35</text:p>
          </table:table-cell>
          <table:table-cell office:value-type="string">
            <text:p>singapore</text:p>
          </table:table-cell>
          <table:table-cell office:value-type="string">
            <text:p>54.192.157.149</text:p>
          </table:table-cell>
          <table:table-cell office:value-type="float" office:value="0.756">
            <text:p>0.756</text:p>
          </table:table-cell>
          <table:table-cell office:value-type="float" office:value="0.000414">
            <text:p>0.000414</text:p>
          </table:table-cell>
          <table:table-cell office:value-type="float" office:value="0.000441">
            <text:p>0.000441</text:p>
          </table:table-cell>
          <table:table-cell office:value-type="float" office:value="0.000565">
            <text:p>0.000565</text:p>
          </table:table-cell>
          <table:table-cell office:value-type="float" office:value="0.000634">
            <text:p>0.000634</text:p>
          </table:table-cell>
          <table:table-cell office:value-type="float" office:value="0.000701">
            <text:p>0.00070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49">
            <text:p>49</text:p>
          </table:table-cell>
          <table:table-cell office:value-type="string">
            <text:p>20.11-00.35</text:p>
          </table:table-cell>
          <table:table-cell office:value-type="string">
            <text:p>singapore</text:p>
          </table:table-cell>
          <table:table-cell office:value-type="string">
            <text:p>54.230.158.217</text:p>
          </table:table-cell>
          <table:table-cell office:value-type="float" office:value="0.709">
            <text:p>0.709</text:p>
          </table:table-cell>
          <table:table-cell office:value-type="float" office:value="0.000658">
            <text:p>0.000658</text:p>
          </table:table-cell>
          <table:table-cell office:value-type="float" office:value="0.000454">
            <text:p>0.000454</text:p>
          </table:table-cell>
          <table:table-cell office:value-type="float" office:value="0.000649">
            <text:p>0.000649</text:p>
          </table:table-cell>
          <table:table-cell office:value-type="float" office:value="0.000385">
            <text:p>0.000385</text:p>
          </table:table-cell>
          <table:table-cell office:value-type="float" office:value="0.000614">
            <text:p>0.00061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0">
            <text:p>50</text:p>
          </table:table-cell>
          <table:table-cell office:value-type="string">
            <text:p>20.11-01.35</text:p>
          </table:table-cell>
          <table:table-cell office:value-type="string">
            <text:p>singapore</text:p>
          </table:table-cell>
          <table:table-cell office:value-type="string">
            <text:p>54.230.156.193</text:p>
          </table:table-cell>
          <table:table-cell office:value-type="float" office:value="0.73">
            <text:p>0.73</text:p>
          </table:table-cell>
          <table:table-cell office:value-type="float" office:value="0.000677">
            <text:p>0.000677</text:p>
          </table:table-cell>
          <table:table-cell office:value-type="float" office:value="0.00066">
            <text:p>0.00066</text:p>
          </table:table-cell>
          <table:table-cell office:value-type="float" office:value="0.000637">
            <text:p>0.000637</text:p>
          </table:table-cell>
          <table:table-cell office:value-type="float" office:value="0.000617">
            <text:p>0.000617</text:p>
          </table:table-cell>
          <table:table-cell office:value-type="float" office:value="0.000687">
            <text:p>0.00068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1">
            <text:p>51</text:p>
          </table:table-cell>
          <table:table-cell office:value-type="string">
            <text:p>20.11-02.35</text:p>
          </table:table-cell>
          <table:table-cell office:value-type="string">
            <text:p>singapore</text:p>
          </table:table-cell>
          <table:table-cell office:value-type="string">
            <text:p>54.192.159.173</text:p>
          </table:table-cell>
          <table:table-cell office:value-type="float" office:value="0.715">
            <text:p>0.715</text:p>
          </table:table-cell>
          <table:table-cell table:number-columns-repeated="3"/>
          <table:table-cell office:value-type="float" office:value="0.000625">
            <text:p>0.000625</text:p>
          </table:table-cell>
          <table:table-cell office:value-type="float" office:value="0.000585">
            <text:p>0.0005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2">
            <text:p>52</text:p>
          </table:table-cell>
          <table:table-cell office:value-type="string">
            <text:p>20.11-03.35</text:p>
          </table:table-cell>
          <table:table-cell office:value-type="string">
            <text:p>singapore</text:p>
          </table:table-cell>
          <table:table-cell office:value-type="string">
            <text:p>54.192.159.174</text:p>
          </table:table-cell>
          <table:table-cell office:value-type="float" office:value="0.691">
            <text:p>0.691</text:p>
          </table:table-cell>
          <table:table-cell office:value-type="float" office:value="0.000734">
            <text:p>0.000734</text:p>
          </table:table-cell>
          <table:table-cell office:value-type="float" office:value="0.000669">
            <text:p>0.000669</text:p>
          </table:table-cell>
          <table:table-cell office:value-type="float" office:value="0.000715">
            <text:p>0.000715</text:p>
          </table:table-cell>
          <table:table-cell office:value-type="float" office:value="0.000594">
            <text:p>0.000594</text:p>
          </table:table-cell>
          <table:table-cell office:value-type="float" office:value="0.000619">
            <text:p>0.00061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3">
            <text:p>53</text:p>
          </table:table-cell>
          <table:table-cell office:value-type="string">
            <text:p>20.11-04.35</text:p>
          </table:table-cell>
          <table:table-cell office:value-type="string">
            <text:p>singapore</text:p>
          </table:table-cell>
          <table:table-cell office:value-type="string">
            <text:p>54.230.158.205</text:p>
          </table:table-cell>
          <table:table-cell office:value-type="float" office:value="0.844">
            <text:p>0.844</text:p>
          </table:table-cell>
          <table:table-cell table:number-columns-repeated="2"/>
          <table:table-cell office:value-type="float" office:value="0.000645">
            <text:p>0.000645</text:p>
          </table:table-cell>
          <table:table-cell office:value-type="float" office:value="0.000518">
            <text:p>0.000518</text:p>
          </table:table-cell>
          <table:table-cell office:value-type="float" office:value="0.000685">
            <text:p>0.0006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4">
            <text:p>54</text:p>
          </table:table-cell>
          <table:table-cell office:value-type="string">
            <text:p>20.11-05.35</text:p>
          </table:table-cell>
          <table:table-cell office:value-type="string">
            <text:p>singapore</text:p>
          </table:table-cell>
          <table:table-cell office:value-type="string">
            <text:p>54.230.150.30</text:p>
          </table:table-cell>
          <table:table-cell office:value-type="float" office:value="1.482">
            <text:p>1.482</text:p>
          </table:table-cell>
          <table:table-cell office:value-type="float" office:value="0.00246">
            <text:p>0.00246</text:p>
          </table:table-cell>
          <table:table-cell office:value-type="float" office:value="0.001373">
            <text:p>0.001373</text:p>
          </table:table-cell>
          <table:table-cell office:value-type="float" office:value="0.001316">
            <text:p>0.001316</text:p>
          </table:table-cell>
          <table:table-cell office:value-type="float" office:value="0.001484">
            <text:p>0.001484</text:p>
          </table:table-cell>
          <table:table-cell office:value-type="float" office:value="0.001488">
            <text:p>0.00148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5">
            <text:p>55</text:p>
          </table:table-cell>
          <table:table-cell office:value-type="string">
            <text:p>20.11-06.35</text:p>
          </table:table-cell>
          <table:table-cell office:value-type="string">
            <text:p>singapore</text:p>
          </table:table-cell>
          <table:table-cell office:value-type="string">
            <text:p>54.230.150.30</text:p>
          </table:table-cell>
          <table:table-cell office:value-type="float" office:value="1.526">
            <text:p>1.526</text:p>
          </table:table-cell>
          <table:table-cell office:value-type="float" office:value="0.001226">
            <text:p>0.001226</text:p>
          </table:table-cell>
          <table:table-cell office:value-type="float" office:value="0.001367">
            <text:p>0.001367</text:p>
          </table:table-cell>
          <table:table-cell office:value-type="float" office:value="0.001419">
            <text:p>0.001419</text:p>
          </table:table-cell>
          <table:table-cell office:value-type="float" office:value="0.001401">
            <text:p>0.001401</text:p>
          </table:table-cell>
          <table:table-cell office:value-type="float" office:value="0.00141">
            <text:p>0.001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6">
            <text:p>56</text:p>
          </table:table-cell>
          <table:table-cell office:value-type="string">
            <text:p>20.11-07.35</text:p>
          </table:table-cell>
          <table:table-cell office:value-type="string">
            <text:p>singapore</text:p>
          </table:table-cell>
          <table:table-cell office:value-type="string">
            <text:p>54.230.150.106</text:p>
          </table:table-cell>
          <table:table-cell office:value-type="float" office:value="1.454">
            <text:p>1.454</text:p>
          </table:table-cell>
          <table:table-cell office:value-type="float" office:value="0.001427">
            <text:p>0.001427</text:p>
          </table:table-cell>
          <table:table-cell table:number-columns-repeated="2"/>
          <table:table-cell office:value-type="float" office:value="0.001286">
            <text:p>0.001286</text:p>
          </table:table-cell>
          <table:table-cell office:value-type="float" office:value="0.00144">
            <text:p>0.0014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7">
            <text:p>57</text:p>
          </table:table-cell>
          <table:table-cell office:value-type="string">
            <text:p>20.11-08.35</text:p>
          </table:table-cell>
          <table:table-cell office:value-type="string">
            <text:p>singapore</text:p>
          </table:table-cell>
          <table:table-cell office:value-type="string">
            <text:p>54.230.159.7</text:p>
          </table:table-cell>
          <table:table-cell office:value-type="float" office:value="0.703">
            <text:p>0.703</text:p>
          </table:table-cell>
          <table:table-cell office:value-type="float" office:value="0.000381">
            <text:p>0.000381</text:p>
          </table:table-cell>
          <table:table-cell table:number-columns-repeated="2" office:value-type="float" office:value="0.000712">
            <text:p>0.000712</text:p>
          </table:table-cell>
          <table:table-cell office:value-type="float" office:value="0.000436">
            <text:p>0.000436</text:p>
          </table:table-cell>
          <table:table-cell office:value-type="float" office:value="0.000437">
            <text:p>0.000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8">
            <text:p>58</text:p>
          </table:table-cell>
          <table:table-cell office:value-type="string">
            <text:p>20.11-09.35</text:p>
          </table:table-cell>
          <table:table-cell office:value-type="string">
            <text:p>singapore</text:p>
          </table:table-cell>
          <table:table-cell office:value-type="string">
            <text:p>54.230.158.205</text:p>
          </table:table-cell>
          <table:table-cell office:value-type="float" office:value="0.784">
            <text:p>0.784</text:p>
          </table:table-cell>
          <table:table-cell office:value-type="float" office:value="0.000686">
            <text:p>0.000686</text:p>
          </table:table-cell>
          <table:table-cell office:value-type="float" office:value="0.000725">
            <text:p>0.000725</text:p>
          </table:table-cell>
          <table:table-cell office:value-type="float" office:value="0.000916">
            <text:p>0.000916</text:p>
          </table:table-cell>
          <table:table-cell office:value-type="float" office:value="0.000685">
            <text:p>0.000685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59">
            <text:p>59</text:p>
          </table:table-cell>
          <table:table-cell office:value-type="string">
            <text:p>20.11-10.35</text:p>
          </table:table-cell>
          <table:table-cell office:value-type="string">
            <text:p>singapore</text:p>
          </table:table-cell>
          <table:table-cell office:value-type="string">
            <text:p>54.192.159.73</text:p>
          </table:table-cell>
          <table:table-cell office:value-type="float" office:value="0.738">
            <text:p>0.738</text:p>
          </table:table-cell>
          <table:table-cell office:value-type="float" office:value="0.000828">
            <text:p>0.000828</text:p>
          </table:table-cell>
          <table:table-cell office:value-type="float" office:value="0.00066">
            <text:p>0.00066</text:p>
          </table:table-cell>
          <table:table-cell office:value-type="float" office:value="0.000668">
            <text:p>0.000668</text:p>
          </table:table-cell>
          <table:table-cell office:value-type="float" office:value="0.000612">
            <text:p>0.000612</text:p>
          </table:table-cell>
          <table:table-cell office:value-type="float" office:value="0.000672">
            <text:p>0.00067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0">
            <text:p>60</text:p>
          </table:table-cell>
          <table:table-cell office:value-type="string">
            <text:p>20.11-11.35</text:p>
          </table:table-cell>
          <table:table-cell office:value-type="string">
            <text:p>singapore</text:p>
          </table:table-cell>
          <table:table-cell office:value-type="string">
            <text:p>54.230.150.33</text:p>
          </table:table-cell>
          <table:table-cell office:value-type="float" office:value="1.51">
            <text:p>1.51</text:p>
          </table:table-cell>
          <table:table-cell office:value-type="float" office:value="0.001249">
            <text:p>0.001249</text:p>
          </table:table-cell>
          <table:table-cell office:value-type="float" office:value="0.001328">
            <text:p>0.001328</text:p>
          </table:table-cell>
          <table:table-cell office:value-type="float" office:value="0.001383">
            <text:p>0.001383</text:p>
          </table:table-cell>
          <table:table-cell office:value-type="float" office:value="0.001359">
            <text:p>0.001359</text:p>
          </table:table-cell>
          <table:table-cell office:value-type="float" office:value="0.001357">
            <text:p>0.0013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1">
            <text:p>61</text:p>
          </table:table-cell>
          <table:table-cell office:value-type="string">
            <text:p>20.11-12.35</text:p>
          </table:table-cell>
          <table:table-cell office:value-type="string">
            <text:p>singapore</text:p>
          </table:table-cell>
          <table:table-cell office:value-type="string">
            <text:p>54.230.158.223</text:p>
          </table:table-cell>
          <table:table-cell office:value-type="float" office:value="0.713">
            <text:p>0.713</text:p>
          </table:table-cell>
          <table:table-cell office:value-type="float" office:value="0.000585">
            <text:p>0.000585</text:p>
          </table:table-cell>
          <table:table-cell office:value-type="float" office:value="0.000663">
            <text:p>0.000663</text:p>
          </table:table-cell>
          <table:table-cell office:value-type="float" office:value="0.000667">
            <text:p>0.000667</text:p>
          </table:table-cell>
          <table:table-cell office:value-type="float" office:value="0.000627">
            <text:p>0.000627</text:p>
          </table:table-cell>
          <table:table-cell office:value-type="float" office:value="0.000598">
            <text:p>0.0005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2">
            <text:p>62</text:p>
          </table:table-cell>
          <table:table-cell office:value-type="string">
            <text:p>20.11-13.35</text:p>
          </table:table-cell>
          <table:table-cell office:value-type="string">
            <text:p>singapore</text:p>
          </table:table-cell>
          <table:table-cell office:value-type="string">
            <text:p>54.230.156.193</text:p>
          </table:table-cell>
          <table:table-cell office:value-type="float" office:value="0.709">
            <text:p>0.709</text:p>
          </table:table-cell>
          <table:table-cell office:value-type="float" office:value="0.000575">
            <text:p>0.000575</text:p>
          </table:table-cell>
          <table:table-cell office:value-type="float" office:value="0.000407">
            <text:p>0.000407</text:p>
          </table:table-cell>
          <table:table-cell office:value-type="float" office:value="0.000682">
            <text:p>0.000682</text:p>
          </table:table-cell>
          <table:table-cell office:value-type="float" office:value="0.000691">
            <text:p>0.000691</text:p>
          </table:table-cell>
          <table:table-cell office:value-type="float" office:value="0.000409">
            <text:p>0.00040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3">
            <text:p>63</text:p>
          </table:table-cell>
          <table:table-cell office:value-type="string">
            <text:p>19.11-17.35</text:p>
          </table:table-cell>
          <table:table-cell office:value-type="string">
            <text:p>ireland</text:p>
          </table:table-cell>
          <table:table-cell office:value-type="string">
            <text:p>54.192.159.78</text:p>
          </table:table-cell>
          <table:table-cell office:value-type="float" office:value="0.774">
            <text:p>0.774</text:p>
          </table:table-cell>
          <table:table-cell office:value-type="float" office:value="0.000627">
            <text:p>0.000627</text:p>
          </table:table-cell>
          <table:table-cell office:value-type="float" office:value="0.000696">
            <text:p>0.000696</text:p>
          </table:table-cell>
          <table:table-cell office:value-type="float" office:value="0.000675">
            <text:p>0.000675</text:p>
          </table:table-cell>
          <table:table-cell office:value-type="float" office:value="0.000418">
            <text:p>0.000418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4">
            <text:p>64</text:p>
          </table:table-cell>
          <table:table-cell office:value-type="string">
            <text:p>19.11-18.35</text:p>
          </table:table-cell>
          <table:table-cell office:value-type="string">
            <text:p>ireland</text:p>
          </table:table-cell>
          <table:table-cell office:value-type="string">
            <text:p>54.230.157.230</text:p>
          </table:table-cell>
          <table:table-cell office:value-type="float" office:value="1.51">
            <text:p>1.51</text:p>
          </table:table-cell>
          <table:table-cell office:value-type="float" office:value="0.000716">
            <text:p>0.000716</text:p>
          </table:table-cell>
          <table:table-cell office:value-type="float" office:value="0.000622">
            <text:p>0.000622</text:p>
          </table:table-cell>
          <table:table-cell office:value-type="float" office:value="0.00073">
            <text:p>0.00073</text:p>
          </table:table-cell>
          <table:table-cell office:value-type="float" office:value="0.000671">
            <text:p>0.000671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5">
            <text:p>65</text:p>
          </table:table-cell>
          <table:table-cell office:value-type="string">
            <text:p>19.11-19.35</text:p>
          </table:table-cell>
          <table:table-cell office:value-type="string">
            <text:p>ireland</text:p>
          </table:table-cell>
          <table:table-cell office:value-type="string">
            <text:p>54.192.157.141</text:p>
          </table:table-cell>
          <table:table-cell office:value-type="float" office:value="0.743">
            <text:p>0.743</text:p>
          </table:table-cell>
          <table:table-cell office:value-type="float" office:value="0.000718">
            <text:p>0.000718</text:p>
          </table:table-cell>
          <table:table-cell office:value-type="float" office:value="0.000459">
            <text:p>0.000459</text:p>
          </table:table-cell>
          <table:table-cell office:value-type="float" office:value="0.000637">
            <text:p>0.000637</text:p>
          </table:table-cell>
          <table:table-cell office:value-type="float" office:value="0.000653">
            <text:p>0.000653</text:p>
          </table:table-cell>
          <table:table-cell office:value-type="float" office:value="0.000717">
            <text:p>0.00071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6">
            <text:p>66</text:p>
          </table:table-cell>
          <table:table-cell office:value-type="string">
            <text:p>19.11-20.35</text:p>
          </table:table-cell>
          <table:table-cell office:value-type="string">
            <text:p>ireland</text:p>
          </table:table-cell>
          <table:table-cell office:value-type="string">
            <text:p>54.230.158.182</text:p>
          </table:table-cell>
          <table:table-cell office:value-type="float" office:value="0.695">
            <text:p>0.695</text:p>
          </table:table-cell>
          <table:table-cell office:value-type="float" office:value="0.000711">
            <text:p>0.000711</text:p>
          </table:table-cell>
          <table:table-cell office:value-type="float" office:value="0.000677">
            <text:p>0.000677</text:p>
          </table:table-cell>
          <table:table-cell office:value-type="float" office:value="0.000461">
            <text:p>0.000461</text:p>
          </table:table-cell>
          <table:table-cell office:value-type="float" office:value="0.000409">
            <text:p>0.000409</text:p>
          </table:table-cell>
          <table:table-cell office:value-type="float" office:value="0.000695">
            <text:p>0.0006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7">
            <text:p>67</text:p>
          </table:table-cell>
          <table:table-cell office:value-type="string">
            <text:p>19.11-21.35</text:p>
          </table:table-cell>
          <table:table-cell office:value-type="string">
            <text:p>ireland</text:p>
          </table:table-cell>
          <table:table-cell office:value-type="string">
            <text:p>54.230.158.182</text:p>
          </table:table-cell>
          <table:table-cell office:value-type="float" office:value="0.722">
            <text:p>0.722</text:p>
          </table:table-cell>
          <table:table-cell office:value-type="float" office:value="0.000429">
            <text:p>0.000429</text:p>
          </table:table-cell>
          <table:table-cell office:value-type="float" office:value="0.000659">
            <text:p>0.000659</text:p>
          </table:table-cell>
          <table:table-cell office:value-type="float" office:value="0.000619">
            <text:p>0.000619</text:p>
          </table:table-cell>
          <table:table-cell office:value-type="float" office:value="0.000639">
            <text:p>0.000639</text:p>
          </table:table-cell>
          <table:table-cell office:value-type="float" office:value="0.000686">
            <text:p>0.00068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8">
            <text:p>68</text:p>
          </table:table-cell>
          <table:table-cell office:value-type="string">
            <text:p>19.11-22.35</text:p>
          </table:table-cell>
          <table:table-cell office:value-type="string">
            <text:p>ireland</text:p>
          </table:table-cell>
          <table:table-cell office:value-type="string">
            <text:p>54.230.149.156</text:p>
          </table:table-cell>
          <table:table-cell office:value-type="float" office:value="1.535">
            <text:p>1.535</text:p>
          </table:table-cell>
          <table:table-cell office:value-type="float" office:value="0.001218">
            <text:p>0.001218</text:p>
          </table:table-cell>
          <table:table-cell office:value-type="float" office:value="0.001474">
            <text:p>0.001474</text:p>
          </table:table-cell>
          <table:table-cell office:value-type="float" office:value="0.001458">
            <text:p>0.001458</text:p>
          </table:table-cell>
          <table:table-cell office:value-type="float" office:value="0.00118">
            <text:p>0.00118</text:p>
          </table:table-cell>
          <table:table-cell office:value-type="float" office:value="0.001385">
            <text:p>0.00138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69">
            <text:p>69</text:p>
          </table:table-cell>
          <table:table-cell office:value-type="string">
            <text:p>19.11-23.35</text:p>
          </table:table-cell>
          <table:table-cell office:value-type="string">
            <text:p>ireland</text:p>
          </table:table-cell>
          <table:table-cell office:value-type="string">
            <text:p>54.230.150.74</text:p>
          </table:table-cell>
          <table:table-cell office:value-type="float" office:value="1.504">
            <text:p>1.504</text:p>
          </table:table-cell>
          <table:table-cell office:value-type="float" office:value="0.001412">
            <text:p>0.001412</text:p>
          </table:table-cell>
          <table:table-cell office:value-type="float" office:value="0.001374">
            <text:p>0.001374</text:p>
          </table:table-cell>
          <table:table-cell office:value-type="float" office:value="0.001519">
            <text:p>0.001519</text:p>
          </table:table-cell>
          <table:table-cell office:value-type="float" office:value="0.00165">
            <text:p>0.00165</text:p>
          </table:table-cell>
          <table:table-cell office:value-type="float" office:value="0.001437">
            <text:p>0.0014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0">
            <text:p>70</text:p>
          </table:table-cell>
          <table:table-cell office:value-type="string">
            <text:p>20.11-00.35</text:p>
          </table:table-cell>
          <table:table-cell office:value-type="string">
            <text:p>ireland</text:p>
          </table:table-cell>
          <table:table-cell office:value-type="string">
            <text:p>54.230.150.45</text:p>
          </table:table-cell>
          <table:table-cell office:value-type="float" office:value="1.417">
            <text:p>1.417</text:p>
          </table:table-cell>
          <table:table-cell office:value-type="float" office:value="0.001628">
            <text:p>0.001628</text:p>
          </table:table-cell>
          <table:table-cell table:number-columns-repeated="2"/>
          <table:table-cell office:value-type="float" office:value="0.001391">
            <text:p>0.001391</text:p>
          </table:table-cell>
          <table:table-cell office:value-type="float" office:value="0.001196">
            <text:p>0.00119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1">
            <text:p>71</text:p>
          </table:table-cell>
          <table:table-cell office:value-type="string">
            <text:p>20.11-01.35</text:p>
          </table:table-cell>
          <table:table-cell office:value-type="string">
            <text:p>ireland</text:p>
          </table:table-cell>
          <table:table-cell office:value-type="string">
            <text:p>54.230.150.40</text:p>
          </table:table-cell>
          <table:table-cell office:value-type="float" office:value="1.455">
            <text:p>1.455</text:p>
          </table:table-cell>
          <table:table-cell office:value-type="float" office:value="0.001414">
            <text:p>0.001414</text:p>
          </table:table-cell>
          <table:table-cell office:value-type="float" office:value="0.001463">
            <text:p>0.001463</text:p>
          </table:table-cell>
          <table:table-cell office:value-type="float" office:value="0.001441">
            <text:p>0.001441</text:p>
          </table:table-cell>
          <table:table-cell office:value-type="float" office:value="0.001458">
            <text:p>0.001458</text:p>
          </table:table-cell>
          <table:table-cell office:value-type="float" office:value="0.001461">
            <text:p>0.0014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2">
            <text:p>72</text:p>
          </table:table-cell>
          <table:table-cell office:value-type="string">
            <text:p>20.11-02.35</text:p>
          </table:table-cell>
          <table:table-cell office:value-type="string">
            <text:p>ireland</text:p>
          </table:table-cell>
          <table:table-cell office:value-type="string">
            <text:p>54.230.150.69</text:p>
          </table:table-cell>
          <table:table-cell office:value-type="float" office:value="1.536">
            <text:p>1.536</text:p>
          </table:table-cell>
          <table:table-cell office:value-type="float" office:value="0.001454">
            <text:p>0.001454</text:p>
          </table:table-cell>
          <table:table-cell office:value-type="float" office:value="0.001391">
            <text:p>0.001391</text:p>
          </table:table-cell>
          <table:table-cell office:value-type="float" office:value="0.001397">
            <text:p>0.001397</text:p>
          </table:table-cell>
          <table:table-cell office:value-type="float" office:value="0.001186">
            <text:p>0.001186</text:p>
          </table:table-cell>
          <table:table-cell office:value-type="float" office:value="0.001343">
            <text:p>0.00134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3">
            <text:p>73</text:p>
          </table:table-cell>
          <table:table-cell office:value-type="string">
            <text:p>20.11-03.35</text:p>
          </table:table-cell>
          <table:table-cell office:value-type="string">
            <text:p>ireland</text:p>
          </table:table-cell>
          <table:table-cell office:value-type="string">
            <text:p>54.192.159.180</text:p>
          </table:table-cell>
          <table:table-cell office:value-type="float" office:value="0.759">
            <text:p>0.759</text:p>
          </table:table-cell>
          <table:table-cell office:value-type="float" office:value="0.000448">
            <text:p>0.000448</text:p>
          </table:table-cell>
          <table:table-cell office:value-type="float" office:value="0.00041">
            <text:p>0.00041</text:p>
          </table:table-cell>
          <table:table-cell office:value-type="float" office:value="0.000632">
            <text:p>0.000632</text:p>
          </table:table-cell>
          <table:table-cell office:value-type="float" office:value="0.000601">
            <text:p>0.000601</text:p>
          </table:table-cell>
          <table:table-cell office:value-type="float" office:value="0.000398">
            <text:p>0.0003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4">
            <text:p>74</text:p>
          </table:table-cell>
          <table:table-cell office:value-type="string">
            <text:p>20.11-04.35</text:p>
          </table:table-cell>
          <table:table-cell office:value-type="string">
            <text:p>ireland</text:p>
          </table:table-cell>
          <table:table-cell office:value-type="string">
            <text:p>54.230.149.226</text:p>
          </table:table-cell>
          <table:table-cell office:value-type="float" office:value="1.445">
            <text:p>1.445</text:p>
          </table:table-cell>
          <table:table-cell office:value-type="float" office:value="0.001469">
            <text:p>0.001469</text:p>
          </table:table-cell>
          <table:table-cell office:value-type="float" office:value="0.001406">
            <text:p>0.001406</text:p>
          </table:table-cell>
          <table:table-cell office:value-type="float" office:value="0.001418">
            <text:p>0.001418</text:p>
          </table:table-cell>
          <table:table-cell office:value-type="float" office:value="0.001438">
            <text:p>0.001438</text:p>
          </table:table-cell>
          <table:table-cell office:value-type="float" office:value="0.001418">
            <text:p>0.00141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5">
            <text:p>75</text:p>
          </table:table-cell>
          <table:table-cell office:value-type="string">
            <text:p>20.11-05.35</text:p>
          </table:table-cell>
          <table:table-cell office:value-type="string">
            <text:p>ireland</text:p>
          </table:table-cell>
          <table:table-cell office:value-type="string">
            <text:p>54.192.159.101</text:p>
          </table:table-cell>
          <table:table-cell office:value-type="float" office:value="0.711">
            <text:p>0.711</text:p>
          </table:table-cell>
          <table:table-cell office:value-type="float" office:value="0.000422">
            <text:p>0.000422</text:p>
          </table:table-cell>
          <table:table-cell office:value-type="float" office:value="0.000665">
            <text:p>0.000665</text:p>
          </table:table-cell>
          <table:table-cell office:value-type="float" office:value="0.000392">
            <text:p>0.000392</text:p>
          </table:table-cell>
          <table:table-cell office:value-type="float" office:value="0.000598">
            <text:p>0.000598</text:p>
          </table:table-cell>
          <table:table-cell office:value-type="float" office:value="0.000704">
            <text:p>0.0007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6">
            <text:p>76</text:p>
          </table:table-cell>
          <table:table-cell office:value-type="string">
            <text:p>20.11-06.35</text:p>
          </table:table-cell>
          <table:table-cell office:value-type="string">
            <text:p>ireland</text:p>
          </table:table-cell>
          <table:table-cell office:value-type="string">
            <text:p>54.230.156.193</text:p>
          </table:table-cell>
          <table:table-cell office:value-type="float" office:value="0.719">
            <text:p>0.719</text:p>
          </table:table-cell>
          <table:table-cell office:value-type="float" office:value="0.000652">
            <text:p>0.000652</text:p>
          </table:table-cell>
          <table:table-cell office:value-type="float" office:value="0.000589">
            <text:p>0.000589</text:p>
          </table:table-cell>
          <table:table-cell office:value-type="float" office:value="0.000473">
            <text:p>0.000473</text:p>
          </table:table-cell>
          <table:table-cell office:value-type="float" office:value="0.000712">
            <text:p>0.000712</text:p>
          </table:table-cell>
          <table:table-cell office:value-type="float" office:value="0.000661">
            <text:p>0.0006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7">
            <text:p>77</text:p>
          </table:table-cell>
          <table:table-cell office:value-type="string">
            <text:p>20.11-07.35</text:p>
          </table:table-cell>
          <table:table-cell office:value-type="string">
            <text:p>ireland</text:p>
          </table:table-cell>
          <table:table-cell office:value-type="string">
            <text:p>54.230.158.225</text:p>
          </table:table-cell>
          <table:table-cell office:value-type="float" office:value="0.698">
            <text:p>0.698</text:p>
          </table:table-cell>
          <table:table-cell office:value-type="float" office:value="0.000692">
            <text:p>0.000692</text:p>
          </table:table-cell>
          <table:table-cell office:value-type="float" office:value="0.00063">
            <text:p>0.00063</text:p>
          </table:table-cell>
          <table:table-cell office:value-type="float" office:value="0.000646">
            <text:p>0.000646</text:p>
          </table:table-cell>
          <table:table-cell office:value-type="float" office:value="0.000887">
            <text:p>0.000887</text:p>
          </table:table-cell>
          <table:table-cell office:value-type="float" office:value="0.000436">
            <text:p>0.00043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8">
            <text:p>78</text:p>
          </table:table-cell>
          <table:table-cell office:value-type="string">
            <text:p>20.11-08.35</text:p>
          </table:table-cell>
          <table:table-cell office:value-type="string">
            <text:p>ireland</text:p>
          </table:table-cell>
          <table:table-cell office:value-type="string">
            <text:p>54.230.150.27</text:p>
          </table:table-cell>
          <table:table-cell office:value-type="float" office:value="1.873">
            <text:p>1.873</text:p>
          </table:table-cell>
          <table:table-cell office:value-type="float" office:value="0.001247">
            <text:p>0.001247</text:p>
          </table:table-cell>
          <table:table-cell office:value-type="float" office:value="0.001168">
            <text:p>0.001168</text:p>
          </table:table-cell>
          <table:table-cell office:value-type="float" office:value="0.001208">
            <text:p>0.001208</text:p>
          </table:table-cell>
          <table:table-cell office:value-type="float" office:value="0.001457">
            <text:p>0.001457</text:p>
          </table:table-cell>
          <table:table-cell office:value-type="float" office:value="0.001493">
            <text:p>0.00149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79">
            <text:p>79</text:p>
          </table:table-cell>
          <table:table-cell office:value-type="string">
            <text:p>20.11-09.35</text:p>
          </table:table-cell>
          <table:table-cell office:value-type="string">
            <text:p>ireland</text:p>
          </table:table-cell>
          <table:table-cell office:value-type="string">
            <text:p>54.230.156.40</text:p>
          </table:table-cell>
          <table:table-cell office:value-type="float" office:value="1.113">
            <text:p>1.113</text:p>
          </table:table-cell>
          <table:table-cell office:value-type="float" office:value="0.000675">
            <text:p>0.000675</text:p>
          </table:table-cell>
          <table:table-cell office:value-type="float" office:value="0.000515">
            <text:p>0.000515</text:p>
          </table:table-cell>
          <table:table-cell office:value-type="float" office:value="0.000644">
            <text:p>0.000644</text:p>
          </table:table-cell>
          <table:table-cell office:value-type="float" office:value="0.000685">
            <text:p>0.000685</text:p>
          </table:table-cell>
          <table:table-cell office:value-type="float" office:value="0.000656">
            <text:p>0.00065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0">
            <text:p>80</text:p>
          </table:table-cell>
          <table:table-cell office:value-type="string">
            <text:p>20.11-10.35</text:p>
          </table:table-cell>
          <table:table-cell office:value-type="string">
            <text:p>ireland</text:p>
          </table:table-cell>
          <table:table-cell office:value-type="string">
            <text:p>54.230.158.205</text:p>
          </table:table-cell>
          <table:table-cell office:value-type="float" office:value="0.748">
            <text:p>0.748</text:p>
          </table:table-cell>
          <table:table-cell office:value-type="float" office:value="0.000472">
            <text:p>0.000472</text:p>
          </table:table-cell>
          <table:table-cell office:value-type="float" office:value="0.000637">
            <text:p>0.000637</text:p>
          </table:table-cell>
          <table:table-cell office:value-type="float" office:value="0.000576">
            <text:p>0.000576</text:p>
          </table:table-cell>
          <table:table-cell office:value-type="float" office:value="0.00071">
            <text:p>0.00071</text:p>
          </table:table-cell>
          <table:table-cell office:value-type="float" office:value="0.000479">
            <text:p>0.00047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1">
            <text:p>81</text:p>
          </table:table-cell>
          <table:table-cell office:value-type="string">
            <text:p>20.11-11.35</text:p>
          </table:table-cell>
          <table:table-cell office:value-type="string">
            <text:p>ireland</text:p>
          </table:table-cell>
          <table:table-cell office:value-type="string">
            <text:p>54.192.159.162</text:p>
          </table:table-cell>
          <table:table-cell office:value-type="float" office:value="0.736">
            <text:p>0.736</text:p>
          </table:table-cell>
          <table:table-cell office:value-type="float" office:value="0.000644">
            <text:p>0.000644</text:p>
          </table:table-cell>
          <table:table-cell office:value-type="float" office:value="0.00056">
            <text:p>0.00056</text:p>
          </table:table-cell>
          <table:table-cell office:value-type="float" office:value="0.000629">
            <text:p>0.000629</text:p>
          </table:table-cell>
          <table:table-cell office:value-type="float" office:value="0.000819">
            <text:p>0.000819</text:p>
          </table:table-cell>
          <table:table-cell office:value-type="float" office:value="0.00069">
            <text:p>0.000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2">
            <text:p>82</text:p>
          </table:table-cell>
          <table:table-cell office:value-type="string">
            <text:p>20.11-12.35</text:p>
          </table:table-cell>
          <table:table-cell office:value-type="string">
            <text:p>ireland</text:p>
          </table:table-cell>
          <table:table-cell office:value-type="string">
            <text:p>54.230.158.243</text:p>
          </table:table-cell>
          <table:table-cell office:value-type="float" office:value="0.762">
            <text:p>0.762</text:p>
          </table:table-cell>
          <table:table-cell office:value-type="float" office:value="0.000429">
            <text:p>0.000429</text:p>
          </table:table-cell>
          <table:table-cell office:value-type="float" office:value="0.000662">
            <text:p>0.000662</text:p>
          </table:table-cell>
          <table:table-cell office:value-type="float" office:value="0.000686">
            <text:p>0.000686</text:p>
          </table:table-cell>
          <table:table-cell office:value-type="float" office:value="0.000689">
            <text:p>0.000689</text:p>
          </table:table-cell>
          <table:table-cell office:value-type="float" office:value="0.000658">
            <text:p>0.0006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3">
            <text:p>83</text:p>
          </table:table-cell>
          <table:table-cell office:value-type="string">
            <text:p>20.11-13.35</text:p>
          </table:table-cell>
          <table:table-cell office:value-type="string">
            <text:p>ireland</text:p>
          </table:table-cell>
          <table:table-cell office:value-type="string">
            <text:p>54.230.157.86</text:p>
          </table:table-cell>
          <table:table-cell office:value-type="float" office:value="0.72">
            <text:p>0.72</text:p>
          </table:table-cell>
          <table:table-cell office:value-type="float" office:value="0.000436">
            <text:p>0.000436</text:p>
          </table:table-cell>
          <table:table-cell office:value-type="float" office:value="0.00062">
            <text:p>0.00062</text:p>
          </table:table-cell>
          <table:table-cell office:value-type="float" office:value="0.000705">
            <text:p>0.000705</text:p>
          </table:table-cell>
          <table:table-cell office:value-type="float" office:value="0.000437">
            <text:p>0.000437</text:p>
          </table:table-cell>
          <table:table-cell office:value-type="float" office:value="0.000564">
            <text:p>0.0005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4">
            <text:p>84</text:p>
          </table:table-cell>
          <table:table-cell office:value-type="string">
            <text:p>19.11-17.35</text:p>
          </table:table-cell>
          <table:table-cell office:value-type="string">
            <text:p>sydney</text:p>
          </table:table-cell>
          <table:table-cell office:value-type="string">
            <text:p>54.230.158.152</text:p>
          </table:table-cell>
          <table:table-cell office:value-type="float" office:value="0.666">
            <text:p>0.666</text:p>
          </table:table-cell>
          <table:table-cell office:value-type="float" office:value="0.000695">
            <text:p>0.000695</text:p>
          </table:table-cell>
          <table:table-cell office:value-type="float" office:value="0.000658">
            <text:p>0.000658</text:p>
          </table:table-cell>
          <table:table-cell office:value-type="float" office:value="0.00063">
            <text:p>0.00063</text:p>
          </table:table-cell>
          <table:table-cell office:value-type="float" office:value="0.000631">
            <text:p>0.000631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5">
            <text:p>85</text:p>
          </table:table-cell>
          <table:table-cell office:value-type="string">
            <text:p>19.11-18.35</text:p>
          </table:table-cell>
          <table:table-cell office:value-type="string">
            <text:p>sydney</text:p>
          </table:table-cell>
          <table:table-cell office:value-type="string">
            <text:p>54.230.150.31</text:p>
          </table:table-cell>
          <table:table-cell office:value-type="float" office:value="1.539">
            <text:p>1.539</text:p>
          </table:table-cell>
          <table:table-cell office:value-type="float" office:value="0.00137">
            <text:p>0.00137</text:p>
          </table:table-cell>
          <table:table-cell office:value-type="float" office:value="0.001454">
            <text:p>0.001454</text:p>
          </table:table-cell>
          <table:table-cell office:value-type="float" office:value="0.001393">
            <text:p>0.001393</text:p>
          </table:table-cell>
          <table:table-cell/>
          <table:table-cell office:value-type="float" office:value="0.001432">
            <text:p>0.00143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6">
            <text:p>86</text:p>
          </table:table-cell>
          <table:table-cell office:value-type="string">
            <text:p>19.11-19.35</text:p>
          </table:table-cell>
          <table:table-cell office:value-type="string">
            <text:p>sydney</text:p>
          </table:table-cell>
          <table:table-cell office:value-type="string">
            <text:p>54.230.158.80</text:p>
          </table:table-cell>
          <table:table-cell office:value-type="float" office:value="0.68">
            <text:p>0.68</text:p>
          </table:table-cell>
          <table:table-cell office:value-type="float" office:value="0.000488">
            <text:p>0.000488</text:p>
          </table:table-cell>
          <table:table-cell office:value-type="float" office:value="0.000696">
            <text:p>0.000696</text:p>
          </table:table-cell>
          <table:table-cell office:value-type="float" office:value="0.000567">
            <text:p>0.000567</text:p>
          </table:table-cell>
          <table:table-cell office:value-type="float" office:value="0.000532">
            <text:p>0.000532</text:p>
          </table:table-cell>
          <table:table-cell office:value-type="float" office:value="0.000877">
            <text:p>0.00087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7">
            <text:p>87</text:p>
          </table:table-cell>
          <table:table-cell office:value-type="string">
            <text:p>19.11-20.35</text:p>
          </table:table-cell>
          <table:table-cell office:value-type="string">
            <text:p>sydney</text:p>
          </table:table-cell>
          <table:table-cell office:value-type="string">
            <text:p>54.230.150.155</text:p>
          </table:table-cell>
          <table:table-cell office:value-type="float" office:value="1.54">
            <text:p>1.54</text:p>
          </table:table-cell>
          <table:table-cell office:value-type="float" office:value="0.001454">
            <text:p>0.001454</text:p>
          </table:table-cell>
          <table:table-cell office:value-type="float" office:value="0.001425">
            <text:p>0.001425</text:p>
          </table:table-cell>
          <table:table-cell office:value-type="float" office:value="0.001396">
            <text:p>0.001396</text:p>
          </table:table-cell>
          <table:table-cell office:value-type="float" office:value="0.001459">
            <text:p>0.001459</text:p>
          </table:table-cell>
          <table:table-cell office:value-type="float" office:value="0.001199">
            <text:p>0.00119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8">
            <text:p>88</text:p>
          </table:table-cell>
          <table:table-cell office:value-type="string">
            <text:p>19.11-21.35</text:p>
          </table:table-cell>
          <table:table-cell office:value-type="string">
            <text:p>sydney</text:p>
          </table:table-cell>
          <table:table-cell office:value-type="string">
            <text:p>54.230.150.29</text:p>
          </table:table-cell>
          <table:table-cell office:value-type="float" office:value="1.593">
            <text:p>1.593</text:p>
          </table:table-cell>
          <table:table-cell office:value-type="float" office:value="0.001208">
            <text:p>0.001208</text:p>
          </table:table-cell>
          <table:table-cell office:value-type="float" office:value="0.001537">
            <text:p>0.001537</text:p>
          </table:table-cell>
          <table:table-cell office:value-type="float" office:value="0.001441">
            <text:p>0.001441</text:p>
          </table:table-cell>
          <table:table-cell office:value-type="float" office:value="0.001502">
            <text:p>0.001502</text:p>
          </table:table-cell>
          <table:table-cell office:value-type="float" office:value="0.001475">
            <text:p>0.0014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89">
            <text:p>89</text:p>
          </table:table-cell>
          <table:table-cell office:value-type="string">
            <text:p>19.11-22.35</text:p>
          </table:table-cell>
          <table:table-cell office:value-type="string">
            <text:p>sydney</text:p>
          </table:table-cell>
          <table:table-cell office:value-type="string">
            <text:p>54.230.149.71</text:p>
          </table:table-cell>
          <table:table-cell office:value-type="float" office:value="1.566">
            <text:p>1.566</text:p>
          </table:table-cell>
          <table:table-cell office:value-type="float" office:value="0.001215">
            <text:p>0.001215</text:p>
          </table:table-cell>
          <table:table-cell office:value-type="float" office:value="0.001472">
            <text:p>0.001472</text:p>
          </table:table-cell>
          <table:table-cell office:value-type="float" office:value="0.001445">
            <text:p>0.001445</text:p>
          </table:table-cell>
          <table:table-cell office:value-type="float" office:value="0.001454">
            <text:p>0.001454</text:p>
          </table:table-cell>
          <table:table-cell office:value-type="float" office:value="0.00142">
            <text:p>0.001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0">
            <text:p>90</text:p>
          </table:table-cell>
          <table:table-cell office:value-type="string">
            <text:p>19.11-23.35</text:p>
          </table:table-cell>
          <table:table-cell office:value-type="string">
            <text:p>sydney</text:p>
          </table:table-cell>
          <table:table-cell office:value-type="string">
            <text:p>54.230.159.153</text:p>
          </table:table-cell>
          <table:table-cell office:value-type="float" office:value="0.736">
            <text:p>0.736</text:p>
          </table:table-cell>
          <table:table-cell office:value-type="float" office:value="0.000903">
            <text:p>0.000903</text:p>
          </table:table-cell>
          <table:table-cell office:value-type="float" office:value="0.000525">
            <text:p>0.000525</text:p>
          </table:table-cell>
          <table:table-cell office:value-type="float" office:value="0.000349">
            <text:p>0.000349</text:p>
          </table:table-cell>
          <table:table-cell office:value-type="float" office:value="0.000401">
            <text:p>0.000401</text:p>
          </table:table-cell>
          <table:table-cell office:value-type="float" office:value="0.000404">
            <text:p>0.0004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1">
            <text:p>91</text:p>
          </table:table-cell>
          <table:table-cell office:value-type="string">
            <text:p>20.11-00.35</text:p>
          </table:table-cell>
          <table:table-cell office:value-type="string">
            <text:p>sydney</text:p>
          </table:table-cell>
          <table:table-cell office:value-type="string">
            <text:p>54.230.158.211</text:p>
          </table:table-cell>
          <table:table-cell office:value-type="float" office:value="0.764">
            <text:p>0.764</text:p>
          </table:table-cell>
          <table:table-cell office:value-type="float" office:value="0.000653">
            <text:p>0.000653</text:p>
          </table:table-cell>
          <table:table-cell office:value-type="float" office:value="0.000698">
            <text:p>0.000698</text:p>
          </table:table-cell>
          <table:table-cell office:value-type="float" office:value="0.000688">
            <text:p>0.000688</text:p>
          </table:table-cell>
          <table:table-cell office:value-type="float" office:value="0.00066">
            <text:p>0.00066</text:p>
          </table:table-cell>
          <table:table-cell office:value-type="float" office:value="0.000577">
            <text:p>0.00057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2">
            <text:p>92</text:p>
          </table:table-cell>
          <table:table-cell office:value-type="string">
            <text:p>20.11-01.35</text:p>
          </table:table-cell>
          <table:table-cell office:value-type="string">
            <text:p>sydney</text:p>
          </table:table-cell>
          <table:table-cell office:value-type="string">
            <text:p>54.230.159.4</text:p>
          </table:table-cell>
          <table:table-cell office:value-type="float" office:value="0.728">
            <text:p>0.728</text:p>
          </table:table-cell>
          <table:table-cell table:number-columns-repeated="3"/>
          <table:table-cell office:value-type="float" office:value="0.000639">
            <text:p>0.000639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3">
            <text:p>93</text:p>
          </table:table-cell>
          <table:table-cell office:value-type="string">
            <text:p>20.11-02.35</text:p>
          </table:table-cell>
          <table:table-cell office:value-type="string">
            <text:p>sydney</text:p>
          </table:table-cell>
          <table:table-cell office:value-type="string">
            <text:p>54.230.156.40</text:p>
          </table:table-cell>
          <table:table-cell office:value-type="float" office:value="0.723">
            <text:p>0.723</text:p>
          </table:table-cell>
          <table:table-cell office:value-type="float" office:value="0.000722">
            <text:p>0.000722</text:p>
          </table:table-cell>
          <table:table-cell office:value-type="float" office:value="0.000719">
            <text:p>0.000719</text:p>
          </table:table-cell>
          <table:table-cell office:value-type="float" office:value="0.000414">
            <text:p>0.000414</text:p>
          </table:table-cell>
          <table:table-cell office:value-type="float" office:value="0.000634">
            <text:p>0.000634</text:p>
          </table:table-cell>
          <table:table-cell office:value-type="float" office:value="0.000689">
            <text:p>0.00068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4">
            <text:p>94</text:p>
          </table:table-cell>
          <table:table-cell office:value-type="string">
            <text:p>20.11-03.35</text:p>
          </table:table-cell>
          <table:table-cell office:value-type="string">
            <text:p>sydney</text:p>
          </table:table-cell>
          <table:table-cell office:value-type="string">
            <text:p>54.230.149.227</text:p>
          </table:table-cell>
          <table:table-cell office:value-type="float" office:value="1.481">
            <text:p>1.481</text:p>
          </table:table-cell>
          <table:table-cell office:value-type="float" office:value="0.001459">
            <text:p>0.001459</text:p>
          </table:table-cell>
          <table:table-cell office:value-type="float" office:value="0.001568">
            <text:p>0.001568</text:p>
          </table:table-cell>
          <table:table-cell office:value-type="float" office:value="0.001414">
            <text:p>0.001414</text:p>
          </table:table-cell>
          <table:table-cell office:value-type="float" office:value="0.001358">
            <text:p>0.001358</text:p>
          </table:table-cell>
          <table:table-cell office:value-type="float" office:value="0.001428">
            <text:p>0.00142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5">
            <text:p>95</text:p>
          </table:table-cell>
          <table:table-cell office:value-type="string">
            <text:p>20.11-04.35</text:p>
          </table:table-cell>
          <table:table-cell office:value-type="string">
            <text:p>sydney</text:p>
          </table:table-cell>
          <table:table-cell office:value-type="string">
            <text:p>54.192.159.168</text:p>
          </table:table-cell>
          <table:table-cell office:value-type="float" office:value="0.817">
            <text:p>0.817</text:p>
          </table:table-cell>
          <table:table-cell office:value-type="float" office:value="0.000716">
            <text:p>0.000716</text:p>
          </table:table-cell>
          <table:table-cell office:value-type="float" office:value="0.0007">
            <text:p>0.0007</text:p>
          </table:table-cell>
          <table:table-cell office:value-type="float" office:value="0.000616">
            <text:p>0.000616</text:p>
          </table:table-cell>
          <table:table-cell office:value-type="float" office:value="0.000644">
            <text:p>0.000644</text:p>
          </table:table-cell>
          <table:table-cell office:value-type="float" office:value="0.000395">
            <text:p>0.0003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6">
            <text:p>96</text:p>
          </table:table-cell>
          <table:table-cell office:value-type="string">
            <text:p>20.11-05.35</text:p>
          </table:table-cell>
          <table:table-cell office:value-type="string">
            <text:p>sydney</text:p>
          </table:table-cell>
          <table:table-cell office:value-type="string">
            <text:p>54.192.159.164</text:p>
          </table:table-cell>
          <table:table-cell office:value-type="float" office:value="0.7">
            <text:p>0.7</text:p>
          </table:table-cell>
          <table:table-cell table:number-columns-repeated="3"/>
          <table:table-cell office:value-type="float" office:value="0.00064">
            <text:p>0.00064</text:p>
          </table:table-cell>
          <table:table-cell office:value-type="float" office:value="0.000594">
            <text:p>0.0005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7">
            <text:p>97</text:p>
          </table:table-cell>
          <table:table-cell office:value-type="string">
            <text:p>20.11-06.35</text:p>
          </table:table-cell>
          <table:table-cell office:value-type="string">
            <text:p>sydney</text:p>
          </table:table-cell>
          <table:table-cell office:value-type="string">
            <text:p>54.192.159.174</text:p>
          </table:table-cell>
          <table:table-cell office:value-type="float" office:value="0.698">
            <text:p>0.698</text:p>
          </table:table-cell>
          <table:table-cell office:value-type="float" office:value="0.00071">
            <text:p>0.00071</text:p>
          </table:table-cell>
          <table:table-cell office:value-type="float" office:value="0.000684">
            <text:p>0.000684</text:p>
          </table:table-cell>
          <table:table-cell office:value-type="float" office:value="0.000598">
            <text:p>0.000598</text:p>
          </table:table-cell>
          <table:table-cell table:number-columns-repeated="2" office:value-type="float" office:value="0.000661">
            <text:p>0.00066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8">
            <text:p>98</text:p>
          </table:table-cell>
          <table:table-cell office:value-type="string">
            <text:p>20.11-07.35</text:p>
          </table:table-cell>
          <table:table-cell office:value-type="string">
            <text:p>sydney</text:p>
          </table:table-cell>
          <table:table-cell office:value-type="string">
            <text:p>54.230.150.151</text:p>
          </table:table-cell>
          <table:table-cell office:value-type="float" office:value="1.507">
            <text:p>1.507</text:p>
          </table:table-cell>
          <table:table-cell office:value-type="float" office:value="0.001393">
            <text:p>0.001393</text:p>
          </table:table-cell>
          <table:table-cell office:value-type="float" office:value="0.001214">
            <text:p>0.001214</text:p>
          </table:table-cell>
          <table:table-cell office:value-type="float" office:value="0.001452">
            <text:p>0.001452</text:p>
          </table:table-cell>
          <table:table-cell office:value-type="float" office:value="0.001393">
            <text:p>0.001393</text:p>
          </table:table-cell>
          <table:table-cell office:value-type="float" office:value="0.001394">
            <text:p>0.0013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99">
            <text:p>99</text:p>
          </table:table-cell>
          <table:table-cell office:value-type="string">
            <text:p>20.11-08.35</text:p>
          </table:table-cell>
          <table:table-cell office:value-type="string">
            <text:p>sydney</text:p>
          </table:table-cell>
          <table:table-cell office:value-type="string">
            <text:p>54.230.149.215</text:p>
          </table:table-cell>
          <table:table-cell office:value-type="float" office:value="1.599">
            <text:p>1.599</text:p>
          </table:table-cell>
          <table:table-cell office:value-type="float" office:value="0.001375">
            <text:p>0.001375</text:p>
          </table:table-cell>
          <table:table-cell office:value-type="float" office:value="0.001215">
            <text:p>0.001215</text:p>
          </table:table-cell>
          <table:table-cell office:value-type="float" office:value="0.001437">
            <text:p>0.001437</text:p>
          </table:table-cell>
          <table:table-cell office:value-type="float" office:value="0.001212">
            <text:p>0.001212</text:p>
          </table:table-cell>
          <table:table-cell office:value-type="float" office:value="0.001381">
            <text:p>0.00138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0">
            <text:p>100</text:p>
          </table:table-cell>
          <table:table-cell office:value-type="string">
            <text:p>20.11-09.35</text:p>
          </table:table-cell>
          <table:table-cell office:value-type="string">
            <text:p>sydney</text:p>
          </table:table-cell>
          <table:table-cell office:value-type="string">
            <text:p>54.230.151.252</text:p>
          </table:table-cell>
          <table:table-cell office:value-type="float" office:value="1.532">
            <text:p>1.532</text:p>
          </table:table-cell>
          <table:table-cell office:value-type="float" office:value="0.00142">
            <text:p>0.00142</text:p>
          </table:table-cell>
          <table:table-cell office:value-type="float" office:value="0.00122">
            <text:p>0.00122</text:p>
          </table:table-cell>
          <table:table-cell office:value-type="float" office:value="0.001448">
            <text:p>0.001448</text:p>
          </table:table-cell>
          <table:table-cell office:value-type="float" office:value="0.001428">
            <text:p>0.001428</text:p>
          </table:table-cell>
          <table:table-cell office:value-type="float" office:value="0.001454">
            <text:p>0.00145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1">
            <text:p>101</text:p>
          </table:table-cell>
          <table:table-cell office:value-type="string">
            <text:p>20.11-10.35</text:p>
          </table:table-cell>
          <table:table-cell office:value-type="string">
            <text:p>sydney</text:p>
          </table:table-cell>
          <table:table-cell office:value-type="string">
            <text:p>54.230.149.214</text:p>
          </table:table-cell>
          <table:table-cell office:value-type="float" office:value="1.516">
            <text:p>1.516</text:p>
          </table:table-cell>
          <table:table-cell office:value-type="float" office:value="0.00122">
            <text:p>0.00122</text:p>
          </table:table-cell>
          <table:table-cell office:value-type="float" office:value="0.001247">
            <text:p>0.001247</text:p>
          </table:table-cell>
          <table:table-cell office:value-type="float" office:value="0.001434">
            <text:p>0.001434</text:p>
          </table:table-cell>
          <table:table-cell office:value-type="float" office:value="0.001436">
            <text:p>0.001436</text:p>
          </table:table-cell>
          <table:table-cell office:value-type="float" office:value="0.001423">
            <text:p>0.00142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2">
            <text:p>102</text:p>
          </table:table-cell>
          <table:table-cell office:value-type="string">
            <text:p>20.11-11.35</text:p>
          </table:table-cell>
          <table:table-cell office:value-type="string">
            <text:p>sydney</text:p>
          </table:table-cell>
          <table:table-cell office:value-type="string">
            <text:p>54.230.157.230</text:p>
          </table:table-cell>
          <table:table-cell office:value-type="float" office:value="0.739">
            <text:p>0.739</text:p>
          </table:table-cell>
          <table:table-cell office:value-type="float" office:value="0.000675">
            <text:p>0.000675</text:p>
          </table:table-cell>
          <table:table-cell office:value-type="float" office:value="0.000438">
            <text:p>0.000438</text:p>
          </table:table-cell>
          <table:table-cell office:value-type="float" office:value="0.000592">
            <text:p>0.000592</text:p>
          </table:table-cell>
          <table:table-cell office:value-type="float" office:value="0.000567">
            <text:p>0.000567</text:p>
          </table:table-cell>
          <table:table-cell office:value-type="float" office:value="0.00042">
            <text:p>0.0004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3">
            <text:p>103</text:p>
          </table:table-cell>
          <table:table-cell office:value-type="string">
            <text:p>20.11-12.35</text:p>
          </table:table-cell>
          <table:table-cell office:value-type="string">
            <text:p>sydney</text:p>
          </table:table-cell>
          <table:table-cell office:value-type="string">
            <text:p>54.192.159.164</text:p>
          </table:table-cell>
          <table:table-cell office:value-type="float" office:value="0.696">
            <text:p>0.696</text:p>
          </table:table-cell>
          <table:table-cell/>
          <table:table-cell table:number-columns-repeated="2" office:value-type="float" office:value="0.000683">
            <text:p>0.000683</text:p>
          </table:table-cell>
          <table:table-cell office:value-type="float" office:value="0.000439">
            <text:p>0.000439</text:p>
          </table:table-cell>
          <table:table-cell office:value-type="float" office:value="0.000643">
            <text:p>0.00064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4">
            <text:p>104</text:p>
          </table:table-cell>
          <table:table-cell office:value-type="string">
            <text:p>20.11-13.35</text:p>
          </table:table-cell>
          <table:table-cell office:value-type="string">
            <text:p>sydney</text:p>
          </table:table-cell>
          <table:table-cell office:value-type="string">
            <text:p>54.230.158.149</text:p>
          </table:table-cell>
          <table:table-cell office:value-type="float" office:value="0.946">
            <text:p>0.946</text:p>
          </table:table-cell>
          <table:table-cell office:value-type="float" office:value="0.000693">
            <text:p>0.000693</text:p>
          </table:table-cell>
          <table:table-cell office:value-type="float" office:value="0.000694">
            <text:p>0.000694</text:p>
          </table:table-cell>
          <table:table-cell office:value-type="float" office:value="0.000771">
            <text:p>0.000771</text:p>
          </table:table-cell>
          <table:table-cell office:value-type="float" office:value="0.000663">
            <text:p>0.000663</text:p>
          </table:table-cell>
          <table:table-cell office:value-type="float" office:value="0.000603">
            <text:p>0.00060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5">
            <text:p>105</text:p>
          </table:table-cell>
          <table:table-cell office:value-type="string">
            <text:p>19.11-17.35</text:p>
          </table:table-cell>
          <table:table-cell office:value-type="string">
            <text:p>usstandard</text:p>
          </table:table-cell>
          <table:table-cell office:value-type="string">
            <text:p>54.230.159.152</text:p>
          </table:table-cell>
          <table:table-cell office:value-type="float" office:value="0.703">
            <text:p>0.703</text:p>
          </table:table-cell>
          <table:table-cell office:value-type="float" office:value="0.000459">
            <text:p>0.000459</text:p>
          </table:table-cell>
          <table:table-cell office:value-type="float" office:value="0.000675">
            <text:p>0.000675</text:p>
          </table:table-cell>
          <table:table-cell office:value-type="float" office:value="0.00068">
            <text:p>0.00068</text:p>
          </table:table-cell>
          <table:table-cell office:value-type="float" office:value="0.000543">
            <text:p>0.000543</text:p>
          </table:table-cell>
          <table:table-cell office:value-type="float" office:value="0.000683">
            <text:p>0.0006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6">
            <text:p>106</text:p>
          </table:table-cell>
          <table:table-cell office:value-type="string">
            <text:p>19.11-18.35</text:p>
          </table:table-cell>
          <table:table-cell office:value-type="string">
            <text:p>usstandard</text:p>
          </table:table-cell>
          <table:table-cell office:value-type="string">
            <text:p>54.240.168.128</text:p>
          </table:table-cell>
          <table:table-cell office:value-type="float" office:value="0.699">
            <text:p>0.699</text:p>
          </table:table-cell>
          <table:table-cell office:value-type="float" office:value="0.000658">
            <text:p>0.000658</text:p>
          </table:table-cell>
          <table:table-cell office:value-type="float" office:value="0.000723">
            <text:p>0.000723</text:p>
          </table:table-cell>
          <table:table-cell office:value-type="float" office:value="0.000671">
            <text:p>0.000671</text:p>
          </table:table-cell>
          <table:table-cell office:value-type="float" office:value="0.000601">
            <text:p>0.000601</text:p>
          </table:table-cell>
          <table:table-cell office:value-type="float" office:value="0.000366">
            <text:p>0.0003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7">
            <text:p>107</text:p>
          </table:table-cell>
          <table:table-cell office:value-type="string">
            <text:p>19.11-19.35</text:p>
          </table:table-cell>
          <table:table-cell office:value-type="string">
            <text:p>usstandard</text:p>
          </table:table-cell>
          <table:table-cell office:value-type="string">
            <text:p>54.230.150.32</text:p>
          </table:table-cell>
          <table:table-cell office:value-type="float" office:value="1.586">
            <text:p>1.586</text:p>
          </table:table-cell>
          <table:table-cell office:value-type="float" office:value="0.001469">
            <text:p>0.001469</text:p>
          </table:table-cell>
          <table:table-cell office:value-type="float" office:value="0.001444">
            <text:p>0.001444</text:p>
          </table:table-cell>
          <table:table-cell office:value-type="float" office:value="0.001469">
            <text:p>0.001469</text:p>
          </table:table-cell>
          <table:table-cell office:value-type="float" office:value="0.001284">
            <text:p>0.001284</text:p>
          </table:table-cell>
          <table:table-cell office:value-type="float" office:value="0.002281">
            <text:p>0.00228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8">
            <text:p>108</text:p>
          </table:table-cell>
          <table:table-cell office:value-type="string">
            <text:p>19.11-20.35</text:p>
          </table:table-cell>
          <table:table-cell office:value-type="string">
            <text:p>usstandard</text:p>
          </table:table-cell>
          <table:table-cell office:value-type="string">
            <text:p>54.230.156.193</text:p>
          </table:table-cell>
          <table:table-cell office:value-type="float" office:value="0.716">
            <text:p>0.716</text:p>
          </table:table-cell>
          <table:table-cell office:value-type="float" office:value="0.000479">
            <text:p>0.000479</text:p>
          </table:table-cell>
          <table:table-cell office:value-type="float" office:value="0.000609">
            <text:p>0.000609</text:p>
          </table:table-cell>
          <table:table-cell office:value-type="float" office:value="0.000864">
            <text:p>0.000864</text:p>
          </table:table-cell>
          <table:table-cell office:value-type="float" office:value="0.000677">
            <text:p>0.000677</text:p>
          </table:table-cell>
          <table:table-cell office:value-type="float" office:value="0.00065">
            <text:p>0.0006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09">
            <text:p>109</text:p>
          </table:table-cell>
          <table:table-cell office:value-type="string">
            <text:p>19.11-21.35</text:p>
          </table:table-cell>
          <table:table-cell office:value-type="string">
            <text:p>usstandard</text:p>
          </table:table-cell>
          <table:table-cell office:value-type="string">
            <text:p>54.192.157.146</text:p>
          </table:table-cell>
          <table:table-cell office:value-type="float" office:value="0.732">
            <text:p>0.732</text:p>
          </table:table-cell>
          <table:table-cell office:value-type="float" office:value="0.000736">
            <text:p>0.000736</text:p>
          </table:table-cell>
          <table:table-cell office:value-type="float" office:value="0.000668">
            <text:p>0.000668</text:p>
          </table:table-cell>
          <table:table-cell office:value-type="float" office:value="0.00049">
            <text:p>0.00049</text:p>
          </table:table-cell>
          <table:table-cell office:value-type="float" office:value="0.000687">
            <text:p>0.000687</text:p>
          </table:table-cell>
          <table:table-cell office:value-type="float" office:value="0.000466">
            <text:p>0.000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0">
            <text:p>110</text:p>
          </table:table-cell>
          <table:table-cell office:value-type="string">
            <text:p>19.11-22.35</text:p>
          </table:table-cell>
          <table:table-cell office:value-type="string">
            <text:p>usstandard</text:p>
          </table:table-cell>
          <table:table-cell office:value-type="string">
            <text:p>54.230.159.153</text:p>
          </table:table-cell>
          <table:table-cell office:value-type="float" office:value="0.635">
            <text:p>0.635</text:p>
          </table:table-cell>
          <table:table-cell office:value-type="float" office:value="0.00065">
            <text:p>0.00065</text:p>
          </table:table-cell>
          <table:table-cell office:value-type="float" office:value="0.000674">
            <text:p>0.000674</text:p>
          </table:table-cell>
          <table:table-cell office:value-type="float" office:value="0.000696">
            <text:p>0.000696</text:p>
          </table:table-cell>
          <table:table-cell office:value-type="float" office:value="0.000707">
            <text:p>0.000707</text:p>
          </table:table-cell>
          <table:table-cell office:value-type="float" office:value="0.000657">
            <text:p>0.0006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1">
            <text:p>111</text:p>
          </table:table-cell>
          <table:table-cell office:value-type="string">
            <text:p>19.11-23.35</text:p>
          </table:table-cell>
          <table:table-cell office:value-type="string">
            <text:p>usstandard</text:p>
          </table:table-cell>
          <table:table-cell office:value-type="string">
            <text:p>54.230.156.193</text:p>
          </table:table-cell>
          <table:table-cell office:value-type="float" office:value="0.638">
            <text:p>0.638</text:p>
          </table:table-cell>
          <table:table-cell office:value-type="float" office:value="0.00071">
            <text:p>0.00071</text:p>
          </table:table-cell>
          <table:table-cell office:value-type="float" office:value="0.000613">
            <text:p>0.000613</text:p>
          </table:table-cell>
          <table:table-cell/>
          <table:table-cell office:value-type="float" office:value="0.000419">
            <text:p>0.000419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2">
            <text:p>112</text:p>
          </table:table-cell>
          <table:table-cell office:value-type="string">
            <text:p>20.11-00.35</text:p>
          </table:table-cell>
          <table:table-cell office:value-type="string">
            <text:p>usstandard</text:p>
          </table:table-cell>
          <table:table-cell office:value-type="string">
            <text:p>54.192.159.173</text:p>
          </table:table-cell>
          <table:table-cell office:value-type="float" office:value="0.64">
            <text:p>0.64</text:p>
          </table:table-cell>
          <table:table-cell table:number-columns-repeated="3"/>
          <table:table-cell office:value-type="float" office:value="0.000433">
            <text:p>0.000433</text:p>
          </table:table-cell>
          <table:table-cell office:value-type="float" office:value="0.000723">
            <text:p>0.00072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3">
            <text:p>113</text:p>
          </table:table-cell>
          <table:table-cell office:value-type="string">
            <text:p>20.11-01.35</text:p>
          </table:table-cell>
          <table:table-cell office:value-type="string">
            <text:p>usstandard</text:p>
          </table:table-cell>
          <table:table-cell office:value-type="string">
            <text:p>54.192.159.180</text:p>
          </table:table-cell>
          <table:table-cell office:value-type="float" office:value="0.7">
            <text:p>0.7</text:p>
          </table:table-cell>
          <table:table-cell office:value-type="float" office:value="0.000432">
            <text:p>0.000432</text:p>
          </table:table-cell>
          <table:table-cell office:value-type="float" office:value="0.000556">
            <text:p>0.000556</text:p>
          </table:table-cell>
          <table:table-cell office:value-type="float" office:value="0.000646">
            <text:p>0.000646</text:p>
          </table:table-cell>
          <table:table-cell office:value-type="float" office:value="0.000648">
            <text:p>0.000648</text:p>
          </table:table-cell>
          <table:table-cell office:value-type="float" office:value="0.00063">
            <text:p>0.000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4">
            <text:p>114</text:p>
          </table:table-cell>
          <table:table-cell office:value-type="string">
            <text:p>20.11-02.35</text:p>
          </table:table-cell>
          <table:table-cell office:value-type="string">
            <text:p>usstandard</text:p>
          </table:table-cell>
          <table:table-cell office:value-type="string">
            <text:p>54.230.159.132</text:p>
          </table:table-cell>
          <table:table-cell office:value-type="float" office:value="0.718">
            <text:p>0.718</text:p>
          </table:table-cell>
          <table:table-cell office:value-type="float" office:value="0.000673">
            <text:p>0.000673</text:p>
          </table:table-cell>
          <table:table-cell office:value-type="float" office:value="0.000599">
            <text:p>0.000599</text:p>
          </table:table-cell>
          <table:table-cell office:value-type="float" office:value="0.000678">
            <text:p>0.000678</text:p>
          </table:table-cell>
          <table:table-cell office:value-type="float" office:value="0.000663">
            <text:p>0.000663</text:p>
          </table:table-cell>
          <table:table-cell office:value-type="float" office:value="0.000641">
            <text:p>0.00064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5">
            <text:p>115</text:p>
          </table:table-cell>
          <table:table-cell office:value-type="string">
            <text:p>20.11-03.35</text:p>
          </table:table-cell>
          <table:table-cell office:value-type="string">
            <text:p>usstandard</text:p>
          </table:table-cell>
          <table:table-cell office:value-type="string">
            <text:p>54.192.156.109</text:p>
          </table:table-cell>
          <table:table-cell office:value-type="float" office:value="0.702">
            <text:p>0.702</text:p>
          </table:table-cell>
          <table:table-cell office:value-type="float" office:value="0.000606">
            <text:p>0.000606</text:p>
          </table:table-cell>
          <table:table-cell office:value-type="float" office:value="0.000524">
            <text:p>0.000524</text:p>
          </table:table-cell>
          <table:table-cell office:value-type="float" office:value="0.000713">
            <text:p>0.000713</text:p>
          </table:table-cell>
          <table:table-cell office:value-type="float" office:value="0.000668">
            <text:p>0.000668</text:p>
          </table:table-cell>
          <table:table-cell office:value-type="float" office:value="0.000903">
            <text:p>0.00090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6">
            <text:p>116</text:p>
          </table:table-cell>
          <table:table-cell office:value-type="string">
            <text:p>20.11-04.35</text:p>
          </table:table-cell>
          <table:table-cell office:value-type="string">
            <text:p>usstandard</text:p>
          </table:table-cell>
          <table:table-cell office:value-type="string">
            <text:p>54.230.150.38</text:p>
          </table:table-cell>
          <table:table-cell office:value-type="float" office:value="1.625">
            <text:p>1.625</text:p>
          </table:table-cell>
          <table:table-cell office:value-type="float" office:value="0.001387">
            <text:p>0.001387</text:p>
          </table:table-cell>
          <table:table-cell office:value-type="float" office:value="0.001477">
            <text:p>0.001477</text:p>
          </table:table-cell>
          <table:table-cell office:value-type="float" office:value="0.001418">
            <text:p>0.001418</text:p>
          </table:table-cell>
          <table:table-cell office:value-type="float" office:value="0.001403">
            <text:p>0.001403</text:p>
          </table:table-cell>
          <table:table-cell office:value-type="float" office:value="0.001406">
            <text:p>0.0014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7">
            <text:p>117</text:p>
          </table:table-cell>
          <table:table-cell office:value-type="string">
            <text:p>20.11-05.35</text:p>
          </table:table-cell>
          <table:table-cell office:value-type="string">
            <text:p>usstandard</text:p>
          </table:table-cell>
          <table:table-cell office:value-type="string">
            <text:p>54.230.158.211</text:p>
          </table:table-cell>
          <table:table-cell office:value-type="float" office:value="0.746">
            <text:p>0.746</text:p>
          </table:table-cell>
          <table:table-cell office:value-type="float" office:value="0.00078">
            <text:p>0.00078</text:p>
          </table:table-cell>
          <table:table-cell office:value-type="float" office:value="0.000472">
            <text:p>0.000472</text:p>
          </table:table-cell>
          <table:table-cell office:value-type="float" office:value="0.000435">
            <text:p>0.000435</text:p>
          </table:table-cell>
          <table:table-cell office:value-type="float" office:value="0.000658">
            <text:p>0.000658</text:p>
          </table:table-cell>
          <table:table-cell office:value-type="float" office:value="0.000751">
            <text:p>0.00075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8">
            <text:p>118</text:p>
          </table:table-cell>
          <table:table-cell office:value-type="string">
            <text:p>20.11-06.35</text:p>
          </table:table-cell>
          <table:table-cell office:value-type="string">
            <text:p>usstandard</text:p>
          </table:table-cell>
          <table:table-cell office:value-type="string">
            <text:p>54.230.159.4</text:p>
          </table:table-cell>
          <table:table-cell office:value-type="float" office:value="0.724">
            <text:p>0.724</text:p>
          </table:table-cell>
          <table:table-cell office:value-type="float" office:value="0.000708">
            <text:p>0.000708</text:p>
          </table:table-cell>
          <table:table-cell office:value-type="float" office:value="0.000364">
            <text:p>0.000364</text:p>
          </table:table-cell>
          <table:table-cell office:value-type="float" office:value="0.000676">
            <text:p>0.000676</text:p>
          </table:table-cell>
          <table:table-cell office:value-type="float" office:value="0.000627">
            <text:p>0.000627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19">
            <text:p>119</text:p>
          </table:table-cell>
          <table:table-cell office:value-type="string">
            <text:p>20.11-07.35</text:p>
          </table:table-cell>
          <table:table-cell office:value-type="string">
            <text:p>usstandard</text:p>
          </table:table-cell>
          <table:table-cell office:value-type="string">
            <text:p>54.230.150.16</text:p>
          </table:table-cell>
          <table:table-cell office:value-type="float" office:value="1.491">
            <text:p>1.491</text:p>
          </table:table-cell>
          <table:table-cell office:value-type="float" office:value="0.001465">
            <text:p>0.001465</text:p>
          </table:table-cell>
          <table:table-cell office:value-type="float" office:value="0.001229">
            <text:p>0.001229</text:p>
          </table:table-cell>
          <table:table-cell office:value-type="float" office:value="0.001474">
            <text:p>0.001474</text:p>
          </table:table-cell>
          <table:table-cell office:value-type="float" office:value="0.00142">
            <text:p>0.00142</text:p>
          </table:table-cell>
          <table:table-cell office:value-type="float" office:value="0.001637">
            <text:p>0.001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0">
            <text:p>120</text:p>
          </table:table-cell>
          <table:table-cell office:value-type="string">
            <text:p>20.11-08.35</text:p>
          </table:table-cell>
          <table:table-cell office:value-type="string">
            <text:p>usstandard</text:p>
          </table:table-cell>
          <table:table-cell office:value-type="string">
            <text:p>54.230.159.124</text:p>
          </table:table-cell>
          <table:table-cell office:value-type="float" office:value="0.73">
            <text:p>0.73</text:p>
          </table:table-cell>
          <table:table-cell office:value-type="float" office:value="0.000643">
            <text:p>0.000643</text:p>
          </table:table-cell>
          <table:table-cell office:value-type="float" office:value="0.000516">
            <text:p>0.000516</text:p>
          </table:table-cell>
          <table:table-cell office:value-type="float" office:value="0.00072">
            <text:p>0.00072</text:p>
          </table:table-cell>
          <table:table-cell office:value-type="float" office:value="0.000428">
            <text:p>0.000428</text:p>
          </table:table-cell>
          <table:table-cell office:value-type="float" office:value="0.000583">
            <text:p>0.0005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1">
            <text:p>121</text:p>
          </table:table-cell>
          <table:table-cell office:value-type="string">
            <text:p>20.11-09.35</text:p>
          </table:table-cell>
          <table:table-cell office:value-type="string">
            <text:p>usstandard</text:p>
          </table:table-cell>
          <table:table-cell office:value-type="string">
            <text:p>54.230.149.232</text:p>
          </table:table-cell>
          <table:table-cell office:value-type="float" office:value="1.479">
            <text:p>1.479</text:p>
          </table:table-cell>
          <table:table-cell office:value-type="float" office:value="0.001483">
            <text:p>0.001483</text:p>
          </table:table-cell>
          <table:table-cell office:value-type="float" office:value="0.001392">
            <text:p>0.001392</text:p>
          </table:table-cell>
          <table:table-cell office:value-type="float" office:value="0.00148">
            <text:p>0.00148</text:p>
          </table:table-cell>
          <table:table-cell office:value-type="float" office:value="0.001285">
            <text:p>0.001285</text:p>
          </table:table-cell>
          <table:table-cell office:value-type="float" office:value="0.001427">
            <text:p>0.00142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2">
            <text:p>122</text:p>
          </table:table-cell>
          <table:table-cell office:value-type="string">
            <text:p>20.11-10.35</text:p>
          </table:table-cell>
          <table:table-cell office:value-type="string">
            <text:p>usstandard</text:p>
          </table:table-cell>
          <table:table-cell office:value-type="string">
            <text:p>54.192.157.155</text:p>
          </table:table-cell>
          <table:table-cell office:value-type="float" office:value="0.692">
            <text:p>0.692</text:p>
          </table:table-cell>
          <table:table-cell office:value-type="float" office:value="0.000561">
            <text:p>0.000561</text:p>
          </table:table-cell>
          <table:table-cell office:value-type="float" office:value="0.00039">
            <text:p>0.00039</text:p>
          </table:table-cell>
          <table:table-cell office:value-type="float" office:value="0.00066">
            <text:p>0.00066</text:p>
          </table:table-cell>
          <table:table-cell office:value-type="float" office:value="0.000403">
            <text:p>0.000403</text:p>
          </table:table-cell>
          <table:table-cell office:value-type="float" office:value="0.000715">
            <text:p>0.00071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3">
            <text:p>123</text:p>
          </table:table-cell>
          <table:table-cell office:value-type="string">
            <text:p>20.11-11.35</text:p>
          </table:table-cell>
          <table:table-cell office:value-type="string">
            <text:p>usstandard</text:p>
          </table:table-cell>
          <table:table-cell office:value-type="string">
            <text:p>54.230.150.27</text:p>
          </table:table-cell>
          <table:table-cell office:value-type="float" office:value="1.561">
            <text:p>1.561</text:p>
          </table:table-cell>
          <table:table-cell office:value-type="float" office:value="0.001203">
            <text:p>0.001203</text:p>
          </table:table-cell>
          <table:table-cell office:value-type="float" office:value="0.001402">
            <text:p>0.001402</text:p>
          </table:table-cell>
          <table:table-cell table:number-columns-repeated="2" office:value-type="float" office:value="0.001437">
            <text:p>0.001437</text:p>
          </table:table-cell>
          <table:table-cell office:value-type="float" office:value="0.001466">
            <text:p>0.0014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4">
            <text:p>124</text:p>
          </table:table-cell>
          <table:table-cell office:value-type="string">
            <text:p>20.11-12.35</text:p>
          </table:table-cell>
          <table:table-cell office:value-type="string">
            <text:p>usstandard</text:p>
          </table:table-cell>
          <table:table-cell office:value-type="string">
            <text:p>54.230.150.15</text:p>
          </table:table-cell>
          <table:table-cell office:value-type="float" office:value="1.455">
            <text:p>1.455</text:p>
          </table:table-cell>
          <table:table-cell office:value-type="float" office:value="0.001529">
            <text:p>0.001529</text:p>
          </table:table-cell>
          <table:table-cell office:value-type="float" office:value="0.00145">
            <text:p>0.00145</text:p>
          </table:table-cell>
          <table:table-cell office:value-type="float" office:value="0.00151">
            <text:p>0.00151</text:p>
          </table:table-cell>
          <table:table-cell office:value-type="float" office:value="0.001396">
            <text:p>0.001396</text:p>
          </table:table-cell>
          <table:table-cell office:value-type="float" office:value="0.001422">
            <text:p>0.00142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5">
            <text:p>125</text:p>
          </table:table-cell>
          <table:table-cell office:value-type="string">
            <text:p>20.11-13.35</text:p>
          </table:table-cell>
          <table:table-cell office:value-type="string">
            <text:p>usstandard</text:p>
          </table:table-cell>
          <table:table-cell office:value-type="string">
            <text:p>54.230.150.69</text:p>
          </table:table-cell>
          <table:table-cell office:value-type="float" office:value="1.503">
            <text:p>1.503</text:p>
          </table:table-cell>
          <table:table-cell table:number-columns-repeated="3"/>
          <table:table-cell office:value-type="float" office:value="0.001434">
            <text:p>0.001434</text:p>
          </table:table-cell>
          <table:table-cell office:value-type="float" office:value="0.001364">
            <text:p>0.00136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6">
            <text:p>126</text:p>
          </table:table-cell>
          <table:table-cell office:value-type="string">
            <text:p>20.11-14.35</text:p>
          </table:table-cell>
          <table:table-cell office:value-type="string">
            <text:p>usstandard</text:p>
          </table:table-cell>
          <table:table-cell office:value-type="string">
            <text:p>54.230.158.138</text:p>
          </table:table-cell>
          <table:table-cell office:value-type="float" office:value="0.693">
            <text:p>0.693</text:p>
          </table:table-cell>
          <table:table-cell office:value-type="float" office:value="0.000501">
            <text:p>0.000501</text:p>
          </table:table-cell>
          <table:table-cell office:value-type="float" office:value="0.000454">
            <text:p>0.000454</text:p>
          </table:table-cell>
          <table:table-cell office:value-type="float" office:value="0.000599">
            <text:p>0.000599</text:p>
          </table:table-cell>
          <table:table-cell office:value-type="float" office:value="0.000761">
            <text:p>0.000761</text:p>
          </table:table-cell>
          <table:table-cell office:value-type="float" office:value="0.000711">
            <text:p>0.00071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7">
            <text:p>127</text:p>
          </table:table-cell>
          <table:table-cell office:value-type="string">
            <text:p>19.11-17.35</text:p>
          </table:table-cell>
          <table:table-cell office:value-type="string">
            <text:p>saopaulo</text:p>
          </table:table-cell>
          <table:table-cell/>
          <table:table-cell office:value-type="float" office:value="0.679">
            <text:p>0.679</text:p>
          </table:table-cell>
          <table:table-cell office:value-type="float" office:value="0.000647">
            <text:p>0.000647</text:p>
          </table:table-cell>
          <table:table-cell office:value-type="float" office:value="0.000661">
            <text:p>0.000661</text:p>
          </table:table-cell>
          <table:table-cell office:value-type="float" office:value="0.000428">
            <text:p>0.000428</text:p>
          </table:table-cell>
          <table:table-cell office:value-type="float" office:value="0.000713">
            <text:p>0.000713</text:p>
          </table:table-cell>
          <table:table-cell table:number-columns-repeated="1014"/>
        </table:table-row>
        <table:table-row table:style-name="ro1">
          <table:table-cell office:value-type="string">
            <text:p>singapore</text:p>
          </table:table-cell>
          <table:table-cell office:value-type="float" office:value="128">
            <text:p>128</text:p>
          </table:table-cell>
          <table:table-cell office:value-type="string">
            <text:p>19.11-18.35</text:p>
          </table:table-cell>
          <table:table-cell office:value-type="string">
            <text:p>saopaulo</text:p>
          </table:table-cell>
          <table:table-cell office:value-type="string">
            <text:p>54.192.156.106</text:p>
          </table:table-cell>
          <table:table-cell office:value-type="float" office:value="0.678">
            <text:p>0.678</text:p>
          </table:table-cell>
          <table:table-cell office:value-type="float" office:value="0.000665">
            <text:p>0.000665</text:p>
          </table:table-cell>
          <table:table-cell office:value-type="float" office:value="0.000706">
            <text:p>0.000706</text:p>
          </table:table-cell>
          <table:table-cell office:value-type="float" office:value="0.000674">
            <text:p>0.000674</text:p>
          </table:table-cell>
          <table:table-cell office:value-type="float" office:value="0.000706">
            <text:p>0.000706</text:p>
          </table:table-cell>
          <table:table-cell office:value-type="float" office:value="0.000624">
            <text:p>0.00062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29">
            <text:p>129</text:p>
          </table:table-cell>
          <table:table-cell office:value-type="string">
            <text:p>19.11-19.35</text:p>
          </table:table-cell>
          <table:table-cell office:value-type="string">
            <text:p>saopaulo</text:p>
          </table:table-cell>
          <table:table-cell office:value-type="string">
            <text:p>54.230.158.182</text:p>
          </table:table-cell>
          <table:table-cell office:value-type="float" office:value="0.862">
            <text:p>0.862</text:p>
          </table:table-cell>
          <table:table-cell office:value-type="float" office:value="0.000683">
            <text:p>0.000683</text:p>
          </table:table-cell>
          <table:table-cell office:value-type="float" office:value="0.000652">
            <text:p>0.000652</text:p>
          </table:table-cell>
          <table:table-cell office:value-type="float" office:value="0.000656">
            <text:p>0.000656</text:p>
          </table:table-cell>
          <table:table-cell office:value-type="float" office:value="0.000708">
            <text:p>0.000708</text:p>
          </table:table-cell>
          <table:table-cell office:value-type="float" office:value="0.000474">
            <text:p>0.00047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0">
            <text:p>130</text:p>
          </table:table-cell>
          <table:table-cell office:value-type="string">
            <text:p>19.11-20.35</text:p>
          </table:table-cell>
          <table:table-cell office:value-type="string">
            <text:p>saopaulo</text:p>
          </table:table-cell>
          <table:table-cell/>
          <table:table-cell office:value-type="float" office:value="1.566">
            <text:p>1.566</text:p>
          </table:table-cell>
          <table:table-cell office:value-type="float" office:value="0.001453">
            <text:p>0.001453</text:p>
          </table:table-cell>
          <table:table-cell office:value-type="float" office:value="0.001243">
            <text:p>0.001243</text:p>
          </table:table-cell>
          <table:table-cell office:value-type="float" office:value="0.001464">
            <text:p>0.001464</text:p>
          </table:table-cell>
          <table:table-cell office:value-type="float" office:value="0.001437">
            <text:p>0.001437</text:p>
          </table:table-cell>
          <table:table-cell table:number-columns-repeated="1014"/>
        </table:table-row>
        <table:table-row table:style-name="ro1">
          <table:table-cell office:value-type="string">
            <text:p>singapore</text:p>
          </table:table-cell>
          <table:table-cell office:value-type="float" office:value="131">
            <text:p>131</text:p>
          </table:table-cell>
          <table:table-cell office:value-type="string">
            <text:p>19.11-21.35</text:p>
          </table:table-cell>
          <table:table-cell office:value-type="string">
            <text:p>saopaulo</text:p>
          </table:table-cell>
          <table:table-cell office:value-type="string">
            <text:p>54.230.158.152</text:p>
          </table:table-cell>
          <table:table-cell office:value-type="float" office:value="0.721">
            <text:p>0.721</text:p>
          </table:table-cell>
          <table:table-cell table:number-columns-repeated="3"/>
          <table:table-cell office:value-type="float" office:value="0.00045">
            <text:p>0.00045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2">
            <text:p>132</text:p>
          </table:table-cell>
          <table:table-cell office:value-type="string">
            <text:p>19.11-22.35</text:p>
          </table:table-cell>
          <table:table-cell office:value-type="string">
            <text:p>saopaulo</text:p>
          </table:table-cell>
          <table:table-cell office:value-type="string">
            <text:p>54.192.156.109</text:p>
          </table:table-cell>
          <table:table-cell office:value-type="float" office:value="0.756">
            <text:p>0.756</text:p>
          </table:table-cell>
          <table:table-cell office:value-type="float" office:value="0.000673">
            <text:p>0.000673</text:p>
          </table:table-cell>
          <table:table-cell office:value-type="float" office:value="0.00064">
            <text:p>0.00064</text:p>
          </table:table-cell>
          <table:table-cell office:value-type="float" office:value="0.000669">
            <text:p>0.000669</text:p>
          </table:table-cell>
          <table:table-cell office:value-type="float" office:value="0.000662">
            <text:p>0.000662</text:p>
          </table:table-cell>
          <table:table-cell office:value-type="float" office:value="0.000915">
            <text:p>0.00091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3">
            <text:p>133</text:p>
          </table:table-cell>
          <table:table-cell office:value-type="string">
            <text:p>19.11-23.35</text:p>
          </table:table-cell>
          <table:table-cell office:value-type="string">
            <text:p>saopaulo</text:p>
          </table:table-cell>
          <table:table-cell office:value-type="string">
            <text:p>54.230.159.132</text:p>
          </table:table-cell>
          <table:table-cell office:value-type="float" office:value="0.651">
            <text:p>0.651</text:p>
          </table:table-cell>
          <table:table-cell office:value-type="float" office:value="0.000448">
            <text:p>0.000448</text:p>
          </table:table-cell>
          <table:table-cell office:value-type="float" office:value="0.000667">
            <text:p>0.000667</text:p>
          </table:table-cell>
          <table:table-cell office:value-type="float" office:value="0.000661">
            <text:p>0.000661</text:p>
          </table:table-cell>
          <table:table-cell office:value-type="float" office:value="0.00065">
            <text:p>0.00065</text:p>
          </table:table-cell>
          <table:table-cell office:value-type="float" office:value="0.000604">
            <text:p>0.00060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4">
            <text:p>134</text:p>
          </table:table-cell>
          <table:table-cell office:value-type="string">
            <text:p>20.11-00.35</text:p>
          </table:table-cell>
          <table:table-cell office:value-type="string">
            <text:p>saopaulo</text:p>
          </table:table-cell>
          <table:table-cell office:value-type="string">
            <text:p>54.230.156.40</text:p>
          </table:table-cell>
          <table:table-cell office:value-type="float" office:value="0.741">
            <text:p>0.741</text:p>
          </table:table-cell>
          <table:table-cell office:value-type="float" office:value="0.000624">
            <text:p>0.000624</text:p>
          </table:table-cell>
          <table:table-cell office:value-type="float" office:value="0.000676">
            <text:p>0.000676</text:p>
          </table:table-cell>
          <table:table-cell office:value-type="float" office:value="0.000439">
            <text:p>0.000439</text:p>
          </table:table-cell>
          <table:table-cell office:value-type="float" office:value="0.000637">
            <text:p>0.000637</text:p>
          </table:table-cell>
          <table:table-cell office:value-type="float" office:value="0.000652">
            <text:p>0.00065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5">
            <text:p>135</text:p>
          </table:table-cell>
          <table:table-cell office:value-type="string">
            <text:p>20.11-01.35</text:p>
          </table:table-cell>
          <table:table-cell office:value-type="string">
            <text:p>saopaulo</text:p>
          </table:table-cell>
          <table:table-cell office:value-type="string">
            <text:p>54.230.158.231</text:p>
          </table:table-cell>
          <table:table-cell office:value-type="float" office:value="0.742">
            <text:p>0.742</text:p>
          </table:table-cell>
          <table:table-cell office:value-type="float" office:value="0.000663">
            <text:p>0.000663</text:p>
          </table:table-cell>
          <table:table-cell office:value-type="float" office:value="0.00042">
            <text:p>0.00042</text:p>
          </table:table-cell>
          <table:table-cell office:value-type="float" office:value="0.000631">
            <text:p>0.000631</text:p>
          </table:table-cell>
          <table:table-cell office:value-type="float" office:value="0.000672">
            <text:p>0.000672</text:p>
          </table:table-cell>
          <table:table-cell office:value-type="float" office:value="0.0007">
            <text:p>0.00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6">
            <text:p>136</text:p>
          </table:table-cell>
          <table:table-cell office:value-type="string">
            <text:p>20.11-02.35</text:p>
          </table:table-cell>
          <table:table-cell office:value-type="string">
            <text:p>saopaulo</text:p>
          </table:table-cell>
          <table:table-cell office:value-type="string">
            <text:p>54.230.159.148</text:p>
          </table:table-cell>
          <table:table-cell office:value-type="float" office:value="0.708">
            <text:p>0.708</text:p>
          </table:table-cell>
          <table:table-cell office:value-type="float" office:value="0.000389">
            <text:p>0.000389</text:p>
          </table:table-cell>
          <table:table-cell office:value-type="float" office:value="0.000641">
            <text:p>0.000641</text:p>
          </table:table-cell>
          <table:table-cell office:value-type="float" office:value="0.000654">
            <text:p>0.000654</text:p>
          </table:table-cell>
          <table:table-cell office:value-type="float" office:value="0.000483">
            <text:p>0.000483</text:p>
          </table:table-cell>
          <table:table-cell office:value-type="float" office:value="0.000694">
            <text:p>0.00069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7">
            <text:p>137</text:p>
          </table:table-cell>
          <table:table-cell office:value-type="string">
            <text:p>20.11-03.35</text:p>
          </table:table-cell>
          <table:table-cell office:value-type="string">
            <text:p>saopaulo</text:p>
          </table:table-cell>
          <table:table-cell office:value-type="string">
            <text:p>54.230.150.15</text:p>
          </table:table-cell>
          <table:table-cell office:value-type="float" office:value="1.44">
            <text:p>1.44</text:p>
          </table:table-cell>
          <table:table-cell office:value-type="float" office:value="0.001214">
            <text:p>0.001214</text:p>
          </table:table-cell>
          <table:table-cell office:value-type="float" office:value="0.001446">
            <text:p>0.001446</text:p>
          </table:table-cell>
          <table:table-cell office:value-type="float" office:value="0.00118">
            <text:p>0.00118</text:p>
          </table:table-cell>
          <table:table-cell office:value-type="float" office:value="0.001405">
            <text:p>0.001405</text:p>
          </table:table-cell>
          <table:table-cell office:value-type="float" office:value="0.001453">
            <text:p>0.00145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8">
            <text:p>138</text:p>
          </table:table-cell>
          <table:table-cell office:value-type="string">
            <text:p>20.11-04.35</text:p>
          </table:table-cell>
          <table:table-cell office:value-type="string">
            <text:p>saopaulo</text:p>
          </table:table-cell>
          <table:table-cell office:value-type="string">
            <text:p>54.192.159.98</text:p>
          </table:table-cell>
          <table:table-cell office:value-type="float" office:value="0.715">
            <text:p>0.715</text:p>
          </table:table-cell>
          <table:table-cell office:value-type="float" office:value="0.000742">
            <text:p>0.000742</text:p>
          </table:table-cell>
          <table:table-cell office:value-type="float" office:value="0.000661">
            <text:p>0.000661</text:p>
          </table:table-cell>
          <table:table-cell office:value-type="float" office:value="0.001093">
            <text:p>0.001093</text:p>
          </table:table-cell>
          <table:table-cell office:value-type="float" office:value="0.000679">
            <text:p>0.000679</text:p>
          </table:table-cell>
          <table:table-cell office:value-type="float" office:value="0.000458">
            <text:p>0.00045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39">
            <text:p>139</text:p>
          </table:table-cell>
          <table:table-cell office:value-type="string">
            <text:p>20.11-05.35</text:p>
          </table:table-cell>
          <table:table-cell office:value-type="string">
            <text:p>saopaulo</text:p>
          </table:table-cell>
          <table:table-cell office:value-type="string">
            <text:p>54.230.150.36</text:p>
          </table:table-cell>
          <table:table-cell office:value-type="float" office:value="1.54">
            <text:p>1.54</text:p>
          </table:table-cell>
          <table:table-cell office:value-type="float" office:value="0.001456">
            <text:p>0.001456</text:p>
          </table:table-cell>
          <table:table-cell office:value-type="float" office:value="0.001446">
            <text:p>0.001446</text:p>
          </table:table-cell>
          <table:table-cell office:value-type="float" office:value="0.001754">
            <text:p>0.001754</text:p>
          </table:table-cell>
          <table:table-cell office:value-type="float" office:value="0.001412">
            <text:p>0.001412</text:p>
          </table:table-cell>
          <table:table-cell office:value-type="float" office:value="0.00147">
            <text:p>0.0014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0">
            <text:p>140</text:p>
          </table:table-cell>
          <table:table-cell office:value-type="string">
            <text:p>20.11-06.35</text:p>
          </table:table-cell>
          <table:table-cell office:value-type="string">
            <text:p>saopaulo</text:p>
          </table:table-cell>
          <table:table-cell office:value-type="string">
            <text:p>54.230.150.220</text:p>
          </table:table-cell>
          <table:table-cell office:value-type="float" office:value="1.418">
            <text:p>1.418</text:p>
          </table:table-cell>
          <table:table-cell office:value-type="float" office:value="0.001448">
            <text:p>0.001448</text:p>
          </table:table-cell>
          <table:table-cell office:value-type="float" office:value="0.001457">
            <text:p>0.001457</text:p>
          </table:table-cell>
          <table:table-cell office:value-type="float" office:value="0.001415">
            <text:p>0.001415</text:p>
          </table:table-cell>
          <table:table-cell office:value-type="float" office:value="0.00143">
            <text:p>0.00143</text:p>
          </table:table-cell>
          <table:table-cell office:value-type="float" office:value="0.001383">
            <text:p>0.00138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1">
            <text:p>141</text:p>
          </table:table-cell>
          <table:table-cell office:value-type="string">
            <text:p>20.11-07.35</text:p>
          </table:table-cell>
          <table:table-cell office:value-type="string">
            <text:p>saopaulo</text:p>
          </table:table-cell>
          <table:table-cell office:value-type="string">
            <text:p>54.192.159.158</text:p>
          </table:table-cell>
          <table:table-cell office:value-type="float" office:value="0.655">
            <text:p>0.655</text:p>
          </table:table-cell>
          <table:table-cell office:value-type="float" office:value="0.000653">
            <text:p>0.000653</text:p>
          </table:table-cell>
          <table:table-cell office:value-type="float" office:value="0.000683">
            <text:p>0.000683</text:p>
          </table:table-cell>
          <table:table-cell office:value-type="float" office:value="0.000632">
            <text:p>0.000632</text:p>
          </table:table-cell>
          <table:table-cell office:value-type="float" office:value="0.00062">
            <text:p>0.00062</text:p>
          </table:table-cell>
          <table:table-cell office:value-type="float" office:value="0.000435">
            <text:p>0.00043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2">
            <text:p>142</text:p>
          </table:table-cell>
          <table:table-cell office:value-type="string">
            <text:p>20.11-08.35</text:p>
          </table:table-cell>
          <table:table-cell office:value-type="string">
            <text:p>saopaulo</text:p>
          </table:table-cell>
          <table:table-cell office:value-type="string">
            <text:p>54.230.151.219</text:p>
          </table:table-cell>
          <table:table-cell office:value-type="float" office:value="1.715">
            <text:p>1.715</text:p>
          </table:table-cell>
          <table:table-cell office:value-type="float" office:value="0.001405">
            <text:p>0.001405</text:p>
          </table:table-cell>
          <table:table-cell office:value-type="float" office:value="0.001361">
            <text:p>0.001361</text:p>
          </table:table-cell>
          <table:table-cell office:value-type="float" office:value="0.001439">
            <text:p>0.001439</text:p>
          </table:table-cell>
          <table:table-cell office:value-type="float" office:value="0.001354">
            <text:p>0.001354</text:p>
          </table:table-cell>
          <table:table-cell office:value-type="float" office:value="0.00134">
            <text:p>0.0013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3">
            <text:p>143</text:p>
          </table:table-cell>
          <table:table-cell office:value-type="string">
            <text:p>20.11-09.35</text:p>
          </table:table-cell>
          <table:table-cell office:value-type="string">
            <text:p>saopaulo</text:p>
          </table:table-cell>
          <table:table-cell office:value-type="string">
            <text:p>54.230.158.189</text:p>
          </table:table-cell>
          <table:table-cell office:value-type="float" office:value="0.895">
            <text:p>0.895</text:p>
          </table:table-cell>
          <table:table-cell office:value-type="float" office:value="0.000406">
            <text:p>0.000406</text:p>
          </table:table-cell>
          <table:table-cell office:value-type="float" office:value="0.000619">
            <text:p>0.000619</text:p>
          </table:table-cell>
          <table:table-cell office:value-type="float" office:value="0.0007">
            <text:p>0.0007</text:p>
          </table:table-cell>
          <table:table-cell office:value-type="float" office:value="0.000577">
            <text:p>0.000577</text:p>
          </table:table-cell>
          <table:table-cell office:value-type="float" office:value="0.000584">
            <text:p>0.00058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4">
            <text:p>144</text:p>
          </table:table-cell>
          <table:table-cell office:value-type="string">
            <text:p>20.11-10.35</text:p>
          </table:table-cell>
          <table:table-cell office:value-type="string">
            <text:p>saopaulo</text:p>
          </table:table-cell>
          <table:table-cell office:value-type="string">
            <text:p>54.192.156.102</text:p>
          </table:table-cell>
          <table:table-cell office:value-type="float" office:value="0.702">
            <text:p>0.702</text:p>
          </table:table-cell>
          <table:table-cell office:value-type="float" office:value="0.000621">
            <text:p>0.000621</text:p>
          </table:table-cell>
          <table:table-cell office:value-type="float" office:value="0.000402">
            <text:p>0.000402</text:p>
          </table:table-cell>
          <table:table-cell/>
          <table:table-cell office:value-type="float" office:value="0.000688">
            <text:p>0.000688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5">
            <text:p>145</text:p>
          </table:table-cell>
          <table:table-cell office:value-type="string">
            <text:p>20.11-11.35</text:p>
          </table:table-cell>
          <table:table-cell office:value-type="string">
            <text:p>saopaulo</text:p>
          </table:table-cell>
          <table:table-cell office:value-type="string">
            <text:p>54.192.157.136</text:p>
          </table:table-cell>
          <table:table-cell office:value-type="float" office:value="0.666">
            <text:p>0.666</text:p>
          </table:table-cell>
          <table:table-cell office:value-type="float" office:value="0.000607">
            <text:p>0.000607</text:p>
          </table:table-cell>
          <table:table-cell office:value-type="float" office:value="0.000713">
            <text:p>0.000713</text:p>
          </table:table-cell>
          <table:table-cell/>
          <table:table-cell office:value-type="float" office:value="0.000635">
            <text:p>0.000635</text:p>
          </table:table-cell>
          <table:table-cell office:value-type="float" office:value="0.000488">
            <text:p>0.00048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6">
            <text:p>146</text:p>
          </table:table-cell>
          <table:table-cell office:value-type="string">
            <text:p>20.11-12.35</text:p>
          </table:table-cell>
          <table:table-cell office:value-type="string">
            <text:p>saopaulo</text:p>
          </table:table-cell>
          <table:table-cell office:value-type="string">
            <text:p>54.230.150.47</text:p>
          </table:table-cell>
          <table:table-cell office:value-type="float" office:value="1.55">
            <text:p>1.55</text:p>
          </table:table-cell>
          <table:table-cell/>
          <table:table-cell office:value-type="float" office:value="0.001223">
            <text:p>0.001223</text:p>
          </table:table-cell>
          <table:table-cell office:value-type="float" office:value="0.00169">
            <text:p>0.00169</text:p>
          </table:table-cell>
          <table:table-cell office:value-type="float" office:value="0.001439">
            <text:p>0.001439</text:p>
          </table:table-cell>
          <table:table-cell office:value-type="float" office:value="0.001422">
            <text:p>0.00142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7">
            <text:p>147</text:p>
          </table:table-cell>
          <table:table-cell office:value-type="string">
            <text:p>20.11-13.35</text:p>
          </table:table-cell>
          <table:table-cell office:value-type="string">
            <text:p>saopaulo</text:p>
          </table:table-cell>
          <table:table-cell office:value-type="string">
            <text:p>54.230.159.125</text:p>
          </table:table-cell>
          <table:table-cell office:value-type="float" office:value="0.717">
            <text:p>0.717</text:p>
          </table:table-cell>
          <table:table-cell office:value-type="float" office:value="0.000453">
            <text:p>0.000453</text:p>
          </table:table-cell>
          <table:table-cell office:value-type="float" office:value="0.000667">
            <text:p>0.000667</text:p>
          </table:table-cell>
          <table:table-cell office:value-type="float" office:value="0.000635">
            <text:p>0.000635</text:p>
          </table:table-cell>
          <table:table-cell office:value-type="float" office:value="0.000639">
            <text:p>0.000639</text:p>
          </table:table-cell>
          <table:table-cell office:value-type="float" office:value="0.00062">
            <text:p>0.000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8">
            <text:p>148</text:p>
          </table:table-cell>
          <table:table-cell office:value-type="string">
            <text:p>20.11-14.35</text:p>
          </table:table-cell>
          <table:table-cell office:value-type="string">
            <text:p>saopaulo</text:p>
          </table:table-cell>
          <table:table-cell office:value-type="string">
            <text:p>54.230.149.97</text:p>
          </table:table-cell>
          <table:table-cell office:value-type="float" office:value="1.464">
            <text:p>1.464</text:p>
          </table:table-cell>
          <table:table-cell office:value-type="float" office:value="0.001475">
            <text:p>0.001475</text:p>
          </table:table-cell>
          <table:table-cell office:value-type="float" office:value="0.001511">
            <text:p>0.001511</text:p>
          </table:table-cell>
          <table:table-cell office:value-type="float" office:value="0.001176">
            <text:p>0.001176</text:p>
          </table:table-cell>
          <table:table-cell office:value-type="float" office:value="0.001474">
            <text:p>0.001474</text:p>
          </table:table-cell>
          <table:table-cell office:value-type="float" office:value="0.001163">
            <text:p>0.0011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49">
            <text:p>149</text:p>
          </table:table-cell>
          <table:table-cell office:value-type="string">
            <text:p>19.11-17.35</text:p>
          </table:table-cell>
          <table:table-cell office:value-type="string">
            <text:p>tokyo</text:p>
          </table:table-cell>
          <table:table-cell office:value-type="string">
            <text:p>54.192.157.146</text:p>
          </table:table-cell>
          <table:table-cell office:value-type="float" office:value="0.69">
            <text:p>0.69</text:p>
          </table:table-cell>
          <table:table-cell office:value-type="float" office:value="0.00041">
            <text:p>0.00041</text:p>
          </table:table-cell>
          <table:table-cell office:value-type="float" office:value="0.00068">
            <text:p>0.00068</text:p>
          </table:table-cell>
          <table:table-cell office:value-type="float" office:value="0.000659">
            <text:p>0.000659</text:p>
          </table:table-cell>
          <table:table-cell office:value-type="float" office:value="0.000384">
            <text:p>0.000384</text:p>
          </table:table-cell>
          <table:table-cell office:value-type="float" office:value="0.000598">
            <text:p>0.00059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0">
            <text:p>150</text:p>
          </table:table-cell>
          <table:table-cell office:value-type="string">
            <text:p>19.11-18.35</text:p>
          </table:table-cell>
          <table:table-cell office:value-type="string">
            <text:p>tokyo</text:p>
          </table:table-cell>
          <table:table-cell office:value-type="string">
            <text:p>54.192.157.151</text:p>
          </table:table-cell>
          <table:table-cell office:value-type="float" office:value="0.654">
            <text:p>0.654</text:p>
          </table:table-cell>
          <table:table-cell office:value-type="float" office:value="0.000687">
            <text:p>0.000687</text:p>
          </table:table-cell>
          <table:table-cell office:value-type="float" office:value="0.000433">
            <text:p>0.000433</text:p>
          </table:table-cell>
          <table:table-cell office:value-type="float" office:value="0.000608">
            <text:p>0.000608</text:p>
          </table:table-cell>
          <table:table-cell office:value-type="float" office:value="0.000403">
            <text:p>0.000403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1">
            <text:p>151</text:p>
          </table:table-cell>
          <table:table-cell office:value-type="string">
            <text:p>19.11-19.35</text:p>
          </table:table-cell>
          <table:table-cell office:value-type="string">
            <text:p>tokyo</text:p>
          </table:table-cell>
          <table:table-cell office:value-type="string">
            <text:p>54.230.158.182</text:p>
          </table:table-cell>
          <table:table-cell office:value-type="float" office:value="0.752">
            <text:p>0.752</text:p>
          </table:table-cell>
          <table:table-cell office:value-type="float" office:value="0.000656">
            <text:p>0.000656</text:p>
          </table:table-cell>
          <table:table-cell office:value-type="float" office:value="0.000691">
            <text:p>0.000691</text:p>
          </table:table-cell>
          <table:table-cell office:value-type="float" office:value="0.000443">
            <text:p>0.000443</text:p>
          </table:table-cell>
          <table:table-cell office:value-type="float" office:value="0.000684">
            <text:p>0.000684</text:p>
          </table:table-cell>
          <table:table-cell office:value-type="float" office:value="0.000457">
            <text:p>0.00045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2">
            <text:p>152</text:p>
          </table:table-cell>
          <table:table-cell office:value-type="string">
            <text:p>19.11-20.35</text:p>
          </table:table-cell>
          <table:table-cell office:value-type="string">
            <text:p>tokyo</text:p>
          </table:table-cell>
          <table:table-cell office:value-type="string">
            <text:p>54.230.158.152</text:p>
          </table:table-cell>
          <table:table-cell office:value-type="float" office:value="0.675">
            <text:p>0.675</text:p>
          </table:table-cell>
          <table:table-cell office:value-type="float" office:value="0.000417">
            <text:p>0.000417</text:p>
          </table:table-cell>
          <table:table-cell office:value-type="float" office:value="0.000685">
            <text:p>0.000685</text:p>
          </table:table-cell>
          <table:table-cell office:value-type="float" office:value="0.000626">
            <text:p>0.000626</text:p>
          </table:table-cell>
          <table:table-cell office:value-type="float" office:value="0.000741">
            <text:p>0.000741</text:p>
          </table:table-cell>
          <table:table-cell office:value-type="float" office:value="0.000684">
            <text:p>0.00068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3">
            <text:p>153</text:p>
          </table:table-cell>
          <table:table-cell office:value-type="string">
            <text:p>19.11-21.35</text:p>
          </table:table-cell>
          <table:table-cell office:value-type="string">
            <text:p>tokyo</text:p>
          </table:table-cell>
          <table:table-cell office:value-type="string">
            <text:p>54.192.159.173</text:p>
          </table:table-cell>
          <table:table-cell office:value-type="float" office:value="0.754">
            <text:p>0.754</text:p>
          </table:table-cell>
          <table:table-cell office:value-type="float" office:value="0.000435">
            <text:p>0.000435</text:p>
          </table:table-cell>
          <table:table-cell office:value-type="float" office:value="0.000625">
            <text:p>0.000625</text:p>
          </table:table-cell>
          <table:table-cell office:value-type="float" office:value="0.000427">
            <text:p>0.000427</text:p>
          </table:table-cell>
          <table:table-cell office:value-type="float" office:value="0.000638">
            <text:p>0.000638</text:p>
          </table:table-cell>
          <table:table-cell office:value-type="float" office:value="0.000448">
            <text:p>0.00044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4">
            <text:p>154</text:p>
          </table:table-cell>
          <table:table-cell office:value-type="string">
            <text:p>19.11-22.35</text:p>
          </table:table-cell>
          <table:table-cell office:value-type="string">
            <text:p>tokyo</text:p>
          </table:table-cell>
          <table:table-cell office:value-type="string">
            <text:p>54.230.158.246</text:p>
          </table:table-cell>
          <table:table-cell office:value-type="float" office:value="0.718">
            <text:p>0.718</text:p>
          </table:table-cell>
          <table:table-cell office:value-type="float" office:value="0.000419">
            <text:p>0.000419</text:p>
          </table:table-cell>
          <table:table-cell table:number-columns-repeated="2"/>
          <table:table-cell office:value-type="float" office:value="0.000635">
            <text:p>0.000635</text:p>
          </table:table-cell>
          <table:table-cell office:value-type="float" office:value="0.000626">
            <text:p>0.00062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5">
            <text:p>155</text:p>
          </table:table-cell>
          <table:table-cell office:value-type="string">
            <text:p>19.11-23.35</text:p>
          </table:table-cell>
          <table:table-cell office:value-type="string">
            <text:p>tokyo</text:p>
          </table:table-cell>
          <table:table-cell office:value-type="string">
            <text:p>54.230.150.30</text:p>
          </table:table-cell>
          <table:table-cell office:value-type="float" office:value="1.58">
            <text:p>1.58</text:p>
          </table:table-cell>
          <table:table-cell office:value-type="float" office:value="0.001436">
            <text:p>0.001436</text:p>
          </table:table-cell>
          <table:table-cell/>
          <table:table-cell office:value-type="float" office:value="0.001731">
            <text:p>0.001731</text:p>
          </table:table-cell>
          <table:table-cell office:value-type="float" office:value="0.001388">
            <text:p>0.001388</text:p>
          </table:table-cell>
          <table:table-cell office:value-type="float" office:value="0.001449">
            <text:p>0.0014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6">
            <text:p>156</text:p>
          </table:table-cell>
          <table:table-cell office:value-type="string">
            <text:p>20.11-00.35</text:p>
          </table:table-cell>
          <table:table-cell office:value-type="string">
            <text:p>tokyo</text:p>
          </table:table-cell>
          <table:table-cell office:value-type="string">
            <text:p>54.230.158.241</text:p>
          </table:table-cell>
          <table:table-cell office:value-type="float" office:value="0.662">
            <text:p>0.662</text:p>
          </table:table-cell>
          <table:table-cell office:value-type="float" office:value="0.000677">
            <text:p>0.000677</text:p>
          </table:table-cell>
          <table:table-cell office:value-type="float" office:value="0.000678">
            <text:p>0.000678</text:p>
          </table:table-cell>
          <table:table-cell office:value-type="float" office:value="0.000702">
            <text:p>0.000702</text:p>
          </table:table-cell>
          <table:table-cell office:value-type="float" office:value="0.000747">
            <text:p>0.000747</text:p>
          </table:table-cell>
          <table:table-cell office:value-type="float" office:value="0.000673">
            <text:p>0.00067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7">
            <text:p>157</text:p>
          </table:table-cell>
          <table:table-cell office:value-type="string">
            <text:p>20.11-01.35</text:p>
          </table:table-cell>
          <table:table-cell office:value-type="string">
            <text:p>tokyo</text:p>
          </table:table-cell>
          <table:table-cell office:value-type="string">
            <text:p>54.230.156.193</text:p>
          </table:table-cell>
          <table:table-cell office:value-type="float" office:value="0.828">
            <text:p>0.828</text:p>
          </table:table-cell>
          <table:table-cell office:value-type="float" office:value="0.000659">
            <text:p>0.000659</text:p>
          </table:table-cell>
          <table:table-cell office:value-type="float" office:value="0.000611">
            <text:p>0.000611</text:p>
          </table:table-cell>
          <table:table-cell office:value-type="float" office:value="0.000703">
            <text:p>0.000703</text:p>
          </table:table-cell>
          <table:table-cell office:value-type="float" office:value="0.000622">
            <text:p>0.000622</text:p>
          </table:table-cell>
          <table:table-cell office:value-type="float" office:value="0.000691">
            <text:p>0.00069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8">
            <text:p>158</text:p>
          </table:table-cell>
          <table:table-cell office:value-type="string">
            <text:p>20.11-02.35</text:p>
          </table:table-cell>
          <table:table-cell office:value-type="string">
            <text:p>tokyo</text:p>
          </table:table-cell>
          <table:table-cell office:value-type="string">
            <text:p>54.192.159.180</text:p>
          </table:table-cell>
          <table:table-cell office:value-type="float" office:value="0.64">
            <text:p>0.64</text:p>
          </table:table-cell>
          <table:table-cell office:value-type="float" office:value="0.000661">
            <text:p>0.000661</text:p>
          </table:table-cell>
          <table:table-cell office:value-type="float" office:value="0.000422">
            <text:p>0.000422</text:p>
          </table:table-cell>
          <table:table-cell office:value-type="float" office:value="0.000683">
            <text:p>0.000683</text:p>
          </table:table-cell>
          <table:table-cell office:value-type="float" office:value="0.000657">
            <text:p>0.000657</text:p>
          </table:table-cell>
          <table:table-cell office:value-type="float" office:value="0.000669">
            <text:p>0.00066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59">
            <text:p>159</text:p>
          </table:table-cell>
          <table:table-cell office:value-type="string">
            <text:p>20.11-03.35</text:p>
          </table:table-cell>
          <table:table-cell office:value-type="string">
            <text:p>tokyo</text:p>
          </table:table-cell>
          <table:table-cell office:value-type="string">
            <text:p>54.230.158.241</text:p>
          </table:table-cell>
          <table:table-cell office:value-type="float" office:value="0.815">
            <text:p>0.815</text:p>
          </table:table-cell>
          <table:table-cell office:value-type="float" office:value="0.000634">
            <text:p>0.000634</text:p>
          </table:table-cell>
          <table:table-cell office:value-type="float" office:value="0.000422">
            <text:p>0.000422</text:p>
          </table:table-cell>
          <table:table-cell office:value-type="float" office:value="0.000374">
            <text:p>0.000374</text:p>
          </table:table-cell>
          <table:table-cell office:value-type="float" office:value="0.000714">
            <text:p>0.000714</text:p>
          </table:table-cell>
          <table:table-cell office:value-type="float" office:value="0.000675">
            <text:p>0.00067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0">
            <text:p>160</text:p>
          </table:table-cell>
          <table:table-cell office:value-type="string">
            <text:p>20.11-04.35</text:p>
          </table:table-cell>
          <table:table-cell office:value-type="string">
            <text:p>tokyo</text:p>
          </table:table-cell>
          <table:table-cell office:value-type="string">
            <text:p>54.192.156.100</text:p>
          </table:table-cell>
          <table:table-cell office:value-type="float" office:value="0.742">
            <text:p>0.742</text:p>
          </table:table-cell>
          <table:table-cell office:value-type="float" office:value="0.000696">
            <text:p>0.000696</text:p>
          </table:table-cell>
          <table:table-cell office:value-type="float" office:value="0.000683">
            <text:p>0.000683</text:p>
          </table:table-cell>
          <table:table-cell office:value-type="float" office:value="0.00061">
            <text:p>0.00061</text:p>
          </table:table-cell>
          <table:table-cell office:value-type="float" office:value="0.000416">
            <text:p>0.000416</text:p>
          </table:table-cell>
          <table:table-cell office:value-type="float" office:value="0.000568">
            <text:p>0.00056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1">
            <text:p>161</text:p>
          </table:table-cell>
          <table:table-cell office:value-type="string">
            <text:p>20.11-05.35</text:p>
          </table:table-cell>
          <table:table-cell office:value-type="string">
            <text:p>tokyo</text:p>
          </table:table-cell>
          <table:table-cell office:value-type="string">
            <text:p>54.230.158.180</text:p>
          </table:table-cell>
          <table:table-cell office:value-type="float" office:value="0.61">
            <text:p>0.61</text:p>
          </table:table-cell>
          <table:table-cell office:value-type="float" office:value="0.000415">
            <text:p>0.000415</text:p>
          </table:table-cell>
          <table:table-cell office:value-type="float" office:value="0.000628">
            <text:p>0.000628</text:p>
          </table:table-cell>
          <table:table-cell office:value-type="float" office:value="0.000665">
            <text:p>0.000665</text:p>
          </table:table-cell>
          <table:table-cell office:value-type="float" office:value="0.000651">
            <text:p>0.000651</text:p>
          </table:table-cell>
          <table:table-cell office:value-type="float" office:value="0.000705">
            <text:p>0.0007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2">
            <text:p>162</text:p>
          </table:table-cell>
          <table:table-cell office:value-type="string">
            <text:p>20.11-06.35</text:p>
          </table:table-cell>
          <table:table-cell office:value-type="string">
            <text:p>tokyo</text:p>
          </table:table-cell>
          <table:table-cell office:value-type="string">
            <text:p>54.230.150.65</text:p>
          </table:table-cell>
          <table:table-cell office:value-type="float" office:value="1.57">
            <text:p>1.57</text:p>
          </table:table-cell>
          <table:table-cell office:value-type="float" office:value="0.001506">
            <text:p>0.001506</text:p>
          </table:table-cell>
          <table:table-cell office:value-type="float" office:value="0.001431">
            <text:p>0.001431</text:p>
          </table:table-cell>
          <table:table-cell office:value-type="float" office:value="0.001508">
            <text:p>0.001508</text:p>
          </table:table-cell>
          <table:table-cell office:value-type="float" office:value="0.001513">
            <text:p>0.001513</text:p>
          </table:table-cell>
          <table:table-cell office:value-type="float" office:value="0.001467">
            <text:p>0.00146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3">
            <text:p>163</text:p>
          </table:table-cell>
          <table:table-cell office:value-type="string">
            <text:p>20.11-07.35</text:p>
          </table:table-cell>
          <table:table-cell office:value-type="string">
            <text:p>tokyo</text:p>
          </table:table-cell>
          <table:table-cell office:value-type="string">
            <text:p>54.230.150.42</text:p>
          </table:table-cell>
          <table:table-cell office:value-type="float" office:value="1.56">
            <text:p>1.56</text:p>
          </table:table-cell>
          <table:table-cell office:value-type="float" office:value="0.001631">
            <text:p>0.001631</text:p>
          </table:table-cell>
          <table:table-cell office:value-type="float" office:value="0.001461">
            <text:p>0.001461</text:p>
          </table:table-cell>
          <table:table-cell office:value-type="float" office:value="0.00146">
            <text:p>0.00146</text:p>
          </table:table-cell>
          <table:table-cell office:value-type="float" office:value="0.001458">
            <text:p>0.001458</text:p>
          </table:table-cell>
          <table:table-cell office:value-type="float" office:value="0.0012">
            <text:p>0.001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4">
            <text:p>164</text:p>
          </table:table-cell>
          <table:table-cell office:value-type="string">
            <text:p>20.11-08.35</text:p>
          </table:table-cell>
          <table:table-cell office:value-type="string">
            <text:p>tokyo</text:p>
          </table:table-cell>
          <table:table-cell office:value-type="string">
            <text:p>54.192.159.174</text:p>
          </table:table-cell>
          <table:table-cell office:value-type="float" office:value="0.668">
            <text:p>0.668</text:p>
          </table:table-cell>
          <table:table-cell table:number-columns-repeated="2"/>
          <table:table-cell office:value-type="float" office:value="0.000369">
            <text:p>0.000369</text:p>
          </table:table-cell>
          <table:table-cell office:value-type="float" office:value="0.000458">
            <text:p>0.000458</text:p>
          </table:table-cell>
          <table:table-cell office:value-type="float" office:value="0.000595">
            <text:p>0.00059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5">
            <text:p>165</text:p>
          </table:table-cell>
          <table:table-cell office:value-type="string">
            <text:p>20.11-09.35</text:p>
          </table:table-cell>
          <table:table-cell office:value-type="string">
            <text:p>tokyo</text:p>
          </table:table-cell>
          <table:table-cell office:value-type="string">
            <text:p>54.230.151.226</text:p>
          </table:table-cell>
          <table:table-cell office:value-type="float" office:value="1.521">
            <text:p>1.521</text:p>
          </table:table-cell>
          <table:table-cell office:value-type="float" office:value="0.001215">
            <text:p>0.001215</text:p>
          </table:table-cell>
          <table:table-cell office:value-type="float" office:value="0.001239">
            <text:p>0.001239</text:p>
          </table:table-cell>
          <table:table-cell office:value-type="float" office:value="0.001517">
            <text:p>0.001517</text:p>
          </table:table-cell>
          <table:table-cell office:value-type="float" office:value="0.001455">
            <text:p>0.001455</text:p>
          </table:table-cell>
          <table:table-cell office:value-type="float" office:value="0.001445">
            <text:p>0.00144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6">
            <text:p>166</text:p>
          </table:table-cell>
          <table:table-cell office:value-type="string">
            <text:p>20.11-10.35</text:p>
          </table:table-cell>
          <table:table-cell office:value-type="string">
            <text:p>tokyo</text:p>
          </table:table-cell>
          <table:table-cell office:value-type="string">
            <text:p>54.230.158.225</text:p>
          </table:table-cell>
          <table:table-cell office:value-type="float" office:value="0.752">
            <text:p>0.752</text:p>
          </table:table-cell>
          <table:table-cell office:value-type="float" office:value="0.000757">
            <text:p>0.000757</text:p>
          </table:table-cell>
          <table:table-cell office:value-type="float" office:value="0.000655">
            <text:p>0.000655</text:p>
          </table:table-cell>
          <table:table-cell office:value-type="float" office:value="0.000758">
            <text:p>0.000758</text:p>
          </table:table-cell>
          <table:table-cell office:value-type="float" office:value="0.000457">
            <text:p>0.000457</text:p>
          </table:table-cell>
          <table:table-cell office:value-type="float" office:value="0.000597">
            <text:p>0.00059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7">
            <text:p>167</text:p>
          </table:table-cell>
          <table:table-cell office:value-type="string">
            <text:p>20.11-11.35</text:p>
          </table:table-cell>
          <table:table-cell office:value-type="string">
            <text:p>tokyo</text:p>
          </table:table-cell>
          <table:table-cell office:value-type="string">
            <text:p>54.230.158.246</text:p>
          </table:table-cell>
          <table:table-cell office:value-type="float" office:value="0.724">
            <text:p>0.724</text:p>
          </table:table-cell>
          <table:table-cell table:number-columns-repeated="2" office:value-type="float" office:value="0.000436">
            <text:p>0.000436</text:p>
          </table:table-cell>
          <table:table-cell office:value-type="float" office:value="0.000681">
            <text:p>0.000681</text:p>
          </table:table-cell>
          <table:table-cell office:value-type="float" office:value="0.000652">
            <text:p>0.000652</text:p>
          </table:table-cell>
          <table:table-cell office:value-type="float" office:value="0.000729">
            <text:p>0.00072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8">
            <text:p>168</text:p>
          </table:table-cell>
          <table:table-cell office:value-type="string">
            <text:p>20.11-12.35</text:p>
          </table:table-cell>
          <table:table-cell office:value-type="string">
            <text:p>tokyo</text:p>
          </table:table-cell>
          <table:table-cell office:value-type="string">
            <text:p>54.192.159.168</text:p>
          </table:table-cell>
          <table:table-cell office:value-type="float" office:value="0.708">
            <text:p>0.708</text:p>
          </table:table-cell>
          <table:table-cell office:value-type="float" office:value="0.000436">
            <text:p>0.000436</text:p>
          </table:table-cell>
          <table:table-cell office:value-type="float" office:value="0.000677">
            <text:p>0.000677</text:p>
          </table:table-cell>
          <table:table-cell office:value-type="float" office:value="0.00044">
            <text:p>0.00044</text:p>
          </table:table-cell>
          <table:table-cell office:value-type="float" office:value="0.000617">
            <text:p>0.000617</text:p>
          </table:table-cell>
          <table:table-cell office:value-type="float" office:value="0.000651">
            <text:p>0.00065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69">
            <text:p>169</text:p>
          </table:table-cell>
          <table:table-cell office:value-type="string">
            <text:p>20.11-13.35</text:p>
          </table:table-cell>
          <table:table-cell office:value-type="string">
            <text:p>tokyo</text:p>
          </table:table-cell>
          <table:table-cell office:value-type="string">
            <text:p>54.230.158.182</text:p>
          </table:table-cell>
          <table:table-cell office:value-type="float" office:value="0.787">
            <text:p>0.787</text:p>
          </table:table-cell>
          <table:table-cell office:value-type="float" office:value="0.000697">
            <text:p>0.000697</text:p>
          </table:table-cell>
          <table:table-cell office:value-type="float" office:value="0.000444">
            <text:p>0.000444</text:p>
          </table:table-cell>
          <table:table-cell office:value-type="float" office:value="0.000574">
            <text:p>0.000574</text:p>
          </table:table-cell>
          <table:table-cell office:value-type="float" office:value="0.000449">
            <text:p>0.000449</text:p>
          </table:table-cell>
          <table:table-cell office:value-type="float" office:value="0.000707">
            <text:p>0.0007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0">
            <text:p>170</text:p>
          </table:table-cell>
          <table:table-cell office:value-type="string">
            <text:p>20.11-14.35</text:p>
          </table:table-cell>
          <table:table-cell office:value-type="string">
            <text:p>tokyo</text:p>
          </table:table-cell>
          <table:table-cell office:value-type="string">
            <text:p>54.230.159.137</text:p>
          </table:table-cell>
          <table:table-cell office:value-type="float" office:value="0.729">
            <text:p>0.729</text:p>
          </table:table-cell>
          <table:table-cell office:value-type="float" office:value="0.000666">
            <text:p>0.000666</text:p>
          </table:table-cell>
          <table:table-cell office:value-type="float" office:value="0.00069">
            <text:p>0.00069</text:p>
          </table:table-cell>
          <table:table-cell office:value-type="float" office:value="0.000433">
            <text:p>0.000433</text:p>
          </table:table-cell>
          <table:table-cell office:value-type="float" office:value="0.000404">
            <text:p>0.000404</text:p>
          </table:table-cell>
          <table:table-cell office:value-type="float" office:value="0.000505">
            <text:p>0.0005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1">
            <text:p>171</text:p>
          </table:table-cell>
          <table:table-cell office:value-type="string">
            <text:p>19.11-17.35</text:p>
          </table:table-cell>
          <table:table-cell office:value-type="string">
            <text:p>frankfurt</text:p>
          </table:table-cell>
          <table:table-cell office:value-type="string">
            <text:p>54.230.159.147</text:p>
          </table:table-cell>
          <table:table-cell office:value-type="float" office:value="0.663">
            <text:p>0.663</text:p>
          </table:table-cell>
          <table:table-cell office:value-type="float" office:value="0.000645">
            <text:p>0.000645</text:p>
          </table:table-cell>
          <table:table-cell office:value-type="float" office:value="0.000657">
            <text:p>0.000657</text:p>
          </table:table-cell>
          <table:table-cell office:value-type="float" office:value="0.000585">
            <text:p>0.000585</text:p>
          </table:table-cell>
          <table:table-cell office:value-type="float" office:value="0.000713">
            <text:p>0.000713</text:p>
          </table:table-cell>
          <table:table-cell office:value-type="float" office:value="0.00066">
            <text:p>0.0006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2">
            <text:p>172</text:p>
          </table:table-cell>
          <table:table-cell office:value-type="string">
            <text:p>19.11-18.35</text:p>
          </table:table-cell>
          <table:table-cell office:value-type="string">
            <text:p>frankfurt</text:p>
          </table:table-cell>
          <table:table-cell office:value-type="string">
            <text:p>54.230.159.132</text:p>
          </table:table-cell>
          <table:table-cell office:value-type="float" office:value="0.687">
            <text:p>0.687</text:p>
          </table:table-cell>
          <table:table-cell office:value-type="float" office:value="0.00067">
            <text:p>0.00067</text:p>
          </table:table-cell>
          <table:table-cell office:value-type="float" office:value="0.000446">
            <text:p>0.000446</text:p>
          </table:table-cell>
          <table:table-cell office:value-type="float" office:value="0.00056">
            <text:p>0.00056</text:p>
          </table:table-cell>
          <table:table-cell office:value-type="float" office:value="0.00073">
            <text:p>0.00073</text:p>
          </table:table-cell>
          <table:table-cell office:value-type="float" office:value="0.000672">
            <text:p>0.00067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3">
            <text:p>173</text:p>
          </table:table-cell>
          <table:table-cell office:value-type="string">
            <text:p>19.11-19.35</text:p>
          </table:table-cell>
          <table:table-cell office:value-type="string">
            <text:p>frankfurt</text:p>
          </table:table-cell>
          <table:table-cell office:value-type="string">
            <text:p>54.230.150.63</text:p>
          </table:table-cell>
          <table:table-cell office:value-type="float" office:value="1.543">
            <text:p>1.543</text:p>
          </table:table-cell>
          <table:table-cell office:value-type="float" office:value="0.00147">
            <text:p>0.00147</text:p>
          </table:table-cell>
          <table:table-cell office:value-type="float" office:value="0.001414">
            <text:p>0.001414</text:p>
          </table:table-cell>
          <table:table-cell office:value-type="float" office:value="0.001428">
            <text:p>0.001428</text:p>
          </table:table-cell>
          <table:table-cell office:value-type="float" office:value="0.001422">
            <text:p>0.001422</text:p>
          </table:table-cell>
          <table:table-cell office:value-type="float" office:value="0.001433">
            <text:p>0.00143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4">
            <text:p>174</text:p>
          </table:table-cell>
          <table:table-cell office:value-type="string">
            <text:p>19.11-20.35</text:p>
          </table:table-cell>
          <table:table-cell office:value-type="string">
            <text:p>frankfurt</text:p>
          </table:table-cell>
          <table:table-cell office:value-type="string">
            <text:p>54.230.159.150</text:p>
          </table:table-cell>
          <table:table-cell office:value-type="float" office:value="0.739">
            <text:p>0.739</text:p>
          </table:table-cell>
          <table:table-cell office:value-type="float" office:value="0.000686">
            <text:p>0.000686</text:p>
          </table:table-cell>
          <table:table-cell office:value-type="float" office:value="0.000657">
            <text:p>0.000657</text:p>
          </table:table-cell>
          <table:table-cell office:value-type="float" office:value="0.000921">
            <text:p>0.000921</text:p>
          </table:table-cell>
          <table:table-cell office:value-type="float" office:value="0.000671">
            <text:p>0.000671</text:p>
          </table:table-cell>
          <table:table-cell office:value-type="float" office:value="0.000374">
            <text:p>0.00037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5">
            <text:p>175</text:p>
          </table:table-cell>
          <table:table-cell office:value-type="string">
            <text:p>19.11-21.35</text:p>
          </table:table-cell>
          <table:table-cell office:value-type="string">
            <text:p>frankfurt</text:p>
          </table:table-cell>
          <table:table-cell office:value-type="string">
            <text:p>54.230.150.29</text:p>
          </table:table-cell>
          <table:table-cell office:value-type="float" office:value="1.55">
            <text:p>1.55</text:p>
          </table:table-cell>
          <table:table-cell office:value-type="float" office:value="0.001394">
            <text:p>0.001394</text:p>
          </table:table-cell>
          <table:table-cell office:value-type="float" office:value="0.001468">
            <text:p>0.001468</text:p>
          </table:table-cell>
          <table:table-cell office:value-type="float" office:value="0.001457">
            <text:p>0.001457</text:p>
          </table:table-cell>
          <table:table-cell office:value-type="float" office:value="0.001195">
            <text:p>0.001195</text:p>
          </table:table-cell>
          <table:table-cell office:value-type="float" office:value="0.001405">
            <text:p>0.00140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6">
            <text:p>176</text:p>
          </table:table-cell>
          <table:table-cell office:value-type="string">
            <text:p>19.11-22.35</text:p>
          </table:table-cell>
          <table:table-cell office:value-type="string">
            <text:p>frankfurt</text:p>
          </table:table-cell>
          <table:table-cell office:value-type="string">
            <text:p>54.230.159.132</text:p>
          </table:table-cell>
          <table:table-cell office:value-type="float" office:value="0.83">
            <text:p>0.83</text:p>
          </table:table-cell>
          <table:table-cell office:value-type="float" office:value="0.000582">
            <text:p>0.000582</text:p>
          </table:table-cell>
          <table:table-cell office:value-type="float" office:value="0.000646">
            <text:p>0.000646</text:p>
          </table:table-cell>
          <table:table-cell office:value-type="float" office:value="0.000662">
            <text:p>0.000662</text:p>
          </table:table-cell>
          <table:table-cell office:value-type="float" office:value="0.000717">
            <text:p>0.000717</text:p>
          </table:table-cell>
          <table:table-cell office:value-type="float" office:value="0.000713">
            <text:p>0.00071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7">
            <text:p>177</text:p>
          </table:table-cell>
          <table:table-cell office:value-type="string">
            <text:p>19.11-23.35</text:p>
          </table:table-cell>
          <table:table-cell office:value-type="string">
            <text:p>frankfurt</text:p>
          </table:table-cell>
          <table:table-cell office:value-type="string">
            <text:p>54.230.158.246</text:p>
          </table:table-cell>
          <table:table-cell office:value-type="float" office:value="0.793">
            <text:p>0.793</text:p>
          </table:table-cell>
          <table:table-cell office:value-type="float" office:value="0.000713">
            <text:p>0.000713</text:p>
          </table:table-cell>
          <table:table-cell office:value-type="float" office:value="0.000597">
            <text:p>0.000597</text:p>
          </table:table-cell>
          <table:table-cell office:value-type="float" office:value="0.000674">
            <text:p>0.000674</text:p>
          </table:table-cell>
          <table:table-cell office:value-type="float" office:value="0.000652">
            <text:p>0.000652</text:p>
          </table:table-cell>
          <table:table-cell office:value-type="float" office:value="0.000462">
            <text:p>0.0004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8">
            <text:p>178</text:p>
          </table:table-cell>
          <table:table-cell office:value-type="string">
            <text:p>20.11-00.35</text:p>
          </table:table-cell>
          <table:table-cell office:value-type="string">
            <text:p>frankfurt</text:p>
          </table:table-cell>
          <table:table-cell office:value-type="string">
            <text:p>54.230.156.40</text:p>
          </table:table-cell>
          <table:table-cell office:value-type="float" office:value="0.761">
            <text:p>0.761</text:p>
          </table:table-cell>
          <table:table-cell office:value-type="float" office:value="0.000382">
            <text:p>0.000382</text:p>
          </table:table-cell>
          <table:table-cell office:value-type="float" office:value="0.000363">
            <text:p>0.000363</text:p>
          </table:table-cell>
          <table:table-cell office:value-type="float" office:value="0.000755">
            <text:p>0.000755</text:p>
          </table:table-cell>
          <table:table-cell office:value-type="float" office:value="0.000685">
            <text:p>0.000685</text:p>
          </table:table-cell>
          <table:table-cell office:value-type="float" office:value="0.000645">
            <text:p>0.000645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79">
            <text:p>179</text:p>
          </table:table-cell>
          <table:table-cell office:value-type="string">
            <text:p>20.11-01.35</text:p>
          </table:table-cell>
          <table:table-cell office:value-type="string">
            <text:p>frankfurt</text:p>
          </table:table-cell>
          <table:table-cell office:value-type="string">
            <text:p>54.230.150.63</text:p>
          </table:table-cell>
          <table:table-cell office:value-type="float" office:value="1.512">
            <text:p>1.512</text:p>
          </table:table-cell>
          <table:table-cell/>
          <table:table-cell office:value-type="float" office:value="0.001432">
            <text:p>0.001432</text:p>
          </table:table-cell>
          <table:table-cell office:value-type="float" office:value="0.001437">
            <text:p>0.001437</text:p>
          </table:table-cell>
          <table:table-cell office:value-type="float" office:value="0.002001">
            <text:p>0.002001</text:p>
          </table:table-cell>
          <table:table-cell office:value-type="float" office:value="0.00138">
            <text:p>0.00138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0">
            <text:p>180</text:p>
          </table:table-cell>
          <table:table-cell office:value-type="string">
            <text:p>20.11-02.35</text:p>
          </table:table-cell>
          <table:table-cell office:value-type="string">
            <text:p>frankfurt</text:p>
          </table:table-cell>
          <table:table-cell office:value-type="string">
            <text:p>54.230.159.7</text:p>
          </table:table-cell>
          <table:table-cell office:value-type="float" office:value="0.711">
            <text:p>0.711</text:p>
          </table:table-cell>
          <table:table-cell office:value-type="float" office:value="0.000654">
            <text:p>0.000654</text:p>
          </table:table-cell>
          <table:table-cell office:value-type="float" office:value="0.000665">
            <text:p>0.000665</text:p>
          </table:table-cell>
          <table:table-cell office:value-type="float" office:value="0.000425">
            <text:p>0.000425</text:p>
          </table:table-cell>
          <table:table-cell office:value-type="float" office:value="0.000623">
            <text:p>0.000623</text:p>
          </table:table-cell>
          <table:table-cell office:value-type="float" office:value="0.000637">
            <text:p>0.00063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1">
            <text:p>181</text:p>
          </table:table-cell>
          <table:table-cell office:value-type="string">
            <text:p>20.11-03.35</text:p>
          </table:table-cell>
          <table:table-cell office:value-type="string">
            <text:p>frankfurt</text:p>
          </table:table-cell>
          <table:table-cell office:value-type="string">
            <text:p>54.192.157.146</text:p>
          </table:table-cell>
          <table:table-cell office:value-type="float" office:value="0.89">
            <text:p>0.89</text:p>
          </table:table-cell>
          <table:table-cell table:number-columns-repeated="3"/>
          <table:table-cell office:value-type="float" office:value="0.000644">
            <text:p>0.000644</text:p>
          </table:table-cell>
          <table:table-cell office:value-type="float" office:value="0.000407">
            <text:p>0.000407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2">
            <text:p>182</text:p>
          </table:table-cell>
          <table:table-cell office:value-type="string">
            <text:p>20.11-04.35</text:p>
          </table:table-cell>
          <table:table-cell office:value-type="string">
            <text:p>frankfurt</text:p>
          </table:table-cell>
          <table:table-cell office:value-type="string">
            <text:p>54.230.150.31</text:p>
          </table:table-cell>
          <table:table-cell office:value-type="float" office:value="1.504">
            <text:p>1.504</text:p>
          </table:table-cell>
          <table:table-cell office:value-type="float" office:value="0.001235">
            <text:p>0.001235</text:p>
          </table:table-cell>
          <table:table-cell office:value-type="float" office:value="0.00139">
            <text:p>0.00139</text:p>
          </table:table-cell>
          <table:table-cell office:value-type="float" office:value="0.00148">
            <text:p>0.00148</text:p>
          </table:table-cell>
          <table:table-cell office:value-type="float" office:value="0.001484">
            <text:p>0.001484</text:p>
          </table:table-cell>
          <table:table-cell office:value-type="float" office:value="0.001182">
            <text:p>0.00118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3">
            <text:p>183</text:p>
          </table:table-cell>
          <table:table-cell office:value-type="string">
            <text:p>20.11-05.35</text:p>
          </table:table-cell>
          <table:table-cell office:value-type="string">
            <text:p>frankfurt</text:p>
          </table:table-cell>
          <table:table-cell office:value-type="string">
            <text:p>54.230.159.145</text:p>
          </table:table-cell>
          <table:table-cell office:value-type="float" office:value="0.7">
            <text:p>0.7</text:p>
          </table:table-cell>
          <table:table-cell office:value-type="float" office:value="0.000705">
            <text:p>0.000705</text:p>
          </table:table-cell>
          <table:table-cell office:value-type="float" office:value="0.000666">
            <text:p>0.000666</text:p>
          </table:table-cell>
          <table:table-cell office:value-type="float" office:value="0.000415">
            <text:p>0.000415</text:p>
          </table:table-cell>
          <table:table-cell office:value-type="float" office:value="0.000673">
            <text:p>0.000673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4">
            <text:p>184</text:p>
          </table:table-cell>
          <table:table-cell office:value-type="string">
            <text:p>20.11-06.35</text:p>
          </table:table-cell>
          <table:table-cell office:value-type="string">
            <text:p>frankfurt</text:p>
          </table:table-cell>
          <table:table-cell office:value-type="string">
            <text:p>54.230.159.130</text:p>
          </table:table-cell>
          <table:table-cell office:value-type="float" office:value="0.762">
            <text:p>0.762</text:p>
          </table:table-cell>
          <table:table-cell table:number-columns-repeated="2"/>
          <table:table-cell office:value-type="float" office:value="0.000703">
            <text:p>0.000703</text:p>
          </table:table-cell>
          <table:table-cell office:value-type="float" office:value="0.000425">
            <text:p>0.000425</text:p>
          </table:table-cell>
          <table:table-cell office:value-type="float" office:value="0.000644">
            <text:p>0.000644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5">
            <text:p>185</text:p>
          </table:table-cell>
          <table:table-cell office:value-type="string">
            <text:p>20.11-07.35</text:p>
          </table:table-cell>
          <table:table-cell office:value-type="string">
            <text:p>frankfurt</text:p>
          </table:table-cell>
          <table:table-cell office:value-type="string">
            <text:p>54.192.159.158</text:p>
          </table:table-cell>
          <table:table-cell office:value-type="float" office:value="0.677">
            <text:p>0.677</text:p>
          </table:table-cell>
          <table:table-cell table:number-columns-repeated="3"/>
          <table:table-cell office:value-type="float" office:value="0.000682">
            <text:p>0.000682</text:p>
          </table:table-cell>
          <table:table-cell office:value-type="float" office:value="0.000463">
            <text:p>0.000463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6">
            <text:p>186</text:p>
          </table:table-cell>
          <table:table-cell office:value-type="string">
            <text:p>20.11-08.35</text:p>
          </table:table-cell>
          <table:table-cell office:value-type="string">
            <text:p>frankfurt</text:p>
          </table:table-cell>
          <table:table-cell office:value-type="string">
            <text:p>54.230.158.223</text:p>
          </table:table-cell>
          <table:table-cell office:value-type="float" office:value="0.681">
            <text:p>0.681</text:p>
          </table:table-cell>
          <table:table-cell office:value-type="float" office:value="0.000674">
            <text:p>0.000674</text:p>
          </table:table-cell>
          <table:table-cell office:value-type="float" office:value="0.00063">
            <text:p>0.00063</text:p>
          </table:table-cell>
          <table:table-cell office:value-type="float" office:value="0.000613">
            <text:p>0.000613</text:p>
          </table:table-cell>
          <table:table-cell office:value-type="float" office:value="0.000648">
            <text:p>0.000648</text:p>
          </table:table-cell>
          <table:table-cell office:value-type="float" office:value="0.000706">
            <text:p>0.000706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7">
            <text:p>187</text:p>
          </table:table-cell>
          <table:table-cell office:value-type="string">
            <text:p>20.11-09.35</text:p>
          </table:table-cell>
          <table:table-cell office:value-type="string">
            <text:p>frankfurt</text:p>
          </table:table-cell>
          <table:table-cell office:value-type="string">
            <text:p>54.230.158.190</text:p>
          </table:table-cell>
          <table:table-cell office:value-type="float" office:value="0.705">
            <text:p>0.705</text:p>
          </table:table-cell>
          <table:table-cell office:value-type="float" office:value="0.000406">
            <text:p>0.000406</text:p>
          </table:table-cell>
          <table:table-cell office:value-type="float" office:value="0.000703">
            <text:p>0.000703</text:p>
          </table:table-cell>
          <table:table-cell office:value-type="float" office:value="0.00067">
            <text:p>0.00067</text:p>
          </table:table-cell>
          <table:table-cell office:value-type="float" office:value="0.000722">
            <text:p>0.000722</text:p>
          </table:table-cell>
          <table:table-cell office:value-type="float" office:value="0.000662">
            <text:p>0.000662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8">
            <text:p>188</text:p>
          </table:table-cell>
          <table:table-cell office:value-type="string">
            <text:p>20.11-10.35</text:p>
          </table:table-cell>
          <table:table-cell office:value-type="string">
            <text:p>frankfurt</text:p>
          </table:table-cell>
          <table:table-cell office:value-type="string">
            <text:p>54.230.158.147</text:p>
          </table:table-cell>
          <table:table-cell office:value-type="float" office:value="0.678">
            <text:p>0.678</text:p>
          </table:table-cell>
          <table:table-cell office:value-type="float" office:value="0.000649">
            <text:p>0.000649</text:p>
          </table:table-cell>
          <table:table-cell office:value-type="float" office:value="0.000668">
            <text:p>0.000668</text:p>
          </table:table-cell>
          <table:table-cell office:value-type="float" office:value="0.0004">
            <text:p>0.0004</text:p>
          </table:table-cell>
          <table:table-cell office:value-type="float" office:value="0.000709">
            <text:p>0.000709</text:p>
          </table:table-cell>
          <table:table-cell office:value-type="float" office:value="0.000649">
            <text:p>0.0006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89">
            <text:p>189</text:p>
          </table:table-cell>
          <table:table-cell office:value-type="string">
            <text:p>20.11-11.35</text:p>
          </table:table-cell>
          <table:table-cell office:value-type="string">
            <text:p>frankfurt</text:p>
          </table:table-cell>
          <table:table-cell office:value-type="string">
            <text:p>54.230.150.31</text:p>
          </table:table-cell>
          <table:table-cell office:value-type="float" office:value="1.509">
            <text:p>1.509</text:p>
          </table:table-cell>
          <table:table-cell office:value-type="float" office:value="0.001591">
            <text:p>0.001591</text:p>
          </table:table-cell>
          <table:table-cell office:value-type="float" office:value="0.001467">
            <text:p>0.001467</text:p>
          </table:table-cell>
          <table:table-cell office:value-type="float" office:value="0.001489">
            <text:p>0.001489</text:p>
          </table:table-cell>
          <table:table-cell office:value-type="float" office:value="0.001451">
            <text:p>0.001451</text:p>
          </table:table-cell>
          <table:table-cell office:value-type="float" office:value="0.001409">
            <text:p>0.00140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0">
            <text:p>190</text:p>
          </table:table-cell>
          <table:table-cell office:value-type="string">
            <text:p>20.11-12.35</text:p>
          </table:table-cell>
          <table:table-cell office:value-type="string">
            <text:p>frankfurt</text:p>
          </table:table-cell>
          <table:table-cell office:value-type="string">
            <text:p>54.192.157.142</text:p>
          </table:table-cell>
          <table:table-cell office:value-type="float" office:value="1.262">
            <text:p>1.262</text:p>
          </table:table-cell>
          <table:table-cell/>
          <table:table-cell office:value-type="float" office:value="0.000702">
            <text:p>0.000702</text:p>
          </table:table-cell>
          <table:table-cell office:value-type="float" office:value="0.000638">
            <text:p>0.000638</text:p>
          </table:table-cell>
          <table:table-cell office:value-type="float" office:value="0.000692">
            <text:p>0.000692</text:p>
          </table:table-cell>
          <table:table-cell office:value-type="float" office:value="0.000549">
            <text:p>0.000549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1">
            <text:p>191</text:p>
          </table:table-cell>
          <table:table-cell office:value-type="string">
            <text:p>20.11-13.35</text:p>
          </table:table-cell>
          <table:table-cell office:value-type="string">
            <text:p>frankfurt</text:p>
          </table:table-cell>
          <table:table-cell office:value-type="string">
            <text:p>54.192.159.169</text:p>
          </table:table-cell>
          <table:table-cell office:value-type="float" office:value="0.78">
            <text:p>0.78</text:p>
          </table:table-cell>
          <table:table-cell office:value-type="float" office:value="0.000611">
            <text:p>0.000611</text:p>
          </table:table-cell>
          <table:table-cell office:value-type="float" office:value="0.000697">
            <text:p>0.000697</text:p>
          </table:table-cell>
          <table:table-cell office:value-type="float" office:value="0.000422">
            <text:p>0.000422</text:p>
          </table:table-cell>
          <table:table-cell office:value-type="float" office:value="0.000664">
            <text:p>0.000664</text:p>
          </table:table-cell>
          <table:table-cell office:value-type="float" office:value="0.00071">
            <text:p>0.00071</text:p>
          </table:table-cell>
          <table:table-cell table:number-columns-repeated="1013"/>
        </table:table-row>
        <table:table-row table:style-name="ro1">
          <table:table-cell office:value-type="string">
            <text:p>singapore</text:p>
          </table:table-cell>
          <table:table-cell office:value-type="float" office:value="192">
            <text:p>192</text:p>
          </table:table-cell>
          <table:table-cell office:value-type="string">
            <text:p>20.11-14.35</text:p>
          </table:table-cell>
          <table:table-cell office:value-type="string">
            <text:p>frankfurt</text:p>
          </table:table-cell>
          <table:table-cell office:value-type="string">
            <text:p>54.230.151.44</text:p>
          </table:table-cell>
          <table:table-cell office:value-type="float" office:value="1.568">
            <text:p>1.568</text:p>
          </table:table-cell>
          <table:table-cell office:value-type="float" office:value="0.001416">
            <text:p>0.001416</text:p>
          </table:table-cell>
          <table:table-cell office:value-type="float" office:value="0.001429">
            <text:p>0.001429</text:p>
          </table:table-cell>
          <table:table-cell office:value-type="float" office:value="0.001399">
            <text:p>0.001399</text:p>
          </table:table-cell>
          <table:table-cell office:value-type="float" office:value="0.001444">
            <text:p>0.001444</text:p>
          </table:table-cell>
          <table:table-cell office:value-type="float" office:value="0.001471">
            <text:p>0.001471</text:p>
          </table:table-cell>
          <table:table-cell table:number-columns-repeated="1013"/>
        </table:table-row>
        <table:table-row table:style-name="ro2" table:number-rows-repeated="10477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name="1KB retrieval time using California S3" draw:style-name="gr1" svg:width="6.2988in" svg:height="3.5429in" svg:x="13.1236in" svg:y="2.5665in">
            <draw:object draw:notify-on-update-of-ranges="Sheet2.E5:Sheet2.E5 Sheet2.E6:Sheet2.E26 Sheet2.F5:Sheet2.F5 Sheet2.F6:Sheet2.F26 Sheet2.G5:Sheet2.G5 Sheet2.G6:Sheet2.G26 Sheet2.H5:Sheet2.H5 Sheet2.H6:Sheet2.H26 Sheet2.I5:Sheet2.I5 Sheet2.I6:Sheet2.I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35in" svg:x="8.7551in" svg:y="11.3626in">
            <draw:object draw:notify-on-update-of-ranges="Sheet2.F68:Sheet2.F68 Sheet2.F69:Sheet2.F89 Sheet2.G68:Sheet2.G68 Sheet2.G69:Sheet2.G89 Sheet2.H68:Sheet2.H68 Sheet2.H69:Sheet2.H89 Sheet2.I68:Sheet2.I68 Sheet2.I69:Sheet2.I8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in" svg:height="3.5386in" svg:x="9.0299in" svg:y="8.3047in">
            <draw:object draw:notify-on-update-of-ranges="Sheet2.F29:Sheet2.F29 Sheet2.F30:Sheet2.F50 Sheet2.G29:Sheet2.G29 Sheet2.G30:Sheet2.G50 Sheet2.H29:Sheet2.H29 Sheet2.H30:Sheet2.H50 Sheet2.I29:Sheet2.I29 Sheet2.I30:Sheet2.I50 Sheet2.J29:Sheet2.J29 Sheet2.J30:Sheet2.J50 Sheet2.K29:Sheet2.K29 Sheet2.K30:Sheet2.K50 Sheet2.L29:Sheet2.L29 Sheet2.L30:Sheet2.L50 Sheet2.M29:Sheet2.M29 Sheet2.M30:Sheet2.M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9" table:number-columns-repeated="5" table:default-cell-style-name="ce1"/>
        <table:table-column table:style-name="co9" table:number-columns-repeated="11" table:default-cell-style-name="Default"/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1KB retrieval time using California S3 (seconds)</text:p>
          </table:table-cell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home</text:p>
          </table:table-cell>
          <table:table-cell table:style-name="Default" office:value-type="string">
            <text:p>california</text:p>
          </table:table-cell>
          <table:table-cell table:style-name="Default" office:value-type="string">
            <text:p>ireland</text:p>
          </table:table-cell>
          <table:table-cell table:style-name="Default" office:value-type="string">
            <text:p>singapo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027706">
            <text:p>0.027706</text:p>
          </table:table-cell>
          <table:table-cell office:value-type="float" office:value="0.002225">
            <text:p>0.002225</text:p>
          </table:table-cell>
          <table:table-cell office:value-type="float" office:value="0.089785">
            <text:p>0.089785</text:p>
          </table:table-cell>
          <table:table-cell office:value-type="float" office:value="0.000481">
            <text:p>0.00048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.03269">
            <text:p>0.03269</text:p>
          </table:table-cell>
          <table:table-cell office:value-type="float" office:value="0.000663">
            <text:p>0.000663</text:p>
          </table:table-cell>
          <table:table-cell office:value-type="float" office:value="0.001445">
            <text:p>0.001445</text:p>
          </table:table-cell>
          <table:table-cell office:value-type="float" office:value="0.000686">
            <text:p>0.00068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0.028876">
            <text:p>0.028876</text:p>
          </table:table-cell>
          <table:table-cell office:value-type="float" office:value="0.000726">
            <text:p>0.000726</text:p>
          </table:table-cell>
          <table:table-cell office:value-type="float" office:value="0.094824">
            <text:p>0.094824</text:p>
          </table:table-cell>
          <table:table-cell office:value-type="float" office:value="0.000661">
            <text:p>0.00066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.026808">
            <text:p>0.026808</text:p>
          </table:table-cell>
          <table:table-cell office:value-type="float" office:value="0.000685">
            <text:p>0.000685</text:p>
          </table:table-cell>
          <table:table-cell office:value-type="float" office:value="0.001196">
            <text:p>0.001196</text:p>
          </table:table-cell>
          <table:table-cell office:value-type="float" office:value="0.000666">
            <text:p>0.00066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0.028469">
            <text:p>0.028469</text:p>
          </table:table-cell>
          <table:table-cell office:value-type="float" office:value="0.00068">
            <text:p>0.00068</text:p>
          </table:table-cell>
          <table:table-cell office:value-type="float" office:value="0.094857">
            <text:p>0.094857</text:p>
          </table:table-cell>
          <table:table-cell office:value-type="float" office:value="0.000728">
            <text:p>0.0007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0.027924">
            <text:p>0.027924</text:p>
          </table:table-cell>
          <table:table-cell office:value-type="float" office:value="0.000436">
            <text:p>0.000436</text:p>
          </table:table-cell>
          <table:table-cell office:value-type="float" office:value="0.018136">
            <text:p>0.018136</text:p>
          </table:table-cell>
          <table:table-cell office:value-type="float" office:value="0.000453">
            <text:p>0.00045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0.027552">
            <text:p>0.027552</text:p>
          </table:table-cell>
          <table:table-cell office:value-type="float" office:value="0.000699">
            <text:p>0.000699</text:p>
          </table:table-cell>
          <table:table-cell office:value-type="float" office:value="0.018095">
            <text:p>0.018095</text:p>
          </table:table-cell>
          <table:table-cell office:value-type="float" office:value="0.001373">
            <text:p>0.00137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0.028692">
            <text:p>0.028692</text:p>
          </table:table-cell>
          <table:table-cell office:value-type="float" office:value="0.000719">
            <text:p>0.000719</text:p>
          </table:table-cell>
          <table:table-cell office:value-type="float" office:value="0.001234">
            <text:p>0.001234</text:p>
          </table:table-cell>
          <table:table-cell office:value-type="float" office:value="0.000632">
            <text:p>0.00063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.042875">
            <text:p>0.042875</text:p>
          </table:table-cell>
          <table:table-cell/>
          <table:table-cell office:value-type="float" office:value="0.001484">
            <text:p>0.001484</text:p>
          </table:table-cell>
          <table:table-cell office:value-type="float" office:value="0.000401">
            <text:p>0.0004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032716">
            <text:p>0.032716</text:p>
          </table:table-cell>
          <table:table-cell office:value-type="float" office:value="0.000695">
            <text:p>0.000695</text:p>
          </table:table-cell>
          <table:table-cell office:value-type="float" office:value="0.089805">
            <text:p>0.089805</text:p>
          </table:table-cell>
          <table:table-cell office:value-type="float" office:value="0.000677">
            <text:p>0.00067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/>
          <table:table-cell office:value-type="float" office:value="0.000629">
            <text:p>0.000629</text:p>
          </table:table-cell>
          <table:table-cell office:value-type="float" office:value="0.001215">
            <text:p>0.001215</text:p>
          </table:table-cell>
          <table:table-cell office:value-type="float" office:value="0.001162">
            <text:p>0.00116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0.02795">
            <text:p>0.02795</text:p>
          </table:table-cell>
          <table:table-cell office:value-type="float" office:value="0.000695">
            <text:p>0.000695</text:p>
          </table:table-cell>
          <table:table-cell office:value-type="float" office:value="0.001183">
            <text:p>0.001183</text:p>
          </table:table-cell>
          <table:table-cell office:value-type="float" office:value="0.001468">
            <text:p>0.00146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0.027084">
            <text:p>0.027084</text:p>
          </table:table-cell>
          <table:table-cell office:value-type="float" office:value="0.000654">
            <text:p>0.000654</text:p>
          </table:table-cell>
          <table:table-cell office:value-type="float" office:value="0.001344">
            <text:p>0.001344</text:p>
          </table:table-cell>
          <table:table-cell office:value-type="float" office:value="0.0006">
            <text:p>0.00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0.02858">
            <text:p>0.02858</text:p>
          </table:table-cell>
          <table:table-cell office:value-type="float" office:value="0.000498">
            <text:p>0.000498</text:p>
          </table:table-cell>
          <table:table-cell office:value-type="float" office:value="0.000959">
            <text:p>0.000959</text:p>
          </table:table-cell>
          <table:table-cell office:value-type="float" office:value="0.00143">
            <text:p>0.0014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0.027088">
            <text:p>0.027088</text:p>
          </table:table-cell>
          <table:table-cell office:value-type="float" office:value="0.000647">
            <text:p>0.000647</text:p>
          </table:table-cell>
          <table:table-cell office:value-type="float" office:value="0.08955">
            <text:p>0.08955</text:p>
          </table:table-cell>
          <table:table-cell office:value-type="float" office:value="0.00138">
            <text:p>0.001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0.031296">
            <text:p>0.031296</text:p>
          </table:table-cell>
          <table:table-cell office:value-type="float" office:value="0.000733">
            <text:p>0.000733</text:p>
          </table:table-cell>
          <table:table-cell office:value-type="float" office:value="0.001444">
            <text:p>0.001444</text:p>
          </table:table-cell>
          <table:table-cell office:value-type="float" office:value="0.001448">
            <text:p>0.00144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0.031962">
            <text:p>0.031962</text:p>
          </table:table-cell>
          <table:table-cell office:value-type="float" office:value="0.000656">
            <text:p>0.000656</text:p>
          </table:table-cell>
          <table:table-cell office:value-type="float" office:value="0.001382">
            <text:p>0.001382</text:p>
          </table:table-cell>
          <table:table-cell office:value-type="float" office:value="0.001384">
            <text:p>0.00138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0.028811">
            <text:p>0.028811</text:p>
          </table:table-cell>
          <table:table-cell office:value-type="float" office:value="0.000648">
            <text:p>0.000648</text:p>
          </table:table-cell>
          <table:table-cell office:value-type="float" office:value="0.001361">
            <text:p>0.001361</text:p>
          </table:table-cell>
          <table:table-cell office:value-type="float" office:value="0.001464">
            <text:p>0.0014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0.306537">
            <text:p>0.306537</text:p>
          </table:table-cell>
          <table:table-cell office:value-type="float" office:value="0.000585">
            <text:p>0.000585</text:p>
          </table:table-cell>
          <table:table-cell office:value-type="float" office:value="0.086742">
            <text:p>0.086742</text:p>
          </table:table-cell>
          <table:table-cell office:value-type="float" office:value="0.000479">
            <text:p>0.00047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/>
          <table:table-cell office:value-type="float" office:value="0.001192">
            <text:p>0.001192</text:p>
          </table:table-cell>
          <table:table-cell office:value-type="float" office:value="0.000429">
            <text:p>0.00042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0.032236">
            <text:p>0.032236</text:p>
          </table:table-cell>
          <table:table-cell office:value-type="float" office:value="0.000692">
            <text:p>0.000692</text:p>
          </table:table-cell>
          <table:table-cell office:value-type="float" office:value="0.085894">
            <text:p>0.085894</text:p>
          </table:table-cell>
          <table:table-cell office:value-type="float" office:value="0.001414">
            <text:p>0.00141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1KB, home</text:p>
          </table:table-cell>
          <table:table-cell table:style-name="Default" office:value-type="string">
            <text:p>1KB, california</text:p>
          </table:table-cell>
          <table:table-cell table:style-name="Default" office:value-type="string">
            <text:p>1KB, ireland</text:p>
          </table:table-cell>
          <table:table-cell table:style-name="Default" office:value-type="string">
            <text:p>1KB, singapore</text:p>
          </table:table-cell>
          <table:table-cell office:value-type="string">
            <text:p>10MB, home</text:p>
          </table:table-cell>
          <table:table-cell office:value-type="string">
            <text:p>10MB, california</text:p>
          </table:table-cell>
          <table:table-cell office:value-type="string">
            <text:p>10MB, ireland</text:p>
          </table:table-cell>
          <table:table-cell office:value-type="string">
            <text:p>10MB, singapo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0.027706">
            <text:p>0.027706</text:p>
          </table:table-cell>
          <table:table-cell office:value-type="float" office:value="0.002225">
            <text:p>0.002225</text:p>
          </table:table-cell>
          <table:table-cell office:value-type="float" office:value="0.089785">
            <text:p>0.089785</text:p>
          </table:table-cell>
          <table:table-cell office:value-type="float" office:value="0.000481">
            <text:p>0.000481</text:p>
          </table:table-cell>
          <table:table-cell table:style-name="ce1" office:value-type="float" office:value="0.028226">
            <text:p>0.028226</text:p>
          </table:table-cell>
          <table:table-cell table:style-name="ce1" office:value-type="float" office:value="0.002643">
            <text:p>0.002643</text:p>
          </table:table-cell>
          <table:table-cell table:style-name="ce1" office:value-type="float" office:value="0.096956">
            <text:p>0.096956</text:p>
          </table:table-cell>
          <table:table-cell table:style-name="ce1" office:value-type="float" office:value="0.000383">
            <text:p>0.0003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.03269">
            <text:p>0.03269</text:p>
          </table:table-cell>
          <table:table-cell office:value-type="float" office:value="0.000663">
            <text:p>0.000663</text:p>
          </table:table-cell>
          <table:table-cell office:value-type="float" office:value="0.001445">
            <text:p>0.001445</text:p>
          </table:table-cell>
          <table:table-cell office:value-type="float" office:value="0.000686">
            <text:p>0.000686</text:p>
          </table:table-cell>
          <table:table-cell table:style-name="ce1" office:value-type="float" office:value="0.039633">
            <text:p>0.039633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124">
            <text:p>0.00124</text:p>
          </table:table-cell>
          <table:table-cell table:style-name="ce1" office:value-type="float" office:value="0.000666">
            <text:p>0.0006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0.028876">
            <text:p>0.028876</text:p>
          </table:table-cell>
          <table:table-cell office:value-type="float" office:value="0.000726">
            <text:p>0.000726</text:p>
          </table:table-cell>
          <table:table-cell office:value-type="float" office:value="0.094824">
            <text:p>0.094824</text:p>
          </table:table-cell>
          <table:table-cell office:value-type="float" office:value="0.000661">
            <text:p>0.000661</text:p>
          </table:table-cell>
          <table:table-cell table:style-name="ce1" office:value-type="float" office:value="0.029533">
            <text:p>0.029533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95833">
            <text:p>0.095833</text:p>
          </table:table-cell>
          <table:table-cell table:style-name="ce1" office:value-type="float" office:value="0.000606">
            <text:p>0.0006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.026808">
            <text:p>0.026808</text:p>
          </table:table-cell>
          <table:table-cell office:value-type="float" office:value="0.000685">
            <text:p>0.000685</text:p>
          </table:table-cell>
          <table:table-cell office:value-type="float" office:value="0.001196">
            <text:p>0.001196</text:p>
          </table:table-cell>
          <table:table-cell office:value-type="float" office:value="0.000666">
            <text:p>0.000666</text:p>
          </table:table-cell>
          <table:table-cell table:style-name="ce1" office:value-type="float" office:value="0.027443">
            <text:p>0.027443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1219">
            <text:p>0.001219</text:p>
          </table:table-cell>
          <table:table-cell table:style-name="ce1" office:value-type="float" office:value="0.000466">
            <text:p>0.0004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0.028469">
            <text:p>0.028469</text:p>
          </table:table-cell>
          <table:table-cell office:value-type="float" office:value="0.00068">
            <text:p>0.00068</text:p>
          </table:table-cell>
          <table:table-cell office:value-type="float" office:value="0.094857">
            <text:p>0.094857</text:p>
          </table:table-cell>
          <table:table-cell office:value-type="float" office:value="0.000728">
            <text:p>0.000728</text:p>
          </table:table-cell>
          <table:table-cell table:style-name="ce1" office:value-type="float" office:value="0.032379">
            <text:p>0.032379</text:p>
          </table:table-cell>
          <table:table-cell table:style-name="ce1" office:value-type="float" office:value="0.000492">
            <text:p>0.000492</text:p>
          </table:table-cell>
          <table:table-cell table:style-name="ce1" office:value-type="float" office:value="0.0887">
            <text:p>0.0887</text:p>
          </table:table-cell>
          <table:table-cell table:style-name="ce1" office:value-type="float" office:value="0.000653">
            <text:p>0.0006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0.027924">
            <text:p>0.027924</text:p>
          </table:table-cell>
          <table:table-cell office:value-type="float" office:value="0.000436">
            <text:p>0.000436</text:p>
          </table:table-cell>
          <table:table-cell office:value-type="float" office:value="0.018136">
            <text:p>0.018136</text:p>
          </table:table-cell>
          <table:table-cell office:value-type="float" office:value="0.000453">
            <text:p>0.000453</text:p>
          </table:table-cell>
          <table:table-cell table:style-name="ce1" office:value-type="float" office:value="0.02903">
            <text:p>0.02903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18152">
            <text:p>0.018152</text:p>
          </table:table-cell>
          <table:table-cell table:style-name="ce1" office:value-type="float" office:value="0.000678">
            <text:p>0.0006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0.027552">
            <text:p>0.027552</text:p>
          </table:table-cell>
          <table:table-cell office:value-type="float" office:value="0.000699">
            <text:p>0.000699</text:p>
          </table:table-cell>
          <table:table-cell office:value-type="float" office:value="0.018095">
            <text:p>0.018095</text:p>
          </table:table-cell>
          <table:table-cell office:value-type="float" office:value="0.001373">
            <text:p>0.001373</text:p>
          </table:table-cell>
          <table:table-cell table:style-name="ce1" office:value-type="float" office:value="0.032346">
            <text:p>0.032346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18113">
            <text:p>0.018113</text:p>
          </table:table-cell>
          <table:table-cell table:style-name="ce1" office:value-type="float" office:value="0.00147">
            <text:p>0.001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0.028692">
            <text:p>0.028692</text:p>
          </table:table-cell>
          <table:table-cell office:value-type="float" office:value="0.000719">
            <text:p>0.000719</text:p>
          </table:table-cell>
          <table:table-cell office:value-type="float" office:value="0.001234">
            <text:p>0.001234</text:p>
          </table:table-cell>
          <table:table-cell office:value-type="float" office:value="0.000632">
            <text:p>0.000632</text:p>
          </table:table-cell>
          <table:table-cell table:style-name="ce1" office:value-type="float" office:value="0.028647">
            <text:p>0.028647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1155">
            <text:p>0.001155</text:p>
          </table:table-cell>
          <table:table-cell table:style-name="ce1" office:value-type="float" office:value="0.000575">
            <text:p>0.0005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.042875">
            <text:p>0.042875</text:p>
          </table:table-cell>
          <table:table-cell/>
          <table:table-cell office:value-type="float" office:value="0.001484">
            <text:p>0.001484</text:p>
          </table:table-cell>
          <table:table-cell office:value-type="float" office:value="0.000401">
            <text:p>0.000401</text:p>
          </table:table-cell>
          <table:table-cell table:style-name="ce1" office:value-type="float" office:value="0.031562">
            <text:p>0.031562</text:p>
          </table:table-cell>
          <table:table-cell table:style-name="ce1" office:value-type="float" office:value="0.000583">
            <text:p>0.000583</text:p>
          </table:table-cell>
          <table:table-cell table:style-name="ce1" office:value-type="float" office:value="0.001396">
            <text:p>0.001396</text:p>
          </table:table-cell>
          <table:table-cell table:style-name="ce1" office:value-type="float" office:value="0.000697">
            <text:p>0.0006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032716">
            <text:p>0.032716</text:p>
          </table:table-cell>
          <table:table-cell office:value-type="float" office:value="0.000695">
            <text:p>0.000695</text:p>
          </table:table-cell>
          <table:table-cell office:value-type="float" office:value="0.089805">
            <text:p>0.089805</text:p>
          </table:table-cell>
          <table:table-cell office:value-type="float" office:value="0.000677">
            <text:p>0.000677</text:p>
          </table:table-cell>
          <table:table-cell table:style-name="ce1" office:value-type="float" office:value="0.037912">
            <text:p>0.037912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89787">
            <text:p>0.089787</text:p>
          </table:table-cell>
          <table:table-cell table:style-name="ce1" office:value-type="float" office:value="0.000621">
            <text:p>0.0006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/>
          <table:table-cell office:value-type="float" office:value="0.000629">
            <text:p>0.000629</text:p>
          </table:table-cell>
          <table:table-cell office:value-type="float" office:value="0.001215">
            <text:p>0.001215</text:p>
          </table:table-cell>
          <table:table-cell office:value-type="float" office:value="0.001162">
            <text:p>0.001162</text:p>
          </table:table-cell>
          <table:table-cell table:style-name="ce1" office:value-type="float" office:value="0.030432">
            <text:p>0.030432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1432">
            <text:p>0.001432</text:p>
          </table:table-cell>
          <table:table-cell table:style-name="ce1" office:value-type="float" office:value="0.001391">
            <text:p>0.0013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0.02795">
            <text:p>0.02795</text:p>
          </table:table-cell>
          <table:table-cell office:value-type="float" office:value="0.000695">
            <text:p>0.000695</text:p>
          </table:table-cell>
          <table:table-cell office:value-type="float" office:value="0.001183">
            <text:p>0.001183</text:p>
          </table:table-cell>
          <table:table-cell office:value-type="float" office:value="0.001468">
            <text:p>0.001468</text:p>
          </table:table-cell>
          <table:table-cell table:style-name="ce1" office:value-type="float" office:value="0.032964">
            <text:p>0.032964</text:p>
          </table:table-cell>
          <table:table-cell table:style-name="ce1" office:value-type="float" office:value="0.000664">
            <text:p>0.000664</text:p>
          </table:table-cell>
          <table:table-cell table:style-name="ce1" office:value-type="float" office:value="0.001184">
            <text:p>0.001184</text:p>
          </table:table-cell>
          <table:table-cell table:style-name="ce1" office:value-type="float" office:value="0.00137">
            <text:p>0.001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0.027084">
            <text:p>0.027084</text:p>
          </table:table-cell>
          <table:table-cell office:value-type="float" office:value="0.000654">
            <text:p>0.000654</text:p>
          </table:table-cell>
          <table:table-cell office:value-type="float" office:value="0.001344">
            <text:p>0.001344</text:p>
          </table:table-cell>
          <table:table-cell office:value-type="float" office:value="0.0006">
            <text:p>0.0006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113">
            <text:p>0.00113</text:p>
          </table:table-cell>
          <table:table-cell table:style-name="ce1" office:value-type="float" office:value="0.000437">
            <text:p>0.000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0.02858">
            <text:p>0.02858</text:p>
          </table:table-cell>
          <table:table-cell office:value-type="float" office:value="0.000498">
            <text:p>0.000498</text:p>
          </table:table-cell>
          <table:table-cell office:value-type="float" office:value="0.000959">
            <text:p>0.000959</text:p>
          </table:table-cell>
          <table:table-cell office:value-type="float" office:value="0.00143">
            <text:p>0.00143</text:p>
          </table:table-cell>
          <table:table-cell table:style-name="ce1" office:value-type="float" office:value="0.029468">
            <text:p>0.029468</text:p>
          </table:table-cell>
          <table:table-cell table:style-name="ce1" office:value-type="float" office:value="0.000612">
            <text:p>0.000612</text:p>
          </table:table-cell>
          <table:table-cell table:style-name="ce1" office:value-type="float" office:value="0.001249">
            <text:p>0.001249</text:p>
          </table:table-cell>
          <table:table-cell table:style-name="ce1" office:value-type="float" office:value="0.001252">
            <text:p>0.00125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0.027088">
            <text:p>0.027088</text:p>
          </table:table-cell>
          <table:table-cell office:value-type="float" office:value="0.000647">
            <text:p>0.000647</text:p>
          </table:table-cell>
          <table:table-cell office:value-type="float" office:value="0.08955">
            <text:p>0.08955</text:p>
          </table:table-cell>
          <table:table-cell office:value-type="float" office:value="0.00138">
            <text:p>0.00138</text:p>
          </table:table-cell>
          <table:table-cell table:style-name="ce1" office:value-type="float" office:value="0.029435">
            <text:p>0.029435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86608">
            <text:p>0.086608</text:p>
          </table:table-cell>
          <table:table-cell table:style-name="ce1" office:value-type="float" office:value="0.00146">
            <text:p>0.0014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0.031296">
            <text:p>0.031296</text:p>
          </table:table-cell>
          <table:table-cell office:value-type="float" office:value="0.000733">
            <text:p>0.000733</text:p>
          </table:table-cell>
          <table:table-cell office:value-type="float" office:value="0.001444">
            <text:p>0.001444</text:p>
          </table:table-cell>
          <table:table-cell office:value-type="float" office:value="0.001448">
            <text:p>0.001448</text:p>
          </table:table-cell>
          <table:table-cell table:style-name="ce1" office:value-type="float" office:value="0.027298">
            <text:p>0.027298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1122">
            <text:p>0.001122</text:p>
          </table:table-cell>
          <table:table-cell table:style-name="ce1" office:value-type="float" office:value="0.001458">
            <text:p>0.00145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0.031962">
            <text:p>0.031962</text:p>
          </table:table-cell>
          <table:table-cell office:value-type="float" office:value="0.000656">
            <text:p>0.000656</text:p>
          </table:table-cell>
          <table:table-cell office:value-type="float" office:value="0.001382">
            <text:p>0.001382</text:p>
          </table:table-cell>
          <table:table-cell office:value-type="float" office:value="0.001384">
            <text:p>0.001384</text:p>
          </table:table-cell>
          <table:table-cell table:style-name="ce1" office:value-type="float" office:value="0.028013">
            <text:p>0.028013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1381">
            <text:p>0.001381</text:p>
          </table:table-cell>
          <table:table-cell table:style-name="ce1" office:value-type="float" office:value="0.001431">
            <text:p>0.001431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0.028811">
            <text:p>0.028811</text:p>
          </table:table-cell>
          <table:table-cell office:value-type="float" office:value="0.000648">
            <text:p>0.000648</text:p>
          </table:table-cell>
          <table:table-cell office:value-type="float" office:value="0.001361">
            <text:p>0.001361</text:p>
          </table:table-cell>
          <table:table-cell office:value-type="float" office:value="0.001464">
            <text:p>0.001464</text:p>
          </table:table-cell>
          <table:table-cell table:style-name="ce1" office:value-type="float" office:value="0.056176">
            <text:p>0.056176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1423">
            <text:p>0.001423</text:p>
          </table:table-cell>
          <table:table-cell table:style-name="ce1" office:value-type="float" office:value="0.001437">
            <text:p>0.001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0.306537">
            <text:p>0.306537</text:p>
          </table:table-cell>
          <table:table-cell office:value-type="float" office:value="0.000585">
            <text:p>0.000585</text:p>
          </table:table-cell>
          <table:table-cell office:value-type="float" office:value="0.086742">
            <text:p>0.086742</text:p>
          </table:table-cell>
          <table:table-cell office:value-type="float" office:value="0.000479">
            <text:p>0.000479</text:p>
          </table:table-cell>
          <table:table-cell table:style-name="ce1" office:value-type="float" office:value="0.028819">
            <text:p>0.028819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89562">
            <text:p>0.089562</text:p>
          </table:table-cell>
          <table:table-cell table:style-name="ce1" office:value-type="float" office:value="0.000626">
            <text:p>0.00062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035721">
            <text:p>0.035721</text:p>
          </table:table-cell>
          <table:table-cell/>
          <table:table-cell office:value-type="float" office:value="0.001192">
            <text:p>0.001192</text:p>
          </table:table-cell>
          <table:table-cell office:value-type="float" office:value="0.000429">
            <text:p>0.000429</text:p>
          </table:table-cell>
          <table:table-cell table:style-name="ce1" office:value-type="float" office:value="0.030577">
            <text:p>0.030577</text:p>
          </table:table-cell>
          <table:table-cell table:style-name="ce1" office:value-type="float" office:value="0.00045">
            <text:p>0.00045</text:p>
          </table:table-cell>
          <table:table-cell table:style-name="ce1" office:value-type="float" office:value="0.001243">
            <text:p>0.001243</text:p>
          </table:table-cell>
          <table:table-cell table:style-name="ce1" office:value-type="float" office:value="0.000642">
            <text:p>0.00064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0.032236">
            <text:p>0.032236</text:p>
          </table:table-cell>
          <table:table-cell office:value-type="float" office:value="0.000692">
            <text:p>0.000692</text:p>
          </table:table-cell>
          <table:table-cell office:value-type="float" office:value="0.085894">
            <text:p>0.085894</text:p>
          </table:table-cell>
          <table:table-cell office:value-type="float" office:value="0.001414">
            <text:p>0.001414</text:p>
          </table:table-cell>
          <table:table-cell table:style-name="ce1" office:value-type="float" office:value="0.028993">
            <text:p>0.028993</text:p>
          </table:table-cell>
          <table:table-cell table:style-name="ce1" office:value-type="float" office:value="0.000745">
            <text:p>0.000745</text:p>
          </table:table-cell>
          <table:table-cell table:style-name="ce1" office:value-type="float" office:value="0.087166">
            <text:p>0.087166</text:p>
          </table:table-cell>
          <table:table-cell table:style-name="ce1" office:value-type="float" office:value="0.00148">
            <text:p>0.0014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8"/>
          <table:table-cell table:style-name="ce1"/>
        </table:table-row>
        <table:table-row table:style-name="ro1" table:number-rows-repeated="3"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  <table:table-cell table:style-name="ce1"/>
        </table:table-row>
        <table:table-row table:style-name="ro1" table:number-rows-repeated="7">
          <table:table-cell table:number-columns-repeated="4"/>
          <table:table-cell table:style-name="Default" table:number-columns-repeated="5"/>
          <table:table-cell table:number-columns-repeated="10"/>
          <table:table-cell table:style-name="ce1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Latency using California S3 (ms)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>
            <text:p>hour</text:p>
          </table:table-cell>
          <table:table-cell table:style-name="Default" office:value-type="string">
            <text:p>home</text:p>
          </table:table-cell>
          <table:table-cell table:style-name="Default" office:value-type="string">
            <text:p>california</text:p>
          </table:table-cell>
          <table:table-cell table:style-name="Default" office:value-type="string">
            <text:p>ireland</text:p>
          </table:table-cell>
          <table:table-cell table:style-name="Default" office:value-type="string">
            <text:p>singapo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.205">
            <text:p>2.205</text:p>
          </table:table-cell>
          <table:table-cell office:value-type="float" office:value="94.977">
            <text:p>94.977</text:p>
          </table:table-cell>
          <table:table-cell office:value-type="float" office:value="0.796">
            <text:p>0.79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.794">
            <text:p>0.794</text:p>
          </table:table-cell>
          <table:table-cell office:value-type="float" office:value="1.382">
            <text:p>1.382</text:p>
          </table:table-cell>
          <table:table-cell office:value-type="float" office:value="0.701">
            <text:p>0.7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.808">
            <text:p>0.808</text:p>
          </table:table-cell>
          <table:table-cell office:value-type="float" office:value="84.964">
            <text:p>84.964</text:p>
          </table:table-cell>
          <table:table-cell office:value-type="float" office:value="0.69">
            <text:p>0.6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0.737">
            <text:p>0.737</text:p>
          </table:table-cell>
          <table:table-cell office:value-type="float" office:value="1.445">
            <text:p>1.445</text:p>
          </table:table-cell>
          <table:table-cell office:value-type="float" office:value="0.797">
            <text:p>0.79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.781">
            <text:p>0.781</text:p>
          </table:table-cell>
          <table:table-cell office:value-type="float" office:value="85.234">
            <text:p>85.234</text:p>
          </table:table-cell>
          <table:table-cell office:value-type="float" office:value="0.723">
            <text:p>0.7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0.896">
            <text:p>0.896</text:p>
          </table:table-cell>
          <table:table-cell office:value-type="float" office:value="18.246">
            <text:p>18.246</text:p>
          </table:table-cell>
          <table:table-cell office:value-type="float" office:value="0.775">
            <text:p>0.77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.141">
            <text:p>1.141</text:p>
          </table:table-cell>
          <table:table-cell office:value-type="float" office:value="18.058">
            <text:p>18.058</text:p>
          </table:table-cell>
          <table:table-cell office:value-type="float" office:value="1.546">
            <text:p>1.54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.843">
            <text:p>0.843</text:p>
          </table:table-cell>
          <table:table-cell office:value-type="float" office:value="1.419">
            <text:p>1.419</text:p>
          </table:table-cell>
          <table:table-cell office:value-type="float" office:value="0.723">
            <text:p>0.72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0.73">
            <text:p>0.73</text:p>
          </table:table-cell>
          <table:table-cell office:value-type="float" office:value="1.231">
            <text:p>1.231</text:p>
          </table:table-cell>
          <table:table-cell office:value-type="float" office:value="0.738">
            <text:p>0.7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.814">
            <text:p>0.814</text:p>
          </table:table-cell>
          <table:table-cell office:value-type="float" office:value="88.703">
            <text:p>88.703</text:p>
          </table:table-cell>
          <table:table-cell office:value-type="float" office:value="0.737">
            <text:p>0.73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.75">
            <text:p>0.75</text:p>
          </table:table-cell>
          <table:table-cell office:value-type="float" office:value="1.246">
            <text:p>1.246</text:p>
          </table:table-cell>
          <table:table-cell office:value-type="float" office:value="1.442">
            <text:p>1.44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.765">
            <text:p>0.765</text:p>
          </table:table-cell>
          <table:table-cell office:value-type="float" office:value="1.481">
            <text:p>1.481</text:p>
          </table:table-cell>
          <table:table-cell office:value-type="float" office:value="1.482">
            <text:p>1.48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.779">
            <text:p>0.779</text:p>
          </table:table-cell>
          <table:table-cell office:value-type="float" office:value="1.45">
            <text:p>1.45</text:p>
          </table:table-cell>
          <table:table-cell office:value-type="float" office:value="0.688">
            <text:p>0.68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0.806">
            <text:p>0.806</text:p>
          </table:table-cell>
          <table:table-cell office:value-type="float" office:value="1.214">
            <text:p>1.214</text:p>
          </table:table-cell>
          <table:table-cell office:value-type="float" office:value="1.521">
            <text:p>1.52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0.878">
            <text:p>0.878</text:p>
          </table:table-cell>
          <table:table-cell office:value-type="float" office:value="85.661">
            <text:p>85.661</text:p>
          </table:table-cell>
          <table:table-cell office:value-type="float" office:value="1.43">
            <text:p>1.4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0.718">
            <text:p>0.718</text:p>
          </table:table-cell>
          <table:table-cell office:value-type="float" office:value="1.344">
            <text:p>1.344</text:p>
          </table:table-cell>
          <table:table-cell office:value-type="float" office:value="1.611">
            <text:p>1.61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.706">
            <text:p>0.706</text:p>
          </table:table-cell>
          <table:table-cell office:value-type="float" office:value="1.482">
            <text:p>1.482</text:p>
          </table:table-cell>
          <table:table-cell office:value-type="float" office:value="1.498">
            <text:p>1.49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0.809">
            <text:p>0.809</text:p>
          </table:table-cell>
          <table:table-cell office:value-type="float" office:value="1.375">
            <text:p>1.375</text:p>
          </table:table-cell>
          <table:table-cell office:value-type="float" office:value="1.41">
            <text:p>1.4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0.832">
            <text:p>0.832</text:p>
          </table:table-cell>
          <table:table-cell office:value-type="float" office:value="88.679">
            <text:p>88.679</text:p>
          </table:table-cell>
          <table:table-cell office:value-type="float" office:value="0.729">
            <text:p>0.729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0.803">
            <text:p>0.803</text:p>
          </table:table-cell>
          <table:table-cell office:value-type="float" office:value="1.422">
            <text:p>1.422</text:p>
          </table:table-cell>
          <table:table-cell office:value-type="float" office:value="0.742">
            <text:p>0.74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0.836">
            <text:p>0.836</text:p>
          </table:table-cell>
          <table:table-cell office:value-type="float" office:value="86.336">
            <text:p>86.336</text:p>
          </table:table-cell>
          <table:table-cell office:value-type="float" office:value="1.515">
            <text:p>1.51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</table:table>
      <table:table table:name="Sheet3" table:style-name="ta1">
        <table:shapes>
          <draw:frame draw:z-index="0" draw:style-name="gr1" svg:width="11.3929in" svg:height="3.5358in" svg:x="3.1551in" svg:y="5.487in">
            <draw:object draw:notify-on-update-of-ranges="Sheet3.E8:Sheet3.E8 Sheet3.E9:Sheet3.E29 Sheet3.F8:Sheet3.F8 Sheet3.F9:Sheet3.F29 Sheet3.G8:Sheet3.G8 Sheet3.G9:Sheet3.G29 Sheet3.H8:Sheet3.H8 Sheet3.H9:Sheet3.H29 Sheet3.I8:Sheet3.I8 Sheet3.I9:Sheet3.I29 Sheet3.J8:Sheet3.J8 Sheet3.J9:Sheet3.J29 Sheet3.K8:Sheet3.K8 Sheet3.K9:Sheet3.K29 Sheet3.L8:Sheet3.L8 Sheet3.L9:Sheet3.L29 Sheet3.M8:Sheet3.M8 Sheet3.M9:Sheet3.M29 Sheet3.N8:Sheet3.N8 Sheet3.N9:Sheet3.N29 Sheet3.O8:Sheet3.O8 Sheet3.O9:Sheet3.O29 Sheet3.P8:Sheet3.P8 Sheet3.P9:Sheet3.P29 Sheet3.Q8:Sheet3.Q8 Sheet3.Q9:Sheet3.Q29 Sheet3.R8:Sheet3.R8 Sheet3.R9:Sheet3.R29 Sheet3.S8:Sheet3.S8 Sheet3.S9:Sheet3.S29 Sheet3.T8:Sheet3.T8 Sheet3.T9:Sheet3.T29 Sheet3.U8:Sheet3.U8 Sheet3.U9:Sheet3.U29 Sheet3.V8:Sheet3.V8 Sheet3.V9:Sheet3.V29 Sheet3.W8:Sheet3.W8 Sheet3.W9:Sheet3.W29 Sheet3.X8:Sheet3.X8 Sheet3.X9:Sheet3.X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1.3929in" svg:height="3.5358in" svg:x="3.5126in" svg:y="15.5083in">
            <draw:object draw:notify-on-update-of-ranges="Sheet3.E8:Sheet3.E8 Sheet3.E65:Sheet3.E85 Sheet3.F8:Sheet3.F8 Sheet3.F65:Sheet3.F85 Sheet3.G8:Sheet3.G8 Sheet3.G65:Sheet3.G85 Sheet3.H8:Sheet3.H8 Sheet3.H65:Sheet3.H85 Sheet3.I8:Sheet3.I8 Sheet3.I65:Sheet3.I85 Sheet3.J8:Sheet3.J8 Sheet3.J65:Sheet3.J85 Sheet3.K8:Sheet3.K8 Sheet3.K65:Sheet3.K85 Sheet3.L8:Sheet3.L8 Sheet3.L65:Sheet3.L85 Sheet3.M8:Sheet3.M8 Sheet3.M65:Sheet3.M85 Sheet3.N8:Sheet3.N8 Sheet3.N65:Sheet3.N85 Sheet3.O8:Sheet3.O8 Sheet3.O65:Sheet3.O85 Sheet3.P8:Sheet3.P8 Sheet3.P65:Sheet3.P85 Sheet3.Q8:Sheet3.Q8 Sheet3.Q65:Sheet3.Q85 Sheet3.R8:Sheet3.R8 Sheet3.R65:Sheet3.R85 Sheet3.S8:Sheet3.S8 Sheet3.S65:Sheet3.S85 Sheet3.T8:Sheet3.T8 Sheet3.T65:Sheet3.T85 Sheet3.U8:Sheet3.U8 Sheet3.U65:Sheet3.U85 Sheet3.V8:Sheet3.V8 Sheet3.V65:Sheet3.V85 Sheet3.W8:Sheet3.W8 Sheet3.W65:Sheet3.W85 Sheet3.X8:Sheet3.X8 Sheet3.X65:Sheet3.X8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1.3929in" svg:height="3.5358in" svg:x="3.4579in" svg:y="24.1291in">
            <draw:object draw:notify-on-update-of-ranges="Sheet3.E8:Sheet3.E8 Sheet3.E118:Sheet3.E138 Sheet3.F8:Sheet3.F8 Sheet3.F118:Sheet3.F138 Sheet3.G8:Sheet3.G8 Sheet3.G118:Sheet3.G138 Sheet3.H8:Sheet3.H8 Sheet3.H118:Sheet3.H138 Sheet3.I8:Sheet3.I8 Sheet3.I118:Sheet3.I138 Sheet3.J8:Sheet3.J8 Sheet3.J118:Sheet3.J138 Sheet3.K8:Sheet3.K8 Sheet3.K118:Sheet3.K138 Sheet3.L8:Sheet3.L8 Sheet3.L118:Sheet3.L138 Sheet3.M8:Sheet3.M8 Sheet3.M118:Sheet3.M138 Sheet3.N8:Sheet3.N8 Sheet3.N118:Sheet3.N138 Sheet3.O8:Sheet3.O8 Sheet3.O118:Sheet3.O138 Sheet3.P8:Sheet3.P8 Sheet3.P118:Sheet3.P138 Sheet3.Q8:Sheet3.Q8 Sheet3.Q118:Sheet3.Q138 Sheet3.R8:Sheet3.R8 Sheet3.R118:Sheet3.R138 Sheet3.S8:Sheet3.S8 Sheet3.S118:Sheet3.S138 Sheet3.T8:Sheet3.T8 Sheet3.T118:Sheet3.T138 Sheet3.U8:Sheet3.U8 Sheet3.U118:Sheet3.U138 Sheet3.V8:Sheet3.V8 Sheet3.V118:Sheet3.V138 Sheet3.W8:Sheet3.W8 Sheet3.W118:Sheet3.W138 Sheet3.X8:Sheet3.X8 Sheet3.X118:Sheet3.X13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number-columns-repeated="24" table:default-cell-style-name="Default"/>
        <table:table-row table:style-name="ro2" table:number-rows-repeated="5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RETRIEVAL TIMES USING CALIFORNIA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office:value-type="string">
            <text:p>home, 1KB</text:p>
          </table:table-cell>
          <table:table-cell office:value-type="string">
            <text:p>home, 10KB</text:p>
          </table:table-cell>
          <table:table-cell office:value-type="string">
            <text:p>home, 100KB</text:p>
          </table:table-cell>
          <table:table-cell office:value-type="string">
            <text:p>home, 1MB</text:p>
          </table:table-cell>
          <table:table-cell office:value-type="string">
            <text:p>home 10MB</text:p>
          </table:table-cell>
          <table:table-cell office:value-type="string">
            <text:p>california, 1KB</text:p>
          </table:table-cell>
          <table:table-cell office:value-type="string">
            <text:p>california, 10KB</text:p>
          </table:table-cell>
          <table:table-cell office:value-type="string">
            <text:p>california, 100KB</text:p>
          </table:table-cell>
          <table:table-cell office:value-type="string">
            <text:p>california, 1MB</text:p>
          </table:table-cell>
          <table:table-cell office:value-type="string">
            <text:p>california 10MB</text:p>
          </table:table-cell>
          <table:table-cell office:value-type="string">
            <text:p>ireland, 1KB</text:p>
          </table:table-cell>
          <table:table-cell office:value-type="string">
            <text:p>ireland, 10KB</text:p>
          </table:table-cell>
          <table:table-cell office:value-type="string">
            <text:p>ireland, 100KB</text:p>
          </table:table-cell>
          <table:table-cell office:value-type="string">
            <text:p>ireland, 1MB</text:p>
          </table:table-cell>
          <table:table-cell office:value-type="string">
            <text:p>ireland 10MB</text:p>
          </table:table-cell>
          <table:table-cell office:value-type="string">
            <text:p>singapore, 1KB</text:p>
          </table:table-cell>
          <table:table-cell office:value-type="string">
            <text:p>singapore, 10KB</text:p>
          </table:table-cell>
          <table:table-cell office:value-type="string">
            <text:p>singapore, 100KB</text:p>
          </table:table-cell>
          <table:table-cell office:value-type="string">
            <text:p>singapore, 1MB</text:p>
          </table:table-cell>
          <table:table-cell office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0.027706">
            <text:p>0.027706</text:p>
          </table:table-cell>
          <table:table-cell table:style-name="ce1" office:value-type="float" office:value="0.027817">
            <text:p>0.027817</text:p>
          </table:table-cell>
          <table:table-cell table:style-name="ce1" office:value-type="float" office:value="0.031538">
            <text:p>0.031538</text:p>
          </table:table-cell>
          <table:table-cell table:style-name="ce1" office:value-type="float" office:value="0.027772">
            <text:p>0.027772</text:p>
          </table:table-cell>
          <table:table-cell table:style-name="ce1" office:value-type="float" office:value="0.028226">
            <text:p>0.028226</text:p>
          </table:table-cell>
          <table:table-cell table:style-name="ce1" office:value-type="float" office:value="0.002225">
            <text:p>0.002225</text:p>
          </table:table-cell>
          <table:table-cell table:style-name="ce1" office:value-type="float" office:value="0.002227">
            <text:p>0.002227</text:p>
          </table:table-cell>
          <table:table-cell table:style-name="ce1" office:value-type="float" office:value="0.002144">
            <text:p>0.002144</text:p>
          </table:table-cell>
          <table:table-cell table:style-name="ce1" office:value-type="float" office:value="0.00282">
            <text:p>0.00282</text:p>
          </table:table-cell>
          <table:table-cell table:style-name="ce1" office:value-type="float" office:value="0.002643">
            <text:p>0.002643</text:p>
          </table:table-cell>
          <table:table-cell table:style-name="ce1" office:value-type="float" office:value="0.089785">
            <text:p>0.089785</text:p>
          </table:table-cell>
          <table:table-cell table:style-name="ce1" office:value-type="float" office:value="0.089844">
            <text:p>0.089844</text:p>
          </table:table-cell>
          <table:table-cell table:style-name="ce1" office:value-type="float" office:value="0.084746">
            <text:p>0.084746</text:p>
          </table:table-cell>
          <table:table-cell table:style-name="ce1" office:value-type="float" office:value="0.096716">
            <text:p>0.096716</text:p>
          </table:table-cell>
          <table:table-cell table:style-name="ce1" office:value-type="float" office:value="0.096956">
            <text:p>0.096956</text:p>
          </table:table-cell>
          <table:table-cell table:style-name="ce1" office:value-type="float" office:value="0.000481">
            <text:p>0.000481</text:p>
          </table:table-cell>
          <table:table-cell table:style-name="ce1" office:value-type="float" office:value="0.000637">
            <text:p>0.000637</text:p>
          </table:table-cell>
          <table:table-cell table:style-name="ce1" office:value-type="float" office:value="0.000688">
            <text:p>0.000688</text:p>
          </table:table-cell>
          <table:table-cell table:style-name="ce1" office:value-type="float" office:value="0.000718">
            <text:p>0.000718</text:p>
          </table:table-cell>
          <table:table-cell table:style-name="ce1" office:value-type="float" office:value="0.000383">
            <text:p>0.000383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0.03269">
            <text:p>0.03269</text:p>
          </table:table-cell>
          <table:table-cell table:style-name="ce1" office:value-type="float" office:value="0.029218">
            <text:p>0.029218</text:p>
          </table:table-cell>
          <table:table-cell table:style-name="ce1" office:value-type="float" office:value="0.028391">
            <text:p>0.028391</text:p>
          </table:table-cell>
          <table:table-cell table:style-name="ce1" office:value-type="float" office:value="0.294907">
            <text:p>0.294907</text:p>
          </table:table-cell>
          <table:table-cell table:style-name="ce1" office:value-type="float" office:value="0.039633">
            <text:p>0.039633</text:p>
          </table:table-cell>
          <table:table-cell table:style-name="ce1" office:value-type="float" office:value="0.000663">
            <text:p>0.000663</text:p>
          </table:table-cell>
          <table:table-cell table:style-name="ce1" office:value-type="float" office:value="0.000729">
            <text:p>0.000729</text:p>
          </table:table-cell>
          <table:table-cell table:style-name="ce1"/>
          <table:table-cell table:style-name="ce1" office:value-type="float" office:value="0.000709">
            <text:p>0.000709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1445">
            <text:p>0.001445</text:p>
          </table:table-cell>
          <table:table-cell table:style-name="ce1" office:value-type="float" office:value="0.001389">
            <text:p>0.001389</text:p>
          </table:table-cell>
          <table:table-cell table:style-name="ce1" office:value-type="float" office:value="0.001134">
            <text:p>0.001134</text:p>
          </table:table-cell>
          <table:table-cell table:style-name="ce1" office:value-type="float" office:value="0.001152">
            <text:p>0.001152</text:p>
          </table:table-cell>
          <table:table-cell table:style-name="ce1" office:value-type="float" office:value="0.00124">
            <text:p>0.00124</text:p>
          </table:table-cell>
          <table:table-cell table:style-name="ce1" office:value-type="float" office:value="0.000686">
            <text:p>0.000686</text:p>
          </table:table-cell>
          <table:table-cell table:style-name="ce1" office:value-type="float" office:value="0.000519">
            <text:p>0.000519</text:p>
          </table:table-cell>
          <table:table-cell table:style-name="ce1" office:value-type="float" office:value="0.000651">
            <text:p>0.000651</text:p>
          </table:table-cell>
          <table:table-cell table:style-name="ce1" office:value-type="float" office:value="0.000672">
            <text:p>0.000672</text:p>
          </table:table-cell>
          <table:table-cell table:style-name="ce1" office:value-type="float" office:value="0.000666">
            <text:p>0.000666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office:value-type="float" office:value="0.028876">
            <text:p>0.028876</text:p>
          </table:table-cell>
          <table:table-cell table:style-name="ce1" office:value-type="float" office:value="0.031049">
            <text:p>0.031049</text:p>
          </table:table-cell>
          <table:table-cell table:style-name="ce1" office:value-type="float" office:value="0.02387">
            <text:p>0.02387</text:p>
          </table:table-cell>
          <table:table-cell table:style-name="ce1" office:value-type="float" office:value="0.170337">
            <text:p>0.170337</text:p>
          </table:table-cell>
          <table:table-cell table:style-name="ce1" office:value-type="float" office:value="0.029533">
            <text:p>0.029533</text:p>
          </table:table-cell>
          <table:table-cell table:style-name="ce1" office:value-type="float" office:value="0.000726">
            <text:p>0.000726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657">
            <text:p>0.000657</text:p>
          </table:table-cell>
          <table:table-cell table:style-name="ce1" office:value-type="float" office:value="0.000758">
            <text:p>0.000758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94824">
            <text:p>0.094824</text:p>
          </table:table-cell>
          <table:table-cell table:style-name="ce1" office:value-type="float" office:value="0.096221">
            <text:p>0.096221</text:p>
          </table:table-cell>
          <table:table-cell table:style-name="ce1" office:value-type="float" office:value="0.1015">
            <text:p>0.1015</text:p>
          </table:table-cell>
          <table:table-cell table:style-name="ce1" office:value-type="float" office:value="0.095948">
            <text:p>0.095948</text:p>
          </table:table-cell>
          <table:table-cell table:style-name="ce1" office:value-type="float" office:value="0.095833">
            <text:p>0.095833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0448">
            <text:p>0.000448</text:p>
          </table:table-cell>
          <table:table-cell table:style-name="ce1" office:value-type="float" office:value="0.000728">
            <text:p>0.000728</text:p>
          </table:table-cell>
          <table:table-cell table:style-name="ce1" office:value-type="float" office:value="0.000606">
            <text:p>0.000606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0.026808">
            <text:p>0.026808</text:p>
          </table:table-cell>
          <table:table-cell table:style-name="ce1" office:value-type="float" office:value="0.034924">
            <text:p>0.034924</text:p>
          </table:table-cell>
          <table:table-cell table:style-name="ce1" office:value-type="float" office:value="0.029053">
            <text:p>0.029053</text:p>
          </table:table-cell>
          <table:table-cell table:style-name="ce1" office:value-type="float" office:value="0.027349">
            <text:p>0.027349</text:p>
          </table:table-cell>
          <table:table-cell table:style-name="ce1" office:value-type="float" office:value="0.027443">
            <text:p>0.027443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74">
            <text:p>0.000674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645">
            <text:p>0.000645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1196">
            <text:p>0.001196</text:p>
          </table:table-cell>
          <table:table-cell table:style-name="ce1" office:value-type="float" office:value="0.001165">
            <text:p>0.001165</text:p>
          </table:table-cell>
          <table:table-cell table:style-name="ce1" office:value-type="float" office:value="0.001169">
            <text:p>0.001169</text:p>
          </table:table-cell>
          <table:table-cell table:style-name="ce1" office:value-type="float" office:value="0.001131">
            <text:p>0.001131</text:p>
          </table:table-cell>
          <table:table-cell table:style-name="ce1" office:value-type="float" office:value="0.001219">
            <text:p>0.001219</text:p>
          </table:table-cell>
          <table:table-cell table:style-name="ce1" office:value-type="float" office:value="0.000666">
            <text:p>0.000666</text:p>
          </table:table-cell>
          <table:table-cell table:style-name="ce1" office:value-type="float" office:value="0.000386">
            <text:p>0.000386</text:p>
          </table:table-cell>
          <table:table-cell table:style-name="ce1" office:value-type="float" office:value="0.000614">
            <text:p>0.000614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466">
            <text:p>0.000466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office:value-type="float" office:value="0.028469">
            <text:p>0.028469</text:p>
          </table:table-cell>
          <table:table-cell table:style-name="ce1" office:value-type="float" office:value="0.028274">
            <text:p>0.028274</text:p>
          </table:table-cell>
          <table:table-cell table:style-name="ce1" office:value-type="float" office:value="0.031023">
            <text:p>0.031023</text:p>
          </table:table-cell>
          <table:table-cell table:style-name="ce1" office:value-type="float" office:value="0.047451">
            <text:p>0.047451</text:p>
          </table:table-cell>
          <table:table-cell table:style-name="ce1" office:value-type="float" office:value="0.032379">
            <text:p>0.032379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0744">
            <text:p>0.000744</text:p>
          </table:table-cell>
          <table:table-cell table:style-name="ce1" office:value-type="float" office:value="0.000398">
            <text:p>0.000398</text:p>
          </table:table-cell>
          <table:table-cell table:style-name="ce1" office:value-type="float" office:value="0.000678">
            <text:p>0.000678</text:p>
          </table:table-cell>
          <table:table-cell table:style-name="ce1" office:value-type="float" office:value="0.000492">
            <text:p>0.000492</text:p>
          </table:table-cell>
          <table:table-cell table:style-name="ce1" office:value-type="float" office:value="0.094857">
            <text:p>0.094857</text:p>
          </table:table-cell>
          <table:table-cell table:style-name="ce1" office:value-type="float" office:value="0.094582">
            <text:p>0.094582</text:p>
          </table:table-cell>
          <table:table-cell table:style-name="ce1" office:value-type="float" office:value="0.095905">
            <text:p>0.095905</text:p>
          </table:table-cell>
          <table:table-cell table:style-name="ce1" office:value-type="float" office:value="0.096644">
            <text:p>0.096644</text:p>
          </table:table-cell>
          <table:table-cell table:style-name="ce1" office:value-type="float" office:value="0.0887">
            <text:p>0.0887</text:p>
          </table:table-cell>
          <table:table-cell table:style-name="ce1" office:value-type="float" office:value="0.000728">
            <text:p>0.000728</text:p>
          </table:table-cell>
          <table:table-cell table:style-name="ce1" office:value-type="float" office:value="0.000509">
            <text:p>0.000509</text:p>
          </table:table-cell>
          <table:table-cell table:style-name="ce1" office:value-type="float" office:value="0.000409">
            <text:p>0.000409</text:p>
          </table:table-cell>
          <table:table-cell table:style-name="ce1" office:value-type="float" office:value="0.000503">
            <text:p>0.000503</text:p>
          </table:table-cell>
          <table:table-cell table:style-name="ce1" office:value-type="float" office:value="0.000653">
            <text:p>0.000653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office:value-type="float" office:value="0.027924">
            <text:p>0.027924</text:p>
          </table:table-cell>
          <table:table-cell table:style-name="ce1" office:value-type="float" office:value="0.037465">
            <text:p>0.037465</text:p>
          </table:table-cell>
          <table:table-cell table:style-name="ce1" office:value-type="float" office:value="0.027352">
            <text:p>0.027352</text:p>
          </table:table-cell>
          <table:table-cell table:style-name="ce1" office:value-type="float" office:value="0.029629">
            <text:p>0.029629</text:p>
          </table:table-cell>
          <table:table-cell table:style-name="ce1" office:value-type="float" office:value="0.02903">
            <text:p>0.02903</text:p>
          </table:table-cell>
          <table:table-cell table:style-name="ce1" office:value-type="float" office:value="0.000436">
            <text:p>0.000436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00666">
            <text:p>0.000666</text:p>
          </table:table-cell>
          <table:table-cell table:style-name="ce1" office:value-type="float" office:value="0.000738">
            <text:p>0.000738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18136">
            <text:p>0.018136</text:p>
          </table:table-cell>
          <table:table-cell table:style-name="ce1" office:value-type="float" office:value="0.018174">
            <text:p>0.018174</text:p>
          </table:table-cell>
          <table:table-cell table:style-name="ce1" office:value-type="float" office:value="0.018169">
            <text:p>0.018169</text:p>
          </table:table-cell>
          <table:table-cell table:style-name="ce1" office:value-type="float" office:value="0.01808">
            <text:p>0.01808</text:p>
          </table:table-cell>
          <table:table-cell table:style-name="ce1" office:value-type="float" office:value="0.018152">
            <text:p>0.018152</text:p>
          </table:table-cell>
          <table:table-cell table:style-name="ce1" office:value-type="float" office:value="0.000453">
            <text:p>0.000453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00632">
            <text:p>0.000632</text:p>
          </table:table-cell>
          <table:table-cell table:style-name="ce1" office:value-type="float" office:value="0.000678">
            <text:p>0.000678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0.027552">
            <text:p>0.027552</text:p>
          </table:table-cell>
          <table:table-cell table:style-name="ce1" office:value-type="float" office:value="0.02902">
            <text:p>0.02902</text:p>
          </table:table-cell>
          <table:table-cell table:style-name="ce1" office:value-type="float" office:value="0.03017">
            <text:p>0.03017</text:p>
          </table:table-cell>
          <table:table-cell table:style-name="ce1" office:value-type="float" office:value="0.038418">
            <text:p>0.038418</text:p>
          </table:table-cell>
          <table:table-cell table:style-name="ce1" office:value-type="float" office:value="0.032346">
            <text:p>0.032346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0885">
            <text:p>0.000885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646">
            <text:p>0.000646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18095">
            <text:p>0.018095</text:p>
          </table:table-cell>
          <table:table-cell table:style-name="ce1" office:value-type="float" office:value="0.0181">
            <text:p>0.0181</text:p>
          </table:table-cell>
          <table:table-cell table:style-name="ce1" office:value-type="float" office:value="0.018159">
            <text:p>0.018159</text:p>
          </table:table-cell>
          <table:table-cell table:style-name="ce1" office:value-type="float" office:value="0.01818">
            <text:p>0.01818</text:p>
          </table:table-cell>
          <table:table-cell table:style-name="ce1" office:value-type="float" office:value="0.018113">
            <text:p>0.018113</text:p>
          </table:table-cell>
          <table:table-cell table:style-name="ce1" office:value-type="float" office:value="0.001373">
            <text:p>0.001373</text:p>
          </table:table-cell>
          <table:table-cell table:style-name="ce1"/>
          <table:table-cell table:style-name="ce1" office:value-type="float" office:value="0.001203">
            <text:p>0.001203</text:p>
          </table:table-cell>
          <table:table-cell table:style-name="ce1" office:value-type="float" office:value="0.001422">
            <text:p>0.001422</text:p>
          </table:table-cell>
          <table:table-cell table:style-name="ce1" office:value-type="float" office:value="0.00147">
            <text:p>0.00147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0.028692">
            <text:p>0.028692</text:p>
          </table:table-cell>
          <table:table-cell table:style-name="ce1" office:value-type="float" office:value="0.042826">
            <text:p>0.042826</text:p>
          </table:table-cell>
          <table:table-cell table:style-name="ce1" office:value-type="float" office:value="0.031439">
            <text:p>0.031439</text:p>
          </table:table-cell>
          <table:table-cell table:style-name="ce1" office:value-type="float" office:value="0.033126">
            <text:p>0.033126</text:p>
          </table:table-cell>
          <table:table-cell table:style-name="ce1" office:value-type="float" office:value="0.028647">
            <text:p>0.028647</text:p>
          </table:table-cell>
          <table:table-cell table:style-name="ce1" office:value-type="float" office:value="0.000719">
            <text:p>0.000719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0688">
            <text:p>0.000688</text:p>
          </table:table-cell>
          <table:table-cell table:style-name="ce1" office:value-type="float" office:value="0.000434">
            <text:p>0.000434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1234">
            <text:p>0.001234</text:p>
          </table:table-cell>
          <table:table-cell table:style-name="ce1" office:value-type="float" office:value="0.001196">
            <text:p>0.001196</text:p>
          </table:table-cell>
          <table:table-cell table:style-name="ce1"/>
          <table:table-cell table:style-name="ce1" office:value-type="float" office:value="0.001265">
            <text:p>0.001265</text:p>
          </table:table-cell>
          <table:table-cell table:style-name="ce1" office:value-type="float" office:value="0.001155">
            <text:p>0.001155</text:p>
          </table:table-cell>
          <table:table-cell table:style-name="ce1" office:value-type="float" office:value="0.000632">
            <text:p>0.000632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688">
            <text:p>0.000688</text:p>
          </table:table-cell>
          <table:table-cell table:style-name="ce1" office:value-type="float" office:value="0.000586">
            <text:p>0.000586</text:p>
          </table:table-cell>
          <table:table-cell table:style-name="ce1" office:value-type="float" office:value="0.000575">
            <text:p>0.00057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office:value-type="float" office:value="0.042875">
            <text:p>0.042875</text:p>
          </table:table-cell>
          <table:table-cell table:style-name="ce1" office:value-type="float" office:value="0.038002">
            <text:p>0.038002</text:p>
          </table:table-cell>
          <table:table-cell table:style-name="ce1" office:value-type="float" office:value="0.038616">
            <text:p>0.038616</text:p>
          </table:table-cell>
          <table:table-cell table:style-name="ce1" office:value-type="float" office:value="0.003722">
            <text:p>0.003722</text:p>
          </table:table-cell>
          <table:table-cell table:style-name="ce1" office:value-type="float" office:value="0.031562">
            <text:p>0.031562</text:p>
          </table:table-cell>
          <table:table-cell table:style-name="ce1"/>
          <table:table-cell table:style-name="ce1" office:value-type="float" office:value="0.000704">
            <text:p>0.000704</text:p>
          </table:table-cell>
          <table:table-cell table:style-name="ce1" office:value-type="float" office:value="0.000665">
            <text:p>0.000665</text:p>
          </table:table-cell>
          <table:table-cell table:style-name="ce1" office:value-type="float" office:value="0.000443">
            <text:p>0.000443</text:p>
          </table:table-cell>
          <table:table-cell table:style-name="ce1" office:value-type="float" office:value="0.000583">
            <text:p>0.000583</text:p>
          </table:table-cell>
          <table:table-cell table:style-name="ce1" office:value-type="float" office:value="0.001484">
            <text:p>0.001484</text:p>
          </table:table-cell>
          <table:table-cell table:style-name="ce1" table:number-columns-repeated="2"/>
          <table:table-cell table:style-name="ce1" office:value-type="float" office:value="0.001205">
            <text:p>0.001205</text:p>
          </table:table-cell>
          <table:table-cell table:style-name="ce1" office:value-type="float" office:value="0.001396">
            <text:p>0.001396</text:p>
          </table:table-cell>
          <table:table-cell table:style-name="ce1" office:value-type="float" office:value="0.000401">
            <text:p>0.000401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735">
            <text:p>0.000735</text:p>
          </table:table-cell>
          <table:table-cell table:number-columns-repeated="2" table:style-name="ce1" office:value-type="float" office:value="0.000697">
            <text:p>0.000697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1" office:value-type="float" office:value="0.032716">
            <text:p>0.032716</text:p>
          </table:table-cell>
          <table:table-cell table:style-name="ce1" office:value-type="float" office:value="0.034018">
            <text:p>0.034018</text:p>
          </table:table-cell>
          <table:table-cell table:style-name="ce1" office:value-type="float" office:value="0.050533">
            <text:p>0.050533</text:p>
          </table:table-cell>
          <table:table-cell table:style-name="ce1" office:value-type="float" office:value="0.038122">
            <text:p>0.038122</text:p>
          </table:table-cell>
          <table:table-cell table:style-name="ce1" office:value-type="float" office:value="0.037912">
            <text:p>0.037912</text:p>
          </table:table-cell>
          <table:table-cell table:style-name="ce1" office:value-type="float" office:value="0.000695">
            <text:p>0.000695</text:p>
          </table:table-cell>
          <table:table-cell table:style-name="ce1" table:number-columns-repeated="2"/>
          <table:table-cell table:style-name="ce1" office:value-type="float" office:value="0.000696">
            <text:p>0.000696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89805">
            <text:p>0.089805</text:p>
          </table:table-cell>
          <table:table-cell table:style-name="ce1" office:value-type="float" office:value="0.088492">
            <text:p>0.088492</text:p>
          </table:table-cell>
          <table:table-cell table:style-name="ce1" office:value-type="float" office:value="0.087093">
            <text:p>0.087093</text:p>
          </table:table-cell>
          <table:table-cell table:style-name="ce1" office:value-type="float" office:value="0.087049">
            <text:p>0.087049</text:p>
          </table:table-cell>
          <table:table-cell table:style-name="ce1" office:value-type="float" office:value="0.089787">
            <text:p>0.089787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717">
            <text:p>0.000717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744">
            <text:p>0.000744</text:p>
          </table:table-cell>
          <table:table-cell table:style-name="ce1" office:value-type="float" office:value="0.000621">
            <text:p>0.000621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/>
          <table:table-cell table:style-name="ce1" office:value-type="float" office:value="0.029611">
            <text:p>0.029611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30628">
            <text:p>0.030628</text:p>
          </table:table-cell>
          <table:table-cell table:style-name="ce1" office:value-type="float" office:value="0.030432">
            <text:p>0.030432</text:p>
          </table:table-cell>
          <table:table-cell table:style-name="ce1" office:value-type="float" office:value="0.000629">
            <text:p>0.000629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00366">
            <text:p>0.000366</text:p>
          </table:table-cell>
          <table:table-cell table:style-name="ce1" office:value-type="float" office:value="0.000718">
            <text:p>0.000718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1215">
            <text:p>0.001215</text:p>
          </table:table-cell>
          <table:table-cell table:style-name="ce1" office:value-type="float" office:value="0.001166">
            <text:p>0.001166</text:p>
          </table:table-cell>
          <table:table-cell table:style-name="ce1" office:value-type="float" office:value="0.001148">
            <text:p>0.001148</text:p>
          </table:table-cell>
          <table:table-cell table:style-name="ce1" office:value-type="float" office:value="0.001373">
            <text:p>0.001373</text:p>
          </table:table-cell>
          <table:table-cell table:style-name="ce1" office:value-type="float" office:value="0.001432">
            <text:p>0.001432</text:p>
          </table:table-cell>
          <table:table-cell table:style-name="ce1" office:value-type="float" office:value="0.001162">
            <text:p>0.001162</text:p>
          </table:table-cell>
          <table:table-cell table:style-name="ce1" office:value-type="float" office:value="0.001424">
            <text:p>0.001424</text:p>
          </table:table-cell>
          <table:table-cell table:style-name="ce1" office:value-type="float" office:value="0.001449">
            <text:p>0.001449</text:p>
          </table:table-cell>
          <table:table-cell table:style-name="ce1" office:value-type="float" office:value="0.001217">
            <text:p>0.001217</text:p>
          </table:table-cell>
          <table:table-cell table:style-name="ce1" office:value-type="float" office:value="0.001391">
            <text:p>0.001391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office:value-type="float" office:value="0.02795">
            <text:p>0.02795</text:p>
          </table:table-cell>
          <table:table-cell table:style-name="ce1" office:value-type="float" office:value="0.028715">
            <text:p>0.028715</text:p>
          </table:table-cell>
          <table:table-cell table:style-name="ce1" office:value-type="float" office:value="0.026743">
            <text:p>0.026743</text:p>
          </table:table-cell>
          <table:table-cell table:style-name="ce1" office:value-type="float" office:value="0.027875">
            <text:p>0.027875</text:p>
          </table:table-cell>
          <table:table-cell table:style-name="ce1" office:value-type="float" office:value="0.032964">
            <text:p>0.032964</text:p>
          </table:table-cell>
          <table:table-cell table:style-name="ce1" office:value-type="float" office:value="0.000695">
            <text:p>0.000695</text:p>
          </table:table-cell>
          <table:table-cell table:style-name="ce1" office:value-type="float" office:value="0.0007">
            <text:p>0.0007</text:p>
          </table:table-cell>
          <table:table-cell table:style-name="ce1" office:value-type="float" office:value="0.000653">
            <text:p>0.000653</text:p>
          </table:table-cell>
          <table:table-cell table:number-columns-repeated="2" table:style-name="ce1" office:value-type="float" office:value="0.000664">
            <text:p>0.000664</text:p>
          </table:table-cell>
          <table:table-cell table:style-name="ce1" office:value-type="float" office:value="0.001183">
            <text:p>0.001183</text:p>
          </table:table-cell>
          <table:table-cell table:style-name="ce1" office:value-type="float" office:value="0.001217">
            <text:p>0.001217</text:p>
          </table:table-cell>
          <table:table-cell table:style-name="ce1" office:value-type="float" office:value="0.001181">
            <text:p>0.001181</text:p>
          </table:table-cell>
          <table:table-cell table:style-name="ce1" office:value-type="float" office:value="0.001159">
            <text:p>0.001159</text:p>
          </table:table-cell>
          <table:table-cell table:style-name="ce1" office:value-type="float" office:value="0.001184">
            <text:p>0.001184</text:p>
          </table:table-cell>
          <table:table-cell table:style-name="ce1" office:value-type="float" office:value="0.001468">
            <text:p>0.001468</text:p>
          </table:table-cell>
          <table:table-cell table:style-name="ce1" office:value-type="float" office:value="0.001381">
            <text:p>0.001381</text:p>
          </table:table-cell>
          <table:table-cell table:style-name="ce1" office:value-type="float" office:value="0.001183">
            <text:p>0.001183</text:p>
          </table:table-cell>
          <table:table-cell table:style-name="ce1" office:value-type="float" office:value="0.001622">
            <text:p>0.001622</text:p>
          </table:table-cell>
          <table:table-cell table:style-name="ce1" office:value-type="float" office:value="0.00137">
            <text:p>0.00137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office:value-type="float" office:value="0.027084">
            <text:p>0.027084</text:p>
          </table:table-cell>
          <table:table-cell table:style-name="ce1" office:value-type="float" office:value="0.027436">
            <text:p>0.027436</text:p>
          </table:table-cell>
          <table:table-cell table:style-name="ce1" office:value-type="float" office:value="0.035335">
            <text:p>0.035335</text:p>
          </table:table-cell>
          <table:table-cell table:style-name="ce1" office:value-type="float" office:value="0.0294">
            <text:p>0.0294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00654">
            <text:p>0.000654</text:p>
          </table:table-cell>
          <table:table-cell table:style-name="ce1" office:value-type="float" office:value="0.000417">
            <text:p>0.000417</text:p>
          </table:table-cell>
          <table:table-cell table:style-name="ce1" office:value-type="float" office:value="0.000442">
            <text:p>0.000442</text:p>
          </table:table-cell>
          <table:table-cell table:style-name="ce1" office:value-type="float" office:value="0.000723">
            <text:p>0.000723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1344">
            <text:p>0.001344</text:p>
          </table:table-cell>
          <table:table-cell table:style-name="ce1"/>
          <table:table-cell table:style-name="ce1" office:value-type="float" office:value="0.001136">
            <text:p>0.001136</text:p>
          </table:table-cell>
          <table:table-cell table:style-name="ce1" office:value-type="float" office:value="0.001223">
            <text:p>0.001223</text:p>
          </table:table-cell>
          <table:table-cell table:style-name="ce1" office:value-type="float" office:value="0.00113">
            <text:p>0.00113</text:p>
          </table:table-cell>
          <table:table-cell table:style-name="ce1" office:value-type="float" office:value="0.0006">
            <text:p>0.0006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674">
            <text:p>0.000674</text:p>
          </table:table-cell>
          <table:table-cell table:style-name="ce1" office:value-type="float" office:value="0.000702">
            <text:p>0.000702</text:p>
          </table:table-cell>
          <table:table-cell table:style-name="ce1" office:value-type="float" office:value="0.000437">
            <text:p>0.000437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1" office:value-type="float" office:value="0.02858">
            <text:p>0.02858</text:p>
          </table:table-cell>
          <table:table-cell table:style-name="ce1" office:value-type="float" office:value="0.028211">
            <text:p>0.028211</text:p>
          </table:table-cell>
          <table:table-cell table:style-name="ce1" office:value-type="float" office:value="0.027332">
            <text:p>0.027332</text:p>
          </table:table-cell>
          <table:table-cell table:style-name="ce1" office:value-type="float" office:value="0.029031">
            <text:p>0.029031</text:p>
          </table:table-cell>
          <table:table-cell table:style-name="ce1" office:value-type="float" office:value="0.029468">
            <text:p>0.029468</text:p>
          </table:table-cell>
          <table:table-cell table:style-name="ce1" office:value-type="float" office:value="0.000498">
            <text:p>0.000498</text:p>
          </table:table-cell>
          <table:table-cell table:style-name="ce1" office:value-type="float" office:value="0.000705">
            <text:p>0.000705</text:p>
          </table:table-cell>
          <table:table-cell table:style-name="ce1" office:value-type="float" office:value="0.000701">
            <text:p>0.000701</text:p>
          </table:table-cell>
          <table:table-cell table:style-name="ce1" office:value-type="float" office:value="0.00067">
            <text:p>0.00067</text:p>
          </table:table-cell>
          <table:table-cell table:style-name="ce1" office:value-type="float" office:value="0.000612">
            <text:p>0.000612</text:p>
          </table:table-cell>
          <table:table-cell table:style-name="ce1" office:value-type="float" office:value="0.000959">
            <text:p>0.000959</text:p>
          </table:table-cell>
          <table:table-cell table:style-name="ce1" office:value-type="float" office:value="0.001421">
            <text:p>0.001421</text:p>
          </table:table-cell>
          <table:table-cell table:style-name="ce1" office:value-type="float" office:value="0.001178">
            <text:p>0.001178</text:p>
          </table:table-cell>
          <table:table-cell table:style-name="ce1" office:value-type="float" office:value="0.001131">
            <text:p>0.001131</text:p>
          </table:table-cell>
          <table:table-cell table:style-name="ce1" office:value-type="float" office:value="0.001249">
            <text:p>0.001249</text:p>
          </table:table-cell>
          <table:table-cell table:style-name="ce1" office:value-type="float" office:value="0.00143">
            <text:p>0.00143</text:p>
          </table:table-cell>
          <table:table-cell table:style-name="ce1" office:value-type="float" office:value="0.00149">
            <text:p>0.00149</text:p>
          </table:table-cell>
          <table:table-cell table:style-name="ce1" office:value-type="float" office:value="0.00139">
            <text:p>0.00139</text:p>
          </table:table-cell>
          <table:table-cell table:style-name="ce1" office:value-type="float" office:value="0.001452">
            <text:p>0.001452</text:p>
          </table:table-cell>
          <table:table-cell table:style-name="ce1" office:value-type="float" office:value="0.001252">
            <text:p>0.001252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1" office:value-type="float" office:value="0.027088">
            <text:p>0.027088</text:p>
          </table:table-cell>
          <table:table-cell table:style-name="ce1" office:value-type="float" office:value="0.044574">
            <text:p>0.044574</text:p>
          </table:table-cell>
          <table:table-cell table:style-name="ce1" office:value-type="float" office:value="0.027811">
            <text:p>0.027811</text:p>
          </table:table-cell>
          <table:table-cell table:style-name="ce1" office:value-type="float" office:value="0.028462">
            <text:p>0.028462</text:p>
          </table:table-cell>
          <table:table-cell table:style-name="ce1" office:value-type="float" office:value="0.029435">
            <text:p>0.029435</text:p>
          </table:table-cell>
          <table:table-cell table:style-name="ce1" office:value-type="float" office:value="0.000647">
            <text:p>0.000647</text:p>
          </table:table-cell>
          <table:table-cell table:style-name="ce1" office:value-type="float" office:value="0.000467">
            <text:p>0.000467</text:p>
          </table:table-cell>
          <table:table-cell table:style-name="ce1" office:value-type="float" office:value="0.000436">
            <text:p>0.000436</text:p>
          </table:table-cell>
          <table:table-cell table:style-name="ce1" office:value-type="float" office:value="0.000459">
            <text:p>0.000459</text:p>
          </table:table-cell>
          <table:table-cell table:style-name="ce1" office:value-type="float" office:value="0.000623">
            <text:p>0.000623</text:p>
          </table:table-cell>
          <table:table-cell table:style-name="ce1" office:value-type="float" office:value="0.08955">
            <text:p>0.08955</text:p>
          </table:table-cell>
          <table:table-cell table:style-name="ce1"/>
          <table:table-cell table:style-name="ce1" office:value-type="float" office:value="0.085472">
            <text:p>0.085472</text:p>
          </table:table-cell>
          <table:table-cell table:style-name="ce1" office:value-type="float" office:value="0.085635">
            <text:p>0.085635</text:p>
          </table:table-cell>
          <table:table-cell table:style-name="ce1" office:value-type="float" office:value="0.086608">
            <text:p>0.086608</text:p>
          </table:table-cell>
          <table:table-cell table:style-name="ce1" office:value-type="float" office:value="0.00138">
            <text:p>0.00138</text:p>
          </table:table-cell>
          <table:table-cell table:style-name="ce1" office:value-type="float" office:value="0.00118">
            <text:p>0.00118</text:p>
          </table:table-cell>
          <table:table-cell table:style-name="ce1" office:value-type="float" office:value="0.00147">
            <text:p>0.00147</text:p>
          </table:table-cell>
          <table:table-cell table:style-name="ce1" office:value-type="float" office:value="0.001495">
            <text:p>0.001495</text:p>
          </table:table-cell>
          <table:table-cell table:style-name="ce1" office:value-type="float" office:value="0.00146">
            <text:p>0.00146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0.031296">
            <text:p>0.031296</text:p>
          </table:table-cell>
          <table:table-cell table:style-name="ce1" office:value-type="float" office:value="0.030355">
            <text:p>0.030355</text:p>
          </table:table-cell>
          <table:table-cell table:style-name="ce1" office:value-type="float" office:value="0.031836">
            <text:p>0.031836</text:p>
          </table:table-cell>
          <table:table-cell table:style-name="ce1" office:value-type="float" office:value="0.027551">
            <text:p>0.027551</text:p>
          </table:table-cell>
          <table:table-cell table:style-name="ce1" office:value-type="float" office:value="0.027298">
            <text:p>0.027298</text:p>
          </table:table-cell>
          <table:table-cell table:style-name="ce1" office:value-type="float" office:value="0.000733">
            <text:p>0.000733</text:p>
          </table:table-cell>
          <table:table-cell table:style-name="ce1" office:value-type="float" office:value="0.000795">
            <text:p>0.000795</text:p>
          </table:table-cell>
          <table:table-cell table:style-name="ce1" office:value-type="float" office:value="0.000634">
            <text:p>0.000634</text:p>
          </table:table-cell>
          <table:table-cell table:style-name="ce1" office:value-type="float" office:value="0.000443">
            <text:p>0.000443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1444">
            <text:p>0.001444</text:p>
          </table:table-cell>
          <table:table-cell table:style-name="ce1" office:value-type="float" office:value="0.001159">
            <text:p>0.001159</text:p>
          </table:table-cell>
          <table:table-cell table:style-name="ce1" office:value-type="float" office:value="0.001207">
            <text:p>0.001207</text:p>
          </table:table-cell>
          <table:table-cell table:style-name="ce1" office:value-type="float" office:value="0.001201">
            <text:p>0.001201</text:p>
          </table:table-cell>
          <table:table-cell table:style-name="ce1" office:value-type="float" office:value="0.001122">
            <text:p>0.001122</text:p>
          </table:table-cell>
          <table:table-cell table:style-name="ce1" office:value-type="float" office:value="0.001448">
            <text:p>0.001448</text:p>
          </table:table-cell>
          <table:table-cell table:style-name="ce1" office:value-type="float" office:value="0.001325">
            <text:p>0.001325</text:p>
          </table:table-cell>
          <table:table-cell table:style-name="ce1" office:value-type="float" office:value="0.001191">
            <text:p>0.001191</text:p>
          </table:table-cell>
          <table:table-cell table:style-name="ce1" office:value-type="float" office:value="0.001188">
            <text:p>0.001188</text:p>
          </table:table-cell>
          <table:table-cell table:style-name="ce1" office:value-type="float" office:value="0.001458">
            <text:p>0.001458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1" office:value-type="float" office:value="0.031962">
            <text:p>0.031962</text:p>
          </table:table-cell>
          <table:table-cell table:style-name="ce1" office:value-type="float" office:value="0.029101">
            <text:p>0.029101</text:p>
          </table:table-cell>
          <table:table-cell table:style-name="ce1" office:value-type="float" office:value="0.028446">
            <text:p>0.028446</text:p>
          </table:table-cell>
          <table:table-cell table:style-name="ce1" office:value-type="float" office:value="0.027444">
            <text:p>0.027444</text:p>
          </table:table-cell>
          <table:table-cell table:style-name="ce1" office:value-type="float" office:value="0.028013">
            <text:p>0.028013</text:p>
          </table:table-cell>
          <table:table-cell table:style-name="ce1" office:value-type="float" office:value="0.000656">
            <text:p>0.000656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78">
            <text:p>0.00078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1382">
            <text:p>0.001382</text:p>
          </table:table-cell>
          <table:table-cell table:style-name="ce1" office:value-type="float" office:value="0.000927">
            <text:p>0.000927</text:p>
          </table:table-cell>
          <table:table-cell table:style-name="ce1" office:value-type="float" office:value="0.001094">
            <text:p>0.001094</text:p>
          </table:table-cell>
          <table:table-cell table:style-name="ce1" office:value-type="float" office:value="0.001246">
            <text:p>0.001246</text:p>
          </table:table-cell>
          <table:table-cell table:style-name="ce1" office:value-type="float" office:value="0.001381">
            <text:p>0.001381</text:p>
          </table:table-cell>
          <table:table-cell table:style-name="ce1" office:value-type="float" office:value="0.001384">
            <text:p>0.001384</text:p>
          </table:table-cell>
          <table:table-cell table:style-name="ce1" office:value-type="float" office:value="0.001431">
            <text:p>0.001431</text:p>
          </table:table-cell>
          <table:table-cell table:style-name="ce1" office:value-type="float" office:value="0.001316">
            <text:p>0.001316</text:p>
          </table:table-cell>
          <table:table-cell table:style-name="ce1" office:value-type="float" office:value="0.00145">
            <text:p>0.00145</text:p>
          </table:table-cell>
          <table:table-cell table:style-name="ce1" office:value-type="float" office:value="0.001431">
            <text:p>0.001431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1" office:value-type="float" office:value="0.028811">
            <text:p>0.028811</text:p>
          </table:table-cell>
          <table:table-cell table:style-name="ce1" office:value-type="float" office:value="0.029341">
            <text:p>0.029341</text:p>
          </table:table-cell>
          <table:table-cell table:style-name="ce1" office:value-type="float" office:value="0.029725">
            <text:p>0.029725</text:p>
          </table:table-cell>
          <table:table-cell table:style-name="ce1" office:value-type="float" office:value="0.029133">
            <text:p>0.029133</text:p>
          </table:table-cell>
          <table:table-cell table:style-name="ce1" office:value-type="float" office:value="0.056176">
            <text:p>0.056176</text:p>
          </table:table-cell>
          <table:table-cell table:style-name="ce1" office:value-type="float" office:value="0.000648">
            <text:p>0.000648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453">
            <text:p>0.000453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1361">
            <text:p>0.001361</text:p>
          </table:table-cell>
          <table:table-cell table:style-name="ce1" office:value-type="float" office:value="0.000995">
            <text:p>0.000995</text:p>
          </table:table-cell>
          <table:table-cell table:style-name="ce1" office:value-type="float" office:value="0.001203">
            <text:p>0.001203</text:p>
          </table:table-cell>
          <table:table-cell table:style-name="ce1" office:value-type="float" office:value="0.001444">
            <text:p>0.001444</text:p>
          </table:table-cell>
          <table:table-cell table:style-name="ce1" office:value-type="float" office:value="0.001423">
            <text:p>0.001423</text:p>
          </table:table-cell>
          <table:table-cell table:style-name="ce1" office:value-type="float" office:value="0.001464">
            <text:p>0.001464</text:p>
          </table:table-cell>
          <table:table-cell table:style-name="ce1" office:value-type="float" office:value="0.001475">
            <text:p>0.001475</text:p>
          </table:table-cell>
          <table:table-cell table:style-name="ce1" office:value-type="float" office:value="0.001229">
            <text:p>0.001229</text:p>
          </table:table-cell>
          <table:table-cell table:style-name="ce1" office:value-type="float" office:value="0.001237">
            <text:p>0.001237</text:p>
          </table:table-cell>
          <table:table-cell table:style-name="ce1" office:value-type="float" office:value="0.001437">
            <text:p>0.001437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1" office:value-type="float" office:value="0.306537">
            <text:p>0.306537</text:p>
          </table:table-cell>
          <table:table-cell table:style-name="ce1" office:value-type="float" office:value="0.030743">
            <text:p>0.030743</text:p>
          </table:table-cell>
          <table:table-cell table:style-name="ce1" office:value-type="float" office:value="0.027346">
            <text:p>0.027346</text:p>
          </table:table-cell>
          <table:table-cell table:style-name="ce1" office:value-type="float" office:value="0.02933">
            <text:p>0.02933</text:p>
          </table:table-cell>
          <table:table-cell table:style-name="ce1" office:value-type="float" office:value="0.028819">
            <text:p>0.028819</text:p>
          </table:table-cell>
          <table:table-cell table:style-name="ce1" office:value-type="float" office:value="0.000585">
            <text:p>0.000585</text:p>
          </table:table-cell>
          <table:table-cell table:style-name="ce1" office:value-type="float" office:value="0.000693">
            <text:p>0.000693</text:p>
          </table:table-cell>
          <table:table-cell table:style-name="ce1" office:value-type="float" office:value="0.000669">
            <text:p>0.000669</text:p>
          </table:table-cell>
          <table:table-cell table:style-name="ce1" office:value-type="float" office:value="0.00057">
            <text:p>0.00057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86742">
            <text:p>0.086742</text:p>
          </table:table-cell>
          <table:table-cell table:style-name="ce1" office:value-type="float" office:value="0.086191">
            <text:p>0.086191</text:p>
          </table:table-cell>
          <table:table-cell table:style-name="ce1" office:value-type="float" office:value="0.08847">
            <text:p>0.08847</text:p>
          </table:table-cell>
          <table:table-cell table:style-name="ce1" office:value-type="float" office:value="0.089591">
            <text:p>0.089591</text:p>
          </table:table-cell>
          <table:table-cell table:style-name="ce1" office:value-type="float" office:value="0.089562">
            <text:p>0.089562</text:p>
          </table:table-cell>
          <table:table-cell table:style-name="ce1" office:value-type="float" office:value="0.000479">
            <text:p>0.000479</text:p>
          </table:table-cell>
          <table:table-cell table:style-name="ce1" table:number-columns-repeated="2"/>
          <table:table-cell table:style-name="ce1" office:value-type="float" office:value="0.000416">
            <text:p>0.000416</text:p>
          </table:table-cell>
          <table:table-cell table:style-name="ce1" office:value-type="float" office:value="0.000626">
            <text:p>0.000626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1" office:value-type="float" office:value="0.035721">
            <text:p>0.035721</text:p>
          </table:table-cell>
          <table:table-cell table:style-name="ce1" office:value-type="float" office:value="0.031326">
            <text:p>0.031326</text:p>
          </table:table-cell>
          <table:table-cell table:style-name="ce1" office:value-type="float" office:value="0.033737">
            <text:p>0.033737</text:p>
          </table:table-cell>
          <table:table-cell table:style-name="ce1" office:value-type="float" office:value="0.028062">
            <text:p>0.028062</text:p>
          </table:table-cell>
          <table:table-cell table:style-name="ce1" office:value-type="float" office:value="0.030577">
            <text:p>0.030577</text:p>
          </table:table-cell>
          <table:table-cell table:style-name="ce1" table:number-columns-repeated="3"/>
          <table:table-cell table:style-name="ce1" office:value-type="float" office:value="0.000475">
            <text:p>0.000475</text:p>
          </table:table-cell>
          <table:table-cell table:style-name="ce1" office:value-type="float" office:value="0.00045">
            <text:p>0.00045</text:p>
          </table:table-cell>
          <table:table-cell table:style-name="ce1" office:value-type="float" office:value="0.001192">
            <text:p>0.001192</text:p>
          </table:table-cell>
          <table:table-cell table:style-name="ce1" office:value-type="float" office:value="0.001179">
            <text:p>0.001179</text:p>
          </table:table-cell>
          <table:table-cell table:style-name="ce1" office:value-type="float" office:value="0.001242">
            <text:p>0.001242</text:p>
          </table:table-cell>
          <table:table-cell table:style-name="ce1" office:value-type="float" office:value="0.001184">
            <text:p>0.001184</text:p>
          </table:table-cell>
          <table:table-cell table:style-name="ce1" office:value-type="float" office:value="0.001243">
            <text:p>0.001243</text:p>
          </table:table-cell>
          <table:table-cell table:style-name="ce1" office:value-type="float" office:value="0.000429">
            <text:p>0.000429</text:p>
          </table:table-cell>
          <table:table-cell table:style-name="ce1" office:value-type="float" office:value="0.00065">
            <text:p>0.00065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0618">
            <text:p>0.000618</text:p>
          </table:table-cell>
          <table:table-cell table:style-name="ce1" office:value-type="float" office:value="0.000642">
            <text:p>0.000642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1" office:value-type="float" office:value="0.032236">
            <text:p>0.032236</text:p>
          </table:table-cell>
          <table:table-cell table:style-name="ce1" office:value-type="float" office:value="0.02886">
            <text:p>0.02886</text:p>
          </table:table-cell>
          <table:table-cell table:style-name="ce1" office:value-type="float" office:value="0.026942">
            <text:p>0.026942</text:p>
          </table:table-cell>
          <table:table-cell table:style-name="ce1" office:value-type="float" office:value="0.02958">
            <text:p>0.02958</text:p>
          </table:table-cell>
          <table:table-cell table:style-name="ce1" office:value-type="float" office:value="0.028993">
            <text:p>0.028993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658">
            <text:p>0.000658</text:p>
          </table:table-cell>
          <table:table-cell table:style-name="ce1" office:value-type="float" office:value="0.000587">
            <text:p>0.000587</text:p>
          </table:table-cell>
          <table:table-cell table:style-name="ce1" office:value-type="float" office:value="0.000546">
            <text:p>0.000546</text:p>
          </table:table-cell>
          <table:table-cell table:style-name="ce1" office:value-type="float" office:value="0.000745">
            <text:p>0.000745</text:p>
          </table:table-cell>
          <table:table-cell table:style-name="ce1" office:value-type="float" office:value="0.085894">
            <text:p>0.085894</text:p>
          </table:table-cell>
          <table:table-cell table:style-name="ce1" office:value-type="float" office:value="0.086186">
            <text:p>0.086186</text:p>
          </table:table-cell>
          <table:table-cell table:style-name="ce1" office:value-type="float" office:value="0.08666">
            <text:p>0.08666</text:p>
          </table:table-cell>
          <table:table-cell table:style-name="ce1" office:value-type="float" office:value="0.089746">
            <text:p>0.089746</text:p>
          </table:table-cell>
          <table:table-cell table:style-name="ce1" office:value-type="float" office:value="0.087166">
            <text:p>0.087166</text:p>
          </table:table-cell>
          <table:table-cell table:style-name="ce1" office:value-type="float" office:value="0.001414">
            <text:p>0.001414</text:p>
          </table:table-cell>
          <table:table-cell table:style-name="ce1" office:value-type="float" office:value="0.001369">
            <text:p>0.001369</text:p>
          </table:table-cell>
          <table:table-cell table:style-name="ce1" office:value-type="float" office:value="0.001453">
            <text:p>0.001453</text:p>
          </table:table-cell>
          <table:table-cell table:style-name="ce1" office:value-type="float" office:value="0.001395">
            <text:p>0.001395</text:p>
          </table:table-cell>
          <table:table-cell table:style-name="ce1" office:value-type="float" office:value="0.00148">
            <text:p>0.00148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 table:number-rows-repeated="30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RETRIEVAL TIMES USING TOKYO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office:value-type="string">
            <text:p>home, 1KB</text:p>
          </table:table-cell>
          <table:table-cell office:value-type="string">
            <text:p>home, 10KB</text:p>
          </table:table-cell>
          <table:table-cell office:value-type="string">
            <text:p>home, 100KB</text:p>
          </table:table-cell>
          <table:table-cell office:value-type="string">
            <text:p>home, 1MB</text:p>
          </table:table-cell>
          <table:table-cell office:value-type="string">
            <text:p>home 10MB</text:p>
          </table:table-cell>
          <table:table-cell office:value-type="string">
            <text:p>california, 1KB</text:p>
          </table:table-cell>
          <table:table-cell office:value-type="string">
            <text:p>california, 10KB</text:p>
          </table:table-cell>
          <table:table-cell office:value-type="string">
            <text:p>california, 100KB</text:p>
          </table:table-cell>
          <table:table-cell office:value-type="string">
            <text:p>california, 1MB</text:p>
          </table:table-cell>
          <table:table-cell office:value-type="string">
            <text:p>california 10MB</text:p>
          </table:table-cell>
          <table:table-cell office:value-type="string">
            <text:p>ireland, 1KB</text:p>
          </table:table-cell>
          <table:table-cell office:value-type="string">
            <text:p>ireland, 10KB</text:p>
          </table:table-cell>
          <table:table-cell office:value-type="string">
            <text:p>ireland, 100KB</text:p>
          </table:table-cell>
          <table:table-cell office:value-type="string">
            <text:p>ireland, 1MB</text:p>
          </table:table-cell>
          <table:table-cell office:value-type="string">
            <text:p>ireland 10MB</text:p>
          </table:table-cell>
          <table:table-cell office:value-type="string">
            <text:p>singapore, 1KB</text:p>
          </table:table-cell>
          <table:table-cell office:value-type="string">
            <text:p>singapore, 10KB</text:p>
          </table:table-cell>
          <table:table-cell office:value-type="string">
            <text:p>singapore, 100KB</text:p>
          </table:table-cell>
          <table:table-cell office:value-type="string">
            <text:p>singapore, 1MB</text:p>
          </table:table-cell>
          <table:table-cell office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0.034895">
            <text:p>0.034895</text:p>
          </table:table-cell>
          <table:table-cell table:style-name="ce1" office:value-type="float" office:value="0.036397">
            <text:p>0.036397</text:p>
          </table:table-cell>
          <table:table-cell table:style-name="ce1" office:value-type="float" office:value="0.029565">
            <text:p>0.029565</text:p>
          </table:table-cell>
          <table:table-cell table:style-name="ce1" office:value-type="float" office:value="0.029381">
            <text:p>0.029381</text:p>
          </table:table-cell>
          <table:table-cell table:style-name="ce1" office:value-type="float" office:value="0.028256">
            <text:p>0.028256</text:p>
          </table:table-cell>
          <table:table-cell table:style-name="ce1" office:value-type="float" office:value="0.00298">
            <text:p>0.00298</text:p>
          </table:table-cell>
          <table:table-cell table:style-name="ce1" office:value-type="float" office:value="0.001991">
            <text:p>0.001991</text:p>
          </table:table-cell>
          <table:table-cell table:style-name="ce1" office:value-type="float" office:value="0.003479">
            <text:p>0.003479</text:p>
          </table:table-cell>
          <table:table-cell table:style-name="ce1" office:value-type="float" office:value="0.002202">
            <text:p>0.002202</text:p>
          </table:table-cell>
          <table:table-cell table:style-name="ce1" office:value-type="float" office:value="0.002235">
            <text:p>0.002235</text:p>
          </table:table-cell>
          <table:table-cell table:style-name="ce1" office:value-type="float" office:value="0.001255">
            <text:p>0.001255</text:p>
          </table:table-cell>
          <table:table-cell table:style-name="ce1" office:value-type="float" office:value="0.001408">
            <text:p>0.001408</text:p>
          </table:table-cell>
          <table:table-cell table:style-name="ce1"/>
          <table:table-cell table:style-name="ce1" office:value-type="float" office:value="0.001002">
            <text:p>0.001002</text:p>
          </table:table-cell>
          <table:table-cell table:style-name="ce1" office:value-type="float" office:value="0.001144">
            <text:p>0.001144</text:p>
          </table:table-cell>
          <table:table-cell table:style-name="ce1" office:value-type="float" office:value="0.00041">
            <text:p>0.00041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0659">
            <text:p>0.000659</text:p>
          </table:table-cell>
          <table:table-cell table:style-name="ce1" office:value-type="float" office:value="0.000384">
            <text:p>0.000384</text:p>
          </table:table-cell>
          <table:table-cell table:style-name="ce1" office:value-type="float" office:value="0.000598">
            <text:p>0.000598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0.02874">
            <text:p>0.02874</text:p>
          </table:table-cell>
          <table:table-cell table:style-name="ce1" office:value-type="float" office:value="0.040858">
            <text:p>0.040858</text:p>
          </table:table-cell>
          <table:table-cell table:style-name="ce1" office:value-type="float" office:value="0.044846">
            <text:p>0.044846</text:p>
          </table:table-cell>
          <table:table-cell table:style-name="ce1" office:value-type="float" office:value="0.030469">
            <text:p>0.030469</text:p>
          </table:table-cell>
          <table:table-cell table:style-name="ce1" office:value-type="float" office:value="0.042171">
            <text:p>0.042171</text:p>
          </table:table-cell>
          <table:table-cell table:style-name="ce1" office:value-type="float" office:value="0.000738">
            <text:p>0.000738</text:p>
          </table:table-cell>
          <table:table-cell table:style-name="ce1"/>
          <table:table-cell table:style-name="ce1" office:value-type="float" office:value="0.000741">
            <text:p>0.000741</text:p>
          </table:table-cell>
          <table:table-cell table:style-name="ce1" office:value-type="float" office:value="0.000742">
            <text:p>0.000742</text:p>
          </table:table-cell>
          <table:table-cell table:style-name="ce1" office:value-type="float" office:value="0.000455">
            <text:p>0.000455</text:p>
          </table:table-cell>
          <table:table-cell table:style-name="ce1" office:value-type="float" office:value="0.001217">
            <text:p>0.001217</text:p>
          </table:table-cell>
          <table:table-cell table:style-name="ce1" office:value-type="float" office:value="0.00129">
            <text:p>0.00129</text:p>
          </table:table-cell>
          <table:table-cell table:style-name="ce1" office:value-type="float" office:value="0.001067">
            <text:p>0.001067</text:p>
          </table:table-cell>
          <table:table-cell table:style-name="ce1" office:value-type="float" office:value="0.001211">
            <text:p>0.001211</text:p>
          </table:table-cell>
          <table:table-cell table:style-name="ce1" office:value-type="float" office:value="0.001237">
            <text:p>0.001237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433">
            <text:p>0.000433</text:p>
          </table:table-cell>
          <table:table-cell table:style-name="ce1" office:value-type="float" office:value="0.000608">
            <text:p>0.000608</text:p>
          </table:table-cell>
          <table:table-cell table:style-name="ce1" office:value-type="float" office:value="0.000403">
            <text:p>0.000403</text:p>
          </table:table-cell>
          <table:table-cell table:style-name="ce1" office:value-type="float" office:value="0.000675">
            <text:p>0.000675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office:value-type="float" office:value="0.033969">
            <text:p>0.033969</text:p>
          </table:table-cell>
          <table:table-cell table:style-name="ce1" office:value-type="float" office:value="0.029557">
            <text:p>0.029557</text:p>
          </table:table-cell>
          <table:table-cell table:style-name="ce1"/>
          <table:table-cell table:style-name="ce1" office:value-type="float" office:value="0.027193">
            <text:p>0.027193</text:p>
          </table:table-cell>
          <table:table-cell table:style-name="ce1" office:value-type="float" office:value="0.036374">
            <text:p>0.036374</text:p>
          </table:table-cell>
          <table:table-cell table:style-name="ce1" office:value-type="float" office:value="0.000473">
            <text:p>0.000473</text:p>
          </table:table-cell>
          <table:table-cell table:style-name="ce1" office:value-type="float" office:value="0.000425">
            <text:p>0.000425</text:p>
          </table:table-cell>
          <table:table-cell table:style-name="ce1" office:value-type="float" office:value="0.000629">
            <text:p>0.000629</text:p>
          </table:table-cell>
          <table:table-cell table:style-name="ce1" office:value-type="float" office:value="0.000481">
            <text:p>0.000481</text:p>
          </table:table-cell>
          <table:table-cell table:style-name="ce1" office:value-type="float" office:value="0.000916">
            <text:p>0.000916</text:p>
          </table:table-cell>
          <table:table-cell table:style-name="ce1" office:value-type="float" office:value="0.001141">
            <text:p>0.001141</text:p>
          </table:table-cell>
          <table:table-cell table:style-name="ce1" office:value-type="float" office:value="0.001371">
            <text:p>0.001371</text:p>
          </table:table-cell>
          <table:table-cell table:style-name="ce1" office:value-type="float" office:value="0.001264">
            <text:p>0.001264</text:p>
          </table:table-cell>
          <table:table-cell table:style-name="ce1" office:value-type="float" office:value="0.001043">
            <text:p>0.001043</text:p>
          </table:table-cell>
          <table:table-cell table:style-name="ce1" office:value-type="float" office:value="0.001444">
            <text:p>0.001444</text:p>
          </table:table-cell>
          <table:table-cell table:style-name="ce1" office:value-type="float" office:value="0.000656">
            <text:p>0.000656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443">
            <text:p>0.000443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00457">
            <text:p>0.000457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0.027452">
            <text:p>0.027452</text:p>
          </table:table-cell>
          <table:table-cell table:style-name="ce1" office:value-type="float" office:value="0.029564">
            <text:p>0.029564</text:p>
          </table:table-cell>
          <table:table-cell table:style-name="ce1" office:value-type="float" office:value="0.032069">
            <text:p>0.032069</text:p>
          </table:table-cell>
          <table:table-cell table:style-name="ce1" office:value-type="float" office:value="0.030718">
            <text:p>0.030718</text:p>
          </table:table-cell>
          <table:table-cell table:style-name="ce1" office:value-type="float" office:value="0.028491">
            <text:p>0.028491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695">
            <text:p>0.000695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539">
            <text:p>0.000539</text:p>
          </table:table-cell>
          <table:table-cell table:style-name="ce1" office:value-type="float" office:value="0.090239">
            <text:p>0.090239</text:p>
          </table:table-cell>
          <table:table-cell table:style-name="ce1" office:value-type="float" office:value="0.084927">
            <text:p>0.084927</text:p>
          </table:table-cell>
          <table:table-cell table:style-name="ce1" office:value-type="float" office:value="0.095948">
            <text:p>0.095948</text:p>
          </table:table-cell>
          <table:table-cell table:style-name="ce1" office:value-type="float" office:value="0.096382">
            <text:p>0.096382</text:p>
          </table:table-cell>
          <table:table-cell table:style-name="ce1" office:value-type="float" office:value="0.09636">
            <text:p>0.09636</text:p>
          </table:table-cell>
          <table:table-cell table:style-name="ce1" office:value-type="float" office:value="0.000417">
            <text:p>0.000417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26">
            <text:p>0.000626</text:p>
          </table:table-cell>
          <table:table-cell table:style-name="ce1" office:value-type="float" office:value="0.000741">
            <text:p>0.000741</text:p>
          </table:table-cell>
          <table:table-cell table:style-name="ce1" office:value-type="float" office:value="0.000684">
            <text:p>0.000684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office:value-type="float" office:value="0.028786">
            <text:p>0.028786</text:p>
          </table:table-cell>
          <table:table-cell table:style-name="ce1" office:value-type="float" office:value="0.065875">
            <text:p>0.065875</text:p>
          </table:table-cell>
          <table:table-cell table:style-name="ce1" office:value-type="float" office:value="0.068263">
            <text:p>0.068263</text:p>
          </table:table-cell>
          <table:table-cell table:style-name="ce1" office:value-type="float" office:value="0.038038">
            <text:p>0.038038</text:p>
          </table:table-cell>
          <table:table-cell table:style-name="ce1" office:value-type="float" office:value="0.027561">
            <text:p>0.027561</text:p>
          </table:table-cell>
          <table:table-cell table:style-name="ce1" office:value-type="float" office:value="0.000461">
            <text:p>0.000461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621">
            <text:p>0.000621</text:p>
          </table:table-cell>
          <table:table-cell table:style-name="ce1" office:value-type="float" office:value="0.000931">
            <text:p>0.000931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1692">
            <text:p>0.001692</text:p>
          </table:table-cell>
          <table:table-cell table:style-name="ce1" office:value-type="float" office:value="0.001104">
            <text:p>0.001104</text:p>
          </table:table-cell>
          <table:table-cell table:style-name="ce1" office:value-type="float" office:value="0.001655">
            <text:p>0.001655</text:p>
          </table:table-cell>
          <table:table-cell table:style-name="ce1" office:value-type="float" office:value="0.001257">
            <text:p>0.001257</text:p>
          </table:table-cell>
          <table:table-cell table:style-name="ce1" office:value-type="float" office:value="0.001477">
            <text:p>0.001477</text:p>
          </table:table-cell>
          <table:table-cell table:style-name="ce1" office:value-type="float" office:value="0.000435">
            <text:p>0.000435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427">
            <text:p>0.000427</text:p>
          </table:table-cell>
          <table:table-cell table:style-name="ce1" office:value-type="float" office:value="0.000638">
            <text:p>0.000638</text:p>
          </table:table-cell>
          <table:table-cell table:style-name="ce1" office:value-type="float" office:value="0.000448">
            <text:p>0.000448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office:value-type="float" office:value="0.027331">
            <text:p>0.027331</text:p>
          </table:table-cell>
          <table:table-cell table:style-name="ce1" office:value-type="float" office:value="0.01097">
            <text:p>0.01097</text:p>
          </table:table-cell>
          <table:table-cell table:style-name="ce1" office:value-type="float" office:value="0.027903">
            <text:p>0.027903</text:p>
          </table:table-cell>
          <table:table-cell table:style-name="ce1" office:value-type="float" office:value="0.032389">
            <text:p>0.032389</text:p>
          </table:table-cell>
          <table:table-cell table:style-name="ce1" office:value-type="float" office:value="0.002887">
            <text:p>0.002887</text:p>
          </table:table-cell>
          <table:table-cell table:style-name="ce1" office:value-type="float" office:value="0.000398">
            <text:p>0.000398</text:p>
          </table:table-cell>
          <table:table-cell table:style-name="ce1" table:number-columns-repeated="2"/>
          <table:table-cell table:style-name="ce1" office:value-type="float" office:value="0.000421">
            <text:p>0.000421</text:p>
          </table:table-cell>
          <table:table-cell table:style-name="ce1" office:value-type="float" office:value="0.000711">
            <text:p>0.000711</text:p>
          </table:table-cell>
          <table:table-cell table:style-name="ce1" office:value-type="float" office:value="0.018006">
            <text:p>0.018006</text:p>
          </table:table-cell>
          <table:table-cell table:style-name="ce1" office:value-type="float" office:value="0.018293">
            <text:p>0.018293</text:p>
          </table:table-cell>
          <table:table-cell table:style-name="ce1" office:value-type="float" office:value="0.018207">
            <text:p>0.018207</text:p>
          </table:table-cell>
          <table:table-cell table:style-name="ce1" office:value-type="float" office:value="0.01837">
            <text:p>0.01837</text:p>
          </table:table-cell>
          <table:table-cell table:style-name="ce1" office:value-type="float" office:value="0.017895">
            <text:p>0.017895</text:p>
          </table:table-cell>
          <table:table-cell table:style-name="ce1" office:value-type="float" office:value="0.000419">
            <text:p>0.000419</text:p>
          </table:table-cell>
          <table:table-cell table:style-name="ce1" table:number-columns-repeated="2"/>
          <table:table-cell table:style-name="ce1" office:value-type="float" office:value="0.000635">
            <text:p>0.000635</text:p>
          </table:table-cell>
          <table:table-cell table:style-name="ce1" office:value-type="float" office:value="0.000626">
            <text:p>0.000626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0.028452">
            <text:p>0.028452</text:p>
          </table:table-cell>
          <table:table-cell table:style-name="ce1" office:value-type="float" office:value="0.028744">
            <text:p>0.028744</text:p>
          </table:table-cell>
          <table:table-cell table:style-name="ce1" office:value-type="float" office:value="0.000078">
            <text:p>0.000078</text:p>
          </table:table-cell>
          <table:table-cell table:style-name="ce1" office:value-type="float" office:value="0.035425">
            <text:p>0.035425</text:p>
          </table:table-cell>
          <table:table-cell table:style-name="ce1" office:value-type="float" office:value="0.037138">
            <text:p>0.037138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788">
            <text:p>0.000788</text:p>
          </table:table-cell>
          <table:table-cell table:style-name="ce1" office:value-type="float" office:value="0.000666">
            <text:p>0.000666</text:p>
          </table:table-cell>
          <table:table-cell table:style-name="ce1" office:value-type="float" office:value="0.000624">
            <text:p>0.000624</text:p>
          </table:table-cell>
          <table:table-cell table:style-name="ce1" office:value-type="float" office:value="0.000641">
            <text:p>0.000641</text:p>
          </table:table-cell>
          <table:table-cell table:style-name="ce1" office:value-type="float" office:value="0.017898">
            <text:p>0.017898</text:p>
          </table:table-cell>
          <table:table-cell table:style-name="ce1" office:value-type="float" office:value="0.017965">
            <text:p>0.017965</text:p>
          </table:table-cell>
          <table:table-cell table:style-name="ce1" office:value-type="float" office:value="0.018112">
            <text:p>0.018112</text:p>
          </table:table-cell>
          <table:table-cell table:style-name="ce1" office:value-type="float" office:value="0.018157">
            <text:p>0.018157</text:p>
          </table:table-cell>
          <table:table-cell table:style-name="ce1" office:value-type="float" office:value="0.018146">
            <text:p>0.018146</text:p>
          </table:table-cell>
          <table:table-cell table:style-name="ce1" office:value-type="float" office:value="0.001436">
            <text:p>0.001436</text:p>
          </table:table-cell>
          <table:table-cell table:style-name="ce1"/>
          <table:table-cell table:style-name="ce1" office:value-type="float" office:value="0.001731">
            <text:p>0.001731</text:p>
          </table:table-cell>
          <table:table-cell table:style-name="ce1" office:value-type="float" office:value="0.001388">
            <text:p>0.001388</text:p>
          </table:table-cell>
          <table:table-cell table:style-name="ce1" office:value-type="float" office:value="0.001449">
            <text:p>0.001449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0.030252">
            <text:p>0.030252</text:p>
          </table:table-cell>
          <table:table-cell table:style-name="ce1" office:value-type="float" office:value="0.066753">
            <text:p>0.066753</text:p>
          </table:table-cell>
          <table:table-cell table:style-name="ce1" office:value-type="float" office:value="0.029408">
            <text:p>0.029408</text:p>
          </table:table-cell>
          <table:table-cell table:style-name="ce1" office:value-type="float" office:value="0.030446">
            <text:p>0.030446</text:p>
          </table:table-cell>
          <table:table-cell table:style-name="ce1" office:value-type="float" office:value="0.01274">
            <text:p>0.01274</text:p>
          </table:table-cell>
          <table:table-cell table:style-name="ce1" office:value-type="float" office:value="0.0006">
            <text:p>0.0006</text:p>
          </table:table-cell>
          <table:table-cell table:style-name="ce1" office:value-type="float" office:value="0.00048">
            <text:p>0.00048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0421">
            <text:p>0.000421</text:p>
          </table:table-cell>
          <table:table-cell table:style-name="ce1"/>
          <table:table-cell table:style-name="ce1" office:value-type="float" office:value="0.001009">
            <text:p>0.001009</text:p>
          </table:table-cell>
          <table:table-cell table:style-name="ce1" office:value-type="float" office:value="0.001212">
            <text:p>0.001212</text:p>
          </table:table-cell>
          <table:table-cell table:style-name="ce1" office:value-type="float" office:value="0.001694">
            <text:p>0.001694</text:p>
          </table:table-cell>
          <table:table-cell table:style-name="ce1" office:value-type="float" office:value="0.001532">
            <text:p>0.001532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678">
            <text:p>0.000678</text:p>
          </table:table-cell>
          <table:table-cell table:style-name="ce1" office:value-type="float" office:value="0.000702">
            <text:p>0.000702</text:p>
          </table:table-cell>
          <table:table-cell table:style-name="ce1" office:value-type="float" office:value="0.000747">
            <text:p>0.000747</text:p>
          </table:table-cell>
          <table:table-cell table:style-name="ce1" office:value-type="float" office:value="0.000673">
            <text:p>0.000673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office:value-type="float" office:value="0.035322">
            <text:p>0.035322</text:p>
          </table:table-cell>
          <table:table-cell table:style-name="ce1" office:value-type="float" office:value="0.03103">
            <text:p>0.03103</text:p>
          </table:table-cell>
          <table:table-cell table:style-name="ce1" office:value-type="float" office:value="0.036411">
            <text:p>0.036411</text:p>
          </table:table-cell>
          <table:table-cell table:style-name="ce1" office:value-type="float" office:value="0.031055">
            <text:p>0.031055</text:p>
          </table:table-cell>
          <table:table-cell table:style-name="ce1" office:value-type="float" office:value="0.044655">
            <text:p>0.044655</text:p>
          </table:table-cell>
          <table:table-cell table:style-name="ce1" office:value-type="float" office:value="0.000664">
            <text:p>0.000664</text:p>
          </table:table-cell>
          <table:table-cell table:style-name="ce1" office:value-type="float" office:value="0.000695">
            <text:p>0.000695</text:p>
          </table:table-cell>
          <table:table-cell table:style-name="ce1" office:value-type="float" office:value="0.000667">
            <text:p>0.000667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897">
            <text:p>0.000897</text:p>
          </table:table-cell>
          <table:table-cell table:style-name="ce1" table:number-columns-repeated="2"/>
          <table:table-cell table:style-name="ce1" office:value-type="float" office:value="0.001421">
            <text:p>0.001421</text:p>
          </table:table-cell>
          <table:table-cell table:style-name="ce1" office:value-type="float" office:value="0.001146">
            <text:p>0.001146</text:p>
          </table:table-cell>
          <table:table-cell table:style-name="ce1" office:value-type="float" office:value="0.000659">
            <text:p>0.000659</text:p>
          </table:table-cell>
          <table:table-cell table:style-name="ce1" office:value-type="float" office:value="0.000611">
            <text:p>0.000611</text:p>
          </table:table-cell>
          <table:table-cell table:style-name="ce1" office:value-type="float" office:value="0.000703">
            <text:p>0.000703</text:p>
          </table:table-cell>
          <table:table-cell table:style-name="ce1" office:value-type="float" office:value="0.000622">
            <text:p>0.000622</text:p>
          </table:table-cell>
          <table:table-cell table:style-name="ce1" office:value-type="float" office:value="0.000691">
            <text:p>0.00069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1" office:value-type="float" office:value="0.034526">
            <text:p>0.034526</text:p>
          </table:table-cell>
          <table:table-cell table:style-name="ce1" office:value-type="float" office:value="0.039639">
            <text:p>0.039639</text:p>
          </table:table-cell>
          <table:table-cell table:style-name="ce1" office:value-type="float" office:value="0.029839">
            <text:p>0.029839</text:p>
          </table:table-cell>
          <table:table-cell table:style-name="ce1" office:value-type="float" office:value="0.035152">
            <text:p>0.035152</text:p>
          </table:table-cell>
          <table:table-cell table:style-name="ce1" office:value-type="float" office:value="0.051697">
            <text:p>0.051697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444">
            <text:p>0.000444</text:p>
          </table:table-cell>
          <table:table-cell table:style-name="ce1" office:value-type="float" office:value="0.000621">
            <text:p>0.000621</text:p>
          </table:table-cell>
          <table:table-cell table:style-name="ce1" office:value-type="float" office:value="0.000412">
            <text:p>0.000412</text:p>
          </table:table-cell>
          <table:table-cell table:style-name="ce1" office:value-type="float" office:value="0.000427">
            <text:p>0.000427</text:p>
          </table:table-cell>
          <table:table-cell table:style-name="ce1" office:value-type="float" office:value="0.087192">
            <text:p>0.087192</text:p>
          </table:table-cell>
          <table:table-cell table:style-name="ce1" office:value-type="float" office:value="0.085656">
            <text:p>0.085656</text:p>
          </table:table-cell>
          <table:table-cell table:style-name="ce1" office:value-type="float" office:value="0.088615">
            <text:p>0.088615</text:p>
          </table:table-cell>
          <table:table-cell table:style-name="ce1"/>
          <table:table-cell table:style-name="ce1" office:value-type="float" office:value="0.086802">
            <text:p>0.086802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00683">
            <text:p>0.000683</text:p>
          </table:table-cell>
          <table:table-cell table:style-name="ce1" office:value-type="float" office:value="0.000657">
            <text:p>0.000657</text:p>
          </table:table-cell>
          <table:table-cell table:style-name="ce1" office:value-type="float" office:value="0.000669">
            <text:p>0.000669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 office:value-type="float" office:value="0.028461">
            <text:p>0.028461</text:p>
          </table:table-cell>
          <table:table-cell table:style-name="ce1" office:value-type="float" office:value="0.027969">
            <text:p>0.027969</text:p>
          </table:table-cell>
          <table:table-cell table:style-name="ce1" office:value-type="float" office:value="0.032882">
            <text:p>0.032882</text:p>
          </table:table-cell>
          <table:table-cell table:style-name="ce1" office:value-type="float" office:value="0.029508">
            <text:p>0.029508</text:p>
          </table:table-cell>
          <table:table-cell table:style-name="ce1" office:value-type="float" office:value="0.030565">
            <text:p>0.030565</text:p>
          </table:table-cell>
          <table:table-cell table:style-name="ce1" table:number-columns-repeated="3"/>
          <table:table-cell table:style-name="ce1" office:value-type="float" office:value="0.000714">
            <text:p>0.000714</text:p>
          </table:table-cell>
          <table:table-cell table:style-name="ce1" office:value-type="float" office:value="0.000471">
            <text:p>0.000471</text:p>
          </table:table-cell>
          <table:table-cell table:style-name="ce1" office:value-type="float" office:value="0.000904">
            <text:p>0.000904</text:p>
          </table:table-cell>
          <table:table-cell table:style-name="ce1" office:value-type="float" office:value="0.001189">
            <text:p>0.001189</text:p>
          </table:table-cell>
          <table:table-cell table:style-name="ce1" office:value-type="float" office:value="0.001228">
            <text:p>0.001228</text:p>
          </table:table-cell>
          <table:table-cell table:style-name="ce1" office:value-type="float" office:value="0.000964">
            <text:p>0.000964</text:p>
          </table:table-cell>
          <table:table-cell table:style-name="ce1" office:value-type="float" office:value="0.000915">
            <text:p>0.000915</text:p>
          </table:table-cell>
          <table:table-cell table:style-name="ce1" office:value-type="float" office:value="0.000634">
            <text:p>0.000634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00374">
            <text:p>0.000374</text:p>
          </table:table-cell>
          <table:table-cell table:style-name="ce1" office:value-type="float" office:value="0.000714">
            <text:p>0.000714</text:p>
          </table:table-cell>
          <table:table-cell table:style-name="ce1" office:value-type="float" office:value="0.000675">
            <text:p>0.000675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office:value-type="float" office:value="0.027812">
            <text:p>0.027812</text:p>
          </table:table-cell>
          <table:table-cell table:style-name="ce1" office:value-type="float" office:value="0.027965">
            <text:p>0.027965</text:p>
          </table:table-cell>
          <table:table-cell table:style-name="ce1" office:value-type="float" office:value="0.030164">
            <text:p>0.030164</text:p>
          </table:table-cell>
          <table:table-cell table:style-name="ce1" office:value-type="float" office:value="0.300661">
            <text:p>0.300661</text:p>
          </table:table-cell>
          <table:table-cell table:style-name="ce1" office:value-type="float" office:value="0.050262">
            <text:p>0.050262</text:p>
          </table:table-cell>
          <table:table-cell table:style-name="ce1" office:value-type="float" office:value="0.000721">
            <text:p>0.000721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0661">
            <text:p>0.000661</text:p>
          </table:table-cell>
          <table:table-cell table:style-name="ce1" office:value-type="float" office:value="0.000694">
            <text:p>0.000694</text:p>
          </table:table-cell>
          <table:table-cell table:style-name="ce1" office:value-type="float" office:value="0.000903">
            <text:p>0.000903</text:p>
          </table:table-cell>
          <table:table-cell table:style-name="ce1" office:value-type="float" office:value="0.089779">
            <text:p>0.089779</text:p>
          </table:table-cell>
          <table:table-cell table:style-name="ce1" office:value-type="float" office:value="0.089678">
            <text:p>0.089678</text:p>
          </table:table-cell>
          <table:table-cell table:style-name="ce1" office:value-type="float" office:value="0.086443">
            <text:p>0.086443</text:p>
          </table:table-cell>
          <table:table-cell table:style-name="ce1" office:value-type="float" office:value="0.088506">
            <text:p>0.088506</text:p>
          </table:table-cell>
          <table:table-cell table:style-name="ce1" office:value-type="float" office:value="0.086654">
            <text:p>0.086654</text:p>
          </table:table-cell>
          <table:table-cell table:style-name="ce1" office:value-type="float" office:value="0.000696">
            <text:p>0.000696</text:p>
          </table:table-cell>
          <table:table-cell table:style-name="ce1" office:value-type="float" office:value="0.000683">
            <text:p>0.000683</text:p>
          </table:table-cell>
          <table:table-cell table:style-name="ce1" office:value-type="float" office:value="0.00061">
            <text:p>0.00061</text:p>
          </table:table-cell>
          <table:table-cell table:style-name="ce1" office:value-type="float" office:value="0.000416">
            <text:p>0.000416</text:p>
          </table:table-cell>
          <table:table-cell table:style-name="ce1" office:value-type="float" office:value="0.000568">
            <text:p>0.000568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office:value-type="float" office:value="0.029058">
            <text:p>0.029058</text:p>
          </table:table-cell>
          <table:table-cell table:style-name="ce1" office:value-type="float" office:value="0.036753">
            <text:p>0.036753</text:p>
          </table:table-cell>
          <table:table-cell table:style-name="ce1" office:value-type="float" office:value="0.027819">
            <text:p>0.027819</text:p>
          </table:table-cell>
          <table:table-cell table:style-name="ce1" office:value-type="float" office:value="0.028101">
            <text:p>0.028101</text:p>
          </table:table-cell>
          <table:table-cell table:style-name="ce1" office:value-type="float" office:value="0.027614">
            <text:p>0.027614</text:p>
          </table:table-cell>
          <table:table-cell table:style-name="ce1" office:value-type="float" office:value="0.000599">
            <text:p>0.000599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0399">
            <text:p>0.000399</text:p>
          </table:table-cell>
          <table:table-cell table:style-name="ce1" office:value-type="float" office:value="0.000785">
            <text:p>0.000785</text:p>
          </table:table-cell>
          <table:table-cell table:style-name="ce1" office:value-type="float" office:value="0.088486">
            <text:p>0.088486</text:p>
          </table:table-cell>
          <table:table-cell table:style-name="ce1" office:value-type="float" office:value="0.090989">
            <text:p>0.090989</text:p>
          </table:table-cell>
          <table:table-cell table:style-name="ce1"/>
          <table:table-cell table:style-name="ce1" office:value-type="float" office:value="0.088173">
            <text:p>0.088173</text:p>
          </table:table-cell>
          <table:table-cell table:style-name="ce1" office:value-type="float" office:value="0.086763">
            <text:p>0.086763</text:p>
          </table:table-cell>
          <table:table-cell table:style-name="ce1" office:value-type="float" office:value="0.000415">
            <text:p>0.000415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0665">
            <text:p>0.000665</text:p>
          </table:table-cell>
          <table:table-cell table:style-name="ce1" office:value-type="float" office:value="0.000651">
            <text:p>0.000651</text:p>
          </table:table-cell>
          <table:table-cell table:style-name="ce1" office:value-type="float" office:value="0.000705">
            <text:p>0.000705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1" office:value-type="float" office:value="0.028141">
            <text:p>0.028141</text:p>
          </table:table-cell>
          <table:table-cell table:style-name="ce1" office:value-type="float" office:value="0.028006">
            <text:p>0.028006</text:p>
          </table:table-cell>
          <table:table-cell table:style-name="ce1" office:value-type="float" office:value="0.026865">
            <text:p>0.026865</text:p>
          </table:table-cell>
          <table:table-cell table:style-name="ce1" office:value-type="float" office:value="0.035296">
            <text:p>0.035296</text:p>
          </table:table-cell>
          <table:table-cell table:style-name="ce1" office:value-type="float" office:value="0.028268">
            <text:p>0.028268</text:p>
          </table:table-cell>
          <table:table-cell table:style-name="ce1" office:value-type="float" office:value="0.000667">
            <text:p>0.000667</text:p>
          </table:table-cell>
          <table:table-cell table:style-name="ce1" office:value-type="float" office:value="0.000673">
            <text:p>0.000673</text:p>
          </table:table-cell>
          <table:table-cell table:style-name="ce1" office:value-type="float" office:value="0.000714">
            <text:p>0.000714</text:p>
          </table:table-cell>
          <table:table-cell table:style-name="ce1" office:value-type="float" office:value="0.000393">
            <text:p>0.000393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1068">
            <text:p>0.001068</text:p>
          </table:table-cell>
          <table:table-cell table:style-name="ce1" office:value-type="float" office:value="0.001254">
            <text:p>0.001254</text:p>
          </table:table-cell>
          <table:table-cell table:style-name="ce1" office:value-type="float" office:value="0.001255">
            <text:p>0.001255</text:p>
          </table:table-cell>
          <table:table-cell table:style-name="ce1" office:value-type="float" office:value="0.00123">
            <text:p>0.00123</text:p>
          </table:table-cell>
          <table:table-cell table:style-name="ce1" office:value-type="float" office:value="0.000974">
            <text:p>0.000974</text:p>
          </table:table-cell>
          <table:table-cell table:style-name="ce1" office:value-type="float" office:value="0.001506">
            <text:p>0.001506</text:p>
          </table:table-cell>
          <table:table-cell table:style-name="ce1" office:value-type="float" office:value="0.001431">
            <text:p>0.001431</text:p>
          </table:table-cell>
          <table:table-cell table:style-name="ce1" office:value-type="float" office:value="0.001508">
            <text:p>0.001508</text:p>
          </table:table-cell>
          <table:table-cell table:style-name="ce1" office:value-type="float" office:value="0.001513">
            <text:p>0.001513</text:p>
          </table:table-cell>
          <table:table-cell table:style-name="ce1" office:value-type="float" office:value="0.001467">
            <text:p>0.001467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1" office:value-type="float" office:value="0.026795">
            <text:p>0.026795</text:p>
          </table:table-cell>
          <table:table-cell table:style-name="ce1" office:value-type="float" office:value="0.026916">
            <text:p>0.026916</text:p>
          </table:table-cell>
          <table:table-cell table:style-name="ce1" office:value-type="float" office:value="0.029391">
            <text:p>0.029391</text:p>
          </table:table-cell>
          <table:table-cell table:style-name="ce1" office:value-type="float" office:value="0.027545">
            <text:p>0.027545</text:p>
          </table:table-cell>
          <table:table-cell table:style-name="ce1" office:value-type="float" office:value="0.027501">
            <text:p>0.027501</text:p>
          </table:table-cell>
          <table:table-cell table:style-name="ce1" office:value-type="float" office:value="0.000673">
            <text:p>0.000673</text:p>
          </table:table-cell>
          <table:table-cell table:style-name="ce1" office:value-type="float" office:value="0.000706">
            <text:p>0.000706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736">
            <text:p>0.000736</text:p>
          </table:table-cell>
          <table:table-cell table:style-name="ce1" office:value-type="float" office:value="0.088475">
            <text:p>0.088475</text:p>
          </table:table-cell>
          <table:table-cell table:style-name="ce1" office:value-type="float" office:value="0.089524">
            <text:p>0.089524</text:p>
          </table:table-cell>
          <table:table-cell table:style-name="ce1" office:value-type="float" office:value="0.086317">
            <text:p>0.086317</text:p>
          </table:table-cell>
          <table:table-cell table:style-name="ce1" office:value-type="float" office:value="0.086123">
            <text:p>0.086123</text:p>
          </table:table-cell>
          <table:table-cell table:style-name="ce1" office:value-type="float" office:value="0.088589">
            <text:p>0.088589</text:p>
          </table:table-cell>
          <table:table-cell table:style-name="ce1" office:value-type="float" office:value="0.001631">
            <text:p>0.001631</text:p>
          </table:table-cell>
          <table:table-cell table:style-name="ce1" office:value-type="float" office:value="0.001461">
            <text:p>0.001461</text:p>
          </table:table-cell>
          <table:table-cell table:style-name="ce1" office:value-type="float" office:value="0.00146">
            <text:p>0.00146</text:p>
          </table:table-cell>
          <table:table-cell table:style-name="ce1" office:value-type="float" office:value="0.001458">
            <text:p>0.001458</text:p>
          </table:table-cell>
          <table:table-cell table:style-name="ce1" office:value-type="float" office:value="0.0012">
            <text:p>0.0012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0.026876">
            <text:p>0.026876</text:p>
          </table:table-cell>
          <table:table-cell table:style-name="ce1" office:value-type="float" office:value="0.031888">
            <text:p>0.031888</text:p>
          </table:table-cell>
          <table:table-cell table:style-name="ce1" office:value-type="float" office:value="0.029744">
            <text:p>0.029744</text:p>
          </table:table-cell>
          <table:table-cell table:style-name="ce1" office:value-type="float" office:value="0.027324">
            <text:p>0.027324</text:p>
          </table:table-cell>
          <table:table-cell table:style-name="ce1" office:value-type="float" office:value="0.026942">
            <text:p>0.026942</text:p>
          </table:table-cell>
          <table:table-cell table:style-name="ce1" office:value-type="float" office:value="0.00043">
            <text:p>0.00043</text:p>
          </table:table-cell>
          <table:table-cell table:style-name="ce1" office:value-type="float" office:value="0.000589">
            <text:p>0.000589</text:p>
          </table:table-cell>
          <table:table-cell table:style-name="ce1" office:value-type="float" office:value="0.000733">
            <text:p>0.000733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0379">
            <text:p>0.000379</text:p>
          </table:table-cell>
          <table:table-cell table:style-name="ce1" office:value-type="float" office:value="0.001198">
            <text:p>0.001198</text:p>
          </table:table-cell>
          <table:table-cell table:style-name="ce1" office:value-type="float" office:value="0.001135">
            <text:p>0.001135</text:p>
          </table:table-cell>
          <table:table-cell table:style-name="ce1"/>
          <table:table-cell table:style-name="ce1" office:value-type="float" office:value="0.000946">
            <text:p>0.000946</text:p>
          </table:table-cell>
          <table:table-cell table:style-name="ce1" office:value-type="float" office:value="0.00135">
            <text:p>0.00135</text:p>
          </table:table-cell>
          <table:table-cell table:style-name="ce1" table:number-columns-repeated="2"/>
          <table:table-cell table:style-name="ce1" office:value-type="float" office:value="0.000369">
            <text:p>0.000369</text:p>
          </table:table-cell>
          <table:table-cell table:style-name="ce1" office:value-type="float" office:value="0.000458">
            <text:p>0.000458</text:p>
          </table:table-cell>
          <table:table-cell table:style-name="ce1" office:value-type="float" office:value="0.000595">
            <text:p>0.000595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1" office:value-type="float" office:value="0.037366">
            <text:p>0.037366</text:p>
          </table:table-cell>
          <table:table-cell table:style-name="ce1" office:value-type="float" office:value="0.027095">
            <text:p>0.027095</text:p>
          </table:table-cell>
          <table:table-cell table:style-name="ce1" office:value-type="float" office:value="0.034809">
            <text:p>0.034809</text:p>
          </table:table-cell>
          <table:table-cell table:style-name="ce1" office:value-type="float" office:value="0.02754">
            <text:p>0.02754</text:p>
          </table:table-cell>
          <table:table-cell table:style-name="ce1" office:value-type="float" office:value="0.028456">
            <text:p>0.028456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446">
            <text:p>0.000446</text:p>
          </table:table-cell>
          <table:table-cell table:style-name="ce1" office:value-type="float" office:value="0.000574">
            <text:p>0.000574</text:p>
          </table:table-cell>
          <table:table-cell table:style-name="ce1" office:value-type="float" office:value="0.00113">
            <text:p>0.00113</text:p>
          </table:table-cell>
          <table:table-cell table:style-name="ce1" office:value-type="float" office:value="0.001443">
            <text:p>0.001443</text:p>
          </table:table-cell>
          <table:table-cell table:style-name="ce1" office:value-type="float" office:value="0.001134">
            <text:p>0.001134</text:p>
          </table:table-cell>
          <table:table-cell table:style-name="ce1" office:value-type="float" office:value="0.001146">
            <text:p>0.001146</text:p>
          </table:table-cell>
          <table:table-cell table:style-name="ce1" office:value-type="float" office:value="0.001209">
            <text:p>0.001209</text:p>
          </table:table-cell>
          <table:table-cell table:style-name="ce1" office:value-type="float" office:value="0.001215">
            <text:p>0.001215</text:p>
          </table:table-cell>
          <table:table-cell table:style-name="ce1" office:value-type="float" office:value="0.001239">
            <text:p>0.001239</text:p>
          </table:table-cell>
          <table:table-cell table:style-name="ce1" office:value-type="float" office:value="0.001517">
            <text:p>0.001517</text:p>
          </table:table-cell>
          <table:table-cell table:style-name="ce1" office:value-type="float" office:value="0.001455">
            <text:p>0.001455</text:p>
          </table:table-cell>
          <table:table-cell table:style-name="ce1" office:value-type="float" office:value="0.001445">
            <text:p>0.001445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1" office:value-type="float" office:value="0.02809">
            <text:p>0.02809</text:p>
          </table:table-cell>
          <table:table-cell table:style-name="ce1" office:value-type="float" office:value="0.036285">
            <text:p>0.036285</text:p>
          </table:table-cell>
          <table:table-cell table:style-name="ce1" office:value-type="float" office:value="0.030892">
            <text:p>0.030892</text:p>
          </table:table-cell>
          <table:table-cell table:style-name="ce1" office:value-type="float" office:value="0.036527">
            <text:p>0.036527</text:p>
          </table:table-cell>
          <table:table-cell table:style-name="ce1" office:value-type="float" office:value="0.029409">
            <text:p>0.029409</text:p>
          </table:table-cell>
          <table:table-cell table:style-name="ce1" office:value-type="float" office:value="0.000472">
            <text:p>0.000472</text:p>
          </table:table-cell>
          <table:table-cell table:style-name="ce1" office:value-type="float" office:value="0.000633">
            <text:p>0.000633</text:p>
          </table:table-cell>
          <table:table-cell table:style-name="ce1" office:value-type="float" office:value="0.000492">
            <text:p>0.000492</text:p>
          </table:table-cell>
          <table:table-cell table:style-name="ce1" office:value-type="float" office:value="0.000604">
            <text:p>0.000604</text:p>
          </table:table-cell>
          <table:table-cell table:style-name="ce1" office:value-type="float" office:value="0.000635">
            <text:p>0.000635</text:p>
          </table:table-cell>
          <table:table-cell table:style-name="ce1" table:number-columns-repeated="2"/>
          <table:table-cell table:style-name="ce1" office:value-type="float" office:value="0.000957">
            <text:p>0.000957</text:p>
          </table:table-cell>
          <table:table-cell table:style-name="ce1" office:value-type="float" office:value="0.001507">
            <text:p>0.001507</text:p>
          </table:table-cell>
          <table:table-cell table:style-name="ce1" office:value-type="float" office:value="0.00139">
            <text:p>0.00139</text:p>
          </table:table-cell>
          <table:table-cell table:style-name="ce1" office:value-type="float" office:value="0.000757">
            <text:p>0.000757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0758">
            <text:p>0.000758</text:p>
          </table:table-cell>
          <table:table-cell table:style-name="ce1" office:value-type="float" office:value="0.000457">
            <text:p>0.000457</text:p>
          </table:table-cell>
          <table:table-cell table:style-name="ce1" office:value-type="float" office:value="0.000597">
            <text:p>0.000597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1" office:value-type="float" office:value="0.027269">
            <text:p>0.027269</text:p>
          </table:table-cell>
          <table:table-cell table:style-name="ce1" office:value-type="float" office:value="0.029766">
            <text:p>0.029766</text:p>
          </table:table-cell>
          <table:table-cell table:style-name="ce1" office:value-type="float" office:value="0.027876">
            <text:p>0.027876</text:p>
          </table:table-cell>
          <table:table-cell table:style-name="ce1" office:value-type="float" office:value="0.031054">
            <text:p>0.031054</text:p>
          </table:table-cell>
          <table:table-cell table:style-name="ce1" office:value-type="float" office:value="0.028774">
            <text:p>0.028774</text:p>
          </table:table-cell>
          <table:table-cell table:style-name="ce1" office:value-type="float" office:value="0.000435">
            <text:p>0.000435</text:p>
          </table:table-cell>
          <table:table-cell table:style-name="ce1" office:value-type="float" office:value="0.0004">
            <text:p>0.0004</text:p>
          </table:table-cell>
          <table:table-cell table:style-name="ce1" office:value-type="float" office:value="0.00071">
            <text:p>0.00071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0655">
            <text:p>0.000655</text:p>
          </table:table-cell>
          <table:table-cell table:style-name="ce1" office:value-type="float" office:value="0.001596">
            <text:p>0.001596</text:p>
          </table:table-cell>
          <table:table-cell table:style-name="ce1" office:value-type="float" office:value="0.001364">
            <text:p>0.001364</text:p>
          </table:table-cell>
          <table:table-cell table:style-name="ce1" office:value-type="float" office:value="0.001204">
            <text:p>0.001204</text:p>
          </table:table-cell>
          <table:table-cell table:style-name="ce1" office:value-type="float" office:value="0.001273">
            <text:p>0.001273</text:p>
          </table:table-cell>
          <table:table-cell table:style-name="ce1" office:value-type="float" office:value="0.001398">
            <text:p>0.001398</text:p>
          </table:table-cell>
          <table:table-cell table:number-columns-repeated="2" table:style-name="ce1" office:value-type="float" office:value="0.000436">
            <text:p>0.000436</text:p>
          </table:table-cell>
          <table:table-cell table:style-name="ce1" office:value-type="float" office:value="0.000681">
            <text:p>0.000681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729">
            <text:p>0.000729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1" office:value-type="float" office:value="0.028968">
            <text:p>0.028968</text:p>
          </table:table-cell>
          <table:table-cell table:style-name="ce1" office:value-type="float" office:value="0.042576">
            <text:p>0.042576</text:p>
          </table:table-cell>
          <table:table-cell table:style-name="ce1" office:value-type="float" office:value="0.028761">
            <text:p>0.028761</text:p>
          </table:table-cell>
          <table:table-cell table:style-name="ce1" office:value-type="float" office:value="0.027702">
            <text:p>0.027702</text:p>
          </table:table-cell>
          <table:table-cell table:style-name="ce1" office:value-type="float" office:value="0.030128">
            <text:p>0.030128</text:p>
          </table:table-cell>
          <table:table-cell table:style-name="ce1" office:value-type="float" office:value="0.00063">
            <text:p>0.00063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00643">
            <text:p>0.000643</text:p>
          </table:table-cell>
          <table:table-cell table:style-name="ce1" office:value-type="float" office:value="0.000429">
            <text:p>0.000429</text:p>
          </table:table-cell>
          <table:table-cell table:style-name="ce1" office:value-type="float" office:value="0.000638">
            <text:p>0.000638</text:p>
          </table:table-cell>
          <table:table-cell table:style-name="ce1" office:value-type="float" office:value="0.001407">
            <text:p>0.001407</text:p>
          </table:table-cell>
          <table:table-cell table:style-name="ce1" office:value-type="float" office:value="0.000959">
            <text:p>0.000959</text:p>
          </table:table-cell>
          <table:table-cell table:style-name="ce1" office:value-type="float" office:value="0.001231">
            <text:p>0.001231</text:p>
          </table:table-cell>
          <table:table-cell table:style-name="ce1" office:value-type="float" office:value="0.001413">
            <text:p>0.001413</text:p>
          </table:table-cell>
          <table:table-cell table:style-name="ce1" office:value-type="float" office:value="0.001215">
            <text:p>0.001215</text:p>
          </table:table-cell>
          <table:table-cell table:style-name="ce1" office:value-type="float" office:value="0.000436">
            <text:p>0.000436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44">
            <text:p>0.00044</text:p>
          </table:table-cell>
          <table:table-cell table:style-name="ce1" office:value-type="float" office:value="0.000617">
            <text:p>0.000617</text:p>
          </table:table-cell>
          <table:table-cell table:style-name="ce1" office:value-type="float" office:value="0.000651">
            <text:p>0.000651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1" office:value-type="float" office:value="0.028152">
            <text:p>0.028152</text:p>
          </table:table-cell>
          <table:table-cell table:style-name="ce1" office:value-type="float" office:value="0.00161">
            <text:p>0.00161</text:p>
          </table:table-cell>
          <table:table-cell table:style-name="ce1" office:value-type="float" office:value="0.029564">
            <text:p>0.029564</text:p>
          </table:table-cell>
          <table:table-cell table:style-name="ce1" office:value-type="float" office:value="0.027574">
            <text:p>0.027574</text:p>
          </table:table-cell>
          <table:table-cell table:style-name="ce1" office:value-type="float" office:value="0.030126">
            <text:p>0.030126</text:p>
          </table:table-cell>
          <table:table-cell table:style-name="ce1" office:value-type="float" office:value="0.000651">
            <text:p>0.000651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584">
            <text:p>0.000584</text:p>
          </table:table-cell>
          <table:table-cell table:style-name="ce1" office:value-type="float" office:value="0.000681">
            <text:p>0.000681</text:p>
          </table:table-cell>
          <table:table-cell table:style-name="ce1" office:value-type="float" office:value="0.000536">
            <text:p>0.000536</text:p>
          </table:table-cell>
          <table:table-cell table:style-name="ce1" office:value-type="float" office:value="0.001188">
            <text:p>0.001188</text:p>
          </table:table-cell>
          <table:table-cell table:style-name="ce1" office:value-type="float" office:value="0.001238">
            <text:p>0.001238</text:p>
          </table:table-cell>
          <table:table-cell table:style-name="ce1" office:value-type="float" office:value="0.001635">
            <text:p>0.001635</text:p>
          </table:table-cell>
          <table:table-cell table:style-name="ce1" office:value-type="float" office:value="0.001145">
            <text:p>0.001145</text:p>
          </table:table-cell>
          <table:table-cell table:style-name="ce1" office:value-type="float" office:value="0.001196">
            <text:p>0.001196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0444">
            <text:p>0.000444</text:p>
          </table:table-cell>
          <table:table-cell table:style-name="ce1" office:value-type="float" office:value="0.000574">
            <text:p>0.000574</text:p>
          </table:table-cell>
          <table:table-cell table:style-name="ce1" office:value-type="float" office:value="0.000449">
            <text:p>0.000449</text:p>
          </table:table-cell>
          <table:table-cell table:style-name="ce1" office:value-type="float" office:value="0.000707">
            <text:p>0.000707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5"/>
          <table:table-cell table:style-name="ce1" table:number-columns-repeated="5"/>
        </table:table-row>
        <table:table-row table:style-name="ro1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RETRIEVAL TIMES USING IRELAND S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office:value-type="string">
            <text:p>home, 1KB</text:p>
          </table:table-cell>
          <table:table-cell office:value-type="string">
            <text:p>home, 10KB</text:p>
          </table:table-cell>
          <table:table-cell office:value-type="string">
            <text:p>home, 100KB</text:p>
          </table:table-cell>
          <table:table-cell office:value-type="string">
            <text:p>home, 1MB</text:p>
          </table:table-cell>
          <table:table-cell office:value-type="string">
            <text:p>home 10MB</text:p>
          </table:table-cell>
          <table:table-cell office:value-type="string">
            <text:p>california, 1KB</text:p>
          </table:table-cell>
          <table:table-cell office:value-type="string">
            <text:p>california, 10KB</text:p>
          </table:table-cell>
          <table:table-cell office:value-type="string">
            <text:p>california, 100KB</text:p>
          </table:table-cell>
          <table:table-cell office:value-type="string">
            <text:p>california, 1MB</text:p>
          </table:table-cell>
          <table:table-cell office:value-type="string">
            <text:p>california 10MB</text:p>
          </table:table-cell>
          <table:table-cell office:value-type="string">
            <text:p>ireland, 1KB</text:p>
          </table:table-cell>
          <table:table-cell office:value-type="string">
            <text:p>ireland, 10KB</text:p>
          </table:table-cell>
          <table:table-cell office:value-type="string">
            <text:p>ireland, 100KB</text:p>
          </table:table-cell>
          <table:table-cell office:value-type="string">
            <text:p>ireland, 1MB</text:p>
          </table:table-cell>
          <table:table-cell office:value-type="string">
            <text:p>ireland 10MB</text:p>
          </table:table-cell>
          <table:table-cell office:value-type="string">
            <text:p>singapore, 1KB</text:p>
          </table:table-cell>
          <table:table-cell office:value-type="string">
            <text:p>singapore, 10KB</text:p>
          </table:table-cell>
          <table:table-cell office:value-type="string">
            <text:p>singapore, 100KB</text:p>
          </table:table-cell>
          <table:table-cell office:value-type="string">
            <text:p>singapore, 1MB</text:p>
          </table:table-cell>
          <table:table-cell office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0.02809">
            <text:p>0.02809</text:p>
          </table:table-cell>
          <table:table-cell table:style-name="ce1" office:value-type="float" office:value="0.031932">
            <text:p>0.031932</text:p>
          </table:table-cell>
          <table:table-cell table:style-name="ce1" office:value-type="float" office:value="0.030239">
            <text:p>0.030239</text:p>
          </table:table-cell>
          <table:table-cell table:style-name="ce1" office:value-type="float" office:value="0.049818">
            <text:p>0.049818</text:p>
          </table:table-cell>
          <table:table-cell table:style-name="ce1" office:value-type="float" office:value="0.028385">
            <text:p>0.028385</text:p>
          </table:table-cell>
          <table:table-cell table:style-name="ce1" office:value-type="float" office:value="0.004951">
            <text:p>0.004951</text:p>
          </table:table-cell>
          <table:table-cell table:style-name="ce1" office:value-type="float" office:value="0.002199">
            <text:p>0.002199</text:p>
          </table:table-cell>
          <table:table-cell table:style-name="ce1" office:value-type="float" office:value="0.002276">
            <text:p>0.002276</text:p>
          </table:table-cell>
          <table:table-cell table:style-name="ce1" office:value-type="float" office:value="0.00271">
            <text:p>0.00271</text:p>
          </table:table-cell>
          <table:table-cell table:style-name="ce1" office:value-type="float" office:value="0.003048">
            <text:p>0.003048</text:p>
          </table:table-cell>
          <table:table-cell table:style-name="ce1" office:value-type="float" office:value="0.001188">
            <text:p>0.001188</text:p>
          </table:table-cell>
          <table:table-cell table:style-name="ce1" office:value-type="float" office:value="0.001076">
            <text:p>0.001076</text:p>
          </table:table-cell>
          <table:table-cell table:style-name="ce1" office:value-type="float" office:value="0.001131">
            <text:p>0.001131</text:p>
          </table:table-cell>
          <table:table-cell table:style-name="ce1" office:value-type="float" office:value="0.001646">
            <text:p>0.001646</text:p>
          </table:table-cell>
          <table:table-cell table:style-name="ce1" office:value-type="float" office:value="0.001219">
            <text:p>0.001219</text:p>
          </table:table-cell>
          <table:table-cell table:style-name="ce1" office:value-type="float" office:value="0.000627">
            <text:p>0.000627</text:p>
          </table:table-cell>
          <table:table-cell table:style-name="ce1" office:value-type="float" office:value="0.000696">
            <text:p>0.000696</text:p>
          </table:table-cell>
          <table:table-cell table:style-name="ce1" office:value-type="float" office:value="0.000675">
            <text:p>0.000675</text:p>
          </table:table-cell>
          <table:table-cell table:style-name="ce1" office:value-type="float" office:value="0.000418">
            <text:p>0.000418</text:p>
          </table:table-cell>
          <table:table-cell table:style-name="ce1" office:value-type="float" office:value="0.000711">
            <text:p>0.000711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0.031064">
            <text:p>0.031064</text:p>
          </table:table-cell>
          <table:table-cell table:style-name="ce1" office:value-type="float" office:value="0.004265">
            <text:p>0.004265</text:p>
          </table:table-cell>
          <table:table-cell table:style-name="ce1" office:value-type="float" office:value="0.028071">
            <text:p>0.028071</text:p>
          </table:table-cell>
          <table:table-cell table:style-name="ce1" office:value-type="float" office:value="0.036359">
            <text:p>0.036359</text:p>
          </table:table-cell>
          <table:table-cell table:style-name="ce1" office:value-type="float" office:value="0.038025">
            <text:p>0.038025</text:p>
          </table:table-cell>
          <table:table-cell table:style-name="ce1"/>
          <table:table-cell table:style-name="ce1" office:value-type="float" office:value="0.0004">
            <text:p>0.0004</text:p>
          </table:table-cell>
          <table:table-cell table:style-name="ce1" office:value-type="float" office:value="0.000746">
            <text:p>0.000746</text:p>
          </table:table-cell>
          <table:table-cell table:style-name="ce1" office:value-type="float" office:value="0.000643">
            <text:p>0.000643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94979">
            <text:p>0.094979</text:p>
          </table:table-cell>
          <table:table-cell table:style-name="ce1"/>
          <table:table-cell table:style-name="ce1" office:value-type="float" office:value="0.094975">
            <text:p>0.094975</text:p>
          </table:table-cell>
          <table:table-cell table:style-name="ce1" office:value-type="float" office:value="0.088473">
            <text:p>0.088473</text:p>
          </table:table-cell>
          <table:table-cell table:style-name="ce1" office:value-type="float" office:value="0.088496">
            <text:p>0.088496</text:p>
          </table:table-cell>
          <table:table-cell table:style-name="ce1" office:value-type="float" office:value="0.000716">
            <text:p>0.000716</text:p>
          </table:table-cell>
          <table:table-cell table:style-name="ce1" office:value-type="float" office:value="0.000622">
            <text:p>0.000622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0671">
            <text:p>0.000671</text:p>
          </table:table-cell>
          <table:table-cell table:style-name="ce1" office:value-type="float" office:value="0.000624">
            <text:p>0.000624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office:value-type="float" office:value="0.039945">
            <text:p>0.039945</text:p>
          </table:table-cell>
          <table:table-cell table:style-name="ce1" office:value-type="float" office:value="0.043076">
            <text:p>0.043076</text:p>
          </table:table-cell>
          <table:table-cell table:style-name="ce1" office:value-type="float" office:value="0.031584">
            <text:p>0.031584</text:p>
          </table:table-cell>
          <table:table-cell table:style-name="ce1" office:value-type="float" office:value="0.039907">
            <text:p>0.039907</text:p>
          </table:table-cell>
          <table:table-cell table:style-name="ce1" office:value-type="float" office:value="0.034673">
            <text:p>0.034673</text:p>
          </table:table-cell>
          <table:table-cell table:style-name="ce1" office:value-type="float" office:value="0.000618">
            <text:p>0.000618</text:p>
          </table:table-cell>
          <table:table-cell table:style-name="ce1" office:value-type="float" office:value="0.000441">
            <text:p>0.000441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69">
            <text:p>0.000669</text:p>
          </table:table-cell>
          <table:table-cell table:style-name="ce1" office:value-type="float" office:value="0.000628">
            <text:p>0.000628</text:p>
          </table:table-cell>
          <table:table-cell table:style-name="ce1" office:value-type="float" office:value="0.09458">
            <text:p>0.09458</text:p>
          </table:table-cell>
          <table:table-cell table:style-name="ce1" office:value-type="float" office:value="0.096143">
            <text:p>0.096143</text:p>
          </table:table-cell>
          <table:table-cell table:style-name="ce1" office:value-type="float" office:value="0.095095">
            <text:p>0.095095</text:p>
          </table:table-cell>
          <table:table-cell table:style-name="ce1" office:value-type="float" office:value="0.096399">
            <text:p>0.096399</text:p>
          </table:table-cell>
          <table:table-cell table:style-name="ce1" office:value-type="float" office:value="0.094907">
            <text:p>0.094907</text:p>
          </table:table-cell>
          <table:table-cell table:style-name="ce1" office:value-type="float" office:value="0.000718">
            <text:p>0.000718</text:p>
          </table:table-cell>
          <table:table-cell table:style-name="ce1" office:value-type="float" office:value="0.000459">
            <text:p>0.000459</text:p>
          </table:table-cell>
          <table:table-cell table:style-name="ce1" office:value-type="float" office:value="0.000637">
            <text:p>0.000637</text:p>
          </table:table-cell>
          <table:table-cell table:style-name="ce1" office:value-type="float" office:value="0.000653">
            <text:p>0.000653</text:p>
          </table:table-cell>
          <table:table-cell table:style-name="ce1" office:value-type="float" office:value="0.000717">
            <text:p>0.000717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0.027123">
            <text:p>0.027123</text:p>
          </table:table-cell>
          <table:table-cell table:style-name="ce1" office:value-type="float" office:value="0.03647">
            <text:p>0.03647</text:p>
          </table:table-cell>
          <table:table-cell table:style-name="ce1" office:value-type="float" office:value="0.043025">
            <text:p>0.043025</text:p>
          </table:table-cell>
          <table:table-cell table:style-name="ce1" office:value-type="float" office:value="0.038456">
            <text:p>0.038456</text:p>
          </table:table-cell>
          <table:table-cell table:style-name="ce1" office:value-type="float" office:value="0.028558">
            <text:p>0.028558</text:p>
          </table:table-cell>
          <table:table-cell table:style-name="ce1" office:value-type="float" office:value="0.000687">
            <text:p>0.000687</text:p>
          </table:table-cell>
          <table:table-cell table:style-name="ce1" office:value-type="float" office:value="0.00071">
            <text:p>0.00071</text:p>
          </table:table-cell>
          <table:table-cell table:style-name="ce1" office:value-type="float" office:value="0.000433">
            <text:p>0.000433</text:p>
          </table:table-cell>
          <table:table-cell table:style-name="ce1" office:value-type="float" office:value="0.000627">
            <text:p>0.000627</text:p>
          </table:table-cell>
          <table:table-cell table:style-name="ce1" office:value-type="float" office:value="0.000616">
            <text:p>0.000616</text:p>
          </table:table-cell>
          <table:table-cell table:style-name="ce1" office:value-type="float" office:value="0.001185">
            <text:p>0.001185</text:p>
          </table:table-cell>
          <table:table-cell table:style-name="ce1" office:value-type="float" office:value="0.001193">
            <text:p>0.001193</text:p>
          </table:table-cell>
          <table:table-cell table:style-name="ce1" office:value-type="float" office:value="0.001151">
            <text:p>0.001151</text:p>
          </table:table-cell>
          <table:table-cell table:style-name="ce1" office:value-type="float" office:value="0.001176">
            <text:p>0.001176</text:p>
          </table:table-cell>
          <table:table-cell table:style-name="ce1" office:value-type="float" office:value="0.00131">
            <text:p>0.00131</text:p>
          </table:table-cell>
          <table:table-cell table:style-name="ce1" office:value-type="float" office:value="0.000711">
            <text:p>0.000711</text:p>
          </table:table-cell>
          <table:table-cell table:style-name="ce1" office:value-type="float" office:value="0.000677">
            <text:p>0.000677</text:p>
          </table:table-cell>
          <table:table-cell table:style-name="ce1" office:value-type="float" office:value="0.000461">
            <text:p>0.000461</text:p>
          </table:table-cell>
          <table:table-cell table:style-name="ce1" office:value-type="float" office:value="0.000409">
            <text:p>0.000409</text:p>
          </table:table-cell>
          <table:table-cell table:style-name="ce1" office:value-type="float" office:value="0.000695">
            <text:p>0.000695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office:value-type="float" office:value="0.028564">
            <text:p>0.028564</text:p>
          </table:table-cell>
          <table:table-cell table:style-name="ce1" office:value-type="float" office:value="0.028375">
            <text:p>0.028375</text:p>
          </table:table-cell>
          <table:table-cell table:style-name="ce1" office:value-type="float" office:value="0.041338">
            <text:p>0.041338</text:p>
          </table:table-cell>
          <table:table-cell table:style-name="ce1" office:value-type="float" office:value="0.031452">
            <text:p>0.031452</text:p>
          </table:table-cell>
          <table:table-cell table:style-name="ce1" office:value-type="float" office:value="0.037975">
            <text:p>0.037975</text:p>
          </table:table-cell>
          <table:table-cell table:style-name="ce1" office:value-type="float" office:value="0.000721">
            <text:p>0.000721</text:p>
          </table:table-cell>
          <table:table-cell table:style-name="ce1" office:value-type="float" office:value="0.000676">
            <text:p>0.000676</text:p>
          </table:table-cell>
          <table:table-cell table:style-name="ce1" office:value-type="float" office:value="0.000409">
            <text:p>0.000409</text:p>
          </table:table-cell>
          <table:table-cell table:style-name="ce1" office:value-type="float" office:value="0.000473">
            <text:p>0.000473</text:p>
          </table:table-cell>
          <table:table-cell table:style-name="ce1" office:value-type="float" office:value="0.000634">
            <text:p>0.000634</text:p>
          </table:table-cell>
          <table:table-cell table:style-name="ce1" table:number-columns-repeated="2"/>
          <table:table-cell table:style-name="ce1" office:value-type="float" office:value="0.001131">
            <text:p>0.001131</text:p>
          </table:table-cell>
          <table:table-cell table:style-name="ce1" office:value-type="float" office:value="0.001134">
            <text:p>0.001134</text:p>
          </table:table-cell>
          <table:table-cell table:style-name="ce1" office:value-type="float" office:value="0.000909">
            <text:p>0.000909</text:p>
          </table:table-cell>
          <table:table-cell table:style-name="ce1" office:value-type="float" office:value="0.000429">
            <text:p>0.000429</text:p>
          </table:table-cell>
          <table:table-cell table:style-name="ce1" office:value-type="float" office:value="0.000659">
            <text:p>0.000659</text:p>
          </table:table-cell>
          <table:table-cell table:style-name="ce1" office:value-type="float" office:value="0.000619">
            <text:p>0.000619</text:p>
          </table:table-cell>
          <table:table-cell table:style-name="ce1" office:value-type="float" office:value="0.000639">
            <text:p>0.000639</text:p>
          </table:table-cell>
          <table:table-cell table:style-name="ce1" office:value-type="float" office:value="0.000686">
            <text:p>0.000686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office:value-type="float" office:value="0.02957">
            <text:p>0.02957</text:p>
          </table:table-cell>
          <table:table-cell table:style-name="ce1" office:value-type="float" office:value="0.03454">
            <text:p>0.03454</text:p>
          </table:table-cell>
          <table:table-cell table:style-name="ce1" office:value-type="float" office:value="0.027859">
            <text:p>0.027859</text:p>
          </table:table-cell>
          <table:table-cell table:style-name="ce1" office:value-type="float" office:value="0.004164">
            <text:p>0.004164</text:p>
          </table:table-cell>
          <table:table-cell table:style-name="ce1" office:value-type="float" office:value="0.028467">
            <text:p>0.028467</text:p>
          </table:table-cell>
          <table:table-cell table:style-name="ce1" office:value-type="float" office:value="0.000667">
            <text:p>0.000667</text:p>
          </table:table-cell>
          <table:table-cell table:style-name="ce1" office:value-type="float" office:value="0.000681">
            <text:p>0.000681</text:p>
          </table:table-cell>
          <table:table-cell table:style-name="ce1" office:value-type="float" office:value="0.000664">
            <text:p>0.000664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591">
            <text:p>0.000591</text:p>
          </table:table-cell>
          <table:table-cell table:style-name="ce1" office:value-type="float" office:value="0.001168">
            <text:p>0.001168</text:p>
          </table:table-cell>
          <table:table-cell table:style-name="ce1" office:value-type="float" office:value="0.001183">
            <text:p>0.001183</text:p>
          </table:table-cell>
          <table:table-cell table:style-name="ce1" office:value-type="float" office:value="0.0011">
            <text:p>0.0011</text:p>
          </table:table-cell>
          <table:table-cell table:style-name="ce1" office:value-type="float" office:value="0.00101">
            <text:p>0.00101</text:p>
          </table:table-cell>
          <table:table-cell table:style-name="ce1" office:value-type="float" office:value="0.001415">
            <text:p>0.001415</text:p>
          </table:table-cell>
          <table:table-cell table:style-name="ce1" office:value-type="float" office:value="0.001218">
            <text:p>0.001218</text:p>
          </table:table-cell>
          <table:table-cell table:style-name="ce1" office:value-type="float" office:value="0.001474">
            <text:p>0.001474</text:p>
          </table:table-cell>
          <table:table-cell table:style-name="ce1" office:value-type="float" office:value="0.001458">
            <text:p>0.001458</text:p>
          </table:table-cell>
          <table:table-cell table:style-name="ce1" office:value-type="float" office:value="0.00118">
            <text:p>0.00118</text:p>
          </table:table-cell>
          <table:table-cell table:style-name="ce1" office:value-type="float" office:value="0.001385">
            <text:p>0.001385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office:value-type="float" office:value="0.029403">
            <text:p>0.029403</text:p>
          </table:table-cell>
          <table:table-cell table:style-name="ce1" office:value-type="float" office:value="0.043104">
            <text:p>0.043104</text:p>
          </table:table-cell>
          <table:table-cell table:style-name="ce1" office:value-type="float" office:value="0.020137">
            <text:p>0.020137</text:p>
          </table:table-cell>
          <table:table-cell table:style-name="ce1" office:value-type="float" office:value="0.03887">
            <text:p>0.03887</text:p>
          </table:table-cell>
          <table:table-cell table:style-name="ce1" office:value-type="float" office:value="0.033482">
            <text:p>0.033482</text:p>
          </table:table-cell>
          <table:table-cell table:style-name="ce1" office:value-type="float" office:value="0.000798">
            <text:p>0.000798</text:p>
          </table:table-cell>
          <table:table-cell table:style-name="ce1" office:value-type="float" office:value="0.000671">
            <text:p>0.000671</text:p>
          </table:table-cell>
          <table:table-cell table:style-name="ce1" office:value-type="float" office:value="0.000683">
            <text:p>0.000683</text:p>
          </table:table-cell>
          <table:table-cell table:style-name="ce1" office:value-type="float" office:value="0.000708">
            <text:p>0.000708</text:p>
          </table:table-cell>
          <table:table-cell table:style-name="ce1" office:value-type="float" office:value="0.000713">
            <text:p>0.000713</text:p>
          </table:table-cell>
          <table:table-cell table:style-name="ce1" office:value-type="float" office:value="0.001198">
            <text:p>0.001198</text:p>
          </table:table-cell>
          <table:table-cell table:style-name="ce1" table:number-columns-repeated="2"/>
          <table:table-cell table:style-name="ce1" office:value-type="float" office:value="0.001407">
            <text:p>0.001407</text:p>
          </table:table-cell>
          <table:table-cell table:style-name="ce1" office:value-type="float" office:value="0.001062">
            <text:p>0.001062</text:p>
          </table:table-cell>
          <table:table-cell table:style-name="ce1" office:value-type="float" office:value="0.001412">
            <text:p>0.001412</text:p>
          </table:table-cell>
          <table:table-cell table:style-name="ce1" office:value-type="float" office:value="0.001374">
            <text:p>0.001374</text:p>
          </table:table-cell>
          <table:table-cell table:style-name="ce1" office:value-type="float" office:value="0.001519">
            <text:p>0.001519</text:p>
          </table:table-cell>
          <table:table-cell table:style-name="ce1" office:value-type="float" office:value="0.00165">
            <text:p>0.00165</text:p>
          </table:table-cell>
          <table:table-cell table:style-name="ce1" office:value-type="float" office:value="0.001437">
            <text:p>0.001437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0.029231">
            <text:p>0.029231</text:p>
          </table:table-cell>
          <table:table-cell table:style-name="ce1" office:value-type="float" office:value="0.028653">
            <text:p>0.028653</text:p>
          </table:table-cell>
          <table:table-cell table:style-name="ce1" office:value-type="float" office:value="0.086506">
            <text:p>0.086506</text:p>
          </table:table-cell>
          <table:table-cell table:style-name="ce1" office:value-type="float" office:value="0.031224">
            <text:p>0.031224</text:p>
          </table:table-cell>
          <table:table-cell table:style-name="ce1" office:value-type="float" office:value="0.029616">
            <text:p>0.029616</text:p>
          </table:table-cell>
          <table:table-cell table:style-name="ce1" office:value-type="float" office:value="0.000665">
            <text:p>0.000665</text:p>
          </table:table-cell>
          <table:table-cell table:style-name="ce1" office:value-type="float" office:value="0.000672">
            <text:p>0.000672</text:p>
          </table:table-cell>
          <table:table-cell table:style-name="ce1" office:value-type="float" office:value="0.000479">
            <text:p>0.000479</text:p>
          </table:table-cell>
          <table:table-cell table:style-name="ce1" office:value-type="float" office:value="0.000626">
            <text:p>0.000626</text:p>
          </table:table-cell>
          <table:table-cell table:style-name="ce1" office:value-type="float" office:value="0.000683">
            <text:p>0.000683</text:p>
          </table:table-cell>
          <table:table-cell table:style-name="ce1" office:value-type="float" office:value="0.001128">
            <text:p>0.001128</text:p>
          </table:table-cell>
          <table:table-cell table:style-name="ce1" office:value-type="float" office:value="0.001201">
            <text:p>0.001201</text:p>
          </table:table-cell>
          <table:table-cell table:style-name="ce1"/>
          <table:table-cell table:style-name="ce1" office:value-type="float" office:value="0.000862">
            <text:p>0.000862</text:p>
          </table:table-cell>
          <table:table-cell table:style-name="ce1" office:value-type="float" office:value="0.001465">
            <text:p>0.001465</text:p>
          </table:table-cell>
          <table:table-cell table:style-name="ce1" office:value-type="float" office:value="0.001628">
            <text:p>0.001628</text:p>
          </table:table-cell>
          <table:table-cell table:style-name="ce1" table:number-columns-repeated="2"/>
          <table:table-cell table:style-name="ce1" office:value-type="float" office:value="0.001391">
            <text:p>0.001391</text:p>
          </table:table-cell>
          <table:table-cell table:style-name="ce1" office:value-type="float" office:value="0.001196">
            <text:p>0.001196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office:value-type="float" office:value="0.03084">
            <text:p>0.03084</text:p>
          </table:table-cell>
          <table:table-cell table:style-name="ce1" office:value-type="float" office:value="0.031941">
            <text:p>0.031941</text:p>
          </table:table-cell>
          <table:table-cell table:style-name="ce1" office:value-type="float" office:value="0.306809">
            <text:p>0.306809</text:p>
          </table:table-cell>
          <table:table-cell table:style-name="ce1" office:value-type="float" office:value="0.043647">
            <text:p>0.043647</text:p>
          </table:table-cell>
          <table:table-cell table:style-name="ce1" office:value-type="float" office:value="0.039854">
            <text:p>0.039854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641">
            <text:p>0.000641</text:p>
          </table:table-cell>
          <table:table-cell table:style-name="ce1" office:value-type="float" office:value="0.000679">
            <text:p>0.000679</text:p>
          </table:table-cell>
          <table:table-cell table:style-name="ce1" office:value-type="float" office:value="0.000672">
            <text:p>0.000672</text:p>
          </table:table-cell>
          <table:table-cell table:style-name="ce1" office:value-type="float" office:value="0.000454">
            <text:p>0.000454</text:p>
          </table:table-cell>
          <table:table-cell table:style-name="ce1" office:value-type="float" office:value="0.088622">
            <text:p>0.088622</text:p>
          </table:table-cell>
          <table:table-cell table:style-name="ce1" office:value-type="float" office:value="0.088112">
            <text:p>0.088112</text:p>
          </table:table-cell>
          <table:table-cell table:style-name="ce1" office:value-type="float" office:value="0.085724">
            <text:p>0.085724</text:p>
          </table:table-cell>
          <table:table-cell table:style-name="ce1" office:value-type="float" office:value="0.088621">
            <text:p>0.088621</text:p>
          </table:table-cell>
          <table:table-cell table:style-name="ce1" office:value-type="float" office:value="0.085974">
            <text:p>0.085974</text:p>
          </table:table-cell>
          <table:table-cell table:style-name="ce1" office:value-type="float" office:value="0.001414">
            <text:p>0.001414</text:p>
          </table:table-cell>
          <table:table-cell table:style-name="ce1" office:value-type="float" office:value="0.001463">
            <text:p>0.001463</text:p>
          </table:table-cell>
          <table:table-cell table:style-name="ce1" office:value-type="float" office:value="0.001441">
            <text:p>0.001441</text:p>
          </table:table-cell>
          <table:table-cell table:style-name="ce1" office:value-type="float" office:value="0.001458">
            <text:p>0.001458</text:p>
          </table:table-cell>
          <table:table-cell table:style-name="ce1" office:value-type="float" office:value="0.001461">
            <text:p>0.00146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1" office:value-type="float" office:value="0.029762">
            <text:p>0.029762</text:p>
          </table:table-cell>
          <table:table-cell table:style-name="ce1" office:value-type="float" office:value="0.029311">
            <text:p>0.029311</text:p>
          </table:table-cell>
          <table:table-cell table:style-name="ce1" office:value-type="float" office:value="0.029273">
            <text:p>0.029273</text:p>
          </table:table-cell>
          <table:table-cell table:style-name="ce1" office:value-type="float" office:value="0.03653">
            <text:p>0.03653</text:p>
          </table:table-cell>
          <table:table-cell table:style-name="ce1" office:value-type="float" office:value="0.029693">
            <text:p>0.029693</text:p>
          </table:table-cell>
          <table:table-cell table:style-name="ce1" office:value-type="float" office:value="0.000638">
            <text:p>0.000638</text:p>
          </table:table-cell>
          <table:table-cell table:style-name="ce1" office:value-type="float" office:value="0.000684">
            <text:p>0.000684</text:p>
          </table:table-cell>
          <table:table-cell table:style-name="ce1" office:value-type="float" office:value="0.000699">
            <text:p>0.000699</text:p>
          </table:table-cell>
          <table:table-cell table:style-name="ce1" office:value-type="float" office:value="0.000622">
            <text:p>0.000622</text:p>
          </table:table-cell>
          <table:table-cell table:style-name="ce1" office:value-type="float" office:value="0.00062">
            <text:p>0.00062</text:p>
          </table:table-cell>
          <table:table-cell table:style-name="ce1" office:value-type="float" office:value="0.088248">
            <text:p>0.088248</text:p>
          </table:table-cell>
          <table:table-cell table:style-name="ce1" office:value-type="float" office:value="0.086106">
            <text:p>0.086106</text:p>
          </table:table-cell>
          <table:table-cell table:style-name="ce1" office:value-type="float" office:value="0.089722">
            <text:p>0.089722</text:p>
          </table:table-cell>
          <table:table-cell table:style-name="ce1" office:value-type="float" office:value="0.089811">
            <text:p>0.089811</text:p>
          </table:table-cell>
          <table:table-cell table:style-name="ce1" office:value-type="float" office:value="0.088328">
            <text:p>0.088328</text:p>
          </table:table-cell>
          <table:table-cell table:style-name="ce1" office:value-type="float" office:value="0.001454">
            <text:p>0.001454</text:p>
          </table:table-cell>
          <table:table-cell table:style-name="ce1" office:value-type="float" office:value="0.001391">
            <text:p>0.001391</text:p>
          </table:table-cell>
          <table:table-cell table:style-name="ce1" office:value-type="float" office:value="0.001397">
            <text:p>0.001397</text:p>
          </table:table-cell>
          <table:table-cell table:style-name="ce1" office:value-type="float" office:value="0.001186">
            <text:p>0.001186</text:p>
          </table:table-cell>
          <table:table-cell table:style-name="ce1" office:value-type="float" office:value="0.001343">
            <text:p>0.001343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 office:value-type="float" office:value="0.036405">
            <text:p>0.036405</text:p>
          </table:table-cell>
          <table:table-cell table:style-name="ce1" office:value-type="float" office:value="0.027903">
            <text:p>0.027903</text:p>
          </table:table-cell>
          <table:table-cell table:style-name="ce1" office:value-type="float" office:value="0.031805">
            <text:p>0.031805</text:p>
          </table:table-cell>
          <table:table-cell table:style-name="ce1" office:value-type="float" office:value="0.031779">
            <text:p>0.031779</text:p>
          </table:table-cell>
          <table:table-cell table:style-name="ce1" office:value-type="float" office:value="0.02951">
            <text:p>0.02951</text:p>
          </table:table-cell>
          <table:table-cell table:style-name="ce1" office:value-type="float" office:value="0.000653">
            <text:p>0.000653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0715">
            <text:p>0.000715</text:p>
          </table:table-cell>
          <table:table-cell table:style-name="ce1" office:value-type="float" office:value="0.000666">
            <text:p>0.000666</text:p>
          </table:table-cell>
          <table:table-cell table:style-name="ce1" office:value-type="float" office:value="0.000704">
            <text:p>0.000704</text:p>
          </table:table-cell>
          <table:table-cell table:style-name="ce1" office:value-type="float" office:value="0.001168">
            <text:p>0.001168</text:p>
          </table:table-cell>
          <table:table-cell table:style-name="ce1" office:value-type="float" office:value="0.001406">
            <text:p>0.001406</text:p>
          </table:table-cell>
          <table:table-cell table:style-name="ce1" table:number-columns-repeated="2"/>
          <table:table-cell table:style-name="ce1" office:value-type="float" office:value="0.001144">
            <text:p>0.001144</text:p>
          </table:table-cell>
          <table:table-cell table:style-name="ce1" office:value-type="float" office:value="0.000448">
            <text:p>0.000448</text:p>
          </table:table-cell>
          <table:table-cell table:style-name="ce1" office:value-type="float" office:value="0.00041">
            <text:p>0.00041</text:p>
          </table:table-cell>
          <table:table-cell table:style-name="ce1" office:value-type="float" office:value="0.000632">
            <text:p>0.000632</text:p>
          </table:table-cell>
          <table:table-cell table:style-name="ce1" office:value-type="float" office:value="0.000601">
            <text:p>0.000601</text:p>
          </table:table-cell>
          <table:table-cell table:style-name="ce1" office:value-type="float" office:value="0.000398">
            <text:p>0.000398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office:value-type="float" office:value="0.026479">
            <text:p>0.026479</text:p>
          </table:table-cell>
          <table:table-cell table:style-name="ce1" office:value-type="float" office:value="0.031249">
            <text:p>0.031249</text:p>
          </table:table-cell>
          <table:table-cell table:style-name="ce1" office:value-type="float" office:value="0.028357">
            <text:p>0.028357</text:p>
          </table:table-cell>
          <table:table-cell table:style-name="ce1" office:value-type="float" office:value="0.029583">
            <text:p>0.029583</text:p>
          </table:table-cell>
          <table:table-cell table:style-name="ce1" office:value-type="float" office:value="0.030409">
            <text:p>0.030409</text:p>
          </table:table-cell>
          <table:table-cell table:style-name="ce1" table:number-columns-repeated="3"/>
          <table:table-cell table:style-name="ce1" office:value-type="float" office:value="0.000697">
            <text:p>0.000697</text:p>
          </table:table-cell>
          <table:table-cell table:style-name="ce1" office:value-type="float" office:value="0.000629">
            <text:p>0.000629</text:p>
          </table:table-cell>
          <table:table-cell table:style-name="ce1" office:value-type="float" office:value="0.000948">
            <text:p>0.000948</text:p>
          </table:table-cell>
          <table:table-cell table:number-columns-repeated="2" table:style-name="ce1" office:value-type="float" office:value="0.001139">
            <text:p>0.001139</text:p>
          </table:table-cell>
          <table:table-cell table:style-name="ce1" office:value-type="float" office:value="0.001203">
            <text:p>0.001203</text:p>
          </table:table-cell>
          <table:table-cell table:style-name="ce1" office:value-type="float" office:value="0.001418">
            <text:p>0.001418</text:p>
          </table:table-cell>
          <table:table-cell table:style-name="ce1" office:value-type="float" office:value="0.001469">
            <text:p>0.001469</text:p>
          </table:table-cell>
          <table:table-cell table:style-name="ce1" office:value-type="float" office:value="0.001406">
            <text:p>0.001406</text:p>
          </table:table-cell>
          <table:table-cell table:style-name="ce1" office:value-type="float" office:value="0.001418">
            <text:p>0.001418</text:p>
          </table:table-cell>
          <table:table-cell table:style-name="ce1" office:value-type="float" office:value="0.001438">
            <text:p>0.001438</text:p>
          </table:table-cell>
          <table:table-cell table:style-name="ce1" office:value-type="float" office:value="0.001418">
            <text:p>0.001418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office:value-type="float" office:value="0.028036">
            <text:p>0.028036</text:p>
          </table:table-cell>
          <table:table-cell table:style-name="ce1" office:value-type="float" office:value="0.027795">
            <text:p>0.027795</text:p>
          </table:table-cell>
          <table:table-cell table:style-name="ce1" office:value-type="float" office:value="0.027319">
            <text:p>0.027319</text:p>
          </table:table-cell>
          <table:table-cell table:style-name="ce1" office:value-type="float" office:value="0.031194">
            <text:p>0.031194</text:p>
          </table:table-cell>
          <table:table-cell table:style-name="ce1" office:value-type="float" office:value="0.031358">
            <text:p>0.031358</text:p>
          </table:table-cell>
          <table:table-cell table:style-name="ce1" office:value-type="float" office:value="0.000613">
            <text:p>0.000613</text:p>
          </table:table-cell>
          <table:table-cell table:style-name="ce1" office:value-type="float" office:value="0.000464">
            <text:p>0.000464</text:p>
          </table:table-cell>
          <table:table-cell table:style-name="ce1" office:value-type="float" office:value="0.000455">
            <text:p>0.000455</text:p>
          </table:table-cell>
          <table:table-cell table:style-name="ce1" office:value-type="float" office:value="0.000475">
            <text:p>0.000475</text:p>
          </table:table-cell>
          <table:table-cell table:style-name="ce1" office:value-type="float" office:value="0.000453">
            <text:p>0.000453</text:p>
          </table:table-cell>
          <table:table-cell table:style-name="ce1" table:number-columns-repeated="2"/>
          <table:table-cell table:style-name="ce1" office:value-type="float" office:value="0.001409">
            <text:p>0.001409</text:p>
          </table:table-cell>
          <table:table-cell table:style-name="ce1" office:value-type="float" office:value="0.001141">
            <text:p>0.001141</text:p>
          </table:table-cell>
          <table:table-cell table:style-name="ce1" office:value-type="float" office:value="0.001247">
            <text:p>0.001247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00665">
            <text:p>0.000665</text:p>
          </table:table-cell>
          <table:table-cell table:style-name="ce1" office:value-type="float" office:value="0.000392">
            <text:p>0.000392</text:p>
          </table:table-cell>
          <table:table-cell table:style-name="ce1" office:value-type="float" office:value="0.000598">
            <text:p>0.000598</text:p>
          </table:table-cell>
          <table:table-cell table:style-name="ce1" office:value-type="float" office:value="0.000704">
            <text:p>0.000704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style-name="ce1" office:value-type="float" office:value="0.028657">
            <text:p>0.028657</text:p>
          </table:table-cell>
          <table:table-cell table:style-name="ce1" office:value-type="float" office:value="0.030881">
            <text:p>0.030881</text:p>
          </table:table-cell>
          <table:table-cell table:style-name="ce1" office:value-type="float" office:value="0.028695">
            <text:p>0.028695</text:p>
          </table:table-cell>
          <table:table-cell table:style-name="ce1" office:value-type="float" office:value="0.027992">
            <text:p>0.027992</text:p>
          </table:table-cell>
          <table:table-cell table:style-name="ce1" office:value-type="float" office:value="0.027567">
            <text:p>0.027567</text:p>
          </table:table-cell>
          <table:table-cell table:style-name="ce1" office:value-type="float" office:value="0.000656">
            <text:p>0.000656</text:p>
          </table:table-cell>
          <table:table-cell table:style-name="ce1" office:value-type="float" office:value="0.000612">
            <text:p>0.000612</text:p>
          </table:table-cell>
          <table:table-cell table:style-name="ce1" office:value-type="float" office:value="0.000405">
            <text:p>0.000405</text:p>
          </table:table-cell>
          <table:table-cell table:style-name="ce1" office:value-type="float" office:value="0.000697">
            <text:p>0.000697</text:p>
          </table:table-cell>
          <table:table-cell table:style-name="ce1" office:value-type="float" office:value="0.000793">
            <text:p>0.000793</text:p>
          </table:table-cell>
          <table:table-cell table:style-name="ce1" office:value-type="float" office:value="0.001225">
            <text:p>0.001225</text:p>
          </table:table-cell>
          <table:table-cell table:style-name="ce1" office:value-type="float" office:value="0.001192">
            <text:p>0.001192</text:p>
          </table:table-cell>
          <table:table-cell table:style-name="ce1" office:value-type="float" office:value="0.001095">
            <text:p>0.001095</text:p>
          </table:table-cell>
          <table:table-cell table:style-name="ce1" office:value-type="float" office:value="0.001441">
            <text:p>0.001441</text:p>
          </table:table-cell>
          <table:table-cell table:style-name="ce1" office:value-type="float" office:value="0.00114">
            <text:p>0.00114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589">
            <text:p>0.000589</text:p>
          </table:table-cell>
          <table:table-cell table:style-name="ce1" office:value-type="float" office:value="0.000473">
            <text:p>0.000473</text:p>
          </table:table-cell>
          <table:table-cell table:style-name="ce1" office:value-type="float" office:value="0.000712">
            <text:p>0.000712</text:p>
          </table:table-cell>
          <table:table-cell table:style-name="ce1" office:value-type="float" office:value="0.000661">
            <text:p>0.000661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style-name="ce1" office:value-type="float" office:value="0.027512">
            <text:p>0.027512</text:p>
          </table:table-cell>
          <table:table-cell table:style-name="ce1" office:value-type="float" office:value="0.029012">
            <text:p>0.029012</text:p>
          </table:table-cell>
          <table:table-cell table:style-name="ce1" office:value-type="float" office:value="0.03893">
            <text:p>0.03893</text:p>
          </table:table-cell>
          <table:table-cell table:style-name="ce1" office:value-type="float" office:value="0.03063">
            <text:p>0.03063</text:p>
          </table:table-cell>
          <table:table-cell table:style-name="ce1" office:value-type="float" office:value="0.027763">
            <text:p>0.027763</text:p>
          </table:table-cell>
          <table:table-cell table:style-name="ce1" office:value-type="float" office:value="0.000652">
            <text:p>0.000652</text:p>
          </table:table-cell>
          <table:table-cell table:style-name="ce1" office:value-type="float" office:value="0.000653">
            <text:p>0.000653</text:p>
          </table:table-cell>
          <table:table-cell table:style-name="ce1" office:value-type="float" office:value="0.000489">
            <text:p>0.000489</text:p>
          </table:table-cell>
          <table:table-cell table:style-name="ce1" office:value-type="float" office:value="0.000669">
            <text:p>0.000669</text:p>
          </table:table-cell>
          <table:table-cell table:style-name="ce1" office:value-type="float" office:value="0.000676">
            <text:p>0.000676</text:p>
          </table:table-cell>
          <table:table-cell table:style-name="ce1" office:value-type="float" office:value="0.001367">
            <text:p>0.001367</text:p>
          </table:table-cell>
          <table:table-cell table:style-name="ce1" office:value-type="float" office:value="0.001164">
            <text:p>0.001164</text:p>
          </table:table-cell>
          <table:table-cell table:style-name="ce1" office:value-type="float" office:value="0.001178">
            <text:p>0.001178</text:p>
          </table:table-cell>
          <table:table-cell table:style-name="ce1" office:value-type="float" office:value="0.001506">
            <text:p>0.001506</text:p>
          </table:table-cell>
          <table:table-cell table:style-name="ce1" office:value-type="float" office:value="0.001291">
            <text:p>0.001291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063">
            <text:p>0.00063</text:p>
          </table:table-cell>
          <table:table-cell table:style-name="ce1" office:value-type="float" office:value="0.000646">
            <text:p>0.000646</text:p>
          </table:table-cell>
          <table:table-cell table:style-name="ce1" office:value-type="float" office:value="0.000887">
            <text:p>0.000887</text:p>
          </table:table-cell>
          <table:table-cell table:style-name="ce1" office:value-type="float" office:value="0.000436">
            <text:p>0.000436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0.028011">
            <text:p>0.028011</text:p>
          </table:table-cell>
          <table:table-cell table:style-name="ce1" office:value-type="float" office:value="0.232954">
            <text:p>0.232954</text:p>
          </table:table-cell>
          <table:table-cell table:style-name="ce1" office:value-type="float" office:value="0.028234">
            <text:p>0.028234</text:p>
          </table:table-cell>
          <table:table-cell table:style-name="ce1" office:value-type="float" office:value="0.027495">
            <text:p>0.027495</text:p>
          </table:table-cell>
          <table:table-cell table:style-name="ce1" office:value-type="float" office:value="0.027482">
            <text:p>0.027482</text:p>
          </table:table-cell>
          <table:table-cell table:style-name="ce1" office:value-type="float" office:value="0.000428">
            <text:p>0.000428</text:p>
          </table:table-cell>
          <table:table-cell table:style-name="ce1" office:value-type="float" office:value="0.000537">
            <text:p>0.000537</text:p>
          </table:table-cell>
          <table:table-cell table:style-name="ce1" office:value-type="float" office:value="0.000625">
            <text:p>0.000625</text:p>
          </table:table-cell>
          <table:table-cell table:style-name="ce1" office:value-type="float" office:value="0.000679">
            <text:p>0.000679</text:p>
          </table:table-cell>
          <table:table-cell table:style-name="ce1" office:value-type="float" office:value="0.000496">
            <text:p>0.000496</text:p>
          </table:table-cell>
          <table:table-cell table:style-name="ce1" office:value-type="float" office:value="0.00156">
            <text:p>0.00156</text:p>
          </table:table-cell>
          <table:table-cell table:style-name="ce1" office:value-type="float" office:value="0.001168">
            <text:p>0.001168</text:p>
          </table:table-cell>
          <table:table-cell table:style-name="ce1"/>
          <table:table-cell table:style-name="ce1" office:value-type="float" office:value="0.001433">
            <text:p>0.001433</text:p>
          </table:table-cell>
          <table:table-cell table:style-name="ce1" office:value-type="float" office:value="0.001264">
            <text:p>0.001264</text:p>
          </table:table-cell>
          <table:table-cell table:style-name="ce1" office:value-type="float" office:value="0.001247">
            <text:p>0.001247</text:p>
          </table:table-cell>
          <table:table-cell table:style-name="ce1" office:value-type="float" office:value="0.001168">
            <text:p>0.001168</text:p>
          </table:table-cell>
          <table:table-cell table:style-name="ce1" office:value-type="float" office:value="0.001208">
            <text:p>0.001208</text:p>
          </table:table-cell>
          <table:table-cell table:style-name="ce1" office:value-type="float" office:value="0.001457">
            <text:p>0.001457</text:p>
          </table:table-cell>
          <table:table-cell table:style-name="ce1" office:value-type="float" office:value="0.001493">
            <text:p>0.001493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style-name="ce1" office:value-type="float" office:value="0.031518">
            <text:p>0.031518</text:p>
          </table:table-cell>
          <table:table-cell table:style-name="ce1" office:value-type="float" office:value="0.033509">
            <text:p>0.033509</text:p>
          </table:table-cell>
          <table:table-cell table:style-name="ce1" office:value-type="float" office:value="0.027263">
            <text:p>0.027263</text:p>
          </table:table-cell>
          <table:table-cell table:style-name="ce1" office:value-type="float" office:value="0.029089">
            <text:p>0.029089</text:p>
          </table:table-cell>
          <table:table-cell table:style-name="ce1" office:value-type="float" office:value="0.027606">
            <text:p>0.027606</text:p>
          </table:table-cell>
          <table:table-cell table:style-name="ce1" office:value-type="float" office:value="0.002275">
            <text:p>0.002275</text:p>
          </table:table-cell>
          <table:table-cell table:style-name="ce1" office:value-type="float" office:value="0.002139">
            <text:p>0.002139</text:p>
          </table:table-cell>
          <table:table-cell table:style-name="ce1" office:value-type="float" office:value="0.003209">
            <text:p>0.003209</text:p>
          </table:table-cell>
          <table:table-cell table:style-name="ce1" office:value-type="float" office:value="0.002996">
            <text:p>0.002996</text:p>
          </table:table-cell>
          <table:table-cell table:style-name="ce1"/>
          <table:table-cell table:style-name="ce1" office:value-type="float" office:value="0.085532">
            <text:p>0.085532</text:p>
          </table:table-cell>
          <table:table-cell table:style-name="ce1" office:value-type="float" office:value="0.088481">
            <text:p>0.088481</text:p>
          </table:table-cell>
          <table:table-cell table:style-name="ce1" office:value-type="float" office:value="0.089558">
            <text:p>0.089558</text:p>
          </table:table-cell>
          <table:table-cell table:style-name="ce1" office:value-type="float" office:value="0.088473">
            <text:p>0.088473</text:p>
          </table:table-cell>
          <table:table-cell table:style-name="ce1" office:value-type="float" office:value="0.085447">
            <text:p>0.085447</text:p>
          </table:table-cell>
          <table:table-cell table:style-name="ce1" office:value-type="float" office:value="0.000675">
            <text:p>0.000675</text:p>
          </table:table-cell>
          <table:table-cell table:style-name="ce1" office:value-type="float" office:value="0.000515">
            <text:p>0.000515</text:p>
          </table:table-cell>
          <table:table-cell table:style-name="ce1" office:value-type="float" office:value="0.000644">
            <text:p>0.000644</text:p>
          </table:table-cell>
          <table:table-cell table:style-name="ce1" office:value-type="float" office:value="0.000685">
            <text:p>0.000685</text:p>
          </table:table-cell>
          <table:table-cell table:style-name="ce1" office:value-type="float" office:value="0.000656">
            <text:p>0.000656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style-name="ce1" office:value-type="float" office:value="0.0285">
            <text:p>0.0285</text:p>
          </table:table-cell>
          <table:table-cell table:style-name="ce1" office:value-type="float" office:value="0.027546">
            <text:p>0.027546</text:p>
          </table:table-cell>
          <table:table-cell table:style-name="ce1" office:value-type="float" office:value="0.026903">
            <text:p>0.026903</text:p>
          </table:table-cell>
          <table:table-cell table:style-name="ce1" office:value-type="float" office:value="0.030596">
            <text:p>0.030596</text:p>
          </table:table-cell>
          <table:table-cell table:style-name="ce1" office:value-type="float" office:value="0.031642">
            <text:p>0.031642</text:p>
          </table:table-cell>
          <table:table-cell table:style-name="ce1" office:value-type="float" office:value="0.000449">
            <text:p>0.000449</text:p>
          </table:table-cell>
          <table:table-cell table:number-columns-repeated="2" table:style-name="ce1" office:value-type="float" office:value="0.000696">
            <text:p>0.000696</text:p>
          </table:table-cell>
          <table:table-cell table:style-name="ce1" office:value-type="float" office:value="0.000502">
            <text:p>0.000502</text:p>
          </table:table-cell>
          <table:table-cell table:style-name="ce1" office:value-type="float" office:value="0.000422">
            <text:p>0.000422</text:p>
          </table:table-cell>
          <table:table-cell table:style-name="ce1" office:value-type="float" office:value="0.089417">
            <text:p>0.089417</text:p>
          </table:table-cell>
          <table:table-cell table:style-name="ce1" office:value-type="float" office:value="0.085961">
            <text:p>0.085961</text:p>
          </table:table-cell>
          <table:table-cell table:style-name="ce1" office:value-type="float" office:value="0.088348">
            <text:p>0.088348</text:p>
          </table:table-cell>
          <table:table-cell table:style-name="ce1" office:value-type="float" office:value="0.088423">
            <text:p>0.088423</text:p>
          </table:table-cell>
          <table:table-cell table:style-name="ce1" office:value-type="float" office:value="0.089995">
            <text:p>0.089995</text:p>
          </table:table-cell>
          <table:table-cell table:style-name="ce1" office:value-type="float" office:value="0.000472">
            <text:p>0.000472</text:p>
          </table:table-cell>
          <table:table-cell table:style-name="ce1" office:value-type="float" office:value="0.000637">
            <text:p>0.000637</text:p>
          </table:table-cell>
          <table:table-cell table:style-name="ce1" office:value-type="float" office:value="0.000576">
            <text:p>0.000576</text:p>
          </table:table-cell>
          <table:table-cell table:style-name="ce1" office:value-type="float" office:value="0.00071">
            <text:p>0.00071</text:p>
          </table:table-cell>
          <table:table-cell table:style-name="ce1" office:value-type="float" office:value="0.000479">
            <text:p>0.000479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style-name="ce1" office:value-type="float" office:value="0.029266">
            <text:p>0.029266</text:p>
          </table:table-cell>
          <table:table-cell table:style-name="ce1" office:value-type="float" office:value="0.030468">
            <text:p>0.030468</text:p>
          </table:table-cell>
          <table:table-cell table:style-name="ce1" office:value-type="float" office:value="0.028481">
            <text:p>0.028481</text:p>
          </table:table-cell>
          <table:table-cell table:style-name="ce1" office:value-type="float" office:value="0.03038">
            <text:p>0.03038</text:p>
          </table:table-cell>
          <table:table-cell table:style-name="ce1" office:value-type="float" office:value="0.028343">
            <text:p>0.028343</text:p>
          </table:table-cell>
          <table:table-cell table:style-name="ce1" office:value-type="float" office:value="0.00048">
            <text:p>0.00048</text:p>
          </table:table-cell>
          <table:table-cell table:style-name="ce1" office:value-type="float" office:value="0.000691">
            <text:p>0.000691</text:p>
          </table:table-cell>
          <table:table-cell table:style-name="ce1" office:value-type="float" office:value="0.000696">
            <text:p>0.000696</text:p>
          </table:table-cell>
          <table:table-cell table:style-name="ce1" office:value-type="float" office:value="0.000627">
            <text:p>0.000627</text:p>
          </table:table-cell>
          <table:table-cell table:style-name="ce1" office:value-type="float" office:value="0.000692">
            <text:p>0.000692</text:p>
          </table:table-cell>
          <table:table-cell table:style-name="ce1" office:value-type="float" office:value="0.001306">
            <text:p>0.001306</text:p>
          </table:table-cell>
          <table:table-cell table:style-name="ce1" office:value-type="float" office:value="0.001164">
            <text:p>0.001164</text:p>
          </table:table-cell>
          <table:table-cell table:style-name="ce1" table:number-columns-repeated="2"/>
          <table:table-cell table:style-name="ce1" office:value-type="float" office:value="0.001104">
            <text:p>0.001104</text:p>
          </table:table-cell>
          <table:table-cell table:style-name="ce1" office:value-type="float" office:value="0.000644">
            <text:p>0.000644</text:p>
          </table:table-cell>
          <table:table-cell table:style-name="ce1" office:value-type="float" office:value="0.00056">
            <text:p>0.00056</text:p>
          </table:table-cell>
          <table:table-cell table:style-name="ce1" office:value-type="float" office:value="0.000629">
            <text:p>0.000629</text:p>
          </table:table-cell>
          <table:table-cell table:style-name="ce1" office:value-type="float" office:value="0.000819">
            <text:p>0.000819</text:p>
          </table:table-cell>
          <table:table-cell table:style-name="ce1" office:value-type="float" office:value="0.00069">
            <text:p>0.00069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1" office:value-type="float" office:value="0.038867">
            <text:p>0.038867</text:p>
          </table:table-cell>
          <table:table-cell table:style-name="ce1" office:value-type="float" office:value="0.032524">
            <text:p>0.032524</text:p>
          </table:table-cell>
          <table:table-cell table:style-name="ce1" office:value-type="float" office:value="0.030516">
            <text:p>0.030516</text:p>
          </table:table-cell>
          <table:table-cell table:style-name="ce1" office:value-type="float" office:value="0.029722">
            <text:p>0.029722</text:p>
          </table:table-cell>
          <table:table-cell table:style-name="ce1" office:value-type="float" office:value="0.028641">
            <text:p>0.028641</text:p>
          </table:table-cell>
          <table:table-cell table:style-name="ce1" office:value-type="float" office:value="0.000694">
            <text:p>0.000694</text:p>
          </table:table-cell>
          <table:table-cell table:style-name="ce1" office:value-type="float" office:value="0.000679">
            <text:p>0.000679</text:p>
          </table:table-cell>
          <table:table-cell table:style-name="ce1" office:value-type="float" office:value="0.0007">
            <text:p>0.0007</text:p>
          </table:table-cell>
          <table:table-cell table:number-columns-repeated="2" table:style-name="ce1" office:value-type="float" office:value="0.000678">
            <text:p>0.000678</text:p>
          </table:table-cell>
          <table:table-cell table:style-name="ce1" office:value-type="float" office:value="0.00138">
            <text:p>0.00138</text:p>
          </table:table-cell>
          <table:table-cell table:style-name="ce1" table:number-columns-repeated="2"/>
          <table:table-cell table:style-name="ce1" office:value-type="float" office:value="0.001202">
            <text:p>0.001202</text:p>
          </table:table-cell>
          <table:table-cell table:style-name="ce1" office:value-type="float" office:value="0.001386">
            <text:p>0.001386</text:p>
          </table:table-cell>
          <table:table-cell table:style-name="ce1" office:value-type="float" office:value="0.000429">
            <text:p>0.000429</text:p>
          </table:table-cell>
          <table:table-cell table:style-name="ce1" office:value-type="float" office:value="0.000662">
            <text:p>0.000662</text:p>
          </table:table-cell>
          <table:table-cell table:style-name="ce1" office:value-type="float" office:value="0.000686">
            <text:p>0.000686</text:p>
          </table:table-cell>
          <table:table-cell table:style-name="ce1" office:value-type="float" office:value="0.000689">
            <text:p>0.000689</text:p>
          </table:table-cell>
          <table:table-cell table:style-name="ce1" office:value-type="float" office:value="0.000658">
            <text:p>0.000658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style-name="ce1" office:value-type="float" office:value="0.028389">
            <text:p>0.028389</text:p>
          </table:table-cell>
          <table:table-cell table:style-name="ce1" office:value-type="float" office:value="0.028413">
            <text:p>0.028413</text:p>
          </table:table-cell>
          <table:table-cell table:style-name="ce1" office:value-type="float" office:value="0.036512">
            <text:p>0.036512</text:p>
          </table:table-cell>
          <table:table-cell table:style-name="ce1" office:value-type="float" office:value="0.027147">
            <text:p>0.027147</text:p>
          </table:table-cell>
          <table:table-cell table:style-name="ce1" office:value-type="float" office:value="0.02816">
            <text:p>0.02816</text:p>
          </table:table-cell>
          <table:table-cell table:style-name="ce1" office:value-type="float" office:value="0.000636">
            <text:p>0.000636</text:p>
          </table:table-cell>
          <table:table-cell table:style-name="ce1" office:value-type="float" office:value="0.00055">
            <text:p>0.00055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0726">
            <text:p>0.000726</text:p>
          </table:table-cell>
          <table:table-cell table:style-name="ce1" office:value-type="float" office:value="0.000659">
            <text:p>0.000659</text:p>
          </table:table-cell>
          <table:table-cell table:style-name="ce1" office:value-type="float" office:value="0.090475">
            <text:p>0.090475</text:p>
          </table:table-cell>
          <table:table-cell table:style-name="ce1" office:value-type="float" office:value="0.085857">
            <text:p>0.085857</text:p>
          </table:table-cell>
          <table:table-cell table:style-name="ce1" office:value-type="float" office:value="0.090191">
            <text:p>0.090191</text:p>
          </table:table-cell>
          <table:table-cell table:style-name="ce1" office:value-type="float" office:value="0.089493">
            <text:p>0.089493</text:p>
          </table:table-cell>
          <table:table-cell table:style-name="ce1" office:value-type="float" office:value="0.085909">
            <text:p>0.085909</text:p>
          </table:table-cell>
          <table:table-cell table:style-name="ce1" office:value-type="float" office:value="0.000436">
            <text:p>0.000436</text:p>
          </table:table-cell>
          <table:table-cell table:style-name="ce1" office:value-type="float" office:value="0.00062">
            <text:p>0.00062</text:p>
          </table:table-cell>
          <table:table-cell table:style-name="ce1" office:value-type="float" office:value="0.000705">
            <text:p>0.000705</text:p>
          </table:table-cell>
          <table:table-cell table:style-name="ce1" office:value-type="float" office:value="0.000437">
            <text:p>0.000437</text:p>
          </table:table-cell>
          <table:table-cell table:style-name="ce1" office:value-type="float" office:value="0.000564">
            <text:p>0.000564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3:25:22</dc:date>
    <dc:creator>Timo Saarinen</dc:creator>
    <meta:generator>LibreOffice/3.5$Linux_X86_64 LibreOffice_project/350m1$Build-2</meta:generator>
    <meta:editing-duration>P0D</meta:editing-duration>
    <meta:editing-cycles>1</meta:editing-cycles>
    <meta:document-statistic meta:table-count="3" meta:cell-count="1010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3.454cm" style:legend-expansion="high" chart:style-name="ch2"/>
        <chart:plot-area chart:style-name="ch3" table:cell-range-address="Sheet2.E5:Sheet2.I26" chart:data-source-has-labels="both" svg:x="0.77cm" svg:y="0.855cm" svg:width="11.764cm" svg:height="7.545cm">
          <chartooo:coordinate-region svg:x="1.682cm" svg:y="1.054cm" svg:width="10.665cm" svg:height="6.699cm"/>
          <chart:axis chart:dimension="x" chart:name="primary-x" chart:style-name="ch4" chartooo:axis-type="auto">
            <chartooo:date-scale/>
            <chart:categories table:cell-range-address="Sheet2.E6:Sheet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F6:Sheet2.F26" chart:label-cell-address="Sheet2.F5:Sheet2.F5" chart:class="chart:line">
            <chart:data-point chart:repeated="21"/>
          </chart:series>
          <chart:series chart:style-name="ch7" chart:values-cell-range-address="Sheet2.G6:Sheet2.G26" chart:label-cell-address="Sheet2.G5:Sheet2.G5" chart:class="chart:line">
            <chart:data-point chart:repeated="21"/>
          </chart:series>
          <chart:series chart:style-name="ch8" chart:values-cell-range-address="Sheet2.H6:Sheet2.H26" chart:label-cell-address="Sheet2.H5:Sheet2.H5" chart:class="chart:line">
            <chart:data-point chart:repeated="21"/>
          </chart:series>
          <chart:series chart:style-name="ch9" chart:values-cell-range-address="Sheet2.I6:Sheet2.I26" chart:label-cell-address="Sheet2.I5:Sheet2.I5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</text:p>
                <draw:g>
                  <svg:desc>Sheet2.F5:Sheet2.F5</svg:desc>
                </draw:g>
              </table:table-cell>
              <table:table-cell office:value-type="string">
                <text:p>california</text:p>
                <draw:g>
                  <svg:desc>Sheet2.G5:Sheet2.G5</svg:desc>
                </draw:g>
              </table:table-cell>
              <table:table-cell office:value-type="string">
                <text:p>ireland</text:p>
                <draw:g>
                  <svg:desc>Sheet2.H5:Sheet2.H5</svg:desc>
                </draw:g>
              </table:table-cell>
              <table:table-cell office:value-type="string">
                <text:p>singapore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E6:Sheet2.E26</svg:desc>
                </draw:g>
              </table:table-cell>
              <table:table-cell office:value-type="float" office:value="0.027706">
                <text:p>0.027706</text:p>
                <draw:g>
                  <svg:desc>Sheet2.F6:Sheet2.F26</svg:desc>
                </draw:g>
              </table:table-cell>
              <table:table-cell office:value-type="float" office:value="0.002225">
                <text:p>0.002225</text:p>
                <draw:g>
                  <svg:desc>Sheet2.G6:Sheet2.G26</svg:desc>
                </draw:g>
              </table:table-cell>
              <table:table-cell office:value-type="float" office:value="0.089785">
                <text:p>0.089785</text:p>
                <draw:g>
                  <svg:desc>Sheet2.H6:Sheet2.H26</svg:desc>
                </draw:g>
              </table:table-cell>
              <table:table-cell office:value-type="float" office:value="0.000481">
                <text:p>0.000481</text:p>
                <draw:g>
                  <svg:desc>Sheet2.I6:Sheet2.I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2.061cm" svg:y="2.452cm" style:legend-expansion="high" chart:style-name="ch2"/>
        <chart:plot-area chart:style-name="ch3" table:cell-range-address="Sheet2.F29:Sheet2.M50" chart:data-source-has-labels="row" svg:x="0.769cm" svg:y="0.851cm" svg:width="10.654cm" svg:height="7.539cm">
          <chartooo:coordinate-region svg:x="1.681cm" svg:y="1.05cm" svg:width="9.555cm" svg:height="6.6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0:Sheet2.F50" chart:label-cell-address="Sheet2.F29:Sheet2.F29" chart:class="chart:line">
            <chart:data-point chart:repeated="21"/>
          </chart:series>
          <chart:series chart:style-name="ch7" chart:values-cell-range-address="Sheet2.G30:Sheet2.G50" chart:label-cell-address="Sheet2.G29:Sheet2.G29" chart:class="chart:line">
            <chart:data-point chart:repeated="21"/>
          </chart:series>
          <chart:series chart:style-name="ch8" chart:values-cell-range-address="Sheet2.H30:Sheet2.H50" chart:label-cell-address="Sheet2.H29:Sheet2.H29" chart:class="chart:line">
            <chart:data-point chart:repeated="21"/>
          </chart:series>
          <chart:series chart:style-name="ch9" chart:values-cell-range-address="Sheet2.I30:Sheet2.I50" chart:label-cell-address="Sheet2.I29:Sheet2.I29" chart:class="chart:line">
            <chart:data-point chart:repeated="21"/>
          </chart:series>
          <chart:series chart:style-name="ch10" chart:values-cell-range-address="Sheet2.J30:Sheet2.J50" chart:label-cell-address="Sheet2.J29:Sheet2.J29" chart:class="chart:line">
            <chart:data-point chart:repeated="21"/>
          </chart:series>
          <chart:series chart:style-name="ch11" chart:values-cell-range-address="Sheet2.K30:Sheet2.K50" chart:label-cell-address="Sheet2.K29:Sheet2.K29" chart:class="chart:line">
            <chart:data-point chart:repeated="21"/>
          </chart:series>
          <chart:series chart:style-name="ch12" chart:values-cell-range-address="Sheet2.L30:Sheet2.L50" chart:label-cell-address="Sheet2.L29:Sheet2.L29" chart:class="chart:line">
            <chart:data-point chart:repeated="21"/>
          </chart:series>
          <chart:series chart:style-name="ch13" chart:values-cell-range-address="Sheet2.M30:Sheet2.M50" chart:label-cell-address="Sheet2.M29:Sheet2.M29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, home</text:p>
                <draw:g>
                  <svg:desc>Sheet2.F29:Sheet2.F29</svg:desc>
                </draw:g>
              </table:table-cell>
              <table:table-cell office:value-type="string">
                <text:p>1KB, california</text:p>
                <draw:g>
                  <svg:desc>Sheet2.G29:Sheet2.G29</svg:desc>
                </draw:g>
              </table:table-cell>
              <table:table-cell office:value-type="string">
                <text:p>1KB, ireland</text:p>
                <draw:g>
                  <svg:desc>Sheet2.H29:Sheet2.H29</svg:desc>
                </draw:g>
              </table:table-cell>
              <table:table-cell office:value-type="string">
                <text:p>1KB, singapore</text:p>
                <draw:g>
                  <svg:desc>Sheet2.I29:Sheet2.I29</svg:desc>
                </draw:g>
              </table:table-cell>
              <table:table-cell office:value-type="string">
                <text:p>10MB, home</text:p>
                <draw:g>
                  <svg:desc>Sheet2.J29:Sheet2.J29</svg:desc>
                </draw:g>
              </table:table-cell>
              <table:table-cell office:value-type="string">
                <text:p>10MB, california</text:p>
                <draw:g>
                  <svg:desc>Sheet2.K29:Sheet2.K29</svg:desc>
                </draw:g>
              </table:table-cell>
              <table:table-cell office:value-type="string">
                <text:p>10MB, ireland</text:p>
                <draw:g>
                  <svg:desc>Sheet2.L29:Sheet2.L29</svg:desc>
                </draw:g>
              </table:table-cell>
              <table:table-cell office:value-type="string">
                <text:p>10MB, singapore</text:p>
                <draw:g>
                  <svg:desc>Sheet2.M29:Sheet2.M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2.F30:Sheet2.F50</svg:desc>
                </draw:g>
              </table:table-cell>
              <table:table-cell office:value-type="float" office:value="0.002225">
                <text:p>0.002225</text:p>
                <draw:g>
                  <svg:desc>Sheet2.G30:Sheet2.G50</svg:desc>
                </draw:g>
              </table:table-cell>
              <table:table-cell office:value-type="float" office:value="0.089785">
                <text:p>0.089785</text:p>
                <draw:g>
                  <svg:desc>Sheet2.H30:Sheet2.H50</svg:desc>
                </draw:g>
              </table:table-cell>
              <table:table-cell office:value-type="float" office:value="0.000481">
                <text:p>0.000481</text:p>
                <draw:g>
                  <svg:desc>Sheet2.I30:Sheet2.I50</svg:desc>
                </draw:g>
              </table:table-cell>
              <table:table-cell office:value-type="float" office:value="0.028226">
                <text:p>0.028226</text:p>
                <draw:g>
                  <svg:desc>Sheet2.J30:Sheet2.J50</svg:desc>
                </draw:g>
              </table:table-cell>
              <table:table-cell office:value-type="float" office:value="0.002643">
                <text:p>0.002643</text:p>
                <draw:g>
                  <svg:desc>Sheet2.K30:Sheet2.K50</svg:desc>
                </draw:g>
              </table:table-cell>
              <table:table-cell office:value-type="float" office:value="0.096956">
                <text:p>0.096956</text:p>
                <draw:g>
                  <svg:desc>Sheet2.L30:Sheet2.L50</svg:desc>
                </draw:g>
              </table:table-cell>
              <table:table-cell office:value-type="float" office:value="0.000383">
                <text:p>0.000383</text:p>
                <draw:g>
                  <svg:desc>Sheet2.M30:Sheet2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1">
                <text:p>0.00061</text:p>
              </table:table-cell>
              <table:table-cell office:value-type="float" office:value="0.00124">
                <text:p>0.00124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623">
                <text:p>0.000623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492">
                <text:p>0.000492</text:p>
              </table:table-cell>
              <table:table-cell office:value-type="float" office:value="0.0887">
                <text:p>0.0887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  <table:table-cell office:value-type="float" office:value="0.02903">
                <text:p>0.02903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  <table:table-cell office:value-type="float" office:value="0.031562">
                <text:p>0.031562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13">
                <text:p>0.00113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612">
                <text:p>0.000612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23">
                <text:p>0.000623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687">
                <text:p>0.000687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  <table:table-cell office:value-type="float" office:value="0.030577">
                <text:p>0.030577</text:p>
              </table:table-cell>
              <table:table-cell office:value-type="float" office:value="0.00045">
                <text:p>0.00045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745">
                <text:p>0.000745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0080" draw:fill-color="#00008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line" chart:style-name="ch1">
        <chart:legend chart:legend-position="end" svg:x="13.174cm" svg:y="3.444cm" style:legend-expansion="high" chart:style-name="ch2"/>
        <chart:plot-area chart:style-name="ch3" table:cell-range-address="Sheet2.F68:Sheet2.I89" chart:data-source-has-labels="row" svg:x="0.77cm" svg:y="0.851cm" svg:width="11.764cm" svg:height="7.53cm">
          <chartooo:coordinate-region svg:x="1.577cm" svg:y="1.051cm" svg:width="10.77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69:Sheet2.F89" chart:label-cell-address="Sheet2.F68:Sheet2.F68" chart:class="chart:line">
            <chart:data-point chart:repeated="21"/>
          </chart:series>
          <chart:series chart:style-name="ch7" chart:values-cell-range-address="Sheet2.G69:Sheet2.G89" chart:label-cell-address="Sheet2.G68:Sheet2.G68" chart:class="chart:line">
            <chart:data-point chart:repeated="21"/>
          </chart:series>
          <chart:series chart:style-name="ch8" chart:values-cell-range-address="Sheet2.H69:Sheet2.H89" chart:label-cell-address="Sheet2.H68:Sheet2.H68" chart:class="chart:line">
            <chart:data-point chart:repeated="21"/>
          </chart:series>
          <chart:series chart:style-name="ch9" chart:values-cell-range-address="Sheet2.I69:Sheet2.I89" chart:label-cell-address="Sheet2.I68:Sheet2.I68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</text:p>
                <draw:g>
                  <svg:desc>Sheet2.F68:Sheet2.F68</svg:desc>
                </draw:g>
              </table:table-cell>
              <table:table-cell office:value-type="string">
                <text:p>california</text:p>
                <draw:g>
                  <svg:desc>Sheet2.G68:Sheet2.G68</svg:desc>
                </draw:g>
              </table:table-cell>
              <table:table-cell office:value-type="string">
                <text:p>ireland</text:p>
                <draw:g>
                  <svg:desc>Sheet2.H68:Sheet2.H68</svg:desc>
                </draw:g>
              </table:table-cell>
              <table:table-cell office:value-type="string">
                <text:p>singapore</text:p>
                <draw:g>
                  <svg:desc>Sheet2.I68:Sheet2.I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2.F69:Sheet2.F89</svg:desc>
                </draw:g>
              </table:table-cell>
              <table:table-cell office:value-type="float" office:value="2.205">
                <text:p>2.205</text:p>
                <draw:g>
                  <svg:desc>Sheet2.G69:Sheet2.G89</svg:desc>
                </draw:g>
              </table:table-cell>
              <table:table-cell office:value-type="float" office:value="94.977">
                <text:p>94.977</text:p>
                <draw:g>
                  <svg:desc>Sheet2.H69:Sheet2.H89</svg:desc>
                </draw:g>
              </table:table-cell>
              <table:table-cell office:value-type="float" office:value="0.796">
                <text:p>0.796</text:p>
                <draw:g>
                  <svg:desc>Sheet2.I69:Sheet2.I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794">
                <text:p>0.794</text:p>
              </table:table-cell>
              <table:table-cell office:value-type="float" office:value="1.382">
                <text:p>1.382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808">
                <text:p>0.808</text:p>
              </table:table-cell>
              <table:table-cell office:value-type="float" office:value="84.964">
                <text:p>84.96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0.737">
                <text:p>0.737</text:p>
              </table:table-cell>
              <table:table-cell office:value-type="float" office:value="1.445">
                <text:p>1.445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0.781">
                <text:p>0.781</text:p>
              </table:table-cell>
              <table:table-cell office:value-type="float" office:value="85.234">
                <text:p>85.234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0.896">
                <text:p>0.896</text:p>
              </table:table-cell>
              <table:table-cell office:value-type="float" office:value="18.246">
                <text:p>18.24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141">
                <text:p>1.141</text:p>
              </table:table-cell>
              <table:table-cell office:value-type="float" office:value="18.058">
                <text:p>18.058</text:p>
              </table:table-cell>
              <table:table-cell office:value-type="float" office:value="1.546">
                <text:p>1.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843">
                <text:p>0.843</text:p>
              </table:table-cell>
              <table:table-cell office:value-type="float" office:value="1.419">
                <text:p>1.419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0.73">
                <text:p>0.73</text:p>
              </table:table-cell>
              <table:table-cell office:value-type="float" office:value="1.231">
                <text:p>1.231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814">
                <text:p>0.814</text:p>
              </table:table-cell>
              <table:table-cell office:value-type="float" office:value="88.703">
                <text:p>88.703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0.75">
                <text:p>0.75</text:p>
              </table:table-cell>
              <table:table-cell office:value-type="float" office:value="1.246">
                <text:p>1.246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1.481">
                <text:p>1.481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779">
                <text:p>0.779</text:p>
              </table:table-cell>
              <table:table-cell office:value-type="float" office:value="1.45">
                <text:p>1.4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0.806">
                <text:p>0.806</text:p>
              </table:table-cell>
              <table:table-cell office:value-type="float" office:value="1.214">
                <text:p>1.214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0.878">
                <text:p>0.878</text:p>
              </table:table-cell>
              <table:table-cell office:value-type="float" office:value="85.661">
                <text:p>85.66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0.718">
                <text:p>0.718</text:p>
              </table:table-cell>
              <table:table-cell office:value-type="float" office:value="1.344">
                <text:p>1.344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706">
                <text:p>0.706</text:p>
              </table:table-cell>
              <table:table-cell office:value-type="float" office:value="1.482">
                <text:p>1.482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0.809">
                <text:p>0.809</text:p>
              </table:table-cell>
              <table:table-cell office:value-type="float" office:value="1.375">
                <text:p>1.37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0.832">
                <text:p>0.832</text:p>
              </table:table-cell>
              <table:table-cell office:value-type="float" office:value="88.679">
                <text:p>88.679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03">
                <text:p>0.803</text:p>
              </table:table-cell>
              <table:table-cell office:value-type="float" office:value="1.422">
                <text:p>1.422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836">
                <text:p>0.836</text:p>
              </table:table-cell>
              <table:table-cell office:value-type="float" office:value="86.336">
                <text:p>86.336</text:p>
              </table:table-cell>
              <table:table-cell office:value-type="float" office:value="1.515">
                <text:p>1.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3.E8:Sheet3.X29" chart:data-source-has-labels="row" svg:x="1.028cm" svg:y="0.852cm" svg:width="17.412cm" svg:height="7.531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9:Sheet3.E29" chart:label-cell-address="Sheet3.E8:Sheet3.E8" chart:class="chart:line">
            <chart:data-point chart:repeated="21"/>
          </chart:series>
          <chart:series chart:style-name="ch7" chart:values-cell-range-address="Sheet3.F9:Sheet3.F29" chart:label-cell-address="Sheet3.F8:Sheet3.F8" chart:class="chart:line">
            <chart:data-point chart:repeated="21"/>
          </chart:series>
          <chart:series chart:style-name="ch8" chart:values-cell-range-address="Sheet3.G9:Sheet3.G29" chart:label-cell-address="Sheet3.G8:Sheet3.G8" chart:class="chart:line">
            <chart:data-point chart:repeated="21"/>
          </chart:series>
          <chart:series chart:style-name="ch9" chart:values-cell-range-address="Sheet3.H9:Sheet3.H29" chart:label-cell-address="Sheet3.H8:Sheet3.H8" chart:class="chart:line">
            <chart:data-point chart:repeated="21"/>
          </chart:series>
          <chart:series chart:style-name="ch10" chart:values-cell-range-address="Sheet3.I9:Sheet3.I29" chart:label-cell-address="Sheet3.I8:Sheet3.I8" chart:class="chart:line">
            <chart:data-point chart:repeated="21"/>
          </chart:series>
          <chart:series chart:style-name="ch11" chart:values-cell-range-address="Sheet3.J9:Sheet3.J29" chart:label-cell-address="Sheet3.J8:Sheet3.J8" chart:class="chart:line">
            <chart:data-point chart:repeated="21"/>
          </chart:series>
          <chart:series chart:style-name="ch12" chart:values-cell-range-address="Sheet3.K9:Sheet3.K29" chart:label-cell-address="Sheet3.K8:Sheet3.K8" chart:class="chart:line">
            <chart:data-point chart:repeated="21"/>
          </chart:series>
          <chart:series chart:style-name="ch13" chart:values-cell-range-address="Sheet3.L9:Sheet3.L29" chart:label-cell-address="Sheet3.L8:Sheet3.L8" chart:class="chart:line">
            <chart:data-point chart:repeated="21"/>
          </chart:series>
          <chart:series chart:style-name="ch14" chart:values-cell-range-address="Sheet3.M9:Sheet3.M29" chart:label-cell-address="Sheet3.M8:Sheet3.M8" chart:class="chart:line">
            <chart:data-point chart:repeated="21"/>
          </chart:series>
          <chart:series chart:style-name="ch15" chart:values-cell-range-address="Sheet3.N9:Sheet3.N29" chart:label-cell-address="Sheet3.N8:Sheet3.N8" chart:class="chart:line">
            <chart:data-point chart:repeated="21"/>
          </chart:series>
          <chart:series chart:style-name="ch16" chart:values-cell-range-address="Sheet3.O9:Sheet3.O29" chart:label-cell-address="Sheet3.O8:Sheet3.O8" chart:class="chart:line">
            <chart:data-point chart:repeated="21"/>
          </chart:series>
          <chart:series chart:style-name="ch17" chart:values-cell-range-address="Sheet3.P9:Sheet3.P29" chart:label-cell-address="Sheet3.P8:Sheet3.P8" chart:class="chart:line">
            <chart:data-point chart:repeated="21"/>
          </chart:series>
          <chart:series chart:style-name="ch18" chart:values-cell-range-address="Sheet3.Q9:Sheet3.Q29" chart:label-cell-address="Sheet3.Q8:Sheet3.Q8" chart:class="chart:line">
            <chart:data-point chart:repeated="21"/>
          </chart:series>
          <chart:series chart:style-name="ch19" chart:values-cell-range-address="Sheet3.R9:Sheet3.R29" chart:label-cell-address="Sheet3.R8:Sheet3.R8" chart:class="chart:line">
            <chart:data-point chart:repeated="21"/>
          </chart:series>
          <chart:series chart:style-name="ch20" chart:values-cell-range-address="Sheet3.S9:Sheet3.S29" chart:label-cell-address="Sheet3.S8:Sheet3.S8" chart:class="chart:line">
            <chart:data-point chart:repeated="21"/>
          </chart:series>
          <chart:series chart:style-name="ch21" chart:values-cell-range-address="Sheet3.T9:Sheet3.T29" chart:label-cell-address="Sheet3.T8:Sheet3.T8" chart:class="chart:line">
            <chart:data-point chart:repeated="21"/>
          </chart:series>
          <chart:series chart:style-name="ch22" chart:values-cell-range-address="Sheet3.U9:Sheet3.U29" chart:label-cell-address="Sheet3.U8:Sheet3.U8" chart:class="chart:line">
            <chart:data-point chart:repeated="21"/>
          </chart:series>
          <chart:series chart:style-name="ch23" chart:values-cell-range-address="Sheet3.V9:Sheet3.V29" chart:label-cell-address="Sheet3.V8:Sheet3.V8" chart:class="chart:line">
            <chart:data-point chart:repeated="21"/>
          </chart:series>
          <chart:series chart:style-name="ch24" chart:values-cell-range-address="Sheet3.W9:Sheet3.W29" chart:label-cell-address="Sheet3.W8:Sheet3.W8" chart:class="chart:line">
            <chart:data-point chart:repeated="21"/>
          </chart:series>
          <chart:series chart:style-name="ch25" chart:values-cell-range-address="Sheet3.X9:Sheet3.X29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3.E9:Sheet3.E29</svg:desc>
                </draw:g>
              </table:table-cell>
              <table:table-cell office:value-type="float" office:value="0.027817">
                <text:p>0.027817</text:p>
                <draw:g>
                  <svg:desc>Sheet3.F9:Sheet3.F29</svg:desc>
                </draw:g>
              </table:table-cell>
              <table:table-cell office:value-type="float" office:value="0.031538">
                <text:p>0.031538</text:p>
                <draw:g>
                  <svg:desc>Sheet3.G9:Sheet3.G29</svg:desc>
                </draw:g>
              </table:table-cell>
              <table:table-cell office:value-type="float" office:value="0.027772">
                <text:p>0.027772</text:p>
                <draw:g>
                  <svg:desc>Sheet3.H9:Sheet3.H29</svg:desc>
                </draw:g>
              </table:table-cell>
              <table:table-cell office:value-type="float" office:value="0.028226">
                <text:p>0.028226</text:p>
                <draw:g>
                  <svg:desc>Sheet3.I9:Sheet3.I29</svg:desc>
                </draw:g>
              </table:table-cell>
              <table:table-cell office:value-type="float" office:value="0.002225">
                <text:p>0.002225</text:p>
                <draw:g>
                  <svg:desc>Sheet3.J9:Sheet3.J29</svg:desc>
                </draw:g>
              </table:table-cell>
              <table:table-cell office:value-type="float" office:value="0.002227">
                <text:p>0.002227</text:p>
                <draw:g>
                  <svg:desc>Sheet3.K9:Sheet3.K29</svg:desc>
                </draw:g>
              </table:table-cell>
              <table:table-cell office:value-type="float" office:value="0.002144">
                <text:p>0.002144</text:p>
                <draw:g>
                  <svg:desc>Sheet3.L9:Sheet3.L29</svg:desc>
                </draw:g>
              </table:table-cell>
              <table:table-cell office:value-type="float" office:value="0.00282">
                <text:p>0.00282</text:p>
                <draw:g>
                  <svg:desc>Sheet3.M9:Sheet3.M29</svg:desc>
                </draw:g>
              </table:table-cell>
              <table:table-cell office:value-type="float" office:value="0.002643">
                <text:p>0.002643</text:p>
                <draw:g>
                  <svg:desc>Sheet3.N9:Sheet3.N29</svg:desc>
                </draw:g>
              </table:table-cell>
              <table:table-cell office:value-type="float" office:value="0.089785">
                <text:p>0.089785</text:p>
                <draw:g>
                  <svg:desc>Sheet3.O9:Sheet3.O29</svg:desc>
                </draw:g>
              </table:table-cell>
              <table:table-cell office:value-type="float" office:value="0.089844">
                <text:p>0.089844</text:p>
                <draw:g>
                  <svg:desc>Sheet3.P9:Sheet3.P29</svg:desc>
                </draw:g>
              </table:table-cell>
              <table:table-cell office:value-type="float" office:value="0.084746">
                <text:p>0.084746</text:p>
                <draw:g>
                  <svg:desc>Sheet3.Q9:Sheet3.Q29</svg:desc>
                </draw:g>
              </table:table-cell>
              <table:table-cell office:value-type="float" office:value="0.096716">
                <text:p>0.096716</text:p>
                <draw:g>
                  <svg:desc>Sheet3.R9:Sheet3.R29</svg:desc>
                </draw:g>
              </table:table-cell>
              <table:table-cell office:value-type="float" office:value="0.096956">
                <text:p>0.096956</text:p>
                <draw:g>
                  <svg:desc>Sheet3.S9:Sheet3.S29</svg:desc>
                </draw:g>
              </table:table-cell>
              <table:table-cell office:value-type="float" office:value="0.000481">
                <text:p>0.000481</text:p>
                <draw:g>
                  <svg:desc>Sheet3.T9:Sheet3.T29</svg:desc>
                </draw:g>
              </table:table-cell>
              <table:table-cell office:value-type="float" office:value="0.000637">
                <text:p>0.000637</text:p>
                <draw:g>
                  <svg:desc>Sheet3.U9:Sheet3.U29</svg:desc>
                </draw:g>
              </table:table-cell>
              <table:table-cell office:value-type="float" office:value="0.000688">
                <text:p>0.000688</text:p>
                <draw:g>
                  <svg:desc>Sheet3.V9:Sheet3.V29</svg:desc>
                </draw:g>
              </table:table-cell>
              <table:table-cell office:value-type="float" office:value="0.000718">
                <text:p>0.000718</text:p>
                <draw:g>
                  <svg:desc>Sheet3.W9:Sheet3.W29</svg:desc>
                </draw:g>
              </table:table-cell>
              <table:table-cell office:value-type="float" office:value="0.000383">
                <text:p>0.000383</text:p>
                <draw:g>
                  <svg:desc>Sheet3.X9:Sheet3.X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29218">
                <text:p>0.029218</text:p>
              </table:table-cell>
              <table:table-cell office:value-type="float" office:value="0.028391">
                <text:p>0.028391</text:p>
              </table:table-cell>
              <table:table-cell office:value-type="float" office:value="0.294907">
                <text:p>0.294907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63">
                <text:p>0.000663</text:p>
              </table:table-cell>
              <table:table-cell office:value-type="float" office:value="0.000729">
                <text:p>0.000729</text:p>
              </table:table-cell>
              <table:table-cell office:value-type="float" office:value="NaN">
                <text:p>NaN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61">
                <text:p>0.00061</text:p>
              </table:table-cell>
              <table:table-cell office:value-type="float" office:value="0.001445">
                <text:p>0.001445</text:p>
              </table:table-cell>
              <table:table-cell office:value-type="float" office:value="0.001389">
                <text:p>0.001389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52">
                <text:p>0.001152</text:p>
              </table:table-cell>
              <table:table-cell office:value-type="float" office:value="0.00124">
                <text:p>0.00124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31049">
                <text:p>0.031049</text:p>
              </table:table-cell>
              <table:table-cell office:value-type="float" office:value="0.02387">
                <text:p>0.02387</text:p>
              </table:table-cell>
              <table:table-cell office:value-type="float" office:value="0.170337">
                <text:p>0.170337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623">
                <text:p>0.000623</text:p>
              </table:table-cell>
              <table:table-cell office:value-type="float" office:value="0.094824">
                <text:p>0.094824</text:p>
              </table:table-cell>
              <table:table-cell office:value-type="float" office:value="0.096221">
                <text:p>0.096221</text:p>
              </table:table-cell>
              <table:table-cell office:value-type="float" office:value="0.1015">
                <text:p>0.1015</text:p>
              </table:table-cell>
              <table:table-cell office:value-type="float" office:value="0.095948">
                <text:p>0.095948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34924">
                <text:p>0.034924</text:p>
              </table:table-cell>
              <table:table-cell office:value-type="float" office:value="0.029053">
                <text:p>0.029053</text:p>
              </table:table-cell>
              <table:table-cell office:value-type="float" office:value="0.027349">
                <text:p>0.027349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645">
                <text:p>0.00064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1165">
                <text:p>0.001165</text:p>
              </table:table-cell>
              <table:table-cell office:value-type="float" office:value="0.001169">
                <text:p>0.001169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386">
                <text:p>0.000386</text:p>
              </table:table-cell>
              <table:table-cell office:value-type="float" office:value="0.000614">
                <text:p>0.000614</text:p>
              </table:table-cell>
              <table:table-cell office:value-type="float" office:value="0.00066">
                <text:p>0.00066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28274">
                <text:p>0.028274</text:p>
              </table:table-cell>
              <table:table-cell office:value-type="float" office:value="0.031023">
                <text:p>0.031023</text:p>
              </table:table-cell>
              <table:table-cell office:value-type="float" office:value="0.047451">
                <text:p>0.047451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68">
                <text:p>0.00068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492">
                <text:p>0.000492</text:p>
              </table:table-cell>
              <table:table-cell office:value-type="float" office:value="0.094857">
                <text:p>0.094857</text:p>
              </table:table-cell>
              <table:table-cell office:value-type="float" office:value="0.094582">
                <text:p>0.094582</text:p>
              </table:table-cell>
              <table:table-cell office:value-type="float" office:value="0.095905">
                <text:p>0.095905</text:p>
              </table:table-cell>
              <table:table-cell office:value-type="float" office:value="0.096644">
                <text:p>0.096644</text:p>
              </table:table-cell>
              <table:table-cell office:value-type="float" office:value="0.0887">
                <text:p>0.0887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509">
                <text:p>0.000509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37465">
                <text:p>0.037465</text:p>
              </table:table-cell>
              <table:table-cell office:value-type="float" office:value="0.027352">
                <text:p>0.027352</text:p>
              </table:table-cell>
              <table:table-cell office:value-type="float" office:value="0.029629">
                <text:p>0.029629</text:p>
              </table:table-cell>
              <table:table-cell office:value-type="float" office:value="0.02903">
                <text:p>0.02903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36">
                <text:p>0.018136</text:p>
              </table:table-cell>
              <table:table-cell office:value-type="float" office:value="0.018174">
                <text:p>0.018174</text:p>
              </table:table-cell>
              <table:table-cell office:value-type="float" office:value="0.018169">
                <text:p>0.018169</text:p>
              </table:table-cell>
              <table:table-cell office:value-type="float" office:value="0.01808">
                <text:p>0.01808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2902">
                <text:p>0.02902</text:p>
              </table:table-cell>
              <table:table-cell office:value-type="float" office:value="0.03017">
                <text:p>0.03017</text:p>
              </table:table-cell>
              <table:table-cell office:value-type="float" office:value="0.038418">
                <text:p>0.038418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885">
                <text:p>0.000885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095">
                <text:p>0.018095</text:p>
              </table:table-cell>
              <table:table-cell office:value-type="float" office:value="0.0181">
                <text:p>0.0181</text:p>
              </table:table-cell>
              <table:table-cell office:value-type="float" office:value="0.018159">
                <text:p>0.018159</text:p>
              </table:table-cell>
              <table:table-cell office:value-type="float" office:value="0.01818">
                <text:p>0.01818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373">
                <text:p>0.001373</text:p>
              </table:table-cell>
              <table:table-cell office:value-type="float" office:value="NaN">
                <text:p>NaN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22">
                <text:p>0.001422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42826">
                <text:p>0.042826</text:p>
              </table:table-cell>
              <table:table-cell office:value-type="float" office:value="0.031439">
                <text:p>0.031439</text:p>
              </table:table-cell>
              <table:table-cell office:value-type="float" office:value="0.033126">
                <text:p>0.033126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719">
                <text:p>0.00071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434">
                <text:p>0.000434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1196">
                <text:p>0.001196</text:p>
              </table:table-cell>
              <table:table-cell office:value-type="float" office:value="NaN">
                <text:p>NaN</text:p>
              </table:table-cell>
              <table:table-cell office:value-type="float" office:value="0.001265">
                <text:p>0.001265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0.038002">
                <text:p>0.038002</text:p>
              </table:table-cell>
              <table:table-cell office:value-type="float" office:value="0.038616">
                <text:p>0.038616</text:p>
              </table:table-cell>
              <table:table-cell office:value-type="float" office:value="0.003722">
                <text:p>0.003722</text:p>
              </table:table-cell>
              <table:table-cell office:value-type="float" office:value="0.031562">
                <text:p>0.031562</text:p>
              </table:table-cell>
              <table:table-cell office:value-type="float" office:value="NaN">
                <text:p>NaN</text:p>
              </table:table-cell>
              <table:table-cell office:value-type="float" office:value="0.000704">
                <text:p>0.000704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484">
                <text:p>0.00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5">
                <text:p>0.001205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401">
                <text:p>0.000401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5">
                <text:p>0.00073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34018">
                <text:p>0.034018</text:p>
              </table:table-cell>
              <table:table-cell office:value-type="float" office:value="0.050533">
                <text:p>0.050533</text:p>
              </table:table-cell>
              <table:table-cell office:value-type="float" office:value="0.038122">
                <text:p>0.038122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5">
                <text:p>0.00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805">
                <text:p>0.089805</text:p>
              </table:table-cell>
              <table:table-cell office:value-type="float" office:value="0.088492">
                <text:p>0.088492</text:p>
              </table:table-cell>
              <table:table-cell office:value-type="float" office:value="0.087093">
                <text:p>0.087093</text:p>
              </table:table-cell>
              <table:table-cell office:value-type="float" office:value="0.087049">
                <text:p>0.087049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17">
                <text:p>0.000717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29611">
                <text:p>0.029611</text:p>
              </table:table-cell>
              <table:table-cell office:value-type="float" office:value="0.029311">
                <text:p>0.029311</text:p>
              </table:table-cell>
              <table:table-cell office:value-type="float" office:value="0.030628">
                <text:p>0.030628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6">
                <text:p>0.001166</text:p>
              </table:table-cell>
              <table:table-cell office:value-type="float" office:value="0.001148">
                <text:p>0.001148</text:p>
              </table:table-cell>
              <table:table-cell office:value-type="float" office:value="0.001373">
                <text:p>0.001373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162">
                <text:p>0.001162</text:p>
              </table:table-cell>
              <table:table-cell office:value-type="float" office:value="0.001424">
                <text:p>0.001424</text:p>
              </table:table-cell>
              <table:table-cell office:value-type="float" office:value="0.001449">
                <text:p>0.001449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28715">
                <text:p>0.028715</text:p>
              </table:table-cell>
              <table:table-cell office:value-type="float" office:value="0.026743">
                <text:p>0.026743</text:p>
              </table:table-cell>
              <table:table-cell office:value-type="float" office:value="0.027875">
                <text:p>0.027875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7">
                <text:p>0.000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181">
                <text:p>0.001181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468">
                <text:p>0.00146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622">
                <text:p>0.00162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27436">
                <text:p>0.027436</text:p>
              </table:table-cell>
              <table:table-cell office:value-type="float" office:value="0.035335">
                <text:p>0.035335</text:p>
              </table:table-cell>
              <table:table-cell office:value-type="float" office:value="0.0294">
                <text:p>0.0294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723">
                <text:p>0.00072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344">
                <text:p>0.001344</text:p>
              </table:table-cell>
              <table:table-cell office:value-type="float" office:value="NaN">
                <text:p>NaN</text:p>
              </table:table-cell>
              <table:table-cell office:value-type="float" office:value="0.001136">
                <text:p>0.001136</text:p>
              </table:table-cell>
              <table:table-cell office:value-type="float" office:value="0.001223">
                <text:p>0.001223</text:p>
              </table:table-cell>
              <table:table-cell office:value-type="float" office:value="0.00113">
                <text:p>0.00113</text:p>
              </table:table-cell>
              <table:table-cell office:value-type="float" office:value="0.0006">
                <text:p>0.0006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28211">
                <text:p>0.028211</text:p>
              </table:table-cell>
              <table:table-cell office:value-type="float" office:value="0.027332">
                <text:p>0.027332</text:p>
              </table:table-cell>
              <table:table-cell office:value-type="float" office:value="0.029031">
                <text:p>0.029031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67">
                <text:p>0.00067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43">
                <text:p>0.00143</text:p>
              </table:table-cell>
              <table:table-cell office:value-type="float" office:value="0.00149">
                <text:p>0.00149</text:p>
              </table:table-cell>
              <table:table-cell office:value-type="float" office:value="0.00139">
                <text:p>0.00139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44574">
                <text:p>0.044574</text:p>
              </table:table-cell>
              <table:table-cell office:value-type="float" office:value="0.027811">
                <text:p>0.027811</text:p>
              </table:table-cell>
              <table:table-cell office:value-type="float" office:value="0.028462">
                <text:p>0.028462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47">
                <text:p>0.000647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23">
                <text:p>0.000623</text:p>
              </table:table-cell>
              <table:table-cell office:value-type="float" office:value="0.08955">
                <text:p>0.08955</text:p>
              </table:table-cell>
              <table:table-cell office:value-type="float" office:value="NaN">
                <text:p>NaN</text:p>
              </table:table-cell>
              <table:table-cell office:value-type="float" office:value="0.085472">
                <text:p>0.085472</text:p>
              </table:table-cell>
              <table:table-cell office:value-type="float" office:value="0.085635">
                <text:p>0.085635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38">
                <text:p>0.00138</text:p>
              </table:table-cell>
              <table:table-cell office:value-type="float" office:value="0.00118">
                <text:p>0.00118</text:p>
              </table:table-cell>
              <table:table-cell office:value-type="float" office:value="0.00147">
                <text:p>0.00147</text:p>
              </table:table-cell>
              <table:table-cell office:value-type="float" office:value="0.001495">
                <text:p>0.00149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30355">
                <text:p>0.030355</text:p>
              </table:table-cell>
              <table:table-cell office:value-type="float" office:value="0.031836">
                <text:p>0.031836</text:p>
              </table:table-cell>
              <table:table-cell office:value-type="float" office:value="0.027551">
                <text:p>0.027551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207">
                <text:p>0.001207</text:p>
              </table:table-cell>
              <table:table-cell office:value-type="float" office:value="0.001201">
                <text:p>0.001201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48">
                <text:p>0.001448</text:p>
              </table:table-cell>
              <table:table-cell office:value-type="float" office:value="0.001325">
                <text:p>0.001325</text:p>
              </table:table-cell>
              <table:table-cell office:value-type="float" office:value="0.001191">
                <text:p>0.001191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29101">
                <text:p>0.029101</text:p>
              </table:table-cell>
              <table:table-cell office:value-type="float" office:value="0.028446">
                <text:p>0.028446</text:p>
              </table:table-cell>
              <table:table-cell office:value-type="float" office:value="0.027444">
                <text:p>0.02744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78">
                <text:p>0.00078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2">
                <text:p>0.001382</text:p>
              </table:table-cell>
              <table:table-cell office:value-type="float" office:value="0.000927">
                <text:p>0.000927</text:p>
              </table:table-cell>
              <table:table-cell office:value-type="float" office:value="0.001094">
                <text:p>0.001094</text:p>
              </table:table-cell>
              <table:table-cell office:value-type="float" office:value="0.001246">
                <text:p>0.001246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384">
                <text:p>0.001384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316">
                <text:p>0.001316</text:p>
              </table:table-cell>
              <table:table-cell office:value-type="float" office:value="0.00145">
                <text:p>0.00145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29341">
                <text:p>0.029341</text:p>
              </table:table-cell>
              <table:table-cell office:value-type="float" office:value="0.029725">
                <text:p>0.029725</text:p>
              </table:table-cell>
              <table:table-cell office:value-type="float" office:value="0.029133">
                <text:p>0.029133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48">
                <text:p>0.000648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361">
                <text:p>0.001361</text:p>
              </table:table-cell>
              <table:table-cell office:value-type="float" office:value="0.000995">
                <text:p>0.000995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64">
                <text:p>0.001464</text:p>
              </table:table-cell>
              <table:table-cell office:value-type="float" office:value="0.001475">
                <text:p>0.001475</text:p>
              </table:table-cell>
              <table:table-cell office:value-type="float" office:value="0.001229">
                <text:p>0.001229</text:p>
              </table:table-cell>
              <table:table-cell office:value-type="float" office:value="0.001237">
                <text:p>0.001237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30743">
                <text:p>0.030743</text:p>
              </table:table-cell>
              <table:table-cell office:value-type="float" office:value="0.027346">
                <text:p>0.027346</text:p>
              </table:table-cell>
              <table:table-cell office:value-type="float" office:value="0.02933">
                <text:p>0.02933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57">
                <text:p>0.00057</text:p>
              </table:table-cell>
              <table:table-cell office:value-type="float" office:value="0.000687">
                <text:p>0.000687</text:p>
              </table:table-cell>
              <table:table-cell office:value-type="float" office:value="0.086742">
                <text:p>0.086742</text:p>
              </table:table-cell>
              <table:table-cell office:value-type="float" office:value="0.086191">
                <text:p>0.086191</text:p>
              </table:table-cell>
              <table:table-cell office:value-type="float" office:value="0.08847">
                <text:p>0.08847</text:p>
              </table:table-cell>
              <table:table-cell office:value-type="float" office:value="0.089591">
                <text:p>0.089591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479">
                <text:p>0.0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0.031326">
                <text:p>0.031326</text:p>
              </table:table-cell>
              <table:table-cell office:value-type="float" office:value="0.033737">
                <text:p>0.033737</text:p>
              </table:table-cell>
              <table:table-cell office:value-type="float" office:value="0.028062">
                <text:p>0.028062</text:p>
              </table:table-cell>
              <table:table-cell office:value-type="float" office:value="0.030577">
                <text:p>0.03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">
                <text:p>0.0004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179">
                <text:p>0.001179</text:p>
              </table:table-cell>
              <table:table-cell office:value-type="float" office:value="0.001242">
                <text:p>0.001242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">
                <text:p>0.00065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2886">
                <text:p>0.02886</text:p>
              </table:table-cell>
              <table:table-cell office:value-type="float" office:value="0.026942">
                <text:p>0.026942</text:p>
              </table:table-cell>
              <table:table-cell office:value-type="float" office:value="0.02958">
                <text:p>0.02958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587">
                <text:p>0.000587</text:p>
              </table:table-cell>
              <table:table-cell office:value-type="float" office:value="0.000546">
                <text:p>0.000546</text:p>
              </table:table-cell>
              <table:table-cell office:value-type="float" office:value="0.000745">
                <text:p>0.000745</text:p>
              </table:table-cell>
              <table:table-cell office:value-type="float" office:value="0.085894">
                <text:p>0.085894</text:p>
              </table:table-cell>
              <table:table-cell office:value-type="float" office:value="0.086186">
                <text:p>0.086186</text:p>
              </table:table-cell>
              <table:table-cell office:value-type="float" office:value="0.08666">
                <text:p>0.08666</text:p>
              </table:table-cell>
              <table:table-cell office:value-type="float" office:value="0.089746">
                <text:p>0.089746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369">
                <text:p>0.001369</text:p>
              </table:table-cell>
              <table:table-cell office:value-type="float" office:value="0.001453">
                <text:p>0.00145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356cm" svg:y="1.976cm" style:legend-expansion="custom" chartooo:width="9.133cm" chartooo:height="5.08cm" style:legend-expansion-aspect-ratio="1.79783464566929" chart:style-name="ch2"/>
        <chart:plot-area chart:style-name="ch3" table:cell-range-address="Sheet3.E8:Sheet3.X8 Sheet3.E65:Sheet3.X85" chart:data-source-has-labels="row" svg:x="1.028cm" svg:y="0.852cm" svg:width="17.412cm" svg:height="7.531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65:Sheet3.E85" chart:label-cell-address="Sheet3.E8:Sheet3.E8" chart:class="chart:line">
            <chart:data-point chart:repeated="21"/>
          </chart:series>
          <chart:series chart:style-name="ch7" chart:values-cell-range-address="Sheet3.F65:Sheet3.F85" chart:label-cell-address="Sheet3.F8:Sheet3.F8" chart:class="chart:line">
            <chart:data-point chart:repeated="21"/>
          </chart:series>
          <chart:series chart:style-name="ch8" chart:values-cell-range-address="Sheet3.G65:Sheet3.G85" chart:label-cell-address="Sheet3.G8:Sheet3.G8" chart:class="chart:line">
            <chart:data-point chart:repeated="21"/>
          </chart:series>
          <chart:series chart:style-name="ch9" chart:values-cell-range-address="Sheet3.H65:Sheet3.H85" chart:label-cell-address="Sheet3.H8:Sheet3.H8" chart:class="chart:line">
            <chart:data-point chart:repeated="21"/>
          </chart:series>
          <chart:series chart:style-name="ch10" chart:values-cell-range-address="Sheet3.I65:Sheet3.I85" chart:label-cell-address="Sheet3.I8:Sheet3.I8" chart:class="chart:line">
            <chart:data-point chart:repeated="21"/>
          </chart:series>
          <chart:series chart:style-name="ch11" chart:values-cell-range-address="Sheet3.J65:Sheet3.J85" chart:label-cell-address="Sheet3.J8:Sheet3.J8" chart:class="chart:line">
            <chart:data-point chart:repeated="21"/>
          </chart:series>
          <chart:series chart:style-name="ch12" chart:values-cell-range-address="Sheet3.K65:Sheet3.K85" chart:label-cell-address="Sheet3.K8:Sheet3.K8" chart:class="chart:line">
            <chart:data-point chart:repeated="21"/>
          </chart:series>
          <chart:series chart:style-name="ch13" chart:values-cell-range-address="Sheet3.L65:Sheet3.L85" chart:label-cell-address="Sheet3.L8:Sheet3.L8" chart:class="chart:line">
            <chart:data-point chart:repeated="21"/>
          </chart:series>
          <chart:series chart:style-name="ch14" chart:values-cell-range-address="Sheet3.M65:Sheet3.M85" chart:label-cell-address="Sheet3.M8:Sheet3.M8" chart:class="chart:line">
            <chart:data-point chart:repeated="21"/>
          </chart:series>
          <chart:series chart:style-name="ch15" chart:values-cell-range-address="Sheet3.N65:Sheet3.N85" chart:label-cell-address="Sheet3.N8:Sheet3.N8" chart:class="chart:line">
            <chart:data-point chart:repeated="21"/>
          </chart:series>
          <chart:series chart:style-name="ch16" chart:values-cell-range-address="Sheet3.O65:Sheet3.O85" chart:label-cell-address="Sheet3.O8:Sheet3.O8" chart:class="chart:line">
            <chart:data-point chart:repeated="21"/>
          </chart:series>
          <chart:series chart:style-name="ch17" chart:values-cell-range-address="Sheet3.P65:Sheet3.P85" chart:label-cell-address="Sheet3.P8:Sheet3.P8" chart:class="chart:line">
            <chart:data-point chart:repeated="21"/>
          </chart:series>
          <chart:series chart:style-name="ch18" chart:values-cell-range-address="Sheet3.Q65:Sheet3.Q85" chart:label-cell-address="Sheet3.Q8:Sheet3.Q8" chart:class="chart:line">
            <chart:data-point chart:repeated="21"/>
          </chart:series>
          <chart:series chart:style-name="ch19" chart:values-cell-range-address="Sheet3.R65:Sheet3.R85" chart:label-cell-address="Sheet3.R8:Sheet3.R8" chart:class="chart:line">
            <chart:data-point chart:repeated="21"/>
          </chart:series>
          <chart:series chart:style-name="ch20" chart:values-cell-range-address="Sheet3.S65:Sheet3.S85" chart:label-cell-address="Sheet3.S8:Sheet3.S8" chart:class="chart:line">
            <chart:data-point chart:repeated="21"/>
          </chart:series>
          <chart:series chart:style-name="ch21" chart:values-cell-range-address="Sheet3.T65:Sheet3.T85" chart:label-cell-address="Sheet3.T8:Sheet3.T8" chart:class="chart:line">
            <chart:data-point chart:repeated="21"/>
          </chart:series>
          <chart:series chart:style-name="ch22" chart:values-cell-range-address="Sheet3.U65:Sheet3.U85" chart:label-cell-address="Sheet3.U8:Sheet3.U8" chart:class="chart:line">
            <chart:data-point chart:repeated="21"/>
          </chart:series>
          <chart:series chart:style-name="ch23" chart:values-cell-range-address="Sheet3.V65:Sheet3.V85" chart:label-cell-address="Sheet3.V8:Sheet3.V8" chart:class="chart:line">
            <chart:data-point chart:repeated="21"/>
          </chart:series>
          <chart:series chart:style-name="ch24" chart:values-cell-range-address="Sheet3.W65:Sheet3.W85" chart:label-cell-address="Sheet3.W8:Sheet3.W8" chart:class="chart:line">
            <chart:data-point chart:repeated="21"/>
          </chart:series>
          <chart:series chart:style-name="ch25" chart:values-cell-range-address="Sheet3.X65:Sheet3.X85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895">
                <text:p>0.034895</text:p>
                <draw:g>
                  <svg:desc>Sheet3.E65:Sheet3.E85</svg:desc>
                </draw:g>
              </table:table-cell>
              <table:table-cell office:value-type="float" office:value="0.036397">
                <text:p>0.036397</text:p>
                <draw:g>
                  <svg:desc>Sheet3.F65:Sheet3.F85</svg:desc>
                </draw:g>
              </table:table-cell>
              <table:table-cell office:value-type="float" office:value="0.029565">
                <text:p>0.029565</text:p>
                <draw:g>
                  <svg:desc>Sheet3.G65:Sheet3.G85</svg:desc>
                </draw:g>
              </table:table-cell>
              <table:table-cell office:value-type="float" office:value="0.029381">
                <text:p>0.029381</text:p>
                <draw:g>
                  <svg:desc>Sheet3.H65:Sheet3.H85</svg:desc>
                </draw:g>
              </table:table-cell>
              <table:table-cell office:value-type="float" office:value="0.028256">
                <text:p>0.028256</text:p>
                <draw:g>
                  <svg:desc>Sheet3.I65:Sheet3.I85</svg:desc>
                </draw:g>
              </table:table-cell>
              <table:table-cell office:value-type="float" office:value="0.00298">
                <text:p>0.00298</text:p>
                <draw:g>
                  <svg:desc>Sheet3.J65:Sheet3.J85</svg:desc>
                </draw:g>
              </table:table-cell>
              <table:table-cell office:value-type="float" office:value="0.001991">
                <text:p>0.001991</text:p>
                <draw:g>
                  <svg:desc>Sheet3.K65:Sheet3.K85</svg:desc>
                </draw:g>
              </table:table-cell>
              <table:table-cell office:value-type="float" office:value="0.003479">
                <text:p>0.003479</text:p>
                <draw:g>
                  <svg:desc>Sheet3.L65:Sheet3.L85</svg:desc>
                </draw:g>
              </table:table-cell>
              <table:table-cell office:value-type="float" office:value="0.002202">
                <text:p>0.002202</text:p>
                <draw:g>
                  <svg:desc>Sheet3.M65:Sheet3.M85</svg:desc>
                </draw:g>
              </table:table-cell>
              <table:table-cell office:value-type="float" office:value="0.002235">
                <text:p>0.002235</text:p>
                <draw:g>
                  <svg:desc>Sheet3.N65:Sheet3.N85</svg:desc>
                </draw:g>
              </table:table-cell>
              <table:table-cell office:value-type="float" office:value="0.001255">
                <text:p>0.001255</text:p>
                <draw:g>
                  <svg:desc>Sheet3.O65:Sheet3.O85</svg:desc>
                </draw:g>
              </table:table-cell>
              <table:table-cell office:value-type="float" office:value="0.001408">
                <text:p>0.001408</text:p>
                <draw:g>
                  <svg:desc>Sheet3.P65:Sheet3.P85</svg:desc>
                </draw:g>
              </table:table-cell>
              <table:table-cell office:value-type="float" office:value="NaN">
                <text:p>NaN</text:p>
                <draw:g>
                  <svg:desc>Sheet3.Q65:Sheet3.Q85</svg:desc>
                </draw:g>
              </table:table-cell>
              <table:table-cell office:value-type="float" office:value="0.001002">
                <text:p>0.001002</text:p>
                <draw:g>
                  <svg:desc>Sheet3.R65:Sheet3.R85</svg:desc>
                </draw:g>
              </table:table-cell>
              <table:table-cell office:value-type="float" office:value="0.001144">
                <text:p>0.001144</text:p>
                <draw:g>
                  <svg:desc>Sheet3.S65:Sheet3.S85</svg:desc>
                </draw:g>
              </table:table-cell>
              <table:table-cell office:value-type="float" office:value="0.00041">
                <text:p>0.00041</text:p>
                <draw:g>
                  <svg:desc>Sheet3.T65:Sheet3.T85</svg:desc>
                </draw:g>
              </table:table-cell>
              <table:table-cell office:value-type="float" office:value="0.00068">
                <text:p>0.00068</text:p>
                <draw:g>
                  <svg:desc>Sheet3.U65:Sheet3.U85</svg:desc>
                </draw:g>
              </table:table-cell>
              <table:table-cell office:value-type="float" office:value="0.000659">
                <text:p>0.000659</text:p>
                <draw:g>
                  <svg:desc>Sheet3.V65:Sheet3.V85</svg:desc>
                </draw:g>
              </table:table-cell>
              <table:table-cell office:value-type="float" office:value="0.000384">
                <text:p>0.000384</text:p>
                <draw:g>
                  <svg:desc>Sheet3.W65:Sheet3.W85</svg:desc>
                </draw:g>
              </table:table-cell>
              <table:table-cell office:value-type="float" office:value="0.000598">
                <text:p>0.000598</text:p>
                <draw:g>
                  <svg:desc>Sheet3.X65:Sheet3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74">
                <text:p>0.02874</text:p>
              </table:table-cell>
              <table:table-cell office:value-type="float" office:value="0.040858">
                <text:p>0.040858</text:p>
              </table:table-cell>
              <table:table-cell office:value-type="float" office:value="0.044846">
                <text:p>0.044846</text:p>
              </table:table-cell>
              <table:table-cell office:value-type="float" office:value="0.030469">
                <text:p>0.030469</text:p>
              </table:table-cell>
              <table:table-cell office:value-type="float" office:value="0.042171">
                <text:p>0.042171</text:p>
              </table:table-cell>
              <table:table-cell office:value-type="float" office:value="0.000738">
                <text:p>0.000738</text:p>
              </table:table-cell>
              <table:table-cell office:value-type="float" office:value="NaN">
                <text:p>NaN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742">
                <text:p>0.000742</text:p>
              </table:table-cell>
              <table:table-cell office:value-type="float" office:value="0.000455">
                <text:p>0.000455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29">
                <text:p>0.00129</text:p>
              </table:table-cell>
              <table:table-cell office:value-type="float" office:value="0.001067">
                <text:p>0.001067</text:p>
              </table:table-cell>
              <table:table-cell office:value-type="float" office:value="0.001211">
                <text:p>0.001211</text:p>
              </table:table-cell>
              <table:table-cell office:value-type="float" office:value="0.001237">
                <text:p>0.001237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969">
                <text:p>0.033969</text:p>
              </table:table-cell>
              <table:table-cell office:value-type="float" office:value="0.029557">
                <text:p>0.029557</text:p>
              </table:table-cell>
              <table:table-cell office:value-type="float" office:value="NaN">
                <text:p>NaN</text:p>
              </table:table-cell>
              <table:table-cell office:value-type="float" office:value="0.027193">
                <text:p>0.027193</text:p>
              </table:table-cell>
              <table:table-cell office:value-type="float" office:value="0.036374">
                <text:p>0.036374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425">
                <text:p>0.000425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481">
                <text:p>0.000481</text:p>
              </table:table-cell>
              <table:table-cell office:value-type="float" office:value="0.000916">
                <text:p>0.000916</text:p>
              </table:table-cell>
              <table:table-cell office:value-type="float" office:value="0.001141">
                <text:p>0.001141</text:p>
              </table:table-cell>
              <table:table-cell office:value-type="float" office:value="0.001371">
                <text:p>0.001371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043">
                <text:p>0.00104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452">
                <text:p>0.027452</text:p>
              </table:table-cell>
              <table:table-cell office:value-type="float" office:value="0.029564">
                <text:p>0.029564</text:p>
              </table:table-cell>
              <table:table-cell office:value-type="float" office:value="0.032069">
                <text:p>0.032069</text:p>
              </table:table-cell>
              <table:table-cell office:value-type="float" office:value="0.030718">
                <text:p>0.030718</text:p>
              </table:table-cell>
              <table:table-cell office:value-type="float" office:value="0.028491">
                <text:p>0.028491</text:p>
              </table:table-cell>
              <table:table-cell office:value-type="float" office:value="0.00066">
                <text:p>0.00066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539">
                <text:p>0.000539</text:p>
              </table:table-cell>
              <table:table-cell office:value-type="float" office:value="0.090239">
                <text:p>0.090239</text:p>
              </table:table-cell>
              <table:table-cell office:value-type="float" office:value="0.084927">
                <text:p>0.084927</text:p>
              </table:table-cell>
              <table:table-cell office:value-type="float" office:value="0.095948">
                <text:p>0.095948</text:p>
              </table:table-cell>
              <table:table-cell office:value-type="float" office:value="0.096382">
                <text:p>0.096382</text:p>
              </table:table-cell>
              <table:table-cell office:value-type="float" office:value="0.09636">
                <text:p>0.09636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786">
                <text:p>0.028786</text:p>
              </table:table-cell>
              <table:table-cell office:value-type="float" office:value="0.065875">
                <text:p>0.065875</text:p>
              </table:table-cell>
              <table:table-cell office:value-type="float" office:value="0.068263">
                <text:p>0.068263</text:p>
              </table:table-cell>
              <table:table-cell office:value-type="float" office:value="0.038038">
                <text:p>0.038038</text:p>
              </table:table-cell>
              <table:table-cell office:value-type="float" office:value="0.027561">
                <text:p>0.027561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931">
                <text:p>0.000931</text:p>
              </table:table-cell>
              <table:table-cell office:value-type="float" office:value="0.00061">
                <text:p>0.00061</text:p>
              </table:table-cell>
              <table:table-cell office:value-type="float" office:value="0.001692">
                <text:p>0.001692</text:p>
              </table:table-cell>
              <table:table-cell office:value-type="float" office:value="0.001104">
                <text:p>0.001104</text:p>
              </table:table-cell>
              <table:table-cell office:value-type="float" office:value="0.001655">
                <text:p>0.001655</text:p>
              </table:table-cell>
              <table:table-cell office:value-type="float" office:value="0.001257">
                <text:p>0.001257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427">
                <text:p>0.000427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331">
                <text:p>0.027331</text:p>
              </table:table-cell>
              <table:table-cell office:value-type="float" office:value="0.01097">
                <text:p>0.01097</text:p>
              </table:table-cell>
              <table:table-cell office:value-type="float" office:value="0.027903">
                <text:p>0.027903</text:p>
              </table:table-cell>
              <table:table-cell office:value-type="float" office:value="0.032389">
                <text:p>0.032389</text:p>
              </table:table-cell>
              <table:table-cell office:value-type="float" office:value="0.002887">
                <text:p>0.002887</text:p>
              </table:table-cell>
              <table:table-cell office:value-type="float" office:value="0.000398">
                <text:p>0.0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711">
                <text:p>0.000711</text:p>
              </table:table-cell>
              <table:table-cell office:value-type="float" office:value="0.018006">
                <text:p>0.018006</text:p>
              </table:table-cell>
              <table:table-cell office:value-type="float" office:value="0.018293">
                <text:p>0.018293</text:p>
              </table:table-cell>
              <table:table-cell office:value-type="float" office:value="0.018207">
                <text:p>0.018207</text:p>
              </table:table-cell>
              <table:table-cell office:value-type="float" office:value="0.01837">
                <text:p>0.01837</text:p>
              </table:table-cell>
              <table:table-cell office:value-type="float" office:value="0.017895">
                <text:p>0.017895</text:p>
              </table:table-cell>
              <table:table-cell office:value-type="float" office:value="0.000419">
                <text:p>0.00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35">
                <text:p>0.000635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452">
                <text:p>0.028452</text:p>
              </table:table-cell>
              <table:table-cell office:value-type="float" office:value="0.028744">
                <text:p>0.028744</text:p>
              </table:table-cell>
              <table:table-cell office:value-type="float" office:value="0.000078">
                <text:p>0.000078</text:p>
              </table:table-cell>
              <table:table-cell office:value-type="float" office:value="0.035425">
                <text:p>0.035425</text:p>
              </table:table-cell>
              <table:table-cell office:value-type="float" office:value="0.037138">
                <text:p>0.037138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88">
                <text:p>0.000788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624">
                <text:p>0.000624</text:p>
              </table:table-cell>
              <table:table-cell office:value-type="float" office:value="0.000641">
                <text:p>0.000641</text:p>
              </table:table-cell>
              <table:table-cell office:value-type="float" office:value="0.017898">
                <text:p>0.017898</text:p>
              </table:table-cell>
              <table:table-cell office:value-type="float" office:value="0.017965">
                <text:p>0.017965</text:p>
              </table:table-cell>
              <table:table-cell office:value-type="float" office:value="0.018112">
                <text:p>0.018112</text:p>
              </table:table-cell>
              <table:table-cell office:value-type="float" office:value="0.018157">
                <text:p>0.018157</text:p>
              </table:table-cell>
              <table:table-cell office:value-type="float" office:value="0.018146">
                <text:p>0.018146</text:p>
              </table:table-cell>
              <table:table-cell office:value-type="float" office:value="0.001436">
                <text:p>0.001436</text:p>
              </table:table-cell>
              <table:table-cell office:value-type="float" office:value="NaN">
                <text:p>NaN</text:p>
              </table:table-cell>
              <table:table-cell office:value-type="float" office:value="0.001731">
                <text:p>0.001731</text:p>
              </table:table-cell>
              <table:table-cell office:value-type="float" office:value="0.001388">
                <text:p>0.001388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252">
                <text:p>0.030252</text:p>
              </table:table-cell>
              <table:table-cell office:value-type="float" office:value="0.066753">
                <text:p>0.066753</text:p>
              </table:table-cell>
              <table:table-cell office:value-type="float" office:value="0.029408">
                <text:p>0.029408</text:p>
              </table:table-cell>
              <table:table-cell office:value-type="float" office:value="0.030446">
                <text:p>0.030446</text:p>
              </table:table-cell>
              <table:table-cell office:value-type="float" office:value="0.01274">
                <text:p>0.01274</text:p>
              </table:table-cell>
              <table:table-cell office:value-type="float" office:value="0.0006">
                <text:p>0.0006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1">
                <text:p>0.000421</text:p>
              </table:table-cell>
              <table:table-cell office:value-type="float" office:value="NaN">
                <text:p>NaN</text:p>
              </table:table-cell>
              <table:table-cell office:value-type="float" office:value="0.001009">
                <text:p>0.00100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1694">
                <text:p>0.001694</text:p>
              </table:table-cell>
              <table:table-cell office:value-type="float" office:value="0.001532">
                <text:p>0.0015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747">
                <text:p>0.000747</text:p>
              </table:table-cell>
              <table:table-cell office:value-type="float" office:value="0.000673">
                <text:p>0.000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322">
                <text:p>0.035322</text:p>
              </table:table-cell>
              <table:table-cell office:value-type="float" office:value="0.03103">
                <text:p>0.03103</text:p>
              </table:table-cell>
              <table:table-cell office:value-type="float" office:value="0.036411">
                <text:p>0.036411</text:p>
              </table:table-cell>
              <table:table-cell office:value-type="float" office:value="0.031055">
                <text:p>0.031055</text:p>
              </table:table-cell>
              <table:table-cell office:value-type="float" office:value="0.044655">
                <text:p>0.044655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897">
                <text:p>0.00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46">
                <text:p>0.001146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703">
                <text:p>0.000703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526">
                <text:p>0.034526</text:p>
              </table:table-cell>
              <table:table-cell office:value-type="float" office:value="0.039639">
                <text:p>0.039639</text:p>
              </table:table-cell>
              <table:table-cell office:value-type="float" office:value="0.029839">
                <text:p>0.029839</text:p>
              </table:table-cell>
              <table:table-cell office:value-type="float" office:value="0.035152">
                <text:p>0.035152</text:p>
              </table:table-cell>
              <table:table-cell office:value-type="float" office:value="0.051697">
                <text:p>0.05169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27">
                <text:p>0.000427</text:p>
              </table:table-cell>
              <table:table-cell office:value-type="float" office:value="0.087192">
                <text:p>0.087192</text:p>
              </table:table-cell>
              <table:table-cell office:value-type="float" office:value="0.085656">
                <text:p>0.085656</text:p>
              </table:table-cell>
              <table:table-cell office:value-type="float" office:value="0.088615">
                <text:p>0.088615</text:p>
              </table:table-cell>
              <table:table-cell office:value-type="float" office:value="NaN">
                <text:p>NaN</text:p>
              </table:table-cell>
              <table:table-cell office:value-type="float" office:value="0.086802">
                <text:p>0.08680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669">
                <text:p>0.000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461">
                <text:p>0.028461</text:p>
              </table:table-cell>
              <table:table-cell office:value-type="float" office:value="0.027969">
                <text:p>0.027969</text:p>
              </table:table-cell>
              <table:table-cell office:value-type="float" office:value="0.032882">
                <text:p>0.032882</text:p>
              </table:table-cell>
              <table:table-cell office:value-type="float" office:value="0.029508">
                <text:p>0.029508</text:p>
              </table:table-cell>
              <table:table-cell office:value-type="float" office:value="0.030565">
                <text:p>0.03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904">
                <text:p>0.000904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964">
                <text:p>0.000964</text:p>
              </table:table-cell>
              <table:table-cell office:value-type="float" office:value="0.000915">
                <text:p>0.00091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374">
                <text:p>0.000374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812">
                <text:p>0.027812</text:p>
              </table:table-cell>
              <table:table-cell office:value-type="float" office:value="0.027965">
                <text:p>0.027965</text:p>
              </table:table-cell>
              <table:table-cell office:value-type="float" office:value="0.030164">
                <text:p>0.030164</text:p>
              </table:table-cell>
              <table:table-cell office:value-type="float" office:value="0.300661">
                <text:p>0.300661</text:p>
              </table:table-cell>
              <table:table-cell office:value-type="float" office:value="0.050262">
                <text:p>0.050262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903">
                <text:p>0.000903</text:p>
              </table:table-cell>
              <table:table-cell office:value-type="float" office:value="0.089779">
                <text:p>0.089779</text:p>
              </table:table-cell>
              <table:table-cell office:value-type="float" office:value="0.089678">
                <text:p>0.089678</text:p>
              </table:table-cell>
              <table:table-cell office:value-type="float" office:value="0.086443">
                <text:p>0.086443</text:p>
              </table:table-cell>
              <table:table-cell office:value-type="float" office:value="0.088506">
                <text:p>0.088506</text:p>
              </table:table-cell>
              <table:table-cell office:value-type="float" office:value="0.086654">
                <text:p>0.086654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1">
                <text:p>0.00061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568">
                <text:p>0.000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058">
                <text:p>0.029058</text:p>
              </table:table-cell>
              <table:table-cell office:value-type="float" office:value="0.036753">
                <text:p>0.036753</text:p>
              </table:table-cell>
              <table:table-cell office:value-type="float" office:value="0.027819">
                <text:p>0.027819</text:p>
              </table:table-cell>
              <table:table-cell office:value-type="float" office:value="0.028101">
                <text:p>0.028101</text:p>
              </table:table-cell>
              <table:table-cell office:value-type="float" office:value="0.027614">
                <text:p>0.027614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785">
                <text:p>0.000785</text:p>
              </table:table-cell>
              <table:table-cell office:value-type="float" office:value="0.088486">
                <text:p>0.088486</text:p>
              </table:table-cell>
              <table:table-cell office:value-type="float" office:value="0.090989">
                <text:p>0.090989</text:p>
              </table:table-cell>
              <table:table-cell office:value-type="float" office:value="NaN">
                <text:p>NaN</text:p>
              </table:table-cell>
              <table:table-cell office:value-type="float" office:value="0.088173">
                <text:p>0.088173</text:p>
              </table:table-cell>
              <table:table-cell office:value-type="float" office:value="0.086763">
                <text:p>0.086763</text:p>
              </table:table-cell>
              <table:table-cell office:value-type="float" office:value="0.000415">
                <text:p>0.000415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141">
                <text:p>0.028141</text:p>
              </table:table-cell>
              <table:table-cell office:value-type="float" office:value="0.028006">
                <text:p>0.028006</text:p>
              </table:table-cell>
              <table:table-cell office:value-type="float" office:value="0.026865">
                <text:p>0.026865</text:p>
              </table:table-cell>
              <table:table-cell office:value-type="float" office:value="0.035296">
                <text:p>0.035296</text:p>
              </table:table-cell>
              <table:table-cell office:value-type="float" office:value="0.028268">
                <text:p>0.028268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68">
                <text:p>0.00068</text:p>
              </table:table-cell>
              <table:table-cell office:value-type="float" office:value="0.001068">
                <text:p>0.001068</text:p>
              </table:table-cell>
              <table:table-cell office:value-type="float" office:value="0.001254">
                <text:p>0.001254</text:p>
              </table:table-cell>
              <table:table-cell office:value-type="float" office:value="0.001255">
                <text:p>0.001255</text:p>
              </table:table-cell>
              <table:table-cell office:value-type="float" office:value="0.00123">
                <text:p>0.00123</text:p>
              </table:table-cell>
              <table:table-cell office:value-type="float" office:value="0.000974">
                <text:p>0.000974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508">
                <text:p>0.001508</text:p>
              </table:table-cell>
              <table:table-cell office:value-type="float" office:value="0.001513">
                <text:p>0.001513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795">
                <text:p>0.026795</text:p>
              </table:table-cell>
              <table:table-cell office:value-type="float" office:value="0.026916">
                <text:p>0.026916</text:p>
              </table:table-cell>
              <table:table-cell office:value-type="float" office:value="0.029391">
                <text:p>0.029391</text:p>
              </table:table-cell>
              <table:table-cell office:value-type="float" office:value="0.027545">
                <text:p>0.027545</text:p>
              </table:table-cell>
              <table:table-cell office:value-type="float" office:value="0.027501">
                <text:p>0.027501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6">
                <text:p>0.000736</text:p>
              </table:table-cell>
              <table:table-cell office:value-type="float" office:value="0.088475">
                <text:p>0.088475</text:p>
              </table:table-cell>
              <table:table-cell office:value-type="float" office:value="0.089524">
                <text:p>0.089524</text:p>
              </table:table-cell>
              <table:table-cell office:value-type="float" office:value="0.086317">
                <text:p>0.086317</text:p>
              </table:table-cell>
              <table:table-cell office:value-type="float" office:value="0.086123">
                <text:p>0.086123</text:p>
              </table:table-cell>
              <table:table-cell office:value-type="float" office:value="0.088589">
                <text:p>0.08858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1461">
                <text:p>0.001461</text:p>
              </table:table-cell>
              <table:table-cell office:value-type="float" office:value="0.00146">
                <text:p>0.00146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6876">
                <text:p>0.026876</text:p>
              </table:table-cell>
              <table:table-cell office:value-type="float" office:value="0.031888">
                <text:p>0.031888</text:p>
              </table:table-cell>
              <table:table-cell office:value-type="float" office:value="0.029744">
                <text:p>0.029744</text:p>
              </table:table-cell>
              <table:table-cell office:value-type="float" office:value="0.027324">
                <text:p>0.027324</text:p>
              </table:table-cell>
              <table:table-cell office:value-type="float" office:value="0.026942">
                <text:p>0.026942</text:p>
              </table:table-cell>
              <table:table-cell office:value-type="float" office:value="0.00043">
                <text:p>0.00043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379">
                <text:p>0.000379</text:p>
              </table:table-cell>
              <table:table-cell office:value-type="float" office:value="0.001198">
                <text:p>0.001198</text:p>
              </table:table-cell>
              <table:table-cell office:value-type="float" office:value="0.001135">
                <text:p>0.001135</text:p>
              </table:table-cell>
              <table:table-cell office:value-type="float" office:value="NaN">
                <text:p>NaN</text:p>
              </table:table-cell>
              <table:table-cell office:value-type="float" office:value="0.000946">
                <text:p>0.000946</text:p>
              </table:table-cell>
              <table:table-cell office:value-type="float" office:value="0.00135">
                <text:p>0.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366">
                <text:p>0.037366</text:p>
              </table:table-cell>
              <table:table-cell office:value-type="float" office:value="0.027095">
                <text:p>0.027095</text:p>
              </table:table-cell>
              <table:table-cell office:value-type="float" office:value="0.034809">
                <text:p>0.034809</text:p>
              </table:table-cell>
              <table:table-cell office:value-type="float" office:value="0.02754">
                <text:p>0.02754</text:p>
              </table:table-cell>
              <table:table-cell office:value-type="float" office:value="0.028456">
                <text:p>0.02845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">
                <text:p>0.00066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574">
                <text:p>0.000574</text:p>
              </table:table-cell>
              <table:table-cell office:value-type="float" office:value="0.00113">
                <text:p>0.00113</text:p>
              </table:table-cell>
              <table:table-cell office:value-type="float" office:value="0.001443">
                <text:p>0.001443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46">
                <text:p>0.001146</text:p>
              </table:table-cell>
              <table:table-cell office:value-type="float" office:value="0.001209">
                <text:p>0.00120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239">
                <text:p>0.001239</text:p>
              </table:table-cell>
              <table:table-cell office:value-type="float" office:value="0.001517">
                <text:p>0.001517</text:p>
              </table:table-cell>
              <table:table-cell office:value-type="float" office:value="0.001455">
                <text:p>0.001455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09">
                <text:p>0.02809</text:p>
              </table:table-cell>
              <table:table-cell office:value-type="float" office:value="0.036285">
                <text:p>0.036285</text:p>
              </table:table-cell>
              <table:table-cell office:value-type="float" office:value="0.030892">
                <text:p>0.030892</text:p>
              </table:table-cell>
              <table:table-cell office:value-type="float" office:value="0.036527">
                <text:p>0.036527</text:p>
              </table:table-cell>
              <table:table-cell office:value-type="float" office:value="0.029409">
                <text:p>0.029409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604">
                <text:p>0.000604</text:p>
              </table:table-cell>
              <table:table-cell office:value-type="float" office:value="0.000635">
                <text:p>0.00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7">
                <text:p>0.000957</text:p>
              </table:table-cell>
              <table:table-cell office:value-type="float" office:value="0.001507">
                <text:p>0.001507</text:p>
              </table:table-cell>
              <table:table-cell office:value-type="float" office:value="0.00139">
                <text:p>0.00139</text:p>
              </table:table-cell>
              <table:table-cell office:value-type="float" office:value="0.000757">
                <text:p>0.00075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597">
                <text:p>0.000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69">
                <text:p>0.027269</text:p>
              </table:table-cell>
              <table:table-cell office:value-type="float" office:value="0.029766">
                <text:p>0.029766</text:p>
              </table:table-cell>
              <table:table-cell office:value-type="float" office:value="0.027876">
                <text:p>0.027876</text:p>
              </table:table-cell>
              <table:table-cell office:value-type="float" office:value="0.031054">
                <text:p>0.031054</text:p>
              </table:table-cell>
              <table:table-cell office:value-type="float" office:value="0.028774">
                <text:p>0.028774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4">
                <text:p>0.0004</text:p>
              </table:table-cell>
              <table:table-cell office:value-type="float" office:value="0.00071">
                <text:p>0.00071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596">
                <text:p>0.001596</text:p>
              </table:table-cell>
              <table:table-cell office:value-type="float" office:value="0.001364">
                <text:p>0.001364</text:p>
              </table:table-cell>
              <table:table-cell office:value-type="float" office:value="0.001204">
                <text:p>0.001204</text:p>
              </table:table-cell>
              <table:table-cell office:value-type="float" office:value="0.001273">
                <text:p>0.001273</text:p>
              </table:table-cell>
              <table:table-cell office:value-type="float" office:value="0.001398">
                <text:p>0.001398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968">
                <text:p>0.028968</text:p>
              </table:table-cell>
              <table:table-cell office:value-type="float" office:value="0.042576">
                <text:p>0.042576</text:p>
              </table:table-cell>
              <table:table-cell office:value-type="float" office:value="0.028761">
                <text:p>0.028761</text:p>
              </table:table-cell>
              <table:table-cell office:value-type="float" office:value="0.027702">
                <text:p>0.027702</text:p>
              </table:table-cell>
              <table:table-cell office:value-type="float" office:value="0.030128">
                <text:p>0.030128</text:p>
              </table:table-cell>
              <table:table-cell office:value-type="float" office:value="0.00063">
                <text:p>0.0006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1407">
                <text:p>0.001407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231">
                <text:p>0.001231</text:p>
              </table:table-cell>
              <table:table-cell office:value-type="float" office:value="0.001413">
                <text:p>0.001413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4">
                <text:p>0.00044</text:p>
              </table:table-cell>
              <table:table-cell office:value-type="float" office:value="0.000617">
                <text:p>0.000617</text:p>
              </table:table-cell>
              <table:table-cell office:value-type="float" office:value="0.000651">
                <text:p>0.000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152">
                <text:p>0.028152</text:p>
              </table:table-cell>
              <table:table-cell office:value-type="float" office:value="0.00161">
                <text:p>0.00161</text:p>
              </table:table-cell>
              <table:table-cell office:value-type="float" office:value="0.029564">
                <text:p>0.029564</text:p>
              </table:table-cell>
              <table:table-cell office:value-type="float" office:value="0.027574">
                <text:p>0.027574</text:p>
              </table:table-cell>
              <table:table-cell office:value-type="float" office:value="0.030126">
                <text:p>0.030126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536">
                <text:p>0.000536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238">
                <text:p>0.001238</text:p>
              </table:table-cell>
              <table:table-cell office:value-type="float" office:value="0.001635">
                <text:p>0.001635</text:p>
              </table:table-cell>
              <table:table-cell office:value-type="float" office:value="0.001145">
                <text:p>0.00114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574">
                <text:p>0.000574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707">
                <text:p>0.0007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3.E8:Sheet3.X8 Sheet3.E118:Sheet3.X138" chart:data-source-has-labels="row" svg:x="1.028cm" svg:y="0.852cm" svg:width="17.412cm" svg:height="7.531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118:Sheet3.E138" chart:label-cell-address="Sheet3.E8:Sheet3.E8" chart:class="chart:line">
            <chart:data-point chart:repeated="21"/>
          </chart:series>
          <chart:series chart:style-name="ch7" chart:values-cell-range-address="Sheet3.F118:Sheet3.F138" chart:label-cell-address="Sheet3.F8:Sheet3.F8" chart:class="chart:line">
            <chart:data-point chart:repeated="21"/>
          </chart:series>
          <chart:series chart:style-name="ch8" chart:values-cell-range-address="Sheet3.G118:Sheet3.G138" chart:label-cell-address="Sheet3.G8:Sheet3.G8" chart:class="chart:line">
            <chart:data-point chart:repeated="21"/>
          </chart:series>
          <chart:series chart:style-name="ch9" chart:values-cell-range-address="Sheet3.H118:Sheet3.H138" chart:label-cell-address="Sheet3.H8:Sheet3.H8" chart:class="chart:line">
            <chart:data-point chart:repeated="21"/>
          </chart:series>
          <chart:series chart:style-name="ch10" chart:values-cell-range-address="Sheet3.I118:Sheet3.I138" chart:label-cell-address="Sheet3.I8:Sheet3.I8" chart:class="chart:line">
            <chart:data-point chart:repeated="21"/>
          </chart:series>
          <chart:series chart:style-name="ch11" chart:values-cell-range-address="Sheet3.J118:Sheet3.J138" chart:label-cell-address="Sheet3.J8:Sheet3.J8" chart:class="chart:line">
            <chart:data-point chart:repeated="21"/>
          </chart:series>
          <chart:series chart:style-name="ch12" chart:values-cell-range-address="Sheet3.K118:Sheet3.K138" chart:label-cell-address="Sheet3.K8:Sheet3.K8" chart:class="chart:line">
            <chart:data-point chart:repeated="21"/>
          </chart:series>
          <chart:series chart:style-name="ch13" chart:values-cell-range-address="Sheet3.L118:Sheet3.L138" chart:label-cell-address="Sheet3.L8:Sheet3.L8" chart:class="chart:line">
            <chart:data-point chart:repeated="21"/>
          </chart:series>
          <chart:series chart:style-name="ch14" chart:values-cell-range-address="Sheet3.M118:Sheet3.M138" chart:label-cell-address="Sheet3.M8:Sheet3.M8" chart:class="chart:line">
            <chart:data-point chart:repeated="21"/>
          </chart:series>
          <chart:series chart:style-name="ch15" chart:values-cell-range-address="Sheet3.N118:Sheet3.N138" chart:label-cell-address="Sheet3.N8:Sheet3.N8" chart:class="chart:line">
            <chart:data-point chart:repeated="21"/>
          </chart:series>
          <chart:series chart:style-name="ch16" chart:values-cell-range-address="Sheet3.O118:Sheet3.O138" chart:label-cell-address="Sheet3.O8:Sheet3.O8" chart:class="chart:line">
            <chart:data-point chart:repeated="21"/>
          </chart:series>
          <chart:series chart:style-name="ch17" chart:values-cell-range-address="Sheet3.P118:Sheet3.P138" chart:label-cell-address="Sheet3.P8:Sheet3.P8" chart:class="chart:line">
            <chart:data-point chart:repeated="21"/>
          </chart:series>
          <chart:series chart:style-name="ch18" chart:values-cell-range-address="Sheet3.Q118:Sheet3.Q138" chart:label-cell-address="Sheet3.Q8:Sheet3.Q8" chart:class="chart:line">
            <chart:data-point chart:repeated="21"/>
          </chart:series>
          <chart:series chart:style-name="ch19" chart:values-cell-range-address="Sheet3.R118:Sheet3.R138" chart:label-cell-address="Sheet3.R8:Sheet3.R8" chart:class="chart:line">
            <chart:data-point chart:repeated="21"/>
          </chart:series>
          <chart:series chart:style-name="ch20" chart:values-cell-range-address="Sheet3.S118:Sheet3.S138" chart:label-cell-address="Sheet3.S8:Sheet3.S8" chart:class="chart:line">
            <chart:data-point chart:repeated="21"/>
          </chart:series>
          <chart:series chart:style-name="ch21" chart:values-cell-range-address="Sheet3.T118:Sheet3.T138" chart:label-cell-address="Sheet3.T8:Sheet3.T8" chart:class="chart:line">
            <chart:data-point chart:repeated="21"/>
          </chart:series>
          <chart:series chart:style-name="ch22" chart:values-cell-range-address="Sheet3.U118:Sheet3.U138" chart:label-cell-address="Sheet3.U8:Sheet3.U8" chart:class="chart:line">
            <chart:data-point chart:repeated="21"/>
          </chart:series>
          <chart:series chart:style-name="ch23" chart:values-cell-range-address="Sheet3.V118:Sheet3.V138" chart:label-cell-address="Sheet3.V8:Sheet3.V8" chart:class="chart:line">
            <chart:data-point chart:repeated="21"/>
          </chart:series>
          <chart:series chart:style-name="ch24" chart:values-cell-range-address="Sheet3.W118:Sheet3.W138" chart:label-cell-address="Sheet3.W8:Sheet3.W8" chart:class="chart:line">
            <chart:data-point chart:repeated="21"/>
          </chart:series>
          <chart:series chart:style-name="ch25" chart:values-cell-range-address="Sheet3.X118:Sheet3.X138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09">
                <text:p>0.02809</text:p>
                <draw:g>
                  <svg:desc>Sheet3.E118:Sheet3.E138</svg:desc>
                </draw:g>
              </table:table-cell>
              <table:table-cell office:value-type="float" office:value="0.031932">
                <text:p>0.031932</text:p>
                <draw:g>
                  <svg:desc>Sheet3.F118:Sheet3.F138</svg:desc>
                </draw:g>
              </table:table-cell>
              <table:table-cell office:value-type="float" office:value="0.030239">
                <text:p>0.030239</text:p>
                <draw:g>
                  <svg:desc>Sheet3.G118:Sheet3.G138</svg:desc>
                </draw:g>
              </table:table-cell>
              <table:table-cell office:value-type="float" office:value="0.049818">
                <text:p>0.049818</text:p>
                <draw:g>
                  <svg:desc>Sheet3.H118:Sheet3.H138</svg:desc>
                </draw:g>
              </table:table-cell>
              <table:table-cell office:value-type="float" office:value="0.028385">
                <text:p>0.028385</text:p>
                <draw:g>
                  <svg:desc>Sheet3.I118:Sheet3.I138</svg:desc>
                </draw:g>
              </table:table-cell>
              <table:table-cell office:value-type="float" office:value="0.004951">
                <text:p>0.004951</text:p>
                <draw:g>
                  <svg:desc>Sheet3.J118:Sheet3.J138</svg:desc>
                </draw:g>
              </table:table-cell>
              <table:table-cell office:value-type="float" office:value="0.002199">
                <text:p>0.002199</text:p>
                <draw:g>
                  <svg:desc>Sheet3.K118:Sheet3.K138</svg:desc>
                </draw:g>
              </table:table-cell>
              <table:table-cell office:value-type="float" office:value="0.002276">
                <text:p>0.002276</text:p>
                <draw:g>
                  <svg:desc>Sheet3.L118:Sheet3.L138</svg:desc>
                </draw:g>
              </table:table-cell>
              <table:table-cell office:value-type="float" office:value="0.00271">
                <text:p>0.00271</text:p>
                <draw:g>
                  <svg:desc>Sheet3.M118:Sheet3.M138</svg:desc>
                </draw:g>
              </table:table-cell>
              <table:table-cell office:value-type="float" office:value="0.003048">
                <text:p>0.003048</text:p>
                <draw:g>
                  <svg:desc>Sheet3.N118:Sheet3.N138</svg:desc>
                </draw:g>
              </table:table-cell>
              <table:table-cell office:value-type="float" office:value="0.001188">
                <text:p>0.001188</text:p>
                <draw:g>
                  <svg:desc>Sheet3.O118:Sheet3.O138</svg:desc>
                </draw:g>
              </table:table-cell>
              <table:table-cell office:value-type="float" office:value="0.001076">
                <text:p>0.001076</text:p>
                <draw:g>
                  <svg:desc>Sheet3.P118:Sheet3.P138</svg:desc>
                </draw:g>
              </table:table-cell>
              <table:table-cell office:value-type="float" office:value="0.001131">
                <text:p>0.001131</text:p>
                <draw:g>
                  <svg:desc>Sheet3.Q118:Sheet3.Q138</svg:desc>
                </draw:g>
              </table:table-cell>
              <table:table-cell office:value-type="float" office:value="0.001646">
                <text:p>0.001646</text:p>
                <draw:g>
                  <svg:desc>Sheet3.R118:Sheet3.R138</svg:desc>
                </draw:g>
              </table:table-cell>
              <table:table-cell office:value-type="float" office:value="0.001219">
                <text:p>0.001219</text:p>
                <draw:g>
                  <svg:desc>Sheet3.S118:Sheet3.S138</svg:desc>
                </draw:g>
              </table:table-cell>
              <table:table-cell office:value-type="float" office:value="0.000627">
                <text:p>0.000627</text:p>
                <draw:g>
                  <svg:desc>Sheet3.T118:Sheet3.T138</svg:desc>
                </draw:g>
              </table:table-cell>
              <table:table-cell office:value-type="float" office:value="0.000696">
                <text:p>0.000696</text:p>
                <draw:g>
                  <svg:desc>Sheet3.U118:Sheet3.U138</svg:desc>
                </draw:g>
              </table:table-cell>
              <table:table-cell office:value-type="float" office:value="0.000675">
                <text:p>0.000675</text:p>
                <draw:g>
                  <svg:desc>Sheet3.V118:Sheet3.V138</svg:desc>
                </draw:g>
              </table:table-cell>
              <table:table-cell office:value-type="float" office:value="0.000418">
                <text:p>0.000418</text:p>
                <draw:g>
                  <svg:desc>Sheet3.W118:Sheet3.W138</svg:desc>
                </draw:g>
              </table:table-cell>
              <table:table-cell office:value-type="float" office:value="0.000711">
                <text:p>0.000711</text:p>
                <draw:g>
                  <svg:desc>Sheet3.X118:Sheet3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064">
                <text:p>0.031064</text:p>
              </table:table-cell>
              <table:table-cell office:value-type="float" office:value="0.004265">
                <text:p>0.004265</text:p>
              </table:table-cell>
              <table:table-cell office:value-type="float" office:value="0.028071">
                <text:p>0.028071</text:p>
              </table:table-cell>
              <table:table-cell office:value-type="float" office:value="0.036359">
                <text:p>0.036359</text:p>
              </table:table-cell>
              <table:table-cell office:value-type="float" office:value="0.038025">
                <text:p>0.038025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0746">
                <text:p>0.00074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697">
                <text:p>0.000697</text:p>
              </table:table-cell>
              <table:table-cell office:value-type="float" office:value="0.094979">
                <text:p>0.094979</text:p>
              </table:table-cell>
              <table:table-cell office:value-type="float" office:value="NaN">
                <text:p>NaN</text:p>
              </table:table-cell>
              <table:table-cell office:value-type="float" office:value="0.094975">
                <text:p>0.094975</text:p>
              </table:table-cell>
              <table:table-cell office:value-type="float" office:value="0.088473">
                <text:p>0.088473</text:p>
              </table:table-cell>
              <table:table-cell office:value-type="float" office:value="0.088496">
                <text:p>0.088496</text:p>
              </table:table-cell>
              <table:table-cell office:value-type="float" office:value="0.000716">
                <text:p>0.000716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73">
                <text:p>0.00073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945">
                <text:p>0.039945</text:p>
              </table:table-cell>
              <table:table-cell office:value-type="float" office:value="0.043076">
                <text:p>0.043076</text:p>
              </table:table-cell>
              <table:table-cell office:value-type="float" office:value="0.031584">
                <text:p>0.031584</text:p>
              </table:table-cell>
              <table:table-cell office:value-type="float" office:value="0.039907">
                <text:p>0.039907</text:p>
              </table:table-cell>
              <table:table-cell office:value-type="float" office:value="0.034673">
                <text:p>0.03467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28">
                <text:p>0.000628</text:p>
              </table:table-cell>
              <table:table-cell office:value-type="float" office:value="0.09458">
                <text:p>0.09458</text:p>
              </table:table-cell>
              <table:table-cell office:value-type="float" office:value="0.096143">
                <text:p>0.096143</text:p>
              </table:table-cell>
              <table:table-cell office:value-type="float" office:value="0.095095">
                <text:p>0.095095</text:p>
              </table:table-cell>
              <table:table-cell office:value-type="float" office:value="0.096399">
                <text:p>0.096399</text:p>
              </table:table-cell>
              <table:table-cell office:value-type="float" office:value="0.094907">
                <text:p>0.094907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123">
                <text:p>0.027123</text:p>
              </table:table-cell>
              <table:table-cell office:value-type="float" office:value="0.03647">
                <text:p>0.03647</text:p>
              </table:table-cell>
              <table:table-cell office:value-type="float" office:value="0.043025">
                <text:p>0.043025</text:p>
              </table:table-cell>
              <table:table-cell office:value-type="float" office:value="0.038456">
                <text:p>0.038456</text:p>
              </table:table-cell>
              <table:table-cell office:value-type="float" office:value="0.028558">
                <text:p>0.028558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1">
                <text:p>0.00071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16">
                <text:p>0.000616</text:p>
              </table:table-cell>
              <table:table-cell office:value-type="float" office:value="0.001185">
                <text:p>0.001185</text:p>
              </table:table-cell>
              <table:table-cell office:value-type="float" office:value="0.001193">
                <text:p>0.001193</text:p>
              </table:table-cell>
              <table:table-cell office:value-type="float" office:value="0.001151">
                <text:p>0.001151</text:p>
              </table:table-cell>
              <table:table-cell office:value-type="float" office:value="0.001176">
                <text:p>0.001176</text:p>
              </table:table-cell>
              <table:table-cell office:value-type="float" office:value="0.00131">
                <text:p>0.00131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564">
                <text:p>0.028564</text:p>
              </table:table-cell>
              <table:table-cell office:value-type="float" office:value="0.028375">
                <text:p>0.028375</text:p>
              </table:table-cell>
              <table:table-cell office:value-type="float" office:value="0.041338">
                <text:p>0.041338</text:p>
              </table:table-cell>
              <table:table-cell office:value-type="float" office:value="0.031452">
                <text:p>0.031452</text:p>
              </table:table-cell>
              <table:table-cell office:value-type="float" office:value="0.037975">
                <text:p>0.037975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634">
                <text:p>0.00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134">
                <text:p>0.001134</text:p>
              </table:table-cell>
              <table:table-cell office:value-type="float" office:value="0.000909">
                <text:p>0.000909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57">
                <text:p>0.02957</text:p>
              </table:table-cell>
              <table:table-cell office:value-type="float" office:value="0.03454">
                <text:p>0.03454</text:p>
              </table:table-cell>
              <table:table-cell office:value-type="float" office:value="0.027859">
                <text:p>0.027859</text:p>
              </table:table-cell>
              <table:table-cell office:value-type="float" office:value="0.004164">
                <text:p>0.004164</text:p>
              </table:table-cell>
              <table:table-cell office:value-type="float" office:value="0.028467">
                <text:p>0.0284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591">
                <text:p>0.000591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1">
                <text:p>0.0011</text:p>
              </table:table-cell>
              <table:table-cell office:value-type="float" office:value="0.00101">
                <text:p>0.00101</text:p>
              </table:table-cell>
              <table:table-cell office:value-type="float" office:value="0.001415">
                <text:p>0.001415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74">
                <text:p>0.001474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18">
                <text:p>0.00118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403">
                <text:p>0.029403</text:p>
              </table:table-cell>
              <table:table-cell office:value-type="float" office:value="0.043104">
                <text:p>0.043104</text:p>
              </table:table-cell>
              <table:table-cell office:value-type="float" office:value="0.020137">
                <text:p>0.020137</text:p>
              </table:table-cell>
              <table:table-cell office:value-type="float" office:value="0.03887">
                <text:p>0.03887</text:p>
              </table:table-cell>
              <table:table-cell office:value-type="float" office:value="0.033482">
                <text:p>0.033482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13">
                <text:p>0.000713</text:p>
              </table:table-cell>
              <table:table-cell office:value-type="float" office:value="0.001198">
                <text:p>0.00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7">
                <text:p>0.001407</text:p>
              </table:table-cell>
              <table:table-cell office:value-type="float" office:value="0.001062">
                <text:p>0.001062</text:p>
              </table:table-cell>
              <table:table-cell office:value-type="float" office:value="0.001412">
                <text:p>0.00141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231">
                <text:p>0.029231</text:p>
              </table:table-cell>
              <table:table-cell office:value-type="float" office:value="0.028653">
                <text:p>0.028653</text:p>
              </table:table-cell>
              <table:table-cell office:value-type="float" office:value="0.086506">
                <text:p>0.086506</text:p>
              </table:table-cell>
              <table:table-cell office:value-type="float" office:value="0.031224">
                <text:p>0.031224</text:p>
              </table:table-cell>
              <table:table-cell office:value-type="float" office:value="0.029616">
                <text:p>0.029616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1128">
                <text:p>0.001128</text:p>
              </table:table-cell>
              <table:table-cell office:value-type="float" office:value="0.001201">
                <text:p>0.001201</text:p>
              </table:table-cell>
              <table:table-cell office:value-type="float" office:value="NaN">
                <text:p>NaN</text:p>
              </table:table-cell>
              <table:table-cell office:value-type="float" office:value="0.000862">
                <text:p>0.000862</text:p>
              </table:table-cell>
              <table:table-cell office:value-type="float" office:value="0.001465">
                <text:p>0.001465</text:p>
              </table:table-cell>
              <table:table-cell office:value-type="float" office:value="0.001628">
                <text:p>0.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84">
                <text:p>0.03084</text:p>
              </table:table-cell>
              <table:table-cell office:value-type="float" office:value="0.031941">
                <text:p>0.031941</text:p>
              </table:table-cell>
              <table:table-cell office:value-type="float" office:value="0.306809">
                <text:p>0.306809</text:p>
              </table:table-cell>
              <table:table-cell office:value-type="float" office:value="0.043647">
                <text:p>0.043647</text:p>
              </table:table-cell>
              <table:table-cell office:value-type="float" office:value="0.039854">
                <text:p>0.039854</text:p>
              </table:table-cell>
              <table:table-cell office:value-type="float" office:value="0.00066">
                <text:p>0.00066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54">
                <text:p>0.000454</text:p>
              </table:table-cell>
              <table:table-cell office:value-type="float" office:value="0.088622">
                <text:p>0.088622</text:p>
              </table:table-cell>
              <table:table-cell office:value-type="float" office:value="0.088112">
                <text:p>0.088112</text:p>
              </table:table-cell>
              <table:table-cell office:value-type="float" office:value="0.085724">
                <text:p>0.085724</text:p>
              </table:table-cell>
              <table:table-cell office:value-type="float" office:value="0.088621">
                <text:p>0.088621</text:p>
              </table:table-cell>
              <table:table-cell office:value-type="float" office:value="0.085974">
                <text:p>0.085974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463">
                <text:p>0.001463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762">
                <text:p>0.029762</text:p>
              </table:table-cell>
              <table:table-cell office:value-type="float" office:value="0.029311">
                <text:p>0.029311</text:p>
              </table:table-cell>
              <table:table-cell office:value-type="float" office:value="0.029273">
                <text:p>0.029273</text:p>
              </table:table-cell>
              <table:table-cell office:value-type="float" office:value="0.03653">
                <text:p>0.03653</text:p>
              </table:table-cell>
              <table:table-cell office:value-type="float" office:value="0.029693">
                <text:p>0.029693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2">
                <text:p>0.00062</text:p>
              </table:table-cell>
              <table:table-cell office:value-type="float" office:value="0.088248">
                <text:p>0.088248</text:p>
              </table:table-cell>
              <table:table-cell office:value-type="float" office:value="0.086106">
                <text:p>0.086106</text:p>
              </table:table-cell>
              <table:table-cell office:value-type="float" office:value="0.089722">
                <text:p>0.089722</text:p>
              </table:table-cell>
              <table:table-cell office:value-type="float" office:value="0.089811">
                <text:p>0.089811</text:p>
              </table:table-cell>
              <table:table-cell office:value-type="float" office:value="0.088328">
                <text:p>0.088328</text:p>
              </table:table-cell>
              <table:table-cell office:value-type="float" office:value="0.001454">
                <text:p>0.001454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397">
                <text:p>0.001397</text:p>
              </table:table-cell>
              <table:table-cell office:value-type="float" office:value="0.001186">
                <text:p>0.001186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405">
                <text:p>0.036405</text:p>
              </table:table-cell>
              <table:table-cell office:value-type="float" office:value="0.027903">
                <text:p>0.027903</text:p>
              </table:table-cell>
              <table:table-cell office:value-type="float" office:value="0.031805">
                <text:p>0.031805</text:p>
              </table:table-cell>
              <table:table-cell office:value-type="float" office:value="0.031779">
                <text:p>0.031779</text:p>
              </table:table-cell>
              <table:table-cell office:value-type="float" office:value="0.02951">
                <text:p>0.02951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">
                <text:p>0.00066</text:p>
              </table:table-cell>
              <table:table-cell office:value-type="float" office:value="0.000715">
                <text:p>0.000715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04">
                <text:p>0.000704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406">
                <text:p>0.00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44">
                <text:p>0.001144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1">
                <text:p>0.00041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479">
                <text:p>0.026479</text:p>
              </table:table-cell>
              <table:table-cell office:value-type="float" office:value="0.031249">
                <text:p>0.031249</text:p>
              </table:table-cell>
              <table:table-cell office:value-type="float" office:value="0.028357">
                <text:p>0.028357</text:p>
              </table:table-cell>
              <table:table-cell office:value-type="float" office:value="0.029583">
                <text:p>0.029583</text:p>
              </table:table-cell>
              <table:table-cell office:value-type="float" office:value="0.030409">
                <text:p>0.03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948">
                <text:p>0.000948</text:p>
              </table:table-cell>
              <table:table-cell office:value-type="float" office:value="0.001139">
                <text:p>0.001139</text:p>
              </table:table-cell>
              <table:table-cell office:value-type="float" office:value="0.001139">
                <text:p>0.001139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406">
                <text:p>0.001406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38">
                <text:p>0.00143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036">
                <text:p>0.028036</text:p>
              </table:table-cell>
              <table:table-cell office:value-type="float" office:value="0.027795">
                <text:p>0.027795</text:p>
              </table:table-cell>
              <table:table-cell office:value-type="float" office:value="0.027319">
                <text:p>0.027319</text:p>
              </table:table-cell>
              <table:table-cell office:value-type="float" office:value="0.031194">
                <text:p>0.031194</text:p>
              </table:table-cell>
              <table:table-cell office:value-type="float" office:value="0.031358">
                <text:p>0.031358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3">
                <text:p>0.00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9">
                <text:p>0.001409</text:p>
              </table:table-cell>
              <table:table-cell office:value-type="float" office:value="0.001141">
                <text:p>0.001141</text:p>
              </table:table-cell>
              <table:table-cell office:value-type="float" office:value="0.001247">
                <text:p>0.001247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704">
                <text:p>0.00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657">
                <text:p>0.028657</text:p>
              </table:table-cell>
              <table:table-cell office:value-type="float" office:value="0.030881">
                <text:p>0.030881</text:p>
              </table:table-cell>
              <table:table-cell office:value-type="float" office:value="0.028695">
                <text:p>0.028695</text:p>
              </table:table-cell>
              <table:table-cell office:value-type="float" office:value="0.027992">
                <text:p>0.027992</text:p>
              </table:table-cell>
              <table:table-cell office:value-type="float" office:value="0.027567">
                <text:p>0.027567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1225">
                <text:p>0.00122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095">
                <text:p>0.001095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14">
                <text:p>0.00114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712">
                <text:p>0.000712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512">
                <text:p>0.027512</text:p>
              </table:table-cell>
              <table:table-cell office:value-type="float" office:value="0.029012">
                <text:p>0.029012</text:p>
              </table:table-cell>
              <table:table-cell office:value-type="float" office:value="0.03893">
                <text:p>0.03893</text:p>
              </table:table-cell>
              <table:table-cell office:value-type="float" office:value="0.03063">
                <text:p>0.03063</text:p>
              </table:table-cell>
              <table:table-cell office:value-type="float" office:value="0.027763">
                <text:p>0.02776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76">
                <text:p>0.000676</text:p>
              </table:table-cell>
              <table:table-cell office:value-type="float" office:value="0.001367">
                <text:p>0.001367</text:p>
              </table:table-cell>
              <table:table-cell office:value-type="float" office:value="0.001164">
                <text:p>0.001164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291">
                <text:p>0.001291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3">
                <text:p>0.00063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011">
                <text:p>0.028011</text:p>
              </table:table-cell>
              <table:table-cell office:value-type="float" office:value="0.232954">
                <text:p>0.232954</text:p>
              </table:table-cell>
              <table:table-cell office:value-type="float" office:value="0.028234">
                <text:p>0.028234</text:p>
              </table:table-cell>
              <table:table-cell office:value-type="float" office:value="0.027495">
                <text:p>0.027495</text:p>
              </table:table-cell>
              <table:table-cell office:value-type="float" office:value="0.027482">
                <text:p>0.027482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537">
                <text:p>0.000537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496">
                <text:p>0.000496</text:p>
              </table:table-cell>
              <table:table-cell office:value-type="float" office:value="0.00156">
                <text:p>0.00156</text:p>
              </table:table-cell>
              <table:table-cell office:value-type="float" office:value="0.001168">
                <text:p>0.001168</text:p>
              </table:table-cell>
              <table:table-cell office:value-type="float" office:value="NaN">
                <text:p>NaN</text:p>
              </table:table-cell>
              <table:table-cell office:value-type="float" office:value="0.001433">
                <text:p>0.001433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247">
                <text:p>0.001247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08">
                <text:p>0.001208</text:p>
              </table:table-cell>
              <table:table-cell office:value-type="float" office:value="0.001457">
                <text:p>0.001457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518">
                <text:p>0.031518</text:p>
              </table:table-cell>
              <table:table-cell office:value-type="float" office:value="0.033509">
                <text:p>0.033509</text:p>
              </table:table-cell>
              <table:table-cell office:value-type="float" office:value="0.027263">
                <text:p>0.027263</text:p>
              </table:table-cell>
              <table:table-cell office:value-type="float" office:value="0.029089">
                <text:p>0.029089</text:p>
              </table:table-cell>
              <table:table-cell office:value-type="float" office:value="0.027606">
                <text:p>0.027606</text:p>
              </table:table-cell>
              <table:table-cell office:value-type="float" office:value="0.002275">
                <text:p>0.002275</text:p>
              </table:table-cell>
              <table:table-cell office:value-type="float" office:value="0.002139">
                <text:p>0.002139</text:p>
              </table:table-cell>
              <table:table-cell office:value-type="float" office:value="0.003209">
                <text:p>0.003209</text:p>
              </table:table-cell>
              <table:table-cell office:value-type="float" office:value="0.002996">
                <text:p>0.002996</text:p>
              </table:table-cell>
              <table:table-cell office:value-type="float" office:value="NaN">
                <text:p>NaN</text:p>
              </table:table-cell>
              <table:table-cell office:value-type="float" office:value="0.085532">
                <text:p>0.085532</text:p>
              </table:table-cell>
              <table:table-cell office:value-type="float" office:value="0.088481">
                <text:p>0.088481</text:p>
              </table:table-cell>
              <table:table-cell office:value-type="float" office:value="0.089558">
                <text:p>0.089558</text:p>
              </table:table-cell>
              <table:table-cell office:value-type="float" office:value="0.088473">
                <text:p>0.088473</text:p>
              </table:table-cell>
              <table:table-cell office:value-type="float" office:value="0.085447">
                <text:p>0.085447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5">
                <text:p>0.0285</text:p>
              </table:table-cell>
              <table:table-cell office:value-type="float" office:value="0.027546">
                <text:p>0.027546</text:p>
              </table:table-cell>
              <table:table-cell office:value-type="float" office:value="0.026903">
                <text:p>0.026903</text:p>
              </table:table-cell>
              <table:table-cell office:value-type="float" office:value="0.030596">
                <text:p>0.030596</text:p>
              </table:table-cell>
              <table:table-cell office:value-type="float" office:value="0.031642">
                <text:p>0.031642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502">
                <text:p>0.000502</text:p>
              </table:table-cell>
              <table:table-cell office:value-type="float" office:value="0.000422">
                <text:p>0.000422</text:p>
              </table:table-cell>
              <table:table-cell office:value-type="float" office:value="0.089417">
                <text:p>0.089417</text:p>
              </table:table-cell>
              <table:table-cell office:value-type="float" office:value="0.085961">
                <text:p>0.085961</text:p>
              </table:table-cell>
              <table:table-cell office:value-type="float" office:value="0.088348">
                <text:p>0.088348</text:p>
              </table:table-cell>
              <table:table-cell office:value-type="float" office:value="0.088423">
                <text:p>0.088423</text:p>
              </table:table-cell>
              <table:table-cell office:value-type="float" office:value="0.089995">
                <text:p>0.089995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71">
                <text:p>0.0007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266">
                <text:p>0.029266</text:p>
              </table:table-cell>
              <table:table-cell office:value-type="float" office:value="0.030468">
                <text:p>0.030468</text:p>
              </table:table-cell>
              <table:table-cell office:value-type="float" office:value="0.028481">
                <text:p>0.028481</text:p>
              </table:table-cell>
              <table:table-cell office:value-type="float" office:value="0.03038">
                <text:p>0.03038</text:p>
              </table:table-cell>
              <table:table-cell office:value-type="float" office:value="0.028343">
                <text:p>0.028343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1306">
                <text:p>0.001306</text:p>
              </table:table-cell>
              <table:table-cell office:value-type="float" office:value="0.001164">
                <text:p>0.00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04">
                <text:p>0.001104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56">
                <text:p>0.00056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867">
                <text:p>0.038867</text:p>
              </table:table-cell>
              <table:table-cell office:value-type="float" office:value="0.032524">
                <text:p>0.032524</text:p>
              </table:table-cell>
              <table:table-cell office:value-type="float" office:value="0.030516">
                <text:p>0.030516</text:p>
              </table:table-cell>
              <table:table-cell office:value-type="float" office:value="0.029722">
                <text:p>0.029722</text:p>
              </table:table-cell>
              <table:table-cell office:value-type="float" office:value="0.028641">
                <text:p>0.02864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7">
                <text:p>0.000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138">
                <text:p>0.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2">
                <text:p>0.001202</text:p>
              </table:table-cell>
              <table:table-cell office:value-type="float" office:value="0.001386">
                <text:p>0.001386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389">
                <text:p>0.028389</text:p>
              </table:table-cell>
              <table:table-cell office:value-type="float" office:value="0.028413">
                <text:p>0.028413</text:p>
              </table:table-cell>
              <table:table-cell office:value-type="float" office:value="0.036512">
                <text:p>0.036512</text:p>
              </table:table-cell>
              <table:table-cell office:value-type="float" office:value="0.027147">
                <text:p>0.027147</text:p>
              </table:table-cell>
              <table:table-cell office:value-type="float" office:value="0.02816">
                <text:p>0.02816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55">
                <text:p>0.00055</text:p>
              </table:table-cell>
              <table:table-cell office:value-type="float" office:value="0.00068">
                <text:p>0.00068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59">
                <text:p>0.000659</text:p>
              </table:table-cell>
              <table:table-cell office:value-type="float" office:value="0.090475">
                <text:p>0.090475</text:p>
              </table:table-cell>
              <table:table-cell office:value-type="float" office:value="0.085857">
                <text:p>0.085857</text:p>
              </table:table-cell>
              <table:table-cell office:value-type="float" office:value="0.090191">
                <text:p>0.090191</text:p>
              </table:table-cell>
              <table:table-cell office:value-type="float" office:value="0.089493">
                <text:p>0.089493</text:p>
              </table:table-cell>
              <table:table-cell office:value-type="float" office:value="0.085909">
                <text:p>0.085909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2">
                <text:p>0.00062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564">
                <text:p>0.0005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